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.97418" calcext:value-type="float">
            <text:p>4.97418</text:p>
          </table:table-cell>
        </table:table-row>
        <table:table-row table:style-name="ro1">
          <table:table-cell table:number-columns-repeated="2"/>
          <table:table-cell table:formula="of:=[.C3]+0.001" office:value-type="float" office:value="-0.999" calcext:value-type="float">
            <text:p>-0.999</text:p>
          </table:table-cell>
          <table:table-cell office:value-type="float" office:value="4.96545" calcext:value-type="float">
            <text:p>4.96545</text:p>
          </table:table-cell>
        </table:table-row>
        <table:table-row table:style-name="ro1">
          <table:table-cell table:number-columns-repeated="2"/>
          <table:table-cell table:formula="of:=[.C4]+0.001" office:value-type="float" office:value="-0.998" calcext:value-type="float">
            <text:p>-0.998</text:p>
          </table:table-cell>
          <table:table-cell office:value-type="float" office:value="4.94806" calcext:value-type="float">
            <text:p>4.94806</text:p>
          </table:table-cell>
        </table:table-row>
        <table:table-row table:style-name="ro1">
          <table:table-cell table:number-columns-repeated="2"/>
          <table:table-cell table:formula="of:=[.C5]+0.001" office:value-type="float" office:value="-0.997" calcext:value-type="float">
            <text:p>-0.997</text:p>
          </table:table-cell>
          <table:table-cell office:value-type="float" office:value="4.93076" calcext:value-type="float">
            <text:p>4.93076</text:p>
          </table:table-cell>
        </table:table-row>
        <table:table-row table:style-name="ro1">
          <table:table-cell table:number-columns-repeated="2"/>
          <table:table-cell table:formula="of:=[.C6]+0.001" office:value-type="float" office:value="-0.996" calcext:value-type="float">
            <text:p>-0.996</text:p>
          </table:table-cell>
          <table:table-cell office:value-type="float" office:value="4.91355" calcext:value-type="float">
            <text:p>4.91355</text:p>
          </table:table-cell>
        </table:table-row>
        <table:table-row table:style-name="ro1">
          <table:table-cell table:number-columns-repeated="2"/>
          <table:table-cell table:formula="of:=[.C7]+0.001" office:value-type="float" office:value="-0.995" calcext:value-type="float">
            <text:p>-0.995</text:p>
          </table:table-cell>
          <table:table-cell office:value-type="float" office:value="4.89642" calcext:value-type="float">
            <text:p>4.89642</text:p>
          </table:table-cell>
        </table:table-row>
        <table:table-row table:style-name="ro1">
          <table:table-cell table:number-columns-repeated="2"/>
          <table:table-cell table:formula="of:=[.C8]+0.001" office:value-type="float" office:value="-0.994" calcext:value-type="float">
            <text:p>-0.994</text:p>
          </table:table-cell>
          <table:table-cell office:value-type="float" office:value="4.87938" calcext:value-type="float">
            <text:p>4.87938</text:p>
          </table:table-cell>
        </table:table-row>
        <table:table-row table:style-name="ro1">
          <table:table-cell table:number-columns-repeated="2"/>
          <table:table-cell table:formula="of:=[.C9]+0.001" office:value-type="float" office:value="-0.993" calcext:value-type="float">
            <text:p>-0.993</text:p>
          </table:table-cell>
          <table:table-cell office:value-type="float" office:value="4.86242" calcext:value-type="float">
            <text:p>4.86242</text:p>
          </table:table-cell>
        </table:table-row>
        <table:table-row table:style-name="ro1">
          <table:table-cell table:number-columns-repeated="2"/>
          <table:table-cell table:formula="of:=[.C10]+0.001" office:value-type="float" office:value="-0.992" calcext:value-type="float">
            <text:p>-0.992</text:p>
          </table:table-cell>
          <table:table-cell office:value-type="float" office:value="4.84555" calcext:value-type="float">
            <text:p>4.84555</text:p>
          </table:table-cell>
        </table:table-row>
        <table:table-row table:style-name="ro1">
          <table:table-cell table:number-columns-repeated="2"/>
          <table:table-cell table:formula="of:=[.C11]+0.001" office:value-type="float" office:value="-0.991" calcext:value-type="float">
            <text:p>-0.991</text:p>
          </table:table-cell>
          <table:table-cell office:value-type="float" office:value="4.82876" calcext:value-type="float">
            <text:p>4.82876</text:p>
          </table:table-cell>
        </table:table-row>
        <table:table-row table:style-name="ro1">
          <table:table-cell table:number-columns-repeated="2"/>
          <table:table-cell table:formula="of:=[.C12]+0.001" office:value-type="float" office:value="-0.99" calcext:value-type="float">
            <text:p>-0.99</text:p>
          </table:table-cell>
          <table:table-cell office:value-type="float" office:value="4.81205" calcext:value-type="float">
            <text:p>4.81205</text:p>
          </table:table-cell>
        </table:table-row>
        <table:table-row table:style-name="ro1">
          <table:table-cell table:number-columns-repeated="2"/>
          <table:table-cell table:formula="of:=[.C13]+0.001" office:value-type="float" office:value="-0.989" calcext:value-type="float">
            <text:p>-0.989</text:p>
          </table:table-cell>
          <table:table-cell office:value-type="float" office:value="4.79543" calcext:value-type="float">
            <text:p>4.79543</text:p>
          </table:table-cell>
        </table:table-row>
        <table:table-row table:style-name="ro1">
          <table:table-cell table:number-columns-repeated="2"/>
          <table:table-cell table:formula="of:=[.C14]+0.001" office:value-type="float" office:value="-0.988" calcext:value-type="float">
            <text:p>-0.988</text:p>
          </table:table-cell>
          <table:table-cell office:value-type="float" office:value="4.77889" calcext:value-type="float">
            <text:p>4.77889</text:p>
          </table:table-cell>
        </table:table-row>
        <table:table-row table:style-name="ro1">
          <table:table-cell table:number-columns-repeated="2"/>
          <table:table-cell table:formula="of:=[.C15]+0.001" office:value-type="float" office:value="-0.987" calcext:value-type="float">
            <text:p>-0.987</text:p>
          </table:table-cell>
          <table:table-cell office:value-type="float" office:value="4.76243" calcext:value-type="float">
            <text:p>4.76243</text:p>
          </table:table-cell>
        </table:table-row>
        <table:table-row table:style-name="ro1">
          <table:table-cell table:number-columns-repeated="2"/>
          <table:table-cell table:formula="of:=[.C16]+0.001" office:value-type="float" office:value="-0.986" calcext:value-type="float">
            <text:p>-0.986</text:p>
          </table:table-cell>
          <table:table-cell office:value-type="float" office:value="4.74605" calcext:value-type="float">
            <text:p>4.74605</text:p>
          </table:table-cell>
        </table:table-row>
        <table:table-row table:style-name="ro1">
          <table:table-cell table:number-columns-repeated="2"/>
          <table:table-cell table:formula="of:=[.C17]+0.001" office:value-type="float" office:value="-0.985" calcext:value-type="float">
            <text:p>-0.985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 table:number-columns-repeated="2"/>
          <table:table-cell table:formula="of:=[.C18]+0.001" office:value-type="float" office:value="-0.984" calcext:value-type="float">
            <text:p>-0.984</text:p>
          </table:table-cell>
          <table:table-cell office:value-type="float" office:value="4.71354" calcext:value-type="float">
            <text:p>4.71354</text:p>
          </table:table-cell>
        </table:table-row>
        <table:table-row table:style-name="ro1">
          <table:table-cell table:number-columns-repeated="2"/>
          <table:table-cell table:formula="of:=[.C19]+0.001" office:value-type="float" office:value="-0.983" calcext:value-type="float">
            <text:p>-0.983</text:p>
          </table:table-cell>
          <table:table-cell office:value-type="float" office:value="4.6974" calcext:value-type="float">
            <text:p>4.6974</text:p>
          </table:table-cell>
        </table:table-row>
        <table:table-row table:style-name="ro1">
          <table:table-cell table:number-columns-repeated="2"/>
          <table:table-cell table:formula="of:=[.C20]+0.001" office:value-type="float" office:value="-0.982" calcext:value-type="float">
            <text:p>-0.982</text:p>
          </table:table-cell>
          <table:table-cell office:value-type="float" office:value="4.68134" calcext:value-type="float">
            <text:p>4.68134</text:p>
          </table:table-cell>
        </table:table-row>
        <table:table-row table:style-name="ro1">
          <table:table-cell table:number-columns-repeated="2"/>
          <table:table-cell table:formula="of:=[.C21]+0.001" office:value-type="float" office:value="-0.981" calcext:value-type="float">
            <text:p>-0.981</text:p>
          </table:table-cell>
          <table:table-cell office:value-type="float" office:value="4.66536" calcext:value-type="float">
            <text:p>4.66536</text:p>
          </table:table-cell>
        </table:table-row>
        <table:table-row table:style-name="ro1">
          <table:table-cell table:number-columns-repeated="2"/>
          <table:table-cell table:formula="of:=[.C22]+0.001" office:value-type="float" office:value="-0.98" calcext:value-type="float">
            <text:p>-0.98</text:p>
          </table:table-cell>
          <table:table-cell office:value-type="float" office:value="4.64946" calcext:value-type="float">
            <text:p>4.64946</text:p>
          </table:table-cell>
        </table:table-row>
        <table:table-row table:style-name="ro1">
          <table:table-cell table:number-columns-repeated="2"/>
          <table:table-cell table:formula="of:=[.C23]+0.001" office:value-type="float" office:value="-0.979" calcext:value-type="float">
            <text:p>-0.979</text:p>
          </table:table-cell>
          <table:table-cell office:value-type="float" office:value="4.63363" calcext:value-type="float">
            <text:p>4.63363</text:p>
          </table:table-cell>
        </table:table-row>
        <table:table-row table:style-name="ro1">
          <table:table-cell table:number-columns-repeated="2"/>
          <table:table-cell table:formula="of:=[.C24]+0.001" office:value-type="float" office:value="-0.978" calcext:value-type="float">
            <text:p>-0.978</text:p>
          </table:table-cell>
          <table:table-cell office:value-type="float" office:value="4.61788" calcext:value-type="float">
            <text:p>4.61788</text:p>
          </table:table-cell>
        </table:table-row>
        <table:table-row table:style-name="ro1">
          <table:table-cell table:number-columns-repeated="2"/>
          <table:table-cell table:formula="of:=[.C25]+0.001" office:value-type="float" office:value="-0.977" calcext:value-type="float">
            <text:p>-0.977</text:p>
          </table:table-cell>
          <table:table-cell office:value-type="float" office:value="4.60221" calcext:value-type="float">
            <text:p>4.60221</text:p>
          </table:table-cell>
        </table:table-row>
        <table:table-row table:style-name="ro1">
          <table:table-cell table:number-columns-repeated="2"/>
          <table:table-cell table:formula="of:=[.C26]+0.001" office:value-type="float" office:value="-0.976" calcext:value-type="float">
            <text:p>-0.976</text:p>
          </table:table-cell>
          <table:table-cell office:value-type="float" office:value="4.58661" calcext:value-type="float">
            <text:p>4.58661</text:p>
          </table:table-cell>
        </table:table-row>
        <table:table-row table:style-name="ro1">
          <table:table-cell table:number-columns-repeated="2"/>
          <table:table-cell table:formula="of:=[.C27]+0.001" office:value-type="float" office:value="-0.975" calcext:value-type="float">
            <text:p>-0.975</text:p>
          </table:table-cell>
          <table:table-cell office:value-type="float" office:value="4.57109" calcext:value-type="float">
            <text:p>4.57109</text:p>
          </table:table-cell>
        </table:table-row>
        <table:table-row table:style-name="ro1">
          <table:table-cell table:number-columns-repeated="2"/>
          <table:table-cell table:formula="of:=[.C28]+0.001" office:value-type="float" office:value="-0.974" calcext:value-type="float">
            <text:p>-0.974</text:p>
          </table:table-cell>
          <table:table-cell office:value-type="float" office:value="4.55564" calcext:value-type="float">
            <text:p>4.55564</text:p>
          </table:table-cell>
        </table:table-row>
        <table:table-row table:style-name="ro1">
          <table:table-cell table:number-columns-repeated="2"/>
          <table:table-cell table:formula="of:=[.C29]+0.001" office:value-type="float" office:value="-0.973" calcext:value-type="float">
            <text:p>-0.973</text:p>
          </table:table-cell>
          <table:table-cell office:value-type="float" office:value="4.54027" calcext:value-type="float">
            <text:p>4.54027</text:p>
          </table:table-cell>
        </table:table-row>
        <table:table-row table:style-name="ro1">
          <table:table-cell table:number-columns-repeated="2"/>
          <table:table-cell table:formula="of:=[.C30]+0.001" office:value-type="float" office:value="-0.972" calcext:value-type="float">
            <text:p>-0.972</text:p>
          </table:table-cell>
          <table:table-cell office:value-type="float" office:value="4.52497" calcext:value-type="float">
            <text:p>4.52497</text:p>
          </table:table-cell>
        </table:table-row>
        <table:table-row table:style-name="ro1">
          <table:table-cell table:number-columns-repeated="2"/>
          <table:table-cell table:formula="of:=[.C31]+0.001" office:value-type="float" office:value="-0.971" calcext:value-type="float">
            <text:p>-0.971</text:p>
          </table:table-cell>
          <table:table-cell office:value-type="float" office:value="4.50974" calcext:value-type="float">
            <text:p>4.50974</text:p>
          </table:table-cell>
        </table:table-row>
        <table:table-row table:style-name="ro1">
          <table:table-cell table:number-columns-repeated="2"/>
          <table:table-cell table:formula="of:=[.C32]+0.001" office:value-type="float" office:value="-0.97" calcext:value-type="float">
            <text:p>-0.97</text:p>
          </table:table-cell>
          <table:table-cell office:value-type="float" office:value="4.49459" calcext:value-type="float">
            <text:p>4.49459</text:p>
          </table:table-cell>
        </table:table-row>
        <table:table-row table:style-name="ro1">
          <table:table-cell table:number-columns-repeated="2"/>
          <table:table-cell table:formula="of:=[.C33]+0.001" office:value-type="float" office:value="-0.969" calcext:value-type="float">
            <text:p>-0.969</text:p>
          </table:table-cell>
          <table:table-cell office:value-type="float" office:value="4.47951" calcext:value-type="float">
            <text:p>4.47951</text:p>
          </table:table-cell>
        </table:table-row>
        <table:table-row table:style-name="ro1">
          <table:table-cell table:number-columns-repeated="2"/>
          <table:table-cell table:formula="of:=[.C34]+0.001" office:value-type="float" office:value="-0.968" calcext:value-type="float">
            <text:p>-0.968</text:p>
          </table:table-cell>
          <table:table-cell office:value-type="float" office:value="4.4645" calcext:value-type="float">
            <text:p>4.4645</text:p>
          </table:table-cell>
        </table:table-row>
        <table:table-row table:style-name="ro1">
          <table:table-cell table:number-columns-repeated="2"/>
          <table:table-cell table:formula="of:=[.C35]+0.001" office:value-type="float" office:value="-0.967" calcext:value-type="float">
            <text:p>-0.967</text:p>
          </table:table-cell>
          <table:table-cell office:value-type="float" office:value="4.44956" calcext:value-type="float">
            <text:p>4.44956</text:p>
          </table:table-cell>
        </table:table-row>
        <table:table-row table:style-name="ro1">
          <table:table-cell table:number-columns-repeated="2"/>
          <table:table-cell table:formula="of:=[.C36]+0.001" office:value-type="float" office:value="-0.966" calcext:value-type="float">
            <text:p>-0.966</text:p>
          </table:table-cell>
          <table:table-cell office:value-type="float" office:value="4.4347" calcext:value-type="float">
            <text:p>4.4347</text:p>
          </table:table-cell>
        </table:table-row>
        <table:table-row table:style-name="ro1">
          <table:table-cell table:number-columns-repeated="2"/>
          <table:table-cell table:formula="of:=[.C37]+0.001" office:value-type="float" office:value="-0.965" calcext:value-type="float">
            <text:p>-0.965</text:p>
          </table:table-cell>
          <table:table-cell office:value-type="float" office:value="4.4199" calcext:value-type="float">
            <text:p>4.4199</text:p>
          </table:table-cell>
        </table:table-row>
        <table:table-row table:style-name="ro1">
          <table:table-cell table:number-columns-repeated="2"/>
          <table:table-cell table:formula="of:=[.C38]+0.001" office:value-type="float" office:value="-0.964" calcext:value-type="float">
            <text:p>-0.964</text:p>
          </table:table-cell>
          <table:table-cell office:value-type="float" office:value="4.40517" calcext:value-type="float">
            <text:p>4.40517</text:p>
          </table:table-cell>
        </table:table-row>
        <table:table-row table:style-name="ro1">
          <table:table-cell table:number-columns-repeated="2"/>
          <table:table-cell table:formula="of:=[.C39]+0.001" office:value-type="float" office:value="-0.963" calcext:value-type="float">
            <text:p>-0.963</text:p>
          </table:table-cell>
          <table:table-cell office:value-type="float" office:value="4.39051" calcext:value-type="float">
            <text:p>4.39051</text:p>
          </table:table-cell>
        </table:table-row>
        <table:table-row table:style-name="ro1">
          <table:table-cell table:number-columns-repeated="2"/>
          <table:table-cell table:formula="of:=[.C40]+0.001" office:value-type="float" office:value="-0.962" calcext:value-type="float">
            <text:p>-0.962</text:p>
          </table:table-cell>
          <table:table-cell office:value-type="float" office:value="4.37593" calcext:value-type="float">
            <text:p>4.37593</text:p>
          </table:table-cell>
        </table:table-row>
        <table:table-row table:style-name="ro1">
          <table:table-cell table:number-columns-repeated="2"/>
          <table:table-cell table:formula="of:=[.C41]+0.001" office:value-type="float" office:value="-0.961" calcext:value-type="float">
            <text:p>-0.961</text:p>
          </table:table-cell>
          <table:table-cell office:value-type="float" office:value="4.36141" calcext:value-type="float">
            <text:p>4.36141</text:p>
          </table:table-cell>
        </table:table-row>
        <table:table-row table:style-name="ro1">
          <table:table-cell table:number-columns-repeated="2"/>
          <table:table-cell table:formula="of:=[.C42]+0.001" office:value-type="float" office:value="-0.96" calcext:value-type="float">
            <text:p>-0.96</text:p>
          </table:table-cell>
          <table:table-cell office:value-type="float" office:value="4.34695" calcext:value-type="float">
            <text:p>4.34695</text:p>
          </table:table-cell>
        </table:table-row>
        <table:table-row table:style-name="ro1">
          <table:table-cell table:number-columns-repeated="2"/>
          <table:table-cell table:formula="of:=[.C43]+0.001" office:value-type="float" office:value="-0.959" calcext:value-type="float">
            <text:p>-0.959</text:p>
          </table:table-cell>
          <table:table-cell office:value-type="float" office:value="4.33257" calcext:value-type="float">
            <text:p>4.33257</text:p>
          </table:table-cell>
        </table:table-row>
        <table:table-row table:style-name="ro1">
          <table:table-cell table:number-columns-repeated="2"/>
          <table:table-cell table:formula="of:=[.C44]+0.001" office:value-type="float" office:value="-0.958" calcext:value-type="float">
            <text:p>-0.958</text:p>
          </table:table-cell>
          <table:table-cell office:value-type="float" office:value="4.31825" calcext:value-type="float">
            <text:p>4.31825</text:p>
          </table:table-cell>
        </table:table-row>
        <table:table-row table:style-name="ro1">
          <table:table-cell table:number-columns-repeated="2"/>
          <table:table-cell table:formula="of:=[.C45]+0.001" office:value-type="float" office:value="-0.957" calcext:value-type="float">
            <text:p>-0.957</text:p>
          </table:table-cell>
          <table:table-cell office:value-type="float" office:value="4.304" calcext:value-type="float">
            <text:p>4.304</text:p>
          </table:table-cell>
        </table:table-row>
        <table:table-row table:style-name="ro1">
          <table:table-cell table:number-columns-repeated="2"/>
          <table:table-cell table:formula="of:=[.C46]+0.001" office:value-type="float" office:value="-0.956" calcext:value-type="float">
            <text:p>-0.956</text:p>
          </table:table-cell>
          <table:table-cell office:value-type="float" office:value="4.28982" calcext:value-type="float">
            <text:p>4.28982</text:p>
          </table:table-cell>
        </table:table-row>
        <table:table-row table:style-name="ro1">
          <table:table-cell table:number-columns-repeated="2"/>
          <table:table-cell table:formula="of:=[.C47]+0.001" office:value-type="float" office:value="-0.955" calcext:value-type="float">
            <text:p>-0.955</text:p>
          </table:table-cell>
          <table:table-cell office:value-type="float" office:value="4.2757" calcext:value-type="float">
            <text:p>4.2757</text:p>
          </table:table-cell>
        </table:table-row>
        <table:table-row table:style-name="ro1">
          <table:table-cell table:number-columns-repeated="2"/>
          <table:table-cell table:formula="of:=[.C48]+0.001" office:value-type="float" office:value="-0.954" calcext:value-type="float">
            <text:p>-0.954</text:p>
          </table:table-cell>
          <table:table-cell office:value-type="float" office:value="4.26165" calcext:value-type="float">
            <text:p>4.26165</text:p>
          </table:table-cell>
        </table:table-row>
        <table:table-row table:style-name="ro1">
          <table:table-cell table:number-columns-repeated="2"/>
          <table:table-cell table:formula="of:=[.C49]+0.001" office:value-type="float" office:value="-0.953" calcext:value-type="float">
            <text:p>-0.953</text:p>
          </table:table-cell>
          <table:table-cell office:value-type="float" office:value="4.24766" calcext:value-type="float">
            <text:p>4.24766</text:p>
          </table:table-cell>
        </table:table-row>
        <table:table-row table:style-name="ro1">
          <table:table-cell table:number-columns-repeated="2"/>
          <table:table-cell table:formula="of:=[.C50]+0.001" office:value-type="float" office:value="-0.952" calcext:value-type="float">
            <text:p>-0.952</text:p>
          </table:table-cell>
          <table:table-cell office:value-type="float" office:value="4.23374" calcext:value-type="float">
            <text:p>4.23374</text:p>
          </table:table-cell>
        </table:table-row>
        <table:table-row table:style-name="ro1">
          <table:table-cell table:number-columns-repeated="2"/>
          <table:table-cell table:formula="of:=[.C51]+0.001" office:value-type="float" office:value="-0.951" calcext:value-type="float">
            <text:p>-0.951</text:p>
          </table:table-cell>
          <table:table-cell office:value-type="float" office:value="4.21988" calcext:value-type="float">
            <text:p>4.21988</text:p>
          </table:table-cell>
        </table:table-row>
        <table:table-row table:style-name="ro1">
          <table:table-cell table:number-columns-repeated="2"/>
          <table:table-cell table:formula="of:=[.C52]+0.001" office:value-type="float" office:value="-0.95" calcext:value-type="float">
            <text:p>-0.95</text:p>
          </table:table-cell>
          <table:table-cell office:value-type="float" office:value="4.20608" calcext:value-type="float">
            <text:p>4.20608</text:p>
          </table:table-cell>
        </table:table-row>
        <table:table-row table:style-name="ro1">
          <table:table-cell table:number-columns-repeated="2"/>
          <table:table-cell table:formula="of:=[.C53]+0.001" office:value-type="float" office:value="-0.949" calcext:value-type="float">
            <text:p>-0.949</text:p>
          </table:table-cell>
          <table:table-cell office:value-type="float" office:value="4.19235" calcext:value-type="float">
            <text:p>4.19235</text:p>
          </table:table-cell>
        </table:table-row>
        <table:table-row table:style-name="ro1">
          <table:table-cell table:number-columns-repeated="2"/>
          <table:table-cell table:formula="of:=[.C54]+0.001" office:value-type="float" office:value="-0.948" calcext:value-type="float">
            <text:p>-0.948</text:p>
          </table:table-cell>
          <table:table-cell office:value-type="float" office:value="4.17868" calcext:value-type="float">
            <text:p>4.17868</text:p>
          </table:table-cell>
        </table:table-row>
        <table:table-row table:style-name="ro1">
          <table:table-cell table:number-columns-repeated="2"/>
          <table:table-cell table:formula="of:=[.C55]+0.001" office:value-type="float" office:value="-0.947" calcext:value-type="float">
            <text:p>-0.947</text:p>
          </table:table-cell>
          <table:table-cell office:value-type="float" office:value="4.16508" calcext:value-type="float">
            <text:p>4.16508</text:p>
          </table:table-cell>
        </table:table-row>
        <table:table-row table:style-name="ro1">
          <table:table-cell table:number-columns-repeated="2"/>
          <table:table-cell table:formula="of:=[.C56]+0.001" office:value-type="float" office:value="-0.946" calcext:value-type="float">
            <text:p>-0.946</text:p>
          </table:table-cell>
          <table:table-cell office:value-type="float" office:value="4.15153" calcext:value-type="float">
            <text:p>4.15153</text:p>
          </table:table-cell>
        </table:table-row>
        <table:table-row table:style-name="ro1">
          <table:table-cell table:number-columns-repeated="2"/>
          <table:table-cell table:formula="of:=[.C57]+0.001" office:value-type="float" office:value="-0.945" calcext:value-type="float">
            <text:p>-0.945</text:p>
          </table:table-cell>
          <table:table-cell office:value-type="float" office:value="4.13805" calcext:value-type="float">
            <text:p>4.13805</text:p>
          </table:table-cell>
        </table:table-row>
        <table:table-row table:style-name="ro1">
          <table:table-cell table:number-columns-repeated="2"/>
          <table:table-cell table:formula="of:=[.C58]+0.001" office:value-type="float" office:value="-0.944" calcext:value-type="float">
            <text:p>-0.944</text:p>
          </table:table-cell>
          <table:table-cell office:value-type="float" office:value="4.12463" calcext:value-type="float">
            <text:p>4.12463</text:p>
          </table:table-cell>
        </table:table-row>
        <table:table-row table:style-name="ro1">
          <table:table-cell table:number-columns-repeated="2"/>
          <table:table-cell table:formula="of:=[.C59]+0.001" office:value-type="float" office:value="-0.943" calcext:value-type="float">
            <text:p>-0.943</text:p>
          </table:table-cell>
          <table:table-cell office:value-type="float" office:value="4.11127" calcext:value-type="float">
            <text:p>4.11127</text:p>
          </table:table-cell>
        </table:table-row>
        <table:table-row table:style-name="ro1">
          <table:table-cell table:number-columns-repeated="2"/>
          <table:table-cell table:formula="of:=[.C60]+0.001" office:value-type="float" office:value="-0.942" calcext:value-type="float">
            <text:p>-0.942</text:p>
          </table:table-cell>
          <table:table-cell office:value-type="float" office:value="4.09797" calcext:value-type="float">
            <text:p>4.09797</text:p>
          </table:table-cell>
        </table:table-row>
        <table:table-row table:style-name="ro1">
          <table:table-cell table:number-columns-repeated="2"/>
          <table:table-cell table:formula="of:=[.C61]+0.001" office:value-type="float" office:value="-0.941" calcext:value-type="float">
            <text:p>-0.941</text:p>
          </table:table-cell>
          <table:table-cell office:value-type="float" office:value="4.08473" calcext:value-type="float">
            <text:p>4.08473</text:p>
          </table:table-cell>
        </table:table-row>
        <table:table-row table:style-name="ro1">
          <table:table-cell table:number-columns-repeated="2"/>
          <table:table-cell table:formula="of:=[.C62]+0.001" office:value-type="float" office:value="-0.94" calcext:value-type="float">
            <text:p>-0.94</text:p>
          </table:table-cell>
          <table:table-cell office:value-type="float" office:value="4.07155" calcext:value-type="float">
            <text:p>4.07155</text:p>
          </table:table-cell>
        </table:table-row>
        <table:table-row table:style-name="ro1">
          <table:table-cell table:number-columns-repeated="2"/>
          <table:table-cell table:formula="of:=[.C63]+0.001" office:value-type="float" office:value="-0.939" calcext:value-type="float">
            <text:p>-0.939</text:p>
          </table:table-cell>
          <table:table-cell office:value-type="float" office:value="4.05843" calcext:value-type="float">
            <text:p>4.05843</text:p>
          </table:table-cell>
        </table:table-row>
        <table:table-row table:style-name="ro1">
          <table:table-cell table:number-columns-repeated="2"/>
          <table:table-cell table:formula="of:=[.C64]+0.001" office:value-type="float" office:value="-0.938" calcext:value-type="float">
            <text:p>-0.938</text:p>
          </table:table-cell>
          <table:table-cell office:value-type="float" office:value="4.04537" calcext:value-type="float">
            <text:p>4.04537</text:p>
          </table:table-cell>
        </table:table-row>
        <table:table-row table:style-name="ro1">
          <table:table-cell table:number-columns-repeated="2"/>
          <table:table-cell table:formula="of:=[.C65]+0.001" office:value-type="float" office:value="-0.937" calcext:value-type="float">
            <text:p>-0.937</text:p>
          </table:table-cell>
          <table:table-cell office:value-type="float" office:value="4.03237" calcext:value-type="float">
            <text:p>4.03237</text:p>
          </table:table-cell>
        </table:table-row>
        <table:table-row table:style-name="ro1">
          <table:table-cell table:number-columns-repeated="2"/>
          <table:table-cell table:formula="of:=[.C66]+0.001" office:value-type="float" office:value="-0.936" calcext:value-type="float">
            <text:p>-0.936</text:p>
          </table:table-cell>
          <table:table-cell office:value-type="float" office:value="4.01942" calcext:value-type="float">
            <text:p>4.01942</text:p>
          </table:table-cell>
        </table:table-row>
        <table:table-row table:style-name="ro1">
          <table:table-cell table:number-columns-repeated="2"/>
          <table:table-cell table:formula="of:=[.C67]+0.001" office:value-type="float" office:value="-0.935" calcext:value-type="float">
            <text:p>-0.935</text:p>
          </table:table-cell>
          <table:table-cell office:value-type="float" office:value="4.00654" calcext:value-type="float">
            <text:p>4.00654</text:p>
          </table:table-cell>
        </table:table-row>
        <table:table-row table:style-name="ro1">
          <table:table-cell table:number-columns-repeated="2"/>
          <table:table-cell table:formula="of:=[.C68]+0.001" office:value-type="float" office:value="-0.934" calcext:value-type="float">
            <text:p>-0.934</text:p>
          </table:table-cell>
          <table:table-cell office:value-type="float" office:value="3.99371" calcext:value-type="float">
            <text:p>3.99371</text:p>
          </table:table-cell>
        </table:table-row>
        <table:table-row table:style-name="ro1">
          <table:table-cell table:number-columns-repeated="2"/>
          <table:table-cell table:formula="of:=[.C69]+0.001" office:value-type="float" office:value="-0.933" calcext:value-type="float">
            <text:p>-0.933</text:p>
          </table:table-cell>
          <table:table-cell office:value-type="float" office:value="3.98094" calcext:value-type="float">
            <text:p>3.98094</text:p>
          </table:table-cell>
        </table:table-row>
        <table:table-row table:style-name="ro1">
          <table:table-cell table:number-columns-repeated="2"/>
          <table:table-cell table:formula="of:=[.C70]+0.001" office:value-type="float" office:value="-0.932" calcext:value-type="float">
            <text:p>-0.932</text:p>
          </table:table-cell>
          <table:table-cell office:value-type="float" office:value="3.96822" calcext:value-type="float">
            <text:p>3.96822</text:p>
          </table:table-cell>
        </table:table-row>
        <table:table-row table:style-name="ro1">
          <table:table-cell table:number-columns-repeated="2"/>
          <table:table-cell table:formula="of:=[.C71]+0.001" office:value-type="float" office:value="-0.931" calcext:value-type="float">
            <text:p>-0.931</text:p>
          </table:table-cell>
          <table:table-cell office:value-type="float" office:value="3.95556" calcext:value-type="float">
            <text:p>3.95556</text:p>
          </table:table-cell>
        </table:table-row>
        <table:table-row table:style-name="ro1">
          <table:table-cell table:number-columns-repeated="2"/>
          <table:table-cell table:formula="of:=[.C72]+0.001" office:value-type="float" office:value="-0.93" calcext:value-type="float">
            <text:p>-0.93</text:p>
          </table:table-cell>
          <table:table-cell office:value-type="float" office:value="3.94296" calcext:value-type="float">
            <text:p>3.94296</text:p>
          </table:table-cell>
        </table:table-row>
        <table:table-row table:style-name="ro1">
          <table:table-cell table:number-columns-repeated="2"/>
          <table:table-cell table:formula="of:=[.C73]+0.001" office:value-type="float" office:value="-0.929" calcext:value-type="float">
            <text:p>-0.929</text:p>
          </table:table-cell>
          <table:table-cell office:value-type="float" office:value="3.93041" calcext:value-type="float">
            <text:p>3.93041</text:p>
          </table:table-cell>
        </table:table-row>
        <table:table-row table:style-name="ro1">
          <table:table-cell table:number-columns-repeated="2"/>
          <table:table-cell table:formula="of:=[.C74]+0.001" office:value-type="float" office:value="-0.928" calcext:value-type="float">
            <text:p>-0.928</text:p>
          </table:table-cell>
          <table:table-cell office:value-type="float" office:value="3.91792" calcext:value-type="float">
            <text:p>3.91792</text:p>
          </table:table-cell>
        </table:table-row>
        <table:table-row table:style-name="ro1">
          <table:table-cell table:number-columns-repeated="2"/>
          <table:table-cell table:formula="of:=[.C75]+0.001" office:value-type="float" office:value="-0.927" calcext:value-type="float">
            <text:p>-0.927</text:p>
          </table:table-cell>
          <table:table-cell office:value-type="float" office:value="3.90549" calcext:value-type="float">
            <text:p>3.90549</text:p>
          </table:table-cell>
        </table:table-row>
        <table:table-row table:style-name="ro1">
          <table:table-cell table:number-columns-repeated="2"/>
          <table:table-cell table:formula="of:=[.C76]+0.001" office:value-type="float" office:value="-0.926" calcext:value-type="float">
            <text:p>-0.926</text:p>
          </table:table-cell>
          <table:table-cell office:value-type="float" office:value="3.89311" calcext:value-type="float">
            <text:p>3.89311</text:p>
          </table:table-cell>
        </table:table-row>
        <table:table-row table:style-name="ro1">
          <table:table-cell table:number-columns-repeated="2"/>
          <table:table-cell table:formula="of:=[.C77]+0.001" office:value-type="float" office:value="-0.925" calcext:value-type="float">
            <text:p>-0.925</text:p>
          </table:table-cell>
          <table:table-cell office:value-type="float" office:value="3.88078" calcext:value-type="float">
            <text:p>3.88078</text:p>
          </table:table-cell>
        </table:table-row>
        <table:table-row table:style-name="ro1">
          <table:table-cell table:number-columns-repeated="2"/>
          <table:table-cell table:formula="of:=[.C78]+0.001" office:value-type="float" office:value="-0.924" calcext:value-type="float">
            <text:p>-0.924</text:p>
          </table:table-cell>
          <table:table-cell office:value-type="float" office:value="3.86851" calcext:value-type="float">
            <text:p>3.86851</text:p>
          </table:table-cell>
        </table:table-row>
        <table:table-row table:style-name="ro1">
          <table:table-cell table:number-columns-repeated="2"/>
          <table:table-cell table:formula="of:=[.C79]+0.001" office:value-type="float" office:value="-0.923" calcext:value-type="float">
            <text:p>-0.923</text:p>
          </table:table-cell>
          <table:table-cell office:value-type="float" office:value="3.85629" calcext:value-type="float">
            <text:p>3.85629</text:p>
          </table:table-cell>
        </table:table-row>
        <table:table-row table:style-name="ro1">
          <table:table-cell table:number-columns-repeated="2"/>
          <table:table-cell table:formula="of:=[.C80]+0.001" office:value-type="float" office:value="-0.922" calcext:value-type="float">
            <text:p>-0.922</text:p>
          </table:table-cell>
          <table:table-cell office:value-type="float" office:value="3.84412" calcext:value-type="float">
            <text:p>3.84412</text:p>
          </table:table-cell>
        </table:table-row>
        <table:table-row table:style-name="ro1">
          <table:table-cell table:number-columns-repeated="2"/>
          <table:table-cell table:formula="of:=[.C81]+0.001" office:value-type="float" office:value="-0.921" calcext:value-type="float">
            <text:p>-0.921</text:p>
          </table:table-cell>
          <table:table-cell office:value-type="float" office:value="3.83201" calcext:value-type="float">
            <text:p>3.83201</text:p>
          </table:table-cell>
        </table:table-row>
        <table:table-row table:style-name="ro1">
          <table:table-cell table:number-columns-repeated="2"/>
          <table:table-cell table:formula="of:=[.C82]+0.001" office:value-type="float" office:value="-0.92" calcext:value-type="float">
            <text:p>-0.92</text:p>
          </table:table-cell>
          <table:table-cell office:value-type="float" office:value="3.81995" calcext:value-type="float">
            <text:p>3.81995</text:p>
          </table:table-cell>
        </table:table-row>
        <table:table-row table:style-name="ro1">
          <table:table-cell table:number-columns-repeated="2"/>
          <table:table-cell table:formula="of:=[.C83]+0.001" office:value-type="float" office:value="-0.919" calcext:value-type="float">
            <text:p>-0.919</text:p>
          </table:table-cell>
          <table:table-cell office:value-type="float" office:value="3.80795" calcext:value-type="float">
            <text:p>3.80795</text:p>
          </table:table-cell>
        </table:table-row>
        <table:table-row table:style-name="ro1">
          <table:table-cell table:number-columns-repeated="2"/>
          <table:table-cell table:formula="of:=[.C84]+0.001" office:value-type="float" office:value="-0.918" calcext:value-type="float">
            <text:p>-0.918</text:p>
          </table:table-cell>
          <table:table-cell office:value-type="float" office:value="3.79599" calcext:value-type="float">
            <text:p>3.79599</text:p>
          </table:table-cell>
        </table:table-row>
        <table:table-row table:style-name="ro1">
          <table:table-cell table:number-columns-repeated="2"/>
          <table:table-cell table:formula="of:=[.C85]+0.001" office:value-type="float" office:value="-0.917" calcext:value-type="float">
            <text:p>-0.917</text:p>
          </table:table-cell>
          <table:table-cell office:value-type="float" office:value="3.78409" calcext:value-type="float">
            <text:p>3.78409</text:p>
          </table:table-cell>
        </table:table-row>
        <table:table-row table:style-name="ro1">
          <table:table-cell table:number-columns-repeated="2"/>
          <table:table-cell table:formula="of:=[.C86]+0.001" office:value-type="float" office:value="-0.916" calcext:value-type="float">
            <text:p>-0.916</text:p>
          </table:table-cell>
          <table:table-cell office:value-type="float" office:value="3.77224" calcext:value-type="float">
            <text:p>3.77224</text:p>
          </table:table-cell>
        </table:table-row>
        <table:table-row table:style-name="ro1">
          <table:table-cell table:number-columns-repeated="2"/>
          <table:table-cell table:formula="of:=[.C87]+0.001" office:value-type="float" office:value="-0.915" calcext:value-type="float">
            <text:p>-0.915</text:p>
          </table:table-cell>
          <table:table-cell office:value-type="float" office:value="3.76043" calcext:value-type="float">
            <text:p>3.76043</text:p>
          </table:table-cell>
        </table:table-row>
        <table:table-row table:style-name="ro1">
          <table:table-cell table:number-columns-repeated="2"/>
          <table:table-cell table:formula="of:=[.C88]+0.001" office:value-type="float" office:value="-0.914" calcext:value-type="float">
            <text:p>-0.914</text:p>
          </table:table-cell>
          <table:table-cell office:value-type="float" office:value="3.74869" calcext:value-type="float">
            <text:p>3.74869</text:p>
          </table:table-cell>
        </table:table-row>
        <table:table-row table:style-name="ro1">
          <table:table-cell table:number-columns-repeated="2"/>
          <table:table-cell table:formula="of:=[.C89]+0.001" office:value-type="float" office:value="-0.913" calcext:value-type="float">
            <text:p>-0.913</text:p>
          </table:table-cell>
          <table:table-cell office:value-type="float" office:value="3.73699" calcext:value-type="float">
            <text:p>3.73699</text:p>
          </table:table-cell>
        </table:table-row>
        <table:table-row table:style-name="ro1">
          <table:table-cell table:number-columns-repeated="2"/>
          <table:table-cell table:formula="of:=[.C90]+0.001" office:value-type="float" office:value="-0.912" calcext:value-type="float">
            <text:p>-0.912</text:p>
          </table:table-cell>
          <table:table-cell office:value-type="float" office:value="3.72534" calcext:value-type="float">
            <text:p>3.72534</text:p>
          </table:table-cell>
        </table:table-row>
        <table:table-row table:style-name="ro1">
          <table:table-cell table:number-columns-repeated="2"/>
          <table:table-cell table:formula="of:=[.C91]+0.001" office:value-type="float" office:value="-0.911" calcext:value-type="float">
            <text:p>-0.911</text:p>
          </table:table-cell>
          <table:table-cell office:value-type="float" office:value="3.71374" calcext:value-type="float">
            <text:p>3.71374</text:p>
          </table:table-cell>
        </table:table-row>
        <table:table-row table:style-name="ro1">
          <table:table-cell table:number-columns-repeated="2"/>
          <table:table-cell table:formula="of:=[.C92]+0.001" office:value-type="float" office:value="-0.91" calcext:value-type="float">
            <text:p>-0.91</text:p>
          </table:table-cell>
          <table:table-cell office:value-type="float" office:value="3.70219" calcext:value-type="float">
            <text:p>3.70219</text:p>
          </table:table-cell>
        </table:table-row>
        <table:table-row table:style-name="ro1">
          <table:table-cell table:number-columns-repeated="2"/>
          <table:table-cell table:formula="of:=[.C93]+0.001" office:value-type="float" office:value="-0.909" calcext:value-type="float">
            <text:p>-0.909</text:p>
          </table:table-cell>
          <table:table-cell office:value-type="float" office:value="3.69069" calcext:value-type="float">
            <text:p>3.69069</text:p>
          </table:table-cell>
        </table:table-row>
        <table:table-row table:style-name="ro1">
          <table:table-cell table:number-columns-repeated="2"/>
          <table:table-cell table:formula="of:=[.C94]+0.001" office:value-type="float" office:value="-0.908" calcext:value-type="float">
            <text:p>-0.908</text:p>
          </table:table-cell>
          <table:table-cell office:value-type="float" office:value="3.67924" calcext:value-type="float">
            <text:p>3.67924</text:p>
          </table:table-cell>
        </table:table-row>
        <table:table-row table:style-name="ro1">
          <table:table-cell table:number-columns-repeated="2"/>
          <table:table-cell table:formula="of:=[.C95]+0.001" office:value-type="float" office:value="-0.907" calcext:value-type="float">
            <text:p>-0.907</text:p>
          </table:table-cell>
          <table:table-cell office:value-type="float" office:value="3.66783" calcext:value-type="float">
            <text:p>3.66783</text:p>
          </table:table-cell>
        </table:table-row>
        <table:table-row table:style-name="ro1">
          <table:table-cell table:number-columns-repeated="2"/>
          <table:table-cell table:formula="of:=[.C96]+0.001" office:value-type="float" office:value="-0.906" calcext:value-type="float">
            <text:p>-0.906</text:p>
          </table:table-cell>
          <table:table-cell office:value-type="float" office:value="3.65648" calcext:value-type="float">
            <text:p>3.65648</text:p>
          </table:table-cell>
        </table:table-row>
        <table:table-row table:style-name="ro1">
          <table:table-cell table:number-columns-repeated="2"/>
          <table:table-cell table:formula="of:=[.C97]+0.001" office:value-type="float" office:value="-0.905" calcext:value-type="float">
            <text:p>-0.905</text:p>
          </table:table-cell>
          <table:table-cell office:value-type="float" office:value="3.64517" calcext:value-type="float">
            <text:p>3.64517</text:p>
          </table:table-cell>
        </table:table-row>
        <table:table-row table:style-name="ro1">
          <table:table-cell table:number-columns-repeated="2"/>
          <table:table-cell table:formula="of:=[.C98]+0.001" office:value-type="float" office:value="-0.904" calcext:value-type="float">
            <text:p>-0.904</text:p>
          </table:table-cell>
          <table:table-cell office:value-type="float" office:value="3.63392" calcext:value-type="float">
            <text:p>3.63392</text:p>
          </table:table-cell>
        </table:table-row>
        <table:table-row table:style-name="ro1">
          <table:table-cell table:number-columns-repeated="2"/>
          <table:table-cell table:formula="of:=[.C99]+0.001" office:value-type="float" office:value="-0.903" calcext:value-type="float">
            <text:p>-0.903</text:p>
          </table:table-cell>
          <table:table-cell office:value-type="float" office:value="3.62271" calcext:value-type="float">
            <text:p>3.62271</text:p>
          </table:table-cell>
        </table:table-row>
        <table:table-row table:style-name="ro1">
          <table:table-cell table:number-columns-repeated="2"/>
          <table:table-cell table:formula="of:=[.C100]+0.001" office:value-type="float" office:value="-0.902" calcext:value-type="float">
            <text:p>-0.902</text:p>
          </table:table-cell>
          <table:table-cell office:value-type="float" office:value="3.61154" calcext:value-type="float">
            <text:p>3.61154</text:p>
          </table:table-cell>
        </table:table-row>
        <table:table-row table:style-name="ro1">
          <table:table-cell table:number-columns-repeated="2"/>
          <table:table-cell table:formula="of:=[.C101]+0.001" office:value-type="float" office:value="-0.901" calcext:value-type="float">
            <text:p>-0.901</text:p>
          </table:table-cell>
          <table:table-cell office:value-type="float" office:value="3.60043" calcext:value-type="float">
            <text:p>3.60043</text:p>
          </table:table-cell>
        </table:table-row>
        <table:table-row table:style-name="ro1">
          <table:table-cell table:number-columns-repeated="2"/>
          <table:table-cell table:formula="of:=[.C102]+0.001" office:value-type="float" office:value="-0.9" calcext:value-type="float">
            <text:p>-0.9</text:p>
          </table:table-cell>
          <table:table-cell office:value-type="float" office:value="3.58936" calcext:value-type="float">
            <text:p>3.58936</text:p>
          </table:table-cell>
        </table:table-row>
        <table:table-row table:style-name="ro1">
          <table:table-cell table:number-columns-repeated="2"/>
          <table:table-cell table:formula="of:=[.C103]+0.001" office:value-type="float" office:value="-0.899" calcext:value-type="float">
            <text:p>-0.899</text:p>
          </table:table-cell>
          <table:table-cell office:value-type="float" office:value="3.57833" calcext:value-type="float">
            <text:p>3.57833</text:p>
          </table:table-cell>
        </table:table-row>
        <table:table-row table:style-name="ro1">
          <table:table-cell table:number-columns-repeated="2"/>
          <table:table-cell table:formula="of:=[.C104]+0.001" office:value-type="float" office:value="-0.898" calcext:value-type="float">
            <text:p>-0.898</text:p>
          </table:table-cell>
          <table:table-cell office:value-type="float" office:value="3.56736" calcext:value-type="float">
            <text:p>3.56736</text:p>
          </table:table-cell>
        </table:table-row>
        <table:table-row table:style-name="ro1">
          <table:table-cell table:number-columns-repeated="2"/>
          <table:table-cell table:formula="of:=[.C105]+0.001" office:value-type="float" office:value="-0.897" calcext:value-type="float">
            <text:p>-0.897</text:p>
          </table:table-cell>
          <table:table-cell office:value-type="float" office:value="3.55643" calcext:value-type="float">
            <text:p>3.55643</text:p>
          </table:table-cell>
        </table:table-row>
        <table:table-row table:style-name="ro1">
          <table:table-cell table:number-columns-repeated="2"/>
          <table:table-cell table:formula="of:=[.C106]+0.001" office:value-type="float" office:value="-0.896" calcext:value-type="float">
            <text:p>-0.896</text:p>
          </table:table-cell>
          <table:table-cell office:value-type="float" office:value="3.54554" calcext:value-type="float">
            <text:p>3.54554</text:p>
          </table:table-cell>
        </table:table-row>
        <table:table-row table:style-name="ro1">
          <table:table-cell table:number-columns-repeated="2"/>
          <table:table-cell table:formula="of:=[.C107]+0.001" office:value-type="float" office:value="-0.895" calcext:value-type="float">
            <text:p>-0.895</text:p>
          </table:table-cell>
          <table:table-cell office:value-type="float" office:value="3.5347" calcext:value-type="float">
            <text:p>3.5347</text:p>
          </table:table-cell>
        </table:table-row>
        <table:table-row table:style-name="ro1">
          <table:table-cell table:number-columns-repeated="2"/>
          <table:table-cell table:formula="of:=[.C108]+0.001" office:value-type="float" office:value="-0.894" calcext:value-type="float">
            <text:p>-0.894</text:p>
          </table:table-cell>
          <table:table-cell office:value-type="float" office:value="3.5239" calcext:value-type="float">
            <text:p>3.5239</text:p>
          </table:table-cell>
        </table:table-row>
        <table:table-row table:style-name="ro1">
          <table:table-cell table:number-columns-repeated="2"/>
          <table:table-cell table:formula="of:=[.C109]+0.001" office:value-type="float" office:value="-0.893" calcext:value-type="float">
            <text:p>-0.893</text:p>
          </table:table-cell>
          <table:table-cell office:value-type="float" office:value="3.51315" calcext:value-type="float">
            <text:p>3.51315</text:p>
          </table:table-cell>
        </table:table-row>
        <table:table-row table:style-name="ro1">
          <table:table-cell table:number-columns-repeated="2"/>
          <table:table-cell table:formula="of:=[.C110]+0.001" office:value-type="float" office:value="-0.892" calcext:value-type="float">
            <text:p>-0.892</text:p>
          </table:table-cell>
          <table:table-cell office:value-type="float" office:value="3.50245" calcext:value-type="float">
            <text:p>3.50245</text:p>
          </table:table-cell>
        </table:table-row>
        <table:table-row table:style-name="ro1">
          <table:table-cell table:number-columns-repeated="2"/>
          <table:table-cell table:formula="of:=[.C111]+0.001" office:value-type="float" office:value="-0.891" calcext:value-type="float">
            <text:p>-0.891</text:p>
          </table:table-cell>
          <table:table-cell office:value-type="float" office:value="3.49179" calcext:value-type="float">
            <text:p>3.49179</text:p>
          </table:table-cell>
        </table:table-row>
        <table:table-row table:style-name="ro1">
          <table:table-cell table:number-columns-repeated="2"/>
          <table:table-cell table:formula="of:=[.C112]+0.001" office:value-type="float" office:value="-0.89" calcext:value-type="float">
            <text:p>-0.89</text:p>
          </table:table-cell>
          <table:table-cell office:value-type="float" office:value="3.48117" calcext:value-type="float">
            <text:p>3.48117</text:p>
          </table:table-cell>
        </table:table-row>
        <table:table-row table:style-name="ro1">
          <table:table-cell table:number-columns-repeated="2"/>
          <table:table-cell table:formula="of:=[.C113]+0.001" office:value-type="float" office:value="-0.889" calcext:value-type="float">
            <text:p>-0.889</text:p>
          </table:table-cell>
          <table:table-cell office:value-type="float" office:value="3.4706" calcext:value-type="float">
            <text:p>3.4706</text:p>
          </table:table-cell>
        </table:table-row>
        <table:table-row table:style-name="ro1">
          <table:table-cell table:number-columns-repeated="2"/>
          <table:table-cell table:formula="of:=[.C114]+0.001" office:value-type="float" office:value="-0.888" calcext:value-type="float">
            <text:p>-0.888</text:p>
          </table:table-cell>
          <table:table-cell office:value-type="float" office:value="3.46007" calcext:value-type="float">
            <text:p>3.46007</text:p>
          </table:table-cell>
        </table:table-row>
        <table:table-row table:style-name="ro1">
          <table:table-cell table:number-columns-repeated="2"/>
          <table:table-cell table:formula="of:=[.C115]+0.001" office:value-type="float" office:value="-0.887" calcext:value-type="float">
            <text:p>-0.887</text:p>
          </table:table-cell>
          <table:table-cell office:value-type="float" office:value="3.44958" calcext:value-type="float">
            <text:p>3.44958</text:p>
          </table:table-cell>
        </table:table-row>
        <table:table-row table:style-name="ro1">
          <table:table-cell table:number-columns-repeated="2"/>
          <table:table-cell table:formula="of:=[.C116]+0.001" office:value-type="float" office:value="-0.886" calcext:value-type="float">
            <text:p>-0.886</text:p>
          </table:table-cell>
          <table:table-cell office:value-type="float" office:value="3.43913" calcext:value-type="float">
            <text:p>3.43913</text:p>
          </table:table-cell>
        </table:table-row>
        <table:table-row table:style-name="ro1">
          <table:table-cell table:number-columns-repeated="2"/>
          <table:table-cell table:formula="of:=[.C117]+0.001" office:value-type="float" office:value="-0.885" calcext:value-type="float">
            <text:p>-0.885</text:p>
          </table:table-cell>
          <table:table-cell office:value-type="float" office:value="3.42873" calcext:value-type="float">
            <text:p>3.42873</text:p>
          </table:table-cell>
        </table:table-row>
        <table:table-row table:style-name="ro1">
          <table:table-cell table:number-columns-repeated="2"/>
          <table:table-cell table:formula="of:=[.C118]+0.001" office:value-type="float" office:value="-0.884" calcext:value-type="float">
            <text:p>-0.884</text:p>
          </table:table-cell>
          <table:table-cell office:value-type="float" office:value="3.41837" calcext:value-type="float">
            <text:p>3.41837</text:p>
          </table:table-cell>
        </table:table-row>
        <table:table-row table:style-name="ro1">
          <table:table-cell table:number-columns-repeated="2"/>
          <table:table-cell table:formula="of:=[.C119]+0.001" office:value-type="float" office:value="-0.883" calcext:value-type="float">
            <text:p>-0.883</text:p>
          </table:table-cell>
          <table:table-cell office:value-type="float" office:value="3.40806" calcext:value-type="float">
            <text:p>3.40806</text:p>
          </table:table-cell>
        </table:table-row>
        <table:table-row table:style-name="ro1">
          <table:table-cell table:number-columns-repeated="2"/>
          <table:table-cell table:formula="of:=[.C120]+0.001" office:value-type="float" office:value="-0.882" calcext:value-type="float">
            <text:p>-0.882</text:p>
          </table:table-cell>
          <table:table-cell office:value-type="float" office:value="3.39778" calcext:value-type="float">
            <text:p>3.39778</text:p>
          </table:table-cell>
        </table:table-row>
        <table:table-row table:style-name="ro1">
          <table:table-cell table:number-columns-repeated="2"/>
          <table:table-cell table:formula="of:=[.C121]+0.001" office:value-type="float" office:value="-0.881" calcext:value-type="float">
            <text:p>-0.881</text:p>
          </table:table-cell>
          <table:table-cell office:value-type="float" office:value="3.38755" calcext:value-type="float">
            <text:p>3.38755</text:p>
          </table:table-cell>
        </table:table-row>
        <table:table-row table:style-name="ro1">
          <table:table-cell table:number-columns-repeated="2"/>
          <table:table-cell table:formula="of:=[.C122]+0.001" office:value-type="float" office:value="-0.88" calcext:value-type="float">
            <text:p>-0.88</text:p>
          </table:table-cell>
          <table:table-cell office:value-type="float" office:value="3.37736" calcext:value-type="float">
            <text:p>3.37736</text:p>
          </table:table-cell>
        </table:table-row>
        <table:table-row table:style-name="ro1">
          <table:table-cell table:number-columns-repeated="2"/>
          <table:table-cell table:formula="of:=[.C123]+0.001" office:value-type="float" office:value="-0.879" calcext:value-type="float">
            <text:p>-0.879</text:p>
          </table:table-cell>
          <table:table-cell office:value-type="float" office:value="3.36721" calcext:value-type="float">
            <text:p>3.36721</text:p>
          </table:table-cell>
        </table:table-row>
        <table:table-row table:style-name="ro1">
          <table:table-cell table:number-columns-repeated="2"/>
          <table:table-cell table:formula="of:=[.C124]+0.001" office:value-type="float" office:value="-0.878" calcext:value-type="float">
            <text:p>-0.878</text:p>
          </table:table-cell>
          <table:table-cell office:value-type="float" office:value="3.3571" calcext:value-type="float">
            <text:p>3.3571</text:p>
          </table:table-cell>
        </table:table-row>
        <table:table-row table:style-name="ro1">
          <table:table-cell table:number-columns-repeated="2"/>
          <table:table-cell table:formula="of:=[.C125]+0.001" office:value-type="float" office:value="-0.877" calcext:value-type="float">
            <text:p>-0.877</text:p>
          </table:table-cell>
          <table:table-cell office:value-type="float" office:value="3.34703" calcext:value-type="float">
            <text:p>3.34703</text:p>
          </table:table-cell>
        </table:table-row>
        <table:table-row table:style-name="ro1">
          <table:table-cell table:number-columns-repeated="2"/>
          <table:table-cell table:formula="of:=[.C126]+0.001" office:value-type="float" office:value="-0.876" calcext:value-type="float">
            <text:p>-0.876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table:number-columns-repeated="2"/>
          <table:table-cell table:formula="of:=[.C127]+0.001" office:value-type="float" office:value="-0.875" calcext:value-type="float">
            <text:p>-0.875</text:p>
          </table:table-cell>
          <table:table-cell office:value-type="float" office:value="3.32701" calcext:value-type="float">
            <text:p>3.32701</text:p>
          </table:table-cell>
        </table:table-row>
        <table:table-row table:style-name="ro1">
          <table:table-cell table:number-columns-repeated="2"/>
          <table:table-cell table:formula="of:=[.C128]+0.001" office:value-type="float" office:value="-0.874" calcext:value-type="float">
            <text:p>-0.874</text:p>
          </table:table-cell>
          <table:table-cell office:value-type="float" office:value="3.31707" calcext:value-type="float">
            <text:p>3.31707</text:p>
          </table:table-cell>
        </table:table-row>
        <table:table-row table:style-name="ro1">
          <table:table-cell table:number-columns-repeated="2"/>
          <table:table-cell table:formula="of:=[.C129]+0.001" office:value-type="float" office:value="-0.873" calcext:value-type="float">
            <text:p>-0.873</text:p>
          </table:table-cell>
          <table:table-cell office:value-type="float" office:value="3.30716" calcext:value-type="float">
            <text:p>3.30716</text:p>
          </table:table-cell>
        </table:table-row>
        <table:table-row table:style-name="ro1">
          <table:table-cell table:number-columns-repeated="2"/>
          <table:table-cell table:formula="of:=[.C130]+0.001" office:value-type="float" office:value="-0.872" calcext:value-type="float">
            <text:p>-0.872</text:p>
          </table:table-cell>
          <table:table-cell office:value-type="float" office:value="3.29729" calcext:value-type="float">
            <text:p>3.29729</text:p>
          </table:table-cell>
        </table:table-row>
        <table:table-row table:style-name="ro1">
          <table:table-cell table:number-columns-repeated="2"/>
          <table:table-cell table:formula="of:=[.C131]+0.001" office:value-type="float" office:value="-0.871" calcext:value-type="float">
            <text:p>-0.871</text:p>
          </table:table-cell>
          <table:table-cell office:value-type="float" office:value="3.28746" calcext:value-type="float">
            <text:p>3.28746</text:p>
          </table:table-cell>
        </table:table-row>
        <table:table-row table:style-name="ro1">
          <table:table-cell table:number-columns-repeated="2"/>
          <table:table-cell table:formula="of:=[.C132]+0.001" office:value-type="float" office:value="-0.87" calcext:value-type="float">
            <text:p>-0.87</text:p>
          </table:table-cell>
          <table:table-cell office:value-type="float" office:value="3.27767" calcext:value-type="float">
            <text:p>3.27767</text:p>
          </table:table-cell>
        </table:table-row>
        <table:table-row table:style-name="ro1">
          <table:table-cell table:number-columns-repeated="2"/>
          <table:table-cell table:formula="of:=[.C133]+0.001" office:value-type="float" office:value="-0.869" calcext:value-type="float">
            <text:p>-0.869</text:p>
          </table:table-cell>
          <table:table-cell office:value-type="float" office:value="3.26792" calcext:value-type="float">
            <text:p>3.26792</text:p>
          </table:table-cell>
        </table:table-row>
        <table:table-row table:style-name="ro1">
          <table:table-cell table:number-columns-repeated="2"/>
          <table:table-cell table:formula="of:=[.C134]+0.001" office:value-type="float" office:value="-0.868" calcext:value-type="float">
            <text:p>-0.868</text:p>
          </table:table-cell>
          <table:table-cell office:value-type="float" office:value="3.25821" calcext:value-type="float">
            <text:p>3.25821</text:p>
          </table:table-cell>
        </table:table-row>
        <table:table-row table:style-name="ro1">
          <table:table-cell table:number-columns-repeated="2"/>
          <table:table-cell table:formula="of:=[.C135]+0.001" office:value-type="float" office:value="-0.867" calcext:value-type="float">
            <text:p>-0.867</text:p>
          </table:table-cell>
          <table:table-cell office:value-type="float" office:value="3.24853" calcext:value-type="float">
            <text:p>3.24853</text:p>
          </table:table-cell>
        </table:table-row>
        <table:table-row table:style-name="ro1">
          <table:table-cell table:number-columns-repeated="2"/>
          <table:table-cell table:formula="of:=[.C136]+0.001" office:value-type="float" office:value="-0.866" calcext:value-type="float">
            <text:p>-0.866</text:p>
          </table:table-cell>
          <table:table-cell office:value-type="float" office:value="3.2389" calcext:value-type="float">
            <text:p>3.2389</text:p>
          </table:table-cell>
        </table:table-row>
        <table:table-row table:style-name="ro1">
          <table:table-cell table:number-columns-repeated="2"/>
          <table:table-cell table:formula="of:=[.C137]+0.001" office:value-type="float" office:value="-0.865" calcext:value-type="float">
            <text:p>-0.865</text:p>
          </table:table-cell>
          <table:table-cell office:value-type="float" office:value="3.2293" calcext:value-type="float">
            <text:p>3.2293</text:p>
          </table:table-cell>
        </table:table-row>
        <table:table-row table:style-name="ro1">
          <table:table-cell table:number-columns-repeated="2"/>
          <table:table-cell table:formula="of:=[.C138]+0.001" office:value-type="float" office:value="-0.864" calcext:value-type="float">
            <text:p>-0.864</text:p>
          </table:table-cell>
          <table:table-cell office:value-type="float" office:value="3.21974" calcext:value-type="float">
            <text:p>3.21974</text:p>
          </table:table-cell>
        </table:table-row>
        <table:table-row table:style-name="ro1">
          <table:table-cell table:number-columns-repeated="2"/>
          <table:table-cell table:formula="of:=[.C139]+0.001" office:value-type="float" office:value="-0.863" calcext:value-type="float">
            <text:p>-0.863</text:p>
          </table:table-cell>
          <table:table-cell office:value-type="float" office:value="3.21022" calcext:value-type="float">
            <text:p>3.21022</text:p>
          </table:table-cell>
        </table:table-row>
        <table:table-row table:style-name="ro1">
          <table:table-cell table:number-columns-repeated="2"/>
          <table:table-cell table:formula="of:=[.C140]+0.001" office:value-type="float" office:value="-0.862" calcext:value-type="float">
            <text:p>-0.862</text:p>
          </table:table-cell>
          <table:table-cell office:value-type="float" office:value="3.20074" calcext:value-type="float">
            <text:p>3.20074</text:p>
          </table:table-cell>
        </table:table-row>
        <table:table-row table:style-name="ro1">
          <table:table-cell table:number-columns-repeated="2"/>
          <table:table-cell table:formula="of:=[.C141]+0.001" office:value-type="float" office:value="-0.861" calcext:value-type="float">
            <text:p>-0.861</text:p>
          </table:table-cell>
          <table:table-cell office:value-type="float" office:value="3.19129" calcext:value-type="float">
            <text:p>3.19129</text:p>
          </table:table-cell>
        </table:table-row>
        <table:table-row table:style-name="ro1">
          <table:table-cell table:number-columns-repeated="2"/>
          <table:table-cell table:formula="of:=[.C142]+0.001" office:value-type="float" office:value="-0.86" calcext:value-type="float">
            <text:p>-0.86</text:p>
          </table:table-cell>
          <table:table-cell office:value-type="float" office:value="3.18188" calcext:value-type="float">
            <text:p>3.18188</text:p>
          </table:table-cell>
        </table:table-row>
        <table:table-row table:style-name="ro1">
          <table:table-cell table:number-columns-repeated="2"/>
          <table:table-cell table:formula="of:=[.C143]+0.001" office:value-type="float" office:value="-0.859" calcext:value-type="float">
            <text:p>-0.859</text:p>
          </table:table-cell>
          <table:table-cell office:value-type="float" office:value="3.1725" calcext:value-type="float">
            <text:p>3.1725</text:p>
          </table:table-cell>
        </table:table-row>
        <table:table-row table:style-name="ro1">
          <table:table-cell table:number-columns-repeated="2"/>
          <table:table-cell table:formula="of:=[.C144]+0.001" office:value-type="float" office:value="-0.858" calcext:value-type="float">
            <text:p>-0.858</text:p>
          </table:table-cell>
          <table:table-cell office:value-type="float" office:value="3.16317" calcext:value-type="float">
            <text:p>3.16317</text:p>
          </table:table-cell>
        </table:table-row>
        <table:table-row table:style-name="ro1">
          <table:table-cell table:number-columns-repeated="2"/>
          <table:table-cell table:formula="of:=[.C145]+0.001" office:value-type="float" office:value="-0.857" calcext:value-type="float">
            <text:p>-0.857</text:p>
          </table:table-cell>
          <table:table-cell office:value-type="float" office:value="3.15387" calcext:value-type="float">
            <text:p>3.15387</text:p>
          </table:table-cell>
        </table:table-row>
        <table:table-row table:style-name="ro1">
          <table:table-cell table:number-columns-repeated="2"/>
          <table:table-cell table:formula="of:=[.C146]+0.001" office:value-type="float" office:value="-0.856" calcext:value-type="float">
            <text:p>-0.856</text:p>
          </table:table-cell>
          <table:table-cell office:value-type="float" office:value="3.1446" calcext:value-type="float">
            <text:p>3.1446</text:p>
          </table:table-cell>
        </table:table-row>
        <table:table-row table:style-name="ro1">
          <table:table-cell table:number-columns-repeated="2"/>
          <table:table-cell table:formula="of:=[.C147]+0.001" office:value-type="float" office:value="-0.855" calcext:value-type="float">
            <text:p>-0.855</text:p>
          </table:table-cell>
          <table:table-cell office:value-type="float" office:value="3.13537" calcext:value-type="float">
            <text:p>3.13537</text:p>
          </table:table-cell>
        </table:table-row>
        <table:table-row table:style-name="ro1">
          <table:table-cell table:number-columns-repeated="2"/>
          <table:table-cell table:formula="of:=[.C148]+0.001" office:value-type="float" office:value="-0.854" calcext:value-type="float">
            <text:p>-0.854</text:p>
          </table:table-cell>
          <table:table-cell office:value-type="float" office:value="3.12618" calcext:value-type="float">
            <text:p>3.12618</text:p>
          </table:table-cell>
        </table:table-row>
        <table:table-row table:style-name="ro1">
          <table:table-cell table:number-columns-repeated="2"/>
          <table:table-cell table:formula="of:=[.C149]+0.001" office:value-type="float" office:value="-0.853" calcext:value-type="float">
            <text:p>-0.853</text:p>
          </table:table-cell>
          <table:table-cell office:value-type="float" office:value="3.11702" calcext:value-type="float">
            <text:p>3.11702</text:p>
          </table:table-cell>
        </table:table-row>
        <table:table-row table:style-name="ro1">
          <table:table-cell table:number-columns-repeated="2"/>
          <table:table-cell table:formula="of:=[.C150]+0.001" office:value-type="float" office:value="-0.852" calcext:value-type="float">
            <text:p>-0.852</text:p>
          </table:table-cell>
          <table:table-cell office:value-type="float" office:value="3.1079" calcext:value-type="float">
            <text:p>3.1079</text:p>
          </table:table-cell>
        </table:table-row>
        <table:table-row table:style-name="ro1">
          <table:table-cell table:number-columns-repeated="2"/>
          <table:table-cell table:formula="of:=[.C151]+0.001" office:value-type="float" office:value="-0.851" calcext:value-type="float">
            <text:p>-0.851</text:p>
          </table:table-cell>
          <table:table-cell office:value-type="float" office:value="3.09882" calcext:value-type="float">
            <text:p>3.09882</text:p>
          </table:table-cell>
        </table:table-row>
        <table:table-row table:style-name="ro1">
          <table:table-cell table:number-columns-repeated="2"/>
          <table:table-cell table:formula="of:=[.C152]+0.001" office:value-type="float" office:value="-0.85" calcext:value-type="float">
            <text:p>-0.85</text:p>
          </table:table-cell>
          <table:table-cell office:value-type="float" office:value="3.08976" calcext:value-type="float">
            <text:p>3.08976</text:p>
          </table:table-cell>
        </table:table-row>
        <table:table-row table:style-name="ro1">
          <table:table-cell table:number-columns-repeated="2"/>
          <table:table-cell table:formula="of:=[.C153]+0.001" office:value-type="float" office:value="-0.849" calcext:value-type="float">
            <text:p>-0.849</text:p>
          </table:table-cell>
          <table:table-cell office:value-type="float" office:value="3.08075" calcext:value-type="float">
            <text:p>3.08075</text:p>
          </table:table-cell>
        </table:table-row>
        <table:table-row table:style-name="ro1">
          <table:table-cell table:number-columns-repeated="2"/>
          <table:table-cell table:formula="of:=[.C154]+0.001" office:value-type="float" office:value="-0.848" calcext:value-type="float">
            <text:p>-0.848</text:p>
          </table:table-cell>
          <table:table-cell office:value-type="float" office:value="3.07176" calcext:value-type="float">
            <text:p>3.07176</text:p>
          </table:table-cell>
        </table:table-row>
        <table:table-row table:style-name="ro1">
          <table:table-cell table:number-columns-repeated="2"/>
          <table:table-cell table:formula="of:=[.C155]+0.001" office:value-type="float" office:value="-0.847" calcext:value-type="float">
            <text:p>-0.847</text:p>
          </table:table-cell>
          <table:table-cell office:value-type="float" office:value="3.06282" calcext:value-type="float">
            <text:p>3.06282</text:p>
          </table:table-cell>
        </table:table-row>
        <table:table-row table:style-name="ro1">
          <table:table-cell table:number-columns-repeated="2"/>
          <table:table-cell table:formula="of:=[.C156]+0.001" office:value-type="float" office:value="-0.846" calcext:value-type="float">
            <text:p>-0.846</text:p>
          </table:table-cell>
          <table:table-cell office:value-type="float" office:value="3.0539" calcext:value-type="float">
            <text:p>3.0539</text:p>
          </table:table-cell>
        </table:table-row>
        <table:table-row table:style-name="ro1">
          <table:table-cell table:number-columns-repeated="2"/>
          <table:table-cell table:formula="of:=[.C157]+0.001" office:value-type="float" office:value="-0.845" calcext:value-type="float">
            <text:p>-0.845</text:p>
          </table:table-cell>
          <table:table-cell office:value-type="float" office:value="3.04502" calcext:value-type="float">
            <text:p>3.04502</text:p>
          </table:table-cell>
        </table:table-row>
        <table:table-row table:style-name="ro1">
          <table:table-cell table:number-columns-repeated="2"/>
          <table:table-cell table:formula="of:=[.C158]+0.001" office:value-type="float" office:value="-0.844" calcext:value-type="float">
            <text:p>-0.844</text:p>
          </table:table-cell>
          <table:table-cell office:value-type="float" office:value="3.03618" calcext:value-type="float">
            <text:p>3.03618</text:p>
          </table:table-cell>
        </table:table-row>
        <table:table-row table:style-name="ro1">
          <table:table-cell table:number-columns-repeated="2"/>
          <table:table-cell table:formula="of:=[.C159]+0.001" office:value-type="float" office:value="-0.843" calcext:value-type="float">
            <text:p>-0.843</text:p>
          </table:table-cell>
          <table:table-cell office:value-type="float" office:value="3.02736" calcext:value-type="float">
            <text:p>3.02736</text:p>
          </table:table-cell>
        </table:table-row>
        <table:table-row table:style-name="ro1">
          <table:table-cell table:number-columns-repeated="2"/>
          <table:table-cell table:formula="of:=[.C160]+0.001" office:value-type="float" office:value="-0.842" calcext:value-type="float">
            <text:p>-0.842</text:p>
          </table:table-cell>
          <table:table-cell office:value-type="float" office:value="3.01858" calcext:value-type="float">
            <text:p>3.01858</text:p>
          </table:table-cell>
        </table:table-row>
        <table:table-row table:style-name="ro1">
          <table:table-cell table:number-columns-repeated="2"/>
          <table:table-cell table:formula="of:=[.C161]+0.001" office:value-type="float" office:value="-0.841" calcext:value-type="float">
            <text:p>-0.841</text:p>
          </table:table-cell>
          <table:table-cell office:value-type="float" office:value="3.00984" calcext:value-type="float">
            <text:p>3.00984</text:p>
          </table:table-cell>
        </table:table-row>
        <table:table-row table:style-name="ro1">
          <table:table-cell table:number-columns-repeated="2"/>
          <table:table-cell table:formula="of:=[.C162]+0.001" office:value-type="float" office:value="-0.84" calcext:value-type="float">
            <text:p>-0.84</text:p>
          </table:table-cell>
          <table:table-cell office:value-type="float" office:value="3.00113" calcext:value-type="float">
            <text:p>3.00113</text:p>
          </table:table-cell>
        </table:table-row>
        <table:table-row table:style-name="ro1">
          <table:table-cell table:number-columns-repeated="2"/>
          <table:table-cell table:formula="of:=[.C163]+0.001" office:value-type="float" office:value="-0.839" calcext:value-type="float">
            <text:p>-0.839</text:p>
          </table:table-cell>
          <table:table-cell office:value-type="float" office:value="2.99245" calcext:value-type="float">
            <text:p>2.99245</text:p>
          </table:table-cell>
        </table:table-row>
        <table:table-row table:style-name="ro1">
          <table:table-cell table:number-columns-repeated="2"/>
          <table:table-cell table:formula="of:=[.C164]+0.001" office:value-type="float" office:value="-0.838" calcext:value-type="float">
            <text:p>-0.838</text:p>
          </table:table-cell>
          <table:table-cell office:value-type="float" office:value="2.9838" calcext:value-type="float">
            <text:p>2.9838</text:p>
          </table:table-cell>
        </table:table-row>
        <table:table-row table:style-name="ro1">
          <table:table-cell table:number-columns-repeated="2"/>
          <table:table-cell table:formula="of:=[.C165]+0.001" office:value-type="float" office:value="-0.837" calcext:value-type="float">
            <text:p>-0.837</text:p>
          </table:table-cell>
          <table:table-cell office:value-type="float" office:value="2.97518" calcext:value-type="float">
            <text:p>2.97518</text:p>
          </table:table-cell>
        </table:table-row>
        <table:table-row table:style-name="ro1">
          <table:table-cell table:number-columns-repeated="2"/>
          <table:table-cell table:formula="of:=[.C166]+0.001" office:value-type="float" office:value="-0.836" calcext:value-type="float">
            <text:p>-0.836</text:p>
          </table:table-cell>
          <table:table-cell office:value-type="float" office:value="2.9666" calcext:value-type="float">
            <text:p>2.9666</text:p>
          </table:table-cell>
        </table:table-row>
        <table:table-row table:style-name="ro1">
          <table:table-cell table:number-columns-repeated="2"/>
          <table:table-cell table:formula="of:=[.C167]+0.001" office:value-type="float" office:value="-0.835" calcext:value-type="float">
            <text:p>-0.835</text:p>
          </table:table-cell>
          <table:table-cell office:value-type="float" office:value="2.95805" calcext:value-type="float">
            <text:p>2.95805</text:p>
          </table:table-cell>
        </table:table-row>
        <table:table-row table:style-name="ro1">
          <table:table-cell table:number-columns-repeated="2"/>
          <table:table-cell table:formula="of:=[.C168]+0.001" office:value-type="float" office:value="-0.834" calcext:value-type="float">
            <text:p>-0.834</text:p>
          </table:table-cell>
          <table:table-cell office:value-type="float" office:value="2.94953" calcext:value-type="float">
            <text:p>2.94953</text:p>
          </table:table-cell>
        </table:table-row>
        <table:table-row table:style-name="ro1">
          <table:table-cell table:number-columns-repeated="2"/>
          <table:table-cell table:formula="of:=[.C169]+0.001" office:value-type="float" office:value="-0.833" calcext:value-type="float">
            <text:p>-0.833</text:p>
          </table:table-cell>
          <table:table-cell office:value-type="float" office:value="2.94105" calcext:value-type="float">
            <text:p>2.94105</text:p>
          </table:table-cell>
        </table:table-row>
        <table:table-row table:style-name="ro1">
          <table:table-cell table:number-columns-repeated="2"/>
          <table:table-cell table:formula="of:=[.C170]+0.001" office:value-type="float" office:value="-0.832" calcext:value-type="float">
            <text:p>-0.832</text:p>
          </table:table-cell>
          <table:table-cell office:value-type="float" office:value="2.93259" calcext:value-type="float">
            <text:p>2.93259</text:p>
          </table:table-cell>
        </table:table-row>
        <table:table-row table:style-name="ro1">
          <table:table-cell table:number-columns-repeated="2"/>
          <table:table-cell table:formula="of:=[.C171]+0.001" office:value-type="float" office:value="-0.831" calcext:value-type="float">
            <text:p>-0.831</text:p>
          </table:table-cell>
          <table:table-cell office:value-type="float" office:value="2.92417" calcext:value-type="float">
            <text:p>2.92417</text:p>
          </table:table-cell>
        </table:table-row>
        <table:table-row table:style-name="ro1">
          <table:table-cell table:number-columns-repeated="2"/>
          <table:table-cell table:formula="of:=[.C172]+0.001" office:value-type="float" office:value="-0.83" calcext:value-type="float">
            <text:p>-0.83</text:p>
          </table:table-cell>
          <table:table-cell office:value-type="float" office:value="2.91578" calcext:value-type="float">
            <text:p>2.91578</text:p>
          </table:table-cell>
        </table:table-row>
        <table:table-row table:style-name="ro1">
          <table:table-cell table:number-columns-repeated="2"/>
          <table:table-cell table:formula="of:=[.C173]+0.001" office:value-type="float" office:value="-0.829" calcext:value-type="float">
            <text:p>-0.829</text:p>
          </table:table-cell>
          <table:table-cell office:value-type="float" office:value="2.90742" calcext:value-type="float">
            <text:p>2.90742</text:p>
          </table:table-cell>
        </table:table-row>
        <table:table-row table:style-name="ro1">
          <table:table-cell table:number-columns-repeated="2"/>
          <table:table-cell table:formula="of:=[.C174]+0.001" office:value-type="float" office:value="-0.828" calcext:value-type="float">
            <text:p>-0.828</text:p>
          </table:table-cell>
          <table:table-cell office:value-type="float" office:value="2.89909" calcext:value-type="float">
            <text:p>2.89909</text:p>
          </table:table-cell>
        </table:table-row>
        <table:table-row table:style-name="ro1">
          <table:table-cell table:number-columns-repeated="2"/>
          <table:table-cell table:formula="of:=[.C175]+0.001" office:value-type="float" office:value="-0.827" calcext:value-type="float">
            <text:p>-0.827</text:p>
          </table:table-cell>
          <table:table-cell office:value-type="float" office:value="2.89079" calcext:value-type="float">
            <text:p>2.89079</text:p>
          </table:table-cell>
        </table:table-row>
        <table:table-row table:style-name="ro1">
          <table:table-cell table:number-columns-repeated="2"/>
          <table:table-cell table:formula="of:=[.C176]+0.001" office:value-type="float" office:value="-0.826" calcext:value-type="float">
            <text:p>-0.826</text:p>
          </table:table-cell>
          <table:table-cell office:value-type="float" office:value="2.88252" calcext:value-type="float">
            <text:p>2.88252</text:p>
          </table:table-cell>
        </table:table-row>
        <table:table-row table:style-name="ro1">
          <table:table-cell table:number-columns-repeated="2"/>
          <table:table-cell table:formula="of:=[.C177]+0.001" office:value-type="float" office:value="-0.825" calcext:value-type="float">
            <text:p>-0.825</text:p>
          </table:table-cell>
          <table:table-cell office:value-type="float" office:value="2.87428" calcext:value-type="float">
            <text:p>2.87428</text:p>
          </table:table-cell>
        </table:table-row>
        <table:table-row table:style-name="ro1">
          <table:table-cell table:number-columns-repeated="2"/>
          <table:table-cell table:formula="of:=[.C178]+0.001" office:value-type="float" office:value="-0.824" calcext:value-type="float">
            <text:p>-0.824</text:p>
          </table:table-cell>
          <table:table-cell office:value-type="float" office:value="2.86607" calcext:value-type="float">
            <text:p>2.86607</text:p>
          </table:table-cell>
        </table:table-row>
        <table:table-row table:style-name="ro1">
          <table:table-cell table:number-columns-repeated="2"/>
          <table:table-cell table:formula="of:=[.C179]+0.001" office:value-type="float" office:value="-0.823" calcext:value-type="float">
            <text:p>-0.823</text:p>
          </table:table-cell>
          <table:table-cell office:value-type="float" office:value="2.8579" calcext:value-type="float">
            <text:p>2.8579</text:p>
          </table:table-cell>
        </table:table-row>
        <table:table-row table:style-name="ro1">
          <table:table-cell table:number-columns-repeated="2"/>
          <table:table-cell table:formula="of:=[.C180]+0.001" office:value-type="float" office:value="-0.822" calcext:value-type="float">
            <text:p>-0.822</text:p>
          </table:table-cell>
          <table:table-cell office:value-type="float" office:value="2.84975" calcext:value-type="float">
            <text:p>2.84975</text:p>
          </table:table-cell>
        </table:table-row>
        <table:table-row table:style-name="ro1">
          <table:table-cell table:number-columns-repeated="2"/>
          <table:table-cell table:formula="of:=[.C181]+0.001" office:value-type="float" office:value="-0.821" calcext:value-type="float">
            <text:p>-0.821</text:p>
          </table:table-cell>
          <table:table-cell office:value-type="float" office:value="2.84163" calcext:value-type="float">
            <text:p>2.84163</text:p>
          </table:table-cell>
        </table:table-row>
        <table:table-row table:style-name="ro1">
          <table:table-cell table:number-columns-repeated="2"/>
          <table:table-cell table:formula="of:=[.C182]+0.001" office:value-type="float" office:value="-0.82" calcext:value-type="float">
            <text:p>-0.82</text:p>
          </table:table-cell>
          <table:table-cell office:value-type="float" office:value="2.83354" calcext:value-type="float">
            <text:p>2.83354</text:p>
          </table:table-cell>
        </table:table-row>
        <table:table-row table:style-name="ro1">
          <table:table-cell table:number-columns-repeated="2"/>
          <table:table-cell table:formula="of:=[.C183]+0.001" office:value-type="float" office:value="-0.819" calcext:value-type="float">
            <text:p>-0.819</text:p>
          </table:table-cell>
          <table:table-cell office:value-type="float" office:value="2.82548" calcext:value-type="float">
            <text:p>2.82548</text:p>
          </table:table-cell>
        </table:table-row>
        <table:table-row table:style-name="ro1">
          <table:table-cell table:number-columns-repeated="2"/>
          <table:table-cell table:formula="of:=[.C184]+0.001" office:value-type="float" office:value="-0.818" calcext:value-type="float">
            <text:p>-0.818</text:p>
          </table:table-cell>
          <table:table-cell office:value-type="float" office:value="2.81745" calcext:value-type="float">
            <text:p>2.81745</text:p>
          </table:table-cell>
        </table:table-row>
        <table:table-row table:style-name="ro1">
          <table:table-cell table:number-columns-repeated="2"/>
          <table:table-cell table:formula="of:=[.C185]+0.001" office:value-type="float" office:value="-0.817" calcext:value-type="float">
            <text:p>-0.817</text:p>
          </table:table-cell>
          <table:table-cell office:value-type="float" office:value="2.80945" calcext:value-type="float">
            <text:p>2.80945</text:p>
          </table:table-cell>
        </table:table-row>
        <table:table-row table:style-name="ro1">
          <table:table-cell table:number-columns-repeated="2"/>
          <table:table-cell table:formula="of:=[.C186]+0.001" office:value-type="float" office:value="-0.816" calcext:value-type="float">
            <text:p>-0.816</text:p>
          </table:table-cell>
          <table:table-cell office:value-type="float" office:value="2.80148" calcext:value-type="float">
            <text:p>2.80148</text:p>
          </table:table-cell>
        </table:table-row>
        <table:table-row table:style-name="ro1">
          <table:table-cell table:number-columns-repeated="2"/>
          <table:table-cell table:formula="of:=[.C187]+0.001" office:value-type="float" office:value="-0.815" calcext:value-type="float">
            <text:p>-0.815</text:p>
          </table:table-cell>
          <table:table-cell office:value-type="float" office:value="2.79354" calcext:value-type="float">
            <text:p>2.79354</text:p>
          </table:table-cell>
        </table:table-row>
        <table:table-row table:style-name="ro1">
          <table:table-cell table:number-columns-repeated="2"/>
          <table:table-cell table:formula="of:=[.C188]+0.001" office:value-type="float" office:value="-0.814" calcext:value-type="float">
            <text:p>-0.814</text:p>
          </table:table-cell>
          <table:table-cell office:value-type="float" office:value="2.78563" calcext:value-type="float">
            <text:p>2.78563</text:p>
          </table:table-cell>
        </table:table-row>
        <table:table-row table:style-name="ro1">
          <table:table-cell table:number-columns-repeated="2"/>
          <table:table-cell table:formula="of:=[.C189]+0.001" office:value-type="float" office:value="-0.813" calcext:value-type="float">
            <text:p>-0.813</text:p>
          </table:table-cell>
          <table:table-cell office:value-type="float" office:value="2.77774" calcext:value-type="float">
            <text:p>2.77774</text:p>
          </table:table-cell>
        </table:table-row>
        <table:table-row table:style-name="ro1">
          <table:table-cell table:number-columns-repeated="2"/>
          <table:table-cell table:formula="of:=[.C190]+0.001" office:value-type="float" office:value="-0.812" calcext:value-type="float">
            <text:p>-0.812</text:p>
          </table:table-cell>
          <table:table-cell office:value-type="float" office:value="2.76988" calcext:value-type="float">
            <text:p>2.76988</text:p>
          </table:table-cell>
        </table:table-row>
        <table:table-row table:style-name="ro1">
          <table:table-cell table:number-columns-repeated="2"/>
          <table:table-cell table:formula="of:=[.C191]+0.001" office:value-type="float" office:value="-0.811" calcext:value-type="float">
            <text:p>-0.811</text:p>
          </table:table-cell>
          <table:table-cell office:value-type="float" office:value="2.76205" calcext:value-type="float">
            <text:p>2.76205</text:p>
          </table:table-cell>
        </table:table-row>
        <table:table-row table:style-name="ro1">
          <table:table-cell table:number-columns-repeated="2"/>
          <table:table-cell table:formula="of:=[.C192]+0.001" office:value-type="float" office:value="-0.81" calcext:value-type="float">
            <text:p>-0.81</text:p>
          </table:table-cell>
          <table:table-cell office:value-type="float" office:value="2.75425" calcext:value-type="float">
            <text:p>2.75425</text:p>
          </table:table-cell>
        </table:table-row>
        <table:table-row table:style-name="ro1">
          <table:table-cell table:number-columns-repeated="2"/>
          <table:table-cell table:formula="of:=[.C193]+0.001" office:value-type="float" office:value="-0.809" calcext:value-type="float">
            <text:p>-0.809</text:p>
          </table:table-cell>
          <table:table-cell office:value-type="float" office:value="2.74648" calcext:value-type="float">
            <text:p>2.74648</text:p>
          </table:table-cell>
        </table:table-row>
        <table:table-row table:style-name="ro1">
          <table:table-cell table:number-columns-repeated="2"/>
          <table:table-cell table:formula="of:=[.C194]+0.001" office:value-type="float" office:value="-0.808" calcext:value-type="float">
            <text:p>-0.808</text:p>
          </table:table-cell>
          <table:table-cell office:value-type="float" office:value="2.73874" calcext:value-type="float">
            <text:p>2.73874</text:p>
          </table:table-cell>
        </table:table-row>
        <table:table-row table:style-name="ro1">
          <table:table-cell table:number-columns-repeated="2"/>
          <table:table-cell table:formula="of:=[.C195]+0.001" office:value-type="float" office:value="-0.807" calcext:value-type="float">
            <text:p>-0.807</text:p>
          </table:table-cell>
          <table:table-cell office:value-type="float" office:value="2.73102" calcext:value-type="float">
            <text:p>2.73102</text:p>
          </table:table-cell>
        </table:table-row>
        <table:table-row table:style-name="ro1">
          <table:table-cell table:number-columns-repeated="2"/>
          <table:table-cell table:formula="of:=[.C196]+0.001" office:value-type="float" office:value="-0.806" calcext:value-type="float">
            <text:p>-0.806</text:p>
          </table:table-cell>
          <table:table-cell office:value-type="float" office:value="2.72333" calcext:value-type="float">
            <text:p>2.72333</text:p>
          </table:table-cell>
        </table:table-row>
        <table:table-row table:style-name="ro1">
          <table:table-cell table:number-columns-repeated="2"/>
          <table:table-cell table:formula="of:=[.C197]+0.001" office:value-type="float" office:value="-0.805" calcext:value-type="float">
            <text:p>-0.805</text:p>
          </table:table-cell>
          <table:table-cell office:value-type="float" office:value="2.71567" calcext:value-type="float">
            <text:p>2.71567</text:p>
          </table:table-cell>
        </table:table-row>
        <table:table-row table:style-name="ro1">
          <table:table-cell table:number-columns-repeated="2"/>
          <table:table-cell table:formula="of:=[.C198]+0.001" office:value-type="float" office:value="-0.804" calcext:value-type="float">
            <text:p>-0.804</text:p>
          </table:table-cell>
          <table:table-cell office:value-type="float" office:value="2.70803" calcext:value-type="float">
            <text:p>2.70803</text:p>
          </table:table-cell>
        </table:table-row>
        <table:table-row table:style-name="ro1">
          <table:table-cell table:number-columns-repeated="2"/>
          <table:table-cell table:formula="of:=[.C199]+0.001" office:value-type="float" office:value="-0.803" calcext:value-type="float">
            <text:p>-0.803</text:p>
          </table:table-cell>
          <table:table-cell office:value-type="float" office:value="2.70043" calcext:value-type="float">
            <text:p>2.70043</text:p>
          </table:table-cell>
        </table:table-row>
        <table:table-row table:style-name="ro1">
          <table:table-cell table:number-columns-repeated="2"/>
          <table:table-cell table:formula="of:=[.C200]+0.001" office:value-type="float" office:value="-0.802" calcext:value-type="float">
            <text:p>-0.802</text:p>
          </table:table-cell>
          <table:table-cell office:value-type="float" office:value="2.69284" calcext:value-type="float">
            <text:p>2.69284</text:p>
          </table:table-cell>
        </table:table-row>
        <table:table-row table:style-name="ro1">
          <table:table-cell table:number-columns-repeated="2"/>
          <table:table-cell table:formula="of:=[.C201]+0.001" office:value-type="float" office:value="-0.801" calcext:value-type="float">
            <text:p>-0.801</text:p>
          </table:table-cell>
          <table:table-cell office:value-type="float" office:value="2.68529" calcext:value-type="float">
            <text:p>2.68529</text:p>
          </table:table-cell>
        </table:table-row>
        <table:table-row table:style-name="ro1">
          <table:table-cell table:number-columns-repeated="2"/>
          <table:table-cell table:formula="of:=[.C202]+0.001" office:value-type="float" office:value="-0.8" calcext:value-type="float">
            <text:p>-0.8</text:p>
          </table:table-cell>
          <table:table-cell office:value-type="float" office:value="2.67776" calcext:value-type="float">
            <text:p>2.67776</text:p>
          </table:table-cell>
        </table:table-row>
        <table:table-row table:style-name="ro1">
          <table:table-cell table:number-columns-repeated="2"/>
          <table:table-cell table:formula="of:=[.C203]+0.001" office:value-type="float" office:value="-0.799" calcext:value-type="float">
            <text:p>-0.799</text:p>
          </table:table-cell>
          <table:table-cell office:value-type="float" office:value="2.67026" calcext:value-type="float">
            <text:p>2.67026</text:p>
          </table:table-cell>
        </table:table-row>
        <table:table-row table:style-name="ro1">
          <table:table-cell table:number-columns-repeated="2"/>
          <table:table-cell table:formula="of:=[.C204]+0.001" office:value-type="float" office:value="-0.798" calcext:value-type="float">
            <text:p>-0.798</text:p>
          </table:table-cell>
          <table:table-cell office:value-type="float" office:value="2.66279" calcext:value-type="float">
            <text:p>2.66279</text:p>
          </table:table-cell>
        </table:table-row>
        <table:table-row table:style-name="ro1">
          <table:table-cell table:number-columns-repeated="2"/>
          <table:table-cell table:formula="of:=[.C205]+0.001" office:value-type="float" office:value="-0.797" calcext:value-type="float">
            <text:p>-0.797</text:p>
          </table:table-cell>
          <table:table-cell office:value-type="float" office:value="2.65534" calcext:value-type="float">
            <text:p>2.65534</text:p>
          </table:table-cell>
        </table:table-row>
        <table:table-row table:style-name="ro1">
          <table:table-cell table:number-columns-repeated="2"/>
          <table:table-cell table:formula="of:=[.C206]+0.001" office:value-type="float" office:value="-0.796" calcext:value-type="float">
            <text:p>-0.796</text:p>
          </table:table-cell>
          <table:table-cell office:value-type="float" office:value="2.64792" calcext:value-type="float">
            <text:p>2.64792</text:p>
          </table:table-cell>
        </table:table-row>
        <table:table-row table:style-name="ro1">
          <table:table-cell table:number-columns-repeated="2"/>
          <table:table-cell table:formula="of:=[.C207]+0.001" office:value-type="float" office:value="-0.795" calcext:value-type="float">
            <text:p>-0.795</text:p>
          </table:table-cell>
          <table:table-cell office:value-type="float" office:value="2.64052" calcext:value-type="float">
            <text:p>2.64052</text:p>
          </table:table-cell>
        </table:table-row>
        <table:table-row table:style-name="ro1">
          <table:table-cell table:number-columns-repeated="2"/>
          <table:table-cell table:formula="of:=[.C208]+0.001" office:value-type="float" office:value="-0.794" calcext:value-type="float">
            <text:p>-0.794</text:p>
          </table:table-cell>
          <table:table-cell office:value-type="float" office:value="2.63315" calcext:value-type="float">
            <text:p>2.63315</text:p>
          </table:table-cell>
        </table:table-row>
        <table:table-row table:style-name="ro1">
          <table:table-cell table:number-columns-repeated="2"/>
          <table:table-cell table:formula="of:=[.C209]+0.001" office:value-type="float" office:value="-0.793" calcext:value-type="float">
            <text:p>-0.793</text:p>
          </table:table-cell>
          <table:table-cell office:value-type="float" office:value="2.6258" calcext:value-type="float">
            <text:p>2.6258</text:p>
          </table:table-cell>
        </table:table-row>
        <table:table-row table:style-name="ro1">
          <table:table-cell table:number-columns-repeated="2"/>
          <table:table-cell table:formula="of:=[.C210]+0.001" office:value-type="float" office:value="-0.792" calcext:value-type="float">
            <text:p>-0.792</text:p>
          </table:table-cell>
          <table:table-cell office:value-type="float" office:value="2.61849" calcext:value-type="float">
            <text:p>2.61849</text:p>
          </table:table-cell>
        </table:table-row>
        <table:table-row table:style-name="ro1">
          <table:table-cell table:number-columns-repeated="2"/>
          <table:table-cell table:formula="of:=[.C211]+0.001" office:value-type="float" office:value="-0.791" calcext:value-type="float">
            <text:p>-0.791</text:p>
          </table:table-cell>
          <table:table-cell office:value-type="float" office:value="2.61119" calcext:value-type="float">
            <text:p>2.61119</text:p>
          </table:table-cell>
        </table:table-row>
        <table:table-row table:style-name="ro1">
          <table:table-cell table:number-columns-repeated="2"/>
          <table:table-cell table:formula="of:=[.C212]+0.001" office:value-type="float" office:value="-0.79" calcext:value-type="float">
            <text:p>-0.79</text:p>
          </table:table-cell>
          <table:table-cell office:value-type="float" office:value="2.60392" calcext:value-type="float">
            <text:p>2.60392</text:p>
          </table:table-cell>
        </table:table-row>
        <table:table-row table:style-name="ro1">
          <table:table-cell table:number-columns-repeated="2"/>
          <table:table-cell table:formula="of:=[.C213]+0.001" office:value-type="float" office:value="-0.789" calcext:value-type="float">
            <text:p>-0.789</text:p>
          </table:table-cell>
          <table:table-cell office:value-type="float" office:value="2.59668" calcext:value-type="float">
            <text:p>2.59668</text:p>
          </table:table-cell>
        </table:table-row>
        <table:table-row table:style-name="ro1">
          <table:table-cell table:number-columns-repeated="2"/>
          <table:table-cell table:formula="of:=[.C214]+0.001" office:value-type="float" office:value="-0.788" calcext:value-type="float">
            <text:p>-0.788</text:p>
          </table:table-cell>
          <table:table-cell office:value-type="float" office:value="2.58946" calcext:value-type="float">
            <text:p>2.58946</text:p>
          </table:table-cell>
        </table:table-row>
        <table:table-row table:style-name="ro1">
          <table:table-cell table:number-columns-repeated="2"/>
          <table:table-cell table:formula="of:=[.C215]+0.001" office:value-type="float" office:value="-0.787" calcext:value-type="float">
            <text:p>-0.787</text:p>
          </table:table-cell>
          <table:table-cell office:value-type="float" office:value="2.58227" calcext:value-type="float">
            <text:p>2.58227</text:p>
          </table:table-cell>
        </table:table-row>
        <table:table-row table:style-name="ro1">
          <table:table-cell table:number-columns-repeated="2"/>
          <table:table-cell table:formula="of:=[.C216]+0.001" office:value-type="float" office:value="-0.786" calcext:value-type="float">
            <text:p>-0.786</text:p>
          </table:table-cell>
          <table:table-cell office:value-type="float" office:value="2.5751" calcext:value-type="float">
            <text:p>2.5751</text:p>
          </table:table-cell>
        </table:table-row>
        <table:table-row table:style-name="ro1">
          <table:table-cell table:number-columns-repeated="2"/>
          <table:table-cell table:formula="of:=[.C217]+0.001" office:value-type="float" office:value="-0.785" calcext:value-type="float">
            <text:p>-0.785</text:p>
          </table:table-cell>
          <table:table-cell office:value-type="float" office:value="2.56795" calcext:value-type="float">
            <text:p>2.56795</text:p>
          </table:table-cell>
        </table:table-row>
        <table:table-row table:style-name="ro1">
          <table:table-cell table:number-columns-repeated="2"/>
          <table:table-cell table:formula="of:=[.C218]+0.001" office:value-type="float" office:value="-0.784" calcext:value-type="float">
            <text:p>-0.784</text:p>
          </table:table-cell>
          <table:table-cell office:value-type="float" office:value="2.56084" calcext:value-type="float">
            <text:p>2.56084</text:p>
          </table:table-cell>
        </table:table-row>
        <table:table-row table:style-name="ro1">
          <table:table-cell table:number-columns-repeated="2"/>
          <table:table-cell table:formula="of:=[.C219]+0.001" office:value-type="float" office:value="-0.783" calcext:value-type="float">
            <text:p>-0.783</text:p>
          </table:table-cell>
          <table:table-cell office:value-type="float" office:value="2.55374" calcext:value-type="float">
            <text:p>2.55374</text:p>
          </table:table-cell>
        </table:table-row>
        <table:table-row table:style-name="ro1">
          <table:table-cell table:number-columns-repeated="2"/>
          <table:table-cell table:formula="of:=[.C220]+0.001" office:value-type="float" office:value="-0.782" calcext:value-type="float">
            <text:p>-0.782</text:p>
          </table:table-cell>
          <table:table-cell office:value-type="float" office:value="2.54667" calcext:value-type="float">
            <text:p>2.54667</text:p>
          </table:table-cell>
        </table:table-row>
        <table:table-row table:style-name="ro1">
          <table:table-cell table:number-columns-repeated="2"/>
          <table:table-cell table:formula="of:=[.C221]+0.001" office:value-type="float" office:value="-0.781" calcext:value-type="float">
            <text:p>-0.781</text:p>
          </table:table-cell>
          <table:table-cell office:value-type="float" office:value="2.53962" calcext:value-type="float">
            <text:p>2.53962</text:p>
          </table:table-cell>
        </table:table-row>
        <table:table-row table:style-name="ro1">
          <table:table-cell table:number-columns-repeated="2"/>
          <table:table-cell table:formula="of:=[.C222]+0.001" office:value-type="float" office:value="-0.78" calcext:value-type="float">
            <text:p>-0.78</text:p>
          </table:table-cell>
          <table:table-cell office:value-type="float" office:value="2.5326" calcext:value-type="float">
            <text:p>2.5326</text:p>
          </table:table-cell>
        </table:table-row>
        <table:table-row table:style-name="ro1">
          <table:table-cell table:number-columns-repeated="2"/>
          <table:table-cell table:formula="of:=[.C223]+0.001" office:value-type="float" office:value="-0.779" calcext:value-type="float">
            <text:p>-0.779</text:p>
          </table:table-cell>
          <table:table-cell office:value-type="float" office:value="2.5256" calcext:value-type="float">
            <text:p>2.5256</text:p>
          </table:table-cell>
        </table:table-row>
        <table:table-row table:style-name="ro1">
          <table:table-cell table:number-columns-repeated="2"/>
          <table:table-cell table:formula="of:=[.C224]+0.001" office:value-type="float" office:value="-0.778" calcext:value-type="float">
            <text:p>-0.778</text:p>
          </table:table-cell>
          <table:table-cell office:value-type="float" office:value="2.51863" calcext:value-type="float">
            <text:p>2.51863</text:p>
          </table:table-cell>
        </table:table-row>
        <table:table-row table:style-name="ro1">
          <table:table-cell table:number-columns-repeated="2"/>
          <table:table-cell table:formula="of:=[.C225]+0.001" office:value-type="float" office:value="-0.777" calcext:value-type="float">
            <text:p>-0.777</text:p>
          </table:table-cell>
          <table:table-cell office:value-type="float" office:value="2.51167" calcext:value-type="float">
            <text:p>2.51167</text:p>
          </table:table-cell>
        </table:table-row>
        <table:table-row table:style-name="ro1">
          <table:table-cell table:number-columns-repeated="2"/>
          <table:table-cell table:formula="of:=[.C226]+0.001" office:value-type="float" office:value="-0.776" calcext:value-type="float">
            <text:p>-0.776</text:p>
          </table:table-cell>
          <table:table-cell office:value-type="float" office:value="2.50475" calcext:value-type="float">
            <text:p>2.50475</text:p>
          </table:table-cell>
        </table:table-row>
        <table:table-row table:style-name="ro1">
          <table:table-cell table:number-columns-repeated="2"/>
          <table:table-cell table:formula="of:=[.C227]+0.001" office:value-type="float" office:value="-0.775" calcext:value-type="float">
            <text:p>-0.775</text:p>
          </table:table-cell>
          <table:table-cell office:value-type="float" office:value="2.49784" calcext:value-type="float">
            <text:p>2.49784</text:p>
          </table:table-cell>
        </table:table-row>
        <table:table-row table:style-name="ro1">
          <table:table-cell table:number-columns-repeated="2"/>
          <table:table-cell table:formula="of:=[.C228]+0.001" office:value-type="float" office:value="-0.774" calcext:value-type="float">
            <text:p>-0.774</text:p>
          </table:table-cell>
          <table:table-cell office:value-type="float" office:value="2.49096" calcext:value-type="float">
            <text:p>2.49096</text:p>
          </table:table-cell>
        </table:table-row>
        <table:table-row table:style-name="ro1">
          <table:table-cell table:number-columns-repeated="2"/>
          <table:table-cell table:formula="of:=[.C229]+0.001" office:value-type="float" office:value="-0.773" calcext:value-type="float">
            <text:p>-0.773</text:p>
          </table:table-cell>
          <table:table-cell office:value-type="float" office:value="2.4841" calcext:value-type="float">
            <text:p>2.4841</text:p>
          </table:table-cell>
        </table:table-row>
        <table:table-row table:style-name="ro1">
          <table:table-cell table:number-columns-repeated="2"/>
          <table:table-cell table:formula="of:=[.C230]+0.001" office:value-type="float" office:value="-0.772" calcext:value-type="float">
            <text:p>-0.772</text:p>
          </table:table-cell>
          <table:table-cell office:value-type="float" office:value="2.47727" calcext:value-type="float">
            <text:p>2.47727</text:p>
          </table:table-cell>
        </table:table-row>
        <table:table-row table:style-name="ro1">
          <table:table-cell table:number-columns-repeated="2"/>
          <table:table-cell table:formula="of:=[.C231]+0.001" office:value-type="float" office:value="-0.771" calcext:value-type="float">
            <text:p>-0.771</text:p>
          </table:table-cell>
          <table:table-cell office:value-type="float" office:value="2.47046" calcext:value-type="float">
            <text:p>2.47046</text:p>
          </table:table-cell>
        </table:table-row>
        <table:table-row table:style-name="ro1">
          <table:table-cell table:number-columns-repeated="2"/>
          <table:table-cell table:formula="of:=[.C232]+0.001" office:value-type="float" office:value="-0.77" calcext:value-type="float">
            <text:p>-0.77</text:p>
          </table:table-cell>
          <table:table-cell office:value-type="float" office:value="2.46367" calcext:value-type="float">
            <text:p>2.46367</text:p>
          </table:table-cell>
        </table:table-row>
        <table:table-row table:style-name="ro1">
          <table:table-cell table:number-columns-repeated="2"/>
          <table:table-cell table:formula="of:=[.C233]+0.001" office:value-type="float" office:value="-0.769" calcext:value-type="float">
            <text:p>-0.769</text:p>
          </table:table-cell>
          <table:table-cell office:value-type="float" office:value="2.4569" calcext:value-type="float">
            <text:p>2.4569</text:p>
          </table:table-cell>
        </table:table-row>
        <table:table-row table:style-name="ro1">
          <table:table-cell table:number-columns-repeated="2"/>
          <table:table-cell table:formula="of:=[.C234]+0.001" office:value-type="float" office:value="-0.768" calcext:value-type="float">
            <text:p>-0.768</text:p>
          </table:table-cell>
          <table:table-cell office:value-type="float" office:value="2.45016" calcext:value-type="float">
            <text:p>2.45016</text:p>
          </table:table-cell>
        </table:table-row>
        <table:table-row table:style-name="ro1">
          <table:table-cell table:number-columns-repeated="2"/>
          <table:table-cell table:formula="of:=[.C235]+0.001" office:value-type="float" office:value="-0.767" calcext:value-type="float">
            <text:p>-0.767</text:p>
          </table:table-cell>
          <table:table-cell office:value-type="float" office:value="2.44343" calcext:value-type="float">
            <text:p>2.44343</text:p>
          </table:table-cell>
        </table:table-row>
        <table:table-row table:style-name="ro1">
          <table:table-cell table:number-columns-repeated="2"/>
          <table:table-cell table:formula="of:=[.C236]+0.001" office:value-type="float" office:value="-0.766" calcext:value-type="float">
            <text:p>-0.766</text:p>
          </table:table-cell>
          <table:table-cell office:value-type="float" office:value="2.43673" calcext:value-type="float">
            <text:p>2.43673</text:p>
          </table:table-cell>
        </table:table-row>
        <table:table-row table:style-name="ro1">
          <table:table-cell table:number-columns-repeated="2"/>
          <table:table-cell table:formula="of:=[.C237]+0.001" office:value-type="float" office:value="-0.765" calcext:value-type="float">
            <text:p>-0.765</text:p>
          </table:table-cell>
          <table:table-cell office:value-type="float" office:value="2.43006" calcext:value-type="float">
            <text:p>2.43006</text:p>
          </table:table-cell>
        </table:table-row>
        <table:table-row table:style-name="ro1">
          <table:table-cell table:number-columns-repeated="2"/>
          <table:table-cell table:formula="of:=[.C238]+0.001" office:value-type="float" office:value="-0.764" calcext:value-type="float">
            <text:p>-0.764</text:p>
          </table:table-cell>
          <table:table-cell office:value-type="float" office:value="2.4234" calcext:value-type="float">
            <text:p>2.4234</text:p>
          </table:table-cell>
        </table:table-row>
        <table:table-row table:style-name="ro1">
          <table:table-cell table:number-columns-repeated="2"/>
          <table:table-cell table:formula="of:=[.C239]+0.001" office:value-type="float" office:value="-0.763" calcext:value-type="float">
            <text:p>-0.763</text:p>
          </table:table-cell>
          <table:table-cell office:value-type="float" office:value="2.41677" calcext:value-type="float">
            <text:p>2.41677</text:p>
          </table:table-cell>
        </table:table-row>
        <table:table-row table:style-name="ro1">
          <table:table-cell table:number-columns-repeated="2"/>
          <table:table-cell table:formula="of:=[.C240]+0.001" office:value-type="float" office:value="-0.762" calcext:value-type="float">
            <text:p>-0.762</text:p>
          </table:table-cell>
          <table:table-cell office:value-type="float" office:value="2.41016" calcext:value-type="float">
            <text:p>2.41016</text:p>
          </table:table-cell>
        </table:table-row>
        <table:table-row table:style-name="ro1">
          <table:table-cell table:number-columns-repeated="2"/>
          <table:table-cell table:formula="of:=[.C241]+0.001" office:value-type="float" office:value="-0.761" calcext:value-type="float">
            <text:p>-0.761</text:p>
          </table:table-cell>
          <table:table-cell office:value-type="float" office:value="2.40357" calcext:value-type="float">
            <text:p>2.40357</text:p>
          </table:table-cell>
        </table:table-row>
        <table:table-row table:style-name="ro1">
          <table:table-cell table:number-columns-repeated="2"/>
          <table:table-cell table:formula="of:=[.C242]+0.001" office:value-type="float" office:value="-0.76" calcext:value-type="float">
            <text:p>-0.76</text:p>
          </table:table-cell>
          <table:table-cell office:value-type="float" office:value="2.397" calcext:value-type="float">
            <text:p>2.397</text:p>
          </table:table-cell>
        </table:table-row>
        <table:table-row table:style-name="ro1">
          <table:table-cell table:number-columns-repeated="2"/>
          <table:table-cell table:formula="of:=[.C243]+0.001" office:value-type="float" office:value="-0.759" calcext:value-type="float">
            <text:p>-0.759</text:p>
          </table:table-cell>
          <table:table-cell office:value-type="float" office:value="2.39046" calcext:value-type="float">
            <text:p>2.39046</text:p>
          </table:table-cell>
        </table:table-row>
        <table:table-row table:style-name="ro1">
          <table:table-cell table:number-columns-repeated="2"/>
          <table:table-cell table:formula="of:=[.C244]+0.001" office:value-type="float" office:value="-0.758" calcext:value-type="float">
            <text:p>-0.758</text:p>
          </table:table-cell>
          <table:table-cell office:value-type="float" office:value="2.38393" calcext:value-type="float">
            <text:p>2.38393</text:p>
          </table:table-cell>
        </table:table-row>
        <table:table-row table:style-name="ro1">
          <table:table-cell table:number-columns-repeated="2"/>
          <table:table-cell table:formula="of:=[.C245]+0.001" office:value-type="float" office:value="-0.757" calcext:value-type="float">
            <text:p>-0.757</text:p>
          </table:table-cell>
          <table:table-cell office:value-type="float" office:value="2.37743" calcext:value-type="float">
            <text:p>2.37743</text:p>
          </table:table-cell>
        </table:table-row>
        <table:table-row table:style-name="ro1">
          <table:table-cell table:number-columns-repeated="2"/>
          <table:table-cell table:formula="of:=[.C246]+0.001" office:value-type="float" office:value="-0.756" calcext:value-type="float">
            <text:p>-0.756</text:p>
          </table:table-cell>
          <table:table-cell office:value-type="float" office:value="2.37095" calcext:value-type="float">
            <text:p>2.37095</text:p>
          </table:table-cell>
        </table:table-row>
        <table:table-row table:style-name="ro1">
          <table:table-cell table:number-columns-repeated="2"/>
          <table:table-cell table:formula="of:=[.C247]+0.001" office:value-type="float" office:value="-0.755" calcext:value-type="float">
            <text:p>-0.755</text:p>
          </table:table-cell>
          <table:table-cell office:value-type="float" office:value="2.36449" calcext:value-type="float">
            <text:p>2.36449</text:p>
          </table:table-cell>
        </table:table-row>
        <table:table-row table:style-name="ro1">
          <table:table-cell table:number-columns-repeated="2"/>
          <table:table-cell table:formula="of:=[.C248]+0.001" office:value-type="float" office:value="-0.754" calcext:value-type="float">
            <text:p>-0.754</text:p>
          </table:table-cell>
          <table:table-cell office:value-type="float" office:value="2.35805" calcext:value-type="float">
            <text:p>2.35805</text:p>
          </table:table-cell>
        </table:table-row>
        <table:table-row table:style-name="ro1">
          <table:table-cell table:number-columns-repeated="2"/>
          <table:table-cell table:formula="of:=[.C249]+0.001" office:value-type="float" office:value="-0.753" calcext:value-type="float">
            <text:p>-0.753</text:p>
          </table:table-cell>
          <table:table-cell office:value-type="float" office:value="2.35163" calcext:value-type="float">
            <text:p>2.35163</text:p>
          </table:table-cell>
        </table:table-row>
        <table:table-row table:style-name="ro1">
          <table:table-cell table:number-columns-repeated="2"/>
          <table:table-cell table:formula="of:=[.C250]+0.001" office:value-type="float" office:value="-0.752" calcext:value-type="float">
            <text:p>-0.752</text:p>
          </table:table-cell>
          <table:table-cell office:value-type="float" office:value="2.34523" calcext:value-type="float">
            <text:p>2.34523</text:p>
          </table:table-cell>
        </table:table-row>
        <table:table-row table:style-name="ro1">
          <table:table-cell table:number-columns-repeated="2"/>
          <table:table-cell table:formula="of:=[.C251]+0.001" office:value-type="float" office:value="-0.751" calcext:value-type="float">
            <text:p>-0.751</text:p>
          </table:table-cell>
          <table:table-cell office:value-type="float" office:value="2.33886" calcext:value-type="float">
            <text:p>2.33886</text:p>
          </table:table-cell>
        </table:table-row>
        <table:table-row table:style-name="ro1">
          <table:table-cell table:number-columns-repeated="2"/>
          <table:table-cell table:formula="of:=[.C252]+0.001" office:value-type="float" office:value="-0.75" calcext:value-type="float">
            <text:p>-0.75</text:p>
          </table:table-cell>
          <table:table-cell office:value-type="float" office:value="2.3325" calcext:value-type="float">
            <text:p>2.3325</text:p>
          </table:table-cell>
        </table:table-row>
        <table:table-row table:style-name="ro1">
          <table:table-cell table:number-columns-repeated="2"/>
          <table:table-cell table:formula="of:=[.C253]+0.001" office:value-type="float" office:value="-0.749" calcext:value-type="float">
            <text:p>-0.749</text:p>
          </table:table-cell>
          <table:table-cell office:value-type="float" office:value="2.32616" calcext:value-type="float">
            <text:p>2.32616</text:p>
          </table:table-cell>
        </table:table-row>
        <table:table-row table:style-name="ro1">
          <table:table-cell table:number-columns-repeated="2"/>
          <table:table-cell table:formula="of:=[.C254]+0.001" office:value-type="float" office:value="-0.748" calcext:value-type="float">
            <text:p>-0.748</text:p>
          </table:table-cell>
          <table:table-cell office:value-type="float" office:value="2.31985" calcext:value-type="float">
            <text:p>2.31985</text:p>
          </table:table-cell>
        </table:table-row>
        <table:table-row table:style-name="ro1">
          <table:table-cell table:number-columns-repeated="2"/>
          <table:table-cell table:formula="of:=[.C255]+0.001" office:value-type="float" office:value="-0.747" calcext:value-type="float">
            <text:p>-0.747</text:p>
          </table:table-cell>
          <table:table-cell office:value-type="float" office:value="2.31355" calcext:value-type="float">
            <text:p>2.31355</text:p>
          </table:table-cell>
        </table:table-row>
        <table:table-row table:style-name="ro1">
          <table:table-cell table:number-columns-repeated="2"/>
          <table:table-cell table:formula="of:=[.C256]+0.001" office:value-type="float" office:value="-0.746" calcext:value-type="float">
            <text:p>-0.746</text:p>
          </table:table-cell>
          <table:table-cell office:value-type="float" office:value="2.30728" calcext:value-type="float">
            <text:p>2.30728</text:p>
          </table:table-cell>
        </table:table-row>
        <table:table-row table:style-name="ro1">
          <table:table-cell table:number-columns-repeated="2"/>
          <table:table-cell table:formula="of:=[.C257]+0.001" office:value-type="float" office:value="-0.745" calcext:value-type="float">
            <text:p>-0.745</text:p>
          </table:table-cell>
          <table:table-cell office:value-type="float" office:value="2.30103" calcext:value-type="float">
            <text:p>2.30103</text:p>
          </table:table-cell>
        </table:table-row>
        <table:table-row table:style-name="ro1">
          <table:table-cell table:number-columns-repeated="2"/>
          <table:table-cell table:formula="of:=[.C258]+0.001" office:value-type="float" office:value="-0.744" calcext:value-type="float">
            <text:p>-0.744</text:p>
          </table:table-cell>
          <table:table-cell office:value-type="float" office:value="2.29479" calcext:value-type="float">
            <text:p>2.29479</text:p>
          </table:table-cell>
        </table:table-row>
        <table:table-row table:style-name="ro1">
          <table:table-cell table:number-columns-repeated="2"/>
          <table:table-cell table:formula="of:=[.C259]+0.001" office:value-type="float" office:value="-0.743" calcext:value-type="float">
            <text:p>-0.743</text:p>
          </table:table-cell>
          <table:table-cell office:value-type="float" office:value="2.28858" calcext:value-type="float">
            <text:p>2.28858</text:p>
          </table:table-cell>
        </table:table-row>
        <table:table-row table:style-name="ro1">
          <table:table-cell table:number-columns-repeated="2"/>
          <table:table-cell table:formula="of:=[.C260]+0.001" office:value-type="float" office:value="-0.742" calcext:value-type="float">
            <text:p>-0.742</text:p>
          </table:table-cell>
          <table:table-cell office:value-type="float" office:value="2.28238" calcext:value-type="float">
            <text:p>2.28238</text:p>
          </table:table-cell>
        </table:table-row>
        <table:table-row table:style-name="ro1">
          <table:table-cell table:number-columns-repeated="2"/>
          <table:table-cell table:formula="of:=[.C261]+0.001" office:value-type="float" office:value="-0.741" calcext:value-type="float">
            <text:p>-0.741</text:p>
          </table:table-cell>
          <table:table-cell office:value-type="float" office:value="2.27621" calcext:value-type="float">
            <text:p>2.27621</text:p>
          </table:table-cell>
        </table:table-row>
        <table:table-row table:style-name="ro1">
          <table:table-cell table:number-columns-repeated="2"/>
          <table:table-cell table:formula="of:=[.C262]+0.001" office:value-type="float" office:value="-0.74" calcext:value-type="float">
            <text:p>-0.74</text:p>
          </table:table-cell>
          <table:table-cell office:value-type="float" office:value="2.27005" calcext:value-type="float">
            <text:p>2.27005</text:p>
          </table:table-cell>
        </table:table-row>
        <table:table-row table:style-name="ro1">
          <table:table-cell table:number-columns-repeated="2"/>
          <table:table-cell table:formula="of:=[.C263]+0.001" office:value-type="float" office:value="-0.739" calcext:value-type="float">
            <text:p>-0.739</text:p>
          </table:table-cell>
          <table:table-cell office:value-type="float" office:value="2.26392" calcext:value-type="float">
            <text:p>2.26392</text:p>
          </table:table-cell>
        </table:table-row>
        <table:table-row table:style-name="ro1">
          <table:table-cell table:number-columns-repeated="2"/>
          <table:table-cell table:formula="of:=[.C264]+0.001" office:value-type="float" office:value="-0.738" calcext:value-type="float">
            <text:p>-0.738</text:p>
          </table:table-cell>
          <table:table-cell office:value-type="float" office:value="2.2578" calcext:value-type="float">
            <text:p>2.2578</text:p>
          </table:table-cell>
        </table:table-row>
        <table:table-row table:style-name="ro1">
          <table:table-cell table:number-columns-repeated="2"/>
          <table:table-cell table:formula="of:=[.C265]+0.001" office:value-type="float" office:value="-0.737" calcext:value-type="float">
            <text:p>-0.737</text:p>
          </table:table-cell>
          <table:table-cell office:value-type="float" office:value="2.2517" calcext:value-type="float">
            <text:p>2.2517</text:p>
          </table:table-cell>
        </table:table-row>
        <table:table-row table:style-name="ro1">
          <table:table-cell table:number-columns-repeated="2"/>
          <table:table-cell table:formula="of:=[.C266]+0.001" office:value-type="float" office:value="-0.736" calcext:value-type="float">
            <text:p>-0.736</text:p>
          </table:table-cell>
          <table:table-cell office:value-type="float" office:value="2.24562" calcext:value-type="float">
            <text:p>2.24562</text:p>
          </table:table-cell>
        </table:table-row>
        <table:table-row table:style-name="ro1">
          <table:table-cell table:number-columns-repeated="2"/>
          <table:table-cell table:formula="of:=[.C267]+0.001" office:value-type="float" office:value="-0.735" calcext:value-type="float">
            <text:p>-0.735</text:p>
          </table:table-cell>
          <table:table-cell office:value-type="float" office:value="2.23957" calcext:value-type="float">
            <text:p>2.23957</text:p>
          </table:table-cell>
        </table:table-row>
        <table:table-row table:style-name="ro1">
          <table:table-cell table:number-columns-repeated="2"/>
          <table:table-cell table:formula="of:=[.C268]+0.001" office:value-type="float" office:value="-0.734" calcext:value-type="float">
            <text:p>-0.734</text:p>
          </table:table-cell>
          <table:table-cell office:value-type="float" office:value="2.23353" calcext:value-type="float">
            <text:p>2.23353</text:p>
          </table:table-cell>
        </table:table-row>
        <table:table-row table:style-name="ro1">
          <table:table-cell table:number-columns-repeated="2"/>
          <table:table-cell table:formula="of:=[.C269]+0.001" office:value-type="float" office:value="-0.733" calcext:value-type="float">
            <text:p>-0.733</text:p>
          </table:table-cell>
          <table:table-cell office:value-type="float" office:value="2.22751" calcext:value-type="float">
            <text:p>2.22751</text:p>
          </table:table-cell>
        </table:table-row>
        <table:table-row table:style-name="ro1">
          <table:table-cell table:number-columns-repeated="2"/>
          <table:table-cell table:formula="of:=[.C270]+0.001" office:value-type="float" office:value="-0.732" calcext:value-type="float">
            <text:p>-0.732</text:p>
          </table:table-cell>
          <table:table-cell office:value-type="float" office:value="2.2215" calcext:value-type="float">
            <text:p>2.2215</text:p>
          </table:table-cell>
        </table:table-row>
        <table:table-row table:style-name="ro1">
          <table:table-cell table:number-columns-repeated="2"/>
          <table:table-cell table:formula="of:=[.C271]+0.001" office:value-type="float" office:value="-0.731" calcext:value-type="float">
            <text:p>-0.731</text:p>
          </table:table-cell>
          <table:table-cell office:value-type="float" office:value="2.21552" calcext:value-type="float">
            <text:p>2.21552</text:p>
          </table:table-cell>
        </table:table-row>
        <table:table-row table:style-name="ro1">
          <table:table-cell table:number-columns-repeated="2"/>
          <table:table-cell table:formula="of:=[.C272]+0.001" office:value-type="float" office:value="-0.73" calcext:value-type="float">
            <text:p>-0.73</text:p>
          </table:table-cell>
          <table:table-cell office:value-type="float" office:value="2.20956" calcext:value-type="float">
            <text:p>2.20956</text:p>
          </table:table-cell>
        </table:table-row>
        <table:table-row table:style-name="ro1">
          <table:table-cell table:number-columns-repeated="2"/>
          <table:table-cell table:formula="of:=[.C273]+0.001" office:value-type="float" office:value="-0.729" calcext:value-type="float">
            <text:p>-0.729</text:p>
          </table:table-cell>
          <table:table-cell office:value-type="float" office:value="2.20361" calcext:value-type="float">
            <text:p>2.20361</text:p>
          </table:table-cell>
        </table:table-row>
        <table:table-row table:style-name="ro1">
          <table:table-cell table:number-columns-repeated="2"/>
          <table:table-cell table:formula="of:=[.C274]+0.001" office:value-type="float" office:value="-0.728" calcext:value-type="float">
            <text:p>-0.728</text:p>
          </table:table-cell>
          <table:table-cell office:value-type="float" office:value="2.19769" calcext:value-type="float">
            <text:p>2.19769</text:p>
          </table:table-cell>
        </table:table-row>
        <table:table-row table:style-name="ro1">
          <table:table-cell table:number-columns-repeated="2"/>
          <table:table-cell table:formula="of:=[.C275]+0.001" office:value-type="float" office:value="-0.727" calcext:value-type="float">
            <text:p>-0.727</text:p>
          </table:table-cell>
          <table:table-cell office:value-type="float" office:value="2.19178" calcext:value-type="float">
            <text:p>2.19178</text:p>
          </table:table-cell>
        </table:table-row>
        <table:table-row table:style-name="ro1">
          <table:table-cell table:number-columns-repeated="2"/>
          <table:table-cell table:formula="of:=[.C276]+0.001" office:value-type="float" office:value="-0.726" calcext:value-type="float">
            <text:p>-0.726</text:p>
          </table:table-cell>
          <table:table-cell office:value-type="float" office:value="2.18589" calcext:value-type="float">
            <text:p>2.18589</text:p>
          </table:table-cell>
        </table:table-row>
        <table:table-row table:style-name="ro1">
          <table:table-cell table:number-columns-repeated="2"/>
          <table:table-cell table:formula="of:=[.C277]+0.001" office:value-type="float" office:value="-0.725" calcext:value-type="float">
            <text:p>-0.725</text:p>
          </table:table-cell>
          <table:table-cell office:value-type="float" office:value="2.18002" calcext:value-type="float">
            <text:p>2.18002</text:p>
          </table:table-cell>
        </table:table-row>
        <table:table-row table:style-name="ro1">
          <table:table-cell table:number-columns-repeated="2"/>
          <table:table-cell table:formula="of:=[.C278]+0.001" office:value-type="float" office:value="-0.724" calcext:value-type="float">
            <text:p>-0.724</text:p>
          </table:table-cell>
          <table:table-cell office:value-type="float" office:value="2.17416" calcext:value-type="float">
            <text:p>2.17416</text:p>
          </table:table-cell>
        </table:table-row>
        <table:table-row table:style-name="ro1">
          <table:table-cell table:number-columns-repeated="2"/>
          <table:table-cell table:formula="of:=[.C279]+0.001" office:value-type="float" office:value="-0.723" calcext:value-type="float">
            <text:p>-0.723</text:p>
          </table:table-cell>
          <table:table-cell office:value-type="float" office:value="2.16833" calcext:value-type="float">
            <text:p>2.16833</text:p>
          </table:table-cell>
        </table:table-row>
        <table:table-row table:style-name="ro1">
          <table:table-cell table:number-columns-repeated="2"/>
          <table:table-cell table:formula="of:=[.C280]+0.001" office:value-type="float" office:value="-0.722" calcext:value-type="float">
            <text:p>-0.722</text:p>
          </table:table-cell>
          <table:table-cell office:value-type="float" office:value="2.16251" calcext:value-type="float">
            <text:p>2.16251</text:p>
          </table:table-cell>
        </table:table-row>
        <table:table-row table:style-name="ro1">
          <table:table-cell table:number-columns-repeated="2"/>
          <table:table-cell table:formula="of:=[.C281]+0.001" office:value-type="float" office:value="-0.721" calcext:value-type="float">
            <text:p>-0.721</text:p>
          </table:table-cell>
          <table:table-cell office:value-type="float" office:value="2.15671" calcext:value-type="float">
            <text:p>2.15671</text:p>
          </table:table-cell>
        </table:table-row>
        <table:table-row table:style-name="ro1">
          <table:table-cell table:number-columns-repeated="2"/>
          <table:table-cell table:formula="of:=[.C282]+0.001" office:value-type="float" office:value="-0.72" calcext:value-type="float">
            <text:p>-0.72</text:p>
          </table:table-cell>
          <table:table-cell office:value-type="float" office:value="2.15093" calcext:value-type="float">
            <text:p>2.15093</text:p>
          </table:table-cell>
        </table:table-row>
        <table:table-row table:style-name="ro1">
          <table:table-cell table:number-columns-repeated="2"/>
          <table:table-cell table:formula="of:=[.C283]+0.001" office:value-type="float" office:value="-0.719" calcext:value-type="float">
            <text:p>-0.719</text:p>
          </table:table-cell>
          <table:table-cell office:value-type="float" office:value="2.14516" calcext:value-type="float">
            <text:p>2.14516</text:p>
          </table:table-cell>
        </table:table-row>
        <table:table-row table:style-name="ro1">
          <table:table-cell table:number-columns-repeated="2"/>
          <table:table-cell table:formula="of:=[.C284]+0.001" office:value-type="float" office:value="-0.718" calcext:value-type="float">
            <text:p>-0.718</text:p>
          </table:table-cell>
          <table:table-cell office:value-type="float" office:value="2.13942" calcext:value-type="float">
            <text:p>2.13942</text:p>
          </table:table-cell>
        </table:table-row>
        <table:table-row table:style-name="ro1">
          <table:table-cell table:number-columns-repeated="2"/>
          <table:table-cell table:formula="of:=[.C285]+0.001" office:value-type="float" office:value="-0.717" calcext:value-type="float">
            <text:p>-0.717</text:p>
          </table:table-cell>
          <table:table-cell office:value-type="float" office:value="2.13369" calcext:value-type="float">
            <text:p>2.13369</text:p>
          </table:table-cell>
        </table:table-row>
        <table:table-row table:style-name="ro1">
          <table:table-cell table:number-columns-repeated="2"/>
          <table:table-cell table:formula="of:=[.C286]+0.001" office:value-type="float" office:value="-0.716" calcext:value-type="float">
            <text:p>-0.716</text:p>
          </table:table-cell>
          <table:table-cell office:value-type="float" office:value="2.12798" calcext:value-type="float">
            <text:p>2.12798</text:p>
          </table:table-cell>
        </table:table-row>
        <table:table-row table:style-name="ro1">
          <table:table-cell table:number-columns-repeated="2"/>
          <table:table-cell table:formula="of:=[.C287]+0.001" office:value-type="float" office:value="-0.715" calcext:value-type="float">
            <text:p>-0.715</text:p>
          </table:table-cell>
          <table:table-cell office:value-type="float" office:value="2.12228" calcext:value-type="float">
            <text:p>2.12228</text:p>
          </table:table-cell>
        </table:table-row>
        <table:table-row table:style-name="ro1">
          <table:table-cell table:number-columns-repeated="2"/>
          <table:table-cell table:formula="of:=[.C288]+0.001" office:value-type="float" office:value="-0.714" calcext:value-type="float">
            <text:p>-0.714</text:p>
          </table:table-cell>
          <table:table-cell office:value-type="float" office:value="2.1166" calcext:value-type="float">
            <text:p>2.1166</text:p>
          </table:table-cell>
        </table:table-row>
        <table:table-row table:style-name="ro1">
          <table:table-cell table:number-columns-repeated="2"/>
          <table:table-cell table:formula="of:=[.C289]+0.001" office:value-type="float" office:value="-0.713" calcext:value-type="float">
            <text:p>-0.713</text:p>
          </table:table-cell>
          <table:table-cell office:value-type="float" office:value="2.11095" calcext:value-type="float">
            <text:p>2.11095</text:p>
          </table:table-cell>
        </table:table-row>
        <table:table-row table:style-name="ro1">
          <table:table-cell table:number-columns-repeated="2"/>
          <table:table-cell table:formula="of:=[.C290]+0.001" office:value-type="float" office:value="-0.712" calcext:value-type="float">
            <text:p>-0.712</text:p>
          </table:table-cell>
          <table:table-cell office:value-type="float" office:value="2.1053" calcext:value-type="float">
            <text:p>2.1053</text:p>
          </table:table-cell>
        </table:table-row>
        <table:table-row table:style-name="ro1">
          <table:table-cell table:number-columns-repeated="2"/>
          <table:table-cell table:formula="of:=[.C291]+0.001" office:value-type="float" office:value="-0.711" calcext:value-type="float">
            <text:p>-0.711</text:p>
          </table:table-cell>
          <table:table-cell office:value-type="float" office:value="2.09968" calcext:value-type="float">
            <text:p>2.09968</text:p>
          </table:table-cell>
        </table:table-row>
        <table:table-row table:style-name="ro1">
          <table:table-cell table:number-columns-repeated="2"/>
          <table:table-cell table:formula="of:=[.C292]+0.001" office:value-type="float" office:value="-0.71" calcext:value-type="float">
            <text:p>-0.71</text:p>
          </table:table-cell>
          <table:table-cell office:value-type="float" office:value="2.09407" calcext:value-type="float">
            <text:p>2.09407</text:p>
          </table:table-cell>
        </table:table-row>
        <table:table-row table:style-name="ro1">
          <table:table-cell table:number-columns-repeated="2"/>
          <table:table-cell table:formula="of:=[.C293]+0.001" office:value-type="float" office:value="-0.709" calcext:value-type="float">
            <text:p>-0.709</text:p>
          </table:table-cell>
          <table:table-cell office:value-type="float" office:value="2.08848" calcext:value-type="float">
            <text:p>2.08848</text:p>
          </table:table-cell>
        </table:table-row>
        <table:table-row table:style-name="ro1">
          <table:table-cell table:number-columns-repeated="2"/>
          <table:table-cell table:formula="of:=[.C294]+0.001" office:value-type="float" office:value="-0.708" calcext:value-type="float">
            <text:p>-0.708</text:p>
          </table:table-cell>
          <table:table-cell office:value-type="float" office:value="2.0829" calcext:value-type="float">
            <text:p>2.0829</text:p>
          </table:table-cell>
        </table:table-row>
        <table:table-row table:style-name="ro1">
          <table:table-cell table:number-columns-repeated="2"/>
          <table:table-cell table:formula="of:=[.C295]+0.001" office:value-type="float" office:value="-0.707" calcext:value-type="float">
            <text:p>-0.707</text:p>
          </table:table-cell>
          <table:table-cell office:value-type="float" office:value="2.07735" calcext:value-type="float">
            <text:p>2.07735</text:p>
          </table:table-cell>
        </table:table-row>
        <table:table-row table:style-name="ro1">
          <table:table-cell table:number-columns-repeated="2"/>
          <table:table-cell table:formula="of:=[.C296]+0.001" office:value-type="float" office:value="-0.706" calcext:value-type="float">
            <text:p>-0.706</text:p>
          </table:table-cell>
          <table:table-cell office:value-type="float" office:value="2.0718" calcext:value-type="float">
            <text:p>2.0718</text:p>
          </table:table-cell>
        </table:table-row>
        <table:table-row table:style-name="ro1">
          <table:table-cell table:number-columns-repeated="2"/>
          <table:table-cell table:formula="of:=[.C297]+0.001" office:value-type="float" office:value="-0.705" calcext:value-type="float">
            <text:p>-0.705</text:p>
          </table:table-cell>
          <table:table-cell office:value-type="float" office:value="2.06628" calcext:value-type="float">
            <text:p>2.06628</text:p>
          </table:table-cell>
        </table:table-row>
        <table:table-row table:style-name="ro1">
          <table:table-cell table:number-columns-repeated="2"/>
          <table:table-cell table:formula="of:=[.C298]+0.001" office:value-type="float" office:value="-0.704" calcext:value-type="float">
            <text:p>-0.704</text:p>
          </table:table-cell>
          <table:table-cell office:value-type="float" office:value="2.06077" calcext:value-type="float">
            <text:p>2.06077</text:p>
          </table:table-cell>
        </table:table-row>
        <table:table-row table:style-name="ro1">
          <table:table-cell table:number-columns-repeated="2"/>
          <table:table-cell table:formula="of:=[.C299]+0.001" office:value-type="float" office:value="-0.703" calcext:value-type="float">
            <text:p>-0.703</text:p>
          </table:table-cell>
          <table:table-cell office:value-type="float" office:value="2.05528" calcext:value-type="float">
            <text:p>2.05528</text:p>
          </table:table-cell>
        </table:table-row>
        <table:table-row table:style-name="ro1">
          <table:table-cell table:number-columns-repeated="2"/>
          <table:table-cell table:formula="of:=[.C300]+0.001" office:value-type="float" office:value="-0.702" calcext:value-type="float">
            <text:p>-0.702</text:p>
          </table:table-cell>
          <table:table-cell office:value-type="float" office:value="2.0498" calcext:value-type="float">
            <text:p>2.0498</text:p>
          </table:table-cell>
        </table:table-row>
        <table:table-row table:style-name="ro1">
          <table:table-cell table:number-columns-repeated="2"/>
          <table:table-cell table:formula="of:=[.C301]+0.001" office:value-type="float" office:value="-0.701" calcext:value-type="float">
            <text:p>-0.701</text:p>
          </table:table-cell>
          <table:table-cell office:value-type="float" office:value="2.04435" calcext:value-type="float">
            <text:p>2.04435</text:p>
          </table:table-cell>
        </table:table-row>
        <table:table-row table:style-name="ro1">
          <table:table-cell table:number-columns-repeated="2"/>
          <table:table-cell table:formula="of:=[.C302]+0.001" office:value-type="float" office:value="-0.7" calcext:value-type="float">
            <text:p>-0.7</text:p>
          </table:table-cell>
          <table:table-cell office:value-type="float" office:value="2.0389" calcext:value-type="float">
            <text:p>2.0389</text:p>
          </table:table-cell>
        </table:table-row>
        <table:table-row table:style-name="ro1">
          <table:table-cell table:number-columns-repeated="2"/>
          <table:table-cell table:formula="of:=[.C303]+0.001" office:value-type="float" office:value="-0.699" calcext:value-type="float">
            <text:p>-0.699</text:p>
          </table:table-cell>
          <table:table-cell office:value-type="float" office:value="2.03348" calcext:value-type="float">
            <text:p>2.03348</text:p>
          </table:table-cell>
        </table:table-row>
        <table:table-row table:style-name="ro1">
          <table:table-cell table:number-columns-repeated="2"/>
          <table:table-cell table:formula="of:=[.C304]+0.001" office:value-type="float" office:value="-0.698" calcext:value-type="float">
            <text:p>-0.698</text:p>
          </table:table-cell>
          <table:table-cell office:value-type="float" office:value="2.02807" calcext:value-type="float">
            <text:p>2.02807</text:p>
          </table:table-cell>
        </table:table-row>
        <table:table-row table:style-name="ro1">
          <table:table-cell table:number-columns-repeated="2"/>
          <table:table-cell table:formula="of:=[.C305]+0.001" office:value-type="float" office:value="-0.697" calcext:value-type="float">
            <text:p>-0.697</text:p>
          </table:table-cell>
          <table:table-cell office:value-type="float" office:value="2.02267" calcext:value-type="float">
            <text:p>2.02267</text:p>
          </table:table-cell>
        </table:table-row>
        <table:table-row table:style-name="ro1">
          <table:table-cell table:number-columns-repeated="2"/>
          <table:table-cell table:formula="of:=[.C306]+0.001" office:value-type="float" office:value="-0.696" calcext:value-type="float">
            <text:p>-0.696</text:p>
          </table:table-cell>
          <table:table-cell office:value-type="float" office:value="2.01729" calcext:value-type="float">
            <text:p>2.01729</text:p>
          </table:table-cell>
        </table:table-row>
        <table:table-row table:style-name="ro1">
          <table:table-cell table:number-columns-repeated="2"/>
          <table:table-cell table:formula="of:=[.C307]+0.001" office:value-type="float" office:value="-0.695" calcext:value-type="float">
            <text:p>-0.695</text:p>
          </table:table-cell>
          <table:table-cell office:value-type="float" office:value="2.01193" calcext:value-type="float">
            <text:p>2.01193</text:p>
          </table:table-cell>
        </table:table-row>
        <table:table-row table:style-name="ro1">
          <table:table-cell table:number-columns-repeated="2"/>
          <table:table-cell table:formula="of:=[.C308]+0.001" office:value-type="float" office:value="-0.694" calcext:value-type="float">
            <text:p>-0.694</text:p>
          </table:table-cell>
          <table:table-cell office:value-type="float" office:value="2.00658" calcext:value-type="float">
            <text:p>2.00658</text:p>
          </table:table-cell>
        </table:table-row>
        <table:table-row table:style-name="ro1">
          <table:table-cell table:number-columns-repeated="2"/>
          <table:table-cell table:formula="of:=[.C309]+0.001" office:value-type="float" office:value="-0.693" calcext:value-type="float">
            <text:p>-0.693</text:p>
          </table:table-cell>
          <table:table-cell office:value-type="float" office:value="2.00125" calcext:value-type="float">
            <text:p>2.00125</text:p>
          </table:table-cell>
        </table:table-row>
        <table:table-row table:style-name="ro1">
          <table:table-cell table:number-columns-repeated="2"/>
          <table:table-cell table:formula="of:=[.C310]+0.001" office:value-type="float" office:value="-0.692" calcext:value-type="float">
            <text:p>-0.692</text:p>
          </table:table-cell>
          <table:table-cell office:value-type="float" office:value="1.99594" calcext:value-type="float">
            <text:p>1.99594</text:p>
          </table:table-cell>
        </table:table-row>
        <table:table-row table:style-name="ro1">
          <table:table-cell table:number-columns-repeated="2"/>
          <table:table-cell table:formula="of:=[.C311]+0.001" office:value-type="float" office:value="-0.691" calcext:value-type="float">
            <text:p>-0.691</text:p>
          </table:table-cell>
          <table:table-cell office:value-type="float" office:value="1.99063" calcext:value-type="float">
            <text:p>1.99063</text:p>
          </table:table-cell>
        </table:table-row>
        <table:table-row table:style-name="ro1">
          <table:table-cell table:number-columns-repeated="2"/>
          <table:table-cell table:formula="of:=[.C312]+0.001" office:value-type="float" office:value="-0.69" calcext:value-type="float">
            <text:p>-0.69</text:p>
          </table:table-cell>
          <table:table-cell office:value-type="float" office:value="1.98535" calcext:value-type="float">
            <text:p>1.98535</text:p>
          </table:table-cell>
        </table:table-row>
        <table:table-row table:style-name="ro1">
          <table:table-cell table:number-columns-repeated="2"/>
          <table:table-cell table:formula="of:=[.C313]+0.001" office:value-type="float" office:value="-0.689" calcext:value-type="float">
            <text:p>-0.689</text:p>
          </table:table-cell>
          <table:table-cell office:value-type="float" office:value="1.98008" calcext:value-type="float">
            <text:p>1.98008</text:p>
          </table:table-cell>
        </table:table-row>
        <table:table-row table:style-name="ro1">
          <table:table-cell table:number-columns-repeated="2"/>
          <table:table-cell table:formula="of:=[.C314]+0.001" office:value-type="float" office:value="-0.688" calcext:value-type="float">
            <text:p>-0.688</text:p>
          </table:table-cell>
          <table:table-cell office:value-type="float" office:value="1.97483" calcext:value-type="float">
            <text:p>1.97483</text:p>
          </table:table-cell>
        </table:table-row>
        <table:table-row table:style-name="ro1">
          <table:table-cell table:number-columns-repeated="2"/>
          <table:table-cell table:formula="of:=[.C315]+0.001" office:value-type="float" office:value="-0.687" calcext:value-type="float">
            <text:p>-0.687</text:p>
          </table:table-cell>
          <table:table-cell office:value-type="float" office:value="1.96959" calcext:value-type="float">
            <text:p>1.96959</text:p>
          </table:table-cell>
        </table:table-row>
        <table:table-row table:style-name="ro1">
          <table:table-cell table:number-columns-repeated="2"/>
          <table:table-cell table:formula="of:=[.C316]+0.001" office:value-type="float" office:value="-0.686" calcext:value-type="float">
            <text:p>-0.686</text:p>
          </table:table-cell>
          <table:table-cell office:value-type="float" office:value="1.96436" calcext:value-type="float">
            <text:p>1.96436</text:p>
          </table:table-cell>
        </table:table-row>
        <table:table-row table:style-name="ro1">
          <table:table-cell table:number-columns-repeated="2"/>
          <table:table-cell table:formula="of:=[.C317]+0.001" office:value-type="float" office:value="-0.685" calcext:value-type="float">
            <text:p>-0.685</text:p>
          </table:table-cell>
          <table:table-cell office:value-type="float" office:value="1.95916" calcext:value-type="float">
            <text:p>1.95916</text:p>
          </table:table-cell>
        </table:table-row>
        <table:table-row table:style-name="ro1">
          <table:table-cell table:number-columns-repeated="2"/>
          <table:table-cell table:formula="of:=[.C318]+0.001" office:value-type="float" office:value="-0.684" calcext:value-type="float">
            <text:p>-0.684</text:p>
          </table:table-cell>
          <table:table-cell office:value-type="float" office:value="1.95396" calcext:value-type="float">
            <text:p>1.95396</text:p>
          </table:table-cell>
        </table:table-row>
        <table:table-row table:style-name="ro1">
          <table:table-cell table:number-columns-repeated="2"/>
          <table:table-cell table:formula="of:=[.C319]+0.001" office:value-type="float" office:value="-0.683" calcext:value-type="float">
            <text:p>-0.683</text:p>
          </table:table-cell>
          <table:table-cell office:value-type="float" office:value="1.94878" calcext:value-type="float">
            <text:p>1.94878</text:p>
          </table:table-cell>
        </table:table-row>
        <table:table-row table:style-name="ro1">
          <table:table-cell table:number-columns-repeated="2"/>
          <table:table-cell table:formula="of:=[.C320]+0.001" office:value-type="float" office:value="-0.682" calcext:value-type="float">
            <text:p>-0.682</text:p>
          </table:table-cell>
          <table:table-cell office:value-type="float" office:value="1.94362" calcext:value-type="float">
            <text:p>1.94362</text:p>
          </table:table-cell>
        </table:table-row>
        <table:table-row table:style-name="ro1">
          <table:table-cell table:number-columns-repeated="2"/>
          <table:table-cell table:formula="of:=[.C321]+0.001" office:value-type="float" office:value="-0.681" calcext:value-type="float">
            <text:p>-0.681</text:p>
          </table:table-cell>
          <table:table-cell office:value-type="float" office:value="1.93847" calcext:value-type="float">
            <text:p>1.93847</text:p>
          </table:table-cell>
        </table:table-row>
        <table:table-row table:style-name="ro1">
          <table:table-cell table:number-columns-repeated="2"/>
          <table:table-cell table:formula="of:=[.C322]+0.001" office:value-type="float" office:value="-0.68" calcext:value-type="float">
            <text:p>-0.68</text:p>
          </table:table-cell>
          <table:table-cell office:value-type="float" office:value="1.93334" calcext:value-type="float">
            <text:p>1.93334</text:p>
          </table:table-cell>
        </table:table-row>
        <table:table-row table:style-name="ro1">
          <table:table-cell table:number-columns-repeated="2"/>
          <table:table-cell table:formula="of:=[.C323]+0.001" office:value-type="float" office:value="-0.679" calcext:value-type="float">
            <text:p>-0.679</text:p>
          </table:table-cell>
          <table:table-cell office:value-type="float" office:value="1.92822" calcext:value-type="float">
            <text:p>1.92822</text:p>
          </table:table-cell>
        </table:table-row>
        <table:table-row table:style-name="ro1">
          <table:table-cell table:number-columns-repeated="2"/>
          <table:table-cell table:formula="of:=[.C324]+0.001" office:value-type="float" office:value="-0.678" calcext:value-type="float">
            <text:p>-0.678</text:p>
          </table:table-cell>
          <table:table-cell office:value-type="float" office:value="1.92311" calcext:value-type="float">
            <text:p>1.92311</text:p>
          </table:table-cell>
        </table:table-row>
        <table:table-row table:style-name="ro1">
          <table:table-cell table:number-columns-repeated="2"/>
          <table:table-cell table:formula="of:=[.C325]+0.001" office:value-type="float" office:value="-0.677" calcext:value-type="float">
            <text:p>-0.677</text:p>
          </table:table-cell>
          <table:table-cell office:value-type="float" office:value="1.91802" calcext:value-type="float">
            <text:p>1.91802</text:p>
          </table:table-cell>
        </table:table-row>
        <table:table-row table:style-name="ro1">
          <table:table-cell table:number-columns-repeated="2"/>
          <table:table-cell table:formula="of:=[.C326]+0.001" office:value-type="float" office:value="-0.676" calcext:value-type="float">
            <text:p>-0.676</text:p>
          </table:table-cell>
          <table:table-cell office:value-type="float" office:value="1.91295" calcext:value-type="float">
            <text:p>1.91295</text:p>
          </table:table-cell>
        </table:table-row>
        <table:table-row table:style-name="ro1">
          <table:table-cell table:number-columns-repeated="2"/>
          <table:table-cell table:formula="of:=[.C327]+0.001" office:value-type="float" office:value="-0.675" calcext:value-type="float">
            <text:p>-0.675</text:p>
          </table:table-cell>
          <table:table-cell office:value-type="float" office:value="1.90788" calcext:value-type="float">
            <text:p>1.90788</text:p>
          </table:table-cell>
        </table:table-row>
        <table:table-row table:style-name="ro1">
          <table:table-cell table:number-columns-repeated="2"/>
          <table:table-cell table:formula="of:=[.C328]+0.001" office:value-type="float" office:value="-0.674" calcext:value-type="float">
            <text:p>-0.674</text:p>
          </table:table-cell>
          <table:table-cell office:value-type="float" office:value="1.90284" calcext:value-type="float">
            <text:p>1.90284</text:p>
          </table:table-cell>
        </table:table-row>
        <table:table-row table:style-name="ro1">
          <table:table-cell table:number-columns-repeated="2"/>
          <table:table-cell table:formula="of:=[.C329]+0.001" office:value-type="float" office:value="-0.673" calcext:value-type="float">
            <text:p>-0.673</text:p>
          </table:table-cell>
          <table:table-cell office:value-type="float" office:value="1.8978" calcext:value-type="float">
            <text:p>1.8978</text:p>
          </table:table-cell>
        </table:table-row>
        <table:table-row table:style-name="ro1">
          <table:table-cell table:number-columns-repeated="2"/>
          <table:table-cell table:formula="of:=[.C330]+0.001" office:value-type="float" office:value="-0.672" calcext:value-type="float">
            <text:p>-0.672</text:p>
          </table:table-cell>
          <table:table-cell office:value-type="float" office:value="1.89279" calcext:value-type="float">
            <text:p>1.89279</text:p>
          </table:table-cell>
        </table:table-row>
        <table:table-row table:style-name="ro1">
          <table:table-cell table:number-columns-repeated="2"/>
          <table:table-cell table:formula="of:=[.C331]+0.001" office:value-type="float" office:value="-0.671" calcext:value-type="float">
            <text:p>-0.671</text:p>
          </table:table-cell>
          <table:table-cell office:value-type="float" office:value="1.88778" calcext:value-type="float">
            <text:p>1.88778</text:p>
          </table:table-cell>
        </table:table-row>
        <table:table-row table:style-name="ro1">
          <table:table-cell table:number-columns-repeated="2"/>
          <table:table-cell table:formula="of:=[.C332]+0.001" office:value-type="float" office:value="-0.67" calcext:value-type="float">
            <text:p>-0.67</text:p>
          </table:table-cell>
          <table:table-cell office:value-type="float" office:value="1.88279" calcext:value-type="float">
            <text:p>1.88279</text:p>
          </table:table-cell>
        </table:table-row>
        <table:table-row table:style-name="ro1">
          <table:table-cell table:number-columns-repeated="2"/>
          <table:table-cell table:formula="of:=[.C333]+0.001" office:value-type="float" office:value="-0.669" calcext:value-type="float">
            <text:p>-0.669</text:p>
          </table:table-cell>
          <table:table-cell office:value-type="float" office:value="1.87781" calcext:value-type="float">
            <text:p>1.87781</text:p>
          </table:table-cell>
        </table:table-row>
        <table:table-row table:style-name="ro1">
          <table:table-cell table:number-columns-repeated="2"/>
          <table:table-cell table:formula="of:=[.C334]+0.001" office:value-type="float" office:value="-0.668" calcext:value-type="float">
            <text:p>-0.668</text:p>
          </table:table-cell>
          <table:table-cell office:value-type="float" office:value="1.87285" calcext:value-type="float">
            <text:p>1.87285</text:p>
          </table:table-cell>
        </table:table-row>
        <table:table-row table:style-name="ro1">
          <table:table-cell table:number-columns-repeated="2"/>
          <table:table-cell table:formula="of:=[.C335]+0.001" office:value-type="float" office:value="-0.667" calcext:value-type="float">
            <text:p>-0.667</text:p>
          </table:table-cell>
          <table:table-cell office:value-type="float" office:value="1.8679" calcext:value-type="float">
            <text:p>1.8679</text:p>
          </table:table-cell>
        </table:table-row>
        <table:table-row table:style-name="ro1">
          <table:table-cell table:number-columns-repeated="2"/>
          <table:table-cell table:formula="of:=[.C336]+0.001" office:value-type="float" office:value="-0.666" calcext:value-type="float">
            <text:p>-0.666</text:p>
          </table:table-cell>
          <table:table-cell office:value-type="float" office:value="1.86297" calcext:value-type="float">
            <text:p>1.86297</text:p>
          </table:table-cell>
        </table:table-row>
        <table:table-row table:style-name="ro1">
          <table:table-cell table:number-columns-repeated="2"/>
          <table:table-cell table:formula="of:=[.C337]+0.001" office:value-type="float" office:value="-0.665" calcext:value-type="float">
            <text:p>-0.665</text:p>
          </table:table-cell>
          <table:table-cell office:value-type="float" office:value="1.85805" calcext:value-type="float">
            <text:p>1.85805</text:p>
          </table:table-cell>
        </table:table-row>
        <table:table-row table:style-name="ro1">
          <table:table-cell table:number-columns-repeated="2"/>
          <table:table-cell table:formula="of:=[.C338]+0.001" office:value-type="float" office:value="-0.664" calcext:value-type="float">
            <text:p>-0.664</text:p>
          </table:table-cell>
          <table:table-cell office:value-type="float" office:value="1.85314" calcext:value-type="float">
            <text:p>1.85314</text:p>
          </table:table-cell>
        </table:table-row>
        <table:table-row table:style-name="ro1">
          <table:table-cell table:number-columns-repeated="2"/>
          <table:table-cell table:formula="of:=[.C339]+0.001" office:value-type="float" office:value="-0.663" calcext:value-type="float">
            <text:p>-0.663</text:p>
          </table:table-cell>
          <table:table-cell office:value-type="float" office:value="1.84825" calcext:value-type="float">
            <text:p>1.84825</text:p>
          </table:table-cell>
        </table:table-row>
        <table:table-row table:style-name="ro1">
          <table:table-cell table:number-columns-repeated="2"/>
          <table:table-cell table:formula="of:=[.C340]+0.001" office:value-type="float" office:value="-0.662" calcext:value-type="float">
            <text:p>-0.662</text:p>
          </table:table-cell>
          <table:table-cell office:value-type="float" office:value="1.84337" calcext:value-type="float">
            <text:p>1.84337</text:p>
          </table:table-cell>
        </table:table-row>
        <table:table-row table:style-name="ro1">
          <table:table-cell table:number-columns-repeated="2"/>
          <table:table-cell table:formula="of:=[.C341]+0.001" office:value-type="float" office:value="-0.661" calcext:value-type="float">
            <text:p>-0.661</text:p>
          </table:table-cell>
          <table:table-cell office:value-type="float" office:value="1.8385" calcext:value-type="float">
            <text:p>1.8385</text:p>
          </table:table-cell>
        </table:table-row>
        <table:table-row table:style-name="ro1">
          <table:table-cell table:number-columns-repeated="2"/>
          <table:table-cell table:formula="of:=[.C342]+0.001" office:value-type="float" office:value="-0.66" calcext:value-type="float">
            <text:p>-0.66</text:p>
          </table:table-cell>
          <table:table-cell office:value-type="float" office:value="1.83365" calcext:value-type="float">
            <text:p>1.83365</text:p>
          </table:table-cell>
        </table:table-row>
        <table:table-row table:style-name="ro1">
          <table:table-cell table:number-columns-repeated="2"/>
          <table:table-cell table:formula="of:=[.C343]+0.001" office:value-type="float" office:value="-0.659" calcext:value-type="float">
            <text:p>-0.659</text:p>
          </table:table-cell>
          <table:table-cell office:value-type="float" office:value="1.82881" calcext:value-type="float">
            <text:p>1.82881</text:p>
          </table:table-cell>
        </table:table-row>
        <table:table-row table:style-name="ro1">
          <table:table-cell table:number-columns-repeated="2"/>
          <table:table-cell table:formula="of:=[.C344]+0.001" office:value-type="float" office:value="-0.658" calcext:value-type="float">
            <text:p>-0.658</text:p>
          </table:table-cell>
          <table:table-cell office:value-type="float" office:value="1.82398" calcext:value-type="float">
            <text:p>1.82398</text:p>
          </table:table-cell>
        </table:table-row>
        <table:table-row table:style-name="ro1">
          <table:table-cell table:number-columns-repeated="2"/>
          <table:table-cell table:formula="of:=[.C345]+0.001" office:value-type="float" office:value="-0.657" calcext:value-type="float">
            <text:p>-0.657</text:p>
          </table:table-cell>
          <table:table-cell office:value-type="float" office:value="1.81917" calcext:value-type="float">
            <text:p>1.81917</text:p>
          </table:table-cell>
        </table:table-row>
        <table:table-row table:style-name="ro1">
          <table:table-cell table:number-columns-repeated="2"/>
          <table:table-cell table:formula="of:=[.C346]+0.001" office:value-type="float" office:value="-0.656" calcext:value-type="float">
            <text:p>-0.656</text:p>
          </table:table-cell>
          <table:table-cell office:value-type="float" office:value="1.81437" calcext:value-type="float">
            <text:p>1.81437</text:p>
          </table:table-cell>
        </table:table-row>
        <table:table-row table:style-name="ro1">
          <table:table-cell table:number-columns-repeated="2"/>
          <table:table-cell table:formula="of:=[.C347]+0.001" office:value-type="float" office:value="-0.655" calcext:value-type="float">
            <text:p>-0.655</text:p>
          </table:table-cell>
          <table:table-cell office:value-type="float" office:value="1.80958" calcext:value-type="float">
            <text:p>1.80958</text:p>
          </table:table-cell>
        </table:table-row>
        <table:table-row table:style-name="ro1">
          <table:table-cell table:number-columns-repeated="2"/>
          <table:table-cell table:formula="of:=[.C348]+0.001" office:value-type="float" office:value="-0.654" calcext:value-type="float">
            <text:p>-0.654</text:p>
          </table:table-cell>
          <table:table-cell office:value-type="float" office:value="1.80481" calcext:value-type="float">
            <text:p>1.80481</text:p>
          </table:table-cell>
        </table:table-row>
        <table:table-row table:style-name="ro1">
          <table:table-cell table:number-columns-repeated="2"/>
          <table:table-cell table:formula="of:=[.C349]+0.001" office:value-type="float" office:value="-0.653" calcext:value-type="float">
            <text:p>-0.653</text:p>
          </table:table-cell>
          <table:table-cell office:value-type="float" office:value="1.80005" calcext:value-type="float">
            <text:p>1.80005</text:p>
          </table:table-cell>
        </table:table-row>
        <table:table-row table:style-name="ro1">
          <table:table-cell table:number-columns-repeated="2"/>
          <table:table-cell table:formula="of:=[.C350]+0.001" office:value-type="float" office:value="-0.652" calcext:value-type="float">
            <text:p>-0.652</text:p>
          </table:table-cell>
          <table:table-cell office:value-type="float" office:value="1.7953" calcext:value-type="float">
            <text:p>1.7953</text:p>
          </table:table-cell>
        </table:table-row>
        <table:table-row table:style-name="ro1">
          <table:table-cell table:number-columns-repeated="2"/>
          <table:table-cell table:formula="of:=[.C351]+0.001" office:value-type="float" office:value="-0.651" calcext:value-type="float">
            <text:p>-0.651</text:p>
          </table:table-cell>
          <table:table-cell office:value-type="float" office:value="1.79057" calcext:value-type="float">
            <text:p>1.79057</text:p>
          </table:table-cell>
        </table:table-row>
        <table:table-row table:style-name="ro1">
          <table:table-cell table:number-columns-repeated="2"/>
          <table:table-cell table:formula="of:=[.C352]+0.001" office:value-type="float" office:value="-0.65" calcext:value-type="float">
            <text:p>-0.65</text:p>
          </table:table-cell>
          <table:table-cell office:value-type="float" office:value="1.78585" calcext:value-type="float">
            <text:p>1.78585</text:p>
          </table:table-cell>
        </table:table-row>
        <table:table-row table:style-name="ro1">
          <table:table-cell table:number-columns-repeated="2"/>
          <table:table-cell table:formula="of:=[.C353]+0.001" office:value-type="float" office:value="-0.649" calcext:value-type="float">
            <text:p>-0.649</text:p>
          </table:table-cell>
          <table:table-cell office:value-type="float" office:value="1.78114" calcext:value-type="float">
            <text:p>1.78114</text:p>
          </table:table-cell>
        </table:table-row>
        <table:table-row table:style-name="ro1">
          <table:table-cell table:number-columns-repeated="2"/>
          <table:table-cell table:formula="of:=[.C354]+0.001" office:value-type="float" office:value="-0.648" calcext:value-type="float">
            <text:p>-0.648</text:p>
          </table:table-cell>
          <table:table-cell office:value-type="float" office:value="1.77644" calcext:value-type="float">
            <text:p>1.77644</text:p>
          </table:table-cell>
        </table:table-row>
        <table:table-row table:style-name="ro1">
          <table:table-cell table:number-columns-repeated="2"/>
          <table:table-cell table:formula="of:=[.C355]+0.001" office:value-type="float" office:value="-0.647" calcext:value-type="float">
            <text:p>-0.647</text:p>
          </table:table-cell>
          <table:table-cell office:value-type="float" office:value="1.77176" calcext:value-type="float">
            <text:p>1.77176</text:p>
          </table:table-cell>
        </table:table-row>
        <table:table-row table:style-name="ro1">
          <table:table-cell table:number-columns-repeated="2"/>
          <table:table-cell table:formula="of:=[.C356]+0.001" office:value-type="float" office:value="-0.646" calcext:value-type="float">
            <text:p>-0.646</text:p>
          </table:table-cell>
          <table:table-cell office:value-type="float" office:value="1.76709" calcext:value-type="float">
            <text:p>1.76709</text:p>
          </table:table-cell>
        </table:table-row>
        <table:table-row table:style-name="ro1">
          <table:table-cell table:number-columns-repeated="2"/>
          <table:table-cell table:formula="of:=[.C357]+0.001" office:value-type="float" office:value="-0.645" calcext:value-type="float">
            <text:p>-0.645</text:p>
          </table:table-cell>
          <table:table-cell office:value-type="float" office:value="1.76243" calcext:value-type="float">
            <text:p>1.76243</text:p>
          </table:table-cell>
        </table:table-row>
        <table:table-row table:style-name="ro1">
          <table:table-cell table:number-columns-repeated="2"/>
          <table:table-cell table:formula="of:=[.C358]+0.001" office:value-type="float" office:value="-0.644" calcext:value-type="float">
            <text:p>-0.644</text:p>
          </table:table-cell>
          <table:table-cell office:value-type="float" office:value="1.75778" calcext:value-type="float">
            <text:p>1.75778</text:p>
          </table:table-cell>
        </table:table-row>
        <table:table-row table:style-name="ro1">
          <table:table-cell table:number-columns-repeated="2"/>
          <table:table-cell table:formula="of:=[.C359]+0.001" office:value-type="float" office:value="-0.643" calcext:value-type="float">
            <text:p>-0.643</text:p>
          </table:table-cell>
          <table:table-cell office:value-type="float" office:value="1.75315" calcext:value-type="float">
            <text:p>1.75315</text:p>
          </table:table-cell>
        </table:table-row>
        <table:table-row table:style-name="ro1">
          <table:table-cell table:number-columns-repeated="2"/>
          <table:table-cell table:formula="of:=[.C360]+0.001" office:value-type="float" office:value="-0.642" calcext:value-type="float">
            <text:p>-0.642</text:p>
          </table:table-cell>
          <table:table-cell office:value-type="float" office:value="1.74853" calcext:value-type="float">
            <text:p>1.74853</text:p>
          </table:table-cell>
        </table:table-row>
        <table:table-row table:style-name="ro1">
          <table:table-cell table:number-columns-repeated="2"/>
          <table:table-cell table:formula="of:=[.C361]+0.001" office:value-type="float" office:value="-0.641" calcext:value-type="float">
            <text:p>-0.641</text:p>
          </table:table-cell>
          <table:table-cell office:value-type="float" office:value="1.74392" calcext:value-type="float">
            <text:p>1.74392</text:p>
          </table:table-cell>
        </table:table-row>
        <table:table-row table:style-name="ro1">
          <table:table-cell table:number-columns-repeated="2"/>
          <table:table-cell table:formula="of:=[.C362]+0.001" office:value-type="float" office:value="-0.64" calcext:value-type="float">
            <text:p>-0.64</text:p>
          </table:table-cell>
          <table:table-cell office:value-type="float" office:value="1.73932" calcext:value-type="float">
            <text:p>1.73932</text:p>
          </table:table-cell>
        </table:table-row>
        <table:table-row table:style-name="ro1">
          <table:table-cell table:number-columns-repeated="2"/>
          <table:table-cell table:formula="of:=[.C363]+0.001" office:value-type="float" office:value="-0.639" calcext:value-type="float">
            <text:p>-0.639</text:p>
          </table:table-cell>
          <table:table-cell office:value-type="float" office:value="1.73474" calcext:value-type="float">
            <text:p>1.73474</text:p>
          </table:table-cell>
        </table:table-row>
        <table:table-row table:style-name="ro1">
          <table:table-cell table:number-columns-repeated="2"/>
          <table:table-cell table:formula="of:=[.C364]+0.001" office:value-type="float" office:value="-0.638" calcext:value-type="float">
            <text:p>-0.638</text:p>
          </table:table-cell>
          <table:table-cell office:value-type="float" office:value="1.73017" calcext:value-type="float">
            <text:p>1.73017</text:p>
          </table:table-cell>
        </table:table-row>
        <table:table-row table:style-name="ro1">
          <table:table-cell table:number-columns-repeated="2"/>
          <table:table-cell table:formula="of:=[.C365]+0.001" office:value-type="float" office:value="-0.637" calcext:value-type="float">
            <text:p>-0.637</text:p>
          </table:table-cell>
          <table:table-cell office:value-type="float" office:value="1.72561" calcext:value-type="float">
            <text:p>1.72561</text:p>
          </table:table-cell>
        </table:table-row>
        <table:table-row table:style-name="ro1">
          <table:table-cell table:number-columns-repeated="2"/>
          <table:table-cell table:formula="of:=[.C366]+0.001" office:value-type="float" office:value="-0.636" calcext:value-type="float">
            <text:p>-0.636</text:p>
          </table:table-cell>
          <table:table-cell office:value-type="float" office:value="1.72106" calcext:value-type="float">
            <text:p>1.72106</text:p>
          </table:table-cell>
        </table:table-row>
        <table:table-row table:style-name="ro1">
          <table:table-cell table:number-columns-repeated="2"/>
          <table:table-cell table:formula="of:=[.C367]+0.001" office:value-type="float" office:value="-0.635" calcext:value-type="float">
            <text:p>-0.635</text:p>
          </table:table-cell>
          <table:table-cell office:value-type="float" office:value="1.71653" calcext:value-type="float">
            <text:p>1.71653</text:p>
          </table:table-cell>
        </table:table-row>
        <table:table-row table:style-name="ro1">
          <table:table-cell table:number-columns-repeated="2"/>
          <table:table-cell table:formula="of:=[.C368]+0.001" office:value-type="float" office:value="-0.634" calcext:value-type="float">
            <text:p>-0.634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table:number-columns-repeated="2"/>
          <table:table-cell table:formula="of:=[.C369]+0.001" office:value-type="float" office:value="-0.633" calcext:value-type="float">
            <text:p>-0.633</text:p>
          </table:table-cell>
          <table:table-cell office:value-type="float" office:value="1.70749" calcext:value-type="float">
            <text:p>1.70749</text:p>
          </table:table-cell>
        </table:table-row>
        <table:table-row table:style-name="ro1">
          <table:table-cell table:number-columns-repeated="2"/>
          <table:table-cell table:formula="of:=[.C370]+0.001" office:value-type="float" office:value="-0.632" calcext:value-type="float">
            <text:p>-0.632</text:p>
          </table:table-cell>
          <table:table-cell office:value-type="float" office:value="1.70299" calcext:value-type="float">
            <text:p>1.70299</text:p>
          </table:table-cell>
        </table:table-row>
        <table:table-row table:style-name="ro1">
          <table:table-cell table:number-columns-repeated="2"/>
          <table:table-cell table:formula="of:=[.C371]+0.001" office:value-type="float" office:value="-0.631" calcext:value-type="float">
            <text:p>-0.631</text:p>
          </table:table-cell>
          <table:table-cell office:value-type="float" office:value="1.6985" calcext:value-type="float">
            <text:p>1.6985</text:p>
          </table:table-cell>
        </table:table-row>
        <table:table-row table:style-name="ro1">
          <table:table-cell table:number-columns-repeated="2"/>
          <table:table-cell table:formula="of:=[.C372]+0.001" office:value-type="float" office:value="-0.63" calcext:value-type="float">
            <text:p>-0.63</text:p>
          </table:table-cell>
          <table:table-cell office:value-type="float" office:value="1.69403" calcext:value-type="float">
            <text:p>1.69403</text:p>
          </table:table-cell>
        </table:table-row>
        <table:table-row table:style-name="ro1">
          <table:table-cell table:number-columns-repeated="2"/>
          <table:table-cell table:formula="of:=[.C373]+0.001" office:value-type="float" office:value="-0.629" calcext:value-type="float">
            <text:p>-0.629</text:p>
          </table:table-cell>
          <table:table-cell office:value-type="float" office:value="1.68956" calcext:value-type="float">
            <text:p>1.68956</text:p>
          </table:table-cell>
        </table:table-row>
        <table:table-row table:style-name="ro1">
          <table:table-cell table:number-columns-repeated="2"/>
          <table:table-cell table:formula="of:=[.C374]+0.001" office:value-type="float" office:value="-0.628" calcext:value-type="float">
            <text:p>-0.628</text:p>
          </table:table-cell>
          <table:table-cell office:value-type="float" office:value="1.68511" calcext:value-type="float">
            <text:p>1.68511</text:p>
          </table:table-cell>
        </table:table-row>
        <table:table-row table:style-name="ro1">
          <table:table-cell table:number-columns-repeated="2"/>
          <table:table-cell table:formula="of:=[.C375]+0.001" office:value-type="float" office:value="-0.627" calcext:value-type="float">
            <text:p>-0.627</text:p>
          </table:table-cell>
          <table:table-cell office:value-type="float" office:value="1.68067" calcext:value-type="float">
            <text:p>1.68067</text:p>
          </table:table-cell>
        </table:table-row>
        <table:table-row table:style-name="ro1">
          <table:table-cell table:number-columns-repeated="2"/>
          <table:table-cell table:formula="of:=[.C376]+0.001" office:value-type="float" office:value="-0.626" calcext:value-type="float">
            <text:p>-0.626</text:p>
          </table:table-cell>
          <table:table-cell office:value-type="float" office:value="1.67624" calcext:value-type="float">
            <text:p>1.67624</text:p>
          </table:table-cell>
        </table:table-row>
        <table:table-row table:style-name="ro1">
          <table:table-cell table:number-columns-repeated="2"/>
          <table:table-cell table:formula="of:=[.C377]+0.001" office:value-type="float" office:value="-0.625" calcext:value-type="float">
            <text:p>-0.625</text:p>
          </table:table-cell>
          <table:table-cell office:value-type="float" office:value="1.67182" calcext:value-type="float">
            <text:p>1.67182</text:p>
          </table:table-cell>
        </table:table-row>
        <table:table-row table:style-name="ro1">
          <table:table-cell table:number-columns-repeated="2"/>
          <table:table-cell table:formula="of:=[.C378]+0.001" office:value-type="float" office:value="-0.624" calcext:value-type="float">
            <text:p>-0.624</text:p>
          </table:table-cell>
          <table:table-cell office:value-type="float" office:value="1.66742" calcext:value-type="float">
            <text:p>1.66742</text:p>
          </table:table-cell>
        </table:table-row>
        <table:table-row table:style-name="ro1">
          <table:table-cell table:number-columns-repeated="2"/>
          <table:table-cell table:formula="of:=[.C379]+0.001" office:value-type="float" office:value="-0.623" calcext:value-type="float">
            <text:p>-0.623</text:p>
          </table:table-cell>
          <table:table-cell office:value-type="float" office:value="1.66302" calcext:value-type="float">
            <text:p>1.66302</text:p>
          </table:table-cell>
        </table:table-row>
        <table:table-row table:style-name="ro1">
          <table:table-cell table:number-columns-repeated="2"/>
          <table:table-cell table:formula="of:=[.C380]+0.001" office:value-type="float" office:value="-0.622" calcext:value-type="float">
            <text:p>-0.622</text:p>
          </table:table-cell>
          <table:table-cell office:value-type="float" office:value="1.65864" calcext:value-type="float">
            <text:p>1.65864</text:p>
          </table:table-cell>
        </table:table-row>
        <table:table-row table:style-name="ro1">
          <table:table-cell table:number-columns-repeated="2"/>
          <table:table-cell table:formula="of:=[.C381]+0.001" office:value-type="float" office:value="-0.621" calcext:value-type="float">
            <text:p>-0.621</text:p>
          </table:table-cell>
          <table:table-cell office:value-type="float" office:value="1.65426" calcext:value-type="float">
            <text:p>1.65426</text:p>
          </table:table-cell>
        </table:table-row>
        <table:table-row table:style-name="ro1">
          <table:table-cell table:number-columns-repeated="2"/>
          <table:table-cell table:formula="of:=[.C382]+0.001" office:value-type="float" office:value="-0.62" calcext:value-type="float">
            <text:p>-0.62</text:p>
          </table:table-cell>
          <table:table-cell office:value-type="float" office:value="1.6499" calcext:value-type="float">
            <text:p>1.6499</text:p>
          </table:table-cell>
        </table:table-row>
        <table:table-row table:style-name="ro1">
          <table:table-cell table:number-columns-repeated="2"/>
          <table:table-cell table:formula="of:=[.C383]+0.001" office:value-type="float" office:value="-0.619" calcext:value-type="float">
            <text:p>-0.619</text:p>
          </table:table-cell>
          <table:table-cell office:value-type="float" office:value="1.64555" calcext:value-type="float">
            <text:p>1.64555</text:p>
          </table:table-cell>
        </table:table-row>
        <table:table-row table:style-name="ro1">
          <table:table-cell table:number-columns-repeated="2"/>
          <table:table-cell table:formula="of:=[.C384]+0.001" office:value-type="float" office:value="-0.618" calcext:value-type="float">
            <text:p>-0.618</text:p>
          </table:table-cell>
          <table:table-cell office:value-type="float" office:value="1.64121" calcext:value-type="float">
            <text:p>1.64121</text:p>
          </table:table-cell>
        </table:table-row>
        <table:table-row table:style-name="ro1">
          <table:table-cell table:number-columns-repeated="2"/>
          <table:table-cell table:formula="of:=[.C385]+0.001" office:value-type="float" office:value="-0.617" calcext:value-type="float">
            <text:p>-0.617</text:p>
          </table:table-cell>
          <table:table-cell office:value-type="float" office:value="1.63688" calcext:value-type="float">
            <text:p>1.63688</text:p>
          </table:table-cell>
        </table:table-row>
        <table:table-row table:style-name="ro1">
          <table:table-cell table:number-columns-repeated="2"/>
          <table:table-cell table:formula="of:=[.C386]+0.001" office:value-type="float" office:value="-0.616" calcext:value-type="float">
            <text:p>-0.616</text:p>
          </table:table-cell>
          <table:table-cell office:value-type="float" office:value="1.63257" calcext:value-type="float">
            <text:p>1.63257</text:p>
          </table:table-cell>
        </table:table-row>
        <table:table-row table:style-name="ro1">
          <table:table-cell table:number-columns-repeated="2"/>
          <table:table-cell table:formula="of:=[.C387]+0.001" office:value-type="float" office:value="-0.615" calcext:value-type="float">
            <text:p>-0.615</text:p>
          </table:table-cell>
          <table:table-cell office:value-type="float" office:value="1.62826" calcext:value-type="float">
            <text:p>1.62826</text:p>
          </table:table-cell>
        </table:table-row>
        <table:table-row table:style-name="ro1">
          <table:table-cell table:number-columns-repeated="2"/>
          <table:table-cell table:formula="of:=[.C388]+0.001" office:value-type="float" office:value="-0.614" calcext:value-type="float">
            <text:p>-0.614</text:p>
          </table:table-cell>
          <table:table-cell office:value-type="float" office:value="1.62397" calcext:value-type="float">
            <text:p>1.62397</text:p>
          </table:table-cell>
        </table:table-row>
        <table:table-row table:style-name="ro1">
          <table:table-cell table:number-columns-repeated="2"/>
          <table:table-cell table:formula="of:=[.C389]+0.001" office:value-type="float" office:value="-0.613" calcext:value-type="float">
            <text:p>-0.613</text:p>
          </table:table-cell>
          <table:table-cell office:value-type="float" office:value="1.61968" calcext:value-type="float">
            <text:p>1.61968</text:p>
          </table:table-cell>
        </table:table-row>
        <table:table-row table:style-name="ro1">
          <table:table-cell table:number-columns-repeated="2"/>
          <table:table-cell table:formula="of:=[.C390]+0.001" office:value-type="float" office:value="-0.612" calcext:value-type="float">
            <text:p>-0.612</text:p>
          </table:table-cell>
          <table:table-cell office:value-type="float" office:value="1.61541" calcext:value-type="float">
            <text:p>1.61541</text:p>
          </table:table-cell>
        </table:table-row>
        <table:table-row table:style-name="ro1">
          <table:table-cell table:number-columns-repeated="2"/>
          <table:table-cell table:formula="of:=[.C391]+0.001" office:value-type="float" office:value="-0.611" calcext:value-type="float">
            <text:p>-0.611</text:p>
          </table:table-cell>
          <table:table-cell office:value-type="float" office:value="1.61115" calcext:value-type="float">
            <text:p>1.61115</text:p>
          </table:table-cell>
        </table:table-row>
        <table:table-row table:style-name="ro1">
          <table:table-cell table:number-columns-repeated="2"/>
          <table:table-cell table:formula="of:=[.C392]+0.001" office:value-type="float" office:value="-0.61" calcext:value-type="float">
            <text:p>-0.61</text:p>
          </table:table-cell>
          <table:table-cell office:value-type="float" office:value="1.6069" calcext:value-type="float">
            <text:p>1.6069</text:p>
          </table:table-cell>
        </table:table-row>
        <table:table-row table:style-name="ro1">
          <table:table-cell table:number-columns-repeated="2"/>
          <table:table-cell table:formula="of:=[.C393]+0.001" office:value-type="float" office:value="-0.609" calcext:value-type="float">
            <text:p>-0.609</text:p>
          </table:table-cell>
          <table:table-cell office:value-type="float" office:value="1.60266" calcext:value-type="float">
            <text:p>1.60266</text:p>
          </table:table-cell>
        </table:table-row>
        <table:table-row table:style-name="ro1">
          <table:table-cell table:number-columns-repeated="2"/>
          <table:table-cell table:formula="of:=[.C394]+0.001" office:value-type="float" office:value="-0.608" calcext:value-type="float">
            <text:p>-0.608</text:p>
          </table:table-cell>
          <table:table-cell office:value-type="float" office:value="1.59843" calcext:value-type="float">
            <text:p>1.59843</text:p>
          </table:table-cell>
        </table:table-row>
        <table:table-row table:style-name="ro1">
          <table:table-cell table:number-columns-repeated="2"/>
          <table:table-cell table:formula="of:=[.C395]+0.001" office:value-type="float" office:value="-0.607" calcext:value-type="float">
            <text:p>-0.607</text:p>
          </table:table-cell>
          <table:table-cell office:value-type="float" office:value="1.59421" calcext:value-type="float">
            <text:p>1.59421</text:p>
          </table:table-cell>
        </table:table-row>
        <table:table-row table:style-name="ro1">
          <table:table-cell table:number-columns-repeated="2"/>
          <table:table-cell table:formula="of:=[.C396]+0.001" office:value-type="float" office:value="-0.606" calcext:value-type="float">
            <text:p>-0.606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table:number-columns-repeated="2"/>
          <table:table-cell table:formula="of:=[.C397]+0.001" office:value-type="float" office:value="-0.605" calcext:value-type="float">
            <text:p>-0.605</text:p>
          </table:table-cell>
          <table:table-cell office:value-type="float" office:value="1.5858" calcext:value-type="float">
            <text:p>1.5858</text:p>
          </table:table-cell>
        </table:table-row>
        <table:table-row table:style-name="ro1">
          <table:table-cell table:number-columns-repeated="2"/>
          <table:table-cell table:formula="of:=[.C398]+0.001" office:value-type="float" office:value="-0.604" calcext:value-type="float">
            <text:p>-0.604</text:p>
          </table:table-cell>
          <table:table-cell office:value-type="float" office:value="1.58161" calcext:value-type="float">
            <text:p>1.58161</text:p>
          </table:table-cell>
        </table:table-row>
        <table:table-row table:style-name="ro1">
          <table:table-cell table:number-columns-repeated="2"/>
          <table:table-cell table:formula="of:=[.C399]+0.001" office:value-type="float" office:value="-0.603" calcext:value-type="float">
            <text:p>-0.603</text:p>
          </table:table-cell>
          <table:table-cell office:value-type="float" office:value="1.57743" calcext:value-type="float">
            <text:p>1.57743</text:p>
          </table:table-cell>
        </table:table-row>
        <table:table-row table:style-name="ro1">
          <table:table-cell table:number-columns-repeated="2"/>
          <table:table-cell table:formula="of:=[.C400]+0.001" office:value-type="float" office:value="-0.602" calcext:value-type="float">
            <text:p>-0.602</text:p>
          </table:table-cell>
          <table:table-cell office:value-type="float" office:value="1.57327" calcext:value-type="float">
            <text:p>1.57327</text:p>
          </table:table-cell>
        </table:table-row>
        <table:table-row table:style-name="ro1">
          <table:table-cell table:number-columns-repeated="2"/>
          <table:table-cell table:formula="of:=[.C401]+0.001" office:value-type="float" office:value="-0.601" calcext:value-type="float">
            <text:p>-0.601</text:p>
          </table:table-cell>
          <table:table-cell office:value-type="float" office:value="1.56911" calcext:value-type="float">
            <text:p>1.56911</text:p>
          </table:table-cell>
        </table:table-row>
        <table:table-row table:style-name="ro1">
          <table:table-cell table:number-columns-repeated="2"/>
          <table:table-cell table:formula="of:=[.C402]+0.001" office:value-type="float" office:value="-0.6" calcext:value-type="float">
            <text:p>-0.6</text:p>
          </table:table-cell>
          <table:table-cell office:value-type="float" office:value="1.56496" calcext:value-type="float">
            <text:p>1.56496</text:p>
          </table:table-cell>
        </table:table-row>
        <table:table-row table:style-name="ro1">
          <table:table-cell table:number-columns-repeated="2"/>
          <table:table-cell table:formula="of:=[.C403]+0.001" office:value-type="float" office:value="-0.599" calcext:value-type="float">
            <text:p>-0.599</text:p>
          </table:table-cell>
          <table:table-cell office:value-type="float" office:value="1.56083" calcext:value-type="float">
            <text:p>1.56083</text:p>
          </table:table-cell>
        </table:table-row>
        <table:table-row table:style-name="ro1">
          <table:table-cell table:number-columns-repeated="2"/>
          <table:table-cell table:formula="of:=[.C404]+0.001" office:value-type="float" office:value="-0.598" calcext:value-type="float">
            <text:p>-0.598</text:p>
          </table:table-cell>
          <table:table-cell office:value-type="float" office:value="1.5567" calcext:value-type="float">
            <text:p>1.5567</text:p>
          </table:table-cell>
        </table:table-row>
        <table:table-row table:style-name="ro1">
          <table:table-cell table:number-columns-repeated="2"/>
          <table:table-cell table:formula="of:=[.C405]+0.001" office:value-type="float" office:value="-0.597" calcext:value-type="float">
            <text:p>-0.597</text:p>
          </table:table-cell>
          <table:table-cell office:value-type="float" office:value="1.55258" calcext:value-type="float">
            <text:p>1.55258</text:p>
          </table:table-cell>
        </table:table-row>
        <table:table-row table:style-name="ro1">
          <table:table-cell table:number-columns-repeated="2"/>
          <table:table-cell table:formula="of:=[.C406]+0.001" office:value-type="float" office:value="-0.596" calcext:value-type="float">
            <text:p>-0.596</text:p>
          </table:table-cell>
          <table:table-cell office:value-type="float" office:value="1.54848" calcext:value-type="float">
            <text:p>1.54848</text:p>
          </table:table-cell>
        </table:table-row>
        <table:table-row table:style-name="ro1">
          <table:table-cell table:number-columns-repeated="2"/>
          <table:table-cell table:formula="of:=[.C407]+0.001" office:value-type="float" office:value="-0.595" calcext:value-type="float">
            <text:p>-0.595</text:p>
          </table:table-cell>
          <table:table-cell office:value-type="float" office:value="1.54438" calcext:value-type="float">
            <text:p>1.54438</text:p>
          </table:table-cell>
        </table:table-row>
        <table:table-row table:style-name="ro1">
          <table:table-cell table:number-columns-repeated="2"/>
          <table:table-cell table:formula="of:=[.C408]+0.001" office:value-type="float" office:value="-0.594" calcext:value-type="float">
            <text:p>-0.594</text:p>
          </table:table-cell>
          <table:table-cell office:value-type="float" office:value="1.5403" calcext:value-type="float">
            <text:p>1.5403</text:p>
          </table:table-cell>
        </table:table-row>
        <table:table-row table:style-name="ro1">
          <table:table-cell table:number-columns-repeated="2"/>
          <table:table-cell table:formula="of:=[.C409]+0.001" office:value-type="float" office:value="-0.593" calcext:value-type="float">
            <text:p>-0.593</text:p>
          </table:table-cell>
          <table:table-cell office:value-type="float" office:value="1.53622" calcext:value-type="float">
            <text:p>1.53622</text:p>
          </table:table-cell>
        </table:table-row>
        <table:table-row table:style-name="ro1">
          <table:table-cell table:number-columns-repeated="2"/>
          <table:table-cell table:formula="of:=[.C410]+0.001" office:value-type="float" office:value="-0.592" calcext:value-type="float">
            <text:p>-0.592</text:p>
          </table:table-cell>
          <table:table-cell office:value-type="float" office:value="1.53216" calcext:value-type="float">
            <text:p>1.53216</text:p>
          </table:table-cell>
        </table:table-row>
        <table:table-row table:style-name="ro1">
          <table:table-cell table:number-columns-repeated="2"/>
          <table:table-cell table:formula="of:=[.C411]+0.001" office:value-type="float" office:value="-0.591" calcext:value-type="float">
            <text:p>-0.591</text:p>
          </table:table-cell>
          <table:table-cell office:value-type="float" office:value="1.5281" calcext:value-type="float">
            <text:p>1.5281</text:p>
          </table:table-cell>
        </table:table-row>
        <table:table-row table:style-name="ro1">
          <table:table-cell table:number-columns-repeated="2"/>
          <table:table-cell table:formula="of:=[.C412]+0.001" office:value-type="float" office:value="-0.59" calcext:value-type="float">
            <text:p>-0.59</text:p>
          </table:table-cell>
          <table:table-cell office:value-type="float" office:value="1.52406" calcext:value-type="float">
            <text:p>1.52406</text:p>
          </table:table-cell>
        </table:table-row>
        <table:table-row table:style-name="ro1">
          <table:table-cell table:number-columns-repeated="2"/>
          <table:table-cell table:formula="of:=[.C413]+0.001" office:value-type="float" office:value="-0.589" calcext:value-type="float">
            <text:p>-0.589</text:p>
          </table:table-cell>
          <table:table-cell office:value-type="float" office:value="1.52002" calcext:value-type="float">
            <text:p>1.52002</text:p>
          </table:table-cell>
        </table:table-row>
        <table:table-row table:style-name="ro1">
          <table:table-cell table:number-columns-repeated="2"/>
          <table:table-cell table:formula="of:=[.C414]+0.001" office:value-type="float" office:value="-0.588" calcext:value-type="float">
            <text:p>-0.588</text:p>
          </table:table-cell>
          <table:table-cell office:value-type="float" office:value="1.51599" calcext:value-type="float">
            <text:p>1.51599</text:p>
          </table:table-cell>
        </table:table-row>
        <table:table-row table:style-name="ro1">
          <table:table-cell table:number-columns-repeated="2"/>
          <table:table-cell table:formula="of:=[.C415]+0.001" office:value-type="float" office:value="-0.587" calcext:value-type="float">
            <text:p>-0.587</text:p>
          </table:table-cell>
          <table:table-cell office:value-type="float" office:value="1.51198" calcext:value-type="float">
            <text:p>1.51198</text:p>
          </table:table-cell>
        </table:table-row>
        <table:table-row table:style-name="ro1">
          <table:table-cell table:number-columns-repeated="2"/>
          <table:table-cell table:formula="of:=[.C416]+0.001" office:value-type="float" office:value="-0.586" calcext:value-type="float">
            <text:p>-0.586</text:p>
          </table:table-cell>
          <table:table-cell office:value-type="float" office:value="1.50797" calcext:value-type="float">
            <text:p>1.50797</text:p>
          </table:table-cell>
        </table:table-row>
        <table:table-row table:style-name="ro1">
          <table:table-cell table:number-columns-repeated="2"/>
          <table:table-cell table:formula="of:=[.C417]+0.001" office:value-type="float" office:value="-0.585" calcext:value-type="float">
            <text:p>-0.585</text:p>
          </table:table-cell>
          <table:table-cell office:value-type="float" office:value="1.50397" calcext:value-type="float">
            <text:p>1.50397</text:p>
          </table:table-cell>
        </table:table-row>
        <table:table-row table:style-name="ro1">
          <table:table-cell table:number-columns-repeated="2"/>
          <table:table-cell table:formula="of:=[.C418]+0.001" office:value-type="float" office:value="-0.584" calcext:value-type="float">
            <text:p>-0.584</text:p>
          </table:table-cell>
          <table:table-cell office:value-type="float" office:value="1.49999" calcext:value-type="float">
            <text:p>1.49999</text:p>
          </table:table-cell>
        </table:table-row>
        <table:table-row table:style-name="ro1">
          <table:table-cell table:number-columns-repeated="2"/>
          <table:table-cell table:formula="of:=[.C419]+0.001" office:value-type="float" office:value="-0.583" calcext:value-type="float">
            <text:p>-0.583</text:p>
          </table:table-cell>
          <table:table-cell office:value-type="float" office:value="1.49601" calcext:value-type="float">
            <text:p>1.49601</text:p>
          </table:table-cell>
        </table:table-row>
        <table:table-row table:style-name="ro1">
          <table:table-cell table:number-columns-repeated="2"/>
          <table:table-cell table:formula="of:=[.C420]+0.001" office:value-type="float" office:value="-0.582" calcext:value-type="float">
            <text:p>-0.582</text:p>
          </table:table-cell>
          <table:table-cell office:value-type="float" office:value="1.49204" calcext:value-type="float">
            <text:p>1.49204</text:p>
          </table:table-cell>
        </table:table-row>
        <table:table-row table:style-name="ro1">
          <table:table-cell table:number-columns-repeated="2"/>
          <table:table-cell table:formula="of:=[.C421]+0.001" office:value-type="float" office:value="-0.581" calcext:value-type="float">
            <text:p>-0.581</text:p>
          </table:table-cell>
          <table:table-cell office:value-type="float" office:value="1.48808" calcext:value-type="float">
            <text:p>1.48808</text:p>
          </table:table-cell>
        </table:table-row>
        <table:table-row table:style-name="ro1">
          <table:table-cell table:number-columns-repeated="2"/>
          <table:table-cell table:formula="of:=[.C422]+0.001" office:value-type="float" office:value="-0.58" calcext:value-type="float">
            <text:p>-0.58</text:p>
          </table:table-cell>
          <table:table-cell office:value-type="float" office:value="1.48413" calcext:value-type="float">
            <text:p>1.48413</text:p>
          </table:table-cell>
        </table:table-row>
        <table:table-row table:style-name="ro1">
          <table:table-cell table:number-columns-repeated="2"/>
          <table:table-cell table:formula="of:=[.C423]+0.001" office:value-type="float" office:value="-0.579" calcext:value-type="float">
            <text:p>-0.579</text:p>
          </table:table-cell>
          <table:table-cell office:value-type="float" office:value="1.48019" calcext:value-type="float">
            <text:p>1.48019</text:p>
          </table:table-cell>
        </table:table-row>
        <table:table-row table:style-name="ro1">
          <table:table-cell table:number-columns-repeated="2"/>
          <table:table-cell table:formula="of:=[.C424]+0.001" office:value-type="float" office:value="-0.578" calcext:value-type="float">
            <text:p>-0.578</text:p>
          </table:table-cell>
          <table:table-cell office:value-type="float" office:value="1.47626" calcext:value-type="float">
            <text:p>1.47626</text:p>
          </table:table-cell>
        </table:table-row>
        <table:table-row table:style-name="ro1">
          <table:table-cell table:number-columns-repeated="2"/>
          <table:table-cell table:formula="of:=[.C425]+0.001" office:value-type="float" office:value="-0.577" calcext:value-type="float">
            <text:p>-0.577</text:p>
          </table:table-cell>
          <table:table-cell office:value-type="float" office:value="1.47234" calcext:value-type="float">
            <text:p>1.47234</text:p>
          </table:table-cell>
        </table:table-row>
        <table:table-row table:style-name="ro1">
          <table:table-cell table:number-columns-repeated="2"/>
          <table:table-cell table:formula="of:=[.C426]+0.001" office:value-type="float" office:value="-0.576" calcext:value-type="float">
            <text:p>-0.576</text:p>
          </table:table-cell>
          <table:table-cell office:value-type="float" office:value="1.46843" calcext:value-type="float">
            <text:p>1.46843</text:p>
          </table:table-cell>
        </table:table-row>
        <table:table-row table:style-name="ro1">
          <table:table-cell table:number-columns-repeated="2"/>
          <table:table-cell table:formula="of:=[.C427]+0.001" office:value-type="float" office:value="-0.575" calcext:value-type="float">
            <text:p>-0.575</text:p>
          </table:table-cell>
          <table:table-cell office:value-type="float" office:value="1.46452" calcext:value-type="float">
            <text:p>1.46452</text:p>
          </table:table-cell>
        </table:table-row>
        <table:table-row table:style-name="ro1">
          <table:table-cell table:number-columns-repeated="2"/>
          <table:table-cell table:formula="of:=[.C428]+0.001" office:value-type="float" office:value="-0.574" calcext:value-type="float">
            <text:p>-0.574</text:p>
          </table:table-cell>
          <table:table-cell office:value-type="float" office:value="1.46063" calcext:value-type="float">
            <text:p>1.46063</text:p>
          </table:table-cell>
        </table:table-row>
        <table:table-row table:style-name="ro1">
          <table:table-cell table:number-columns-repeated="2"/>
          <table:table-cell table:formula="of:=[.C429]+0.001" office:value-type="float" office:value="-0.573" calcext:value-type="float">
            <text:p>-0.573</text:p>
          </table:table-cell>
          <table:table-cell office:value-type="float" office:value="1.45675" calcext:value-type="float">
            <text:p>1.45675</text:p>
          </table:table-cell>
        </table:table-row>
        <table:table-row table:style-name="ro1">
          <table:table-cell table:number-columns-repeated="2"/>
          <table:table-cell table:formula="of:=[.C430]+0.001" office:value-type="float" office:value="-0.572" calcext:value-type="float">
            <text:p>-0.572</text:p>
          </table:table-cell>
          <table:table-cell office:value-type="float" office:value="1.45287" calcext:value-type="float">
            <text:p>1.45287</text:p>
          </table:table-cell>
        </table:table-row>
        <table:table-row table:style-name="ro1">
          <table:table-cell table:number-columns-repeated="2"/>
          <table:table-cell table:formula="of:=[.C431]+0.001" office:value-type="float" office:value="-0.571" calcext:value-type="float">
            <text:p>-0.571</text:p>
          </table:table-cell>
          <table:table-cell office:value-type="float" office:value="1.449" calcext:value-type="float">
            <text:p>1.449</text:p>
          </table:table-cell>
        </table:table-row>
        <table:table-row table:style-name="ro1">
          <table:table-cell table:number-columns-repeated="2"/>
          <table:table-cell table:formula="of:=[.C432]+0.001" office:value-type="float" office:value="-0.57" calcext:value-type="float">
            <text:p>-0.57</text:p>
          </table:table-cell>
          <table:table-cell office:value-type="float" office:value="1.44515" calcext:value-type="float">
            <text:p>1.44515</text:p>
          </table:table-cell>
        </table:table-row>
        <table:table-row table:style-name="ro1">
          <table:table-cell table:number-columns-repeated="2"/>
          <table:table-cell table:formula="of:=[.C433]+0.001" office:value-type="float" office:value="-0.569" calcext:value-type="float">
            <text:p>-0.569</text:p>
          </table:table-cell>
          <table:table-cell office:value-type="float" office:value="1.4413" calcext:value-type="float">
            <text:p>1.4413</text:p>
          </table:table-cell>
        </table:table-row>
        <table:table-row table:style-name="ro1">
          <table:table-cell table:number-columns-repeated="2"/>
          <table:table-cell table:formula="of:=[.C434]+0.001" office:value-type="float" office:value="-0.568" calcext:value-type="float">
            <text:p>-0.568</text:p>
          </table:table-cell>
          <table:table-cell office:value-type="float" office:value="1.43746" calcext:value-type="float">
            <text:p>1.43746</text:p>
          </table:table-cell>
        </table:table-row>
        <table:table-row table:style-name="ro1">
          <table:table-cell table:number-columns-repeated="2"/>
          <table:table-cell table:formula="of:=[.C435]+0.001" office:value-type="float" office:value="-0.567" calcext:value-type="float">
            <text:p>-0.567</text:p>
          </table:table-cell>
          <table:table-cell office:value-type="float" office:value="1.43363" calcext:value-type="float">
            <text:p>1.43363</text:p>
          </table:table-cell>
        </table:table-row>
        <table:table-row table:style-name="ro1">
          <table:table-cell table:number-columns-repeated="2"/>
          <table:table-cell table:formula="of:=[.C436]+0.001" office:value-type="float" office:value="-0.566" calcext:value-type="float">
            <text:p>-0.566</text:p>
          </table:table-cell>
          <table:table-cell office:value-type="float" office:value="1.42981" calcext:value-type="float">
            <text:p>1.42981</text:p>
          </table:table-cell>
        </table:table-row>
        <table:table-row table:style-name="ro1">
          <table:table-cell table:number-columns-repeated="2"/>
          <table:table-cell table:formula="of:=[.C437]+0.001" office:value-type="float" office:value="-0.565" calcext:value-type="float">
            <text:p>-0.565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table:number-columns-repeated="2"/>
          <table:table-cell table:formula="of:=[.C438]+0.001" office:value-type="float" office:value="-0.564" calcext:value-type="float">
            <text:p>-0.564</text:p>
          </table:table-cell>
          <table:table-cell office:value-type="float" office:value="1.42219" calcext:value-type="float">
            <text:p>1.42219</text:p>
          </table:table-cell>
        </table:table-row>
        <table:table-row table:style-name="ro1">
          <table:table-cell table:number-columns-repeated="2"/>
          <table:table-cell table:formula="of:=[.C439]+0.001" office:value-type="float" office:value="-0.563" calcext:value-type="float">
            <text:p>-0.563</text:p>
          </table:table-cell>
          <table:table-cell office:value-type="float" office:value="1.4184" calcext:value-type="float">
            <text:p>1.4184</text:p>
          </table:table-cell>
        </table:table-row>
        <table:table-row table:style-name="ro1">
          <table:table-cell table:number-columns-repeated="2"/>
          <table:table-cell table:formula="of:=[.C440]+0.001" office:value-type="float" office:value="-0.562" calcext:value-type="float">
            <text:p>-0.562</text:p>
          </table:table-cell>
          <table:table-cell office:value-type="float" office:value="1.41461" calcext:value-type="float">
            <text:p>1.41461</text:p>
          </table:table-cell>
        </table:table-row>
        <table:table-row table:style-name="ro1">
          <table:table-cell table:number-columns-repeated="2"/>
          <table:table-cell table:formula="of:=[.C441]+0.001" office:value-type="float" office:value="-0.561" calcext:value-type="float">
            <text:p>-0.561</text:p>
          </table:table-cell>
          <table:table-cell office:value-type="float" office:value="1.41083" calcext:value-type="float">
            <text:p>1.41083</text:p>
          </table:table-cell>
        </table:table-row>
        <table:table-row table:style-name="ro1">
          <table:table-cell table:number-columns-repeated="2"/>
          <table:table-cell table:formula="of:=[.C442]+0.001" office:value-type="float" office:value="-0.56" calcext:value-type="float">
            <text:p>-0.56</text:p>
          </table:table-cell>
          <table:table-cell office:value-type="float" office:value="1.40707" calcext:value-type="float">
            <text:p>1.40707</text:p>
          </table:table-cell>
        </table:table-row>
        <table:table-row table:style-name="ro1">
          <table:table-cell table:number-columns-repeated="2"/>
          <table:table-cell table:formula="of:=[.C443]+0.001" office:value-type="float" office:value="-0.559" calcext:value-type="float">
            <text:p>-0.559</text:p>
          </table:table-cell>
          <table:table-cell office:value-type="float" office:value="1.40331" calcext:value-type="float">
            <text:p>1.40331</text:p>
          </table:table-cell>
        </table:table-row>
        <table:table-row table:style-name="ro1">
          <table:table-cell table:number-columns-repeated="2"/>
          <table:table-cell table:formula="of:=[.C444]+0.001" office:value-type="float" office:value="-0.558" calcext:value-type="float">
            <text:p>-0.558</text:p>
          </table:table-cell>
          <table:table-cell office:value-type="float" office:value="1.39955" calcext:value-type="float">
            <text:p>1.39955</text:p>
          </table:table-cell>
        </table:table-row>
        <table:table-row table:style-name="ro1">
          <table:table-cell table:number-columns-repeated="2"/>
          <table:table-cell table:formula="of:=[.C445]+0.001" office:value-type="float" office:value="-0.557" calcext:value-type="float">
            <text:p>-0.557</text:p>
          </table:table-cell>
          <table:table-cell office:value-type="float" office:value="1.39581" calcext:value-type="float">
            <text:p>1.39581</text:p>
          </table:table-cell>
        </table:table-row>
        <table:table-row table:style-name="ro1">
          <table:table-cell table:number-columns-repeated="2"/>
          <table:table-cell table:formula="of:=[.C446]+0.001" office:value-type="float" office:value="-0.556" calcext:value-type="float">
            <text:p>-0.556</text:p>
          </table:table-cell>
          <table:table-cell office:value-type="float" office:value="1.39208" calcext:value-type="float">
            <text:p>1.39208</text:p>
          </table:table-cell>
        </table:table-row>
        <table:table-row table:style-name="ro1">
          <table:table-cell table:number-columns-repeated="2"/>
          <table:table-cell table:formula="of:=[.C447]+0.001" office:value-type="float" office:value="-0.555" calcext:value-type="float">
            <text:p>-0.555</text:p>
          </table:table-cell>
          <table:table-cell office:value-type="float" office:value="1.38835" calcext:value-type="float">
            <text:p>1.38835</text:p>
          </table:table-cell>
        </table:table-row>
        <table:table-row table:style-name="ro1">
          <table:table-cell table:number-columns-repeated="2"/>
          <table:table-cell table:formula="of:=[.C448]+0.001" office:value-type="float" office:value="-0.554" calcext:value-type="float">
            <text:p>-0.554</text:p>
          </table:table-cell>
          <table:table-cell office:value-type="float" office:value="1.38463" calcext:value-type="float">
            <text:p>1.38463</text:p>
          </table:table-cell>
        </table:table-row>
        <table:table-row table:style-name="ro1">
          <table:table-cell table:number-columns-repeated="2"/>
          <table:table-cell table:formula="of:=[.C449]+0.001" office:value-type="float" office:value="-0.553" calcext:value-type="float">
            <text:p>-0.553</text:p>
          </table:table-cell>
          <table:table-cell office:value-type="float" office:value="1.38093" calcext:value-type="float">
            <text:p>1.38093</text:p>
          </table:table-cell>
        </table:table-row>
        <table:table-row table:style-name="ro1">
          <table:table-cell table:number-columns-repeated="2"/>
          <table:table-cell table:formula="of:=[.C450]+0.001" office:value-type="float" office:value="-0.552" calcext:value-type="float">
            <text:p>-0.552</text:p>
          </table:table-cell>
          <table:table-cell office:value-type="float" office:value="1.37723" calcext:value-type="float">
            <text:p>1.37723</text:p>
          </table:table-cell>
        </table:table-row>
        <table:table-row table:style-name="ro1">
          <table:table-cell table:number-columns-repeated="2"/>
          <table:table-cell table:formula="of:=[.C451]+0.001" office:value-type="float" office:value="-0.551" calcext:value-type="float">
            <text:p>-0.551</text:p>
          </table:table-cell>
          <table:table-cell office:value-type="float" office:value="1.37353" calcext:value-type="float">
            <text:p>1.37353</text:p>
          </table:table-cell>
        </table:table-row>
        <table:table-row table:style-name="ro1">
          <table:table-cell table:number-columns-repeated="2"/>
          <table:table-cell table:formula="of:=[.C452]+0.001" office:value-type="float" office:value="-0.55" calcext:value-type="float">
            <text:p>-0.55</text:p>
          </table:table-cell>
          <table:table-cell office:value-type="float" office:value="1.36985" calcext:value-type="float">
            <text:p>1.36985</text:p>
          </table:table-cell>
        </table:table-row>
        <table:table-row table:style-name="ro1">
          <table:table-cell table:number-columns-repeated="2"/>
          <table:table-cell table:formula="of:=[.C453]+0.001" office:value-type="float" office:value="-0.549" calcext:value-type="float">
            <text:p>-0.549</text:p>
          </table:table-cell>
          <table:table-cell office:value-type="float" office:value="1.36617" calcext:value-type="float">
            <text:p>1.36617</text:p>
          </table:table-cell>
        </table:table-row>
        <table:table-row table:style-name="ro1">
          <table:table-cell table:number-columns-repeated="2"/>
          <table:table-cell table:formula="of:=[.C454]+0.001" office:value-type="float" office:value="-0.548" calcext:value-type="float">
            <text:p>-0.548</text:p>
          </table:table-cell>
          <table:table-cell office:value-type="float" office:value="1.36251" calcext:value-type="float">
            <text:p>1.36251</text:p>
          </table:table-cell>
        </table:table-row>
        <table:table-row table:style-name="ro1">
          <table:table-cell table:number-columns-repeated="2"/>
          <table:table-cell table:formula="of:=[.C455]+0.001" office:value-type="float" office:value="-0.547" calcext:value-type="float">
            <text:p>-0.547</text:p>
          </table:table-cell>
          <table:table-cell office:value-type="float" office:value="1.35885" calcext:value-type="float">
            <text:p>1.35885</text:p>
          </table:table-cell>
        </table:table-row>
        <table:table-row table:style-name="ro1">
          <table:table-cell table:number-columns-repeated="2"/>
          <table:table-cell table:formula="of:=[.C456]+0.001" office:value-type="float" office:value="-0.546" calcext:value-type="float">
            <text:p>-0.546</text:p>
          </table:table-cell>
          <table:table-cell office:value-type="float" office:value="1.3552" calcext:value-type="float">
            <text:p>1.3552</text:p>
          </table:table-cell>
        </table:table-row>
        <table:table-row table:style-name="ro1">
          <table:table-cell table:number-columns-repeated="2"/>
          <table:table-cell table:formula="of:=[.C457]+0.001" office:value-type="float" office:value="-0.545" calcext:value-type="float">
            <text:p>-0.545</text:p>
          </table:table-cell>
          <table:table-cell office:value-type="float" office:value="1.35155" calcext:value-type="float">
            <text:p>1.35155</text:p>
          </table:table-cell>
        </table:table-row>
        <table:table-row table:style-name="ro1">
          <table:table-cell table:number-columns-repeated="2"/>
          <table:table-cell table:formula="of:=[.C458]+0.001" office:value-type="float" office:value="-0.544" calcext:value-type="float">
            <text:p>-0.544</text:p>
          </table:table-cell>
          <table:table-cell office:value-type="float" office:value="1.34792" calcext:value-type="float">
            <text:p>1.34792</text:p>
          </table:table-cell>
        </table:table-row>
        <table:table-row table:style-name="ro1">
          <table:table-cell table:number-columns-repeated="2"/>
          <table:table-cell table:formula="of:=[.C459]+0.001" office:value-type="float" office:value="-0.543" calcext:value-type="float">
            <text:p>-0.543</text:p>
          </table:table-cell>
          <table:table-cell office:value-type="float" office:value="1.34429" calcext:value-type="float">
            <text:p>1.34429</text:p>
          </table:table-cell>
        </table:table-row>
        <table:table-row table:style-name="ro1">
          <table:table-cell table:number-columns-repeated="2"/>
          <table:table-cell table:formula="of:=[.C460]+0.001" office:value-type="float" office:value="-0.542" calcext:value-type="float">
            <text:p>-0.542</text:p>
          </table:table-cell>
          <table:table-cell office:value-type="float" office:value="1.34067" calcext:value-type="float">
            <text:p>1.34067</text:p>
          </table:table-cell>
        </table:table-row>
        <table:table-row table:style-name="ro1">
          <table:table-cell table:number-columns-repeated="2"/>
          <table:table-cell table:formula="of:=[.C461]+0.001" office:value-type="float" office:value="-0.541" calcext:value-type="float">
            <text:p>-0.541</text:p>
          </table:table-cell>
          <table:table-cell office:value-type="float" office:value="1.33706" calcext:value-type="float">
            <text:p>1.33706</text:p>
          </table:table-cell>
        </table:table-row>
        <table:table-row table:style-name="ro1">
          <table:table-cell table:number-columns-repeated="2"/>
          <table:table-cell table:formula="of:=[.C462]+0.001" office:value-type="float" office:value="-0.54" calcext:value-type="float">
            <text:p>-0.54</text:p>
          </table:table-cell>
          <table:table-cell office:value-type="float" office:value="1.33346" calcext:value-type="float">
            <text:p>1.33346</text:p>
          </table:table-cell>
        </table:table-row>
        <table:table-row table:style-name="ro1">
          <table:table-cell table:number-columns-repeated="2"/>
          <table:table-cell table:formula="of:=[.C463]+0.001" office:value-type="float" office:value="-0.539" calcext:value-type="float">
            <text:p>-0.539</text:p>
          </table:table-cell>
          <table:table-cell office:value-type="float" office:value="1.32987" calcext:value-type="float">
            <text:p>1.32987</text:p>
          </table:table-cell>
        </table:table-row>
        <table:table-row table:style-name="ro1">
          <table:table-cell table:number-columns-repeated="2"/>
          <table:table-cell table:formula="of:=[.C464]+0.001" office:value-type="float" office:value="-0.538" calcext:value-type="float">
            <text:p>-0.538</text:p>
          </table:table-cell>
          <table:table-cell office:value-type="float" office:value="1.32628" calcext:value-type="float">
            <text:p>1.32628</text:p>
          </table:table-cell>
        </table:table-row>
        <table:table-row table:style-name="ro1">
          <table:table-cell table:number-columns-repeated="2"/>
          <table:table-cell table:formula="of:=[.C465]+0.001" office:value-type="float" office:value="-0.537" calcext:value-type="float">
            <text:p>-0.537</text:p>
          </table:table-cell>
          <table:table-cell office:value-type="float" office:value="1.3227" calcext:value-type="float">
            <text:p>1.3227</text:p>
          </table:table-cell>
        </table:table-row>
        <table:table-row table:style-name="ro1">
          <table:table-cell table:number-columns-repeated="2"/>
          <table:table-cell table:formula="of:=[.C466]+0.001" office:value-type="float" office:value="-0.536" calcext:value-type="float">
            <text:p>-0.536</text:p>
          </table:table-cell>
          <table:table-cell office:value-type="float" office:value="1.31913" calcext:value-type="float">
            <text:p>1.31913</text:p>
          </table:table-cell>
        </table:table-row>
        <table:table-row table:style-name="ro1">
          <table:table-cell table:number-columns-repeated="2"/>
          <table:table-cell table:formula="of:=[.C467]+0.001" office:value-type="float" office:value="-0.535" calcext:value-type="float">
            <text:p>-0.535</text:p>
          </table:table-cell>
          <table:table-cell office:value-type="float" office:value="1.31557" calcext:value-type="float">
            <text:p>1.31557</text:p>
          </table:table-cell>
        </table:table-row>
        <table:table-row table:style-name="ro1">
          <table:table-cell table:number-columns-repeated="2"/>
          <table:table-cell table:formula="of:=[.C468]+0.001" office:value-type="float" office:value="-0.534" calcext:value-type="float">
            <text:p>-0.534</text:p>
          </table:table-cell>
          <table:table-cell office:value-type="float" office:value="1.31201" calcext:value-type="float">
            <text:p>1.31201</text:p>
          </table:table-cell>
        </table:table-row>
        <table:table-row table:style-name="ro1">
          <table:table-cell table:number-columns-repeated="2"/>
          <table:table-cell table:formula="of:=[.C469]+0.001" office:value-type="float" office:value="-0.533" calcext:value-type="float">
            <text:p>-0.533</text:p>
          </table:table-cell>
          <table:table-cell office:value-type="float" office:value="1.30846" calcext:value-type="float">
            <text:p>1.30846</text:p>
          </table:table-cell>
        </table:table-row>
        <table:table-row table:style-name="ro1">
          <table:table-cell table:number-columns-repeated="2"/>
          <table:table-cell table:formula="of:=[.C470]+0.001" office:value-type="float" office:value="-0.532" calcext:value-type="float">
            <text:p>-0.532</text:p>
          </table:table-cell>
          <table:table-cell office:value-type="float" office:value="1.30492" calcext:value-type="float">
            <text:p>1.30492</text:p>
          </table:table-cell>
        </table:table-row>
        <table:table-row table:style-name="ro1">
          <table:table-cell table:number-columns-repeated="2"/>
          <table:table-cell table:formula="of:=[.C471]+0.001" office:value-type="float" office:value="-0.531" calcext:value-type="float">
            <text:p>-0.531</text:p>
          </table:table-cell>
          <table:table-cell office:value-type="float" office:value="1.30139" calcext:value-type="float">
            <text:p>1.30139</text:p>
          </table:table-cell>
        </table:table-row>
        <table:table-row table:style-name="ro1">
          <table:table-cell table:number-columns-repeated="2"/>
          <table:table-cell table:formula="of:=[.C472]+0.001" office:value-type="float" office:value="-0.53" calcext:value-type="float">
            <text:p>-0.53</text:p>
          </table:table-cell>
          <table:table-cell office:value-type="float" office:value="1.29787" calcext:value-type="float">
            <text:p>1.29787</text:p>
          </table:table-cell>
        </table:table-row>
        <table:table-row table:style-name="ro1">
          <table:table-cell table:number-columns-repeated="2"/>
          <table:table-cell table:formula="of:=[.C473]+0.001" office:value-type="float" office:value="-0.529" calcext:value-type="float">
            <text:p>-0.529</text:p>
          </table:table-cell>
          <table:table-cell office:value-type="float" office:value="1.29435" calcext:value-type="float">
            <text:p>1.29435</text:p>
          </table:table-cell>
        </table:table-row>
        <table:table-row table:style-name="ro1">
          <table:table-cell table:number-columns-repeated="2"/>
          <table:table-cell table:formula="of:=[.C474]+0.001" office:value-type="float" office:value="-0.528" calcext:value-type="float">
            <text:p>-0.528</text:p>
          </table:table-cell>
          <table:table-cell office:value-type="float" office:value="1.29084" calcext:value-type="float">
            <text:p>1.29084</text:p>
          </table:table-cell>
        </table:table-row>
        <table:table-row table:style-name="ro1">
          <table:table-cell table:number-columns-repeated="2"/>
          <table:table-cell table:formula="of:=[.C475]+0.001" office:value-type="float" office:value="-0.527" calcext:value-type="float">
            <text:p>-0.527</text:p>
          </table:table-cell>
          <table:table-cell office:value-type="float" office:value="1.28734" calcext:value-type="float">
            <text:p>1.28734</text:p>
          </table:table-cell>
        </table:table-row>
        <table:table-row table:style-name="ro1">
          <table:table-cell table:number-columns-repeated="2"/>
          <table:table-cell table:formula="of:=[.C476]+0.001" office:value-type="float" office:value="-0.526" calcext:value-type="float">
            <text:p>-0.526</text:p>
          </table:table-cell>
          <table:table-cell office:value-type="float" office:value="1.28384" calcext:value-type="float">
            <text:p>1.28384</text:p>
          </table:table-cell>
        </table:table-row>
        <table:table-row table:style-name="ro1">
          <table:table-cell table:number-columns-repeated="2"/>
          <table:table-cell table:formula="of:=[.C477]+0.001" office:value-type="float" office:value="-0.525" calcext:value-type="float">
            <text:p>-0.525</text:p>
          </table:table-cell>
          <table:table-cell office:value-type="float" office:value="1.28036" calcext:value-type="float">
            <text:p>1.28036</text:p>
          </table:table-cell>
        </table:table-row>
        <table:table-row table:style-name="ro1">
          <table:table-cell table:number-columns-repeated="2"/>
          <table:table-cell table:formula="of:=[.C478]+0.001" office:value-type="float" office:value="-0.524" calcext:value-type="float">
            <text:p>-0.524</text:p>
          </table:table-cell>
          <table:table-cell office:value-type="float" office:value="1.27688" calcext:value-type="float">
            <text:p>1.27688</text:p>
          </table:table-cell>
        </table:table-row>
        <table:table-row table:style-name="ro1">
          <table:table-cell table:number-columns-repeated="2"/>
          <table:table-cell table:formula="of:=[.C479]+0.001" office:value-type="float" office:value="-0.523" calcext:value-type="float">
            <text:p>-0.523</text:p>
          </table:table-cell>
          <table:table-cell office:value-type="float" office:value="1.2734" calcext:value-type="float">
            <text:p>1.2734</text:p>
          </table:table-cell>
        </table:table-row>
        <table:table-row table:style-name="ro1">
          <table:table-cell table:number-columns-repeated="2"/>
          <table:table-cell table:formula="of:=[.C480]+0.001" office:value-type="float" office:value="-0.522" calcext:value-type="float">
            <text:p>-0.522</text:p>
          </table:table-cell>
          <table:table-cell office:value-type="float" office:value="1.26994" calcext:value-type="float">
            <text:p>1.26994</text:p>
          </table:table-cell>
        </table:table-row>
        <table:table-row table:style-name="ro1">
          <table:table-cell table:number-columns-repeated="2"/>
          <table:table-cell table:formula="of:=[.C481]+0.001" office:value-type="float" office:value="-0.521" calcext:value-type="float">
            <text:p>-0.521</text:p>
          </table:table-cell>
          <table:table-cell office:value-type="float" office:value="1.26648" calcext:value-type="float">
            <text:p>1.26648</text:p>
          </table:table-cell>
        </table:table-row>
        <table:table-row table:style-name="ro1">
          <table:table-cell table:number-columns-repeated="2"/>
          <table:table-cell table:formula="of:=[.C482]+0.001" office:value-type="float" office:value="-0.52" calcext:value-type="float">
            <text:p>-0.52</text:p>
          </table:table-cell>
          <table:table-cell office:value-type="float" office:value="1.26303" calcext:value-type="float">
            <text:p>1.26303</text:p>
          </table:table-cell>
        </table:table-row>
        <table:table-row table:style-name="ro1">
          <table:table-cell table:number-columns-repeated="2"/>
          <table:table-cell table:formula="of:=[.C483]+0.001" office:value-type="float" office:value="-0.519" calcext:value-type="float">
            <text:p>-0.519</text:p>
          </table:table-cell>
          <table:table-cell office:value-type="float" office:value="1.25959" calcext:value-type="float">
            <text:p>1.25959</text:p>
          </table:table-cell>
        </table:table-row>
        <table:table-row table:style-name="ro1">
          <table:table-cell table:number-columns-repeated="2"/>
          <table:table-cell table:formula="of:=[.C484]+0.001" office:value-type="float" office:value="-0.518" calcext:value-type="float">
            <text:p>-0.518</text:p>
          </table:table-cell>
          <table:table-cell office:value-type="float" office:value="1.25615" calcext:value-type="float">
            <text:p>1.25615</text:p>
          </table:table-cell>
        </table:table-row>
        <table:table-row table:style-name="ro1">
          <table:table-cell table:number-columns-repeated="2"/>
          <table:table-cell table:formula="of:=[.C485]+0.001" office:value-type="float" office:value="-0.517" calcext:value-type="float">
            <text:p>-0.517</text:p>
          </table:table-cell>
          <table:table-cell office:value-type="float" office:value="1.25273" calcext:value-type="float">
            <text:p>1.25273</text:p>
          </table:table-cell>
        </table:table-row>
        <table:table-row table:style-name="ro1">
          <table:table-cell table:number-columns-repeated="2"/>
          <table:table-cell table:formula="of:=[.C486]+0.001" office:value-type="float" office:value="-0.516" calcext:value-type="float">
            <text:p>-0.516</text:p>
          </table:table-cell>
          <table:table-cell office:value-type="float" office:value="1.2493" calcext:value-type="float">
            <text:p>1.2493</text:p>
          </table:table-cell>
        </table:table-row>
        <table:table-row table:style-name="ro1">
          <table:table-cell table:number-columns-repeated="2"/>
          <table:table-cell table:formula="of:=[.C487]+0.001" office:value-type="float" office:value="-0.515" calcext:value-type="float">
            <text:p>-0.515</text:p>
          </table:table-cell>
          <table:table-cell office:value-type="float" office:value="1.24589" calcext:value-type="float">
            <text:p>1.24589</text:p>
          </table:table-cell>
        </table:table-row>
        <table:table-row table:style-name="ro1">
          <table:table-cell table:number-columns-repeated="2"/>
          <table:table-cell table:formula="of:=[.C488]+0.001" office:value-type="float" office:value="-0.514" calcext:value-type="float">
            <text:p>-0.514</text:p>
          </table:table-cell>
          <table:table-cell office:value-type="float" office:value="1.24248" calcext:value-type="float">
            <text:p>1.24248</text:p>
          </table:table-cell>
        </table:table-row>
        <table:table-row table:style-name="ro1">
          <table:table-cell table:number-columns-repeated="2"/>
          <table:table-cell table:formula="of:=[.C489]+0.001" office:value-type="float" office:value="-0.513" calcext:value-type="float">
            <text:p>-0.513</text:p>
          </table:table-cell>
          <table:table-cell office:value-type="float" office:value="1.23908" calcext:value-type="float">
            <text:p>1.23908</text:p>
          </table:table-cell>
        </table:table-row>
        <table:table-row table:style-name="ro1">
          <table:table-cell table:number-columns-repeated="2"/>
          <table:table-cell table:formula="of:=[.C490]+0.001" office:value-type="float" office:value="-0.512" calcext:value-type="float">
            <text:p>-0.512</text:p>
          </table:table-cell>
          <table:table-cell office:value-type="float" office:value="1.23569" calcext:value-type="float">
            <text:p>1.23569</text:p>
          </table:table-cell>
        </table:table-row>
        <table:table-row table:style-name="ro1">
          <table:table-cell table:number-columns-repeated="2"/>
          <table:table-cell table:formula="of:=[.C491]+0.001" office:value-type="float" office:value="-0.511" calcext:value-type="float">
            <text:p>-0.511</text:p>
          </table:table-cell>
          <table:table-cell office:value-type="float" office:value="1.23231" calcext:value-type="float">
            <text:p>1.23231</text:p>
          </table:table-cell>
        </table:table-row>
        <table:table-row table:style-name="ro1">
          <table:table-cell table:number-columns-repeated="2"/>
          <table:table-cell table:formula="of:=[.C492]+0.001" office:value-type="float" office:value="-0.51" calcext:value-type="float">
            <text:p>-0.51</text:p>
          </table:table-cell>
          <table:table-cell office:value-type="float" office:value="1.22893" calcext:value-type="float">
            <text:p>1.22893</text:p>
          </table:table-cell>
        </table:table-row>
        <table:table-row table:style-name="ro1">
          <table:table-cell table:number-columns-repeated="2"/>
          <table:table-cell table:formula="of:=[.C493]+0.001" office:value-type="float" office:value="-0.509" calcext:value-type="float">
            <text:p>-0.509</text:p>
          </table:table-cell>
          <table:table-cell office:value-type="float" office:value="1.22556" calcext:value-type="float">
            <text:p>1.22556</text:p>
          </table:table-cell>
        </table:table-row>
        <table:table-row table:style-name="ro1">
          <table:table-cell table:number-columns-repeated="2"/>
          <table:table-cell table:formula="of:=[.C494]+0.001" office:value-type="float" office:value="-0.508" calcext:value-type="float">
            <text:p>-0.508</text:p>
          </table:table-cell>
          <table:table-cell office:value-type="float" office:value="1.22219" calcext:value-type="float">
            <text:p>1.22219</text:p>
          </table:table-cell>
        </table:table-row>
        <table:table-row table:style-name="ro1">
          <table:table-cell table:number-columns-repeated="2"/>
          <table:table-cell table:formula="of:=[.C495]+0.001" office:value-type="float" office:value="-0.507" calcext:value-type="float">
            <text:p>-0.507</text:p>
          </table:table-cell>
          <table:table-cell office:value-type="float" office:value="1.21884" calcext:value-type="float">
            <text:p>1.21884</text:p>
          </table:table-cell>
        </table:table-row>
        <table:table-row table:style-name="ro1">
          <table:table-cell table:number-columns-repeated="2"/>
          <table:table-cell table:formula="of:=[.C496]+0.001" office:value-type="float" office:value="-0.506" calcext:value-type="float">
            <text:p>-0.506</text:p>
          </table:table-cell>
          <table:table-cell office:value-type="float" office:value="1.21549" calcext:value-type="float">
            <text:p>1.21549</text:p>
          </table:table-cell>
        </table:table-row>
        <table:table-row table:style-name="ro1">
          <table:table-cell table:number-columns-repeated="2"/>
          <table:table-cell table:formula="of:=[.C497]+0.001" office:value-type="float" office:value="-0.505" calcext:value-type="float">
            <text:p>-0.505</text:p>
          </table:table-cell>
          <table:table-cell office:value-type="float" office:value="1.21214" calcext:value-type="float">
            <text:p>1.21214</text:p>
          </table:table-cell>
        </table:table-row>
        <table:table-row table:style-name="ro1">
          <table:table-cell table:number-columns-repeated="2"/>
          <table:table-cell table:formula="of:=[.C498]+0.001" office:value-type="float" office:value="-0.504" calcext:value-type="float">
            <text:p>-0.504</text:p>
          </table:table-cell>
          <table:table-cell office:value-type="float" office:value="1.2088" calcext:value-type="float">
            <text:p>1.2088</text:p>
          </table:table-cell>
        </table:table-row>
        <table:table-row table:style-name="ro1">
          <table:table-cell table:number-columns-repeated="2"/>
          <table:table-cell table:formula="of:=[.C499]+0.001" office:value-type="float" office:value="-0.503" calcext:value-type="float">
            <text:p>-0.503</text:p>
          </table:table-cell>
          <table:table-cell office:value-type="float" office:value="1.20547" calcext:value-type="float">
            <text:p>1.20547</text:p>
          </table:table-cell>
        </table:table-row>
        <table:table-row table:style-name="ro1">
          <table:table-cell table:number-columns-repeated="2"/>
          <table:table-cell table:formula="of:=[.C500]+0.001" office:value-type="float" office:value="-0.502" calcext:value-type="float">
            <text:p>-0.502</text:p>
          </table:table-cell>
          <table:table-cell office:value-type="float" office:value="1.20215" calcext:value-type="float">
            <text:p>1.20215</text:p>
          </table:table-cell>
        </table:table-row>
        <table:table-row table:style-name="ro1">
          <table:table-cell table:number-columns-repeated="2"/>
          <table:table-cell table:formula="of:=[.C501]+0.001" office:value-type="float" office:value="-0.501" calcext:value-type="float">
            <text:p>-0.501</text:p>
          </table:table-cell>
          <table:table-cell office:value-type="float" office:value="1.19884" calcext:value-type="float">
            <text:p>1.19884</text:p>
          </table:table-cell>
        </table:table-row>
        <table:table-row table:style-name="ro1">
          <table:table-cell table:number-columns-repeated="2"/>
          <table:table-cell table:formula="of:=[.C502]+0.001" office:value-type="float" office:value="-0.5" calcext:value-type="float">
            <text:p>-0.5</text:p>
          </table:table-cell>
          <table:table-cell office:value-type="float" office:value="1.19553" calcext:value-type="float">
            <text:p>1.19553</text:p>
          </table:table-cell>
        </table:table-row>
        <table:table-row table:style-name="ro1">
          <table:table-cell table:number-columns-repeated="2"/>
          <table:table-cell table:formula="of:=[.C503]+0.001" office:value-type="float" office:value="-0.499" calcext:value-type="float">
            <text:p>-0.499</text:p>
          </table:table-cell>
          <table:table-cell office:value-type="float" office:value="1.19222" calcext:value-type="float">
            <text:p>1.19222</text:p>
          </table:table-cell>
        </table:table-row>
        <table:table-row table:style-name="ro1">
          <table:table-cell table:number-columns-repeated="2"/>
          <table:table-cell table:formula="of:=[.C504]+0.001" office:value-type="float" office:value="-0.498" calcext:value-type="float">
            <text:p>-0.498</text:p>
          </table:table-cell>
          <table:table-cell office:value-type="float" office:value="1.18893" calcext:value-type="float">
            <text:p>1.18893</text:p>
          </table:table-cell>
        </table:table-row>
        <table:table-row table:style-name="ro1">
          <table:table-cell table:number-columns-repeated="2"/>
          <table:table-cell table:formula="of:=[.C505]+0.001" office:value-type="float" office:value="-0.497" calcext:value-type="float">
            <text:p>-0.497</text:p>
          </table:table-cell>
          <table:table-cell office:value-type="float" office:value="1.18564" calcext:value-type="float">
            <text:p>1.18564</text:p>
          </table:table-cell>
        </table:table-row>
        <table:table-row table:style-name="ro1">
          <table:table-cell table:number-columns-repeated="2"/>
          <table:table-cell table:formula="of:=[.C506]+0.001" office:value-type="float" office:value="-0.496" calcext:value-type="float">
            <text:p>-0.496</text:p>
          </table:table-cell>
          <table:table-cell office:value-type="float" office:value="1.18235" calcext:value-type="float">
            <text:p>1.18235</text:p>
          </table:table-cell>
        </table:table-row>
        <table:table-row table:style-name="ro1">
          <table:table-cell table:number-columns-repeated="2"/>
          <table:table-cell table:formula="of:=[.C507]+0.001" office:value-type="float" office:value="-0.495" calcext:value-type="float">
            <text:p>-0.495</text:p>
          </table:table-cell>
          <table:table-cell office:value-type="float" office:value="1.17908" calcext:value-type="float">
            <text:p>1.17908</text:p>
          </table:table-cell>
        </table:table-row>
        <table:table-row table:style-name="ro1">
          <table:table-cell table:number-columns-repeated="2"/>
          <table:table-cell table:formula="of:=[.C508]+0.001" office:value-type="float" office:value="-0.494" calcext:value-type="float">
            <text:p>-0.494</text:p>
          </table:table-cell>
          <table:table-cell office:value-type="float" office:value="1.17581" calcext:value-type="float">
            <text:p>1.17581</text:p>
          </table:table-cell>
        </table:table-row>
        <table:table-row table:style-name="ro1">
          <table:table-cell table:number-columns-repeated="2"/>
          <table:table-cell table:formula="of:=[.C509]+0.001" office:value-type="float" office:value="-0.493" calcext:value-type="float">
            <text:p>-0.493</text:p>
          </table:table-cell>
          <table:table-cell office:value-type="float" office:value="1.17255" calcext:value-type="float">
            <text:p>1.17255</text:p>
          </table:table-cell>
        </table:table-row>
        <table:table-row table:style-name="ro1">
          <table:table-cell table:number-columns-repeated="2"/>
          <table:table-cell table:formula="of:=[.C510]+0.001" office:value-type="float" office:value="-0.492" calcext:value-type="float">
            <text:p>-0.492</text:p>
          </table:table-cell>
          <table:table-cell office:value-type="float" office:value="1.16929" calcext:value-type="float">
            <text:p>1.16929</text:p>
          </table:table-cell>
        </table:table-row>
        <table:table-row table:style-name="ro1">
          <table:table-cell table:number-columns-repeated="2"/>
          <table:table-cell table:formula="of:=[.C511]+0.001" office:value-type="float" office:value="-0.491" calcext:value-type="float">
            <text:p>-0.491</text:p>
          </table:table-cell>
          <table:table-cell office:value-type="float" office:value="1.16604" calcext:value-type="float">
            <text:p>1.16604</text:p>
          </table:table-cell>
        </table:table-row>
        <table:table-row table:style-name="ro1">
          <table:table-cell table:number-columns-repeated="2"/>
          <table:table-cell table:formula="of:=[.C512]+0.001" office:value-type="float" office:value="-0.49" calcext:value-type="float">
            <text:p>-0.49</text:p>
          </table:table-cell>
          <table:table-cell office:value-type="float" office:value="1.16279" calcext:value-type="float">
            <text:p>1.16279</text:p>
          </table:table-cell>
        </table:table-row>
        <table:table-row table:style-name="ro1">
          <table:table-cell table:number-columns-repeated="2"/>
          <table:table-cell table:formula="of:=[.C513]+0.001" office:value-type="float" office:value="-0.489" calcext:value-type="float">
            <text:p>-0.489</text:p>
          </table:table-cell>
          <table:table-cell office:value-type="float" office:value="1.15956" calcext:value-type="float">
            <text:p>1.15956</text:p>
          </table:table-cell>
        </table:table-row>
        <table:table-row table:style-name="ro1">
          <table:table-cell table:number-columns-repeated="2"/>
          <table:table-cell table:formula="of:=[.C514]+0.001" office:value-type="float" office:value="-0.488" calcext:value-type="float">
            <text:p>-0.488</text:p>
          </table:table-cell>
          <table:table-cell office:value-type="float" office:value="1.15633" calcext:value-type="float">
            <text:p>1.15633</text:p>
          </table:table-cell>
        </table:table-row>
        <table:table-row table:style-name="ro1">
          <table:table-cell table:number-columns-repeated="2"/>
          <table:table-cell table:formula="of:=[.C515]+0.001" office:value-type="float" office:value="-0.487" calcext:value-type="float">
            <text:p>-0.487</text:p>
          </table:table-cell>
          <table:table-cell office:value-type="float" office:value="1.1531" calcext:value-type="float">
            <text:p>1.1531</text:p>
          </table:table-cell>
        </table:table-row>
        <table:table-row table:style-name="ro1">
          <table:table-cell table:number-columns-repeated="2"/>
          <table:table-cell table:formula="of:=[.C516]+0.001" office:value-type="float" office:value="-0.486" calcext:value-type="float">
            <text:p>-0.486</text:p>
          </table:table-cell>
          <table:table-cell office:value-type="float" office:value="1.14988" calcext:value-type="float">
            <text:p>1.14988</text:p>
          </table:table-cell>
        </table:table-row>
        <table:table-row table:style-name="ro1">
          <table:table-cell table:number-columns-repeated="2"/>
          <table:table-cell table:formula="of:=[.C517]+0.001" office:value-type="float" office:value="-0.485" calcext:value-type="float">
            <text:p>-0.485</text:p>
          </table:table-cell>
          <table:table-cell office:value-type="float" office:value="1.14667" calcext:value-type="float">
            <text:p>1.14667</text:p>
          </table:table-cell>
        </table:table-row>
        <table:table-row table:style-name="ro1">
          <table:table-cell table:number-columns-repeated="2"/>
          <table:table-cell table:formula="of:=[.C518]+0.001" office:value-type="float" office:value="-0.484" calcext:value-type="float">
            <text:p>-0.484</text:p>
          </table:table-cell>
          <table:table-cell office:value-type="float" office:value="1.14347" calcext:value-type="float">
            <text:p>1.14347</text:p>
          </table:table-cell>
        </table:table-row>
        <table:table-row table:style-name="ro1">
          <table:table-cell table:number-columns-repeated="2"/>
          <table:table-cell table:formula="of:=[.C519]+0.001" office:value-type="float" office:value="-0.483" calcext:value-type="float">
            <text:p>-0.483</text:p>
          </table:table-cell>
          <table:table-cell office:value-type="float" office:value="1.14027" calcext:value-type="float">
            <text:p>1.14027</text:p>
          </table:table-cell>
        </table:table-row>
        <table:table-row table:style-name="ro1">
          <table:table-cell table:number-columns-repeated="2"/>
          <table:table-cell table:formula="of:=[.C520]+0.001" office:value-type="float" office:value="-0.482" calcext:value-type="float">
            <text:p>-0.482</text:p>
          </table:table-cell>
          <table:table-cell office:value-type="float" office:value="1.13707" calcext:value-type="float">
            <text:p>1.13707</text:p>
          </table:table-cell>
        </table:table-row>
        <table:table-row table:style-name="ro1">
          <table:table-cell table:number-columns-repeated="2"/>
          <table:table-cell table:formula="of:=[.C521]+0.001" office:value-type="float" office:value="-0.481" calcext:value-type="float">
            <text:p>-0.481</text:p>
          </table:table-cell>
          <table:table-cell office:value-type="float" office:value="1.13389" calcext:value-type="float">
            <text:p>1.13389</text:p>
          </table:table-cell>
        </table:table-row>
        <table:table-row table:style-name="ro1">
          <table:table-cell table:number-columns-repeated="2"/>
          <table:table-cell table:formula="of:=[.C522]+0.001" office:value-type="float" office:value="-0.48" calcext:value-type="float">
            <text:p>-0.48</text:p>
          </table:table-cell>
          <table:table-cell office:value-type="float" office:value="1.13071" calcext:value-type="float">
            <text:p>1.13071</text:p>
          </table:table-cell>
        </table:table-row>
        <table:table-row table:style-name="ro1">
          <table:table-cell table:number-columns-repeated="2"/>
          <table:table-cell table:formula="of:=[.C523]+0.001" office:value-type="float" office:value="-0.479" calcext:value-type="float">
            <text:p>-0.479</text:p>
          </table:table-cell>
          <table:table-cell office:value-type="float" office:value="1.12753" calcext:value-type="float">
            <text:p>1.12753</text:p>
          </table:table-cell>
        </table:table-row>
        <table:table-row table:style-name="ro1">
          <table:table-cell table:number-columns-repeated="2"/>
          <table:table-cell table:formula="of:=[.C524]+0.001" office:value-type="float" office:value="-0.478" calcext:value-type="float">
            <text:p>-0.478</text:p>
          </table:table-cell>
          <table:table-cell office:value-type="float" office:value="1.12437" calcext:value-type="float">
            <text:p>1.12437</text:p>
          </table:table-cell>
        </table:table-row>
        <table:table-row table:style-name="ro1">
          <table:table-cell table:number-columns-repeated="2"/>
          <table:table-cell table:formula="of:=[.C525]+0.001" office:value-type="float" office:value="-0.477" calcext:value-type="float">
            <text:p>-0.477</text:p>
          </table:table-cell>
          <table:table-cell office:value-type="float" office:value="1.1212" calcext:value-type="float">
            <text:p>1.1212</text:p>
          </table:table-cell>
        </table:table-row>
        <table:table-row table:style-name="ro1">
          <table:table-cell table:number-columns-repeated="2"/>
          <table:table-cell table:formula="of:=[.C526]+0.001" office:value-type="float" office:value="-0.476" calcext:value-type="float">
            <text:p>-0.476</text:p>
          </table:table-cell>
          <table:table-cell office:value-type="float" office:value="1.11805" calcext:value-type="float">
            <text:p>1.11805</text:p>
          </table:table-cell>
        </table:table-row>
        <table:table-row table:style-name="ro1">
          <table:table-cell table:number-columns-repeated="2"/>
          <table:table-cell table:formula="of:=[.C527]+0.001" office:value-type="float" office:value="-0.475" calcext:value-type="float">
            <text:p>-0.475</text:p>
          </table:table-cell>
          <table:table-cell office:value-type="float" office:value="1.1149" calcext:value-type="float">
            <text:p>1.1149</text:p>
          </table:table-cell>
        </table:table-row>
        <table:table-row table:style-name="ro1">
          <table:table-cell table:number-columns-repeated="2"/>
          <table:table-cell table:formula="of:=[.C528]+0.001" office:value-type="float" office:value="-0.474" calcext:value-type="float">
            <text:p>-0.474</text:p>
          </table:table-cell>
          <table:table-cell office:value-type="float" office:value="1.11175" calcext:value-type="float">
            <text:p>1.11175</text:p>
          </table:table-cell>
        </table:table-row>
        <table:table-row table:style-name="ro1">
          <table:table-cell table:number-columns-repeated="2"/>
          <table:table-cell table:formula="of:=[.C529]+0.001" office:value-type="float" office:value="-0.473" calcext:value-type="float">
            <text:p>-0.473</text:p>
          </table:table-cell>
          <table:table-cell office:value-type="float" office:value="1.10862" calcext:value-type="float">
            <text:p>1.10862</text:p>
          </table:table-cell>
        </table:table-row>
        <table:table-row table:style-name="ro1">
          <table:table-cell table:number-columns-repeated="2"/>
          <table:table-cell table:formula="of:=[.C530]+0.001" office:value-type="float" office:value="-0.472" calcext:value-type="float">
            <text:p>-0.472</text:p>
          </table:table-cell>
          <table:table-cell office:value-type="float" office:value="1.10549" calcext:value-type="float">
            <text:p>1.10549</text:p>
          </table:table-cell>
        </table:table-row>
        <table:table-row table:style-name="ro1">
          <table:table-cell table:number-columns-repeated="2"/>
          <table:table-cell table:formula="of:=[.C531]+0.001" office:value-type="float" office:value="-0.471" calcext:value-type="float">
            <text:p>-0.471</text:p>
          </table:table-cell>
          <table:table-cell office:value-type="float" office:value="1.10236" calcext:value-type="float">
            <text:p>1.10236</text:p>
          </table:table-cell>
        </table:table-row>
        <table:table-row table:style-name="ro1">
          <table:table-cell table:number-columns-repeated="2"/>
          <table:table-cell table:formula="of:=[.C532]+0.001" office:value-type="float" office:value="-0.47" calcext:value-type="float">
            <text:p>-0.47</text:p>
          </table:table-cell>
          <table:table-cell office:value-type="float" office:value="1.09924" calcext:value-type="float">
            <text:p>1.09924</text:p>
          </table:table-cell>
        </table:table-row>
        <table:table-row table:style-name="ro1">
          <table:table-cell table:number-columns-repeated="2"/>
          <table:table-cell table:formula="of:=[.C533]+0.001" office:value-type="float" office:value="-0.469" calcext:value-type="float">
            <text:p>-0.469</text:p>
          </table:table-cell>
          <table:table-cell office:value-type="float" office:value="1.09613" calcext:value-type="float">
            <text:p>1.09613</text:p>
          </table:table-cell>
        </table:table-row>
        <table:table-row table:style-name="ro1">
          <table:table-cell table:number-columns-repeated="2"/>
          <table:table-cell table:formula="of:=[.C534]+0.001" office:value-type="float" office:value="-0.468" calcext:value-type="float">
            <text:p>-0.468</text:p>
          </table:table-cell>
          <table:table-cell office:value-type="float" office:value="1.09302" calcext:value-type="float">
            <text:p>1.09302</text:p>
          </table:table-cell>
        </table:table-row>
        <table:table-row table:style-name="ro1">
          <table:table-cell table:number-columns-repeated="2"/>
          <table:table-cell table:formula="of:=[.C535]+0.001" office:value-type="float" office:value="-0.467" calcext:value-type="float">
            <text:p>-0.467</text:p>
          </table:table-cell>
          <table:table-cell office:value-type="float" office:value="1.08992" calcext:value-type="float">
            <text:p>1.08992</text:p>
          </table:table-cell>
        </table:table-row>
        <table:table-row table:style-name="ro1">
          <table:table-cell table:number-columns-repeated="2"/>
          <table:table-cell table:formula="of:=[.C536]+0.001" office:value-type="float" office:value="-0.466" calcext:value-type="float">
            <text:p>-0.466</text:p>
          </table:table-cell>
          <table:table-cell office:value-type="float" office:value="1.08682" calcext:value-type="float">
            <text:p>1.08682</text:p>
          </table:table-cell>
        </table:table-row>
        <table:table-row table:style-name="ro1">
          <table:table-cell table:number-columns-repeated="2"/>
          <table:table-cell table:formula="of:=[.C537]+0.001" office:value-type="float" office:value="-0.465" calcext:value-type="float">
            <text:p>-0.465</text:p>
          </table:table-cell>
          <table:table-cell office:value-type="float" office:value="1.08373" calcext:value-type="float">
            <text:p>1.08373</text:p>
          </table:table-cell>
        </table:table-row>
        <table:table-row table:style-name="ro1">
          <table:table-cell table:number-columns-repeated="2"/>
          <table:table-cell table:formula="of:=[.C538]+0.001" office:value-type="float" office:value="-0.464" calcext:value-type="float">
            <text:p>-0.464</text:p>
          </table:table-cell>
          <table:table-cell office:value-type="float" office:value="1.08065" calcext:value-type="float">
            <text:p>1.08065</text:p>
          </table:table-cell>
        </table:table-row>
        <table:table-row table:style-name="ro1">
          <table:table-cell table:number-columns-repeated="2"/>
          <table:table-cell table:formula="of:=[.C539]+0.001" office:value-type="float" office:value="-0.463" calcext:value-type="float">
            <text:p>-0.463</text:p>
          </table:table-cell>
          <table:table-cell office:value-type="float" office:value="1.07757" calcext:value-type="float">
            <text:p>1.07757</text:p>
          </table:table-cell>
        </table:table-row>
        <table:table-row table:style-name="ro1">
          <table:table-cell table:number-columns-repeated="2"/>
          <table:table-cell table:formula="of:=[.C540]+0.001" office:value-type="float" office:value="-0.462" calcext:value-type="float">
            <text:p>-0.462</text:p>
          </table:table-cell>
          <table:table-cell office:value-type="float" office:value="1.07449" calcext:value-type="float">
            <text:p>1.07449</text:p>
          </table:table-cell>
        </table:table-row>
        <table:table-row table:style-name="ro1">
          <table:table-cell table:number-columns-repeated="2"/>
          <table:table-cell table:formula="of:=[.C541]+0.001" office:value-type="float" office:value="-0.461" calcext:value-type="float">
            <text:p>-0.461</text:p>
          </table:table-cell>
          <table:table-cell office:value-type="float" office:value="1.07143" calcext:value-type="float">
            <text:p>1.07143</text:p>
          </table:table-cell>
        </table:table-row>
        <table:table-row table:style-name="ro1">
          <table:table-cell table:number-columns-repeated="2"/>
          <table:table-cell table:formula="of:=[.C542]+0.001" office:value-type="float" office:value="-0.46" calcext:value-type="float">
            <text:p>-0.46</text:p>
          </table:table-cell>
          <table:table-cell office:value-type="float" office:value="1.06836" calcext:value-type="float">
            <text:p>1.06836</text:p>
          </table:table-cell>
        </table:table-row>
        <table:table-row table:style-name="ro1">
          <table:table-cell table:number-columns-repeated="2"/>
          <table:table-cell table:formula="of:=[.C543]+0.001" office:value-type="float" office:value="-0.459" calcext:value-type="float">
            <text:p>-0.459</text:p>
          </table:table-cell>
          <table:table-cell office:value-type="float" office:value="1.06531" calcext:value-type="float">
            <text:p>1.06531</text:p>
          </table:table-cell>
        </table:table-row>
        <table:table-row table:style-name="ro1">
          <table:table-cell table:number-columns-repeated="2"/>
          <table:table-cell table:formula="of:=[.C544]+0.001" office:value-type="float" office:value="-0.458" calcext:value-type="float">
            <text:p>-0.458</text:p>
          </table:table-cell>
          <table:table-cell office:value-type="float" office:value="1.06226" calcext:value-type="float">
            <text:p>1.06226</text:p>
          </table:table-cell>
        </table:table-row>
        <table:table-row table:style-name="ro1">
          <table:table-cell table:number-columns-repeated="2"/>
          <table:table-cell table:formula="of:=[.C545]+0.001" office:value-type="float" office:value="-0.457" calcext:value-type="float">
            <text:p>-0.457</text:p>
          </table:table-cell>
          <table:table-cell office:value-type="float" office:value="1.05921" calcext:value-type="float">
            <text:p>1.05921</text:p>
          </table:table-cell>
        </table:table-row>
        <table:table-row table:style-name="ro1">
          <table:table-cell table:number-columns-repeated="2"/>
          <table:table-cell table:formula="of:=[.C546]+0.001" office:value-type="float" office:value="-0.456" calcext:value-type="float">
            <text:p>-0.456</text:p>
          </table:table-cell>
          <table:table-cell office:value-type="float" office:value="1.05618" calcext:value-type="float">
            <text:p>1.05618</text:p>
          </table:table-cell>
        </table:table-row>
        <table:table-row table:style-name="ro1">
          <table:table-cell table:number-columns-repeated="2"/>
          <table:table-cell table:formula="of:=[.C547]+0.001" office:value-type="float" office:value="-0.455" calcext:value-type="float">
            <text:p>-0.455</text:p>
          </table:table-cell>
          <table:table-cell office:value-type="float" office:value="1.05314" calcext:value-type="float">
            <text:p>1.05314</text:p>
          </table:table-cell>
        </table:table-row>
        <table:table-row table:style-name="ro1">
          <table:table-cell table:number-columns-repeated="2"/>
          <table:table-cell table:formula="of:=[.C548]+0.001" office:value-type="float" office:value="-0.454" calcext:value-type="float">
            <text:p>-0.454</text:p>
          </table:table-cell>
          <table:table-cell office:value-type="float" office:value="1.05011" calcext:value-type="float">
            <text:p>1.05011</text:p>
          </table:table-cell>
        </table:table-row>
        <table:table-row table:style-name="ro1">
          <table:table-cell table:number-columns-repeated="2"/>
          <table:table-cell table:formula="of:=[.C549]+0.001" office:value-type="float" office:value="-0.453" calcext:value-type="float">
            <text:p>-0.453</text:p>
          </table:table-cell>
          <table:table-cell office:value-type="float" office:value="1.04709" calcext:value-type="float">
            <text:p>1.04709</text:p>
          </table:table-cell>
        </table:table-row>
        <table:table-row table:style-name="ro1">
          <table:table-cell table:number-columns-repeated="2"/>
          <table:table-cell table:formula="of:=[.C550]+0.001" office:value-type="float" office:value="-0.452" calcext:value-type="float">
            <text:p>-0.452</text:p>
          </table:table-cell>
          <table:table-cell office:value-type="float" office:value="1.04408" calcext:value-type="float">
            <text:p>1.04408</text:p>
          </table:table-cell>
        </table:table-row>
        <table:table-row table:style-name="ro1">
          <table:table-cell table:number-columns-repeated="2"/>
          <table:table-cell table:formula="of:=[.C551]+0.001" office:value-type="float" office:value="-0.451" calcext:value-type="float">
            <text:p>-0.451</text:p>
          </table:table-cell>
          <table:table-cell office:value-type="float" office:value="1.04106" calcext:value-type="float">
            <text:p>1.04106</text:p>
          </table:table-cell>
        </table:table-row>
        <table:table-row table:style-name="ro1">
          <table:table-cell table:number-columns-repeated="2"/>
          <table:table-cell table:formula="of:=[.C552]+0.001" office:value-type="float" office:value="-0.45" calcext:value-type="float">
            <text:p>-0.45</text:p>
          </table:table-cell>
          <table:table-cell office:value-type="float" office:value="1.03806" calcext:value-type="float">
            <text:p>1.03806</text:p>
          </table:table-cell>
        </table:table-row>
        <table:table-row table:style-name="ro1">
          <table:table-cell table:number-columns-repeated="2"/>
          <table:table-cell table:formula="of:=[.C553]+0.001" office:value-type="float" office:value="-0.449" calcext:value-type="float">
            <text:p>-0.449</text:p>
          </table:table-cell>
          <table:table-cell office:value-type="float" office:value="1.03506" calcext:value-type="float">
            <text:p>1.03506</text:p>
          </table:table-cell>
        </table:table-row>
        <table:table-row table:style-name="ro1">
          <table:table-cell table:number-columns-repeated="2"/>
          <table:table-cell table:formula="of:=[.C554]+0.001" office:value-type="float" office:value="-0.448" calcext:value-type="float">
            <text:p>-0.448</text:p>
          </table:table-cell>
          <table:table-cell office:value-type="float" office:value="1.03206" calcext:value-type="float">
            <text:p>1.03206</text:p>
          </table:table-cell>
        </table:table-row>
        <table:table-row table:style-name="ro1">
          <table:table-cell table:number-columns-repeated="2"/>
          <table:table-cell table:formula="of:=[.C555]+0.001" office:value-type="float" office:value="-0.447" calcext:value-type="float">
            <text:p>-0.447</text:p>
          </table:table-cell>
          <table:table-cell office:value-type="float" office:value="1.02907" calcext:value-type="float">
            <text:p>1.02907</text:p>
          </table:table-cell>
        </table:table-row>
        <table:table-row table:style-name="ro1">
          <table:table-cell table:number-columns-repeated="2"/>
          <table:table-cell table:formula="of:=[.C556]+0.001" office:value-type="float" office:value="-0.446" calcext:value-type="float">
            <text:p>-0.446</text:p>
          </table:table-cell>
          <table:table-cell office:value-type="float" office:value="1.02609" calcext:value-type="float">
            <text:p>1.02609</text:p>
          </table:table-cell>
        </table:table-row>
        <table:table-row table:style-name="ro1">
          <table:table-cell table:number-columns-repeated="2"/>
          <table:table-cell table:formula="of:=[.C557]+0.001" office:value-type="float" office:value="-0.445" calcext:value-type="float">
            <text:p>-0.445</text:p>
          </table:table-cell>
          <table:table-cell office:value-type="float" office:value="1.02311" calcext:value-type="float">
            <text:p>1.02311</text:p>
          </table:table-cell>
        </table:table-row>
        <table:table-row table:style-name="ro1">
          <table:table-cell table:number-columns-repeated="2"/>
          <table:table-cell table:formula="of:=[.C558]+0.001" office:value-type="float" office:value="-0.444" calcext:value-type="float">
            <text:p>-0.444</text:p>
          </table:table-cell>
          <table:table-cell office:value-type="float" office:value="1.02014" calcext:value-type="float">
            <text:p>1.02014</text:p>
          </table:table-cell>
        </table:table-row>
        <table:table-row table:style-name="ro1">
          <table:table-cell table:number-columns-repeated="2"/>
          <table:table-cell table:formula="of:=[.C559]+0.001" office:value-type="float" office:value="-0.443" calcext:value-type="float">
            <text:p>-0.443</text:p>
          </table:table-cell>
          <table:table-cell office:value-type="float" office:value="1.01717" calcext:value-type="float">
            <text:p>1.01717</text:p>
          </table:table-cell>
        </table:table-row>
        <table:table-row table:style-name="ro1">
          <table:table-cell table:number-columns-repeated="2"/>
          <table:table-cell table:formula="of:=[.C560]+0.001" office:value-type="float" office:value="-0.442" calcext:value-type="float">
            <text:p>-0.442</text:p>
          </table:table-cell>
          <table:table-cell office:value-type="float" office:value="1.01421" calcext:value-type="float">
            <text:p>1.01421</text:p>
          </table:table-cell>
        </table:table-row>
        <table:table-row table:style-name="ro1">
          <table:table-cell table:number-columns-repeated="2"/>
          <table:table-cell table:formula="of:=[.C561]+0.001" office:value-type="float" office:value="-0.441" calcext:value-type="float">
            <text:p>-0.441</text:p>
          </table:table-cell>
          <table:table-cell office:value-type="float" office:value="1.01125" calcext:value-type="float">
            <text:p>1.01125</text:p>
          </table:table-cell>
        </table:table-row>
        <table:table-row table:style-name="ro1">
          <table:table-cell table:number-columns-repeated="2"/>
          <table:table-cell table:formula="of:=[.C562]+0.001" office:value-type="float" office:value="-0.44" calcext:value-type="float">
            <text:p>-0.44</text:p>
          </table:table-cell>
          <table:table-cell office:value-type="float" office:value="1.0083" calcext:value-type="float">
            <text:p>1.0083</text:p>
          </table:table-cell>
        </table:table-row>
        <table:table-row table:style-name="ro1">
          <table:table-cell table:number-columns-repeated="2"/>
          <table:table-cell table:formula="of:=[.C563]+0.001" office:value-type="float" office:value="-0.439" calcext:value-type="float">
            <text:p>-0.439</text:p>
          </table:table-cell>
          <table:table-cell office:value-type="float" office:value="1.00535" calcext:value-type="float">
            <text:p>1.00535</text:p>
          </table:table-cell>
        </table:table-row>
        <table:table-row table:style-name="ro1">
          <table:table-cell table:number-columns-repeated="2"/>
          <table:table-cell table:formula="of:=[.C564]+0.001" office:value-type="float" office:value="-0.438" calcext:value-type="float">
            <text:p>-0.438</text:p>
          </table:table-cell>
          <table:table-cell office:value-type="float" office:value="1.00241" calcext:value-type="float">
            <text:p>1.00241</text:p>
          </table:table-cell>
        </table:table-row>
        <table:table-row table:style-name="ro1">
          <table:table-cell table:number-columns-repeated="2"/>
          <table:table-cell table:formula="of:=[.C565]+0.001" office:value-type="float" office:value="-0.437" calcext:value-type="float">
            <text:p>-0.437</text:p>
          </table:table-cell>
          <table:table-cell office:value-type="float" office:value="0.999475" calcext:value-type="float">
            <text:p>0.999475</text:p>
          </table:table-cell>
        </table:table-row>
        <table:table-row table:style-name="ro1">
          <table:table-cell table:number-columns-repeated="2"/>
          <table:table-cell table:formula="of:=[.C566]+0.001" office:value-type="float" office:value="-0.436" calcext:value-type="float">
            <text:p>-0.436</text:p>
          </table:table-cell>
          <table:table-cell office:value-type="float" office:value="0.996544" calcext:value-type="float">
            <text:p>0.996544</text:p>
          </table:table-cell>
        </table:table-row>
        <table:table-row table:style-name="ro1">
          <table:table-cell table:number-columns-repeated="2"/>
          <table:table-cell table:formula="of:=[.C567]+0.001" office:value-type="float" office:value="-0.435" calcext:value-type="float">
            <text:p>-0.435</text:p>
          </table:table-cell>
          <table:table-cell office:value-type="float" office:value="0.993618" calcext:value-type="float">
            <text:p>0.993618</text:p>
          </table:table-cell>
        </table:table-row>
        <table:table-row table:style-name="ro1">
          <table:table-cell table:number-columns-repeated="2"/>
          <table:table-cell table:formula="of:=[.C568]+0.001" office:value-type="float" office:value="-0.434" calcext:value-type="float">
            <text:p>-0.434</text:p>
          </table:table-cell>
          <table:table-cell office:value-type="float" office:value="0.990697" calcext:value-type="float">
            <text:p>0.990697</text:p>
          </table:table-cell>
        </table:table-row>
        <table:table-row table:style-name="ro1">
          <table:table-cell table:number-columns-repeated="2"/>
          <table:table-cell table:formula="of:=[.C569]+0.001" office:value-type="float" office:value="-0.433" calcext:value-type="float">
            <text:p>-0.433</text:p>
          </table:table-cell>
          <table:table-cell office:value-type="float" office:value="0.987781" calcext:value-type="float">
            <text:p>0.987781</text:p>
          </table:table-cell>
        </table:table-row>
        <table:table-row table:style-name="ro1">
          <table:table-cell table:number-columns-repeated="2"/>
          <table:table-cell table:formula="of:=[.C570]+0.001" office:value-type="float" office:value="-0.432" calcext:value-type="float">
            <text:p>-0.432</text:p>
          </table:table-cell>
          <table:table-cell office:value-type="float" office:value="0.98487" calcext:value-type="float">
            <text:p>0.98487</text:p>
          </table:table-cell>
        </table:table-row>
        <table:table-row table:style-name="ro1">
          <table:table-cell table:number-columns-repeated="2"/>
          <table:table-cell table:formula="of:=[.C571]+0.001" office:value-type="float" office:value="-0.431" calcext:value-type="float">
            <text:p>-0.431</text:p>
          </table:table-cell>
          <table:table-cell office:value-type="float" office:value="0.981965" calcext:value-type="float">
            <text:p>0.981965</text:p>
          </table:table-cell>
        </table:table-row>
        <table:table-row table:style-name="ro1">
          <table:table-cell table:number-columns-repeated="2"/>
          <table:table-cell table:formula="of:=[.C572]+0.001" office:value-type="float" office:value="-0.43" calcext:value-type="float">
            <text:p>-0.43</text:p>
          </table:table-cell>
          <table:table-cell office:value-type="float" office:value="0.979064" calcext:value-type="float">
            <text:p>0.979064</text:p>
          </table:table-cell>
        </table:table-row>
        <table:table-row table:style-name="ro1">
          <table:table-cell table:number-columns-repeated="2"/>
          <table:table-cell table:formula="of:=[.C573]+0.001" office:value-type="float" office:value="-0.429" calcext:value-type="float">
            <text:p>-0.429</text:p>
          </table:table-cell>
          <table:table-cell office:value-type="float" office:value="0.976169" calcext:value-type="float">
            <text:p>0.976169</text:p>
          </table:table-cell>
        </table:table-row>
        <table:table-row table:style-name="ro1">
          <table:table-cell table:number-columns-repeated="2"/>
          <table:table-cell table:formula="of:=[.C574]+0.001" office:value-type="float" office:value="-0.428" calcext:value-type="float">
            <text:p>-0.428</text:p>
          </table:table-cell>
          <table:table-cell office:value-type="float" office:value="0.973278" calcext:value-type="float">
            <text:p>0.973278</text:p>
          </table:table-cell>
        </table:table-row>
        <table:table-row table:style-name="ro1">
          <table:table-cell table:number-columns-repeated="2"/>
          <table:table-cell table:formula="of:=[.C575]+0.001" office:value-type="float" office:value="-0.427" calcext:value-type="float">
            <text:p>-0.427</text:p>
          </table:table-cell>
          <table:table-cell office:value-type="float" office:value="0.970393" calcext:value-type="float">
            <text:p>0.970393</text:p>
          </table:table-cell>
        </table:table-row>
        <table:table-row table:style-name="ro1">
          <table:table-cell table:number-columns-repeated="2"/>
          <table:table-cell table:formula="of:=[.C576]+0.001" office:value-type="float" office:value="-0.426" calcext:value-type="float">
            <text:p>-0.426</text:p>
          </table:table-cell>
          <table:table-cell office:value-type="float" office:value="0.967512" calcext:value-type="float">
            <text:p>0.967512</text:p>
          </table:table-cell>
        </table:table-row>
        <table:table-row table:style-name="ro1">
          <table:table-cell table:number-columns-repeated="2"/>
          <table:table-cell table:formula="of:=[.C577]+0.001" office:value-type="float" office:value="-0.425" calcext:value-type="float">
            <text:p>-0.425</text:p>
          </table:table-cell>
          <table:table-cell office:value-type="float" office:value="0.964637" calcext:value-type="float">
            <text:p>0.964637</text:p>
          </table:table-cell>
        </table:table-row>
        <table:table-row table:style-name="ro1">
          <table:table-cell table:number-columns-repeated="2"/>
          <table:table-cell table:formula="of:=[.C578]+0.001" office:value-type="float" office:value="-0.424" calcext:value-type="float">
            <text:p>-0.424</text:p>
          </table:table-cell>
          <table:table-cell office:value-type="float" office:value="0.961766" calcext:value-type="float">
            <text:p>0.961766</text:p>
          </table:table-cell>
        </table:table-row>
        <table:table-row table:style-name="ro1">
          <table:table-cell table:number-columns-repeated="2"/>
          <table:table-cell table:formula="of:=[.C579]+0.001" office:value-type="float" office:value="-0.423" calcext:value-type="float">
            <text:p>-0.423</text:p>
          </table:table-cell>
          <table:table-cell office:value-type="float" office:value="0.9589" calcext:value-type="float">
            <text:p>0.9589</text:p>
          </table:table-cell>
        </table:table-row>
        <table:table-row table:style-name="ro1">
          <table:table-cell table:number-columns-repeated="2"/>
          <table:table-cell table:formula="of:=[.C580]+0.001" office:value-type="float" office:value="-0.422" calcext:value-type="float">
            <text:p>-0.422</text:p>
          </table:table-cell>
          <table:table-cell office:value-type="float" office:value="0.956039" calcext:value-type="float">
            <text:p>0.956039</text:p>
          </table:table-cell>
        </table:table-row>
        <table:table-row table:style-name="ro1">
          <table:table-cell table:number-columns-repeated="2"/>
          <table:table-cell table:formula="of:=[.C581]+0.001" office:value-type="float" office:value="-0.421" calcext:value-type="float">
            <text:p>-0.421</text:p>
          </table:table-cell>
          <table:table-cell office:value-type="float" office:value="0.953183" calcext:value-type="float">
            <text:p>0.953183</text:p>
          </table:table-cell>
        </table:table-row>
        <table:table-row table:style-name="ro1">
          <table:table-cell table:number-columns-repeated="2"/>
          <table:table-cell table:formula="of:=[.C582]+0.001" office:value-type="float" office:value="-0.42" calcext:value-type="float">
            <text:p>-0.42</text:p>
          </table:table-cell>
          <table:table-cell office:value-type="float" office:value="0.950332" calcext:value-type="float">
            <text:p>0.950332</text:p>
          </table:table-cell>
        </table:table-row>
        <table:table-row table:style-name="ro1">
          <table:table-cell table:number-columns-repeated="2"/>
          <table:table-cell table:formula="of:=[.C583]+0.001" office:value-type="float" office:value="-0.419" calcext:value-type="float">
            <text:p>-0.419</text:p>
          </table:table-cell>
          <table:table-cell office:value-type="float" office:value="0.947486" calcext:value-type="float">
            <text:p>0.947486</text:p>
          </table:table-cell>
        </table:table-row>
        <table:table-row table:style-name="ro1">
          <table:table-cell table:number-columns-repeated="2"/>
          <table:table-cell table:formula="of:=[.C584]+0.001" office:value-type="float" office:value="-0.418" calcext:value-type="float">
            <text:p>-0.418</text:p>
          </table:table-cell>
          <table:table-cell office:value-type="float" office:value="0.944644" calcext:value-type="float">
            <text:p>0.944644</text:p>
          </table:table-cell>
        </table:table-row>
        <table:table-row table:style-name="ro1">
          <table:table-cell table:number-columns-repeated="2"/>
          <table:table-cell table:formula="of:=[.C585]+0.001" office:value-type="float" office:value="-0.417" calcext:value-type="float">
            <text:p>-0.417</text:p>
          </table:table-cell>
          <table:table-cell office:value-type="float" office:value="0.941807" calcext:value-type="float">
            <text:p>0.941807</text:p>
          </table:table-cell>
        </table:table-row>
        <table:table-row table:style-name="ro1">
          <table:table-cell table:number-columns-repeated="2"/>
          <table:table-cell table:formula="of:=[.C586]+0.001" office:value-type="float" office:value="-0.416" calcext:value-type="float">
            <text:p>-0.416</text:p>
          </table:table-cell>
          <table:table-cell office:value-type="float" office:value="0.938975" calcext:value-type="float">
            <text:p>0.938975</text:p>
          </table:table-cell>
        </table:table-row>
        <table:table-row table:style-name="ro1">
          <table:table-cell table:number-columns-repeated="2"/>
          <table:table-cell table:formula="of:=[.C587]+0.001" office:value-type="float" office:value="-0.415" calcext:value-type="float">
            <text:p>-0.415</text:p>
          </table:table-cell>
          <table:table-cell office:value-type="float" office:value="0.936148" calcext:value-type="float">
            <text:p>0.936148</text:p>
          </table:table-cell>
        </table:table-row>
        <table:table-row table:style-name="ro1">
          <table:table-cell table:number-columns-repeated="2"/>
          <table:table-cell table:formula="of:=[.C588]+0.001" office:value-type="float" office:value="-0.414" calcext:value-type="float">
            <text:p>-0.414</text:p>
          </table:table-cell>
          <table:table-cell office:value-type="float" office:value="0.933325" calcext:value-type="float">
            <text:p>0.933325</text:p>
          </table:table-cell>
        </table:table-row>
        <table:table-row table:style-name="ro1">
          <table:table-cell table:number-columns-repeated="2"/>
          <table:table-cell table:formula="of:=[.C589]+0.001" office:value-type="float" office:value="-0.413" calcext:value-type="float">
            <text:p>-0.413</text:p>
          </table:table-cell>
          <table:table-cell office:value-type="float" office:value="0.930507" calcext:value-type="float">
            <text:p>0.930507</text:p>
          </table:table-cell>
        </table:table-row>
        <table:table-row table:style-name="ro1">
          <table:table-cell table:number-columns-repeated="2"/>
          <table:table-cell table:formula="of:=[.C590]+0.001" office:value-type="float" office:value="-0.412" calcext:value-type="float">
            <text:p>-0.412</text:p>
          </table:table-cell>
          <table:table-cell office:value-type="float" office:value="0.927694" calcext:value-type="float">
            <text:p>0.927694</text:p>
          </table:table-cell>
        </table:table-row>
        <table:table-row table:style-name="ro1">
          <table:table-cell table:number-columns-repeated="2"/>
          <table:table-cell table:formula="of:=[.C591]+0.001" office:value-type="float" office:value="-0.411" calcext:value-type="float">
            <text:p>-0.411</text:p>
          </table:table-cell>
          <table:table-cell office:value-type="float" office:value="0.924886" calcext:value-type="float">
            <text:p>0.924886</text:p>
          </table:table-cell>
        </table:table-row>
        <table:table-row table:style-name="ro1">
          <table:table-cell table:number-columns-repeated="2"/>
          <table:table-cell table:formula="of:=[.C592]+0.001" office:value-type="float" office:value="-0.41" calcext:value-type="float">
            <text:p>-0.41</text:p>
          </table:table-cell>
          <table:table-cell office:value-type="float" office:value="0.922082" calcext:value-type="float">
            <text:p>0.922082</text:p>
          </table:table-cell>
        </table:table-row>
        <table:table-row table:style-name="ro1">
          <table:table-cell table:number-columns-repeated="2"/>
          <table:table-cell table:formula="of:=[.C593]+0.001" office:value-type="float" office:value="-0.409" calcext:value-type="float">
            <text:p>-0.409</text:p>
          </table:table-cell>
          <table:table-cell office:value-type="float" office:value="0.919283" calcext:value-type="float">
            <text:p>0.919283</text:p>
          </table:table-cell>
        </table:table-row>
        <table:table-row table:style-name="ro1">
          <table:table-cell table:number-columns-repeated="2"/>
          <table:table-cell table:formula="of:=[.C594]+0.001" office:value-type="float" office:value="-0.408" calcext:value-type="float">
            <text:p>-0.408</text:p>
          </table:table-cell>
          <table:table-cell office:value-type="float" office:value="0.916488" calcext:value-type="float">
            <text:p>0.916488</text:p>
          </table:table-cell>
        </table:table-row>
        <table:table-row table:style-name="ro1">
          <table:table-cell table:number-columns-repeated="2"/>
          <table:table-cell table:formula="of:=[.C595]+0.001" office:value-type="float" office:value="-0.407" calcext:value-type="float">
            <text:p>-0.407</text:p>
          </table:table-cell>
          <table:table-cell office:value-type="float" office:value="0.913698" calcext:value-type="float">
            <text:p>0.913698</text:p>
          </table:table-cell>
        </table:table-row>
        <table:table-row table:style-name="ro1">
          <table:table-cell table:number-columns-repeated="2"/>
          <table:table-cell table:formula="of:=[.C596]+0.001" office:value-type="float" office:value="-0.406" calcext:value-type="float">
            <text:p>-0.406</text:p>
          </table:table-cell>
          <table:table-cell office:value-type="float" office:value="0.910913" calcext:value-type="float">
            <text:p>0.910913</text:p>
          </table:table-cell>
        </table:table-row>
        <table:table-row table:style-name="ro1">
          <table:table-cell table:number-columns-repeated="2"/>
          <table:table-cell table:formula="of:=[.C597]+0.001" office:value-type="float" office:value="-0.404999999999999" calcext:value-type="float">
            <text:p>-0.404999999999999</text:p>
          </table:table-cell>
          <table:table-cell office:value-type="float" office:value="0.908132" calcext:value-type="float">
            <text:p>0.908132</text:p>
          </table:table-cell>
        </table:table-row>
        <table:table-row table:style-name="ro1">
          <table:table-cell table:number-columns-repeated="2"/>
          <table:table-cell table:formula="of:=[.C598]+0.001" office:value-type="float" office:value="-0.403999999999999" calcext:value-type="float">
            <text:p>-0.403999999999999</text:p>
          </table:table-cell>
          <table:table-cell office:value-type="float" office:value="0.905355" calcext:value-type="float">
            <text:p>0.905355</text:p>
          </table:table-cell>
        </table:table-row>
        <table:table-row table:style-name="ro1">
          <table:table-cell table:number-columns-repeated="2"/>
          <table:table-cell table:formula="of:=[.C599]+0.001" office:value-type="float" office:value="-0.402999999999999" calcext:value-type="float">
            <text:p>-0.402999999999999</text:p>
          </table:table-cell>
          <table:table-cell office:value-type="float" office:value="0.902584" calcext:value-type="float">
            <text:p>0.902584</text:p>
          </table:table-cell>
        </table:table-row>
        <table:table-row table:style-name="ro1">
          <table:table-cell table:number-columns-repeated="2"/>
          <table:table-cell table:formula="of:=[.C600]+0.001" office:value-type="float" office:value="-0.401999999999999" calcext:value-type="float">
            <text:p>-0.401999999999999</text:p>
          </table:table-cell>
          <table:table-cell office:value-type="float" office:value="0.899816" calcext:value-type="float">
            <text:p>0.899816</text:p>
          </table:table-cell>
        </table:table-row>
        <table:table-row table:style-name="ro1">
          <table:table-cell table:number-columns-repeated="2"/>
          <table:table-cell table:formula="of:=[.C601]+0.001" office:value-type="float" office:value="-0.400999999999999" calcext:value-type="float">
            <text:p>-0.400999999999999</text:p>
          </table:table-cell>
          <table:table-cell office:value-type="float" office:value="0.897053" calcext:value-type="float">
            <text:p>0.897053</text:p>
          </table:table-cell>
        </table:table-row>
        <table:table-row table:style-name="ro1">
          <table:table-cell table:number-columns-repeated="2"/>
          <table:table-cell table:formula="of:=[.C602]+0.001" office:value-type="float" office:value="-0.399999999999999" calcext:value-type="float">
            <text:p>-0.399999999999999</text:p>
          </table:table-cell>
          <table:table-cell office:value-type="float" office:value="0.894295" calcext:value-type="float">
            <text:p>0.894295</text:p>
          </table:table-cell>
        </table:table-row>
        <table:table-row table:style-name="ro1">
          <table:table-cell table:number-columns-repeated="2"/>
          <table:table-cell table:formula="of:=[.C603]+0.001" office:value-type="float" office:value="-0.398999999999999" calcext:value-type="float">
            <text:p>-0.398999999999999</text:p>
          </table:table-cell>
          <table:table-cell office:value-type="float" office:value="0.891541" calcext:value-type="float">
            <text:p>0.891541</text:p>
          </table:table-cell>
        </table:table-row>
        <table:table-row table:style-name="ro1">
          <table:table-cell table:number-columns-repeated="2"/>
          <table:table-cell table:formula="of:=[.C604]+0.001" office:value-type="float" office:value="-0.397999999999999" calcext:value-type="float">
            <text:p>-0.397999999999999</text:p>
          </table:table-cell>
          <table:table-cell office:value-type="float" office:value="0.888791" calcext:value-type="float">
            <text:p>0.888791</text:p>
          </table:table-cell>
        </table:table-row>
        <table:table-row table:style-name="ro1">
          <table:table-cell table:number-columns-repeated="2"/>
          <table:table-cell table:formula="of:=[.C605]+0.001" office:value-type="float" office:value="-0.396999999999999" calcext:value-type="float">
            <text:p>-0.396999999999999</text:p>
          </table:table-cell>
          <table:table-cell office:value-type="float" office:value="0.886046" calcext:value-type="float">
            <text:p>0.886046</text:p>
          </table:table-cell>
        </table:table-row>
        <table:table-row table:style-name="ro1">
          <table:table-cell table:number-columns-repeated="2"/>
          <table:table-cell table:formula="of:=[.C606]+0.001" office:value-type="float" office:value="-0.395999999999999" calcext:value-type="float">
            <text:p>-0.395999999999999</text:p>
          </table:table-cell>
          <table:table-cell office:value-type="float" office:value="0.883305" calcext:value-type="float">
            <text:p>0.883305</text:p>
          </table:table-cell>
        </table:table-row>
        <table:table-row table:style-name="ro1">
          <table:table-cell table:number-columns-repeated="2"/>
          <table:table-cell table:formula="of:=[.C607]+0.001" office:value-type="float" office:value="-0.394999999999999" calcext:value-type="float">
            <text:p>-0.394999999999999</text:p>
          </table:table-cell>
          <table:table-cell office:value-type="float" office:value="0.880569" calcext:value-type="float">
            <text:p>0.880569</text:p>
          </table:table-cell>
        </table:table-row>
        <table:table-row table:style-name="ro1">
          <table:table-cell table:number-columns-repeated="2"/>
          <table:table-cell table:formula="of:=[.C608]+0.001" office:value-type="float" office:value="-0.393999999999999" calcext:value-type="float">
            <text:p>-0.393999999999999</text:p>
          </table:table-cell>
          <table:table-cell office:value-type="float" office:value="0.877837" calcext:value-type="float">
            <text:p>0.877837</text:p>
          </table:table-cell>
        </table:table-row>
        <table:table-row table:style-name="ro1">
          <table:table-cell table:number-columns-repeated="2"/>
          <table:table-cell table:formula="of:=[.C609]+0.001" office:value-type="float" office:value="-0.392999999999999" calcext:value-type="float">
            <text:p>-0.392999999999999</text:p>
          </table:table-cell>
          <table:table-cell office:value-type="float" office:value="0.875109" calcext:value-type="float">
            <text:p>0.875109</text:p>
          </table:table-cell>
        </table:table-row>
        <table:table-row table:style-name="ro1">
          <table:table-cell table:number-columns-repeated="2"/>
          <table:table-cell table:formula="of:=[.C610]+0.001" office:value-type="float" office:value="-0.391999999999999" calcext:value-type="float">
            <text:p>-0.391999999999999</text:p>
          </table:table-cell>
          <table:table-cell office:value-type="float" office:value="0.872386" calcext:value-type="float">
            <text:p>0.872386</text:p>
          </table:table-cell>
        </table:table-row>
        <table:table-row table:style-name="ro1">
          <table:table-cell table:number-columns-repeated="2"/>
          <table:table-cell table:formula="of:=[.C611]+0.001" office:value-type="float" office:value="-0.390999999999999" calcext:value-type="float">
            <text:p>-0.390999999999999</text:p>
          </table:table-cell>
          <table:table-cell office:value-type="float" office:value="0.869667" calcext:value-type="float">
            <text:p>0.869667</text:p>
          </table:table-cell>
        </table:table-row>
        <table:table-row table:style-name="ro1">
          <table:table-cell table:number-columns-repeated="2"/>
          <table:table-cell table:formula="of:=[.C612]+0.001" office:value-type="float" office:value="-0.389999999999999" calcext:value-type="float">
            <text:p>-0.389999999999999</text:p>
          </table:table-cell>
          <table:table-cell office:value-type="float" office:value="0.866952" calcext:value-type="float">
            <text:p>0.866952</text:p>
          </table:table-cell>
        </table:table-row>
        <table:table-row table:style-name="ro1">
          <table:table-cell table:number-columns-repeated="2"/>
          <table:table-cell table:formula="of:=[.C613]+0.001" office:value-type="float" office:value="-0.388999999999999" calcext:value-type="float">
            <text:p>-0.388999999999999</text:p>
          </table:table-cell>
          <table:table-cell office:value-type="float" office:value="0.864241" calcext:value-type="float">
            <text:p>0.864241</text:p>
          </table:table-cell>
        </table:table-row>
        <table:table-row table:style-name="ro1">
          <table:table-cell table:number-columns-repeated="2"/>
          <table:table-cell table:formula="of:=[.C614]+0.001" office:value-type="float" office:value="-0.387999999999999" calcext:value-type="float">
            <text:p>-0.387999999999999</text:p>
          </table:table-cell>
          <table:table-cell office:value-type="float" office:value="0.861535" calcext:value-type="float">
            <text:p>0.861535</text:p>
          </table:table-cell>
        </table:table-row>
        <table:table-row table:style-name="ro1">
          <table:table-cell table:number-columns-repeated="2"/>
          <table:table-cell table:formula="of:=[.C615]+0.001" office:value-type="float" office:value="-0.386999999999999" calcext:value-type="float">
            <text:p>-0.386999999999999</text:p>
          </table:table-cell>
          <table:table-cell office:value-type="float" office:value="0.858833" calcext:value-type="float">
            <text:p>0.858833</text:p>
          </table:table-cell>
        </table:table-row>
        <table:table-row table:style-name="ro1">
          <table:table-cell table:number-columns-repeated="2"/>
          <table:table-cell table:formula="of:=[.C616]+0.001" office:value-type="float" office:value="-0.385999999999999" calcext:value-type="float">
            <text:p>-0.385999999999999</text:p>
          </table:table-cell>
          <table:table-cell office:value-type="float" office:value="0.856135" calcext:value-type="float">
            <text:p>0.856135</text:p>
          </table:table-cell>
        </table:table-row>
        <table:table-row table:style-name="ro1">
          <table:table-cell table:number-columns-repeated="2"/>
          <table:table-cell table:formula="of:=[.C617]+0.001" office:value-type="float" office:value="-0.384999999999999" calcext:value-type="float">
            <text:p>-0.384999999999999</text:p>
          </table:table-cell>
          <table:table-cell office:value-type="float" office:value="0.853441" calcext:value-type="float">
            <text:p>0.853441</text:p>
          </table:table-cell>
        </table:table-row>
        <table:table-row table:style-name="ro1">
          <table:table-cell table:number-columns-repeated="2"/>
          <table:table-cell table:formula="of:=[.C618]+0.001" office:value-type="float" office:value="-0.383999999999999" calcext:value-type="float">
            <text:p>-0.383999999999999</text:p>
          </table:table-cell>
          <table:table-cell office:value-type="float" office:value="0.850751" calcext:value-type="float">
            <text:p>0.850751</text:p>
          </table:table-cell>
        </table:table-row>
        <table:table-row table:style-name="ro1">
          <table:table-cell table:number-columns-repeated="2"/>
          <table:table-cell table:formula="of:=[.C619]+0.001" office:value-type="float" office:value="-0.382999999999999" calcext:value-type="float">
            <text:p>-0.382999999999999</text:p>
          </table:table-cell>
          <table:table-cell office:value-type="float" office:value="0.848066" calcext:value-type="float">
            <text:p>0.848066</text:p>
          </table:table-cell>
        </table:table-row>
        <table:table-row table:style-name="ro1">
          <table:table-cell table:number-columns-repeated="2"/>
          <table:table-cell table:formula="of:=[.C620]+0.001" office:value-type="float" office:value="-0.381999999999999" calcext:value-type="float">
            <text:p>-0.381999999999999</text:p>
          </table:table-cell>
          <table:table-cell office:value-type="float" office:value="0.845385" calcext:value-type="float">
            <text:p>0.845385</text:p>
          </table:table-cell>
        </table:table-row>
        <table:table-row table:style-name="ro1">
          <table:table-cell table:number-columns-repeated="2"/>
          <table:table-cell table:formula="of:=[.C621]+0.001" office:value-type="float" office:value="-0.380999999999999" calcext:value-type="float">
            <text:p>-0.380999999999999</text:p>
          </table:table-cell>
          <table:table-cell office:value-type="float" office:value="0.842707" calcext:value-type="float">
            <text:p>0.842707</text:p>
          </table:table-cell>
        </table:table-row>
        <table:table-row table:style-name="ro1">
          <table:table-cell table:number-columns-repeated="2"/>
          <table:table-cell table:formula="of:=[.C622]+0.001" office:value-type="float" office:value="-0.379999999999999" calcext:value-type="float">
            <text:p>-0.379999999999999</text:p>
          </table:table-cell>
          <table:table-cell office:value-type="float" office:value="0.840034" calcext:value-type="float">
            <text:p>0.840034</text:p>
          </table:table-cell>
        </table:table-row>
        <table:table-row table:style-name="ro1">
          <table:table-cell table:number-columns-repeated="2"/>
          <table:table-cell table:formula="of:=[.C623]+0.001" office:value-type="float" office:value="-0.378999999999999" calcext:value-type="float">
            <text:p>-0.378999999999999</text:p>
          </table:table-cell>
          <table:table-cell office:value-type="float" office:value="0.837365" calcext:value-type="float">
            <text:p>0.837365</text:p>
          </table:table-cell>
        </table:table-row>
        <table:table-row table:style-name="ro1">
          <table:table-cell table:number-columns-repeated="2"/>
          <table:table-cell table:formula="of:=[.C624]+0.001" office:value-type="float" office:value="-0.377999999999999" calcext:value-type="float">
            <text:p>-0.377999999999999</text:p>
          </table:table-cell>
          <table:table-cell office:value-type="float" office:value="0.8347" calcext:value-type="float">
            <text:p>0.8347</text:p>
          </table:table-cell>
        </table:table-row>
        <table:table-row table:style-name="ro1">
          <table:table-cell table:number-columns-repeated="2"/>
          <table:table-cell table:formula="of:=[.C625]+0.001" office:value-type="float" office:value="-0.376999999999999" calcext:value-type="float">
            <text:p>-0.376999999999999</text:p>
          </table:table-cell>
          <table:table-cell office:value-type="float" office:value="0.832039" calcext:value-type="float">
            <text:p>0.832039</text:p>
          </table:table-cell>
        </table:table-row>
        <table:table-row table:style-name="ro1">
          <table:table-cell table:number-columns-repeated="2"/>
          <table:table-cell table:formula="of:=[.C626]+0.001" office:value-type="float" office:value="-0.375999999999999" calcext:value-type="float">
            <text:p>-0.375999999999999</text:p>
          </table:table-cell>
          <table:table-cell office:value-type="float" office:value="0.829383" calcext:value-type="float">
            <text:p>0.829383</text:p>
          </table:table-cell>
        </table:table-row>
        <table:table-row table:style-name="ro1">
          <table:table-cell table:number-columns-repeated="2"/>
          <table:table-cell table:formula="of:=[.C627]+0.001" office:value-type="float" office:value="-0.374999999999999" calcext:value-type="float">
            <text:p>-0.374999999999999</text:p>
          </table:table-cell>
          <table:table-cell office:value-type="float" office:value="0.82673" calcext:value-type="float">
            <text:p>0.82673</text:p>
          </table:table-cell>
        </table:table-row>
        <table:table-row table:style-name="ro1">
          <table:table-cell table:number-columns-repeated="2"/>
          <table:table-cell table:formula="of:=[.C628]+0.001" office:value-type="float" office:value="-0.373999999999999" calcext:value-type="float">
            <text:p>-0.373999999999999</text:p>
          </table:table-cell>
          <table:table-cell office:value-type="float" office:value="0.824081" calcext:value-type="float">
            <text:p>0.824081</text:p>
          </table:table-cell>
        </table:table-row>
        <table:table-row table:style-name="ro1">
          <table:table-cell table:number-columns-repeated="2"/>
          <table:table-cell table:formula="of:=[.C629]+0.001" office:value-type="float" office:value="-0.372999999999999" calcext:value-type="float">
            <text:p>-0.372999999999999</text:p>
          </table:table-cell>
          <table:table-cell office:value-type="float" office:value="0.821436" calcext:value-type="float">
            <text:p>0.821436</text:p>
          </table:table-cell>
        </table:table-row>
        <table:table-row table:style-name="ro1">
          <table:table-cell table:number-columns-repeated="2"/>
          <table:table-cell table:formula="of:=[.C630]+0.001" office:value-type="float" office:value="-0.371999999999999" calcext:value-type="float">
            <text:p>-0.371999999999999</text:p>
          </table:table-cell>
          <table:table-cell office:value-type="float" office:value="0.818795" calcext:value-type="float">
            <text:p>0.818795</text:p>
          </table:table-cell>
        </table:table-row>
        <table:table-row table:style-name="ro1">
          <table:table-cell table:number-columns-repeated="2"/>
          <table:table-cell table:formula="of:=[.C631]+0.001" office:value-type="float" office:value="-0.370999999999999" calcext:value-type="float">
            <text:p>-0.370999999999999</text:p>
          </table:table-cell>
          <table:table-cell office:value-type="float" office:value="0.816158" calcext:value-type="float">
            <text:p>0.816158</text:p>
          </table:table-cell>
        </table:table-row>
        <table:table-row table:style-name="ro1">
          <table:table-cell table:number-columns-repeated="2"/>
          <table:table-cell table:formula="of:=[.C632]+0.001" office:value-type="float" office:value="-0.369999999999999" calcext:value-type="float">
            <text:p>-0.369999999999999</text:p>
          </table:table-cell>
          <table:table-cell office:value-type="float" office:value="0.813525" calcext:value-type="float">
            <text:p>0.813525</text:p>
          </table:table-cell>
        </table:table-row>
        <table:table-row table:style-name="ro1">
          <table:table-cell table:number-columns-repeated="2"/>
          <table:table-cell table:formula="of:=[.C633]+0.001" office:value-type="float" office:value="-0.368999999999999" calcext:value-type="float">
            <text:p>-0.368999999999999</text:p>
          </table:table-cell>
          <table:table-cell office:value-type="float" office:value="0.810896" calcext:value-type="float">
            <text:p>0.810896</text:p>
          </table:table-cell>
        </table:table-row>
        <table:table-row table:style-name="ro1">
          <table:table-cell table:number-columns-repeated="2"/>
          <table:table-cell table:formula="of:=[.C634]+0.001" office:value-type="float" office:value="-0.367999999999999" calcext:value-type="float">
            <text:p>-0.367999999999999</text:p>
          </table:table-cell>
          <table:table-cell office:value-type="float" office:value="0.808271" calcext:value-type="float">
            <text:p>0.808271</text:p>
          </table:table-cell>
        </table:table-row>
        <table:table-row table:style-name="ro1">
          <table:table-cell table:number-columns-repeated="2"/>
          <table:table-cell table:formula="of:=[.C635]+0.001" office:value-type="float" office:value="-0.366999999999999" calcext:value-type="float">
            <text:p>-0.366999999999999</text:p>
          </table:table-cell>
          <table:table-cell office:value-type="float" office:value="0.805649" calcext:value-type="float">
            <text:p>0.805649</text:p>
          </table:table-cell>
        </table:table-row>
        <table:table-row table:style-name="ro1">
          <table:table-cell table:number-columns-repeated="2"/>
          <table:table-cell table:formula="of:=[.C636]+0.001" office:value-type="float" office:value="-0.365999999999999" calcext:value-type="float">
            <text:p>-0.365999999999999</text:p>
          </table:table-cell>
          <table:table-cell office:value-type="float" office:value="0.803032" calcext:value-type="float">
            <text:p>0.803032</text:p>
          </table:table-cell>
        </table:table-row>
        <table:table-row table:style-name="ro1">
          <table:table-cell table:number-columns-repeated="2"/>
          <table:table-cell table:formula="of:=[.C637]+0.001" office:value-type="float" office:value="-0.364999999999999" calcext:value-type="float">
            <text:p>-0.364999999999999</text:p>
          </table:table-cell>
          <table:table-cell office:value-type="float" office:value="0.800418" calcext:value-type="float">
            <text:p>0.800418</text:p>
          </table:table-cell>
        </table:table-row>
        <table:table-row table:style-name="ro1">
          <table:table-cell table:number-columns-repeated="2"/>
          <table:table-cell table:formula="of:=[.C638]+0.001" office:value-type="float" office:value="-0.363999999999999" calcext:value-type="float">
            <text:p>-0.363999999999999</text:p>
          </table:table-cell>
          <table:table-cell office:value-type="float" office:value="0.797809" calcext:value-type="float">
            <text:p>0.797809</text:p>
          </table:table-cell>
        </table:table-row>
        <table:table-row table:style-name="ro1">
          <table:table-cell table:number-columns-repeated="2"/>
          <table:table-cell table:formula="of:=[.C639]+0.001" office:value-type="float" office:value="-0.362999999999999" calcext:value-type="float">
            <text:p>-0.362999999999999</text:p>
          </table:table-cell>
          <table:table-cell office:value-type="float" office:value="0.795203" calcext:value-type="float">
            <text:p>0.795203</text:p>
          </table:table-cell>
        </table:table-row>
        <table:table-row table:style-name="ro1">
          <table:table-cell table:number-columns-repeated="2"/>
          <table:table-cell table:formula="of:=[.C640]+0.001" office:value-type="float" office:value="-0.361999999999999" calcext:value-type="float">
            <text:p>-0.361999999999999</text:p>
          </table:table-cell>
          <table:table-cell office:value-type="float" office:value="0.7926" calcext:value-type="float">
            <text:p>0.7926</text:p>
          </table:table-cell>
        </table:table-row>
        <table:table-row table:style-name="ro1">
          <table:table-cell table:number-columns-repeated="2"/>
          <table:table-cell table:formula="of:=[.C641]+0.001" office:value-type="float" office:value="-0.360999999999999" calcext:value-type="float">
            <text:p>-0.360999999999999</text:p>
          </table:table-cell>
          <table:table-cell office:value-type="float" office:value="0.790002" calcext:value-type="float">
            <text:p>0.790002</text:p>
          </table:table-cell>
        </table:table-row>
        <table:table-row table:style-name="ro1">
          <table:table-cell table:number-columns-repeated="2"/>
          <table:table-cell table:formula="of:=[.C642]+0.001" office:value-type="float" office:value="-0.359999999999999" calcext:value-type="float">
            <text:p>-0.359999999999999</text:p>
          </table:table-cell>
          <table:table-cell office:value-type="float" office:value="0.787407" calcext:value-type="float">
            <text:p>0.787407</text:p>
          </table:table-cell>
        </table:table-row>
        <table:table-row table:style-name="ro1">
          <table:table-cell table:number-columns-repeated="2"/>
          <table:table-cell table:formula="of:=[.C643]+0.001" office:value-type="float" office:value="-0.358999999999999" calcext:value-type="float">
            <text:p>-0.358999999999999</text:p>
          </table:table-cell>
          <table:table-cell office:value-type="float" office:value="0.784816" calcext:value-type="float">
            <text:p>0.784816</text:p>
          </table:table-cell>
        </table:table-row>
        <table:table-row table:style-name="ro1">
          <table:table-cell table:number-columns-repeated="2"/>
          <table:table-cell table:formula="of:=[.C644]+0.001" office:value-type="float" office:value="-0.357999999999999" calcext:value-type="float">
            <text:p>-0.357999999999999</text:p>
          </table:table-cell>
          <table:table-cell office:value-type="float" office:value="0.782229" calcext:value-type="float">
            <text:p>0.782229</text:p>
          </table:table-cell>
        </table:table-row>
        <table:table-row table:style-name="ro1">
          <table:table-cell table:number-columns-repeated="2"/>
          <table:table-cell table:formula="of:=[.C645]+0.001" office:value-type="float" office:value="-0.356999999999999" calcext:value-type="float">
            <text:p>-0.356999999999999</text:p>
          </table:table-cell>
          <table:table-cell office:value-type="float" office:value="0.779646" calcext:value-type="float">
            <text:p>0.779646</text:p>
          </table:table-cell>
        </table:table-row>
        <table:table-row table:style-name="ro1">
          <table:table-cell table:number-columns-repeated="2"/>
          <table:table-cell table:formula="of:=[.C646]+0.001" office:value-type="float" office:value="-0.355999999999999" calcext:value-type="float">
            <text:p>-0.355999999999999</text:p>
          </table:table-cell>
          <table:table-cell office:value-type="float" office:value="0.777066" calcext:value-type="float">
            <text:p>0.777066</text:p>
          </table:table-cell>
        </table:table-row>
        <table:table-row table:style-name="ro1">
          <table:table-cell table:number-columns-repeated="2"/>
          <table:table-cell table:formula="of:=[.C647]+0.001" office:value-type="float" office:value="-0.354999999999999" calcext:value-type="float">
            <text:p>-0.354999999999999</text:p>
          </table:table-cell>
          <table:table-cell office:value-type="float" office:value="0.77449" calcext:value-type="float">
            <text:p>0.77449</text:p>
          </table:table-cell>
        </table:table-row>
        <table:table-row table:style-name="ro1">
          <table:table-cell table:number-columns-repeated="2"/>
          <table:table-cell table:formula="of:=[.C648]+0.001" office:value-type="float" office:value="-0.353999999999999" calcext:value-type="float">
            <text:p>-0.353999999999999</text:p>
          </table:table-cell>
          <table:table-cell office:value-type="float" office:value="0.771918" calcext:value-type="float">
            <text:p>0.771918</text:p>
          </table:table-cell>
        </table:table-row>
        <table:table-row table:style-name="ro1">
          <table:table-cell table:number-columns-repeated="2"/>
          <table:table-cell table:formula="of:=[.C649]+0.001" office:value-type="float" office:value="-0.352999999999999" calcext:value-type="float">
            <text:p>-0.352999999999999</text:p>
          </table:table-cell>
          <table:table-cell office:value-type="float" office:value="0.769349" calcext:value-type="float">
            <text:p>0.769349</text:p>
          </table:table-cell>
        </table:table-row>
        <table:table-row table:style-name="ro1">
          <table:table-cell table:number-columns-repeated="2"/>
          <table:table-cell table:formula="of:=[.C650]+0.001" office:value-type="float" office:value="-0.351999999999999" calcext:value-type="float">
            <text:p>-0.351999999999999</text:p>
          </table:table-cell>
          <table:table-cell office:value-type="float" office:value="0.766784" calcext:value-type="float">
            <text:p>0.766784</text:p>
          </table:table-cell>
        </table:table-row>
        <table:table-row table:style-name="ro1">
          <table:table-cell table:number-columns-repeated="2"/>
          <table:table-cell table:formula="of:=[.C651]+0.001" office:value-type="float" office:value="-0.350999999999999" calcext:value-type="float">
            <text:p>-0.350999999999999</text:p>
          </table:table-cell>
          <table:table-cell office:value-type="float" office:value="0.764222" calcext:value-type="float">
            <text:p>0.764222</text:p>
          </table:table-cell>
        </table:table-row>
        <table:table-row table:style-name="ro1">
          <table:table-cell table:number-columns-repeated="2"/>
          <table:table-cell table:formula="of:=[.C652]+0.001" office:value-type="float" office:value="-0.349999999999999" calcext:value-type="float">
            <text:p>-0.349999999999999</text:p>
          </table:table-cell>
          <table:table-cell office:value-type="float" office:value="0.761665" calcext:value-type="float">
            <text:p>0.761665</text:p>
          </table:table-cell>
        </table:table-row>
        <table:table-row table:style-name="ro1">
          <table:table-cell table:number-columns-repeated="2"/>
          <table:table-cell table:formula="of:=[.C653]+0.001" office:value-type="float" office:value="-0.348999999999999" calcext:value-type="float">
            <text:p>-0.348999999999999</text:p>
          </table:table-cell>
          <table:table-cell office:value-type="float" office:value="0.75911" calcext:value-type="float">
            <text:p>0.75911</text:p>
          </table:table-cell>
        </table:table-row>
        <table:table-row table:style-name="ro1">
          <table:table-cell table:number-columns-repeated="2"/>
          <table:table-cell table:formula="of:=[.C654]+0.001" office:value-type="float" office:value="-0.347999999999999" calcext:value-type="float">
            <text:p>-0.347999999999999</text:p>
          </table:table-cell>
          <table:table-cell office:value-type="float" office:value="0.75656" calcext:value-type="float">
            <text:p>0.75656</text:p>
          </table:table-cell>
        </table:table-row>
        <table:table-row table:style-name="ro1">
          <table:table-cell table:number-columns-repeated="2"/>
          <table:table-cell table:formula="of:=[.C655]+0.001" office:value-type="float" office:value="-0.346999999999999" calcext:value-type="float">
            <text:p>-0.346999999999999</text:p>
          </table:table-cell>
          <table:table-cell office:value-type="float" office:value="0.754012" calcext:value-type="float">
            <text:p>0.754012</text:p>
          </table:table-cell>
        </table:table-row>
        <table:table-row table:style-name="ro1">
          <table:table-cell table:number-columns-repeated="2"/>
          <table:table-cell table:formula="of:=[.C656]+0.001" office:value-type="float" office:value="-0.345999999999999" calcext:value-type="float">
            <text:p>-0.345999999999999</text:p>
          </table:table-cell>
          <table:table-cell office:value-type="float" office:value="0.751469" calcext:value-type="float">
            <text:p>0.751469</text:p>
          </table:table-cell>
        </table:table-row>
        <table:table-row table:style-name="ro1">
          <table:table-cell table:number-columns-repeated="2"/>
          <table:table-cell table:formula="of:=[.C657]+0.001" office:value-type="float" office:value="-0.344999999999999" calcext:value-type="float">
            <text:p>-0.344999999999999</text:p>
          </table:table-cell>
          <table:table-cell office:value-type="float" office:value="0.748929" calcext:value-type="float">
            <text:p>0.748929</text:p>
          </table:table-cell>
        </table:table-row>
        <table:table-row table:style-name="ro1">
          <table:table-cell table:number-columns-repeated="2"/>
          <table:table-cell table:formula="of:=[.C658]+0.001" office:value-type="float" office:value="-0.343999999999999" calcext:value-type="float">
            <text:p>-0.343999999999999</text:p>
          </table:table-cell>
          <table:table-cell office:value-type="float" office:value="0.746392" calcext:value-type="float">
            <text:p>0.746392</text:p>
          </table:table-cell>
        </table:table-row>
        <table:table-row table:style-name="ro1">
          <table:table-cell table:number-columns-repeated="2"/>
          <table:table-cell table:formula="of:=[.C659]+0.001" office:value-type="float" office:value="-0.342999999999999" calcext:value-type="float">
            <text:p>-0.342999999999999</text:p>
          </table:table-cell>
          <table:table-cell office:value-type="float" office:value="0.743859" calcext:value-type="float">
            <text:p>0.743859</text:p>
          </table:table-cell>
        </table:table-row>
        <table:table-row table:style-name="ro1">
          <table:table-cell table:number-columns-repeated="2"/>
          <table:table-cell table:formula="of:=[.C660]+0.001" office:value-type="float" office:value="-0.341999999999999" calcext:value-type="float">
            <text:p>-0.341999999999999</text:p>
          </table:table-cell>
          <table:table-cell office:value-type="float" office:value="0.74133" calcext:value-type="float">
            <text:p>0.74133</text:p>
          </table:table-cell>
        </table:table-row>
        <table:table-row table:style-name="ro1">
          <table:table-cell table:number-columns-repeated="2"/>
          <table:table-cell table:formula="of:=[.C661]+0.001" office:value-type="float" office:value="-0.340999999999999" calcext:value-type="float">
            <text:p>-0.340999999999999</text:p>
          </table:table-cell>
          <table:table-cell office:value-type="float" office:value="0.738804" calcext:value-type="float">
            <text:p>0.738804</text:p>
          </table:table-cell>
        </table:table-row>
        <table:table-row table:style-name="ro1">
          <table:table-cell table:number-columns-repeated="2"/>
          <table:table-cell table:formula="of:=[.C662]+0.001" office:value-type="float" office:value="-0.339999999999999" calcext:value-type="float">
            <text:p>-0.339999999999999</text:p>
          </table:table-cell>
          <table:table-cell office:value-type="float" office:value="0.736281" calcext:value-type="float">
            <text:p>0.736281</text:p>
          </table:table-cell>
        </table:table-row>
        <table:table-row table:style-name="ro1">
          <table:table-cell table:number-columns-repeated="2"/>
          <table:table-cell table:formula="of:=[.C663]+0.001" office:value-type="float" office:value="-0.338999999999999" calcext:value-type="float">
            <text:p>-0.338999999999999</text:p>
          </table:table-cell>
          <table:table-cell office:value-type="float" office:value="0.733762" calcext:value-type="float">
            <text:p>0.733762</text:p>
          </table:table-cell>
        </table:table-row>
        <table:table-row table:style-name="ro1">
          <table:table-cell table:number-columns-repeated="2"/>
          <table:table-cell table:formula="of:=[.C664]+0.001" office:value-type="float" office:value="-0.337999999999999" calcext:value-type="float">
            <text:p>-0.337999999999999</text:p>
          </table:table-cell>
          <table:table-cell office:value-type="float" office:value="0.731246" calcext:value-type="float">
            <text:p>0.731246</text:p>
          </table:table-cell>
        </table:table-row>
        <table:table-row table:style-name="ro1">
          <table:table-cell table:number-columns-repeated="2"/>
          <table:table-cell table:formula="of:=[.C665]+0.001" office:value-type="float" office:value="-0.336999999999999" calcext:value-type="float">
            <text:p>-0.336999999999999</text:p>
          </table:table-cell>
          <table:table-cell office:value-type="float" office:value="0.728734" calcext:value-type="float">
            <text:p>0.728734</text:p>
          </table:table-cell>
        </table:table-row>
        <table:table-row table:style-name="ro1">
          <table:table-cell table:number-columns-repeated="2"/>
          <table:table-cell table:formula="of:=[.C666]+0.001" office:value-type="float" office:value="-0.335999999999999" calcext:value-type="float">
            <text:p>-0.335999999999999</text:p>
          </table:table-cell>
          <table:table-cell office:value-type="float" office:value="0.726225" calcext:value-type="float">
            <text:p>0.726225</text:p>
          </table:table-cell>
        </table:table-row>
        <table:table-row table:style-name="ro1">
          <table:table-cell table:number-columns-repeated="2"/>
          <table:table-cell table:formula="of:=[.C667]+0.001" office:value-type="float" office:value="-0.334999999999999" calcext:value-type="float">
            <text:p>-0.334999999999999</text:p>
          </table:table-cell>
          <table:table-cell office:value-type="float" office:value="0.723719" calcext:value-type="float">
            <text:p>0.723719</text:p>
          </table:table-cell>
        </table:table-row>
        <table:table-row table:style-name="ro1">
          <table:table-cell table:number-columns-repeated="2"/>
          <table:table-cell table:formula="of:=[.C668]+0.001" office:value-type="float" office:value="-0.333999999999999" calcext:value-type="float">
            <text:p>-0.333999999999999</text:p>
          </table:table-cell>
          <table:table-cell office:value-type="float" office:value="0.721217" calcext:value-type="float">
            <text:p>0.721217</text:p>
          </table:table-cell>
        </table:table-row>
        <table:table-row table:style-name="ro1">
          <table:table-cell table:number-columns-repeated="2"/>
          <table:table-cell table:formula="of:=[.C669]+0.001" office:value-type="float" office:value="-0.332999999999999" calcext:value-type="float">
            <text:p>-0.332999999999999</text:p>
          </table:table-cell>
          <table:table-cell office:value-type="float" office:value="0.718718" calcext:value-type="float">
            <text:p>0.718718</text:p>
          </table:table-cell>
        </table:table-row>
        <table:table-row table:style-name="ro1">
          <table:table-cell table:number-columns-repeated="2"/>
          <table:table-cell table:formula="of:=[.C670]+0.001" office:value-type="float" office:value="-0.331999999999999" calcext:value-type="float">
            <text:p>-0.331999999999999</text:p>
          </table:table-cell>
          <table:table-cell office:value-type="float" office:value="0.716223" calcext:value-type="float">
            <text:p>0.716223</text:p>
          </table:table-cell>
        </table:table-row>
        <table:table-row table:style-name="ro1">
          <table:table-cell table:number-columns-repeated="2"/>
          <table:table-cell table:formula="of:=[.C671]+0.001" office:value-type="float" office:value="-0.330999999999999" calcext:value-type="float">
            <text:p>-0.330999999999999</text:p>
          </table:table-cell>
          <table:table-cell office:value-type="float" office:value="0.71373" calcext:value-type="float">
            <text:p>0.71373</text:p>
          </table:table-cell>
        </table:table-row>
        <table:table-row table:style-name="ro1">
          <table:table-cell table:number-columns-repeated="2"/>
          <table:table-cell table:formula="of:=[.C672]+0.001" office:value-type="float" office:value="-0.329999999999999" calcext:value-type="float">
            <text:p>-0.329999999999999</text:p>
          </table:table-cell>
          <table:table-cell office:value-type="float" office:value="0.711242" calcext:value-type="float">
            <text:p>0.711242</text:p>
          </table:table-cell>
        </table:table-row>
        <table:table-row table:style-name="ro1">
          <table:table-cell table:number-columns-repeated="2"/>
          <table:table-cell table:formula="of:=[.C673]+0.001" office:value-type="float" office:value="-0.328999999999999" calcext:value-type="float">
            <text:p>-0.328999999999999</text:p>
          </table:table-cell>
          <table:table-cell office:value-type="float" office:value="0.708756" calcext:value-type="float">
            <text:p>0.708756</text:p>
          </table:table-cell>
        </table:table-row>
        <table:table-row table:style-name="ro1">
          <table:table-cell table:number-columns-repeated="2"/>
          <table:table-cell table:formula="of:=[.C674]+0.001" office:value-type="float" office:value="-0.327999999999999" calcext:value-type="float">
            <text:p>-0.327999999999999</text:p>
          </table:table-cell>
          <table:table-cell office:value-type="float" office:value="0.706274" calcext:value-type="float">
            <text:p>0.706274</text:p>
          </table:table-cell>
        </table:table-row>
        <table:table-row table:style-name="ro1">
          <table:table-cell table:number-columns-repeated="2"/>
          <table:table-cell table:formula="of:=[.C675]+0.001" office:value-type="float" office:value="-0.326999999999999" calcext:value-type="float">
            <text:p>-0.326999999999999</text:p>
          </table:table-cell>
          <table:table-cell office:value-type="float" office:value="0.703795" calcext:value-type="float">
            <text:p>0.703795</text:p>
          </table:table-cell>
        </table:table-row>
        <table:table-row table:style-name="ro1">
          <table:table-cell table:number-columns-repeated="2"/>
          <table:table-cell table:formula="of:=[.C676]+0.001" office:value-type="float" office:value="-0.325999999999999" calcext:value-type="float">
            <text:p>-0.325999999999999</text:p>
          </table:table-cell>
          <table:table-cell office:value-type="float" office:value="0.701319" calcext:value-type="float">
            <text:p>0.701319</text:p>
          </table:table-cell>
        </table:table-row>
        <table:table-row table:style-name="ro1">
          <table:table-cell table:number-columns-repeated="2"/>
          <table:table-cell table:formula="of:=[.C677]+0.001" office:value-type="float" office:value="-0.324999999999999" calcext:value-type="float">
            <text:p>-0.324999999999999</text:p>
          </table:table-cell>
          <table:table-cell office:value-type="float" office:value="0.698846" calcext:value-type="float">
            <text:p>0.698846</text:p>
          </table:table-cell>
        </table:table-row>
        <table:table-row table:style-name="ro1">
          <table:table-cell table:number-columns-repeated="2"/>
          <table:table-cell table:formula="of:=[.C678]+0.001" office:value-type="float" office:value="-0.323999999999999" calcext:value-type="float">
            <text:p>-0.323999999999999</text:p>
          </table:table-cell>
          <table:table-cell office:value-type="float" office:value="0.696377" calcext:value-type="float">
            <text:p>0.696377</text:p>
          </table:table-cell>
        </table:table-row>
        <table:table-row table:style-name="ro1">
          <table:table-cell table:number-columns-repeated="2"/>
          <table:table-cell table:formula="of:=[.C679]+0.001" office:value-type="float" office:value="-0.322999999999999" calcext:value-type="float">
            <text:p>-0.322999999999999</text:p>
          </table:table-cell>
          <table:table-cell office:value-type="float" office:value="0.693911" calcext:value-type="float">
            <text:p>0.693911</text:p>
          </table:table-cell>
        </table:table-row>
        <table:table-row table:style-name="ro1">
          <table:table-cell table:number-columns-repeated="2"/>
          <table:table-cell table:formula="of:=[.C680]+0.001" office:value-type="float" office:value="-0.321999999999999" calcext:value-type="float">
            <text:p>-0.321999999999999</text:p>
          </table:table-cell>
          <table:table-cell office:value-type="float" office:value="0.691448" calcext:value-type="float">
            <text:p>0.691448</text:p>
          </table:table-cell>
        </table:table-row>
        <table:table-row table:style-name="ro1">
          <table:table-cell table:number-columns-repeated="2"/>
          <table:table-cell table:formula="of:=[.C681]+0.001" office:value-type="float" office:value="-0.320999999999999" calcext:value-type="float">
            <text:p>-0.320999999999999</text:p>
          </table:table-cell>
          <table:table-cell office:value-type="float" office:value="0.688988" calcext:value-type="float">
            <text:p>0.688988</text:p>
          </table:table-cell>
        </table:table-row>
        <table:table-row table:style-name="ro1">
          <table:table-cell table:number-columns-repeated="2"/>
          <table:table-cell table:formula="of:=[.C682]+0.001" office:value-type="float" office:value="-0.319999999999999" calcext:value-type="float">
            <text:p>-0.319999999999999</text:p>
          </table:table-cell>
          <table:table-cell office:value-type="float" office:value="0.686531" calcext:value-type="float">
            <text:p>0.686531</text:p>
          </table:table-cell>
        </table:table-row>
        <table:table-row table:style-name="ro1">
          <table:table-cell table:number-columns-repeated="2"/>
          <table:table-cell table:formula="of:=[.C683]+0.001" office:value-type="float" office:value="-0.318999999999999" calcext:value-type="float">
            <text:p>-0.318999999999999</text:p>
          </table:table-cell>
          <table:table-cell office:value-type="float" office:value="0.684078" calcext:value-type="float">
            <text:p>0.684078</text:p>
          </table:table-cell>
        </table:table-row>
        <table:table-row table:style-name="ro1">
          <table:table-cell table:number-columns-repeated="2"/>
          <table:table-cell table:formula="of:=[.C684]+0.001" office:value-type="float" office:value="-0.317999999999999" calcext:value-type="float">
            <text:p>-0.317999999999999</text:p>
          </table:table-cell>
          <table:table-cell office:value-type="float" office:value="0.681628" calcext:value-type="float">
            <text:p>0.681628</text:p>
          </table:table-cell>
        </table:table-row>
        <table:table-row table:style-name="ro1">
          <table:table-cell table:number-columns-repeated="2"/>
          <table:table-cell table:formula="of:=[.C685]+0.001" office:value-type="float" office:value="-0.316999999999999" calcext:value-type="float">
            <text:p>-0.316999999999999</text:p>
          </table:table-cell>
          <table:table-cell office:value-type="float" office:value="0.679181" calcext:value-type="float">
            <text:p>0.679181</text:p>
          </table:table-cell>
        </table:table-row>
        <table:table-row table:style-name="ro1">
          <table:table-cell table:number-columns-repeated="2"/>
          <table:table-cell table:formula="of:=[.C686]+0.001" office:value-type="float" office:value="-0.315999999999999" calcext:value-type="float">
            <text:p>-0.315999999999999</text:p>
          </table:table-cell>
          <table:table-cell office:value-type="float" office:value="0.676736" calcext:value-type="float">
            <text:p>0.676736</text:p>
          </table:table-cell>
        </table:table-row>
        <table:table-row table:style-name="ro1">
          <table:table-cell table:number-columns-repeated="2"/>
          <table:table-cell table:formula="of:=[.C687]+0.001" office:value-type="float" office:value="-0.314999999999999" calcext:value-type="float">
            <text:p>-0.314999999999999</text:p>
          </table:table-cell>
          <table:table-cell office:value-type="float" office:value="0.674295" calcext:value-type="float">
            <text:p>0.674295</text:p>
          </table:table-cell>
        </table:table-row>
        <table:table-row table:style-name="ro1">
          <table:table-cell table:number-columns-repeated="2"/>
          <table:table-cell table:formula="of:=[.C688]+0.001" office:value-type="float" office:value="-0.313999999999999" calcext:value-type="float">
            <text:p>-0.313999999999999</text:p>
          </table:table-cell>
          <table:table-cell office:value-type="float" office:value="0.671858" calcext:value-type="float">
            <text:p>0.671858</text:p>
          </table:table-cell>
        </table:table-row>
        <table:table-row table:style-name="ro1">
          <table:table-cell table:number-columns-repeated="2"/>
          <table:table-cell table:formula="of:=[.C689]+0.001" office:value-type="float" office:value="-0.312999999999999" calcext:value-type="float">
            <text:p>-0.312999999999999</text:p>
          </table:table-cell>
          <table:table-cell office:value-type="float" office:value="0.669423" calcext:value-type="float">
            <text:p>0.669423</text:p>
          </table:table-cell>
        </table:table-row>
        <table:table-row table:style-name="ro1">
          <table:table-cell table:number-columns-repeated="2"/>
          <table:table-cell table:formula="of:=[.C690]+0.001" office:value-type="float" office:value="-0.311999999999999" calcext:value-type="float">
            <text:p>-0.311999999999999</text:p>
          </table:table-cell>
          <table:table-cell office:value-type="float" office:value="0.666991" calcext:value-type="float">
            <text:p>0.666991</text:p>
          </table:table-cell>
        </table:table-row>
        <table:table-row table:style-name="ro1">
          <table:table-cell table:number-columns-repeated="2"/>
          <table:table-cell table:formula="of:=[.C691]+0.001" office:value-type="float" office:value="-0.310999999999999" calcext:value-type="float">
            <text:p>-0.310999999999999</text:p>
          </table:table-cell>
          <table:table-cell office:value-type="float" office:value="0.664562" calcext:value-type="float">
            <text:p>0.664562</text:p>
          </table:table-cell>
        </table:table-row>
        <table:table-row table:style-name="ro1">
          <table:table-cell table:number-columns-repeated="2"/>
          <table:table-cell table:formula="of:=[.C692]+0.001" office:value-type="float" office:value="-0.309999999999999" calcext:value-type="float">
            <text:p>-0.309999999999999</text:p>
          </table:table-cell>
          <table:table-cell office:value-type="float" office:value="0.662137" calcext:value-type="float">
            <text:p>0.662137</text:p>
          </table:table-cell>
        </table:table-row>
        <table:table-row table:style-name="ro1">
          <table:table-cell table:number-columns-repeated="2"/>
          <table:table-cell table:formula="of:=[.C693]+0.001" office:value-type="float" office:value="-0.308999999999999" calcext:value-type="float">
            <text:p>-0.308999999999999</text:p>
          </table:table-cell>
          <table:table-cell office:value-type="float" office:value="0.659714" calcext:value-type="float">
            <text:p>0.659714</text:p>
          </table:table-cell>
        </table:table-row>
        <table:table-row table:style-name="ro1">
          <table:table-cell table:number-columns-repeated="2"/>
          <table:table-cell table:formula="of:=[.C694]+0.001" office:value-type="float" office:value="-0.307999999999999" calcext:value-type="float">
            <text:p>-0.307999999999999</text:p>
          </table:table-cell>
          <table:table-cell office:value-type="float" office:value="0.657294" calcext:value-type="float">
            <text:p>0.657294</text:p>
          </table:table-cell>
        </table:table-row>
        <table:table-row table:style-name="ro1">
          <table:table-cell table:number-columns-repeated="2"/>
          <table:table-cell table:formula="of:=[.C695]+0.001" office:value-type="float" office:value="-0.306999999999999" calcext:value-type="float">
            <text:p>-0.306999999999999</text:p>
          </table:table-cell>
          <table:table-cell office:value-type="float" office:value="0.654877" calcext:value-type="float">
            <text:p>0.654877</text:p>
          </table:table-cell>
        </table:table-row>
        <table:table-row table:style-name="ro1">
          <table:table-cell table:number-columns-repeated="2"/>
          <table:table-cell table:formula="of:=[.C696]+0.001" office:value-type="float" office:value="-0.305999999999999" calcext:value-type="float">
            <text:p>-0.305999999999999</text:p>
          </table:table-cell>
          <table:table-cell office:value-type="float" office:value="0.652464" calcext:value-type="float">
            <text:p>0.652464</text:p>
          </table:table-cell>
        </table:table-row>
        <table:table-row table:style-name="ro1">
          <table:table-cell table:number-columns-repeated="2"/>
          <table:table-cell table:formula="of:=[.C697]+0.001" office:value-type="float" office:value="-0.304999999999999" calcext:value-type="float">
            <text:p>-0.304999999999999</text:p>
          </table:table-cell>
          <table:table-cell office:value-type="float" office:value="0.650053" calcext:value-type="float">
            <text:p>0.650053</text:p>
          </table:table-cell>
        </table:table-row>
        <table:table-row table:style-name="ro1">
          <table:table-cell table:number-columns-repeated="2"/>
          <table:table-cell table:formula="of:=[.C698]+0.001" office:value-type="float" office:value="-0.303999999999999" calcext:value-type="float">
            <text:p>-0.303999999999999</text:p>
          </table:table-cell>
          <table:table-cell office:value-type="float" office:value="0.647645" calcext:value-type="float">
            <text:p>0.647645</text:p>
          </table:table-cell>
        </table:table-row>
        <table:table-row table:style-name="ro1">
          <table:table-cell table:number-columns-repeated="2"/>
          <table:table-cell table:formula="of:=[.C699]+0.001" office:value-type="float" office:value="-0.302999999999999" calcext:value-type="float">
            <text:p>-0.302999999999999</text:p>
          </table:table-cell>
          <table:table-cell office:value-type="float" office:value="0.64524" calcext:value-type="float">
            <text:p>0.64524</text:p>
          </table:table-cell>
        </table:table-row>
        <table:table-row table:style-name="ro1">
          <table:table-cell table:number-columns-repeated="2"/>
          <table:table-cell table:formula="of:=[.C700]+0.001" office:value-type="float" office:value="-0.301999999999999" calcext:value-type="float">
            <text:p>-0.301999999999999</text:p>
          </table:table-cell>
          <table:table-cell office:value-type="float" office:value="0.642838" calcext:value-type="float">
            <text:p>0.642838</text:p>
          </table:table-cell>
        </table:table-row>
        <table:table-row table:style-name="ro1">
          <table:table-cell table:number-columns-repeated="2"/>
          <table:table-cell table:formula="of:=[.C701]+0.001" office:value-type="float" office:value="-0.300999999999999" calcext:value-type="float">
            <text:p>-0.300999999999999</text:p>
          </table:table-cell>
          <table:table-cell office:value-type="float" office:value="0.640439" calcext:value-type="float">
            <text:p>0.640439</text:p>
          </table:table-cell>
        </table:table-row>
        <table:table-row table:style-name="ro1">
          <table:table-cell table:number-columns-repeated="2"/>
          <table:table-cell table:formula="of:=[.C702]+0.001" office:value-type="float" office:value="-0.299999999999999" calcext:value-type="float">
            <text:p>-0.299999999999999</text:p>
          </table:table-cell>
          <table:table-cell office:value-type="float" office:value="0.638043" calcext:value-type="float">
            <text:p>0.638043</text:p>
          </table:table-cell>
        </table:table-row>
        <table:table-row table:style-name="ro1">
          <table:table-cell table:number-columns-repeated="2"/>
          <table:table-cell table:formula="of:=[.C703]+0.001" office:value-type="float" office:value="-0.298999999999999" calcext:value-type="float">
            <text:p>-0.298999999999999</text:p>
          </table:table-cell>
          <table:table-cell office:value-type="float" office:value="0.63565" calcext:value-type="float">
            <text:p>0.63565</text:p>
          </table:table-cell>
        </table:table-row>
        <table:table-row table:style-name="ro1">
          <table:table-cell table:number-columns-repeated="2"/>
          <table:table-cell table:formula="of:=[.C704]+0.001" office:value-type="float" office:value="-0.297999999999999" calcext:value-type="float">
            <text:p>-0.297999999999999</text:p>
          </table:table-cell>
          <table:table-cell office:value-type="float" office:value="0.633259" calcext:value-type="float">
            <text:p>0.633259</text:p>
          </table:table-cell>
        </table:table-row>
        <table:table-row table:style-name="ro1">
          <table:table-cell table:number-columns-repeated="2"/>
          <table:table-cell table:formula="of:=[.C705]+0.001" office:value-type="float" office:value="-0.296999999999999" calcext:value-type="float">
            <text:p>-0.296999999999999</text:p>
          </table:table-cell>
          <table:table-cell office:value-type="float" office:value="0.630872" calcext:value-type="float">
            <text:p>0.630872</text:p>
          </table:table-cell>
        </table:table-row>
        <table:table-row table:style-name="ro1">
          <table:table-cell table:number-columns-repeated="2"/>
          <table:table-cell table:formula="of:=[.C706]+0.001" office:value-type="float" office:value="-0.295999999999999" calcext:value-type="float">
            <text:p>-0.295999999999999</text:p>
          </table:table-cell>
          <table:table-cell office:value-type="float" office:value="0.628487" calcext:value-type="float">
            <text:p>0.628487</text:p>
          </table:table-cell>
        </table:table-row>
        <table:table-row table:style-name="ro1">
          <table:table-cell table:number-columns-repeated="2"/>
          <table:table-cell table:formula="of:=[.C707]+0.001" office:value-type="float" office:value="-0.294999999999999" calcext:value-type="float">
            <text:p>-0.294999999999999</text:p>
          </table:table-cell>
          <table:table-cell office:value-type="float" office:value="0.626105" calcext:value-type="float">
            <text:p>0.626105</text:p>
          </table:table-cell>
        </table:table-row>
        <table:table-row table:style-name="ro1">
          <table:table-cell table:number-columns-repeated="2"/>
          <table:table-cell table:formula="of:=[.C708]+0.001" office:value-type="float" office:value="-0.293999999999999" calcext:value-type="float">
            <text:p>-0.293999999999999</text:p>
          </table:table-cell>
          <table:table-cell office:value-type="float" office:value="0.623726" calcext:value-type="float">
            <text:p>0.623726</text:p>
          </table:table-cell>
        </table:table-row>
        <table:table-row table:style-name="ro1">
          <table:table-cell table:number-columns-repeated="2"/>
          <table:table-cell table:formula="of:=[.C709]+0.001" office:value-type="float" office:value="-0.292999999999999" calcext:value-type="float">
            <text:p>-0.292999999999999</text:p>
          </table:table-cell>
          <table:table-cell office:value-type="float" office:value="0.62135" calcext:value-type="float">
            <text:p>0.62135</text:p>
          </table:table-cell>
        </table:table-row>
        <table:table-row table:style-name="ro1">
          <table:table-cell table:number-columns-repeated="2"/>
          <table:table-cell table:formula="of:=[.C710]+0.001" office:value-type="float" office:value="-0.291999999999999" calcext:value-type="float">
            <text:p>-0.291999999999999</text:p>
          </table:table-cell>
          <table:table-cell office:value-type="float" office:value="0.618976" calcext:value-type="float">
            <text:p>0.618976</text:p>
          </table:table-cell>
        </table:table-row>
        <table:table-row table:style-name="ro1">
          <table:table-cell table:number-columns-repeated="2"/>
          <table:table-cell table:formula="of:=[.C711]+0.001" office:value-type="float" office:value="-0.290999999999999" calcext:value-type="float">
            <text:p>-0.290999999999999</text:p>
          </table:table-cell>
          <table:table-cell office:value-type="float" office:value="0.616605" calcext:value-type="float">
            <text:p>0.616605</text:p>
          </table:table-cell>
        </table:table-row>
        <table:table-row table:style-name="ro1">
          <table:table-cell table:number-columns-repeated="2"/>
          <table:table-cell table:formula="of:=[.C712]+0.001" office:value-type="float" office:value="-0.289999999999999" calcext:value-type="float">
            <text:p>-0.289999999999999</text:p>
          </table:table-cell>
          <table:table-cell office:value-type="float" office:value="0.614237" calcext:value-type="float">
            <text:p>0.614237</text:p>
          </table:table-cell>
        </table:table-row>
        <table:table-row table:style-name="ro1">
          <table:table-cell table:number-columns-repeated="2"/>
          <table:table-cell table:formula="of:=[.C713]+0.001" office:value-type="float" office:value="-0.288999999999999" calcext:value-type="float">
            <text:p>-0.288999999999999</text:p>
          </table:table-cell>
          <table:table-cell office:value-type="float" office:value="0.611872" calcext:value-type="float">
            <text:p>0.611872</text:p>
          </table:table-cell>
        </table:table-row>
        <table:table-row table:style-name="ro1">
          <table:table-cell table:number-columns-repeated="2"/>
          <table:table-cell table:formula="of:=[.C714]+0.001" office:value-type="float" office:value="-0.287999999999999" calcext:value-type="float">
            <text:p>-0.287999999999999</text:p>
          </table:table-cell>
          <table:table-cell office:value-type="float" office:value="0.60951" calcext:value-type="float">
            <text:p>0.60951</text:p>
          </table:table-cell>
        </table:table-row>
        <table:table-row table:style-name="ro1">
          <table:table-cell table:number-columns-repeated="2"/>
          <table:table-cell table:formula="of:=[.C715]+0.001" office:value-type="float" office:value="-0.286999999999999" calcext:value-type="float">
            <text:p>-0.286999999999999</text:p>
          </table:table-cell>
          <table:table-cell office:value-type="float" office:value="0.60715" calcext:value-type="float">
            <text:p>0.60715</text:p>
          </table:table-cell>
        </table:table-row>
        <table:table-row table:style-name="ro1">
          <table:table-cell table:number-columns-repeated="2"/>
          <table:table-cell table:formula="of:=[.C716]+0.001" office:value-type="float" office:value="-0.285999999999999" calcext:value-type="float">
            <text:p>-0.285999999999999</text:p>
          </table:table-cell>
          <table:table-cell office:value-type="float" office:value="0.604793" calcext:value-type="float">
            <text:p>0.604793</text:p>
          </table:table-cell>
        </table:table-row>
        <table:table-row table:style-name="ro1">
          <table:table-cell table:number-columns-repeated="2"/>
          <table:table-cell table:formula="of:=[.C717]+0.001" office:value-type="float" office:value="-0.284999999999999" calcext:value-type="float">
            <text:p>-0.284999999999999</text:p>
          </table:table-cell>
          <table:table-cell office:value-type="float" office:value="0.602438" calcext:value-type="float">
            <text:p>0.602438</text:p>
          </table:table-cell>
        </table:table-row>
        <table:table-row table:style-name="ro1">
          <table:table-cell table:number-columns-repeated="2"/>
          <table:table-cell table:formula="of:=[.C718]+0.001" office:value-type="float" office:value="-0.283999999999999" calcext:value-type="float">
            <text:p>-0.283999999999999</text:p>
          </table:table-cell>
          <table:table-cell office:value-type="float" office:value="0.600087" calcext:value-type="float">
            <text:p>0.600087</text:p>
          </table:table-cell>
        </table:table-row>
        <table:table-row table:style-name="ro1">
          <table:table-cell table:number-columns-repeated="2"/>
          <table:table-cell table:formula="of:=[.C719]+0.001" office:value-type="float" office:value="-0.282999999999999" calcext:value-type="float">
            <text:p>-0.282999999999999</text:p>
          </table:table-cell>
          <table:table-cell office:value-type="float" office:value="0.597738" calcext:value-type="float">
            <text:p>0.597738</text:p>
          </table:table-cell>
        </table:table-row>
        <table:table-row table:style-name="ro1">
          <table:table-cell table:number-columns-repeated="2"/>
          <table:table-cell table:formula="of:=[.C720]+0.001" office:value-type="float" office:value="-0.281999999999999" calcext:value-type="float">
            <text:p>-0.281999999999999</text:p>
          </table:table-cell>
          <table:table-cell office:value-type="float" office:value="0.595392" calcext:value-type="float">
            <text:p>0.595392</text:p>
          </table:table-cell>
        </table:table-row>
        <table:table-row table:style-name="ro1">
          <table:table-cell table:number-columns-repeated="2"/>
          <table:table-cell table:formula="of:=[.C721]+0.001" office:value-type="float" office:value="-0.280999999999999" calcext:value-type="float">
            <text:p>-0.280999999999999</text:p>
          </table:table-cell>
          <table:table-cell office:value-type="float" office:value="0.593048" calcext:value-type="float">
            <text:p>0.593048</text:p>
          </table:table-cell>
        </table:table-row>
        <table:table-row table:style-name="ro1">
          <table:table-cell table:number-columns-repeated="2"/>
          <table:table-cell table:formula="of:=[.C722]+0.001" office:value-type="float" office:value="-0.279999999999999" calcext:value-type="float">
            <text:p>-0.279999999999999</text:p>
          </table:table-cell>
          <table:table-cell office:value-type="float" office:value="0.590707" calcext:value-type="float">
            <text:p>0.590707</text:p>
          </table:table-cell>
        </table:table-row>
        <table:table-row table:style-name="ro1">
          <table:table-cell table:number-columns-repeated="2"/>
          <table:table-cell table:formula="of:=[.C723]+0.001" office:value-type="float" office:value="-0.278999999999999" calcext:value-type="float">
            <text:p>-0.278999999999999</text:p>
          </table:table-cell>
          <table:table-cell office:value-type="float" office:value="0.588368" calcext:value-type="float">
            <text:p>0.588368</text:p>
          </table:table-cell>
        </table:table-row>
        <table:table-row table:style-name="ro1">
          <table:table-cell table:number-columns-repeated="2"/>
          <table:table-cell table:formula="of:=[.C724]+0.001" office:value-type="float" office:value="-0.277999999999999" calcext:value-type="float">
            <text:p>-0.277999999999999</text:p>
          </table:table-cell>
          <table:table-cell office:value-type="float" office:value="0.586033" calcext:value-type="float">
            <text:p>0.586033</text:p>
          </table:table-cell>
        </table:table-row>
        <table:table-row table:style-name="ro1">
          <table:table-cell table:number-columns-repeated="2"/>
          <table:table-cell table:formula="of:=[.C725]+0.001" office:value-type="float" office:value="-0.276999999999999" calcext:value-type="float">
            <text:p>-0.276999999999999</text:p>
          </table:table-cell>
          <table:table-cell office:value-type="float" office:value="0.583699" calcext:value-type="float">
            <text:p>0.583699</text:p>
          </table:table-cell>
        </table:table-row>
        <table:table-row table:style-name="ro1">
          <table:table-cell table:number-columns-repeated="2"/>
          <table:table-cell table:formula="of:=[.C726]+0.001" office:value-type="float" office:value="-0.275999999999999" calcext:value-type="float">
            <text:p>-0.275999999999999</text:p>
          </table:table-cell>
          <table:table-cell office:value-type="float" office:value="0.581369" calcext:value-type="float">
            <text:p>0.581369</text:p>
          </table:table-cell>
        </table:table-row>
        <table:table-row table:style-name="ro1">
          <table:table-cell table:number-columns-repeated="2"/>
          <table:table-cell table:formula="of:=[.C727]+0.001" office:value-type="float" office:value="-0.274999999999999" calcext:value-type="float">
            <text:p>-0.274999999999999</text:p>
          </table:table-cell>
          <table:table-cell office:value-type="float" office:value="0.579041" calcext:value-type="float">
            <text:p>0.579041</text:p>
          </table:table-cell>
        </table:table-row>
        <table:table-row table:style-name="ro1">
          <table:table-cell table:number-columns-repeated="2"/>
          <table:table-cell table:formula="of:=[.C728]+0.001" office:value-type="float" office:value="-0.273999999999999" calcext:value-type="float">
            <text:p>-0.273999999999999</text:p>
          </table:table-cell>
          <table:table-cell office:value-type="float" office:value="0.576715" calcext:value-type="float">
            <text:p>0.576715</text:p>
          </table:table-cell>
        </table:table-row>
        <table:table-row table:style-name="ro1">
          <table:table-cell table:number-columns-repeated="2"/>
          <table:table-cell table:formula="of:=[.C729]+0.001" office:value-type="float" office:value="-0.272999999999999" calcext:value-type="float">
            <text:p>-0.272999999999999</text:p>
          </table:table-cell>
          <table:table-cell office:value-type="float" office:value="0.574392" calcext:value-type="float">
            <text:p>0.574392</text:p>
          </table:table-cell>
        </table:table-row>
        <table:table-row table:style-name="ro1">
          <table:table-cell table:number-columns-repeated="2"/>
          <table:table-cell table:formula="of:=[.C730]+0.001" office:value-type="float" office:value="-0.271999999999999" calcext:value-type="float">
            <text:p>-0.271999999999999</text:p>
          </table:table-cell>
          <table:table-cell office:value-type="float" office:value="0.572072" calcext:value-type="float">
            <text:p>0.572072</text:p>
          </table:table-cell>
        </table:table-row>
        <table:table-row table:style-name="ro1">
          <table:table-cell table:number-columns-repeated="2"/>
          <table:table-cell table:formula="of:=[.C731]+0.001" office:value-type="float" office:value="-0.270999999999999" calcext:value-type="float">
            <text:p>-0.270999999999999</text:p>
          </table:table-cell>
          <table:table-cell office:value-type="float" office:value="0.569754" calcext:value-type="float">
            <text:p>0.569754</text:p>
          </table:table-cell>
        </table:table-row>
        <table:table-row table:style-name="ro1">
          <table:table-cell table:number-columns-repeated="2"/>
          <table:table-cell table:formula="of:=[.C732]+0.001" office:value-type="float" office:value="-0.269999999999999" calcext:value-type="float">
            <text:p>-0.269999999999999</text:p>
          </table:table-cell>
          <table:table-cell office:value-type="float" office:value="0.567439" calcext:value-type="float">
            <text:p>0.567439</text:p>
          </table:table-cell>
        </table:table-row>
        <table:table-row table:style-name="ro1">
          <table:table-cell table:number-columns-repeated="2"/>
          <table:table-cell table:formula="of:=[.C733]+0.001" office:value-type="float" office:value="-0.268999999999999" calcext:value-type="float">
            <text:p>-0.268999999999999</text:p>
          </table:table-cell>
          <table:table-cell office:value-type="float" office:value="0.565126" calcext:value-type="float">
            <text:p>0.565126</text:p>
          </table:table-cell>
        </table:table-row>
        <table:table-row table:style-name="ro1">
          <table:table-cell table:number-columns-repeated="2"/>
          <table:table-cell table:formula="of:=[.C734]+0.001" office:value-type="float" office:value="-0.267999999999999" calcext:value-type="float">
            <text:p>-0.267999999999999</text:p>
          </table:table-cell>
          <table:table-cell office:value-type="float" office:value="0.562816" calcext:value-type="float">
            <text:p>0.562816</text:p>
          </table:table-cell>
        </table:table-row>
        <table:table-row table:style-name="ro1">
          <table:table-cell table:number-columns-repeated="2"/>
          <table:table-cell table:formula="of:=[.C735]+0.001" office:value-type="float" office:value="-0.266999999999999" calcext:value-type="float">
            <text:p>-0.266999999999999</text:p>
          </table:table-cell>
          <table:table-cell office:value-type="float" office:value="0.560508" calcext:value-type="float">
            <text:p>0.560508</text:p>
          </table:table-cell>
        </table:table-row>
        <table:table-row table:style-name="ro1">
          <table:table-cell table:number-columns-repeated="2"/>
          <table:table-cell table:formula="of:=[.C736]+0.001" office:value-type="float" office:value="-0.265999999999999" calcext:value-type="float">
            <text:p>-0.265999999999999</text:p>
          </table:table-cell>
          <table:table-cell office:value-type="float" office:value="0.558202" calcext:value-type="float">
            <text:p>0.558202</text:p>
          </table:table-cell>
        </table:table-row>
        <table:table-row table:style-name="ro1">
          <table:table-cell table:number-columns-repeated="2"/>
          <table:table-cell table:formula="of:=[.C737]+0.001" office:value-type="float" office:value="-0.264999999999999" calcext:value-type="float">
            <text:p>-0.264999999999999</text:p>
          </table:table-cell>
          <table:table-cell office:value-type="float" office:value="0.555899" calcext:value-type="float">
            <text:p>0.555899</text:p>
          </table:table-cell>
        </table:table-row>
        <table:table-row table:style-name="ro1">
          <table:table-cell table:number-columns-repeated="2"/>
          <table:table-cell table:formula="of:=[.C738]+0.001" office:value-type="float" office:value="-0.263999999999999" calcext:value-type="float">
            <text:p>-0.263999999999999</text:p>
          </table:table-cell>
          <table:table-cell office:value-type="float" office:value="0.553599" calcext:value-type="float">
            <text:p>0.553599</text:p>
          </table:table-cell>
        </table:table-row>
        <table:table-row table:style-name="ro1">
          <table:table-cell table:number-columns-repeated="2"/>
          <table:table-cell table:formula="of:=[.C739]+0.001" office:value-type="float" office:value="-0.262999999999999" calcext:value-type="float">
            <text:p>-0.262999999999999</text:p>
          </table:table-cell>
          <table:table-cell office:value-type="float" office:value="0.551301" calcext:value-type="float">
            <text:p>0.551301</text:p>
          </table:table-cell>
        </table:table-row>
        <table:table-row table:style-name="ro1">
          <table:table-cell table:number-columns-repeated="2"/>
          <table:table-cell table:formula="of:=[.C740]+0.001" office:value-type="float" office:value="-0.261999999999999" calcext:value-type="float">
            <text:p>-0.261999999999999</text:p>
          </table:table-cell>
          <table:table-cell office:value-type="float" office:value="0.549005" calcext:value-type="float">
            <text:p>0.549005</text:p>
          </table:table-cell>
        </table:table-row>
        <table:table-row table:style-name="ro1">
          <table:table-cell table:number-columns-repeated="2"/>
          <table:table-cell table:formula="of:=[.C741]+0.001" office:value-type="float" office:value="-0.260999999999999" calcext:value-type="float">
            <text:p>-0.260999999999999</text:p>
          </table:table-cell>
          <table:table-cell office:value-type="float" office:value="0.546712" calcext:value-type="float">
            <text:p>0.546712</text:p>
          </table:table-cell>
        </table:table-row>
        <table:table-row table:style-name="ro1">
          <table:table-cell table:number-columns-repeated="2"/>
          <table:table-cell table:formula="of:=[.C742]+0.001" office:value-type="float" office:value="-0.259999999999999" calcext:value-type="float">
            <text:p>-0.259999999999999</text:p>
          </table:table-cell>
          <table:table-cell office:value-type="float" office:value="0.544421" calcext:value-type="float">
            <text:p>0.544421</text:p>
          </table:table-cell>
        </table:table-row>
        <table:table-row table:style-name="ro1">
          <table:table-cell table:number-columns-repeated="2"/>
          <table:table-cell table:formula="of:=[.C743]+0.001" office:value-type="float" office:value="-0.258999999999999" calcext:value-type="float">
            <text:p>-0.258999999999999</text:p>
          </table:table-cell>
          <table:table-cell office:value-type="float" office:value="0.542133" calcext:value-type="float">
            <text:p>0.542133</text:p>
          </table:table-cell>
        </table:table-row>
        <table:table-row table:style-name="ro1">
          <table:table-cell table:number-columns-repeated="2"/>
          <table:table-cell table:formula="of:=[.C744]+0.001" office:value-type="float" office:value="-0.257999999999999" calcext:value-type="float">
            <text:p>-0.257999999999999</text:p>
          </table:table-cell>
          <table:table-cell office:value-type="float" office:value="0.539847" calcext:value-type="float">
            <text:p>0.539847</text:p>
          </table:table-cell>
        </table:table-row>
        <table:table-row table:style-name="ro1">
          <table:table-cell table:number-columns-repeated="2"/>
          <table:table-cell table:formula="of:=[.C745]+0.001" office:value-type="float" office:value="-0.256999999999999" calcext:value-type="float">
            <text:p>-0.256999999999999</text:p>
          </table:table-cell>
          <table:table-cell office:value-type="float" office:value="0.537563" calcext:value-type="float">
            <text:p>0.537563</text:p>
          </table:table-cell>
        </table:table-row>
        <table:table-row table:style-name="ro1">
          <table:table-cell table:number-columns-repeated="2"/>
          <table:table-cell table:formula="of:=[.C746]+0.001" office:value-type="float" office:value="-0.255999999999999" calcext:value-type="float">
            <text:p>-0.255999999999999</text:p>
          </table:table-cell>
          <table:table-cell office:value-type="float" office:value="0.535281" calcext:value-type="float">
            <text:p>0.535281</text:p>
          </table:table-cell>
        </table:table-row>
        <table:table-row table:style-name="ro1">
          <table:table-cell table:number-columns-repeated="2"/>
          <table:table-cell table:formula="of:=[.C747]+0.001" office:value-type="float" office:value="-0.254999999999999" calcext:value-type="float">
            <text:p>-0.254999999999999</text:p>
          </table:table-cell>
          <table:table-cell office:value-type="float" office:value="0.533002" calcext:value-type="float">
            <text:p>0.533002</text:p>
          </table:table-cell>
        </table:table-row>
        <table:table-row table:style-name="ro1">
          <table:table-cell table:number-columns-repeated="2"/>
          <table:table-cell table:formula="of:=[.C748]+0.001" office:value-type="float" office:value="-0.253999999999999" calcext:value-type="float">
            <text:p>-0.253999999999999</text:p>
          </table:table-cell>
          <table:table-cell office:value-type="float" office:value="0.530726" calcext:value-type="float">
            <text:p>0.530726</text:p>
          </table:table-cell>
        </table:table-row>
        <table:table-row table:style-name="ro1">
          <table:table-cell table:number-columns-repeated="2"/>
          <table:table-cell table:formula="of:=[.C749]+0.001" office:value-type="float" office:value="-0.252999999999999" calcext:value-type="float">
            <text:p>-0.252999999999999</text:p>
          </table:table-cell>
          <table:table-cell office:value-type="float" office:value="0.528451" calcext:value-type="float">
            <text:p>0.528451</text:p>
          </table:table-cell>
        </table:table-row>
        <table:table-row table:style-name="ro1">
          <table:table-cell table:number-columns-repeated="2"/>
          <table:table-cell table:formula="of:=[.C750]+0.001" office:value-type="float" office:value="-0.251999999999999" calcext:value-type="float">
            <text:p>-0.251999999999999</text:p>
          </table:table-cell>
          <table:table-cell office:value-type="float" office:value="0.526179" calcext:value-type="float">
            <text:p>0.526179</text:p>
          </table:table-cell>
        </table:table-row>
        <table:table-row table:style-name="ro1">
          <table:table-cell table:number-columns-repeated="2"/>
          <table:table-cell table:formula="of:=[.C751]+0.001" office:value-type="float" office:value="-0.250999999999999" calcext:value-type="float">
            <text:p>-0.250999999999999</text:p>
          </table:table-cell>
          <table:table-cell office:value-type="float" office:value="0.523909" calcext:value-type="float">
            <text:p>0.523909</text:p>
          </table:table-cell>
        </table:table-row>
        <table:table-row table:style-name="ro1">
          <table:table-cell table:number-columns-repeated="2"/>
          <table:table-cell table:formula="of:=[.C752]+0.001" office:value-type="float" office:value="-0.249999999999999" calcext:value-type="float">
            <text:p>-0.249999999999999</text:p>
          </table:table-cell>
          <table:table-cell office:value-type="float" office:value="0.521642" calcext:value-type="float">
            <text:p>0.521642</text:p>
          </table:table-cell>
        </table:table-row>
        <table:table-row table:style-name="ro1">
          <table:table-cell table:number-columns-repeated="2"/>
          <table:table-cell table:formula="of:=[.C753]+0.001" office:value-type="float" office:value="-0.248999999999999" calcext:value-type="float">
            <text:p>-0.248999999999999</text:p>
          </table:table-cell>
          <table:table-cell office:value-type="float" office:value="0.519377" calcext:value-type="float">
            <text:p>0.519377</text:p>
          </table:table-cell>
        </table:table-row>
        <table:table-row table:style-name="ro1">
          <table:table-cell table:number-columns-repeated="2"/>
          <table:table-cell table:formula="of:=[.C754]+0.001" office:value-type="float" office:value="-0.247999999999999" calcext:value-type="float">
            <text:p>-0.247999999999999</text:p>
          </table:table-cell>
          <table:table-cell office:value-type="float" office:value="0.517114" calcext:value-type="float">
            <text:p>0.517114</text:p>
          </table:table-cell>
        </table:table-row>
        <table:table-row table:style-name="ro1">
          <table:table-cell table:number-columns-repeated="2"/>
          <table:table-cell table:formula="of:=[.C755]+0.001" office:value-type="float" office:value="-0.246999999999999" calcext:value-type="float">
            <text:p>-0.246999999999999</text:p>
          </table:table-cell>
          <table:table-cell office:value-type="float" office:value="0.514853" calcext:value-type="float">
            <text:p>0.514853</text:p>
          </table:table-cell>
        </table:table-row>
        <table:table-row table:style-name="ro1">
          <table:table-cell table:number-columns-repeated="2"/>
          <table:table-cell table:formula="of:=[.C756]+0.001" office:value-type="float" office:value="-0.245999999999999" calcext:value-type="float">
            <text:p>-0.245999999999999</text:p>
          </table:table-cell>
          <table:table-cell office:value-type="float" office:value="0.512594" calcext:value-type="float">
            <text:p>0.512594</text:p>
          </table:table-cell>
        </table:table-row>
        <table:table-row table:style-name="ro1">
          <table:table-cell table:number-columns-repeated="2"/>
          <table:table-cell table:formula="of:=[.C757]+0.001" office:value-type="float" office:value="-0.244999999999999" calcext:value-type="float">
            <text:p>-0.244999999999999</text:p>
          </table:table-cell>
          <table:table-cell office:value-type="float" office:value="0.510338" calcext:value-type="float">
            <text:p>0.510338</text:p>
          </table:table-cell>
        </table:table-row>
        <table:table-row table:style-name="ro1">
          <table:table-cell table:number-columns-repeated="2"/>
          <table:table-cell table:formula="of:=[.C758]+0.001" office:value-type="float" office:value="-0.243999999999999" calcext:value-type="float">
            <text:p>-0.243999999999999</text:p>
          </table:table-cell>
          <table:table-cell office:value-type="float" office:value="0.508084" calcext:value-type="float">
            <text:p>0.508084</text:p>
          </table:table-cell>
        </table:table-row>
        <table:table-row table:style-name="ro1">
          <table:table-cell table:number-columns-repeated="2"/>
          <table:table-cell table:formula="of:=[.C759]+0.001" office:value-type="float" office:value="-0.242999999999999" calcext:value-type="float">
            <text:p>-0.242999999999999</text:p>
          </table:table-cell>
          <table:table-cell office:value-type="float" office:value="0.505832" calcext:value-type="float">
            <text:p>0.505832</text:p>
          </table:table-cell>
        </table:table-row>
        <table:table-row table:style-name="ro1">
          <table:table-cell table:number-columns-repeated="2"/>
          <table:table-cell table:formula="of:=[.C760]+0.001" office:value-type="float" office:value="-0.241999999999999" calcext:value-type="float">
            <text:p>-0.241999999999999</text:p>
          </table:table-cell>
          <table:table-cell office:value-type="float" office:value="0.503582" calcext:value-type="float">
            <text:p>0.503582</text:p>
          </table:table-cell>
        </table:table-row>
        <table:table-row table:style-name="ro1">
          <table:table-cell table:number-columns-repeated="2"/>
          <table:table-cell table:formula="of:=[.C761]+0.001" office:value-type="float" office:value="-0.240999999999999" calcext:value-type="float">
            <text:p>-0.240999999999999</text:p>
          </table:table-cell>
          <table:table-cell office:value-type="float" office:value="0.501335" calcext:value-type="float">
            <text:p>0.501335</text:p>
          </table:table-cell>
        </table:table-row>
        <table:table-row table:style-name="ro1">
          <table:table-cell table:number-columns-repeated="2"/>
          <table:table-cell table:formula="of:=[.C762]+0.001" office:value-type="float" office:value="-0.239999999999999" calcext:value-type="float">
            <text:p>-0.239999999999999</text:p>
          </table:table-cell>
          <table:table-cell office:value-type="float" office:value="0.499089" calcext:value-type="float">
            <text:p>0.499089</text:p>
          </table:table-cell>
        </table:table-row>
        <table:table-row table:style-name="ro1">
          <table:table-cell table:number-columns-repeated="2"/>
          <table:table-cell table:formula="of:=[.C763]+0.001" office:value-type="float" office:value="-0.238999999999999" calcext:value-type="float">
            <text:p>-0.238999999999999</text:p>
          </table:table-cell>
          <table:table-cell office:value-type="float" office:value="0.496846" calcext:value-type="float">
            <text:p>0.496846</text:p>
          </table:table-cell>
        </table:table-row>
        <table:table-row table:style-name="ro1">
          <table:table-cell table:number-columns-repeated="2"/>
          <table:table-cell table:formula="of:=[.C764]+0.001" office:value-type="float" office:value="-0.237999999999999" calcext:value-type="float">
            <text:p>-0.237999999999999</text:p>
          </table:table-cell>
          <table:table-cell office:value-type="float" office:value="0.494605" calcext:value-type="float">
            <text:p>0.494605</text:p>
          </table:table-cell>
        </table:table-row>
        <table:table-row table:style-name="ro1">
          <table:table-cell table:number-columns-repeated="2"/>
          <table:table-cell table:formula="of:=[.C765]+0.001" office:value-type="float" office:value="-0.236999999999999" calcext:value-type="float">
            <text:p>-0.236999999999999</text:p>
          </table:table-cell>
          <table:table-cell office:value-type="float" office:value="0.492366" calcext:value-type="float">
            <text:p>0.492366</text:p>
          </table:table-cell>
        </table:table-row>
        <table:table-row table:style-name="ro1">
          <table:table-cell table:number-columns-repeated="2"/>
          <table:table-cell table:formula="of:=[.C766]+0.001" office:value-type="float" office:value="-0.235999999999999" calcext:value-type="float">
            <text:p>-0.235999999999999</text:p>
          </table:table-cell>
          <table:table-cell office:value-type="float" office:value="0.490129" calcext:value-type="float">
            <text:p>0.490129</text:p>
          </table:table-cell>
        </table:table-row>
        <table:table-row table:style-name="ro1">
          <table:table-cell table:number-columns-repeated="2"/>
          <table:table-cell table:formula="of:=[.C767]+0.001" office:value-type="float" office:value="-0.234999999999999" calcext:value-type="float">
            <text:p>-0.234999999999999</text:p>
          </table:table-cell>
          <table:table-cell office:value-type="float" office:value="0.487895" calcext:value-type="float">
            <text:p>0.487895</text:p>
          </table:table-cell>
        </table:table-row>
        <table:table-row table:style-name="ro1">
          <table:table-cell table:number-columns-repeated="2"/>
          <table:table-cell table:formula="of:=[.C768]+0.001" office:value-type="float" office:value="-0.233999999999999" calcext:value-type="float">
            <text:p>-0.233999999999999</text:p>
          </table:table-cell>
          <table:table-cell office:value-type="float" office:value="0.485662" calcext:value-type="float">
            <text:p>0.485662</text:p>
          </table:table-cell>
        </table:table-row>
        <table:table-row table:style-name="ro1">
          <table:table-cell table:number-columns-repeated="2"/>
          <table:table-cell table:formula="of:=[.C769]+0.001" office:value-type="float" office:value="-0.232999999999999" calcext:value-type="float">
            <text:p>-0.232999999999999</text:p>
          </table:table-cell>
          <table:table-cell office:value-type="float" office:value="0.483432" calcext:value-type="float">
            <text:p>0.483432</text:p>
          </table:table-cell>
        </table:table-row>
        <table:table-row table:style-name="ro1">
          <table:table-cell table:number-columns-repeated="2"/>
          <table:table-cell table:formula="of:=[.C770]+0.001" office:value-type="float" office:value="-0.231999999999999" calcext:value-type="float">
            <text:p>-0.231999999999999</text:p>
          </table:table-cell>
          <table:table-cell office:value-type="float" office:value="0.481203" calcext:value-type="float">
            <text:p>0.481203</text:p>
          </table:table-cell>
        </table:table-row>
        <table:table-row table:style-name="ro1">
          <table:table-cell table:number-columns-repeated="2"/>
          <table:table-cell table:formula="of:=[.C771]+0.001" office:value-type="float" office:value="-0.230999999999999" calcext:value-type="float">
            <text:p>-0.230999999999999</text:p>
          </table:table-cell>
          <table:table-cell office:value-type="float" office:value="0.478977" calcext:value-type="float">
            <text:p>0.478977</text:p>
          </table:table-cell>
        </table:table-row>
        <table:table-row table:style-name="ro1">
          <table:table-cell table:number-columns-repeated="2"/>
          <table:table-cell table:formula="of:=[.C772]+0.001" office:value-type="float" office:value="-0.229999999999999" calcext:value-type="float">
            <text:p>-0.229999999999999</text:p>
          </table:table-cell>
          <table:table-cell office:value-type="float" office:value="0.476753" calcext:value-type="float">
            <text:p>0.476753</text:p>
          </table:table-cell>
        </table:table-row>
        <table:table-row table:style-name="ro1">
          <table:table-cell table:number-columns-repeated="2"/>
          <table:table-cell table:formula="of:=[.C773]+0.001" office:value-type="float" office:value="-0.228999999999999" calcext:value-type="float">
            <text:p>-0.228999999999999</text:p>
          </table:table-cell>
          <table:table-cell office:value-type="float" office:value="0.47453" calcext:value-type="float">
            <text:p>0.47453</text:p>
          </table:table-cell>
        </table:table-row>
        <table:table-row table:style-name="ro1">
          <table:table-cell table:number-columns-repeated="2"/>
          <table:table-cell table:formula="of:=[.C774]+0.001" office:value-type="float" office:value="-0.227999999999999" calcext:value-type="float">
            <text:p>-0.227999999999999</text:p>
          </table:table-cell>
          <table:table-cell office:value-type="float" office:value="0.47231" calcext:value-type="float">
            <text:p>0.47231</text:p>
          </table:table-cell>
        </table:table-row>
        <table:table-row table:style-name="ro1">
          <table:table-cell table:number-columns-repeated="2"/>
          <table:table-cell table:formula="of:=[.C775]+0.001" office:value-type="float" office:value="-0.226999999999999" calcext:value-type="float">
            <text:p>-0.226999999999999</text:p>
          </table:table-cell>
          <table:table-cell office:value-type="float" office:value="0.470092" calcext:value-type="float">
            <text:p>0.470092</text:p>
          </table:table-cell>
        </table:table-row>
        <table:table-row table:style-name="ro1">
          <table:table-cell table:number-columns-repeated="2"/>
          <table:table-cell table:formula="of:=[.C776]+0.001" office:value-type="float" office:value="-0.225999999999999" calcext:value-type="float">
            <text:p>-0.225999999999999</text:p>
          </table:table-cell>
          <table:table-cell office:value-type="float" office:value="0.467876" calcext:value-type="float">
            <text:p>0.467876</text:p>
          </table:table-cell>
        </table:table-row>
        <table:table-row table:style-name="ro1">
          <table:table-cell table:number-columns-repeated="2"/>
          <table:table-cell table:formula="of:=[.C777]+0.001" office:value-type="float" office:value="-0.224999999999999" calcext:value-type="float">
            <text:p>-0.224999999999999</text:p>
          </table:table-cell>
          <table:table-cell office:value-type="float" office:value="0.465662" calcext:value-type="float">
            <text:p>0.465662</text:p>
          </table:table-cell>
        </table:table-row>
        <table:table-row table:style-name="ro1">
          <table:table-cell table:number-columns-repeated="2"/>
          <table:table-cell table:formula="of:=[.C778]+0.001" office:value-type="float" office:value="-0.223999999999999" calcext:value-type="float">
            <text:p>-0.223999999999999</text:p>
          </table:table-cell>
          <table:table-cell office:value-type="float" office:value="0.46345" calcext:value-type="float">
            <text:p>0.46345</text:p>
          </table:table-cell>
        </table:table-row>
        <table:table-row table:style-name="ro1">
          <table:table-cell table:number-columns-repeated="2"/>
          <table:table-cell table:formula="of:=[.C779]+0.001" office:value-type="float" office:value="-0.222999999999999" calcext:value-type="float">
            <text:p>-0.222999999999999</text:p>
          </table:table-cell>
          <table:table-cell office:value-type="float" office:value="0.461239" calcext:value-type="float">
            <text:p>0.461239</text:p>
          </table:table-cell>
        </table:table-row>
        <table:table-row table:style-name="ro1">
          <table:table-cell table:number-columns-repeated="2"/>
          <table:table-cell table:formula="of:=[.C780]+0.001" office:value-type="float" office:value="-0.221999999999999" calcext:value-type="float">
            <text:p>-0.221999999999999</text:p>
          </table:table-cell>
          <table:table-cell office:value-type="float" office:value="0.459031" calcext:value-type="float">
            <text:p>0.459031</text:p>
          </table:table-cell>
        </table:table-row>
        <table:table-row table:style-name="ro1">
          <table:table-cell table:number-columns-repeated="2"/>
          <table:table-cell table:formula="of:=[.C781]+0.001" office:value-type="float" office:value="-0.220999999999999" calcext:value-type="float">
            <text:p>-0.220999999999999</text:p>
          </table:table-cell>
          <table:table-cell office:value-type="float" office:value="0.456825" calcext:value-type="float">
            <text:p>0.456825</text:p>
          </table:table-cell>
        </table:table-row>
        <table:table-row table:style-name="ro1">
          <table:table-cell table:number-columns-repeated="2"/>
          <table:table-cell table:formula="of:=[.C782]+0.001" office:value-type="float" office:value="-0.219999999999999" calcext:value-type="float">
            <text:p>-0.219999999999999</text:p>
          </table:table-cell>
          <table:table-cell office:value-type="float" office:value="0.454621" calcext:value-type="float">
            <text:p>0.454621</text:p>
          </table:table-cell>
        </table:table-row>
        <table:table-row table:style-name="ro1">
          <table:table-cell table:number-columns-repeated="2"/>
          <table:table-cell table:formula="of:=[.C783]+0.001" office:value-type="float" office:value="-0.218999999999999" calcext:value-type="float">
            <text:p>-0.218999999999999</text:p>
          </table:table-cell>
          <table:table-cell office:value-type="float" office:value="0.452418" calcext:value-type="float">
            <text:p>0.452418</text:p>
          </table:table-cell>
        </table:table-row>
        <table:table-row table:style-name="ro1">
          <table:table-cell table:number-columns-repeated="2"/>
          <table:table-cell table:formula="of:=[.C784]+0.001" office:value-type="float" office:value="-0.217999999999999" calcext:value-type="float">
            <text:p>-0.217999999999999</text:p>
          </table:table-cell>
          <table:table-cell office:value-type="float" office:value="0.450218" calcext:value-type="float">
            <text:p>0.450218</text:p>
          </table:table-cell>
        </table:table-row>
        <table:table-row table:style-name="ro1">
          <table:table-cell table:number-columns-repeated="2"/>
          <table:table-cell table:formula="of:=[.C785]+0.001" office:value-type="float" office:value="-0.216999999999999" calcext:value-type="float">
            <text:p>-0.216999999999999</text:p>
          </table:table-cell>
          <table:table-cell office:value-type="float" office:value="0.448019" calcext:value-type="float">
            <text:p>0.448019</text:p>
          </table:table-cell>
        </table:table-row>
        <table:table-row table:style-name="ro1">
          <table:table-cell table:number-columns-repeated="2"/>
          <table:table-cell table:formula="of:=[.C786]+0.001" office:value-type="float" office:value="-0.215999999999999" calcext:value-type="float">
            <text:p>-0.215999999999999</text:p>
          </table:table-cell>
          <table:table-cell office:value-type="float" office:value="0.445823" calcext:value-type="float">
            <text:p>0.445823</text:p>
          </table:table-cell>
        </table:table-row>
        <table:table-row table:style-name="ro1">
          <table:table-cell table:number-columns-repeated="2"/>
          <table:table-cell table:formula="of:=[.C787]+0.001" office:value-type="float" office:value="-0.214999999999999" calcext:value-type="float">
            <text:p>-0.214999999999999</text:p>
          </table:table-cell>
          <table:table-cell office:value-type="float" office:value="0.443628" calcext:value-type="float">
            <text:p>0.443628</text:p>
          </table:table-cell>
        </table:table-row>
        <table:table-row table:style-name="ro1">
          <table:table-cell table:number-columns-repeated="2"/>
          <table:table-cell table:formula="of:=[.C788]+0.001" office:value-type="float" office:value="-0.213999999999999" calcext:value-type="float">
            <text:p>-0.213999999999999</text:p>
          </table:table-cell>
          <table:table-cell office:value-type="float" office:value="0.441435" calcext:value-type="float">
            <text:p>0.441435</text:p>
          </table:table-cell>
        </table:table-row>
        <table:table-row table:style-name="ro1">
          <table:table-cell table:number-columns-repeated="2"/>
          <table:table-cell table:formula="of:=[.C789]+0.001" office:value-type="float" office:value="-0.212999999999999" calcext:value-type="float">
            <text:p>-0.212999999999999</text:p>
          </table:table-cell>
          <table:table-cell office:value-type="float" office:value="0.439244" calcext:value-type="float">
            <text:p>0.439244</text:p>
          </table:table-cell>
        </table:table-row>
        <table:table-row table:style-name="ro1">
          <table:table-cell table:number-columns-repeated="2"/>
          <table:table-cell table:formula="of:=[.C790]+0.001" office:value-type="float" office:value="-0.211999999999999" calcext:value-type="float">
            <text:p>-0.211999999999999</text:p>
          </table:table-cell>
          <table:table-cell office:value-type="float" office:value="0.437055" calcext:value-type="float">
            <text:p>0.437055</text:p>
          </table:table-cell>
        </table:table-row>
        <table:table-row table:style-name="ro1">
          <table:table-cell table:number-columns-repeated="2"/>
          <table:table-cell table:formula="of:=[.C791]+0.001" office:value-type="float" office:value="-0.210999999999999" calcext:value-type="float">
            <text:p>-0.210999999999999</text:p>
          </table:table-cell>
          <table:table-cell office:value-type="float" office:value="0.434868" calcext:value-type="float">
            <text:p>0.434868</text:p>
          </table:table-cell>
        </table:table-row>
        <table:table-row table:style-name="ro1">
          <table:table-cell table:number-columns-repeated="2"/>
          <table:table-cell table:formula="of:=[.C792]+0.001" office:value-type="float" office:value="-0.209999999999999" calcext:value-type="float">
            <text:p>-0.209999999999999</text:p>
          </table:table-cell>
          <table:table-cell office:value-type="float" office:value="0.432683" calcext:value-type="float">
            <text:p>0.432683</text:p>
          </table:table-cell>
        </table:table-row>
        <table:table-row table:style-name="ro1">
          <table:table-cell table:number-columns-repeated="2"/>
          <table:table-cell table:formula="of:=[.C793]+0.001" office:value-type="float" office:value="-0.208999999999999" calcext:value-type="float">
            <text:p>-0.208999999999999</text:p>
          </table:table-cell>
          <table:table-cell office:value-type="float" office:value="0.430499" calcext:value-type="float">
            <text:p>0.430499</text:p>
          </table:table-cell>
        </table:table-row>
        <table:table-row table:style-name="ro1">
          <table:table-cell table:number-columns-repeated="2"/>
          <table:table-cell table:formula="of:=[.C794]+0.001" office:value-type="float" office:value="-0.207999999999999" calcext:value-type="float">
            <text:p>-0.207999999999999</text:p>
          </table:table-cell>
          <table:table-cell office:value-type="float" office:value="0.428317" calcext:value-type="float">
            <text:p>0.428317</text:p>
          </table:table-cell>
        </table:table-row>
        <table:table-row table:style-name="ro1">
          <table:table-cell table:number-columns-repeated="2"/>
          <table:table-cell table:formula="of:=[.C795]+0.001" office:value-type="float" office:value="-0.206999999999999" calcext:value-type="float">
            <text:p>-0.206999999999999</text:p>
          </table:table-cell>
          <table:table-cell office:value-type="float" office:value="0.426138" calcext:value-type="float">
            <text:p>0.426138</text:p>
          </table:table-cell>
        </table:table-row>
        <table:table-row table:style-name="ro1">
          <table:table-cell table:number-columns-repeated="2"/>
          <table:table-cell table:formula="of:=[.C796]+0.001" office:value-type="float" office:value="-0.205999999999999" calcext:value-type="float">
            <text:p>-0.205999999999999</text:p>
          </table:table-cell>
          <table:table-cell office:value-type="float" office:value="0.423959" calcext:value-type="float">
            <text:p>0.423959</text:p>
          </table:table-cell>
        </table:table-row>
        <table:table-row table:style-name="ro1">
          <table:table-cell table:number-columns-repeated="2"/>
          <table:table-cell table:formula="of:=[.C797]+0.001" office:value-type="float" office:value="-0.204999999999999" calcext:value-type="float">
            <text:p>-0.204999999999999</text:p>
          </table:table-cell>
          <table:table-cell office:value-type="float" office:value="0.421783" calcext:value-type="float">
            <text:p>0.421783</text:p>
          </table:table-cell>
        </table:table-row>
        <table:table-row table:style-name="ro1">
          <table:table-cell table:number-columns-repeated="2"/>
          <table:table-cell table:formula="of:=[.C798]+0.001" office:value-type="float" office:value="-0.203999999999999" calcext:value-type="float">
            <text:p>-0.203999999999999</text:p>
          </table:table-cell>
          <table:table-cell office:value-type="float" office:value="0.419609" calcext:value-type="float">
            <text:p>0.419609</text:p>
          </table:table-cell>
        </table:table-row>
        <table:table-row table:style-name="ro1">
          <table:table-cell table:number-columns-repeated="2"/>
          <table:table-cell table:formula="of:=[.C799]+0.001" office:value-type="float" office:value="-0.202999999999999" calcext:value-type="float">
            <text:p>-0.202999999999999</text:p>
          </table:table-cell>
          <table:table-cell office:value-type="float" office:value="0.417436" calcext:value-type="float">
            <text:p>0.417436</text:p>
          </table:table-cell>
        </table:table-row>
        <table:table-row table:style-name="ro1">
          <table:table-cell table:number-columns-repeated="2"/>
          <table:table-cell table:formula="of:=[.C800]+0.001" office:value-type="float" office:value="-0.201999999999999" calcext:value-type="float">
            <text:p>-0.201999999999999</text:p>
          </table:table-cell>
          <table:table-cell office:value-type="float" office:value="0.415265" calcext:value-type="float">
            <text:p>0.415265</text:p>
          </table:table-cell>
        </table:table-row>
        <table:table-row table:style-name="ro1">
          <table:table-cell table:number-columns-repeated="2"/>
          <table:table-cell table:formula="of:=[.C801]+0.001" office:value-type="float" office:value="-0.200999999999999" calcext:value-type="float">
            <text:p>-0.200999999999999</text:p>
          </table:table-cell>
          <table:table-cell office:value-type="float" office:value="0.413096" calcext:value-type="float">
            <text:p>0.413096</text:p>
          </table:table-cell>
        </table:table-row>
        <table:table-row table:style-name="ro1">
          <table:table-cell table:number-columns-repeated="2"/>
          <table:table-cell table:formula="of:=[.C802]+0.001" office:value-type="float" office:value="-0.199999999999999" calcext:value-type="float">
            <text:p>-0.199999999999999</text:p>
          </table:table-cell>
          <table:table-cell office:value-type="float" office:value="0.410928" calcext:value-type="float">
            <text:p>0.410928</text:p>
          </table:table-cell>
        </table:table-row>
        <table:table-row table:style-name="ro1">
          <table:table-cell table:number-columns-repeated="2"/>
          <table:table-cell table:formula="of:=[.C803]+0.001" office:value-type="float" office:value="-0.198999999999999" calcext:value-type="float">
            <text:p>-0.198999999999999</text:p>
          </table:table-cell>
          <table:table-cell office:value-type="float" office:value="0.408763" calcext:value-type="float">
            <text:p>0.408763</text:p>
          </table:table-cell>
        </table:table-row>
        <table:table-row table:style-name="ro1">
          <table:table-cell table:number-columns-repeated="2"/>
          <table:table-cell table:formula="of:=[.C804]+0.001" office:value-type="float" office:value="-0.197999999999999" calcext:value-type="float">
            <text:p>-0.197999999999999</text:p>
          </table:table-cell>
          <table:table-cell office:value-type="float" office:value="0.406599" calcext:value-type="float">
            <text:p>0.406599</text:p>
          </table:table-cell>
        </table:table-row>
        <table:table-row table:style-name="ro1">
          <table:table-cell table:number-columns-repeated="2"/>
          <table:table-cell table:formula="of:=[.C805]+0.001" office:value-type="float" office:value="-0.196999999999999" calcext:value-type="float">
            <text:p>-0.196999999999999</text:p>
          </table:table-cell>
          <table:table-cell office:value-type="float" office:value="0.404436" calcext:value-type="float">
            <text:p>0.404436</text:p>
          </table:table-cell>
        </table:table-row>
        <table:table-row table:style-name="ro1">
          <table:table-cell table:number-columns-repeated="2"/>
          <table:table-cell table:formula="of:=[.C806]+0.001" office:value-type="float" office:value="-0.195999999999999" calcext:value-type="float">
            <text:p>-0.195999999999999</text:p>
          </table:table-cell>
          <table:table-cell office:value-type="float" office:value="0.402276" calcext:value-type="float">
            <text:p>0.402276</text:p>
          </table:table-cell>
        </table:table-row>
        <table:table-row table:style-name="ro1">
          <table:table-cell table:number-columns-repeated="2"/>
          <table:table-cell table:formula="of:=[.C807]+0.001" office:value-type="float" office:value="-0.194999999999999" calcext:value-type="float">
            <text:p>-0.194999999999999</text:p>
          </table:table-cell>
          <table:table-cell office:value-type="float" office:value="0.400117" calcext:value-type="float">
            <text:p>0.400117</text:p>
          </table:table-cell>
        </table:table-row>
        <table:table-row table:style-name="ro1">
          <table:table-cell table:number-columns-repeated="2"/>
          <table:table-cell table:formula="of:=[.C808]+0.001" office:value-type="float" office:value="-0.193999999999999" calcext:value-type="float">
            <text:p>-0.193999999999999</text:p>
          </table:table-cell>
          <table:table-cell office:value-type="float" office:value="0.39796" calcext:value-type="float">
            <text:p>0.39796</text:p>
          </table:table-cell>
        </table:table-row>
        <table:table-row table:style-name="ro1">
          <table:table-cell table:number-columns-repeated="2"/>
          <table:table-cell table:formula="of:=[.C809]+0.001" office:value-type="float" office:value="-0.192999999999999" calcext:value-type="float">
            <text:p>-0.192999999999999</text:p>
          </table:table-cell>
          <table:table-cell office:value-type="float" office:value="0.395804" calcext:value-type="float">
            <text:p>0.395804</text:p>
          </table:table-cell>
        </table:table-row>
        <table:table-row table:style-name="ro1">
          <table:table-cell table:number-columns-repeated="2"/>
          <table:table-cell table:formula="of:=[.C810]+0.001" office:value-type="float" office:value="-0.191999999999999" calcext:value-type="float">
            <text:p>-0.191999999999999</text:p>
          </table:table-cell>
          <table:table-cell office:value-type="float" office:value="0.39365" calcext:value-type="float">
            <text:p>0.39365</text:p>
          </table:table-cell>
        </table:table-row>
        <table:table-row table:style-name="ro1">
          <table:table-cell table:number-columns-repeated="2"/>
          <table:table-cell table:formula="of:=[.C811]+0.001" office:value-type="float" office:value="-0.190999999999999" calcext:value-type="float">
            <text:p>-0.190999999999999</text:p>
          </table:table-cell>
          <table:table-cell office:value-type="float" office:value="0.391498" calcext:value-type="float">
            <text:p>0.391498</text:p>
          </table:table-cell>
        </table:table-row>
        <table:table-row table:style-name="ro1">
          <table:table-cell table:number-columns-repeated="2"/>
          <table:table-cell table:formula="of:=[.C812]+0.001" office:value-type="float" office:value="-0.189999999999999" calcext:value-type="float">
            <text:p>-0.189999999999999</text:p>
          </table:table-cell>
          <table:table-cell office:value-type="float" office:value="0.389347" calcext:value-type="float">
            <text:p>0.389347</text:p>
          </table:table-cell>
        </table:table-row>
        <table:table-row table:style-name="ro1">
          <table:table-cell table:number-columns-repeated="2"/>
          <table:table-cell table:formula="of:=[.C813]+0.001" office:value-type="float" office:value="-0.188999999999999" calcext:value-type="float">
            <text:p>-0.188999999999999</text:p>
          </table:table-cell>
          <table:table-cell office:value-type="float" office:value="0.387198" calcext:value-type="float">
            <text:p>0.387198</text:p>
          </table:table-cell>
        </table:table-row>
        <table:table-row table:style-name="ro1">
          <table:table-cell table:number-columns-repeated="2"/>
          <table:table-cell table:formula="of:=[.C814]+0.001" office:value-type="float" office:value="-0.187999999999999" calcext:value-type="float">
            <text:p>-0.187999999999999</text:p>
          </table:table-cell>
          <table:table-cell office:value-type="float" office:value="0.385051" calcext:value-type="float">
            <text:p>0.385051</text:p>
          </table:table-cell>
        </table:table-row>
        <table:table-row table:style-name="ro1">
          <table:table-cell table:number-columns-repeated="2"/>
          <table:table-cell table:formula="of:=[.C815]+0.001" office:value-type="float" office:value="-0.186999999999999" calcext:value-type="float">
            <text:p>-0.186999999999999</text:p>
          </table:table-cell>
          <table:table-cell office:value-type="float" office:value="0.382905" calcext:value-type="float">
            <text:p>0.382905</text:p>
          </table:table-cell>
        </table:table-row>
        <table:table-row table:style-name="ro1">
          <table:table-cell table:number-columns-repeated="2"/>
          <table:table-cell table:formula="of:=[.C816]+0.001" office:value-type="float" office:value="-0.185999999999999" calcext:value-type="float">
            <text:p>-0.185999999999999</text:p>
          </table:table-cell>
          <table:table-cell office:value-type="float" office:value="0.380761" calcext:value-type="float">
            <text:p>0.380761</text:p>
          </table:table-cell>
        </table:table-row>
        <table:table-row table:style-name="ro1">
          <table:table-cell table:number-columns-repeated="2"/>
          <table:table-cell table:formula="of:=[.C817]+0.001" office:value-type="float" office:value="-0.184999999999999" calcext:value-type="float">
            <text:p>-0.184999999999999</text:p>
          </table:table-cell>
          <table:table-cell office:value-type="float" office:value="0.378619" calcext:value-type="float">
            <text:p>0.378619</text:p>
          </table:table-cell>
        </table:table-row>
        <table:table-row table:style-name="ro1">
          <table:table-cell table:number-columns-repeated="2"/>
          <table:table-cell table:formula="of:=[.C818]+0.001" office:value-type="float" office:value="-0.183999999999999" calcext:value-type="float">
            <text:p>-0.183999999999999</text:p>
          </table:table-cell>
          <table:table-cell office:value-type="float" office:value="0.376478" calcext:value-type="float">
            <text:p>0.376478</text:p>
          </table:table-cell>
        </table:table-row>
        <table:table-row table:style-name="ro1">
          <table:table-cell table:number-columns-repeated="2"/>
          <table:table-cell table:formula="of:=[.C819]+0.001" office:value-type="float" office:value="-0.182999999999999" calcext:value-type="float">
            <text:p>-0.182999999999999</text:p>
          </table:table-cell>
          <table:table-cell office:value-type="float" office:value="0.374339" calcext:value-type="float">
            <text:p>0.374339</text:p>
          </table:table-cell>
        </table:table-row>
        <table:table-row table:style-name="ro1">
          <table:table-cell table:number-columns-repeated="2"/>
          <table:table-cell table:formula="of:=[.C820]+0.001" office:value-type="float" office:value="-0.181999999999999" calcext:value-type="float">
            <text:p>-0.181999999999999</text:p>
          </table:table-cell>
          <table:table-cell office:value-type="float" office:value="0.372201" calcext:value-type="float">
            <text:p>0.372201</text:p>
          </table:table-cell>
        </table:table-row>
        <table:table-row table:style-name="ro1">
          <table:table-cell table:number-columns-repeated="2"/>
          <table:table-cell table:formula="of:=[.C821]+0.001" office:value-type="float" office:value="-0.180999999999999" calcext:value-type="float">
            <text:p>-0.180999999999999</text:p>
          </table:table-cell>
          <table:table-cell office:value-type="float" office:value="0.370065" calcext:value-type="float">
            <text:p>0.370065</text:p>
          </table:table-cell>
        </table:table-row>
        <table:table-row table:style-name="ro1">
          <table:table-cell table:number-columns-repeated="2"/>
          <table:table-cell table:formula="of:=[.C822]+0.001" office:value-type="float" office:value="-0.179999999999999" calcext:value-type="float">
            <text:p>-0.179999999999999</text:p>
          </table:table-cell>
          <table:table-cell office:value-type="float" office:value="0.36793" calcext:value-type="float">
            <text:p>0.36793</text:p>
          </table:table-cell>
        </table:table-row>
        <table:table-row table:style-name="ro1">
          <table:table-cell table:number-columns-repeated="2"/>
          <table:table-cell table:formula="of:=[.C823]+0.001" office:value-type="float" office:value="-0.178999999999999" calcext:value-type="float">
            <text:p>-0.178999999999999</text:p>
          </table:table-cell>
          <table:table-cell office:value-type="float" office:value="0.365797" calcext:value-type="float">
            <text:p>0.365797</text:p>
          </table:table-cell>
        </table:table-row>
        <table:table-row table:style-name="ro1">
          <table:table-cell table:number-columns-repeated="2"/>
          <table:table-cell table:formula="of:=[.C824]+0.001" office:value-type="float" office:value="-0.177999999999999" calcext:value-type="float">
            <text:p>-0.177999999999999</text:p>
          </table:table-cell>
          <table:table-cell office:value-type="float" office:value="0.363665" calcext:value-type="float">
            <text:p>0.363665</text:p>
          </table:table-cell>
        </table:table-row>
        <table:table-row table:style-name="ro1">
          <table:table-cell table:number-columns-repeated="2"/>
          <table:table-cell table:formula="of:=[.C825]+0.001" office:value-type="float" office:value="-0.176999999999999" calcext:value-type="float">
            <text:p>-0.176999999999999</text:p>
          </table:table-cell>
          <table:table-cell office:value-type="float" office:value="0.361535" calcext:value-type="float">
            <text:p>0.361535</text:p>
          </table:table-cell>
        </table:table-row>
        <table:table-row table:style-name="ro1">
          <table:table-cell table:number-columns-repeated="2"/>
          <table:table-cell table:formula="of:=[.C826]+0.001" office:value-type="float" office:value="-0.175999999999999" calcext:value-type="float">
            <text:p>-0.175999999999999</text:p>
          </table:table-cell>
          <table:table-cell office:value-type="float" office:value="0.359406" calcext:value-type="float">
            <text:p>0.359406</text:p>
          </table:table-cell>
        </table:table-row>
        <table:table-row table:style-name="ro1">
          <table:table-cell table:number-columns-repeated="2"/>
          <table:table-cell table:formula="of:=[.C827]+0.001" office:value-type="float" office:value="-0.174999999999999" calcext:value-type="float">
            <text:p>-0.174999999999999</text:p>
          </table:table-cell>
          <table:table-cell office:value-type="float" office:value="0.357279" calcext:value-type="float">
            <text:p>0.357279</text:p>
          </table:table-cell>
        </table:table-row>
        <table:table-row table:style-name="ro1">
          <table:table-cell table:number-columns-repeated="2"/>
          <table:table-cell table:formula="of:=[.C828]+0.001" office:value-type="float" office:value="-0.173999999999999" calcext:value-type="float">
            <text:p>-0.173999999999999</text:p>
          </table:table-cell>
          <table:table-cell office:value-type="float" office:value="0.355154" calcext:value-type="float">
            <text:p>0.355154</text:p>
          </table:table-cell>
        </table:table-row>
        <table:table-row table:style-name="ro1">
          <table:table-cell table:number-columns-repeated="2"/>
          <table:table-cell table:formula="of:=[.C829]+0.001" office:value-type="float" office:value="-0.172999999999999" calcext:value-type="float">
            <text:p>-0.172999999999999</text:p>
          </table:table-cell>
          <table:table-cell office:value-type="float" office:value="0.35303" calcext:value-type="float">
            <text:p>0.35303</text:p>
          </table:table-cell>
        </table:table-row>
        <table:table-row table:style-name="ro1">
          <table:table-cell table:number-columns-repeated="2"/>
          <table:table-cell table:formula="of:=[.C830]+0.001" office:value-type="float" office:value="-0.171999999999999" calcext:value-type="float">
            <text:p>-0.171999999999999</text:p>
          </table:table-cell>
          <table:table-cell office:value-type="float" office:value="0.350907" calcext:value-type="float">
            <text:p>0.350907</text:p>
          </table:table-cell>
        </table:table-row>
        <table:table-row table:style-name="ro1">
          <table:table-cell table:number-columns-repeated="2"/>
          <table:table-cell table:formula="of:=[.C831]+0.001" office:value-type="float" office:value="-0.170999999999999" calcext:value-type="float">
            <text:p>-0.170999999999999</text:p>
          </table:table-cell>
          <table:table-cell office:value-type="float" office:value="0.348786" calcext:value-type="float">
            <text:p>0.348786</text:p>
          </table:table-cell>
        </table:table-row>
        <table:table-row table:style-name="ro1">
          <table:table-cell table:number-columns-repeated="2"/>
          <table:table-cell table:formula="of:=[.C832]+0.001" office:value-type="float" office:value="-0.169999999999999" calcext:value-type="float">
            <text:p>-0.169999999999999</text:p>
          </table:table-cell>
          <table:table-cell office:value-type="float" office:value="0.346666" calcext:value-type="float">
            <text:p>0.346666</text:p>
          </table:table-cell>
        </table:table-row>
        <table:table-row table:style-name="ro1">
          <table:table-cell table:number-columns-repeated="2"/>
          <table:table-cell table:formula="of:=[.C833]+0.001" office:value-type="float" office:value="-0.168999999999999" calcext:value-type="float">
            <text:p>-0.168999999999999</text:p>
          </table:table-cell>
          <table:table-cell office:value-type="float" office:value="0.344548" calcext:value-type="float">
            <text:p>0.344548</text:p>
          </table:table-cell>
        </table:table-row>
        <table:table-row table:style-name="ro1">
          <table:table-cell table:number-columns-repeated="2"/>
          <table:table-cell table:formula="of:=[.C834]+0.001" office:value-type="float" office:value="-0.167999999999999" calcext:value-type="float">
            <text:p>-0.167999999999999</text:p>
          </table:table-cell>
          <table:table-cell office:value-type="float" office:value="0.342431" calcext:value-type="float">
            <text:p>0.342431</text:p>
          </table:table-cell>
        </table:table-row>
        <table:table-row table:style-name="ro1">
          <table:table-cell table:number-columns-repeated="2"/>
          <table:table-cell table:formula="of:=[.C835]+0.001" office:value-type="float" office:value="-0.166999999999999" calcext:value-type="float">
            <text:p>-0.166999999999999</text:p>
          </table:table-cell>
          <table:table-cell office:value-type="float" office:value="0.340315" calcext:value-type="float">
            <text:p>0.340315</text:p>
          </table:table-cell>
        </table:table-row>
        <table:table-row table:style-name="ro1">
          <table:table-cell table:number-columns-repeated="2"/>
          <table:table-cell table:formula="of:=[.C836]+0.001" office:value-type="float" office:value="-0.165999999999999" calcext:value-type="float">
            <text:p>-0.165999999999999</text:p>
          </table:table-cell>
          <table:table-cell office:value-type="float" office:value="0.338201" calcext:value-type="float">
            <text:p>0.338201</text:p>
          </table:table-cell>
        </table:table-row>
        <table:table-row table:style-name="ro1">
          <table:table-cell table:number-columns-repeated="2"/>
          <table:table-cell table:formula="of:=[.C837]+0.001" office:value-type="float" office:value="-0.164999999999999" calcext:value-type="float">
            <text:p>-0.164999999999999</text:p>
          </table:table-cell>
          <table:table-cell office:value-type="float" office:value="0.336089" calcext:value-type="float">
            <text:p>0.336089</text:p>
          </table:table-cell>
        </table:table-row>
        <table:table-row table:style-name="ro1">
          <table:table-cell table:number-columns-repeated="2"/>
          <table:table-cell table:formula="of:=[.C838]+0.001" office:value-type="float" office:value="-0.163999999999999" calcext:value-type="float">
            <text:p>-0.163999999999999</text:p>
          </table:table-cell>
          <table:table-cell office:value-type="float" office:value="0.333978" calcext:value-type="float">
            <text:p>0.333978</text:p>
          </table:table-cell>
        </table:table-row>
        <table:table-row table:style-name="ro1">
          <table:table-cell table:number-columns-repeated="2"/>
          <table:table-cell table:formula="of:=[.C839]+0.001" office:value-type="float" office:value="-0.162999999999999" calcext:value-type="float">
            <text:p>-0.162999999999999</text:p>
          </table:table-cell>
          <table:table-cell office:value-type="float" office:value="0.331868" calcext:value-type="float">
            <text:p>0.331868</text:p>
          </table:table-cell>
        </table:table-row>
        <table:table-row table:style-name="ro1">
          <table:table-cell table:number-columns-repeated="2"/>
          <table:table-cell table:formula="of:=[.C840]+0.001" office:value-type="float" office:value="-0.161999999999999" calcext:value-type="float">
            <text:p>-0.161999999999999</text:p>
          </table:table-cell>
          <table:table-cell office:value-type="float" office:value="0.329759" calcext:value-type="float">
            <text:p>0.329759</text:p>
          </table:table-cell>
        </table:table-row>
        <table:table-row table:style-name="ro1">
          <table:table-cell table:number-columns-repeated="2"/>
          <table:table-cell table:formula="of:=[.C841]+0.001" office:value-type="float" office:value="-0.160999999999999" calcext:value-type="float">
            <text:p>-0.160999999999999</text:p>
          </table:table-cell>
          <table:table-cell office:value-type="float" office:value="0.327652" calcext:value-type="float">
            <text:p>0.327652</text:p>
          </table:table-cell>
        </table:table-row>
        <table:table-row table:style-name="ro1">
          <table:table-cell table:number-columns-repeated="2"/>
          <table:table-cell table:formula="of:=[.C842]+0.001" office:value-type="float" office:value="-0.159999999999999" calcext:value-type="float">
            <text:p>-0.159999999999999</text:p>
          </table:table-cell>
          <table:table-cell office:value-type="float" office:value="0.325546" calcext:value-type="float">
            <text:p>0.325546</text:p>
          </table:table-cell>
        </table:table-row>
        <table:table-row table:style-name="ro1">
          <table:table-cell table:number-columns-repeated="2"/>
          <table:table-cell table:formula="of:=[.C843]+0.001" office:value-type="float" office:value="-0.158999999999999" calcext:value-type="float">
            <text:p>-0.158999999999999</text:p>
          </table:table-cell>
          <table:table-cell office:value-type="float" office:value="0.323442" calcext:value-type="float">
            <text:p>0.323442</text:p>
          </table:table-cell>
        </table:table-row>
        <table:table-row table:style-name="ro1">
          <table:table-cell table:number-columns-repeated="2"/>
          <table:table-cell table:formula="of:=[.C844]+0.001" office:value-type="float" office:value="-0.157999999999999" calcext:value-type="float">
            <text:p>-0.157999999999999</text:p>
          </table:table-cell>
          <table:table-cell office:value-type="float" office:value="0.321339" calcext:value-type="float">
            <text:p>0.321339</text:p>
          </table:table-cell>
        </table:table-row>
        <table:table-row table:style-name="ro1">
          <table:table-cell table:number-columns-repeated="2"/>
          <table:table-cell table:formula="of:=[.C845]+0.001" office:value-type="float" office:value="-0.156999999999999" calcext:value-type="float">
            <text:p>-0.156999999999999</text:p>
          </table:table-cell>
          <table:table-cell office:value-type="float" office:value="0.319237" calcext:value-type="float">
            <text:p>0.319237</text:p>
          </table:table-cell>
        </table:table-row>
        <table:table-row table:style-name="ro1">
          <table:table-cell table:number-columns-repeated="2"/>
          <table:table-cell table:formula="of:=[.C846]+0.001" office:value-type="float" office:value="-0.155999999999999" calcext:value-type="float">
            <text:p>-0.155999999999999</text:p>
          </table:table-cell>
          <table:table-cell office:value-type="float" office:value="0.317137" calcext:value-type="float">
            <text:p>0.317137</text:p>
          </table:table-cell>
        </table:table-row>
        <table:table-row table:style-name="ro1">
          <table:table-cell table:number-columns-repeated="2"/>
          <table:table-cell table:formula="of:=[.C847]+0.001" office:value-type="float" office:value="-0.154999999999999" calcext:value-type="float">
            <text:p>-0.154999999999999</text:p>
          </table:table-cell>
          <table:table-cell office:value-type="float" office:value="0.315038" calcext:value-type="float">
            <text:p>0.315038</text:p>
          </table:table-cell>
        </table:table-row>
        <table:table-row table:style-name="ro1">
          <table:table-cell table:number-columns-repeated="2"/>
          <table:table-cell table:formula="of:=[.C848]+0.001" office:value-type="float" office:value="-0.153999999999999" calcext:value-type="float">
            <text:p>-0.153999999999999</text:p>
          </table:table-cell>
          <table:table-cell office:value-type="float" office:value="0.31294" calcext:value-type="float">
            <text:p>0.31294</text:p>
          </table:table-cell>
        </table:table-row>
        <table:table-row table:style-name="ro1">
          <table:table-cell table:number-columns-repeated="2"/>
          <table:table-cell table:formula="of:=[.C849]+0.001" office:value-type="float" office:value="-0.152999999999999" calcext:value-type="float">
            <text:p>-0.152999999999999</text:p>
          </table:table-cell>
          <table:table-cell office:value-type="float" office:value="0.310843" calcext:value-type="float">
            <text:p>0.310843</text:p>
          </table:table-cell>
        </table:table-row>
        <table:table-row table:style-name="ro1">
          <table:table-cell table:number-columns-repeated="2"/>
          <table:table-cell table:formula="of:=[.C850]+0.001" office:value-type="float" office:value="-0.151999999999999" calcext:value-type="float">
            <text:p>-0.151999999999999</text:p>
          </table:table-cell>
          <table:table-cell office:value-type="float" office:value="0.308748" calcext:value-type="float">
            <text:p>0.308748</text:p>
          </table:table-cell>
        </table:table-row>
        <table:table-row table:style-name="ro1">
          <table:table-cell table:number-columns-repeated="2"/>
          <table:table-cell table:formula="of:=[.C851]+0.001" office:value-type="float" office:value="-0.150999999999999" calcext:value-type="float">
            <text:p>-0.150999999999999</text:p>
          </table:table-cell>
          <table:table-cell office:value-type="float" office:value="0.306654" calcext:value-type="float">
            <text:p>0.306654</text:p>
          </table:table-cell>
        </table:table-row>
        <table:table-row table:style-name="ro1">
          <table:table-cell table:number-columns-repeated="2"/>
          <table:table-cell table:formula="of:=[.C852]+0.001" office:value-type="float" office:value="-0.149999999999999" calcext:value-type="float">
            <text:p>-0.149999999999999</text:p>
          </table:table-cell>
          <table:table-cell office:value-type="float" office:value="0.304561" calcext:value-type="float">
            <text:p>0.304561</text:p>
          </table:table-cell>
        </table:table-row>
        <table:table-row table:style-name="ro1">
          <table:table-cell table:number-columns-repeated="2"/>
          <table:table-cell table:formula="of:=[.C853]+0.001" office:value-type="float" office:value="-0.148999999999999" calcext:value-type="float">
            <text:p>-0.148999999999999</text:p>
          </table:table-cell>
          <table:table-cell office:value-type="float" office:value="0.30247" calcext:value-type="float">
            <text:p>0.30247</text:p>
          </table:table-cell>
        </table:table-row>
        <table:table-row table:style-name="ro1">
          <table:table-cell table:number-columns-repeated="2"/>
          <table:table-cell table:formula="of:=[.C854]+0.001" office:value-type="float" office:value="-0.147999999999999" calcext:value-type="float">
            <text:p>-0.147999999999999</text:p>
          </table:table-cell>
          <table:table-cell office:value-type="float" office:value="0.30038" calcext:value-type="float">
            <text:p>0.30038</text:p>
          </table:table-cell>
        </table:table-row>
        <table:table-row table:style-name="ro1">
          <table:table-cell table:number-columns-repeated="2"/>
          <table:table-cell table:formula="of:=[.C855]+0.001" office:value-type="float" office:value="-0.146999999999999" calcext:value-type="float">
            <text:p>-0.146999999999999</text:p>
          </table:table-cell>
          <table:table-cell office:value-type="float" office:value="0.298291" calcext:value-type="float">
            <text:p>0.298291</text:p>
          </table:table-cell>
        </table:table-row>
        <table:table-row table:style-name="ro1">
          <table:table-cell table:number-columns-repeated="2"/>
          <table:table-cell table:formula="of:=[.C856]+0.001" office:value-type="float" office:value="-0.145999999999999" calcext:value-type="float">
            <text:p>-0.145999999999999</text:p>
          </table:table-cell>
          <table:table-cell office:value-type="float" office:value="0.296203" calcext:value-type="float">
            <text:p>0.296203</text:p>
          </table:table-cell>
        </table:table-row>
        <table:table-row table:style-name="ro1">
          <table:table-cell table:number-columns-repeated="2"/>
          <table:table-cell table:formula="of:=[.C857]+0.001" office:value-type="float" office:value="-0.144999999999999" calcext:value-type="float">
            <text:p>-0.144999999999999</text:p>
          </table:table-cell>
          <table:table-cell office:value-type="float" office:value="0.294117" calcext:value-type="float">
            <text:p>0.294117</text:p>
          </table:table-cell>
        </table:table-row>
        <table:table-row table:style-name="ro1">
          <table:table-cell table:number-columns-repeated="2"/>
          <table:table-cell table:formula="of:=[.C858]+0.001" office:value-type="float" office:value="-0.143999999999999" calcext:value-type="float">
            <text:p>-0.143999999999999</text:p>
          </table:table-cell>
          <table:table-cell office:value-type="float" office:value="0.292031" calcext:value-type="float">
            <text:p>0.292031</text:p>
          </table:table-cell>
        </table:table-row>
        <table:table-row table:style-name="ro1">
          <table:table-cell table:number-columns-repeated="2"/>
          <table:table-cell table:formula="of:=[.C859]+0.001" office:value-type="float" office:value="-0.142999999999999" calcext:value-type="float">
            <text:p>-0.142999999999999</text:p>
          </table:table-cell>
          <table:table-cell office:value-type="float" office:value="0.289947" calcext:value-type="float">
            <text:p>0.289947</text:p>
          </table:table-cell>
        </table:table-row>
        <table:table-row table:style-name="ro1">
          <table:table-cell table:number-columns-repeated="2"/>
          <table:table-cell table:formula="of:=[.C860]+0.001" office:value-type="float" office:value="-0.141999999999999" calcext:value-type="float">
            <text:p>-0.141999999999999</text:p>
          </table:table-cell>
          <table:table-cell office:value-type="float" office:value="0.287864" calcext:value-type="float">
            <text:p>0.287864</text:p>
          </table:table-cell>
        </table:table-row>
        <table:table-row table:style-name="ro1">
          <table:table-cell table:number-columns-repeated="2"/>
          <table:table-cell table:formula="of:=[.C861]+0.001" office:value-type="float" office:value="-0.140999999999999" calcext:value-type="float">
            <text:p>-0.140999999999999</text:p>
          </table:table-cell>
          <table:table-cell office:value-type="float" office:value="0.285783" calcext:value-type="float">
            <text:p>0.285783</text:p>
          </table:table-cell>
        </table:table-row>
        <table:table-row table:style-name="ro1">
          <table:table-cell table:number-columns-repeated="2"/>
          <table:table-cell table:formula="of:=[.C862]+0.001" office:value-type="float" office:value="-0.139999999999999" calcext:value-type="float">
            <text:p>-0.139999999999999</text:p>
          </table:table-cell>
          <table:table-cell office:value-type="float" office:value="0.283702" calcext:value-type="float">
            <text:p>0.283702</text:p>
          </table:table-cell>
        </table:table-row>
        <table:table-row table:style-name="ro1">
          <table:table-cell table:number-columns-repeated="2"/>
          <table:table-cell table:formula="of:=[.C863]+0.001" office:value-type="float" office:value="-0.138999999999999" calcext:value-type="float">
            <text:p>-0.138999999999999</text:p>
          </table:table-cell>
          <table:table-cell office:value-type="float" office:value="0.281623" calcext:value-type="float">
            <text:p>0.281623</text:p>
          </table:table-cell>
        </table:table-row>
        <table:table-row table:style-name="ro1">
          <table:table-cell table:number-columns-repeated="2"/>
          <table:table-cell table:formula="of:=[.C864]+0.001" office:value-type="float" office:value="-0.137999999999999" calcext:value-type="float">
            <text:p>-0.137999999999999</text:p>
          </table:table-cell>
          <table:table-cell office:value-type="float" office:value="0.279545" calcext:value-type="float">
            <text:p>0.279545</text:p>
          </table:table-cell>
        </table:table-row>
        <table:table-row table:style-name="ro1">
          <table:table-cell table:number-columns-repeated="2"/>
          <table:table-cell table:formula="of:=[.C865]+0.001" office:value-type="float" office:value="-0.136999999999999" calcext:value-type="float">
            <text:p>-0.136999999999999</text:p>
          </table:table-cell>
          <table:table-cell office:value-type="float" office:value="0.277467" calcext:value-type="float">
            <text:p>0.277467</text:p>
          </table:table-cell>
        </table:table-row>
        <table:table-row table:style-name="ro1">
          <table:table-cell table:number-columns-repeated="2"/>
          <table:table-cell table:formula="of:=[.C866]+0.001" office:value-type="float" office:value="-0.135999999999999" calcext:value-type="float">
            <text:p>-0.135999999999999</text:p>
          </table:table-cell>
          <table:table-cell office:value-type="float" office:value="0.275392" calcext:value-type="float">
            <text:p>0.275392</text:p>
          </table:table-cell>
        </table:table-row>
        <table:table-row table:style-name="ro1">
          <table:table-cell table:number-columns-repeated="2"/>
          <table:table-cell table:formula="of:=[.C867]+0.001" office:value-type="float" office:value="-0.134999999999999" calcext:value-type="float">
            <text:p>-0.134999999999999</text:p>
          </table:table-cell>
          <table:table-cell office:value-type="float" office:value="0.273317" calcext:value-type="float">
            <text:p>0.273317</text:p>
          </table:table-cell>
        </table:table-row>
        <table:table-row table:style-name="ro1">
          <table:table-cell table:number-columns-repeated="2"/>
          <table:table-cell table:formula="of:=[.C868]+0.001" office:value-type="float" office:value="-0.133999999999999" calcext:value-type="float">
            <text:p>-0.133999999999999</text:p>
          </table:table-cell>
          <table:table-cell office:value-type="float" office:value="0.271243" calcext:value-type="float">
            <text:p>0.271243</text:p>
          </table:table-cell>
        </table:table-row>
        <table:table-row table:style-name="ro1">
          <table:table-cell table:number-columns-repeated="2"/>
          <table:table-cell table:formula="of:=[.C869]+0.001" office:value-type="float" office:value="-0.132999999999999" calcext:value-type="float">
            <text:p>-0.132999999999999</text:p>
          </table:table-cell>
          <table:table-cell office:value-type="float" office:value="0.26917" calcext:value-type="float">
            <text:p>0.26917</text:p>
          </table:table-cell>
        </table:table-row>
        <table:table-row table:style-name="ro1">
          <table:table-cell table:number-columns-repeated="2"/>
          <table:table-cell table:formula="of:=[.C870]+0.001" office:value-type="float" office:value="-0.131999999999999" calcext:value-type="float">
            <text:p>-0.131999999999999</text:p>
          </table:table-cell>
          <table:table-cell office:value-type="float" office:value="0.267099" calcext:value-type="float">
            <text:p>0.267099</text:p>
          </table:table-cell>
        </table:table-row>
        <table:table-row table:style-name="ro1">
          <table:table-cell table:number-columns-repeated="2"/>
          <table:table-cell table:formula="of:=[.C871]+0.001" office:value-type="float" office:value="-0.130999999999999" calcext:value-type="float">
            <text:p>-0.130999999999999</text:p>
          </table:table-cell>
          <table:table-cell office:value-type="float" office:value="0.265029" calcext:value-type="float">
            <text:p>0.265029</text:p>
          </table:table-cell>
        </table:table-row>
        <table:table-row table:style-name="ro1">
          <table:table-cell table:number-columns-repeated="2"/>
          <table:table-cell table:formula="of:=[.C872]+0.001" office:value-type="float" office:value="-0.129999999999999" calcext:value-type="float">
            <text:p>-0.129999999999999</text:p>
          </table:table-cell>
          <table:table-cell office:value-type="float" office:value="0.262959" calcext:value-type="float">
            <text:p>0.262959</text:p>
          </table:table-cell>
        </table:table-row>
        <table:table-row table:style-name="ro1">
          <table:table-cell table:number-columns-repeated="2"/>
          <table:table-cell table:formula="of:=[.C873]+0.001" office:value-type="float" office:value="-0.128999999999999" calcext:value-type="float">
            <text:p>-0.128999999999999</text:p>
          </table:table-cell>
          <table:table-cell office:value-type="float" office:value="0.260891" calcext:value-type="float">
            <text:p>0.260891</text:p>
          </table:table-cell>
        </table:table-row>
        <table:table-row table:style-name="ro1">
          <table:table-cell table:number-columns-repeated="2"/>
          <table:table-cell table:formula="of:=[.C874]+0.001" office:value-type="float" office:value="-0.127999999999999" calcext:value-type="float">
            <text:p>-0.127999999999999</text:p>
          </table:table-cell>
          <table:table-cell office:value-type="float" office:value="0.258824" calcext:value-type="float">
            <text:p>0.258824</text:p>
          </table:table-cell>
        </table:table-row>
        <table:table-row table:style-name="ro1">
          <table:table-cell table:number-columns-repeated="2"/>
          <table:table-cell table:formula="of:=[.C875]+0.001" office:value-type="float" office:value="-0.126999999999999" calcext:value-type="float">
            <text:p>-0.126999999999999</text:p>
          </table:table-cell>
          <table:table-cell office:value-type="float" office:value="0.256758" calcext:value-type="float">
            <text:p>0.256758</text:p>
          </table:table-cell>
        </table:table-row>
        <table:table-row table:style-name="ro1">
          <table:table-cell table:number-columns-repeated="2"/>
          <table:table-cell table:formula="of:=[.C876]+0.001" office:value-type="float" office:value="-0.125999999999999" calcext:value-type="float">
            <text:p>-0.125999999999999</text:p>
          </table:table-cell>
          <table:table-cell office:value-type="float" office:value="0.254693" calcext:value-type="float">
            <text:p>0.254693</text:p>
          </table:table-cell>
        </table:table-row>
        <table:table-row table:style-name="ro1">
          <table:table-cell table:number-columns-repeated="2"/>
          <table:table-cell table:formula="of:=[.C877]+0.001" office:value-type="float" office:value="-0.124999999999999" calcext:value-type="float">
            <text:p>-0.124999999999999</text:p>
          </table:table-cell>
          <table:table-cell office:value-type="float" office:value="0.252629" calcext:value-type="float">
            <text:p>0.252629</text:p>
          </table:table-cell>
        </table:table-row>
        <table:table-row table:style-name="ro1">
          <table:table-cell table:number-columns-repeated="2"/>
          <table:table-cell table:formula="of:=[.C878]+0.001" office:value-type="float" office:value="-0.123999999999999" calcext:value-type="float">
            <text:p>-0.123999999999999</text:p>
          </table:table-cell>
          <table:table-cell office:value-type="float" office:value="0.250566" calcext:value-type="float">
            <text:p>0.250566</text:p>
          </table:table-cell>
        </table:table-row>
        <table:table-row table:style-name="ro1">
          <table:table-cell table:number-columns-repeated="2"/>
          <table:table-cell table:formula="of:=[.C879]+0.001" office:value-type="float" office:value="-0.122999999999999" calcext:value-type="float">
            <text:p>-0.122999999999999</text:p>
          </table:table-cell>
          <table:table-cell office:value-type="float" office:value="0.248504" calcext:value-type="float">
            <text:p>0.248504</text:p>
          </table:table-cell>
        </table:table-row>
        <table:table-row table:style-name="ro1">
          <table:table-cell table:number-columns-repeated="2"/>
          <table:table-cell table:formula="of:=[.C880]+0.001" office:value-type="float" office:value="-0.121999999999999" calcext:value-type="float">
            <text:p>-0.121999999999999</text:p>
          </table:table-cell>
          <table:table-cell office:value-type="float" office:value="0.246443" calcext:value-type="float">
            <text:p>0.246443</text:p>
          </table:table-cell>
        </table:table-row>
        <table:table-row table:style-name="ro1">
          <table:table-cell table:number-columns-repeated="2"/>
          <table:table-cell table:formula="of:=[.C881]+0.001" office:value-type="float" office:value="-0.120999999999999" calcext:value-type="float">
            <text:p>-0.120999999999999</text:p>
          </table:table-cell>
          <table:table-cell office:value-type="float" office:value="0.244383" calcext:value-type="float">
            <text:p>0.244383</text:p>
          </table:table-cell>
        </table:table-row>
        <table:table-row table:style-name="ro1">
          <table:table-cell table:number-columns-repeated="2"/>
          <table:table-cell table:formula="of:=[.C882]+0.001" office:value-type="float" office:value="-0.119999999999999" calcext:value-type="float">
            <text:p>-0.119999999999999</text:p>
          </table:table-cell>
          <table:table-cell office:value-type="float" office:value="0.242324" calcext:value-type="float">
            <text:p>0.242324</text:p>
          </table:table-cell>
        </table:table-row>
        <table:table-row table:style-name="ro1">
          <table:table-cell table:number-columns-repeated="2"/>
          <table:table-cell table:formula="of:=[.C883]+0.001" office:value-type="float" office:value="-0.118999999999999" calcext:value-type="float">
            <text:p>-0.118999999999999</text:p>
          </table:table-cell>
          <table:table-cell office:value-type="float" office:value="0.240266" calcext:value-type="float">
            <text:p>0.240266</text:p>
          </table:table-cell>
        </table:table-row>
        <table:table-row table:style-name="ro1">
          <table:table-cell table:number-columns-repeated="2"/>
          <table:table-cell table:formula="of:=[.C884]+0.001" office:value-type="float" office:value="-0.117999999999999" calcext:value-type="float">
            <text:p>-0.117999999999999</text:p>
          </table:table-cell>
          <table:table-cell office:value-type="float" office:value="0.238209" calcext:value-type="float">
            <text:p>0.238209</text:p>
          </table:table-cell>
        </table:table-row>
        <table:table-row table:style-name="ro1">
          <table:table-cell table:number-columns-repeated="2"/>
          <table:table-cell table:formula="of:=[.C885]+0.001" office:value-type="float" office:value="-0.116999999999999" calcext:value-type="float">
            <text:p>-0.116999999999999</text:p>
          </table:table-cell>
          <table:table-cell office:value-type="float" office:value="0.236153" calcext:value-type="float">
            <text:p>0.236153</text:p>
          </table:table-cell>
        </table:table-row>
        <table:table-row table:style-name="ro1">
          <table:table-cell table:number-columns-repeated="2"/>
          <table:table-cell table:formula="of:=[.C886]+0.001" office:value-type="float" office:value="-0.115999999999999" calcext:value-type="float">
            <text:p>-0.115999999999999</text:p>
          </table:table-cell>
          <table:table-cell office:value-type="float" office:value="0.234098" calcext:value-type="float">
            <text:p>0.234098</text:p>
          </table:table-cell>
        </table:table-row>
        <table:table-row table:style-name="ro1">
          <table:table-cell table:number-columns-repeated="2"/>
          <table:table-cell table:formula="of:=[.C887]+0.001" office:value-type="float" office:value="-0.114999999999999" calcext:value-type="float">
            <text:p>-0.114999999999999</text:p>
          </table:table-cell>
          <table:table-cell office:value-type="float" office:value="0.232044" calcext:value-type="float">
            <text:p>0.232044</text:p>
          </table:table-cell>
        </table:table-row>
        <table:table-row table:style-name="ro1">
          <table:table-cell table:number-columns-repeated="2"/>
          <table:table-cell table:formula="of:=[.C888]+0.001" office:value-type="float" office:value="-0.113999999999999" calcext:value-type="float">
            <text:p>-0.113999999999999</text:p>
          </table:table-cell>
          <table:table-cell office:value-type="float" office:value="0.229991" calcext:value-type="float">
            <text:p>0.229991</text:p>
          </table:table-cell>
        </table:table-row>
        <table:table-row table:style-name="ro1">
          <table:table-cell table:number-columns-repeated="2"/>
          <table:table-cell table:formula="of:=[.C889]+0.001" office:value-type="float" office:value="-0.112999999999999" calcext:value-type="float">
            <text:p>-0.112999999999999</text:p>
          </table:table-cell>
          <table:table-cell office:value-type="float" office:value="0.227939" calcext:value-type="float">
            <text:p>0.227939</text:p>
          </table:table-cell>
        </table:table-row>
        <table:table-row table:style-name="ro1">
          <table:table-cell table:number-columns-repeated="2"/>
          <table:table-cell table:formula="of:=[.C890]+0.001" office:value-type="float" office:value="-0.111999999999999" calcext:value-type="float">
            <text:p>-0.111999999999999</text:p>
          </table:table-cell>
          <table:table-cell office:value-type="float" office:value="0.225887" calcext:value-type="float">
            <text:p>0.225887</text:p>
          </table:table-cell>
        </table:table-row>
        <table:table-row table:style-name="ro1">
          <table:table-cell table:number-columns-repeated="2"/>
          <table:table-cell table:formula="of:=[.C891]+0.001" office:value-type="float" office:value="-0.110999999999999" calcext:value-type="float">
            <text:p>-0.110999999999999</text:p>
          </table:table-cell>
          <table:table-cell office:value-type="float" office:value="0.223837" calcext:value-type="float">
            <text:p>0.223837</text:p>
          </table:table-cell>
        </table:table-row>
        <table:table-row table:style-name="ro1">
          <table:table-cell table:number-columns-repeated="2"/>
          <table:table-cell table:formula="of:=[.C892]+0.001" office:value-type="float" office:value="-0.109999999999999" calcext:value-type="float">
            <text:p>-0.109999999999999</text:p>
          </table:table-cell>
          <table:table-cell office:value-type="float" office:value="0.221788" calcext:value-type="float">
            <text:p>0.221788</text:p>
          </table:table-cell>
        </table:table-row>
        <table:table-row table:style-name="ro1">
          <table:table-cell table:number-columns-repeated="2"/>
          <table:table-cell table:formula="of:=[.C893]+0.001" office:value-type="float" office:value="-0.108999999999999" calcext:value-type="float">
            <text:p>-0.108999999999999</text:p>
          </table:table-cell>
          <table:table-cell office:value-type="float" office:value="0.219739" calcext:value-type="float">
            <text:p>0.219739</text:p>
          </table:table-cell>
        </table:table-row>
        <table:table-row table:style-name="ro1">
          <table:table-cell table:number-columns-repeated="2"/>
          <table:table-cell table:formula="of:=[.C894]+0.001" office:value-type="float" office:value="-0.107999999999999" calcext:value-type="float">
            <text:p>-0.107999999999999</text:p>
          </table:table-cell>
          <table:table-cell office:value-type="float" office:value="0.217691" calcext:value-type="float">
            <text:p>0.217691</text:p>
          </table:table-cell>
        </table:table-row>
        <table:table-row table:style-name="ro1">
          <table:table-cell table:number-columns-repeated="2"/>
          <table:table-cell table:formula="of:=[.C895]+0.001" office:value-type="float" office:value="-0.106999999999999" calcext:value-type="float">
            <text:p>-0.106999999999999</text:p>
          </table:table-cell>
          <table:table-cell office:value-type="float" office:value="0.215645" calcext:value-type="float">
            <text:p>0.215645</text:p>
          </table:table-cell>
        </table:table-row>
        <table:table-row table:style-name="ro1">
          <table:table-cell table:number-columns-repeated="2"/>
          <table:table-cell table:formula="of:=[.C896]+0.001" office:value-type="float" office:value="-0.105999999999999" calcext:value-type="float">
            <text:p>-0.105999999999999</text:p>
          </table:table-cell>
          <table:table-cell office:value-type="float" office:value="0.213599" calcext:value-type="float">
            <text:p>0.213599</text:p>
          </table:table-cell>
        </table:table-row>
        <table:table-row table:style-name="ro1">
          <table:table-cell table:number-columns-repeated="2"/>
          <table:table-cell table:formula="of:=[.C897]+0.001" office:value-type="float" office:value="-0.104999999999999" calcext:value-type="float">
            <text:p>-0.104999999999999</text:p>
          </table:table-cell>
          <table:table-cell office:value-type="float" office:value="0.211554" calcext:value-type="float">
            <text:p>0.211554</text:p>
          </table:table-cell>
        </table:table-row>
        <table:table-row table:style-name="ro1">
          <table:table-cell table:number-columns-repeated="2"/>
          <table:table-cell table:formula="of:=[.C898]+0.001" office:value-type="float" office:value="-0.103999999999999" calcext:value-type="float">
            <text:p>-0.103999999999999</text:p>
          </table:table-cell>
          <table:table-cell office:value-type="float" office:value="0.20951" calcext:value-type="float">
            <text:p>0.20951</text:p>
          </table:table-cell>
        </table:table-row>
        <table:table-row table:style-name="ro1">
          <table:table-cell table:number-columns-repeated="2"/>
          <table:table-cell table:formula="of:=[.C899]+0.001" office:value-type="float" office:value="-0.102999999999999" calcext:value-type="float">
            <text:p>-0.102999999999999</text:p>
          </table:table-cell>
          <table:table-cell office:value-type="float" office:value="0.207466" calcext:value-type="float">
            <text:p>0.207466</text:p>
          </table:table-cell>
        </table:table-row>
        <table:table-row table:style-name="ro1">
          <table:table-cell table:number-columns-repeated="2"/>
          <table:table-cell table:formula="of:=[.C900]+0.001" office:value-type="float" office:value="-0.101999999999999" calcext:value-type="float">
            <text:p>-0.101999999999999</text:p>
          </table:table-cell>
          <table:table-cell office:value-type="float" office:value="0.205424" calcext:value-type="float">
            <text:p>0.205424</text:p>
          </table:table-cell>
        </table:table-row>
        <table:table-row table:style-name="ro1">
          <table:table-cell table:number-columns-repeated="2"/>
          <table:table-cell table:formula="of:=[.C901]+0.001" office:value-type="float" office:value="-0.100999999999999" calcext:value-type="float">
            <text:p>-0.100999999999999</text:p>
          </table:table-cell>
          <table:table-cell office:value-type="float" office:value="0.203382" calcext:value-type="float">
            <text:p>0.203382</text:p>
          </table:table-cell>
        </table:table-row>
        <table:table-row table:style-name="ro1">
          <table:table-cell table:number-columns-repeated="2"/>
          <table:table-cell table:formula="of:=[.C902]+0.001" office:value-type="float" office:value="-0.0999999999999992" calcext:value-type="float">
            <text:p>-0.0999999999999992</text:p>
          </table:table-cell>
          <table:table-cell office:value-type="float" office:value="0.201341" calcext:value-type="float">
            <text:p>0.201341</text:p>
          </table:table-cell>
        </table:table-row>
        <table:table-row table:style-name="ro1">
          <table:table-cell table:number-columns-repeated="2"/>
          <table:table-cell table:formula="of:=[.C903]+0.001" office:value-type="float" office:value="-0.0989999999999992" calcext:value-type="float">
            <text:p>-0.0989999999999992</text:p>
          </table:table-cell>
          <table:table-cell office:value-type="float" office:value="0.199301" calcext:value-type="float">
            <text:p>0.199301</text:p>
          </table:table-cell>
        </table:table-row>
        <table:table-row table:style-name="ro1">
          <table:table-cell table:number-columns-repeated="2"/>
          <table:table-cell table:formula="of:=[.C904]+0.001" office:value-type="float" office:value="-0.0979999999999992" calcext:value-type="float">
            <text:p>-0.0979999999999992</text:p>
          </table:table-cell>
          <table:table-cell office:value-type="float" office:value="0.197262" calcext:value-type="float">
            <text:p>0.197262</text:p>
          </table:table-cell>
        </table:table-row>
        <table:table-row table:style-name="ro1">
          <table:table-cell table:number-columns-repeated="2"/>
          <table:table-cell table:formula="of:=[.C905]+0.001" office:value-type="float" office:value="-0.0969999999999992" calcext:value-type="float">
            <text:p>-0.0969999999999992</text:p>
          </table:table-cell>
          <table:table-cell office:value-type="float" office:value="0.195224" calcext:value-type="float">
            <text:p>0.195224</text:p>
          </table:table-cell>
        </table:table-row>
        <table:table-row table:style-name="ro1">
          <table:table-cell table:number-columns-repeated="2"/>
          <table:table-cell table:formula="of:=[.C906]+0.001" office:value-type="float" office:value="-0.0959999999999992" calcext:value-type="float">
            <text:p>-0.0959999999999992</text:p>
          </table:table-cell>
          <table:table-cell office:value-type="float" office:value="0.193186" calcext:value-type="float">
            <text:p>0.193186</text:p>
          </table:table-cell>
        </table:table-row>
        <table:table-row table:style-name="ro1">
          <table:table-cell table:number-columns-repeated="2"/>
          <table:table-cell table:formula="of:=[.C907]+0.001" office:value-type="float" office:value="-0.0949999999999992" calcext:value-type="float">
            <text:p>-0.0949999999999992</text:p>
          </table:table-cell>
          <table:table-cell office:value-type="float" office:value="0.191149" calcext:value-type="float">
            <text:p>0.191149</text:p>
          </table:table-cell>
        </table:table-row>
        <table:table-row table:style-name="ro1">
          <table:table-cell table:number-columns-repeated="2"/>
          <table:table-cell table:formula="of:=[.C908]+0.001" office:value-type="float" office:value="-0.0939999999999992" calcext:value-type="float">
            <text:p>-0.0939999999999992</text:p>
          </table:table-cell>
          <table:table-cell office:value-type="float" office:value="0.189113" calcext:value-type="float">
            <text:p>0.189113</text:p>
          </table:table-cell>
        </table:table-row>
        <table:table-row table:style-name="ro1">
          <table:table-cell table:number-columns-repeated="2"/>
          <table:table-cell table:formula="of:=[.C909]+0.001" office:value-type="float" office:value="-0.0929999999999992" calcext:value-type="float">
            <text:p>-0.0929999999999992</text:p>
          </table:table-cell>
          <table:table-cell office:value-type="float" office:value="0.187078" calcext:value-type="float">
            <text:p>0.187078</text:p>
          </table:table-cell>
        </table:table-row>
        <table:table-row table:style-name="ro1">
          <table:table-cell table:number-columns-repeated="2"/>
          <table:table-cell table:formula="of:=[.C910]+0.001" office:value-type="float" office:value="-0.0919999999999992" calcext:value-type="float">
            <text:p>-0.0919999999999992</text:p>
          </table:table-cell>
          <table:table-cell office:value-type="float" office:value="0.185044" calcext:value-type="float">
            <text:p>0.185044</text:p>
          </table:table-cell>
        </table:table-row>
        <table:table-row table:style-name="ro1">
          <table:table-cell table:number-columns-repeated="2"/>
          <table:table-cell table:formula="of:=[.C911]+0.001" office:value-type="float" office:value="-0.0909999999999992" calcext:value-type="float">
            <text:p>-0.0909999999999992</text:p>
          </table:table-cell>
          <table:table-cell office:value-type="float" office:value="0.18301" calcext:value-type="float">
            <text:p>0.18301</text:p>
          </table:table-cell>
        </table:table-row>
        <table:table-row table:style-name="ro1">
          <table:table-cell table:number-columns-repeated="2"/>
          <table:table-cell table:formula="of:=[.C912]+0.001" office:value-type="float" office:value="-0.0899999999999992" calcext:value-type="float">
            <text:p>-0.0899999999999992</text:p>
          </table:table-cell>
          <table:table-cell office:value-type="float" office:value="0.180977" calcext:value-type="float">
            <text:p>0.180977</text:p>
          </table:table-cell>
        </table:table-row>
        <table:table-row table:style-name="ro1">
          <table:table-cell table:number-columns-repeated="2"/>
          <table:table-cell table:formula="of:=[.C913]+0.001" office:value-type="float" office:value="-0.0889999999999992" calcext:value-type="float">
            <text:p>-0.0889999999999992</text:p>
          </table:table-cell>
          <table:table-cell office:value-type="float" office:value="0.178944" calcext:value-type="float">
            <text:p>0.178944</text:p>
          </table:table-cell>
        </table:table-row>
        <table:table-row table:style-name="ro1">
          <table:table-cell table:number-columns-repeated="2"/>
          <table:table-cell table:formula="of:=[.C914]+0.001" office:value-type="float" office:value="-0.0879999999999992" calcext:value-type="float">
            <text:p>-0.0879999999999992</text:p>
          </table:table-cell>
          <table:table-cell office:value-type="float" office:value="0.176913" calcext:value-type="float">
            <text:p>0.176913</text:p>
          </table:table-cell>
        </table:table-row>
        <table:table-row table:style-name="ro1">
          <table:table-cell table:number-columns-repeated="2"/>
          <table:table-cell table:formula="of:=[.C915]+0.001" office:value-type="float" office:value="-0.0869999999999992" calcext:value-type="float">
            <text:p>-0.0869999999999992</text:p>
          </table:table-cell>
          <table:table-cell office:value-type="float" office:value="0.174882" calcext:value-type="float">
            <text:p>0.174882</text:p>
          </table:table-cell>
        </table:table-row>
        <table:table-row table:style-name="ro1">
          <table:table-cell table:number-columns-repeated="2"/>
          <table:table-cell table:formula="of:=[.C916]+0.001" office:value-type="float" office:value="-0.0859999999999992" calcext:value-type="float">
            <text:p>-0.0859999999999992</text:p>
          </table:table-cell>
          <table:table-cell office:value-type="float" office:value="0.172852" calcext:value-type="float">
            <text:p>0.172852</text:p>
          </table:table-cell>
        </table:table-row>
        <table:table-row table:style-name="ro1">
          <table:table-cell table:number-columns-repeated="2"/>
          <table:table-cell table:formula="of:=[.C917]+0.001" office:value-type="float" office:value="-0.0849999999999992" calcext:value-type="float">
            <text:p>-0.0849999999999992</text:p>
          </table:table-cell>
          <table:table-cell office:value-type="float" office:value="0.170822" calcext:value-type="float">
            <text:p>0.170822</text:p>
          </table:table-cell>
        </table:table-row>
        <table:table-row table:style-name="ro1">
          <table:table-cell table:number-columns-repeated="2"/>
          <table:table-cell table:formula="of:=[.C918]+0.001" office:value-type="float" office:value="-0.0839999999999992" calcext:value-type="float">
            <text:p>-0.0839999999999992</text:p>
          </table:table-cell>
          <table:table-cell office:value-type="float" office:value="0.168794" calcext:value-type="float">
            <text:p>0.168794</text:p>
          </table:table-cell>
        </table:table-row>
        <table:table-row table:style-name="ro1">
          <table:table-cell table:number-columns-repeated="2"/>
          <table:table-cell table:formula="of:=[.C919]+0.001" office:value-type="float" office:value="-0.0829999999999992" calcext:value-type="float">
            <text:p>-0.0829999999999992</text:p>
          </table:table-cell>
          <table:table-cell office:value-type="float" office:value="0.166766" calcext:value-type="float">
            <text:p>0.166766</text:p>
          </table:table-cell>
        </table:table-row>
        <table:table-row table:style-name="ro1">
          <table:table-cell table:number-columns-repeated="2"/>
          <table:table-cell table:formula="of:=[.C920]+0.001" office:value-type="float" office:value="-0.0819999999999992" calcext:value-type="float">
            <text:p>-0.0819999999999992</text:p>
          </table:table-cell>
          <table:table-cell office:value-type="float" office:value="0.164738" calcext:value-type="float">
            <text:p>0.164738</text:p>
          </table:table-cell>
        </table:table-row>
        <table:table-row table:style-name="ro1">
          <table:table-cell table:number-columns-repeated="2"/>
          <table:table-cell table:formula="of:=[.C921]+0.001" office:value-type="float" office:value="-0.0809999999999992" calcext:value-type="float">
            <text:p>-0.0809999999999992</text:p>
          </table:table-cell>
          <table:table-cell office:value-type="float" office:value="0.162711" calcext:value-type="float">
            <text:p>0.162711</text:p>
          </table:table-cell>
        </table:table-row>
        <table:table-row table:style-name="ro1">
          <table:table-cell table:number-columns-repeated="2"/>
          <table:table-cell table:formula="of:=[.C922]+0.001" office:value-type="float" office:value="-0.0799999999999992" calcext:value-type="float">
            <text:p>-0.0799999999999992</text:p>
          </table:table-cell>
          <table:table-cell office:value-type="float" office:value="0.160685" calcext:value-type="float">
            <text:p>0.160685</text:p>
          </table:table-cell>
        </table:table-row>
        <table:table-row table:style-name="ro1">
          <table:table-cell table:number-columns-repeated="2"/>
          <table:table-cell table:formula="of:=[.C923]+0.001" office:value-type="float" office:value="-0.0789999999999992" calcext:value-type="float">
            <text:p>-0.0789999999999992</text:p>
          </table:table-cell>
          <table:table-cell office:value-type="float" office:value="0.15866" calcext:value-type="float">
            <text:p>0.15866</text:p>
          </table:table-cell>
        </table:table-row>
        <table:table-row table:style-name="ro1">
          <table:table-cell table:number-columns-repeated="2"/>
          <table:table-cell table:formula="of:=[.C924]+0.001" office:value-type="float" office:value="-0.0779999999999992" calcext:value-type="float">
            <text:p>-0.0779999999999992</text:p>
          </table:table-cell>
          <table:table-cell office:value-type="float" office:value="0.156635" calcext:value-type="float">
            <text:p>0.156635</text:p>
          </table:table-cell>
        </table:table-row>
        <table:table-row table:style-name="ro1">
          <table:table-cell table:number-columns-repeated="2"/>
          <table:table-cell table:formula="of:=[.C925]+0.001" office:value-type="float" office:value="-0.0769999999999992" calcext:value-type="float">
            <text:p>-0.0769999999999992</text:p>
          </table:table-cell>
          <table:table-cell office:value-type="float" office:value="0.154611" calcext:value-type="float">
            <text:p>0.154611</text:p>
          </table:table-cell>
        </table:table-row>
        <table:table-row table:style-name="ro1">
          <table:table-cell table:number-columns-repeated="2"/>
          <table:table-cell table:formula="of:=[.C926]+0.001" office:value-type="float" office:value="-0.0759999999999992" calcext:value-type="float">
            <text:p>-0.0759999999999992</text:p>
          </table:table-cell>
          <table:table-cell office:value-type="float" office:value="0.152587" calcext:value-type="float">
            <text:p>0.152587</text:p>
          </table:table-cell>
        </table:table-row>
        <table:table-row table:style-name="ro1">
          <table:table-cell table:number-columns-repeated="2"/>
          <table:table-cell table:formula="of:=[.C927]+0.001" office:value-type="float" office:value="-0.0749999999999992" calcext:value-type="float">
            <text:p>-0.0749999999999992</text:p>
          </table:table-cell>
          <table:table-cell office:value-type="float" office:value="0.150564" calcext:value-type="float">
            <text:p>0.150564</text:p>
          </table:table-cell>
        </table:table-row>
        <table:table-row table:style-name="ro1">
          <table:table-cell table:number-columns-repeated="2"/>
          <table:table-cell table:formula="of:=[.C928]+0.001" office:value-type="float" office:value="-0.0739999999999992" calcext:value-type="float">
            <text:p>-0.0739999999999992</text:p>
          </table:table-cell>
          <table:table-cell office:value-type="float" office:value="0.148542" calcext:value-type="float">
            <text:p>0.148542</text:p>
          </table:table-cell>
        </table:table-row>
        <table:table-row table:style-name="ro1">
          <table:table-cell table:number-columns-repeated="2"/>
          <table:table-cell table:formula="of:=[.C929]+0.001" office:value-type="float" office:value="-0.0729999999999992" calcext:value-type="float">
            <text:p>-0.0729999999999992</text:p>
          </table:table-cell>
          <table:table-cell office:value-type="float" office:value="0.14652" calcext:value-type="float">
            <text:p>0.14652</text:p>
          </table:table-cell>
        </table:table-row>
        <table:table-row table:style-name="ro1">
          <table:table-cell table:number-columns-repeated="2"/>
          <table:table-cell table:formula="of:=[.C930]+0.001" office:value-type="float" office:value="-0.0719999999999992" calcext:value-type="float">
            <text:p>-0.0719999999999992</text:p>
          </table:table-cell>
          <table:table-cell office:value-type="float" office:value="0.144499" calcext:value-type="float">
            <text:p>0.144499</text:p>
          </table:table-cell>
        </table:table-row>
        <table:table-row table:style-name="ro1">
          <table:table-cell table:number-columns-repeated="2"/>
          <table:table-cell table:formula="of:=[.C931]+0.001" office:value-type="float" office:value="-0.0709999999999992" calcext:value-type="float">
            <text:p>-0.0709999999999992</text:p>
          </table:table-cell>
          <table:table-cell office:value-type="float" office:value="0.142479" calcext:value-type="float">
            <text:p>0.142479</text:p>
          </table:table-cell>
        </table:table-row>
        <table:table-row table:style-name="ro1">
          <table:table-cell table:number-columns-repeated="2"/>
          <table:table-cell table:formula="of:=[.C932]+0.001" office:value-type="float" office:value="-0.0699999999999992" calcext:value-type="float">
            <text:p>-0.0699999999999992</text:p>
          </table:table-cell>
          <table:table-cell office:value-type="float" office:value="0.140459" calcext:value-type="float">
            <text:p>0.140459</text:p>
          </table:table-cell>
        </table:table-row>
        <table:table-row table:style-name="ro1">
          <table:table-cell table:number-columns-repeated="2"/>
          <table:table-cell table:formula="of:=[.C933]+0.001" office:value-type="float" office:value="-0.0689999999999992" calcext:value-type="float">
            <text:p>-0.0689999999999992</text:p>
          </table:table-cell>
          <table:table-cell office:value-type="float" office:value="0.138439" calcext:value-type="float">
            <text:p>0.138439</text:p>
          </table:table-cell>
        </table:table-row>
        <table:table-row table:style-name="ro1">
          <table:table-cell table:number-columns-repeated="2"/>
          <table:table-cell table:formula="of:=[.C934]+0.001" office:value-type="float" office:value="-0.0679999999999992" calcext:value-type="float">
            <text:p>-0.0679999999999992</text:p>
          </table:table-cell>
          <table:table-cell office:value-type="float" office:value="0.13642" calcext:value-type="float">
            <text:p>0.13642</text:p>
          </table:table-cell>
        </table:table-row>
        <table:table-row table:style-name="ro1">
          <table:table-cell table:number-columns-repeated="2"/>
          <table:table-cell table:formula="of:=[.C935]+0.001" office:value-type="float" office:value="-0.0669999999999992" calcext:value-type="float">
            <text:p>-0.0669999999999992</text:p>
          </table:table-cell>
          <table:table-cell office:value-type="float" office:value="0.134402" calcext:value-type="float">
            <text:p>0.134402</text:p>
          </table:table-cell>
        </table:table-row>
        <table:table-row table:style-name="ro1">
          <table:table-cell table:number-columns-repeated="2"/>
          <table:table-cell table:formula="of:=[.C936]+0.001" office:value-type="float" office:value="-0.0659999999999992" calcext:value-type="float">
            <text:p>-0.0659999999999992</text:p>
          </table:table-cell>
          <table:table-cell office:value-type="float" office:value="0.132384" calcext:value-type="float">
            <text:p>0.132384</text:p>
          </table:table-cell>
        </table:table-row>
        <table:table-row table:style-name="ro1">
          <table:table-cell table:number-columns-repeated="2"/>
          <table:table-cell table:formula="of:=[.C937]+0.001" office:value-type="float" office:value="-0.0649999999999992" calcext:value-type="float">
            <text:p>-0.0649999999999992</text:p>
          </table:table-cell>
          <table:table-cell office:value-type="float" office:value="0.130367" calcext:value-type="float">
            <text:p>0.130367</text:p>
          </table:table-cell>
        </table:table-row>
        <table:table-row table:style-name="ro1">
          <table:table-cell table:number-columns-repeated="2"/>
          <table:table-cell table:formula="of:=[.C938]+0.001" office:value-type="float" office:value="-0.0639999999999992" calcext:value-type="float">
            <text:p>-0.0639999999999992</text:p>
          </table:table-cell>
          <table:table-cell office:value-type="float" office:value="0.12835" calcext:value-type="float">
            <text:p>0.12835</text:p>
          </table:table-cell>
        </table:table-row>
        <table:table-row table:style-name="ro1">
          <table:table-cell table:number-columns-repeated="2"/>
          <table:table-cell table:formula="of:=[.C939]+0.001" office:value-type="float" office:value="-0.0629999999999992" calcext:value-type="float">
            <text:p>-0.0629999999999992</text:p>
          </table:table-cell>
          <table:table-cell office:value-type="float" office:value="0.126334" calcext:value-type="float">
            <text:p>0.126334</text:p>
          </table:table-cell>
        </table:table-row>
        <table:table-row table:style-name="ro1">
          <table:table-cell table:number-columns-repeated="2"/>
          <table:table-cell table:formula="of:=[.C940]+0.001" office:value-type="float" office:value="-0.0619999999999992" calcext:value-type="float">
            <text:p>-0.0619999999999992</text:p>
          </table:table-cell>
          <table:table-cell office:value-type="float" office:value="0.124319" calcext:value-type="float">
            <text:p>0.124319</text:p>
          </table:table-cell>
        </table:table-row>
        <table:table-row table:style-name="ro1">
          <table:table-cell table:number-columns-repeated="2"/>
          <table:table-cell table:formula="of:=[.C941]+0.001" office:value-type="float" office:value="-0.0609999999999992" calcext:value-type="float">
            <text:p>-0.0609999999999992</text:p>
          </table:table-cell>
          <table:table-cell office:value-type="float" office:value="0.122303" calcext:value-type="float">
            <text:p>0.122303</text:p>
          </table:table-cell>
        </table:table-row>
        <table:table-row table:style-name="ro1">
          <table:table-cell table:number-columns-repeated="2"/>
          <table:table-cell table:formula="of:=[.C942]+0.001" office:value-type="float" office:value="-0.0599999999999992" calcext:value-type="float">
            <text:p>-0.0599999999999992</text:p>
          </table:table-cell>
          <table:table-cell office:value-type="float" office:value="0.120289" calcext:value-type="float">
            <text:p>0.120289</text:p>
          </table:table-cell>
        </table:table-row>
        <table:table-row table:style-name="ro1">
          <table:table-cell table:number-columns-repeated="2"/>
          <table:table-cell table:formula="of:=[.C943]+0.001" office:value-type="float" office:value="-0.0589999999999992" calcext:value-type="float">
            <text:p>-0.0589999999999992</text:p>
          </table:table-cell>
          <table:table-cell office:value-type="float" office:value="0.118274" calcext:value-type="float">
            <text:p>0.118274</text:p>
          </table:table-cell>
        </table:table-row>
        <table:table-row table:style-name="ro1">
          <table:table-cell table:number-columns-repeated="2"/>
          <table:table-cell table:formula="of:=[.C944]+0.001" office:value-type="float" office:value="-0.0579999999999992" calcext:value-type="float">
            <text:p>-0.0579999999999992</text:p>
          </table:table-cell>
          <table:table-cell office:value-type="float" office:value="0.116261" calcext:value-type="float">
            <text:p>0.116261</text:p>
          </table:table-cell>
        </table:table-row>
        <table:table-row table:style-name="ro1">
          <table:table-cell table:number-columns-repeated="2"/>
          <table:table-cell table:formula="of:=[.C945]+0.001" office:value-type="float" office:value="-0.0569999999999992" calcext:value-type="float">
            <text:p>-0.0569999999999992</text:p>
          </table:table-cell>
          <table:table-cell office:value-type="float" office:value="0.114247" calcext:value-type="float">
            <text:p>0.114247</text:p>
          </table:table-cell>
        </table:table-row>
        <table:table-row table:style-name="ro1">
          <table:table-cell table:number-columns-repeated="2"/>
          <table:table-cell table:formula="of:=[.C946]+0.001" office:value-type="float" office:value="-0.0559999999999992" calcext:value-type="float">
            <text:p>-0.0559999999999992</text:p>
          </table:table-cell>
          <table:table-cell office:value-type="float" office:value="0.112235" calcext:value-type="float">
            <text:p>0.112235</text:p>
          </table:table-cell>
        </table:table-row>
        <table:table-row table:style-name="ro1">
          <table:table-cell table:number-columns-repeated="2"/>
          <table:table-cell table:formula="of:=[.C947]+0.001" office:value-type="float" office:value="-0.0549999999999992" calcext:value-type="float">
            <text:p>-0.0549999999999992</text:p>
          </table:table-cell>
          <table:table-cell office:value-type="float" office:value="0.110222" calcext:value-type="float">
            <text:p>0.110222</text:p>
          </table:table-cell>
        </table:table-row>
        <table:table-row table:style-name="ro1">
          <table:table-cell table:number-columns-repeated="2"/>
          <table:table-cell table:formula="of:=[.C948]+0.001" office:value-type="float" office:value="-0.0539999999999992" calcext:value-type="float">
            <text:p>-0.0539999999999992</text:p>
          </table:table-cell>
          <table:table-cell office:value-type="float" office:value="0.10821" calcext:value-type="float">
            <text:p>0.10821</text:p>
          </table:table-cell>
        </table:table-row>
        <table:table-row table:style-name="ro1">
          <table:table-cell table:number-columns-repeated="2"/>
          <table:table-cell table:formula="of:=[.C949]+0.001" office:value-type="float" office:value="-0.0529999999999992" calcext:value-type="float">
            <text:p>-0.0529999999999992</text:p>
          </table:table-cell>
          <table:table-cell office:value-type="float" office:value="0.106199" calcext:value-type="float">
            <text:p>0.106199</text:p>
          </table:table-cell>
        </table:table-row>
        <table:table-row table:style-name="ro1">
          <table:table-cell table:number-columns-repeated="2"/>
          <table:table-cell table:formula="of:=[.C950]+0.001" office:value-type="float" office:value="-0.0519999999999992" calcext:value-type="float">
            <text:p>-0.0519999999999992</text:p>
          </table:table-cell>
          <table:table-cell office:value-type="float" office:value="0.104188" calcext:value-type="float">
            <text:p>0.104188</text:p>
          </table:table-cell>
        </table:table-row>
        <table:table-row table:style-name="ro1">
          <table:table-cell table:number-columns-repeated="2"/>
          <table:table-cell table:formula="of:=[.C951]+0.001" office:value-type="float" office:value="-0.0509999999999992" calcext:value-type="float">
            <text:p>-0.0509999999999992</text:p>
          </table:table-cell>
          <table:table-cell office:value-type="float" office:value="0.102177" calcext:value-type="float">
            <text:p>0.102177</text:p>
          </table:table-cell>
        </table:table-row>
        <table:table-row table:style-name="ro1">
          <table:table-cell table:number-columns-repeated="2"/>
          <table:table-cell table:formula="of:=[.C952]+0.001" office:value-type="float" office:value="-0.0499999999999992" calcext:value-type="float">
            <text:p>-0.0499999999999992</text:p>
          </table:table-cell>
          <table:table-cell office:value-type="float" office:value="0.100167" calcext:value-type="float">
            <text:p>0.100167</text:p>
          </table:table-cell>
        </table:table-row>
        <table:table-row table:style-name="ro1">
          <table:table-cell table:number-columns-repeated="2"/>
          <table:table-cell table:formula="of:=[.C953]+0.001" office:value-type="float" office:value="-0.0489999999999992" calcext:value-type="float">
            <text:p>-0.0489999999999992</text:p>
          </table:table-cell>
          <table:table-cell office:value-type="float" office:value="0.0981571" calcext:value-type="float">
            <text:p>0.0981571</text:p>
          </table:table-cell>
        </table:table-row>
        <table:table-row table:style-name="ro1">
          <table:table-cell table:number-columns-repeated="2"/>
          <table:table-cell table:formula="of:=[.C954]+0.001" office:value-type="float" office:value="-0.0479999999999992" calcext:value-type="float">
            <text:p>-0.0479999999999992</text:p>
          </table:table-cell>
          <table:table-cell office:value-type="float" office:value="0.0961477" calcext:value-type="float">
            <text:p>0.0961477</text:p>
          </table:table-cell>
        </table:table-row>
        <table:table-row table:style-name="ro1">
          <table:table-cell table:number-columns-repeated="2"/>
          <table:table-cell table:formula="of:=[.C955]+0.001" office:value-type="float" office:value="-0.0469999999999992" calcext:value-type="float">
            <text:p>-0.0469999999999992</text:p>
          </table:table-cell>
          <table:table-cell office:value-type="float" office:value="0.0941386" calcext:value-type="float">
            <text:p>0.0941386</text:p>
          </table:table-cell>
        </table:table-row>
        <table:table-row table:style-name="ro1">
          <table:table-cell table:number-columns-repeated="2"/>
          <table:table-cell table:formula="of:=[.C956]+0.001" office:value-type="float" office:value="-0.0459999999999992" calcext:value-type="float">
            <text:p>-0.0459999999999992</text:p>
          </table:table-cell>
          <table:table-cell office:value-type="float" office:value="0.0921299" calcext:value-type="float">
            <text:p>0.0921299</text:p>
          </table:table-cell>
        </table:table-row>
        <table:table-row table:style-name="ro1">
          <table:table-cell table:number-columns-repeated="2"/>
          <table:table-cell table:formula="of:=[.C957]+0.001" office:value-type="float" office:value="-0.0449999999999992" calcext:value-type="float">
            <text:p>-0.0449999999999992</text:p>
          </table:table-cell>
          <table:table-cell office:value-type="float" office:value="0.0901216" calcext:value-type="float">
            <text:p>0.0901216</text:p>
          </table:table-cell>
        </table:table-row>
        <table:table-row table:style-name="ro1">
          <table:table-cell table:number-columns-repeated="2"/>
          <table:table-cell table:formula="of:=[.C958]+0.001" office:value-type="float" office:value="-0.0439999999999992" calcext:value-type="float">
            <text:p>-0.0439999999999992</text:p>
          </table:table-cell>
          <table:table-cell office:value-type="float" office:value="0.0881137" calcext:value-type="float">
            <text:p>0.0881137</text:p>
          </table:table-cell>
        </table:table-row>
        <table:table-row table:style-name="ro1">
          <table:table-cell table:number-columns-repeated="2"/>
          <table:table-cell table:formula="of:=[.C959]+0.001" office:value-type="float" office:value="-0.0429999999999992" calcext:value-type="float">
            <text:p>-0.0429999999999992</text:p>
          </table:table-cell>
          <table:table-cell office:value-type="float" office:value="0.0861061" calcext:value-type="float">
            <text:p>0.0861061</text:p>
          </table:table-cell>
        </table:table-row>
        <table:table-row table:style-name="ro1">
          <table:table-cell table:number-columns-repeated="2"/>
          <table:table-cell table:formula="of:=[.C960]+0.001" office:value-type="float" office:value="-0.0419999999999992" calcext:value-type="float">
            <text:p>-0.0419999999999992</text:p>
          </table:table-cell>
          <table:table-cell office:value-type="float" office:value="0.0840989" calcext:value-type="float">
            <text:p>0.0840989</text:p>
          </table:table-cell>
        </table:table-row>
        <table:table-row table:style-name="ro1">
          <table:table-cell table:number-columns-repeated="2"/>
          <table:table-cell table:formula="of:=[.C961]+0.001" office:value-type="float" office:value="-0.0409999999999992" calcext:value-type="float">
            <text:p>-0.0409999999999992</text:p>
          </table:table-cell>
          <table:table-cell office:value-type="float" office:value="0.082092" calcext:value-type="float">
            <text:p>0.082092</text:p>
          </table:table-cell>
        </table:table-row>
        <table:table-row table:style-name="ro1">
          <table:table-cell table:number-columns-repeated="2"/>
          <table:table-cell table:formula="of:=[.C962]+0.001" office:value-type="float" office:value="-0.0399999999999992" calcext:value-type="float">
            <text:p>-0.0399999999999992</text:p>
          </table:table-cell>
          <table:table-cell office:value-type="float" office:value="0.0800854" calcext:value-type="float">
            <text:p>0.0800854</text:p>
          </table:table-cell>
        </table:table-row>
        <table:table-row table:style-name="ro1">
          <table:table-cell table:number-columns-repeated="2"/>
          <table:table-cell table:formula="of:=[.C963]+0.001" office:value-type="float" office:value="-0.0389999999999991" calcext:value-type="float">
            <text:p>-0.0389999999999991</text:p>
          </table:table-cell>
          <table:table-cell office:value-type="float" office:value="0.0780792" calcext:value-type="float">
            <text:p>0.0780792</text:p>
          </table:table-cell>
        </table:table-row>
        <table:table-row table:style-name="ro1">
          <table:table-cell table:number-columns-repeated="2"/>
          <table:table-cell table:formula="of:=[.C964]+0.001" office:value-type="float" office:value="-0.0379999999999991" calcext:value-type="float">
            <text:p>-0.0379999999999991</text:p>
          </table:table-cell>
          <table:table-cell office:value-type="float" office:value="0.0760732" calcext:value-type="float">
            <text:p>0.0760732</text:p>
          </table:table-cell>
        </table:table-row>
        <table:table-row table:style-name="ro1">
          <table:table-cell table:number-columns-repeated="2"/>
          <table:table-cell table:formula="of:=[.C965]+0.001" office:value-type="float" office:value="-0.0369999999999991" calcext:value-type="float">
            <text:p>-0.0369999999999991</text:p>
          </table:table-cell>
          <table:table-cell office:value-type="float" office:value="0.0740676" calcext:value-type="float">
            <text:p>0.0740676</text:p>
          </table:table-cell>
        </table:table-row>
        <table:table-row table:style-name="ro1">
          <table:table-cell table:number-columns-repeated="2"/>
          <table:table-cell table:formula="of:=[.C966]+0.001" office:value-type="float" office:value="-0.0359999999999991" calcext:value-type="float">
            <text:p>-0.0359999999999991</text:p>
          </table:table-cell>
          <table:table-cell office:value-type="float" office:value="0.0720623" calcext:value-type="float">
            <text:p>0.0720623</text:p>
          </table:table-cell>
        </table:table-row>
        <table:table-row table:style-name="ro1">
          <table:table-cell table:number-columns-repeated="2"/>
          <table:table-cell table:formula="of:=[.C967]+0.001" office:value-type="float" office:value="-0.0349999999999991" calcext:value-type="float">
            <text:p>-0.0349999999999991</text:p>
          </table:table-cell>
          <table:table-cell office:value-type="float" office:value="0.0700572" calcext:value-type="float">
            <text:p>0.0700572</text:p>
          </table:table-cell>
        </table:table-row>
        <table:table-row table:style-name="ro1">
          <table:table-cell table:number-columns-repeated="2"/>
          <table:table-cell table:formula="of:=[.C968]+0.001" office:value-type="float" office:value="-0.0339999999999991" calcext:value-type="float">
            <text:p>-0.0339999999999991</text:p>
          </table:table-cell>
          <table:table-cell office:value-type="float" office:value="0.0680524" calcext:value-type="float">
            <text:p>0.0680524</text:p>
          </table:table-cell>
        </table:table-row>
        <table:table-row table:style-name="ro1">
          <table:table-cell table:number-columns-repeated="2"/>
          <table:table-cell table:formula="of:=[.C969]+0.001" office:value-type="float" office:value="-0.0329999999999991" calcext:value-type="float">
            <text:p>-0.0329999999999991</text:p>
          </table:table-cell>
          <table:table-cell office:value-type="float" office:value="0.0660479" calcext:value-type="float">
            <text:p>0.0660479</text:p>
          </table:table-cell>
        </table:table-row>
        <table:table-row table:style-name="ro1">
          <table:table-cell table:number-columns-repeated="2"/>
          <table:table-cell table:formula="of:=[.C970]+0.001" office:value-type="float" office:value="-0.0319999999999991" calcext:value-type="float">
            <text:p>-0.0319999999999991</text:p>
          </table:table-cell>
          <table:table-cell office:value-type="float" office:value="0.0640437" calcext:value-type="float">
            <text:p>0.0640437</text:p>
          </table:table-cell>
        </table:table-row>
        <table:table-row table:style-name="ro1">
          <table:table-cell table:number-columns-repeated="2"/>
          <table:table-cell table:formula="of:=[.C971]+0.001" office:value-type="float" office:value="-0.0309999999999991" calcext:value-type="float">
            <text:p>-0.0309999999999991</text:p>
          </table:table-cell>
          <table:table-cell office:value-type="float" office:value="0.0620397" calcext:value-type="float">
            <text:p>0.0620397</text:p>
          </table:table-cell>
        </table:table-row>
        <table:table-row table:style-name="ro1">
          <table:table-cell table:number-columns-repeated="2"/>
          <table:table-cell table:formula="of:=[.C972]+0.001" office:value-type="float" office:value="-0.0299999999999991" calcext:value-type="float">
            <text:p>-0.0299999999999991</text:p>
          </table:table-cell>
          <table:table-cell office:value-type="float" office:value="0.060036" calcext:value-type="float">
            <text:p>0.060036</text:p>
          </table:table-cell>
        </table:table-row>
        <table:table-row table:style-name="ro1">
          <table:table-cell table:number-columns-repeated="2"/>
          <table:table-cell table:formula="of:=[.C973]+0.001" office:value-type="float" office:value="-0.0289999999999991" calcext:value-type="float">
            <text:p>-0.0289999999999991</text:p>
          </table:table-cell>
          <table:table-cell office:value-type="float" office:value="0.0580325" calcext:value-type="float">
            <text:p>0.0580325</text:p>
          </table:table-cell>
        </table:table-row>
        <table:table-row table:style-name="ro1">
          <table:table-cell table:number-columns-repeated="2"/>
          <table:table-cell table:formula="of:=[.C974]+0.001" office:value-type="float" office:value="-0.0279999999999991" calcext:value-type="float">
            <text:p>-0.0279999999999991</text:p>
          </table:table-cell>
          <table:table-cell office:value-type="float" office:value="0.0560293" calcext:value-type="float">
            <text:p>0.0560293</text:p>
          </table:table-cell>
        </table:table-row>
        <table:table-row table:style-name="ro1">
          <table:table-cell table:number-columns-repeated="2"/>
          <table:table-cell table:formula="of:=[.C975]+0.001" office:value-type="float" office:value="-0.0269999999999991" calcext:value-type="float">
            <text:p>-0.0269999999999991</text:p>
          </table:table-cell>
          <table:table-cell office:value-type="float" office:value="0.0540263" calcext:value-type="float">
            <text:p>0.0540263</text:p>
          </table:table-cell>
        </table:table-row>
        <table:table-row table:style-name="ro1">
          <table:table-cell table:number-columns-repeated="2"/>
          <table:table-cell table:formula="of:=[.C976]+0.001" office:value-type="float" office:value="-0.0259999999999991" calcext:value-type="float">
            <text:p>-0.0259999999999991</text:p>
          </table:table-cell>
          <table:table-cell office:value-type="float" office:value="0.0520234" calcext:value-type="float">
            <text:p>0.0520234</text:p>
          </table:table-cell>
        </table:table-row>
        <table:table-row table:style-name="ro1">
          <table:table-cell table:number-columns-repeated="2"/>
          <table:table-cell table:formula="of:=[.C977]+0.001" office:value-type="float" office:value="-0.0249999999999991" calcext:value-type="float">
            <text:p>-0.0249999999999991</text:p>
          </table:table-cell>
          <table:table-cell office:value-type="float" office:value="0.0500208" calcext:value-type="float">
            <text:p>0.0500208</text:p>
          </table:table-cell>
        </table:table-row>
        <table:table-row table:style-name="ro1">
          <table:table-cell table:number-columns-repeated="2"/>
          <table:table-cell table:formula="of:=[.C978]+0.001" office:value-type="float" office:value="-0.0239999999999991" calcext:value-type="float">
            <text:p>-0.0239999999999991</text:p>
          </table:table-cell>
          <table:table-cell office:value-type="float" office:value="0.0480184" calcext:value-type="float">
            <text:p>0.0480184</text:p>
          </table:table-cell>
        </table:table-row>
        <table:table-row table:style-name="ro1">
          <table:table-cell table:number-columns-repeated="2"/>
          <table:table-cell table:formula="of:=[.C979]+0.001" office:value-type="float" office:value="-0.0229999999999991" calcext:value-type="float">
            <text:p>-0.0229999999999991</text:p>
          </table:table-cell>
          <table:table-cell office:value-type="float" office:value="0.0460162" calcext:value-type="float">
            <text:p>0.0460162</text:p>
          </table:table-cell>
        </table:table-row>
        <table:table-row table:style-name="ro1">
          <table:table-cell table:number-columns-repeated="2"/>
          <table:table-cell table:formula="of:=[.C980]+0.001" office:value-type="float" office:value="-0.0219999999999991" calcext:value-type="float">
            <text:p>-0.0219999999999991</text:p>
          </table:table-cell>
          <table:table-cell office:value-type="float" office:value="0.0440142" calcext:value-type="float">
            <text:p>0.0440142</text:p>
          </table:table-cell>
        </table:table-row>
        <table:table-row table:style-name="ro1">
          <table:table-cell table:number-columns-repeated="2"/>
          <table:table-cell table:formula="of:=[.C981]+0.001" office:value-type="float" office:value="-0.0209999999999991" calcext:value-type="float">
            <text:p>-0.0209999999999991</text:p>
          </table:table-cell>
          <table:table-cell office:value-type="float" office:value="0.0420124" calcext:value-type="float">
            <text:p>0.0420124</text:p>
          </table:table-cell>
        </table:table-row>
        <table:table-row table:style-name="ro1">
          <table:table-cell table:number-columns-repeated="2"/>
          <table:table-cell table:formula="of:=[.C982]+0.001" office:value-type="float" office:value="-0.0199999999999991" calcext:value-type="float">
            <text:p>-0.0199999999999991</text:p>
          </table:table-cell>
          <table:table-cell office:value-type="float" office:value="0.0400107" calcext:value-type="float">
            <text:p>0.0400107</text:p>
          </table:table-cell>
        </table:table-row>
        <table:table-row table:style-name="ro1">
          <table:table-cell table:number-columns-repeated="2"/>
          <table:table-cell table:formula="of:=[.C983]+0.001" office:value-type="float" office:value="-0.0189999999999991" calcext:value-type="float">
            <text:p>-0.0189999999999991</text:p>
          </table:table-cell>
          <table:table-cell office:value-type="float" office:value="0.0380091" calcext:value-type="float">
            <text:p>0.0380091</text:p>
          </table:table-cell>
        </table:table-row>
        <table:table-row table:style-name="ro1">
          <table:table-cell table:number-columns-repeated="2"/>
          <table:table-cell table:formula="of:=[.C984]+0.001" office:value-type="float" office:value="-0.0179999999999991" calcext:value-type="float">
            <text:p>-0.0179999999999991</text:p>
          </table:table-cell>
          <table:table-cell office:value-type="float" office:value="0.0360078" calcext:value-type="float">
            <text:p>0.0360078</text:p>
          </table:table-cell>
        </table:table-row>
        <table:table-row table:style-name="ro1">
          <table:table-cell table:number-columns-repeated="2"/>
          <table:table-cell table:formula="of:=[.C985]+0.001" office:value-type="float" office:value="-0.0169999999999991" calcext:value-type="float">
            <text:p>-0.0169999999999991</text:p>
          </table:table-cell>
          <table:table-cell office:value-type="float" office:value="0.0340066" calcext:value-type="float">
            <text:p>0.0340066</text:p>
          </table:table-cell>
        </table:table-row>
        <table:table-row table:style-name="ro1">
          <table:table-cell table:number-columns-repeated="2"/>
          <table:table-cell table:formula="of:=[.C986]+0.001" office:value-type="float" office:value="-0.0159999999999991" calcext:value-type="float">
            <text:p>-0.0159999999999991</text:p>
          </table:table-cell>
          <table:table-cell office:value-type="float" office:value="0.0320055" calcext:value-type="float">
            <text:p>0.0320055</text:p>
          </table:table-cell>
        </table:table-row>
        <table:table-row table:style-name="ro1">
          <table:table-cell table:number-columns-repeated="2"/>
          <table:table-cell table:formula="of:=[.C987]+0.001" office:value-type="float" office:value="-0.0149999999999991" calcext:value-type="float">
            <text:p>-0.0149999999999991</text:p>
          </table:table-cell>
          <table:table-cell office:value-type="float" office:value="0.0300045" calcext:value-type="float">
            <text:p>0.0300045</text:p>
          </table:table-cell>
        </table:table-row>
        <table:table-row table:style-name="ro1">
          <table:table-cell table:number-columns-repeated="2"/>
          <table:table-cell table:formula="of:=[.C988]+0.001" office:value-type="float" office:value="-0.0139999999999991" calcext:value-type="float">
            <text:p>-0.0139999999999991</text:p>
          </table:table-cell>
          <table:table-cell office:value-type="float" office:value="0.0280037" calcext:value-type="float">
            <text:p>0.0280037</text:p>
          </table:table-cell>
        </table:table-row>
        <table:table-row table:style-name="ro1">
          <table:table-cell table:number-columns-repeated="2"/>
          <table:table-cell table:formula="of:=[.C989]+0.001" office:value-type="float" office:value="-0.0129999999999991" calcext:value-type="float">
            <text:p>-0.0129999999999991</text:p>
          </table:table-cell>
          <table:table-cell office:value-type="float" office:value="0.0260029" calcext:value-type="float">
            <text:p>0.0260029</text:p>
          </table:table-cell>
        </table:table-row>
        <table:table-row table:style-name="ro1">
          <table:table-cell table:number-columns-repeated="2"/>
          <table:table-cell table:formula="of:=[.C990]+0.001" office:value-type="float" office:value="-0.0119999999999991" calcext:value-type="float">
            <text:p>-0.0119999999999991</text:p>
          </table:table-cell>
          <table:table-cell office:value-type="float" office:value="0.0240023" calcext:value-type="float">
            <text:p>0.0240023</text:p>
          </table:table-cell>
        </table:table-row>
        <table:table-row table:style-name="ro1">
          <table:table-cell table:number-columns-repeated="2"/>
          <table:table-cell table:formula="of:=[.C991]+0.001" office:value-type="float" office:value="-0.0109999999999991" calcext:value-type="float">
            <text:p>-0.0109999999999991</text:p>
          </table:table-cell>
          <table:table-cell office:value-type="float" office:value="0.0220018" calcext:value-type="float">
            <text:p>0.0220018</text:p>
          </table:table-cell>
        </table:table-row>
        <table:table-row table:style-name="ro1">
          <table:table-cell table:number-columns-repeated="2"/>
          <table:table-cell table:formula="of:=[.C992]+0.001" office:value-type="float" office:value="-0.00999999999999912" calcext:value-type="float">
            <text:p>-0.00999999999999912</text:p>
          </table:table-cell>
          <table:table-cell office:value-type="float" office:value="0.0200013" calcext:value-type="float">
            <text:p>0.0200013</text:p>
          </table:table-cell>
        </table:table-row>
        <table:table-row table:style-name="ro1">
          <table:table-cell table:number-columns-repeated="2"/>
          <table:table-cell table:formula="of:=[.C993]+0.001" office:value-type="float" office:value="-0.00899999999999912" calcext:value-type="float">
            <text:p>-0.00899999999999912</text:p>
          </table:table-cell>
          <table:table-cell office:value-type="float" office:value="0.018001" calcext:value-type="float">
            <text:p>0.018001</text:p>
          </table:table-cell>
        </table:table-row>
        <table:table-row table:style-name="ro1">
          <table:table-cell table:number-columns-repeated="2"/>
          <table:table-cell table:formula="of:=[.C994]+0.001" office:value-type="float" office:value="-0.00799999999999912" calcext:value-type="float">
            <text:p>-0.00799999999999912</text:p>
          </table:table-cell>
          <table:table-cell office:value-type="float" office:value="0.0160007" calcext:value-type="float">
            <text:p>0.0160007</text:p>
          </table:table-cell>
        </table:table-row>
        <table:table-row table:style-name="ro1">
          <table:table-cell table:number-columns-repeated="2"/>
          <table:table-cell table:formula="of:=[.C995]+0.001" office:value-type="float" office:value="-0.00699999999999912" calcext:value-type="float">
            <text:p>-0.00699999999999912</text:p>
          </table:table-cell>
          <table:table-cell office:value-type="float" office:value="0.0140005" calcext:value-type="float">
            <text:p>0.0140005</text:p>
          </table:table-cell>
        </table:table-row>
        <table:table-row table:style-name="ro1">
          <table:table-cell table:number-columns-repeated="2"/>
          <table:table-cell table:formula="of:=[.C996]+0.001" office:value-type="float" office:value="-0.00599999999999912" calcext:value-type="float">
            <text:p>-0.00599999999999912</text:p>
          </table:table-cell>
          <table:table-cell office:value-type="float" office:value="0.0120003" calcext:value-type="float">
            <text:p>0.0120003</text:p>
          </table:table-cell>
        </table:table-row>
        <table:table-row table:style-name="ro1">
          <table:table-cell table:number-columns-repeated="2"/>
          <table:table-cell table:formula="of:=[.C997]+0.001" office:value-type="float" office:value="-0.00499999999999912" calcext:value-type="float">
            <text:p>-0.00499999999999912</text:p>
          </table:table-cell>
          <table:table-cell office:value-type="float" office:value="0.0100002" calcext:value-type="float">
            <text:p>0.0100002</text:p>
          </table:table-cell>
        </table:table-row>
        <table:table-row table:style-name="ro1">
          <table:table-cell table:number-columns-repeated="2"/>
          <table:table-cell table:formula="of:=[.C998]+0.001" office:value-type="float" office:value="-0.00399999999999912" calcext:value-type="float">
            <text:p>-0.00399999999999912</text:p>
          </table:table-cell>
          <table:table-cell office:value-type="float" office:value="0.00800009" calcext:value-type="float">
            <text:p>0.00800009</text:p>
          </table:table-cell>
        </table:table-row>
        <table:table-row table:style-name="ro1">
          <table:table-cell table:number-columns-repeated="2"/>
          <table:table-cell table:formula="of:=[.C999]+0.001" office:value-type="float" office:value="-0.00299999999999912" calcext:value-type="float">
            <text:p>-0.00299999999999912</text:p>
          </table:table-cell>
          <table:table-cell office:value-type="float" office:value="0.00600004" calcext:value-type="float">
            <text:p>0.00600004</text:p>
          </table:table-cell>
        </table:table-row>
        <table:table-row table:style-name="ro1">
          <table:table-cell table:number-columns-repeated="2"/>
          <table:table-cell table:formula="of:=[.C1000]+0.001" office:value-type="float" office:value="-0.00199999999999912" calcext:value-type="float">
            <text:p>-0.00199999999999912</text:p>
          </table:table-cell>
          <table:table-cell office:value-type="float" office:value="0.00400001" calcext:value-type="float">
            <text:p>0.00400001</text:p>
          </table:table-cell>
        </table:table-row>
        <table:table-row table:style-name="ro1">
          <table:table-cell table:number-columns-repeated="2"/>
          <table:table-cell table:formula="of:=[.C1001]+0.001" office:value-type="float" office:value="-0.000999999999999119" calcext:value-type="float">
            <text:p>-0.0009999999999991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2"/>
          <table:table-cell table:formula="of:=[.C1002]+0.001" office:value-type="float" office:value="8.81239525796218E-016" calcext:value-type="float">
            <text:p>8.81239525796218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003]+0.001" office:value-type="float" office:value="0.00100000000000088" calcext:value-type="float">
            <text:p>0.00100000000000088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table:number-columns-repeated="2"/>
          <table:table-cell table:formula="of:=[.C1004]+0.001" office:value-type="float" office:value="0.00200000000000088" calcext:value-type="float">
            <text:p>0.00200000000000088</text:p>
          </table:table-cell>
          <table:table-cell office:value-type="float" office:value="-0.00400001" calcext:value-type="float">
            <text:p>-0.00400001</text:p>
          </table:table-cell>
        </table:table-row>
        <table:table-row table:style-name="ro1">
          <table:table-cell table:number-columns-repeated="2"/>
          <table:table-cell table:formula="of:=[.C1005]+0.001" office:value-type="float" office:value="0.00300000000000088" calcext:value-type="float">
            <text:p>0.00300000000000088</text:p>
          </table:table-cell>
          <table:table-cell office:value-type="float" office:value="-0.00600004" calcext:value-type="float">
            <text:p>-0.00600004</text:p>
          </table:table-cell>
        </table:table-row>
        <table:table-row table:style-name="ro1">
          <table:table-cell table:number-columns-repeated="2"/>
          <table:table-cell table:formula="of:=[.C1006]+0.001" office:value-type="float" office:value="0.00400000000000088" calcext:value-type="float">
            <text:p>0.00400000000000088</text:p>
          </table:table-cell>
          <table:table-cell office:value-type="float" office:value="-0.00800009" calcext:value-type="float">
            <text:p>-0.00800009</text:p>
          </table:table-cell>
        </table:table-row>
        <table:table-row table:style-name="ro1">
          <table:table-cell table:number-columns-repeated="2"/>
          <table:table-cell table:formula="of:=[.C1007]+0.001" office:value-type="float" office:value="0.00500000000000088" calcext:value-type="float">
            <text:p>0.00500000000000088</text:p>
          </table:table-cell>
          <table:table-cell office:value-type="float" office:value="-0.0100002" calcext:value-type="float">
            <text:p>-0.0100002</text:p>
          </table:table-cell>
        </table:table-row>
        <table:table-row table:style-name="ro1">
          <table:table-cell table:number-columns-repeated="2"/>
          <table:table-cell table:formula="of:=[.C1008]+0.001" office:value-type="float" office:value="0.00600000000000088" calcext:value-type="float">
            <text:p>0.00600000000000088</text:p>
          </table:table-cell>
          <table:table-cell office:value-type="float" office:value="-0.0120003" calcext:value-type="float">
            <text:p>-0.0120003</text:p>
          </table:table-cell>
        </table:table-row>
        <table:table-row table:style-name="ro1">
          <table:table-cell table:number-columns-repeated="2"/>
          <table:table-cell table:formula="of:=[.C1009]+0.001" office:value-type="float" office:value="0.00700000000000088" calcext:value-type="float">
            <text:p>0.00700000000000088</text:p>
          </table:table-cell>
          <table:table-cell office:value-type="float" office:value="-0.0140005" calcext:value-type="float">
            <text:p>-0.0140005</text:p>
          </table:table-cell>
        </table:table-row>
        <table:table-row table:style-name="ro1">
          <table:table-cell table:number-columns-repeated="2"/>
          <table:table-cell table:formula="of:=[.C1010]+0.001" office:value-type="float" office:value="0.00800000000000088" calcext:value-type="float">
            <text:p>0.00800000000000088</text:p>
          </table:table-cell>
          <table:table-cell office:value-type="float" office:value="-0.0160007" calcext:value-type="float">
            <text:p>-0.0160007</text:p>
          </table:table-cell>
        </table:table-row>
        <table:table-row table:style-name="ro1">
          <table:table-cell table:number-columns-repeated="2"/>
          <table:table-cell table:formula="of:=[.C1011]+0.001" office:value-type="float" office:value="0.00900000000000088" calcext:value-type="float">
            <text:p>0.00900000000000088</text:p>
          </table:table-cell>
          <table:table-cell office:value-type="float" office:value="-0.018001" calcext:value-type="float">
            <text:p>-0.018001</text:p>
          </table:table-cell>
        </table:table-row>
        <table:table-row table:style-name="ro1">
          <table:table-cell table:number-columns-repeated="2"/>
          <table:table-cell table:formula="of:=[.C1012]+0.001" office:value-type="float" office:value="0.0100000000000009" calcext:value-type="float">
            <text:p>0.0100000000000009</text:p>
          </table:table-cell>
          <table:table-cell office:value-type="float" office:value="-0.0200013" calcext:value-type="float">
            <text:p>-0.0200013</text:p>
          </table:table-cell>
        </table:table-row>
        <table:table-row table:style-name="ro1">
          <table:table-cell table:number-columns-repeated="2"/>
          <table:table-cell table:formula="of:=[.C1013]+0.001" office:value-type="float" office:value="0.0110000000000009" calcext:value-type="float">
            <text:p>0.0110000000000009</text:p>
          </table:table-cell>
          <table:table-cell office:value-type="float" office:value="-0.0220018" calcext:value-type="float">
            <text:p>-0.0220018</text:p>
          </table:table-cell>
        </table:table-row>
        <table:table-row table:style-name="ro1">
          <table:table-cell table:number-columns-repeated="2"/>
          <table:table-cell table:formula="of:=[.C1014]+0.001" office:value-type="float" office:value="0.0120000000000009" calcext:value-type="float">
            <text:p>0.0120000000000009</text:p>
          </table:table-cell>
          <table:table-cell office:value-type="float" office:value="-0.0240023" calcext:value-type="float">
            <text:p>-0.0240023</text:p>
          </table:table-cell>
        </table:table-row>
        <table:table-row table:style-name="ro1">
          <table:table-cell table:number-columns-repeated="2"/>
          <table:table-cell table:formula="of:=[.C1015]+0.001" office:value-type="float" office:value="0.0130000000000009" calcext:value-type="float">
            <text:p>0.0130000000000009</text:p>
          </table:table-cell>
          <table:table-cell office:value-type="float" office:value="-0.0260029" calcext:value-type="float">
            <text:p>-0.0260029</text:p>
          </table:table-cell>
        </table:table-row>
        <table:table-row table:style-name="ro1">
          <table:table-cell table:number-columns-repeated="2"/>
          <table:table-cell table:formula="of:=[.C1016]+0.001" office:value-type="float" office:value="0.0140000000000009" calcext:value-type="float">
            <text:p>0.0140000000000009</text:p>
          </table:table-cell>
          <table:table-cell office:value-type="float" office:value="-0.0280037" calcext:value-type="float">
            <text:p>-0.0280037</text:p>
          </table:table-cell>
        </table:table-row>
        <table:table-row table:style-name="ro1">
          <table:table-cell table:number-columns-repeated="2"/>
          <table:table-cell table:formula="of:=[.C1017]+0.001" office:value-type="float" office:value="0.0150000000000009" calcext:value-type="float">
            <text:p>0.0150000000000009</text:p>
          </table:table-cell>
          <table:table-cell office:value-type="float" office:value="-0.0300045" calcext:value-type="float">
            <text:p>-0.0300045</text:p>
          </table:table-cell>
        </table:table-row>
        <table:table-row table:style-name="ro1">
          <table:table-cell table:number-columns-repeated="2"/>
          <table:table-cell table:formula="of:=[.C1018]+0.001" office:value-type="float" office:value="0.0160000000000009" calcext:value-type="float">
            <text:p>0.0160000000000009</text:p>
          </table:table-cell>
          <table:table-cell office:value-type="float" office:value="-0.0320055" calcext:value-type="float">
            <text:p>-0.0320055</text:p>
          </table:table-cell>
        </table:table-row>
        <table:table-row table:style-name="ro1">
          <table:table-cell table:number-columns-repeated="2"/>
          <table:table-cell table:formula="of:=[.C1019]+0.001" office:value-type="float" office:value="0.0170000000000009" calcext:value-type="float">
            <text:p>0.0170000000000009</text:p>
          </table:table-cell>
          <table:table-cell office:value-type="float" office:value="-0.0340066" calcext:value-type="float">
            <text:p>-0.0340066</text:p>
          </table:table-cell>
        </table:table-row>
        <table:table-row table:style-name="ro1">
          <table:table-cell table:number-columns-repeated="2"/>
          <table:table-cell table:formula="of:=[.C1020]+0.001" office:value-type="float" office:value="0.0180000000000009" calcext:value-type="float">
            <text:p>0.0180000000000009</text:p>
          </table:table-cell>
          <table:table-cell office:value-type="float" office:value="-0.0360078" calcext:value-type="float">
            <text:p>-0.0360078</text:p>
          </table:table-cell>
        </table:table-row>
        <table:table-row table:style-name="ro1">
          <table:table-cell table:number-columns-repeated="2"/>
          <table:table-cell table:formula="of:=[.C1021]+0.001" office:value-type="float" office:value="0.0190000000000009" calcext:value-type="float">
            <text:p>0.0190000000000009</text:p>
          </table:table-cell>
          <table:table-cell office:value-type="float" office:value="-0.0380091" calcext:value-type="float">
            <text:p>-0.0380091</text:p>
          </table:table-cell>
        </table:table-row>
        <table:table-row table:style-name="ro1">
          <table:table-cell table:number-columns-repeated="2"/>
          <table:table-cell table:formula="of:=[.C1022]+0.001" office:value-type="float" office:value="0.0200000000000009" calcext:value-type="float">
            <text:p>0.0200000000000009</text:p>
          </table:table-cell>
          <table:table-cell office:value-type="float" office:value="-0.0400107" calcext:value-type="float">
            <text:p>-0.0400107</text:p>
          </table:table-cell>
        </table:table-row>
        <table:table-row table:style-name="ro1">
          <table:table-cell table:number-columns-repeated="2"/>
          <table:table-cell table:formula="of:=[.C1023]+0.001" office:value-type="float" office:value="0.0210000000000009" calcext:value-type="float">
            <text:p>0.0210000000000009</text:p>
          </table:table-cell>
          <table:table-cell office:value-type="float" office:value="-0.0420124" calcext:value-type="float">
            <text:p>-0.0420124</text:p>
          </table:table-cell>
        </table:table-row>
        <table:table-row table:style-name="ro1">
          <table:table-cell table:number-columns-repeated="2"/>
          <table:table-cell table:formula="of:=[.C1024]+0.001" office:value-type="float" office:value="0.0220000000000009" calcext:value-type="float">
            <text:p>0.0220000000000009</text:p>
          </table:table-cell>
          <table:table-cell office:value-type="float" office:value="-0.0440142" calcext:value-type="float">
            <text:p>-0.0440142</text:p>
          </table:table-cell>
        </table:table-row>
        <table:table-row table:style-name="ro1">
          <table:table-cell table:number-columns-repeated="2"/>
          <table:table-cell table:formula="of:=[.C1025]+0.001" office:value-type="float" office:value="0.0230000000000009" calcext:value-type="float">
            <text:p>0.0230000000000009</text:p>
          </table:table-cell>
          <table:table-cell office:value-type="float" office:value="-0.0460162" calcext:value-type="float">
            <text:p>-0.0460162</text:p>
          </table:table-cell>
        </table:table-row>
        <table:table-row table:style-name="ro1">
          <table:table-cell table:number-columns-repeated="2"/>
          <table:table-cell table:formula="of:=[.C1026]+0.001" office:value-type="float" office:value="0.0240000000000009" calcext:value-type="float">
            <text:p>0.0240000000000009</text:p>
          </table:table-cell>
          <table:table-cell office:value-type="float" office:value="-0.0480184" calcext:value-type="float">
            <text:p>-0.0480184</text:p>
          </table:table-cell>
        </table:table-row>
        <table:table-row table:style-name="ro1">
          <table:table-cell table:number-columns-repeated="2"/>
          <table:table-cell table:formula="of:=[.C1027]+0.001" office:value-type="float" office:value="0.0250000000000009" calcext:value-type="float">
            <text:p>0.0250000000000009</text:p>
          </table:table-cell>
          <table:table-cell office:value-type="float" office:value="-0.0500208" calcext:value-type="float">
            <text:p>-0.0500208</text:p>
          </table:table-cell>
        </table:table-row>
        <table:table-row table:style-name="ro1">
          <table:table-cell table:number-columns-repeated="2"/>
          <table:table-cell table:formula="of:=[.C1028]+0.001" office:value-type="float" office:value="0.0260000000000009" calcext:value-type="float">
            <text:p>0.0260000000000009</text:p>
          </table:table-cell>
          <table:table-cell office:value-type="float" office:value="-0.0520234" calcext:value-type="float">
            <text:p>-0.0520234</text:p>
          </table:table-cell>
        </table:table-row>
        <table:table-row table:style-name="ro1">
          <table:table-cell table:number-columns-repeated="2"/>
          <table:table-cell table:formula="of:=[.C1029]+0.001" office:value-type="float" office:value="0.0270000000000009" calcext:value-type="float">
            <text:p>0.0270000000000009</text:p>
          </table:table-cell>
          <table:table-cell office:value-type="float" office:value="-0.0540263" calcext:value-type="float">
            <text:p>-0.0540263</text:p>
          </table:table-cell>
        </table:table-row>
        <table:table-row table:style-name="ro1">
          <table:table-cell table:number-columns-repeated="2"/>
          <table:table-cell table:formula="of:=[.C1030]+0.001" office:value-type="float" office:value="0.0280000000000009" calcext:value-type="float">
            <text:p>0.0280000000000009</text:p>
          </table:table-cell>
          <table:table-cell office:value-type="float" office:value="-0.0560293" calcext:value-type="float">
            <text:p>-0.0560293</text:p>
          </table:table-cell>
        </table:table-row>
        <table:table-row table:style-name="ro1">
          <table:table-cell table:number-columns-repeated="2"/>
          <table:table-cell table:formula="of:=[.C1031]+0.001" office:value-type="float" office:value="0.0290000000000009" calcext:value-type="float">
            <text:p>0.0290000000000009</text:p>
          </table:table-cell>
          <table:table-cell office:value-type="float" office:value="-0.0580325" calcext:value-type="float">
            <text:p>-0.0580325</text:p>
          </table:table-cell>
        </table:table-row>
        <table:table-row table:style-name="ro1">
          <table:table-cell table:number-columns-repeated="2"/>
          <table:table-cell table:formula="of:=[.C1032]+0.001" office:value-type="float" office:value="0.0300000000000009" calcext:value-type="float">
            <text:p>0.0300000000000009</text:p>
          </table:table-cell>
          <table:table-cell office:value-type="float" office:value="-0.060036" calcext:value-type="float">
            <text:p>-0.060036</text:p>
          </table:table-cell>
        </table:table-row>
        <table:table-row table:style-name="ro1">
          <table:table-cell table:number-columns-repeated="2"/>
          <table:table-cell table:formula="of:=[.C1033]+0.001" office:value-type="float" office:value="0.0310000000000009" calcext:value-type="float">
            <text:p>0.0310000000000009</text:p>
          </table:table-cell>
          <table:table-cell office:value-type="float" office:value="-0.0620397" calcext:value-type="float">
            <text:p>-0.0620397</text:p>
          </table:table-cell>
        </table:table-row>
        <table:table-row table:style-name="ro1">
          <table:table-cell table:number-columns-repeated="2"/>
          <table:table-cell table:formula="of:=[.C1034]+0.001" office:value-type="float" office:value="0.0320000000000009" calcext:value-type="float">
            <text:p>0.0320000000000009</text:p>
          </table:table-cell>
          <table:table-cell office:value-type="float" office:value="-0.0640437" calcext:value-type="float">
            <text:p>-0.0640437</text:p>
          </table:table-cell>
        </table:table-row>
        <table:table-row table:style-name="ro1">
          <table:table-cell table:number-columns-repeated="2"/>
          <table:table-cell table:formula="of:=[.C1035]+0.001" office:value-type="float" office:value="0.0330000000000009" calcext:value-type="float">
            <text:p>0.0330000000000009</text:p>
          </table:table-cell>
          <table:table-cell office:value-type="float" office:value="-0.0660479" calcext:value-type="float">
            <text:p>-0.0660479</text:p>
          </table:table-cell>
        </table:table-row>
        <table:table-row table:style-name="ro1">
          <table:table-cell table:number-columns-repeated="2"/>
          <table:table-cell table:formula="of:=[.C1036]+0.001" office:value-type="float" office:value="0.0340000000000009" calcext:value-type="float">
            <text:p>0.0340000000000009</text:p>
          </table:table-cell>
          <table:table-cell office:value-type="float" office:value="-0.0680524" calcext:value-type="float">
            <text:p>-0.0680524</text:p>
          </table:table-cell>
        </table:table-row>
        <table:table-row table:style-name="ro1">
          <table:table-cell table:number-columns-repeated="2"/>
          <table:table-cell table:formula="of:=[.C1037]+0.001" office:value-type="float" office:value="0.0350000000000009" calcext:value-type="float">
            <text:p>0.0350000000000009</text:p>
          </table:table-cell>
          <table:table-cell office:value-type="float" office:value="-0.0700572" calcext:value-type="float">
            <text:p>-0.0700572</text:p>
          </table:table-cell>
        </table:table-row>
        <table:table-row table:style-name="ro1">
          <table:table-cell table:number-columns-repeated="2"/>
          <table:table-cell table:formula="of:=[.C1038]+0.001" office:value-type="float" office:value="0.0360000000000009" calcext:value-type="float">
            <text:p>0.0360000000000009</text:p>
          </table:table-cell>
          <table:table-cell office:value-type="float" office:value="-0.0720623" calcext:value-type="float">
            <text:p>-0.0720623</text:p>
          </table:table-cell>
        </table:table-row>
        <table:table-row table:style-name="ro1">
          <table:table-cell table:number-columns-repeated="2"/>
          <table:table-cell table:formula="of:=[.C1039]+0.001" office:value-type="float" office:value="0.0370000000000009" calcext:value-type="float">
            <text:p>0.0370000000000009</text:p>
          </table:table-cell>
          <table:table-cell office:value-type="float" office:value="-0.0740676" calcext:value-type="float">
            <text:p>-0.0740676</text:p>
          </table:table-cell>
        </table:table-row>
        <table:table-row table:style-name="ro1">
          <table:table-cell table:number-columns-repeated="2"/>
          <table:table-cell table:formula="of:=[.C1040]+0.001" office:value-type="float" office:value="0.0380000000000009" calcext:value-type="float">
            <text:p>0.0380000000000009</text:p>
          </table:table-cell>
          <table:table-cell office:value-type="float" office:value="-0.0760732" calcext:value-type="float">
            <text:p>-0.0760732</text:p>
          </table:table-cell>
        </table:table-row>
        <table:table-row table:style-name="ro1">
          <table:table-cell table:number-columns-repeated="2"/>
          <table:table-cell table:formula="of:=[.C1041]+0.001" office:value-type="float" office:value="0.0390000000000009" calcext:value-type="float">
            <text:p>0.0390000000000009</text:p>
          </table:table-cell>
          <table:table-cell office:value-type="float" office:value="-0.0780792" calcext:value-type="float">
            <text:p>-0.0780792</text:p>
          </table:table-cell>
        </table:table-row>
        <table:table-row table:style-name="ro1">
          <table:table-cell table:number-columns-repeated="2"/>
          <table:table-cell table:formula="of:=[.C1042]+0.001" office:value-type="float" office:value="0.0400000000000009" calcext:value-type="float">
            <text:p>0.0400000000000009</text:p>
          </table:table-cell>
          <table:table-cell office:value-type="float" office:value="-0.0800854" calcext:value-type="float">
            <text:p>-0.0800854</text:p>
          </table:table-cell>
        </table:table-row>
        <table:table-row table:style-name="ro1">
          <table:table-cell table:number-columns-repeated="2"/>
          <table:table-cell table:formula="of:=[.C1043]+0.001" office:value-type="float" office:value="0.0410000000000009" calcext:value-type="float">
            <text:p>0.0410000000000009</text:p>
          </table:table-cell>
          <table:table-cell office:value-type="float" office:value="-0.082092" calcext:value-type="float">
            <text:p>-0.082092</text:p>
          </table:table-cell>
        </table:table-row>
        <table:table-row table:style-name="ro1">
          <table:table-cell table:number-columns-repeated="2"/>
          <table:table-cell table:formula="of:=[.C1044]+0.001" office:value-type="float" office:value="0.0420000000000009" calcext:value-type="float">
            <text:p>0.0420000000000009</text:p>
          </table:table-cell>
          <table:table-cell office:value-type="float" office:value="-0.0840989" calcext:value-type="float">
            <text:p>-0.0840989</text:p>
          </table:table-cell>
        </table:table-row>
        <table:table-row table:style-name="ro1">
          <table:table-cell table:number-columns-repeated="2"/>
          <table:table-cell table:formula="of:=[.C1045]+0.001" office:value-type="float" office:value="0.0430000000000009" calcext:value-type="float">
            <text:p>0.0430000000000009</text:p>
          </table:table-cell>
          <table:table-cell office:value-type="float" office:value="-0.0861061" calcext:value-type="float">
            <text:p>-0.0861061</text:p>
          </table:table-cell>
        </table:table-row>
        <table:table-row table:style-name="ro1">
          <table:table-cell table:number-columns-repeated="2"/>
          <table:table-cell table:formula="of:=[.C1046]+0.001" office:value-type="float" office:value="0.0440000000000009" calcext:value-type="float">
            <text:p>0.0440000000000009</text:p>
          </table:table-cell>
          <table:table-cell office:value-type="float" office:value="-0.0881137" calcext:value-type="float">
            <text:p>-0.0881137</text:p>
          </table:table-cell>
        </table:table-row>
        <table:table-row table:style-name="ro1">
          <table:table-cell table:number-columns-repeated="2"/>
          <table:table-cell table:formula="of:=[.C1047]+0.001" office:value-type="float" office:value="0.0450000000000009" calcext:value-type="float">
            <text:p>0.0450000000000009</text:p>
          </table:table-cell>
          <table:table-cell office:value-type="float" office:value="-0.0901216" calcext:value-type="float">
            <text:p>-0.0901216</text:p>
          </table:table-cell>
        </table:table-row>
        <table:table-row table:style-name="ro1">
          <table:table-cell table:number-columns-repeated="2"/>
          <table:table-cell table:formula="of:=[.C1048]+0.001" office:value-type="float" office:value="0.0460000000000009" calcext:value-type="float">
            <text:p>0.0460000000000009</text:p>
          </table:table-cell>
          <table:table-cell office:value-type="float" office:value="-0.0921299" calcext:value-type="float">
            <text:p>-0.0921299</text:p>
          </table:table-cell>
        </table:table-row>
        <table:table-row table:style-name="ro1">
          <table:table-cell table:number-columns-repeated="2"/>
          <table:table-cell table:formula="of:=[.C1049]+0.001" office:value-type="float" office:value="0.0470000000000009" calcext:value-type="float">
            <text:p>0.0470000000000009</text:p>
          </table:table-cell>
          <table:table-cell office:value-type="float" office:value="-0.0941386" calcext:value-type="float">
            <text:p>-0.0941386</text:p>
          </table:table-cell>
        </table:table-row>
        <table:table-row table:style-name="ro1">
          <table:table-cell table:number-columns-repeated="2"/>
          <table:table-cell table:formula="of:=[.C1050]+0.001" office:value-type="float" office:value="0.0480000000000009" calcext:value-type="float">
            <text:p>0.0480000000000009</text:p>
          </table:table-cell>
          <table:table-cell office:value-type="float" office:value="-0.0961477" calcext:value-type="float">
            <text:p>-0.0961477</text:p>
          </table:table-cell>
        </table:table-row>
        <table:table-row table:style-name="ro1">
          <table:table-cell table:number-columns-repeated="2"/>
          <table:table-cell table:formula="of:=[.C1051]+0.001" office:value-type="float" office:value="0.0490000000000009" calcext:value-type="float">
            <text:p>0.0490000000000009</text:p>
          </table:table-cell>
          <table:table-cell office:value-type="float" office:value="-0.0981571" calcext:value-type="float">
            <text:p>-0.0981571</text:p>
          </table:table-cell>
        </table:table-row>
        <table:table-row table:style-name="ro1">
          <table:table-cell table:number-columns-repeated="2"/>
          <table:table-cell table:formula="of:=[.C1052]+0.001" office:value-type="float" office:value="0.0500000000000009" calcext:value-type="float">
            <text:p>0.0500000000000009</text:p>
          </table:table-cell>
          <table:table-cell office:value-type="float" office:value="-0.100167" calcext:value-type="float">
            <text:p>-0.100167</text:p>
          </table:table-cell>
        </table:table-row>
        <table:table-row table:style-name="ro1">
          <table:table-cell table:number-columns-repeated="2"/>
          <table:table-cell table:formula="of:=[.C1053]+0.001" office:value-type="float" office:value="0.0510000000000009" calcext:value-type="float">
            <text:p>0.0510000000000009</text:p>
          </table:table-cell>
          <table:table-cell office:value-type="float" office:value="-0.102177" calcext:value-type="float">
            <text:p>-0.102177</text:p>
          </table:table-cell>
        </table:table-row>
        <table:table-row table:style-name="ro1">
          <table:table-cell table:number-columns-repeated="2"/>
          <table:table-cell table:formula="of:=[.C1054]+0.001" office:value-type="float" office:value="0.0520000000000009" calcext:value-type="float">
            <text:p>0.0520000000000009</text:p>
          </table:table-cell>
          <table:table-cell office:value-type="float" office:value="-0.104188" calcext:value-type="float">
            <text:p>-0.104188</text:p>
          </table:table-cell>
        </table:table-row>
        <table:table-row table:style-name="ro1">
          <table:table-cell table:number-columns-repeated="2"/>
          <table:table-cell table:formula="of:=[.C1055]+0.001" office:value-type="float" office:value="0.0530000000000009" calcext:value-type="float">
            <text:p>0.0530000000000009</text:p>
          </table:table-cell>
          <table:table-cell office:value-type="float" office:value="-0.106199" calcext:value-type="float">
            <text:p>-0.106199</text:p>
          </table:table-cell>
        </table:table-row>
        <table:table-row table:style-name="ro1">
          <table:table-cell table:number-columns-repeated="2"/>
          <table:table-cell table:formula="of:=[.C1056]+0.001" office:value-type="float" office:value="0.0540000000000009" calcext:value-type="float">
            <text:p>0.0540000000000009</text:p>
          </table:table-cell>
          <table:table-cell office:value-type="float" office:value="-0.10821" calcext:value-type="float">
            <text:p>-0.10821</text:p>
          </table:table-cell>
        </table:table-row>
        <table:table-row table:style-name="ro1">
          <table:table-cell table:number-columns-repeated="2"/>
          <table:table-cell table:formula="of:=[.C1057]+0.001" office:value-type="float" office:value="0.0550000000000009" calcext:value-type="float">
            <text:p>0.0550000000000009</text:p>
          </table:table-cell>
          <table:table-cell office:value-type="float" office:value="-0.110222" calcext:value-type="float">
            <text:p>-0.110222</text:p>
          </table:table-cell>
        </table:table-row>
        <table:table-row table:style-name="ro1">
          <table:table-cell table:number-columns-repeated="2"/>
          <table:table-cell table:formula="of:=[.C1058]+0.001" office:value-type="float" office:value="0.0560000000000009" calcext:value-type="float">
            <text:p>0.0560000000000009</text:p>
          </table:table-cell>
          <table:table-cell office:value-type="float" office:value="-0.112235" calcext:value-type="float">
            <text:p>-0.112235</text:p>
          </table:table-cell>
        </table:table-row>
        <table:table-row table:style-name="ro1">
          <table:table-cell table:number-columns-repeated="2"/>
          <table:table-cell table:formula="of:=[.C1059]+0.001" office:value-type="float" office:value="0.0570000000000009" calcext:value-type="float">
            <text:p>0.0570000000000009</text:p>
          </table:table-cell>
          <table:table-cell office:value-type="float" office:value="-0.114247" calcext:value-type="float">
            <text:p>-0.114247</text:p>
          </table:table-cell>
        </table:table-row>
        <table:table-row table:style-name="ro1">
          <table:table-cell table:number-columns-repeated="2"/>
          <table:table-cell table:formula="of:=[.C1060]+0.001" office:value-type="float" office:value="0.0580000000000009" calcext:value-type="float">
            <text:p>0.0580000000000009</text:p>
          </table:table-cell>
          <table:table-cell office:value-type="float" office:value="-0.116261" calcext:value-type="float">
            <text:p>-0.116261</text:p>
          </table:table-cell>
        </table:table-row>
        <table:table-row table:style-name="ro1">
          <table:table-cell table:number-columns-repeated="2"/>
          <table:table-cell table:formula="of:=[.C1061]+0.001" office:value-type="float" office:value="0.0590000000000009" calcext:value-type="float">
            <text:p>0.0590000000000009</text:p>
          </table:table-cell>
          <table:table-cell office:value-type="float" office:value="-0.118274" calcext:value-type="float">
            <text:p>-0.118274</text:p>
          </table:table-cell>
        </table:table-row>
        <table:table-row table:style-name="ro1">
          <table:table-cell table:number-columns-repeated="2"/>
          <table:table-cell table:formula="of:=[.C1062]+0.001" office:value-type="float" office:value="0.0600000000000009" calcext:value-type="float">
            <text:p>0.0600000000000009</text:p>
          </table:table-cell>
          <table:table-cell office:value-type="float" office:value="-0.120289" calcext:value-type="float">
            <text:p>-0.120289</text:p>
          </table:table-cell>
        </table:table-row>
        <table:table-row table:style-name="ro1">
          <table:table-cell table:number-columns-repeated="2"/>
          <table:table-cell table:formula="of:=[.C1063]+0.001" office:value-type="float" office:value="0.0610000000000009" calcext:value-type="float">
            <text:p>0.0610000000000009</text:p>
          </table:table-cell>
          <table:table-cell office:value-type="float" office:value="-0.122303" calcext:value-type="float">
            <text:p>-0.122303</text:p>
          </table:table-cell>
        </table:table-row>
        <table:table-row table:style-name="ro1">
          <table:table-cell table:number-columns-repeated="2"/>
          <table:table-cell table:formula="of:=[.C1064]+0.001" office:value-type="float" office:value="0.0620000000000009" calcext:value-type="float">
            <text:p>0.0620000000000009</text:p>
          </table:table-cell>
          <table:table-cell office:value-type="float" office:value="-0.124319" calcext:value-type="float">
            <text:p>-0.124319</text:p>
          </table:table-cell>
        </table:table-row>
        <table:table-row table:style-name="ro1">
          <table:table-cell table:number-columns-repeated="2"/>
          <table:table-cell table:formula="of:=[.C1065]+0.001" office:value-type="float" office:value="0.0630000000000009" calcext:value-type="float">
            <text:p>0.0630000000000009</text:p>
          </table:table-cell>
          <table:table-cell office:value-type="float" office:value="-0.126334" calcext:value-type="float">
            <text:p>-0.126334</text:p>
          </table:table-cell>
        </table:table-row>
        <table:table-row table:style-name="ro1">
          <table:table-cell table:number-columns-repeated="2"/>
          <table:table-cell table:formula="of:=[.C1066]+0.001" office:value-type="float" office:value="0.0640000000000009" calcext:value-type="float">
            <text:p>0.0640000000000009</text:p>
          </table:table-cell>
          <table:table-cell office:value-type="float" office:value="-0.12835" calcext:value-type="float">
            <text:p>-0.12835</text:p>
          </table:table-cell>
        </table:table-row>
        <table:table-row table:style-name="ro1">
          <table:table-cell table:number-columns-repeated="2"/>
          <table:table-cell table:formula="of:=[.C1067]+0.001" office:value-type="float" office:value="0.0650000000000009" calcext:value-type="float">
            <text:p>0.0650000000000009</text:p>
          </table:table-cell>
          <table:table-cell office:value-type="float" office:value="-0.130367" calcext:value-type="float">
            <text:p>-0.130367</text:p>
          </table:table-cell>
        </table:table-row>
        <table:table-row table:style-name="ro1">
          <table:table-cell table:number-columns-repeated="2"/>
          <table:table-cell table:formula="of:=[.C1068]+0.001" office:value-type="float" office:value="0.0660000000000009" calcext:value-type="float">
            <text:p>0.0660000000000009</text:p>
          </table:table-cell>
          <table:table-cell office:value-type="float" office:value="-0.132384" calcext:value-type="float">
            <text:p>-0.132384</text:p>
          </table:table-cell>
        </table:table-row>
        <table:table-row table:style-name="ro1">
          <table:table-cell table:number-columns-repeated="2"/>
          <table:table-cell table:formula="of:=[.C1069]+0.001" office:value-type="float" office:value="0.0670000000000009" calcext:value-type="float">
            <text:p>0.0670000000000009</text:p>
          </table:table-cell>
          <table:table-cell office:value-type="float" office:value="-0.134402" calcext:value-type="float">
            <text:p>-0.134402</text:p>
          </table:table-cell>
        </table:table-row>
        <table:table-row table:style-name="ro1">
          <table:table-cell table:number-columns-repeated="2"/>
          <table:table-cell table:formula="of:=[.C1070]+0.001" office:value-type="float" office:value="0.0680000000000009" calcext:value-type="float">
            <text:p>0.0680000000000009</text:p>
          </table:table-cell>
          <table:table-cell office:value-type="float" office:value="-0.13642" calcext:value-type="float">
            <text:p>-0.13642</text:p>
          </table:table-cell>
        </table:table-row>
        <table:table-row table:style-name="ro1">
          <table:table-cell table:number-columns-repeated="2"/>
          <table:table-cell table:formula="of:=[.C1071]+0.001" office:value-type="float" office:value="0.0690000000000009" calcext:value-type="float">
            <text:p>0.0690000000000009</text:p>
          </table:table-cell>
          <table:table-cell office:value-type="float" office:value="-0.138439" calcext:value-type="float">
            <text:p>-0.138439</text:p>
          </table:table-cell>
        </table:table-row>
        <table:table-row table:style-name="ro1">
          <table:table-cell table:number-columns-repeated="2"/>
          <table:table-cell table:formula="of:=[.C1072]+0.001" office:value-type="float" office:value="0.0700000000000009" calcext:value-type="float">
            <text:p>0.0700000000000009</text:p>
          </table:table-cell>
          <table:table-cell office:value-type="float" office:value="-0.140459" calcext:value-type="float">
            <text:p>-0.140459</text:p>
          </table:table-cell>
        </table:table-row>
        <table:table-row table:style-name="ro1">
          <table:table-cell table:number-columns-repeated="2"/>
          <table:table-cell table:formula="of:=[.C1073]+0.001" office:value-type="float" office:value="0.0710000000000009" calcext:value-type="float">
            <text:p>0.0710000000000009</text:p>
          </table:table-cell>
          <table:table-cell office:value-type="float" office:value="-0.142479" calcext:value-type="float">
            <text:p>-0.142479</text:p>
          </table:table-cell>
        </table:table-row>
        <table:table-row table:style-name="ro1">
          <table:table-cell table:number-columns-repeated="2"/>
          <table:table-cell table:formula="of:=[.C1074]+0.001" office:value-type="float" office:value="0.0720000000000009" calcext:value-type="float">
            <text:p>0.0720000000000009</text:p>
          </table:table-cell>
          <table:table-cell office:value-type="float" office:value="-0.144499" calcext:value-type="float">
            <text:p>-0.144499</text:p>
          </table:table-cell>
        </table:table-row>
        <table:table-row table:style-name="ro1">
          <table:table-cell table:number-columns-repeated="2"/>
          <table:table-cell table:formula="of:=[.C1075]+0.001" office:value-type="float" office:value="0.0730000000000009" calcext:value-type="float">
            <text:p>0.0730000000000009</text:p>
          </table:table-cell>
          <table:table-cell office:value-type="float" office:value="-0.14652" calcext:value-type="float">
            <text:p>-0.14652</text:p>
          </table:table-cell>
        </table:table-row>
        <table:table-row table:style-name="ro1">
          <table:table-cell table:number-columns-repeated="2"/>
          <table:table-cell table:formula="of:=[.C1076]+0.001" office:value-type="float" office:value="0.0740000000000009" calcext:value-type="float">
            <text:p>0.0740000000000009</text:p>
          </table:table-cell>
          <table:table-cell office:value-type="float" office:value="-0.148542" calcext:value-type="float">
            <text:p>-0.148542</text:p>
          </table:table-cell>
        </table:table-row>
        <table:table-row table:style-name="ro1">
          <table:table-cell table:number-columns-repeated="2"/>
          <table:table-cell table:formula="of:=[.C1077]+0.001" office:value-type="float" office:value="0.0750000000000009" calcext:value-type="float">
            <text:p>0.0750000000000009</text:p>
          </table:table-cell>
          <table:table-cell office:value-type="float" office:value="-0.150564" calcext:value-type="float">
            <text:p>-0.150564</text:p>
          </table:table-cell>
        </table:table-row>
        <table:table-row table:style-name="ro1">
          <table:table-cell table:number-columns-repeated="2"/>
          <table:table-cell table:formula="of:=[.C1078]+0.001" office:value-type="float" office:value="0.0760000000000009" calcext:value-type="float">
            <text:p>0.0760000000000009</text:p>
          </table:table-cell>
          <table:table-cell office:value-type="float" office:value="-0.152587" calcext:value-type="float">
            <text:p>-0.152587</text:p>
          </table:table-cell>
        </table:table-row>
        <table:table-row table:style-name="ro1">
          <table:table-cell table:number-columns-repeated="2"/>
          <table:table-cell table:formula="of:=[.C1079]+0.001" office:value-type="float" office:value="0.0770000000000009" calcext:value-type="float">
            <text:p>0.0770000000000009</text:p>
          </table:table-cell>
          <table:table-cell office:value-type="float" office:value="-0.154611" calcext:value-type="float">
            <text:p>-0.154611</text:p>
          </table:table-cell>
        </table:table-row>
        <table:table-row table:style-name="ro1">
          <table:table-cell table:number-columns-repeated="2"/>
          <table:table-cell table:formula="of:=[.C1080]+0.001" office:value-type="float" office:value="0.0780000000000009" calcext:value-type="float">
            <text:p>0.0780000000000009</text:p>
          </table:table-cell>
          <table:table-cell office:value-type="float" office:value="-0.156635" calcext:value-type="float">
            <text:p>-0.156635</text:p>
          </table:table-cell>
        </table:table-row>
        <table:table-row table:style-name="ro1">
          <table:table-cell table:number-columns-repeated="2"/>
          <table:table-cell table:formula="of:=[.C1081]+0.001" office:value-type="float" office:value="0.0790000000000009" calcext:value-type="float">
            <text:p>0.0790000000000009</text:p>
          </table:table-cell>
          <table:table-cell office:value-type="float" office:value="-0.15866" calcext:value-type="float">
            <text:p>-0.15866</text:p>
          </table:table-cell>
        </table:table-row>
        <table:table-row table:style-name="ro1">
          <table:table-cell table:number-columns-repeated="2"/>
          <table:table-cell table:formula="of:=[.C1082]+0.001" office:value-type="float" office:value="0.080000000000001" calcext:value-type="float">
            <text:p>0.080000000000001</text:p>
          </table:table-cell>
          <table:table-cell office:value-type="float" office:value="-0.160685" calcext:value-type="float">
            <text:p>-0.160685</text:p>
          </table:table-cell>
        </table:table-row>
        <table:table-row table:style-name="ro1">
          <table:table-cell table:number-columns-repeated="2"/>
          <table:table-cell table:formula="of:=[.C1083]+0.001" office:value-type="float" office:value="0.081000000000001" calcext:value-type="float">
            <text:p>0.081000000000001</text:p>
          </table:table-cell>
          <table:table-cell office:value-type="float" office:value="-0.162711" calcext:value-type="float">
            <text:p>-0.162711</text:p>
          </table:table-cell>
        </table:table-row>
        <table:table-row table:style-name="ro1">
          <table:table-cell table:number-columns-repeated="2"/>
          <table:table-cell table:formula="of:=[.C1084]+0.001" office:value-type="float" office:value="0.082000000000001" calcext:value-type="float">
            <text:p>0.082000000000001</text:p>
          </table:table-cell>
          <table:table-cell office:value-type="float" office:value="-0.164738" calcext:value-type="float">
            <text:p>-0.164738</text:p>
          </table:table-cell>
        </table:table-row>
        <table:table-row table:style-name="ro1">
          <table:table-cell table:number-columns-repeated="2"/>
          <table:table-cell table:formula="of:=[.C1085]+0.001" office:value-type="float" office:value="0.083000000000001" calcext:value-type="float">
            <text:p>0.083000000000001</text:p>
          </table:table-cell>
          <table:table-cell office:value-type="float" office:value="-0.166766" calcext:value-type="float">
            <text:p>-0.166766</text:p>
          </table:table-cell>
        </table:table-row>
        <table:table-row table:style-name="ro1">
          <table:table-cell table:number-columns-repeated="2"/>
          <table:table-cell table:formula="of:=[.C1086]+0.001" office:value-type="float" office:value="0.084000000000001" calcext:value-type="float">
            <text:p>0.084000000000001</text:p>
          </table:table-cell>
          <table:table-cell office:value-type="float" office:value="-0.168794" calcext:value-type="float">
            <text:p>-0.168794</text:p>
          </table:table-cell>
        </table:table-row>
        <table:table-row table:style-name="ro1">
          <table:table-cell table:number-columns-repeated="2"/>
          <table:table-cell table:formula="of:=[.C1087]+0.001" office:value-type="float" office:value="0.085000000000001" calcext:value-type="float">
            <text:p>0.085000000000001</text:p>
          </table:table-cell>
          <table:table-cell office:value-type="float" office:value="-0.170822" calcext:value-type="float">
            <text:p>-0.170822</text:p>
          </table:table-cell>
        </table:table-row>
        <table:table-row table:style-name="ro1">
          <table:table-cell table:number-columns-repeated="2"/>
          <table:table-cell table:formula="of:=[.C1088]+0.001" office:value-type="float" office:value="0.086000000000001" calcext:value-type="float">
            <text:p>0.086000000000001</text:p>
          </table:table-cell>
          <table:table-cell office:value-type="float" office:value="-0.172852" calcext:value-type="float">
            <text:p>-0.172852</text:p>
          </table:table-cell>
        </table:table-row>
        <table:table-row table:style-name="ro1">
          <table:table-cell table:number-columns-repeated="2"/>
          <table:table-cell table:formula="of:=[.C1089]+0.001" office:value-type="float" office:value="0.087000000000001" calcext:value-type="float">
            <text:p>0.087000000000001</text:p>
          </table:table-cell>
          <table:table-cell office:value-type="float" office:value="-0.174882" calcext:value-type="float">
            <text:p>-0.174882</text:p>
          </table:table-cell>
        </table:table-row>
        <table:table-row table:style-name="ro1">
          <table:table-cell table:number-columns-repeated="2"/>
          <table:table-cell table:formula="of:=[.C1090]+0.001" office:value-type="float" office:value="0.088000000000001" calcext:value-type="float">
            <text:p>0.088000000000001</text:p>
          </table:table-cell>
          <table:table-cell office:value-type="float" office:value="-0.176913" calcext:value-type="float">
            <text:p>-0.176913</text:p>
          </table:table-cell>
        </table:table-row>
        <table:table-row table:style-name="ro1">
          <table:table-cell table:number-columns-repeated="2"/>
          <table:table-cell table:formula="of:=[.C1091]+0.001" office:value-type="float" office:value="0.089000000000001" calcext:value-type="float">
            <text:p>0.089000000000001</text:p>
          </table:table-cell>
          <table:table-cell office:value-type="float" office:value="-0.178944" calcext:value-type="float">
            <text:p>-0.178944</text:p>
          </table:table-cell>
        </table:table-row>
        <table:table-row table:style-name="ro1">
          <table:table-cell table:number-columns-repeated="2"/>
          <table:table-cell table:formula="of:=[.C1092]+0.001" office:value-type="float" office:value="0.090000000000001" calcext:value-type="float">
            <text:p>0.090000000000001</text:p>
          </table:table-cell>
          <table:table-cell office:value-type="float" office:value="-0.180977" calcext:value-type="float">
            <text:p>-0.180977</text:p>
          </table:table-cell>
        </table:table-row>
        <table:table-row table:style-name="ro1">
          <table:table-cell table:number-columns-repeated="2"/>
          <table:table-cell table:formula="of:=[.C1093]+0.001" office:value-type="float" office:value="0.091000000000001" calcext:value-type="float">
            <text:p>0.091000000000001</text:p>
          </table:table-cell>
          <table:table-cell office:value-type="float" office:value="-0.18301" calcext:value-type="float">
            <text:p>-0.18301</text:p>
          </table:table-cell>
        </table:table-row>
        <table:table-row table:style-name="ro1">
          <table:table-cell table:number-columns-repeated="2"/>
          <table:table-cell table:formula="of:=[.C1094]+0.001" office:value-type="float" office:value="0.092000000000001" calcext:value-type="float">
            <text:p>0.092000000000001</text:p>
          </table:table-cell>
          <table:table-cell office:value-type="float" office:value="-0.185044" calcext:value-type="float">
            <text:p>-0.185044</text:p>
          </table:table-cell>
        </table:table-row>
        <table:table-row table:style-name="ro1">
          <table:table-cell table:number-columns-repeated="2"/>
          <table:table-cell table:formula="of:=[.C1095]+0.001" office:value-type="float" office:value="0.093000000000001" calcext:value-type="float">
            <text:p>0.093000000000001</text:p>
          </table:table-cell>
          <table:table-cell office:value-type="float" office:value="-0.187078" calcext:value-type="float">
            <text:p>-0.187078</text:p>
          </table:table-cell>
        </table:table-row>
        <table:table-row table:style-name="ro1">
          <table:table-cell table:number-columns-repeated="2"/>
          <table:table-cell table:formula="of:=[.C1096]+0.001" office:value-type="float" office:value="0.094000000000001" calcext:value-type="float">
            <text:p>0.094000000000001</text:p>
          </table:table-cell>
          <table:table-cell office:value-type="float" office:value="-0.189113" calcext:value-type="float">
            <text:p>-0.189113</text:p>
          </table:table-cell>
        </table:table-row>
        <table:table-row table:style-name="ro1">
          <table:table-cell table:number-columns-repeated="2"/>
          <table:table-cell table:formula="of:=[.C1097]+0.001" office:value-type="float" office:value="0.095000000000001" calcext:value-type="float">
            <text:p>0.095000000000001</text:p>
          </table:table-cell>
          <table:table-cell office:value-type="float" office:value="-0.191149" calcext:value-type="float">
            <text:p>-0.191149</text:p>
          </table:table-cell>
        </table:table-row>
        <table:table-row table:style-name="ro1">
          <table:table-cell table:number-columns-repeated="2"/>
          <table:table-cell table:formula="of:=[.C1098]+0.001" office:value-type="float" office:value="0.096000000000001" calcext:value-type="float">
            <text:p>0.096000000000001</text:p>
          </table:table-cell>
          <table:table-cell office:value-type="float" office:value="-0.193186" calcext:value-type="float">
            <text:p>-0.193186</text:p>
          </table:table-cell>
        </table:table-row>
        <table:table-row table:style-name="ro1">
          <table:table-cell table:number-columns-repeated="2"/>
          <table:table-cell table:formula="of:=[.C1099]+0.001" office:value-type="float" office:value="0.097000000000001" calcext:value-type="float">
            <text:p>0.097000000000001</text:p>
          </table:table-cell>
          <table:table-cell office:value-type="float" office:value="-0.195224" calcext:value-type="float">
            <text:p>-0.195224</text:p>
          </table:table-cell>
        </table:table-row>
        <table:table-row table:style-name="ro1">
          <table:table-cell table:number-columns-repeated="2"/>
          <table:table-cell table:formula="of:=[.C1100]+0.001" office:value-type="float" office:value="0.098000000000001" calcext:value-type="float">
            <text:p>0.098000000000001</text:p>
          </table:table-cell>
          <table:table-cell office:value-type="float" office:value="-0.197262" calcext:value-type="float">
            <text:p>-0.197262</text:p>
          </table:table-cell>
        </table:table-row>
        <table:table-row table:style-name="ro1">
          <table:table-cell table:number-columns-repeated="2"/>
          <table:table-cell table:formula="of:=[.C1101]+0.001" office:value-type="float" office:value="0.099000000000001" calcext:value-type="float">
            <text:p>0.099000000000001</text:p>
          </table:table-cell>
          <table:table-cell office:value-type="float" office:value="-0.199301" calcext:value-type="float">
            <text:p>-0.199301</text:p>
          </table:table-cell>
        </table:table-row>
        <table:table-row table:style-name="ro1">
          <table:table-cell table:number-columns-repeated="2"/>
          <table:table-cell table:formula="of:=[.C1102]+0.001" office:value-type="float" office:value="0.100000000000001" calcext:value-type="float">
            <text:p>0.100000000000001</text:p>
          </table:table-cell>
          <table:table-cell office:value-type="float" office:value="-0.201341" calcext:value-type="float">
            <text:p>-0.201341</text:p>
          </table:table-cell>
        </table:table-row>
        <table:table-row table:style-name="ro1">
          <table:table-cell table:number-columns-repeated="2"/>
          <table:table-cell table:formula="of:=[.C1103]+0.001" office:value-type="float" office:value="0.101000000000001" calcext:value-type="float">
            <text:p>0.101000000000001</text:p>
          </table:table-cell>
          <table:table-cell office:value-type="float" office:value="-0.203382" calcext:value-type="float">
            <text:p>-0.203382</text:p>
          </table:table-cell>
        </table:table-row>
        <table:table-row table:style-name="ro1">
          <table:table-cell table:number-columns-repeated="2"/>
          <table:table-cell table:formula="of:=[.C1104]+0.001" office:value-type="float" office:value="0.102000000000001" calcext:value-type="float">
            <text:p>0.102000000000001</text:p>
          </table:table-cell>
          <table:table-cell office:value-type="float" office:value="-0.205424" calcext:value-type="float">
            <text:p>-0.205424</text:p>
          </table:table-cell>
        </table:table-row>
        <table:table-row table:style-name="ro1">
          <table:table-cell table:number-columns-repeated="2"/>
          <table:table-cell table:formula="of:=[.C1105]+0.001" office:value-type="float" office:value="0.103000000000001" calcext:value-type="float">
            <text:p>0.103000000000001</text:p>
          </table:table-cell>
          <table:table-cell office:value-type="float" office:value="-0.207466" calcext:value-type="float">
            <text:p>-0.207466</text:p>
          </table:table-cell>
        </table:table-row>
        <table:table-row table:style-name="ro1">
          <table:table-cell table:number-columns-repeated="2"/>
          <table:table-cell table:formula="of:=[.C1106]+0.001" office:value-type="float" office:value="0.104000000000001" calcext:value-type="float">
            <text:p>0.104000000000001</text:p>
          </table:table-cell>
          <table:table-cell office:value-type="float" office:value="-0.20951" calcext:value-type="float">
            <text:p>-0.20951</text:p>
          </table:table-cell>
        </table:table-row>
        <table:table-row table:style-name="ro1">
          <table:table-cell table:number-columns-repeated="2"/>
          <table:table-cell table:formula="of:=[.C1107]+0.001" office:value-type="float" office:value="0.105000000000001" calcext:value-type="float">
            <text:p>0.105000000000001</text:p>
          </table:table-cell>
          <table:table-cell office:value-type="float" office:value="-0.211554" calcext:value-type="float">
            <text:p>-0.211554</text:p>
          </table:table-cell>
        </table:table-row>
        <table:table-row table:style-name="ro1">
          <table:table-cell table:number-columns-repeated="2"/>
          <table:table-cell table:formula="of:=[.C1108]+0.001" office:value-type="float" office:value="0.106000000000001" calcext:value-type="float">
            <text:p>0.106000000000001</text:p>
          </table:table-cell>
          <table:table-cell office:value-type="float" office:value="-0.213599" calcext:value-type="float">
            <text:p>-0.213599</text:p>
          </table:table-cell>
        </table:table-row>
        <table:table-row table:style-name="ro1">
          <table:table-cell table:number-columns-repeated="2"/>
          <table:table-cell table:formula="of:=[.C1109]+0.001" office:value-type="float" office:value="0.107000000000001" calcext:value-type="float">
            <text:p>0.107000000000001</text:p>
          </table:table-cell>
          <table:table-cell office:value-type="float" office:value="-0.215645" calcext:value-type="float">
            <text:p>-0.215645</text:p>
          </table:table-cell>
        </table:table-row>
        <table:table-row table:style-name="ro1">
          <table:table-cell table:number-columns-repeated="2"/>
          <table:table-cell table:formula="of:=[.C1110]+0.001" office:value-type="float" office:value="0.108000000000001" calcext:value-type="float">
            <text:p>0.108000000000001</text:p>
          </table:table-cell>
          <table:table-cell office:value-type="float" office:value="-0.217691" calcext:value-type="float">
            <text:p>-0.217691</text:p>
          </table:table-cell>
        </table:table-row>
        <table:table-row table:style-name="ro1">
          <table:table-cell table:number-columns-repeated="2"/>
          <table:table-cell table:formula="of:=[.C1111]+0.001" office:value-type="float" office:value="0.109000000000001" calcext:value-type="float">
            <text:p>0.109000000000001</text:p>
          </table:table-cell>
          <table:table-cell office:value-type="float" office:value="-0.219739" calcext:value-type="float">
            <text:p>-0.219739</text:p>
          </table:table-cell>
        </table:table-row>
        <table:table-row table:style-name="ro1">
          <table:table-cell table:number-columns-repeated="2"/>
          <table:table-cell table:formula="of:=[.C1112]+0.001" office:value-type="float" office:value="0.110000000000001" calcext:value-type="float">
            <text:p>0.110000000000001</text:p>
          </table:table-cell>
          <table:table-cell office:value-type="float" office:value="-0.221788" calcext:value-type="float">
            <text:p>-0.221788</text:p>
          </table:table-cell>
        </table:table-row>
        <table:table-row table:style-name="ro1">
          <table:table-cell table:number-columns-repeated="2"/>
          <table:table-cell table:formula="of:=[.C1113]+0.001" office:value-type="float" office:value="0.111000000000001" calcext:value-type="float">
            <text:p>0.111000000000001</text:p>
          </table:table-cell>
          <table:table-cell office:value-type="float" office:value="-0.223837" calcext:value-type="float">
            <text:p>-0.223837</text:p>
          </table:table-cell>
        </table:table-row>
        <table:table-row table:style-name="ro1">
          <table:table-cell table:number-columns-repeated="2"/>
          <table:table-cell table:formula="of:=[.C1114]+0.001" office:value-type="float" office:value="0.112000000000001" calcext:value-type="float">
            <text:p>0.112000000000001</text:p>
          </table:table-cell>
          <table:table-cell office:value-type="float" office:value="-0.225887" calcext:value-type="float">
            <text:p>-0.225887</text:p>
          </table:table-cell>
        </table:table-row>
        <table:table-row table:style-name="ro1">
          <table:table-cell table:number-columns-repeated="2"/>
          <table:table-cell table:formula="of:=[.C1115]+0.001" office:value-type="float" office:value="0.113000000000001" calcext:value-type="float">
            <text:p>0.113000000000001</text:p>
          </table:table-cell>
          <table:table-cell office:value-type="float" office:value="-0.227939" calcext:value-type="float">
            <text:p>-0.227939</text:p>
          </table:table-cell>
        </table:table-row>
        <table:table-row table:style-name="ro1">
          <table:table-cell table:number-columns-repeated="2"/>
          <table:table-cell table:formula="of:=[.C1116]+0.001" office:value-type="float" office:value="0.114000000000001" calcext:value-type="float">
            <text:p>0.114000000000001</text:p>
          </table:table-cell>
          <table:table-cell office:value-type="float" office:value="-0.229991" calcext:value-type="float">
            <text:p>-0.229991</text:p>
          </table:table-cell>
        </table:table-row>
        <table:table-row table:style-name="ro1">
          <table:table-cell table:number-columns-repeated="2"/>
          <table:table-cell table:formula="of:=[.C1117]+0.001" office:value-type="float" office:value="0.115000000000001" calcext:value-type="float">
            <text:p>0.115000000000001</text:p>
          </table:table-cell>
          <table:table-cell office:value-type="float" office:value="-0.232044" calcext:value-type="float">
            <text:p>-0.232044</text:p>
          </table:table-cell>
        </table:table-row>
        <table:table-row table:style-name="ro1">
          <table:table-cell table:number-columns-repeated="2"/>
          <table:table-cell table:formula="of:=[.C1118]+0.001" office:value-type="float" office:value="0.116000000000001" calcext:value-type="float">
            <text:p>0.116000000000001</text:p>
          </table:table-cell>
          <table:table-cell office:value-type="float" office:value="-0.234098" calcext:value-type="float">
            <text:p>-0.234098</text:p>
          </table:table-cell>
        </table:table-row>
        <table:table-row table:style-name="ro1">
          <table:table-cell table:number-columns-repeated="2"/>
          <table:table-cell table:formula="of:=[.C1119]+0.001" office:value-type="float" office:value="0.117000000000001" calcext:value-type="float">
            <text:p>0.117000000000001</text:p>
          </table:table-cell>
          <table:table-cell office:value-type="float" office:value="-0.236153" calcext:value-type="float">
            <text:p>-0.236153</text:p>
          </table:table-cell>
        </table:table-row>
        <table:table-row table:style-name="ro1">
          <table:table-cell table:number-columns-repeated="2"/>
          <table:table-cell table:formula="of:=[.C1120]+0.001" office:value-type="float" office:value="0.118000000000001" calcext:value-type="float">
            <text:p>0.118000000000001</text:p>
          </table:table-cell>
          <table:table-cell office:value-type="float" office:value="-0.238209" calcext:value-type="float">
            <text:p>-0.238209</text:p>
          </table:table-cell>
        </table:table-row>
        <table:table-row table:style-name="ro1">
          <table:table-cell table:number-columns-repeated="2"/>
          <table:table-cell table:formula="of:=[.C1121]+0.001" office:value-type="float" office:value="0.119000000000001" calcext:value-type="float">
            <text:p>0.119000000000001</text:p>
          </table:table-cell>
          <table:table-cell office:value-type="float" office:value="-0.240266" calcext:value-type="float">
            <text:p>-0.240266</text:p>
          </table:table-cell>
        </table:table-row>
        <table:table-row table:style-name="ro1">
          <table:table-cell table:number-columns-repeated="2"/>
          <table:table-cell table:formula="of:=[.C1122]+0.001" office:value-type="float" office:value="0.120000000000001" calcext:value-type="float">
            <text:p>0.120000000000001</text:p>
          </table:table-cell>
          <table:table-cell office:value-type="float" office:value="-0.242324" calcext:value-type="float">
            <text:p>-0.242324</text:p>
          </table:table-cell>
        </table:table-row>
        <table:table-row table:style-name="ro1">
          <table:table-cell table:number-columns-repeated="2"/>
          <table:table-cell table:formula="of:=[.C1123]+0.001" office:value-type="float" office:value="0.121000000000001" calcext:value-type="float">
            <text:p>0.121000000000001</text:p>
          </table:table-cell>
          <table:table-cell office:value-type="float" office:value="-0.244383" calcext:value-type="float">
            <text:p>-0.244383</text:p>
          </table:table-cell>
        </table:table-row>
        <table:table-row table:style-name="ro1">
          <table:table-cell table:number-columns-repeated="2"/>
          <table:table-cell table:formula="of:=[.C1124]+0.001" office:value-type="float" office:value="0.122000000000001" calcext:value-type="float">
            <text:p>0.122000000000001</text:p>
          </table:table-cell>
          <table:table-cell office:value-type="float" office:value="-0.246443" calcext:value-type="float">
            <text:p>-0.246443</text:p>
          </table:table-cell>
        </table:table-row>
        <table:table-row table:style-name="ro1">
          <table:table-cell table:number-columns-repeated="2"/>
          <table:table-cell table:formula="of:=[.C1125]+0.001" office:value-type="float" office:value="0.123000000000001" calcext:value-type="float">
            <text:p>0.123000000000001</text:p>
          </table:table-cell>
          <table:table-cell office:value-type="float" office:value="-0.248504" calcext:value-type="float">
            <text:p>-0.248504</text:p>
          </table:table-cell>
        </table:table-row>
        <table:table-row table:style-name="ro1">
          <table:table-cell table:number-columns-repeated="2"/>
          <table:table-cell table:formula="of:=[.C1126]+0.001" office:value-type="float" office:value="0.124000000000001" calcext:value-type="float">
            <text:p>0.124000000000001</text:p>
          </table:table-cell>
          <table:table-cell office:value-type="float" office:value="-0.250566" calcext:value-type="float">
            <text:p>-0.250566</text:p>
          </table:table-cell>
        </table:table-row>
        <table:table-row table:style-name="ro1">
          <table:table-cell table:number-columns-repeated="2"/>
          <table:table-cell table:formula="of:=[.C1127]+0.001" office:value-type="float" office:value="0.125000000000001" calcext:value-type="float">
            <text:p>0.125000000000001</text:p>
          </table:table-cell>
          <table:table-cell office:value-type="float" office:value="-0.252629" calcext:value-type="float">
            <text:p>-0.252629</text:p>
          </table:table-cell>
        </table:table-row>
        <table:table-row table:style-name="ro1">
          <table:table-cell table:number-columns-repeated="2"/>
          <table:table-cell table:formula="of:=[.C1128]+0.001" office:value-type="float" office:value="0.126000000000001" calcext:value-type="float">
            <text:p>0.126000000000001</text:p>
          </table:table-cell>
          <table:table-cell office:value-type="float" office:value="-0.254693" calcext:value-type="float">
            <text:p>-0.254693</text:p>
          </table:table-cell>
        </table:table-row>
        <table:table-row table:style-name="ro1">
          <table:table-cell table:number-columns-repeated="2"/>
          <table:table-cell table:formula="of:=[.C1129]+0.001" office:value-type="float" office:value="0.127000000000001" calcext:value-type="float">
            <text:p>0.127000000000001</text:p>
          </table:table-cell>
          <table:table-cell office:value-type="float" office:value="-0.256758" calcext:value-type="float">
            <text:p>-0.256758</text:p>
          </table:table-cell>
        </table:table-row>
        <table:table-row table:style-name="ro1">
          <table:table-cell table:number-columns-repeated="2"/>
          <table:table-cell table:formula="of:=[.C1130]+0.001" office:value-type="float" office:value="0.128000000000001" calcext:value-type="float">
            <text:p>0.128000000000001</text:p>
          </table:table-cell>
          <table:table-cell office:value-type="float" office:value="-0.258824" calcext:value-type="float">
            <text:p>-0.258824</text:p>
          </table:table-cell>
        </table:table-row>
        <table:table-row table:style-name="ro1">
          <table:table-cell table:number-columns-repeated="2"/>
          <table:table-cell table:formula="of:=[.C1131]+0.001" office:value-type="float" office:value="0.129000000000001" calcext:value-type="float">
            <text:p>0.129000000000001</text:p>
          </table:table-cell>
          <table:table-cell office:value-type="float" office:value="-0.260891" calcext:value-type="float">
            <text:p>-0.260891</text:p>
          </table:table-cell>
        </table:table-row>
        <table:table-row table:style-name="ro1">
          <table:table-cell table:number-columns-repeated="2"/>
          <table:table-cell table:formula="of:=[.C1132]+0.001" office:value-type="float" office:value="0.130000000000001" calcext:value-type="float">
            <text:p>0.130000000000001</text:p>
          </table:table-cell>
          <table:table-cell office:value-type="float" office:value="-0.262959" calcext:value-type="float">
            <text:p>-0.262959</text:p>
          </table:table-cell>
        </table:table-row>
        <table:table-row table:style-name="ro1">
          <table:table-cell table:number-columns-repeated="2"/>
          <table:table-cell table:formula="of:=[.C1133]+0.001" office:value-type="float" office:value="0.131000000000001" calcext:value-type="float">
            <text:p>0.131000000000001</text:p>
          </table:table-cell>
          <table:table-cell office:value-type="float" office:value="-0.265029" calcext:value-type="float">
            <text:p>-0.265029</text:p>
          </table:table-cell>
        </table:table-row>
        <table:table-row table:style-name="ro1">
          <table:table-cell table:number-columns-repeated="2"/>
          <table:table-cell table:formula="of:=[.C1134]+0.001" office:value-type="float" office:value="0.132000000000001" calcext:value-type="float">
            <text:p>0.132000000000001</text:p>
          </table:table-cell>
          <table:table-cell office:value-type="float" office:value="-0.267099" calcext:value-type="float">
            <text:p>-0.267099</text:p>
          </table:table-cell>
        </table:table-row>
        <table:table-row table:style-name="ro1">
          <table:table-cell table:number-columns-repeated="2"/>
          <table:table-cell table:formula="of:=[.C1135]+0.001" office:value-type="float" office:value="0.133000000000001" calcext:value-type="float">
            <text:p>0.133000000000001</text:p>
          </table:table-cell>
          <table:table-cell office:value-type="float" office:value="-0.26917" calcext:value-type="float">
            <text:p>-0.26917</text:p>
          </table:table-cell>
        </table:table-row>
        <table:table-row table:style-name="ro1">
          <table:table-cell table:number-columns-repeated="2"/>
          <table:table-cell table:formula="of:=[.C1136]+0.001" office:value-type="float" office:value="0.134000000000001" calcext:value-type="float">
            <text:p>0.134000000000001</text:p>
          </table:table-cell>
          <table:table-cell office:value-type="float" office:value="-0.271243" calcext:value-type="float">
            <text:p>-0.271243</text:p>
          </table:table-cell>
        </table:table-row>
        <table:table-row table:style-name="ro1">
          <table:table-cell table:number-columns-repeated="2"/>
          <table:table-cell table:formula="of:=[.C1137]+0.001" office:value-type="float" office:value="0.135000000000001" calcext:value-type="float">
            <text:p>0.135000000000001</text:p>
          </table:table-cell>
          <table:table-cell office:value-type="float" office:value="-0.273317" calcext:value-type="float">
            <text:p>-0.273317</text:p>
          </table:table-cell>
        </table:table-row>
        <table:table-row table:style-name="ro1">
          <table:table-cell table:number-columns-repeated="2"/>
          <table:table-cell table:formula="of:=[.C1138]+0.001" office:value-type="float" office:value="0.136000000000001" calcext:value-type="float">
            <text:p>0.136000000000001</text:p>
          </table:table-cell>
          <table:table-cell office:value-type="float" office:value="-0.275392" calcext:value-type="float">
            <text:p>-0.275392</text:p>
          </table:table-cell>
        </table:table-row>
        <table:table-row table:style-name="ro1">
          <table:table-cell table:number-columns-repeated="2"/>
          <table:table-cell table:formula="of:=[.C1139]+0.001" office:value-type="float" office:value="0.137000000000001" calcext:value-type="float">
            <text:p>0.137000000000001</text:p>
          </table:table-cell>
          <table:table-cell office:value-type="float" office:value="-0.277467" calcext:value-type="float">
            <text:p>-0.277467</text:p>
          </table:table-cell>
        </table:table-row>
        <table:table-row table:style-name="ro1">
          <table:table-cell table:number-columns-repeated="2"/>
          <table:table-cell table:formula="of:=[.C1140]+0.001" office:value-type="float" office:value="0.138000000000001" calcext:value-type="float">
            <text:p>0.138000000000001</text:p>
          </table:table-cell>
          <table:table-cell office:value-type="float" office:value="-0.279545" calcext:value-type="float">
            <text:p>-0.279545</text:p>
          </table:table-cell>
        </table:table-row>
        <table:table-row table:style-name="ro1">
          <table:table-cell table:number-columns-repeated="2"/>
          <table:table-cell table:formula="of:=[.C1141]+0.001" office:value-type="float" office:value="0.139000000000001" calcext:value-type="float">
            <text:p>0.139000000000001</text:p>
          </table:table-cell>
          <table:table-cell office:value-type="float" office:value="-0.281623" calcext:value-type="float">
            <text:p>-0.281623</text:p>
          </table:table-cell>
        </table:table-row>
        <table:table-row table:style-name="ro1">
          <table:table-cell table:number-columns-repeated="2"/>
          <table:table-cell table:formula="of:=[.C1142]+0.001" office:value-type="float" office:value="0.140000000000001" calcext:value-type="float">
            <text:p>0.140000000000001</text:p>
          </table:table-cell>
          <table:table-cell office:value-type="float" office:value="-0.283702" calcext:value-type="float">
            <text:p>-0.283702</text:p>
          </table:table-cell>
        </table:table-row>
        <table:table-row table:style-name="ro1">
          <table:table-cell table:number-columns-repeated="2"/>
          <table:table-cell table:formula="of:=[.C1143]+0.001" office:value-type="float" office:value="0.141000000000001" calcext:value-type="float">
            <text:p>0.141000000000001</text:p>
          </table:table-cell>
          <table:table-cell office:value-type="float" office:value="-0.285783" calcext:value-type="float">
            <text:p>-0.285783</text:p>
          </table:table-cell>
        </table:table-row>
        <table:table-row table:style-name="ro1">
          <table:table-cell table:number-columns-repeated="2"/>
          <table:table-cell table:formula="of:=[.C1144]+0.001" office:value-type="float" office:value="0.142000000000001" calcext:value-type="float">
            <text:p>0.142000000000001</text:p>
          </table:table-cell>
          <table:table-cell office:value-type="float" office:value="-0.287864" calcext:value-type="float">
            <text:p>-0.287864</text:p>
          </table:table-cell>
        </table:table-row>
        <table:table-row table:style-name="ro1">
          <table:table-cell table:number-columns-repeated="2"/>
          <table:table-cell table:formula="of:=[.C1145]+0.001" office:value-type="float" office:value="0.143000000000001" calcext:value-type="float">
            <text:p>0.143000000000001</text:p>
          </table:table-cell>
          <table:table-cell office:value-type="float" office:value="-0.289947" calcext:value-type="float">
            <text:p>-0.289947</text:p>
          </table:table-cell>
        </table:table-row>
        <table:table-row table:style-name="ro1">
          <table:table-cell table:number-columns-repeated="2"/>
          <table:table-cell table:formula="of:=[.C1146]+0.001" office:value-type="float" office:value="0.144000000000001" calcext:value-type="float">
            <text:p>0.144000000000001</text:p>
          </table:table-cell>
          <table:table-cell office:value-type="float" office:value="-0.292031" calcext:value-type="float">
            <text:p>-0.292031</text:p>
          </table:table-cell>
        </table:table-row>
        <table:table-row table:style-name="ro1">
          <table:table-cell table:number-columns-repeated="2"/>
          <table:table-cell table:formula="of:=[.C1147]+0.001" office:value-type="float" office:value="0.145000000000001" calcext:value-type="float">
            <text:p>0.145000000000001</text:p>
          </table:table-cell>
          <table:table-cell office:value-type="float" office:value="-0.294117" calcext:value-type="float">
            <text:p>-0.294117</text:p>
          </table:table-cell>
        </table:table-row>
        <table:table-row table:style-name="ro1">
          <table:table-cell table:number-columns-repeated="2"/>
          <table:table-cell table:formula="of:=[.C1148]+0.001" office:value-type="float" office:value="0.146000000000001" calcext:value-type="float">
            <text:p>0.146000000000001</text:p>
          </table:table-cell>
          <table:table-cell office:value-type="float" office:value="-0.296203" calcext:value-type="float">
            <text:p>-0.296203</text:p>
          </table:table-cell>
        </table:table-row>
        <table:table-row table:style-name="ro1">
          <table:table-cell table:number-columns-repeated="2"/>
          <table:table-cell table:formula="of:=[.C1149]+0.001" office:value-type="float" office:value="0.147000000000001" calcext:value-type="float">
            <text:p>0.147000000000001</text:p>
          </table:table-cell>
          <table:table-cell office:value-type="float" office:value="-0.298291" calcext:value-type="float">
            <text:p>-0.298291</text:p>
          </table:table-cell>
        </table:table-row>
        <table:table-row table:style-name="ro1">
          <table:table-cell table:number-columns-repeated="2"/>
          <table:table-cell table:formula="of:=[.C1150]+0.001" office:value-type="float" office:value="0.148000000000001" calcext:value-type="float">
            <text:p>0.148000000000001</text:p>
          </table:table-cell>
          <table:table-cell office:value-type="float" office:value="-0.30038" calcext:value-type="float">
            <text:p>-0.30038</text:p>
          </table:table-cell>
        </table:table-row>
        <table:table-row table:style-name="ro1">
          <table:table-cell table:number-columns-repeated="2"/>
          <table:table-cell table:formula="of:=[.C1151]+0.001" office:value-type="float" office:value="0.149000000000001" calcext:value-type="float">
            <text:p>0.149000000000001</text:p>
          </table:table-cell>
          <table:table-cell office:value-type="float" office:value="-0.30247" calcext:value-type="float">
            <text:p>-0.30247</text:p>
          </table:table-cell>
        </table:table-row>
        <table:table-row table:style-name="ro1">
          <table:table-cell table:number-columns-repeated="2"/>
          <table:table-cell table:formula="of:=[.C1152]+0.001" office:value-type="float" office:value="0.150000000000001" calcext:value-type="float">
            <text:p>0.150000000000001</text:p>
          </table:table-cell>
          <table:table-cell office:value-type="float" office:value="-0.304561" calcext:value-type="float">
            <text:p>-0.304561</text:p>
          </table:table-cell>
        </table:table-row>
        <table:table-row table:style-name="ro1">
          <table:table-cell table:number-columns-repeated="2"/>
          <table:table-cell table:formula="of:=[.C1153]+0.001" office:value-type="float" office:value="0.151000000000001" calcext:value-type="float">
            <text:p>0.151000000000001</text:p>
          </table:table-cell>
          <table:table-cell office:value-type="float" office:value="-0.306654" calcext:value-type="float">
            <text:p>-0.306654</text:p>
          </table:table-cell>
        </table:table-row>
        <table:table-row table:style-name="ro1">
          <table:table-cell table:number-columns-repeated="2"/>
          <table:table-cell table:formula="of:=[.C1154]+0.001" office:value-type="float" office:value="0.152000000000001" calcext:value-type="float">
            <text:p>0.152000000000001</text:p>
          </table:table-cell>
          <table:table-cell office:value-type="float" office:value="-0.308748" calcext:value-type="float">
            <text:p>-0.308748</text:p>
          </table:table-cell>
        </table:table-row>
        <table:table-row table:style-name="ro1">
          <table:table-cell table:number-columns-repeated="2"/>
          <table:table-cell table:formula="of:=[.C1155]+0.001" office:value-type="float" office:value="0.153000000000001" calcext:value-type="float">
            <text:p>0.153000000000001</text:p>
          </table:table-cell>
          <table:table-cell office:value-type="float" office:value="-0.310843" calcext:value-type="float">
            <text:p>-0.310843</text:p>
          </table:table-cell>
        </table:table-row>
        <table:table-row table:style-name="ro1">
          <table:table-cell table:number-columns-repeated="2"/>
          <table:table-cell table:formula="of:=[.C1156]+0.001" office:value-type="float" office:value="0.154000000000001" calcext:value-type="float">
            <text:p>0.154000000000001</text:p>
          </table:table-cell>
          <table:table-cell office:value-type="float" office:value="-0.31294" calcext:value-type="float">
            <text:p>-0.31294</text:p>
          </table:table-cell>
        </table:table-row>
        <table:table-row table:style-name="ro1">
          <table:table-cell table:number-columns-repeated="2"/>
          <table:table-cell table:formula="of:=[.C1157]+0.001" office:value-type="float" office:value="0.155000000000001" calcext:value-type="float">
            <text:p>0.155000000000001</text:p>
          </table:table-cell>
          <table:table-cell office:value-type="float" office:value="-0.315038" calcext:value-type="float">
            <text:p>-0.315038</text:p>
          </table:table-cell>
        </table:table-row>
        <table:table-row table:style-name="ro1">
          <table:table-cell table:number-columns-repeated="2"/>
          <table:table-cell table:formula="of:=[.C1158]+0.001" office:value-type="float" office:value="0.156000000000001" calcext:value-type="float">
            <text:p>0.156000000000001</text:p>
          </table:table-cell>
          <table:table-cell office:value-type="float" office:value="-0.317137" calcext:value-type="float">
            <text:p>-0.317137</text:p>
          </table:table-cell>
        </table:table-row>
        <table:table-row table:style-name="ro1">
          <table:table-cell table:number-columns-repeated="2"/>
          <table:table-cell table:formula="of:=[.C1159]+0.001" office:value-type="float" office:value="0.157000000000001" calcext:value-type="float">
            <text:p>0.157000000000001</text:p>
          </table:table-cell>
          <table:table-cell office:value-type="float" office:value="-0.319237" calcext:value-type="float">
            <text:p>-0.319237</text:p>
          </table:table-cell>
        </table:table-row>
        <table:table-row table:style-name="ro1">
          <table:table-cell table:number-columns-repeated="2"/>
          <table:table-cell table:formula="of:=[.C1160]+0.001" office:value-type="float" office:value="0.158000000000001" calcext:value-type="float">
            <text:p>0.158000000000001</text:p>
          </table:table-cell>
          <table:table-cell office:value-type="float" office:value="-0.321339" calcext:value-type="float">
            <text:p>-0.321339</text:p>
          </table:table-cell>
        </table:table-row>
        <table:table-row table:style-name="ro1">
          <table:table-cell table:number-columns-repeated="2"/>
          <table:table-cell table:formula="of:=[.C1161]+0.001" office:value-type="float" office:value="0.159000000000001" calcext:value-type="float">
            <text:p>0.159000000000001</text:p>
          </table:table-cell>
          <table:table-cell office:value-type="float" office:value="-0.323442" calcext:value-type="float">
            <text:p>-0.323442</text:p>
          </table:table-cell>
        </table:table-row>
        <table:table-row table:style-name="ro1">
          <table:table-cell table:number-columns-repeated="2"/>
          <table:table-cell table:formula="of:=[.C1162]+0.001" office:value-type="float" office:value="0.160000000000001" calcext:value-type="float">
            <text:p>0.160000000000001</text:p>
          </table:table-cell>
          <table:table-cell office:value-type="float" office:value="-0.325546" calcext:value-type="float">
            <text:p>-0.325546</text:p>
          </table:table-cell>
        </table:table-row>
        <table:table-row table:style-name="ro1">
          <table:table-cell table:number-columns-repeated="2"/>
          <table:table-cell table:formula="of:=[.C1163]+0.001" office:value-type="float" office:value="0.161000000000001" calcext:value-type="float">
            <text:p>0.161000000000001</text:p>
          </table:table-cell>
          <table:table-cell office:value-type="float" office:value="-0.327652" calcext:value-type="float">
            <text:p>-0.327652</text:p>
          </table:table-cell>
        </table:table-row>
        <table:table-row table:style-name="ro1">
          <table:table-cell table:number-columns-repeated="2"/>
          <table:table-cell table:formula="of:=[.C1164]+0.001" office:value-type="float" office:value="0.162000000000001" calcext:value-type="float">
            <text:p>0.162000000000001</text:p>
          </table:table-cell>
          <table:table-cell office:value-type="float" office:value="-0.329759" calcext:value-type="float">
            <text:p>-0.329759</text:p>
          </table:table-cell>
        </table:table-row>
        <table:table-row table:style-name="ro1">
          <table:table-cell table:number-columns-repeated="2"/>
          <table:table-cell table:formula="of:=[.C1165]+0.001" office:value-type="float" office:value="0.163000000000001" calcext:value-type="float">
            <text:p>0.163000000000001</text:p>
          </table:table-cell>
          <table:table-cell office:value-type="float" office:value="-0.331868" calcext:value-type="float">
            <text:p>-0.331868</text:p>
          </table:table-cell>
        </table:table-row>
        <table:table-row table:style-name="ro1">
          <table:table-cell table:number-columns-repeated="2"/>
          <table:table-cell table:formula="of:=[.C1166]+0.001" office:value-type="float" office:value="0.164000000000001" calcext:value-type="float">
            <text:p>0.164000000000001</text:p>
          </table:table-cell>
          <table:table-cell office:value-type="float" office:value="-0.333978" calcext:value-type="float">
            <text:p>-0.333978</text:p>
          </table:table-cell>
        </table:table-row>
        <table:table-row table:style-name="ro1">
          <table:table-cell table:number-columns-repeated="2"/>
          <table:table-cell table:formula="of:=[.C1167]+0.001" office:value-type="float" office:value="0.165000000000001" calcext:value-type="float">
            <text:p>0.165000000000001</text:p>
          </table:table-cell>
          <table:table-cell office:value-type="float" office:value="-0.336089" calcext:value-type="float">
            <text:p>-0.336089</text:p>
          </table:table-cell>
        </table:table-row>
        <table:table-row table:style-name="ro1">
          <table:table-cell table:number-columns-repeated="2"/>
          <table:table-cell table:formula="of:=[.C1168]+0.001" office:value-type="float" office:value="0.166000000000001" calcext:value-type="float">
            <text:p>0.166000000000001</text:p>
          </table:table-cell>
          <table:table-cell office:value-type="float" office:value="-0.338201" calcext:value-type="float">
            <text:p>-0.338201</text:p>
          </table:table-cell>
        </table:table-row>
        <table:table-row table:style-name="ro1">
          <table:table-cell table:number-columns-repeated="2"/>
          <table:table-cell table:formula="of:=[.C1169]+0.001" office:value-type="float" office:value="0.167000000000001" calcext:value-type="float">
            <text:p>0.167000000000001</text:p>
          </table:table-cell>
          <table:table-cell office:value-type="float" office:value="-0.340315" calcext:value-type="float">
            <text:p>-0.340315</text:p>
          </table:table-cell>
        </table:table-row>
        <table:table-row table:style-name="ro1">
          <table:table-cell table:number-columns-repeated="2"/>
          <table:table-cell table:formula="of:=[.C1170]+0.001" office:value-type="float" office:value="0.168000000000001" calcext:value-type="float">
            <text:p>0.168000000000001</text:p>
          </table:table-cell>
          <table:table-cell office:value-type="float" office:value="-0.342431" calcext:value-type="float">
            <text:p>-0.342431</text:p>
          </table:table-cell>
        </table:table-row>
        <table:table-row table:style-name="ro1">
          <table:table-cell table:number-columns-repeated="2"/>
          <table:table-cell table:formula="of:=[.C1171]+0.001" office:value-type="float" office:value="0.169000000000001" calcext:value-type="float">
            <text:p>0.169000000000001</text:p>
          </table:table-cell>
          <table:table-cell office:value-type="float" office:value="-0.344548" calcext:value-type="float">
            <text:p>-0.344548</text:p>
          </table:table-cell>
        </table:table-row>
        <table:table-row table:style-name="ro1">
          <table:table-cell table:number-columns-repeated="2"/>
          <table:table-cell table:formula="of:=[.C1172]+0.001" office:value-type="float" office:value="0.170000000000001" calcext:value-type="float">
            <text:p>0.170000000000001</text:p>
          </table:table-cell>
          <table:table-cell office:value-type="float" office:value="-0.346666" calcext:value-type="float">
            <text:p>-0.346666</text:p>
          </table:table-cell>
        </table:table-row>
        <table:table-row table:style-name="ro1">
          <table:table-cell table:number-columns-repeated="2"/>
          <table:table-cell table:formula="of:=[.C1173]+0.001" office:value-type="float" office:value="0.171000000000001" calcext:value-type="float">
            <text:p>0.171000000000001</text:p>
          </table:table-cell>
          <table:table-cell office:value-type="float" office:value="-0.348786" calcext:value-type="float">
            <text:p>-0.348786</text:p>
          </table:table-cell>
        </table:table-row>
        <table:table-row table:style-name="ro1">
          <table:table-cell table:number-columns-repeated="2"/>
          <table:table-cell table:formula="of:=[.C1174]+0.001" office:value-type="float" office:value="0.172000000000001" calcext:value-type="float">
            <text:p>0.172000000000001</text:p>
          </table:table-cell>
          <table:table-cell office:value-type="float" office:value="-0.350907" calcext:value-type="float">
            <text:p>-0.350907</text:p>
          </table:table-cell>
        </table:table-row>
        <table:table-row table:style-name="ro1">
          <table:table-cell table:number-columns-repeated="2"/>
          <table:table-cell table:formula="of:=[.C1175]+0.001" office:value-type="float" office:value="0.173000000000001" calcext:value-type="float">
            <text:p>0.173000000000001</text:p>
          </table:table-cell>
          <table:table-cell office:value-type="float" office:value="-0.35303" calcext:value-type="float">
            <text:p>-0.35303</text:p>
          </table:table-cell>
        </table:table-row>
        <table:table-row table:style-name="ro1">
          <table:table-cell table:number-columns-repeated="2"/>
          <table:table-cell table:formula="of:=[.C1176]+0.001" office:value-type="float" office:value="0.174000000000001" calcext:value-type="float">
            <text:p>0.174000000000001</text:p>
          </table:table-cell>
          <table:table-cell office:value-type="float" office:value="-0.355154" calcext:value-type="float">
            <text:p>-0.355154</text:p>
          </table:table-cell>
        </table:table-row>
        <table:table-row table:style-name="ro1">
          <table:table-cell table:number-columns-repeated="2"/>
          <table:table-cell table:formula="of:=[.C1177]+0.001" office:value-type="float" office:value="0.175000000000001" calcext:value-type="float">
            <text:p>0.175000000000001</text:p>
          </table:table-cell>
          <table:table-cell office:value-type="float" office:value="-0.357279" calcext:value-type="float">
            <text:p>-0.357279</text:p>
          </table:table-cell>
        </table:table-row>
        <table:table-row table:style-name="ro1">
          <table:table-cell table:number-columns-repeated="2"/>
          <table:table-cell table:formula="of:=[.C1178]+0.001" office:value-type="float" office:value="0.176000000000001" calcext:value-type="float">
            <text:p>0.176000000000001</text:p>
          </table:table-cell>
          <table:table-cell office:value-type="float" office:value="-0.359406" calcext:value-type="float">
            <text:p>-0.359406</text:p>
          </table:table-cell>
        </table:table-row>
        <table:table-row table:style-name="ro1">
          <table:table-cell table:number-columns-repeated="2"/>
          <table:table-cell table:formula="of:=[.C1179]+0.001" office:value-type="float" office:value="0.177000000000001" calcext:value-type="float">
            <text:p>0.177000000000001</text:p>
          </table:table-cell>
          <table:table-cell office:value-type="float" office:value="-0.361535" calcext:value-type="float">
            <text:p>-0.361535</text:p>
          </table:table-cell>
        </table:table-row>
        <table:table-row table:style-name="ro1">
          <table:table-cell table:number-columns-repeated="2"/>
          <table:table-cell table:formula="of:=[.C1180]+0.001" office:value-type="float" office:value="0.178000000000001" calcext:value-type="float">
            <text:p>0.178000000000001</text:p>
          </table:table-cell>
          <table:table-cell office:value-type="float" office:value="-0.363665" calcext:value-type="float">
            <text:p>-0.363665</text:p>
          </table:table-cell>
        </table:table-row>
        <table:table-row table:style-name="ro1">
          <table:table-cell table:number-columns-repeated="2"/>
          <table:table-cell table:formula="of:=[.C1181]+0.001" office:value-type="float" office:value="0.179000000000001" calcext:value-type="float">
            <text:p>0.179000000000001</text:p>
          </table:table-cell>
          <table:table-cell office:value-type="float" office:value="-0.365797" calcext:value-type="float">
            <text:p>-0.365797</text:p>
          </table:table-cell>
        </table:table-row>
        <table:table-row table:style-name="ro1">
          <table:table-cell table:number-columns-repeated="2"/>
          <table:table-cell table:formula="of:=[.C1182]+0.001" office:value-type="float" office:value="0.180000000000001" calcext:value-type="float">
            <text:p>0.180000000000001</text:p>
          </table:table-cell>
          <table:table-cell office:value-type="float" office:value="-0.36793" calcext:value-type="float">
            <text:p>-0.36793</text:p>
          </table:table-cell>
        </table:table-row>
        <table:table-row table:style-name="ro1">
          <table:table-cell table:number-columns-repeated="2"/>
          <table:table-cell table:formula="of:=[.C1183]+0.001" office:value-type="float" office:value="0.181000000000001" calcext:value-type="float">
            <text:p>0.181000000000001</text:p>
          </table:table-cell>
          <table:table-cell office:value-type="float" office:value="-0.370065" calcext:value-type="float">
            <text:p>-0.370065</text:p>
          </table:table-cell>
        </table:table-row>
        <table:table-row table:style-name="ro1">
          <table:table-cell table:number-columns-repeated="2"/>
          <table:table-cell table:formula="of:=[.C1184]+0.001" office:value-type="float" office:value="0.182000000000001" calcext:value-type="float">
            <text:p>0.182000000000001</text:p>
          </table:table-cell>
          <table:table-cell office:value-type="float" office:value="-0.372201" calcext:value-type="float">
            <text:p>-0.372201</text:p>
          </table:table-cell>
        </table:table-row>
        <table:table-row table:style-name="ro1">
          <table:table-cell table:number-columns-repeated="2"/>
          <table:table-cell table:formula="of:=[.C1185]+0.001" office:value-type="float" office:value="0.183000000000001" calcext:value-type="float">
            <text:p>0.183000000000001</text:p>
          </table:table-cell>
          <table:table-cell office:value-type="float" office:value="-0.374339" calcext:value-type="float">
            <text:p>-0.374339</text:p>
          </table:table-cell>
        </table:table-row>
        <table:table-row table:style-name="ro1">
          <table:table-cell table:number-columns-repeated="2"/>
          <table:table-cell table:formula="of:=[.C1186]+0.001" office:value-type="float" office:value="0.184000000000001" calcext:value-type="float">
            <text:p>0.184000000000001</text:p>
          </table:table-cell>
          <table:table-cell office:value-type="float" office:value="-0.376478" calcext:value-type="float">
            <text:p>-0.376478</text:p>
          </table:table-cell>
        </table:table-row>
        <table:table-row table:style-name="ro1">
          <table:table-cell table:number-columns-repeated="2"/>
          <table:table-cell table:formula="of:=[.C1187]+0.001" office:value-type="float" office:value="0.185000000000001" calcext:value-type="float">
            <text:p>0.185000000000001</text:p>
          </table:table-cell>
          <table:table-cell office:value-type="float" office:value="-0.378619" calcext:value-type="float">
            <text:p>-0.378619</text:p>
          </table:table-cell>
        </table:table-row>
        <table:table-row table:style-name="ro1">
          <table:table-cell table:number-columns-repeated="2"/>
          <table:table-cell table:formula="of:=[.C1188]+0.001" office:value-type="float" office:value="0.186000000000001" calcext:value-type="float">
            <text:p>0.186000000000001</text:p>
          </table:table-cell>
          <table:table-cell office:value-type="float" office:value="-0.380761" calcext:value-type="float">
            <text:p>-0.380761</text:p>
          </table:table-cell>
        </table:table-row>
        <table:table-row table:style-name="ro1">
          <table:table-cell table:number-columns-repeated="2"/>
          <table:table-cell table:formula="of:=[.C1189]+0.001" office:value-type="float" office:value="0.187000000000001" calcext:value-type="float">
            <text:p>0.187000000000001</text:p>
          </table:table-cell>
          <table:table-cell office:value-type="float" office:value="-0.382905" calcext:value-type="float">
            <text:p>-0.382905</text:p>
          </table:table-cell>
        </table:table-row>
        <table:table-row table:style-name="ro1">
          <table:table-cell table:number-columns-repeated="2"/>
          <table:table-cell table:formula="of:=[.C1190]+0.001" office:value-type="float" office:value="0.188000000000001" calcext:value-type="float">
            <text:p>0.188000000000001</text:p>
          </table:table-cell>
          <table:table-cell office:value-type="float" office:value="-0.385051" calcext:value-type="float">
            <text:p>-0.385051</text:p>
          </table:table-cell>
        </table:table-row>
        <table:table-row table:style-name="ro1">
          <table:table-cell table:number-columns-repeated="2"/>
          <table:table-cell table:formula="of:=[.C1191]+0.001" office:value-type="float" office:value="0.189000000000001" calcext:value-type="float">
            <text:p>0.189000000000001</text:p>
          </table:table-cell>
          <table:table-cell office:value-type="float" office:value="-0.387198" calcext:value-type="float">
            <text:p>-0.387198</text:p>
          </table:table-cell>
        </table:table-row>
        <table:table-row table:style-name="ro1">
          <table:table-cell table:number-columns-repeated="2"/>
          <table:table-cell table:formula="of:=[.C1192]+0.001" office:value-type="float" office:value="0.190000000000001" calcext:value-type="float">
            <text:p>0.190000000000001</text:p>
          </table:table-cell>
          <table:table-cell office:value-type="float" office:value="-0.389347" calcext:value-type="float">
            <text:p>-0.389347</text:p>
          </table:table-cell>
        </table:table-row>
        <table:table-row table:style-name="ro1">
          <table:table-cell table:number-columns-repeated="2"/>
          <table:table-cell table:formula="of:=[.C1193]+0.001" office:value-type="float" office:value="0.191000000000001" calcext:value-type="float">
            <text:p>0.191000000000001</text:p>
          </table:table-cell>
          <table:table-cell office:value-type="float" office:value="-0.391498" calcext:value-type="float">
            <text:p>-0.391498</text:p>
          </table:table-cell>
        </table:table-row>
        <table:table-row table:style-name="ro1">
          <table:table-cell table:number-columns-repeated="2"/>
          <table:table-cell table:formula="of:=[.C1194]+0.001" office:value-type="float" office:value="0.192000000000001" calcext:value-type="float">
            <text:p>0.192000000000001</text:p>
          </table:table-cell>
          <table:table-cell office:value-type="float" office:value="-0.39365" calcext:value-type="float">
            <text:p>-0.39365</text:p>
          </table:table-cell>
        </table:table-row>
        <table:table-row table:style-name="ro1">
          <table:table-cell table:number-columns-repeated="2"/>
          <table:table-cell table:formula="of:=[.C1195]+0.001" office:value-type="float" office:value="0.193000000000001" calcext:value-type="float">
            <text:p>0.193000000000001</text:p>
          </table:table-cell>
          <table:table-cell office:value-type="float" office:value="-0.395804" calcext:value-type="float">
            <text:p>-0.395804</text:p>
          </table:table-cell>
        </table:table-row>
        <table:table-row table:style-name="ro1">
          <table:table-cell table:number-columns-repeated="2"/>
          <table:table-cell table:formula="of:=[.C1196]+0.001" office:value-type="float" office:value="0.194000000000001" calcext:value-type="float">
            <text:p>0.194000000000001</text:p>
          </table:table-cell>
          <table:table-cell office:value-type="float" office:value="-0.39796" calcext:value-type="float">
            <text:p>-0.39796</text:p>
          </table:table-cell>
        </table:table-row>
        <table:table-row table:style-name="ro1">
          <table:table-cell table:number-columns-repeated="2"/>
          <table:table-cell table:formula="of:=[.C1197]+0.001" office:value-type="float" office:value="0.195000000000001" calcext:value-type="float">
            <text:p>0.195000000000001</text:p>
          </table:table-cell>
          <table:table-cell office:value-type="float" office:value="-0.400117" calcext:value-type="float">
            <text:p>-0.400117</text:p>
          </table:table-cell>
        </table:table-row>
        <table:table-row table:style-name="ro1">
          <table:table-cell table:number-columns-repeated="2"/>
          <table:table-cell table:formula="of:=[.C1198]+0.001" office:value-type="float" office:value="0.196000000000001" calcext:value-type="float">
            <text:p>0.196000000000001</text:p>
          </table:table-cell>
          <table:table-cell office:value-type="float" office:value="-0.402276" calcext:value-type="float">
            <text:p>-0.402276</text:p>
          </table:table-cell>
        </table:table-row>
        <table:table-row table:style-name="ro1">
          <table:table-cell table:number-columns-repeated="2"/>
          <table:table-cell table:formula="of:=[.C1199]+0.001" office:value-type="float" office:value="0.197000000000001" calcext:value-type="float">
            <text:p>0.197000000000001</text:p>
          </table:table-cell>
          <table:table-cell office:value-type="float" office:value="-0.404436" calcext:value-type="float">
            <text:p>-0.404436</text:p>
          </table:table-cell>
        </table:table-row>
        <table:table-row table:style-name="ro1">
          <table:table-cell table:number-columns-repeated="2"/>
          <table:table-cell table:formula="of:=[.C1200]+0.001" office:value-type="float" office:value="0.198000000000001" calcext:value-type="float">
            <text:p>0.198000000000001</text:p>
          </table:table-cell>
          <table:table-cell office:value-type="float" office:value="-0.406599" calcext:value-type="float">
            <text:p>-0.406599</text:p>
          </table:table-cell>
        </table:table-row>
        <table:table-row table:style-name="ro1">
          <table:table-cell table:number-columns-repeated="2"/>
          <table:table-cell table:formula="of:=[.C1201]+0.001" office:value-type="float" office:value="0.199000000000001" calcext:value-type="float">
            <text:p>0.199000000000001</text:p>
          </table:table-cell>
          <table:table-cell office:value-type="float" office:value="-0.408763" calcext:value-type="float">
            <text:p>-0.408763</text:p>
          </table:table-cell>
        </table:table-row>
        <table:table-row table:style-name="ro1">
          <table:table-cell table:number-columns-repeated="2"/>
          <table:table-cell table:formula="of:=[.C1202]+0.001" office:value-type="float" office:value="0.200000000000001" calcext:value-type="float">
            <text:p>0.200000000000001</text:p>
          </table:table-cell>
          <table:table-cell office:value-type="float" office:value="-0.410928" calcext:value-type="float">
            <text:p>-0.410928</text:p>
          </table:table-cell>
        </table:table-row>
        <table:table-row table:style-name="ro1">
          <table:table-cell table:number-columns-repeated="2"/>
          <table:table-cell table:formula="of:=[.C1203]+0.001" office:value-type="float" office:value="0.201000000000001" calcext:value-type="float">
            <text:p>0.201000000000001</text:p>
          </table:table-cell>
          <table:table-cell office:value-type="float" office:value="-0.413096" calcext:value-type="float">
            <text:p>-0.413096</text:p>
          </table:table-cell>
        </table:table-row>
        <table:table-row table:style-name="ro1">
          <table:table-cell table:number-columns-repeated="2"/>
          <table:table-cell table:formula="of:=[.C1204]+0.001" office:value-type="float" office:value="0.202000000000001" calcext:value-type="float">
            <text:p>0.202000000000001</text:p>
          </table:table-cell>
          <table:table-cell office:value-type="float" office:value="-0.415265" calcext:value-type="float">
            <text:p>-0.415265</text:p>
          </table:table-cell>
        </table:table-row>
        <table:table-row table:style-name="ro1">
          <table:table-cell table:number-columns-repeated="2"/>
          <table:table-cell table:formula="of:=[.C1205]+0.001" office:value-type="float" office:value="0.203000000000001" calcext:value-type="float">
            <text:p>0.203000000000001</text:p>
          </table:table-cell>
          <table:table-cell office:value-type="float" office:value="-0.417436" calcext:value-type="float">
            <text:p>-0.417436</text:p>
          </table:table-cell>
        </table:table-row>
        <table:table-row table:style-name="ro1">
          <table:table-cell table:number-columns-repeated="2"/>
          <table:table-cell table:formula="of:=[.C1206]+0.001" office:value-type="float" office:value="0.204000000000001" calcext:value-type="float">
            <text:p>0.204000000000001</text:p>
          </table:table-cell>
          <table:table-cell office:value-type="float" office:value="-0.419609" calcext:value-type="float">
            <text:p>-0.419609</text:p>
          </table:table-cell>
        </table:table-row>
        <table:table-row table:style-name="ro1">
          <table:table-cell table:number-columns-repeated="2"/>
          <table:table-cell table:formula="of:=[.C1207]+0.001" office:value-type="float" office:value="0.205000000000001" calcext:value-type="float">
            <text:p>0.205000000000001</text:p>
          </table:table-cell>
          <table:table-cell office:value-type="float" office:value="-0.421783" calcext:value-type="float">
            <text:p>-0.421783</text:p>
          </table:table-cell>
        </table:table-row>
        <table:table-row table:style-name="ro1">
          <table:table-cell table:number-columns-repeated="2"/>
          <table:table-cell table:formula="of:=[.C1208]+0.001" office:value-type="float" office:value="0.206000000000001" calcext:value-type="float">
            <text:p>0.206000000000001</text:p>
          </table:table-cell>
          <table:table-cell office:value-type="float" office:value="-0.423959" calcext:value-type="float">
            <text:p>-0.423959</text:p>
          </table:table-cell>
        </table:table-row>
        <table:table-row table:style-name="ro1">
          <table:table-cell table:number-columns-repeated="2"/>
          <table:table-cell table:formula="of:=[.C1209]+0.001" office:value-type="float" office:value="0.207000000000001" calcext:value-type="float">
            <text:p>0.207000000000001</text:p>
          </table:table-cell>
          <table:table-cell office:value-type="float" office:value="-0.426138" calcext:value-type="float">
            <text:p>-0.426138</text:p>
          </table:table-cell>
        </table:table-row>
        <table:table-row table:style-name="ro1">
          <table:table-cell table:number-columns-repeated="2"/>
          <table:table-cell table:formula="of:=[.C1210]+0.001" office:value-type="float" office:value="0.208000000000001" calcext:value-type="float">
            <text:p>0.208000000000001</text:p>
          </table:table-cell>
          <table:table-cell office:value-type="float" office:value="-0.428317" calcext:value-type="float">
            <text:p>-0.428317</text:p>
          </table:table-cell>
        </table:table-row>
        <table:table-row table:style-name="ro1">
          <table:table-cell table:number-columns-repeated="2"/>
          <table:table-cell table:formula="of:=[.C1211]+0.001" office:value-type="float" office:value="0.209000000000001" calcext:value-type="float">
            <text:p>0.209000000000001</text:p>
          </table:table-cell>
          <table:table-cell office:value-type="float" office:value="-0.430499" calcext:value-type="float">
            <text:p>-0.430499</text:p>
          </table:table-cell>
        </table:table-row>
        <table:table-row table:style-name="ro1">
          <table:table-cell table:number-columns-repeated="2"/>
          <table:table-cell table:formula="of:=[.C1212]+0.001" office:value-type="float" office:value="0.210000000000001" calcext:value-type="float">
            <text:p>0.210000000000001</text:p>
          </table:table-cell>
          <table:table-cell office:value-type="float" office:value="-0.432683" calcext:value-type="float">
            <text:p>-0.432683</text:p>
          </table:table-cell>
        </table:table-row>
        <table:table-row table:style-name="ro1">
          <table:table-cell table:number-columns-repeated="2"/>
          <table:table-cell table:formula="of:=[.C1213]+0.001" office:value-type="float" office:value="0.211000000000001" calcext:value-type="float">
            <text:p>0.211000000000001</text:p>
          </table:table-cell>
          <table:table-cell office:value-type="float" office:value="-0.434868" calcext:value-type="float">
            <text:p>-0.434868</text:p>
          </table:table-cell>
        </table:table-row>
        <table:table-row table:style-name="ro1">
          <table:table-cell table:number-columns-repeated="2"/>
          <table:table-cell table:formula="of:=[.C1214]+0.001" office:value-type="float" office:value="0.212000000000001" calcext:value-type="float">
            <text:p>0.212000000000001</text:p>
          </table:table-cell>
          <table:table-cell office:value-type="float" office:value="-0.437055" calcext:value-type="float">
            <text:p>-0.437055</text:p>
          </table:table-cell>
        </table:table-row>
        <table:table-row table:style-name="ro1">
          <table:table-cell table:number-columns-repeated="2"/>
          <table:table-cell table:formula="of:=[.C1215]+0.001" office:value-type="float" office:value="0.213000000000001" calcext:value-type="float">
            <text:p>0.213000000000001</text:p>
          </table:table-cell>
          <table:table-cell office:value-type="float" office:value="-0.439244" calcext:value-type="float">
            <text:p>-0.439244</text:p>
          </table:table-cell>
        </table:table-row>
        <table:table-row table:style-name="ro1">
          <table:table-cell table:number-columns-repeated="2"/>
          <table:table-cell table:formula="of:=[.C1216]+0.001" office:value-type="float" office:value="0.214000000000001" calcext:value-type="float">
            <text:p>0.214000000000001</text:p>
          </table:table-cell>
          <table:table-cell office:value-type="float" office:value="-0.441435" calcext:value-type="float">
            <text:p>-0.441435</text:p>
          </table:table-cell>
        </table:table-row>
        <table:table-row table:style-name="ro1">
          <table:table-cell table:number-columns-repeated="2"/>
          <table:table-cell table:formula="of:=[.C1217]+0.001" office:value-type="float" office:value="0.215000000000001" calcext:value-type="float">
            <text:p>0.215000000000001</text:p>
          </table:table-cell>
          <table:table-cell office:value-type="float" office:value="-0.443628" calcext:value-type="float">
            <text:p>-0.443628</text:p>
          </table:table-cell>
        </table:table-row>
        <table:table-row table:style-name="ro1">
          <table:table-cell table:number-columns-repeated="2"/>
          <table:table-cell table:formula="of:=[.C1218]+0.001" office:value-type="float" office:value="0.216000000000001" calcext:value-type="float">
            <text:p>0.216000000000001</text:p>
          </table:table-cell>
          <table:table-cell office:value-type="float" office:value="-0.445823" calcext:value-type="float">
            <text:p>-0.445823</text:p>
          </table:table-cell>
        </table:table-row>
        <table:table-row table:style-name="ro1">
          <table:table-cell table:number-columns-repeated="2"/>
          <table:table-cell table:formula="of:=[.C1219]+0.001" office:value-type="float" office:value="0.217000000000001" calcext:value-type="float">
            <text:p>0.217000000000001</text:p>
          </table:table-cell>
          <table:table-cell office:value-type="float" office:value="-0.448019" calcext:value-type="float">
            <text:p>-0.448019</text:p>
          </table:table-cell>
        </table:table-row>
        <table:table-row table:style-name="ro1">
          <table:table-cell table:number-columns-repeated="2"/>
          <table:table-cell table:formula="of:=[.C1220]+0.001" office:value-type="float" office:value="0.218000000000001" calcext:value-type="float">
            <text:p>0.218000000000001</text:p>
          </table:table-cell>
          <table:table-cell office:value-type="float" office:value="-0.450218" calcext:value-type="float">
            <text:p>-0.450218</text:p>
          </table:table-cell>
        </table:table-row>
        <table:table-row table:style-name="ro1">
          <table:table-cell table:number-columns-repeated="2"/>
          <table:table-cell table:formula="of:=[.C1221]+0.001" office:value-type="float" office:value="0.219000000000001" calcext:value-type="float">
            <text:p>0.219000000000001</text:p>
          </table:table-cell>
          <table:table-cell office:value-type="float" office:value="-0.452418" calcext:value-type="float">
            <text:p>-0.452418</text:p>
          </table:table-cell>
        </table:table-row>
        <table:table-row table:style-name="ro1">
          <table:table-cell table:number-columns-repeated="2"/>
          <table:table-cell table:formula="of:=[.C1222]+0.001" office:value-type="float" office:value="0.220000000000001" calcext:value-type="float">
            <text:p>0.220000000000001</text:p>
          </table:table-cell>
          <table:table-cell office:value-type="float" office:value="-0.454621" calcext:value-type="float">
            <text:p>-0.454621</text:p>
          </table:table-cell>
        </table:table-row>
        <table:table-row table:style-name="ro1">
          <table:table-cell table:number-columns-repeated="2"/>
          <table:table-cell table:formula="of:=[.C1223]+0.001" office:value-type="float" office:value="0.221000000000001" calcext:value-type="float">
            <text:p>0.221000000000001</text:p>
          </table:table-cell>
          <table:table-cell office:value-type="float" office:value="-0.456825" calcext:value-type="float">
            <text:p>-0.456825</text:p>
          </table:table-cell>
        </table:table-row>
        <table:table-row table:style-name="ro1">
          <table:table-cell table:number-columns-repeated="2"/>
          <table:table-cell table:formula="of:=[.C1224]+0.001" office:value-type="float" office:value="0.222000000000001" calcext:value-type="float">
            <text:p>0.222000000000001</text:p>
          </table:table-cell>
          <table:table-cell office:value-type="float" office:value="-0.459031" calcext:value-type="float">
            <text:p>-0.459031</text:p>
          </table:table-cell>
        </table:table-row>
        <table:table-row table:style-name="ro1">
          <table:table-cell table:number-columns-repeated="2"/>
          <table:table-cell table:formula="of:=[.C1225]+0.001" office:value-type="float" office:value="0.223000000000001" calcext:value-type="float">
            <text:p>0.223000000000001</text:p>
          </table:table-cell>
          <table:table-cell office:value-type="float" office:value="-0.461239" calcext:value-type="float">
            <text:p>-0.461239</text:p>
          </table:table-cell>
        </table:table-row>
        <table:table-row table:style-name="ro1">
          <table:table-cell table:number-columns-repeated="2"/>
          <table:table-cell table:formula="of:=[.C1226]+0.001" office:value-type="float" office:value="0.224000000000001" calcext:value-type="float">
            <text:p>0.224000000000001</text:p>
          </table:table-cell>
          <table:table-cell office:value-type="float" office:value="-0.46345" calcext:value-type="float">
            <text:p>-0.46345</text:p>
          </table:table-cell>
        </table:table-row>
        <table:table-row table:style-name="ro1">
          <table:table-cell table:number-columns-repeated="2"/>
          <table:table-cell table:formula="of:=[.C1227]+0.001" office:value-type="float" office:value="0.225000000000001" calcext:value-type="float">
            <text:p>0.225000000000001</text:p>
          </table:table-cell>
          <table:table-cell office:value-type="float" office:value="-0.465662" calcext:value-type="float">
            <text:p>-0.465662</text:p>
          </table:table-cell>
        </table:table-row>
        <table:table-row table:style-name="ro1">
          <table:table-cell table:number-columns-repeated="2"/>
          <table:table-cell table:formula="of:=[.C1228]+0.001" office:value-type="float" office:value="0.226000000000001" calcext:value-type="float">
            <text:p>0.226000000000001</text:p>
          </table:table-cell>
          <table:table-cell office:value-type="float" office:value="-0.467876" calcext:value-type="float">
            <text:p>-0.467876</text:p>
          </table:table-cell>
        </table:table-row>
        <table:table-row table:style-name="ro1">
          <table:table-cell table:number-columns-repeated="2"/>
          <table:table-cell table:formula="of:=[.C1229]+0.001" office:value-type="float" office:value="0.227000000000001" calcext:value-type="float">
            <text:p>0.227000000000001</text:p>
          </table:table-cell>
          <table:table-cell office:value-type="float" office:value="-0.470092" calcext:value-type="float">
            <text:p>-0.470092</text:p>
          </table:table-cell>
        </table:table-row>
        <table:table-row table:style-name="ro1">
          <table:table-cell table:number-columns-repeated="2"/>
          <table:table-cell table:formula="of:=[.C1230]+0.001" office:value-type="float" office:value="0.228000000000001" calcext:value-type="float">
            <text:p>0.228000000000001</text:p>
          </table:table-cell>
          <table:table-cell office:value-type="float" office:value="-0.47231" calcext:value-type="float">
            <text:p>-0.47231</text:p>
          </table:table-cell>
        </table:table-row>
        <table:table-row table:style-name="ro1">
          <table:table-cell table:number-columns-repeated="2"/>
          <table:table-cell table:formula="of:=[.C1231]+0.001" office:value-type="float" office:value="0.229000000000001" calcext:value-type="float">
            <text:p>0.229000000000001</text:p>
          </table:table-cell>
          <table:table-cell office:value-type="float" office:value="-0.47453" calcext:value-type="float">
            <text:p>-0.47453</text:p>
          </table:table-cell>
        </table:table-row>
        <table:table-row table:style-name="ro1">
          <table:table-cell table:number-columns-repeated="2"/>
          <table:table-cell table:formula="of:=[.C1232]+0.001" office:value-type="float" office:value="0.230000000000001" calcext:value-type="float">
            <text:p>0.230000000000001</text:p>
          </table:table-cell>
          <table:table-cell office:value-type="float" office:value="-0.476753" calcext:value-type="float">
            <text:p>-0.476753</text:p>
          </table:table-cell>
        </table:table-row>
        <table:table-row table:style-name="ro1">
          <table:table-cell table:number-columns-repeated="2"/>
          <table:table-cell table:formula="of:=[.C1233]+0.001" office:value-type="float" office:value="0.231000000000001" calcext:value-type="float">
            <text:p>0.231000000000001</text:p>
          </table:table-cell>
          <table:table-cell office:value-type="float" office:value="-0.478977" calcext:value-type="float">
            <text:p>-0.478977</text:p>
          </table:table-cell>
        </table:table-row>
        <table:table-row table:style-name="ro1">
          <table:table-cell table:number-columns-repeated="2"/>
          <table:table-cell table:formula="of:=[.C1234]+0.001" office:value-type="float" office:value="0.232000000000001" calcext:value-type="float">
            <text:p>0.232000000000001</text:p>
          </table:table-cell>
          <table:table-cell office:value-type="float" office:value="-0.481203" calcext:value-type="float">
            <text:p>-0.481203</text:p>
          </table:table-cell>
        </table:table-row>
        <table:table-row table:style-name="ro1">
          <table:table-cell table:number-columns-repeated="2"/>
          <table:table-cell table:formula="of:=[.C1235]+0.001" office:value-type="float" office:value="0.233000000000001" calcext:value-type="float">
            <text:p>0.233000000000001</text:p>
          </table:table-cell>
          <table:table-cell office:value-type="float" office:value="-0.483432" calcext:value-type="float">
            <text:p>-0.483432</text:p>
          </table:table-cell>
        </table:table-row>
        <table:table-row table:style-name="ro1">
          <table:table-cell table:number-columns-repeated="2"/>
          <table:table-cell table:formula="of:=[.C1236]+0.001" office:value-type="float" office:value="0.234000000000001" calcext:value-type="float">
            <text:p>0.234000000000001</text:p>
          </table:table-cell>
          <table:table-cell office:value-type="float" office:value="-0.485662" calcext:value-type="float">
            <text:p>-0.485662</text:p>
          </table:table-cell>
        </table:table-row>
        <table:table-row table:style-name="ro1">
          <table:table-cell table:number-columns-repeated="2"/>
          <table:table-cell table:formula="of:=[.C1237]+0.001" office:value-type="float" office:value="0.235000000000001" calcext:value-type="float">
            <text:p>0.235000000000001</text:p>
          </table:table-cell>
          <table:table-cell office:value-type="float" office:value="-0.487895" calcext:value-type="float">
            <text:p>-0.487895</text:p>
          </table:table-cell>
        </table:table-row>
        <table:table-row table:style-name="ro1">
          <table:table-cell table:number-columns-repeated="2"/>
          <table:table-cell table:formula="of:=[.C1238]+0.001" office:value-type="float" office:value="0.236000000000001" calcext:value-type="float">
            <text:p>0.236000000000001</text:p>
          </table:table-cell>
          <table:table-cell office:value-type="float" office:value="-0.490129" calcext:value-type="float">
            <text:p>-0.490129</text:p>
          </table:table-cell>
        </table:table-row>
        <table:table-row table:style-name="ro1">
          <table:table-cell table:number-columns-repeated="2"/>
          <table:table-cell table:formula="of:=[.C1239]+0.001" office:value-type="float" office:value="0.237000000000001" calcext:value-type="float">
            <text:p>0.237000000000001</text:p>
          </table:table-cell>
          <table:table-cell office:value-type="float" office:value="-0.492366" calcext:value-type="float">
            <text:p>-0.492366</text:p>
          </table:table-cell>
        </table:table-row>
        <table:table-row table:style-name="ro1">
          <table:table-cell table:number-columns-repeated="2"/>
          <table:table-cell table:formula="of:=[.C1240]+0.001" office:value-type="float" office:value="0.238000000000001" calcext:value-type="float">
            <text:p>0.238000000000001</text:p>
          </table:table-cell>
          <table:table-cell office:value-type="float" office:value="-0.494605" calcext:value-type="float">
            <text:p>-0.494605</text:p>
          </table:table-cell>
        </table:table-row>
        <table:table-row table:style-name="ro1">
          <table:table-cell table:number-columns-repeated="2"/>
          <table:table-cell table:formula="of:=[.C1241]+0.001" office:value-type="float" office:value="0.239000000000001" calcext:value-type="float">
            <text:p>0.239000000000001</text:p>
          </table:table-cell>
          <table:table-cell office:value-type="float" office:value="-0.496846" calcext:value-type="float">
            <text:p>-0.496846</text:p>
          </table:table-cell>
        </table:table-row>
        <table:table-row table:style-name="ro1">
          <table:table-cell table:number-columns-repeated="2"/>
          <table:table-cell table:formula="of:=[.C1242]+0.001" office:value-type="float" office:value="0.240000000000001" calcext:value-type="float">
            <text:p>0.240000000000001</text:p>
          </table:table-cell>
          <table:table-cell office:value-type="float" office:value="-0.499089" calcext:value-type="float">
            <text:p>-0.499089</text:p>
          </table:table-cell>
        </table:table-row>
        <table:table-row table:style-name="ro1">
          <table:table-cell table:number-columns-repeated="2"/>
          <table:table-cell table:formula="of:=[.C1243]+0.001" office:value-type="float" office:value="0.241000000000001" calcext:value-type="float">
            <text:p>0.241000000000001</text:p>
          </table:table-cell>
          <table:table-cell office:value-type="float" office:value="-0.501335" calcext:value-type="float">
            <text:p>-0.501335</text:p>
          </table:table-cell>
        </table:table-row>
        <table:table-row table:style-name="ro1">
          <table:table-cell table:number-columns-repeated="2"/>
          <table:table-cell table:formula="of:=[.C1244]+0.001" office:value-type="float" office:value="0.242000000000001" calcext:value-type="float">
            <text:p>0.242000000000001</text:p>
          </table:table-cell>
          <table:table-cell office:value-type="float" office:value="-0.503582" calcext:value-type="float">
            <text:p>-0.503582</text:p>
          </table:table-cell>
        </table:table-row>
        <table:table-row table:style-name="ro1">
          <table:table-cell table:number-columns-repeated="2"/>
          <table:table-cell table:formula="of:=[.C1245]+0.001" office:value-type="float" office:value="0.243000000000001" calcext:value-type="float">
            <text:p>0.243000000000001</text:p>
          </table:table-cell>
          <table:table-cell office:value-type="float" office:value="-0.505832" calcext:value-type="float">
            <text:p>-0.505832</text:p>
          </table:table-cell>
        </table:table-row>
        <table:table-row table:style-name="ro1">
          <table:table-cell table:number-columns-repeated="2"/>
          <table:table-cell table:formula="of:=[.C1246]+0.001" office:value-type="float" office:value="0.244000000000001" calcext:value-type="float">
            <text:p>0.244000000000001</text:p>
          </table:table-cell>
          <table:table-cell office:value-type="float" office:value="-0.508084" calcext:value-type="float">
            <text:p>-0.508084</text:p>
          </table:table-cell>
        </table:table-row>
        <table:table-row table:style-name="ro1">
          <table:table-cell table:number-columns-repeated="2"/>
          <table:table-cell table:formula="of:=[.C1247]+0.001" office:value-type="float" office:value="0.245000000000001" calcext:value-type="float">
            <text:p>0.245000000000001</text:p>
          </table:table-cell>
          <table:table-cell office:value-type="float" office:value="-0.510338" calcext:value-type="float">
            <text:p>-0.510338</text:p>
          </table:table-cell>
        </table:table-row>
        <table:table-row table:style-name="ro1">
          <table:table-cell table:number-columns-repeated="2"/>
          <table:table-cell table:formula="of:=[.C1248]+0.001" office:value-type="float" office:value="0.246000000000001" calcext:value-type="float">
            <text:p>0.246000000000001</text:p>
          </table:table-cell>
          <table:table-cell office:value-type="float" office:value="-0.512594" calcext:value-type="float">
            <text:p>-0.512594</text:p>
          </table:table-cell>
        </table:table-row>
        <table:table-row table:style-name="ro1">
          <table:table-cell table:number-columns-repeated="2"/>
          <table:table-cell table:formula="of:=[.C1249]+0.001" office:value-type="float" office:value="0.247000000000001" calcext:value-type="float">
            <text:p>0.247000000000001</text:p>
          </table:table-cell>
          <table:table-cell office:value-type="float" office:value="-0.514853" calcext:value-type="float">
            <text:p>-0.514853</text:p>
          </table:table-cell>
        </table:table-row>
        <table:table-row table:style-name="ro1">
          <table:table-cell table:number-columns-repeated="2"/>
          <table:table-cell table:formula="of:=[.C1250]+0.001" office:value-type="float" office:value="0.248000000000001" calcext:value-type="float">
            <text:p>0.248000000000001</text:p>
          </table:table-cell>
          <table:table-cell office:value-type="float" office:value="-0.517114" calcext:value-type="float">
            <text:p>-0.517114</text:p>
          </table:table-cell>
        </table:table-row>
        <table:table-row table:style-name="ro1">
          <table:table-cell table:number-columns-repeated="2"/>
          <table:table-cell table:formula="of:=[.C1251]+0.001" office:value-type="float" office:value="0.249000000000001" calcext:value-type="float">
            <text:p>0.249000000000001</text:p>
          </table:table-cell>
          <table:table-cell office:value-type="float" office:value="-0.519377" calcext:value-type="float">
            <text:p>-0.519377</text:p>
          </table:table-cell>
        </table:table-row>
        <table:table-row table:style-name="ro1">
          <table:table-cell table:number-columns-repeated="2"/>
          <table:table-cell table:formula="of:=[.C1252]+0.001" office:value-type="float" office:value="0.250000000000001" calcext:value-type="float">
            <text:p>0.250000000000001</text:p>
          </table:table-cell>
          <table:table-cell office:value-type="float" office:value="-0.521642" calcext:value-type="float">
            <text:p>-0.521642</text:p>
          </table:table-cell>
        </table:table-row>
        <table:table-row table:style-name="ro1">
          <table:table-cell table:number-columns-repeated="2"/>
          <table:table-cell table:formula="of:=[.C1253]+0.001" office:value-type="float" office:value="0.251000000000001" calcext:value-type="float">
            <text:p>0.251000000000001</text:p>
          </table:table-cell>
          <table:table-cell office:value-type="float" office:value="-0.523909" calcext:value-type="float">
            <text:p>-0.523909</text:p>
          </table:table-cell>
        </table:table-row>
        <table:table-row table:style-name="ro1">
          <table:table-cell table:number-columns-repeated="2"/>
          <table:table-cell table:formula="of:=[.C1254]+0.001" office:value-type="float" office:value="0.252000000000001" calcext:value-type="float">
            <text:p>0.252000000000001</text:p>
          </table:table-cell>
          <table:table-cell office:value-type="float" office:value="-0.526179" calcext:value-type="float">
            <text:p>-0.526179</text:p>
          </table:table-cell>
        </table:table-row>
        <table:table-row table:style-name="ro1">
          <table:table-cell table:number-columns-repeated="2"/>
          <table:table-cell table:formula="of:=[.C1255]+0.001" office:value-type="float" office:value="0.253000000000001" calcext:value-type="float">
            <text:p>0.253000000000001</text:p>
          </table:table-cell>
          <table:table-cell office:value-type="float" office:value="-0.528451" calcext:value-type="float">
            <text:p>-0.528451</text:p>
          </table:table-cell>
        </table:table-row>
        <table:table-row table:style-name="ro1">
          <table:table-cell table:number-columns-repeated="2"/>
          <table:table-cell table:formula="of:=[.C1256]+0.001" office:value-type="float" office:value="0.254000000000001" calcext:value-type="float">
            <text:p>0.254000000000001</text:p>
          </table:table-cell>
          <table:table-cell office:value-type="float" office:value="-0.530726" calcext:value-type="float">
            <text:p>-0.530726</text:p>
          </table:table-cell>
        </table:table-row>
        <table:table-row table:style-name="ro1">
          <table:table-cell table:number-columns-repeated="2"/>
          <table:table-cell table:formula="of:=[.C1257]+0.001" office:value-type="float" office:value="0.255000000000001" calcext:value-type="float">
            <text:p>0.255000000000001</text:p>
          </table:table-cell>
          <table:table-cell office:value-type="float" office:value="-0.533002" calcext:value-type="float">
            <text:p>-0.533002</text:p>
          </table:table-cell>
        </table:table-row>
        <table:table-row table:style-name="ro1">
          <table:table-cell table:number-columns-repeated="2"/>
          <table:table-cell table:formula="of:=[.C1258]+0.001" office:value-type="float" office:value="0.256000000000001" calcext:value-type="float">
            <text:p>0.256000000000001</text:p>
          </table:table-cell>
          <table:table-cell office:value-type="float" office:value="-0.535281" calcext:value-type="float">
            <text:p>-0.535281</text:p>
          </table:table-cell>
        </table:table-row>
        <table:table-row table:style-name="ro1">
          <table:table-cell table:number-columns-repeated="2"/>
          <table:table-cell table:formula="of:=[.C1259]+0.001" office:value-type="float" office:value="0.257000000000001" calcext:value-type="float">
            <text:p>0.257000000000001</text:p>
          </table:table-cell>
          <table:table-cell office:value-type="float" office:value="-0.537563" calcext:value-type="float">
            <text:p>-0.537563</text:p>
          </table:table-cell>
        </table:table-row>
        <table:table-row table:style-name="ro1">
          <table:table-cell table:number-columns-repeated="2"/>
          <table:table-cell table:formula="of:=[.C1260]+0.001" office:value-type="float" office:value="0.258000000000001" calcext:value-type="float">
            <text:p>0.258000000000001</text:p>
          </table:table-cell>
          <table:table-cell office:value-type="float" office:value="-0.539847" calcext:value-type="float">
            <text:p>-0.539847</text:p>
          </table:table-cell>
        </table:table-row>
        <table:table-row table:style-name="ro1">
          <table:table-cell table:number-columns-repeated="2"/>
          <table:table-cell table:formula="of:=[.C1261]+0.001" office:value-type="float" office:value="0.259000000000001" calcext:value-type="float">
            <text:p>0.259000000000001</text:p>
          </table:table-cell>
          <table:table-cell office:value-type="float" office:value="-0.542133" calcext:value-type="float">
            <text:p>-0.542133</text:p>
          </table:table-cell>
        </table:table-row>
        <table:table-row table:style-name="ro1">
          <table:table-cell table:number-columns-repeated="2"/>
          <table:table-cell table:formula="of:=[.C1262]+0.001" office:value-type="float" office:value="0.260000000000001" calcext:value-type="float">
            <text:p>0.260000000000001</text:p>
          </table:table-cell>
          <table:table-cell office:value-type="float" office:value="-0.544421" calcext:value-type="float">
            <text:p>-0.544421</text:p>
          </table:table-cell>
        </table:table-row>
        <table:table-row table:style-name="ro1">
          <table:table-cell table:number-columns-repeated="2"/>
          <table:table-cell table:formula="of:=[.C1263]+0.001" office:value-type="float" office:value="0.261000000000001" calcext:value-type="float">
            <text:p>0.261000000000001</text:p>
          </table:table-cell>
          <table:table-cell office:value-type="float" office:value="-0.546712" calcext:value-type="float">
            <text:p>-0.546712</text:p>
          </table:table-cell>
        </table:table-row>
        <table:table-row table:style-name="ro1">
          <table:table-cell table:number-columns-repeated="2"/>
          <table:table-cell table:formula="of:=[.C1264]+0.001" office:value-type="float" office:value="0.262000000000001" calcext:value-type="float">
            <text:p>0.262000000000001</text:p>
          </table:table-cell>
          <table:table-cell office:value-type="float" office:value="-0.549005" calcext:value-type="float">
            <text:p>-0.549005</text:p>
          </table:table-cell>
        </table:table-row>
        <table:table-row table:style-name="ro1">
          <table:table-cell table:number-columns-repeated="2"/>
          <table:table-cell table:formula="of:=[.C1265]+0.001" office:value-type="float" office:value="0.263000000000001" calcext:value-type="float">
            <text:p>0.263000000000001</text:p>
          </table:table-cell>
          <table:table-cell office:value-type="float" office:value="-0.551301" calcext:value-type="float">
            <text:p>-0.551301</text:p>
          </table:table-cell>
        </table:table-row>
        <table:table-row table:style-name="ro1">
          <table:table-cell table:number-columns-repeated="2"/>
          <table:table-cell table:formula="of:=[.C1266]+0.001" office:value-type="float" office:value="0.264000000000001" calcext:value-type="float">
            <text:p>0.264000000000001</text:p>
          </table:table-cell>
          <table:table-cell office:value-type="float" office:value="-0.553599" calcext:value-type="float">
            <text:p>-0.553599</text:p>
          </table:table-cell>
        </table:table-row>
        <table:table-row table:style-name="ro1">
          <table:table-cell table:number-columns-repeated="2"/>
          <table:table-cell table:formula="of:=[.C1267]+0.001" office:value-type="float" office:value="0.265000000000001" calcext:value-type="float">
            <text:p>0.265000000000001</text:p>
          </table:table-cell>
          <table:table-cell office:value-type="float" office:value="-0.555899" calcext:value-type="float">
            <text:p>-0.555899</text:p>
          </table:table-cell>
        </table:table-row>
        <table:table-row table:style-name="ro1">
          <table:table-cell table:number-columns-repeated="2"/>
          <table:table-cell table:formula="of:=[.C1268]+0.001" office:value-type="float" office:value="0.266000000000001" calcext:value-type="float">
            <text:p>0.266000000000001</text:p>
          </table:table-cell>
          <table:table-cell office:value-type="float" office:value="-0.558202" calcext:value-type="float">
            <text:p>-0.558202</text:p>
          </table:table-cell>
        </table:table-row>
        <table:table-row table:style-name="ro1">
          <table:table-cell table:number-columns-repeated="2"/>
          <table:table-cell table:formula="of:=[.C1269]+0.001" office:value-type="float" office:value="0.267000000000001" calcext:value-type="float">
            <text:p>0.267000000000001</text:p>
          </table:table-cell>
          <table:table-cell office:value-type="float" office:value="-0.560508" calcext:value-type="float">
            <text:p>-0.560508</text:p>
          </table:table-cell>
        </table:table-row>
        <table:table-row table:style-name="ro1">
          <table:table-cell table:number-columns-repeated="2"/>
          <table:table-cell table:formula="of:=[.C1270]+0.001" office:value-type="float" office:value="0.268000000000001" calcext:value-type="float">
            <text:p>0.268000000000001</text:p>
          </table:table-cell>
          <table:table-cell office:value-type="float" office:value="-0.562816" calcext:value-type="float">
            <text:p>-0.562816</text:p>
          </table:table-cell>
        </table:table-row>
        <table:table-row table:style-name="ro1">
          <table:table-cell table:number-columns-repeated="2"/>
          <table:table-cell table:formula="of:=[.C1271]+0.001" office:value-type="float" office:value="0.269000000000001" calcext:value-type="float">
            <text:p>0.269000000000001</text:p>
          </table:table-cell>
          <table:table-cell office:value-type="float" office:value="-0.565126" calcext:value-type="float">
            <text:p>-0.565126</text:p>
          </table:table-cell>
        </table:table-row>
        <table:table-row table:style-name="ro1">
          <table:table-cell table:number-columns-repeated="2"/>
          <table:table-cell table:formula="of:=[.C1272]+0.001" office:value-type="float" office:value="0.270000000000001" calcext:value-type="float">
            <text:p>0.270000000000001</text:p>
          </table:table-cell>
          <table:table-cell office:value-type="float" office:value="-0.567439" calcext:value-type="float">
            <text:p>-0.567439</text:p>
          </table:table-cell>
        </table:table-row>
        <table:table-row table:style-name="ro1">
          <table:table-cell table:number-columns-repeated="2"/>
          <table:table-cell table:formula="of:=[.C1273]+0.001" office:value-type="float" office:value="0.271000000000001" calcext:value-type="float">
            <text:p>0.271000000000001</text:p>
          </table:table-cell>
          <table:table-cell office:value-type="float" office:value="-0.569754" calcext:value-type="float">
            <text:p>-0.569754</text:p>
          </table:table-cell>
        </table:table-row>
        <table:table-row table:style-name="ro1">
          <table:table-cell table:number-columns-repeated="2"/>
          <table:table-cell table:formula="of:=[.C1274]+0.001" office:value-type="float" office:value="0.272000000000001" calcext:value-type="float">
            <text:p>0.272000000000001</text:p>
          </table:table-cell>
          <table:table-cell office:value-type="float" office:value="-0.572072" calcext:value-type="float">
            <text:p>-0.572072</text:p>
          </table:table-cell>
        </table:table-row>
        <table:table-row table:style-name="ro1">
          <table:table-cell table:number-columns-repeated="2"/>
          <table:table-cell table:formula="of:=[.C1275]+0.001" office:value-type="float" office:value="0.273000000000001" calcext:value-type="float">
            <text:p>0.273000000000001</text:p>
          </table:table-cell>
          <table:table-cell office:value-type="float" office:value="-0.574392" calcext:value-type="float">
            <text:p>-0.574392</text:p>
          </table:table-cell>
        </table:table-row>
        <table:table-row table:style-name="ro1">
          <table:table-cell table:number-columns-repeated="2"/>
          <table:table-cell table:formula="of:=[.C1276]+0.001" office:value-type="float" office:value="0.274000000000001" calcext:value-type="float">
            <text:p>0.274000000000001</text:p>
          </table:table-cell>
          <table:table-cell office:value-type="float" office:value="-0.576715" calcext:value-type="float">
            <text:p>-0.576715</text:p>
          </table:table-cell>
        </table:table-row>
        <table:table-row table:style-name="ro1">
          <table:table-cell table:number-columns-repeated="2"/>
          <table:table-cell table:formula="of:=[.C1277]+0.001" office:value-type="float" office:value="0.275000000000001" calcext:value-type="float">
            <text:p>0.275000000000001</text:p>
          </table:table-cell>
          <table:table-cell office:value-type="float" office:value="-0.579041" calcext:value-type="float">
            <text:p>-0.579041</text:p>
          </table:table-cell>
        </table:table-row>
        <table:table-row table:style-name="ro1">
          <table:table-cell table:number-columns-repeated="2"/>
          <table:table-cell table:formula="of:=[.C1278]+0.001" office:value-type="float" office:value="0.276000000000001" calcext:value-type="float">
            <text:p>0.276000000000001</text:p>
          </table:table-cell>
          <table:table-cell office:value-type="float" office:value="-0.581369" calcext:value-type="float">
            <text:p>-0.581369</text:p>
          </table:table-cell>
        </table:table-row>
        <table:table-row table:style-name="ro1">
          <table:table-cell table:number-columns-repeated="2"/>
          <table:table-cell table:formula="of:=[.C1279]+0.001" office:value-type="float" office:value="0.277000000000001" calcext:value-type="float">
            <text:p>0.277000000000001</text:p>
          </table:table-cell>
          <table:table-cell office:value-type="float" office:value="-0.583699" calcext:value-type="float">
            <text:p>-0.583699</text:p>
          </table:table-cell>
        </table:table-row>
        <table:table-row table:style-name="ro1">
          <table:table-cell table:number-columns-repeated="2"/>
          <table:table-cell table:formula="of:=[.C1280]+0.001" office:value-type="float" office:value="0.278000000000001" calcext:value-type="float">
            <text:p>0.278000000000001</text:p>
          </table:table-cell>
          <table:table-cell office:value-type="float" office:value="-0.586033" calcext:value-type="float">
            <text:p>-0.586033</text:p>
          </table:table-cell>
        </table:table-row>
        <table:table-row table:style-name="ro1">
          <table:table-cell table:number-columns-repeated="2"/>
          <table:table-cell table:formula="of:=[.C1281]+0.001" office:value-type="float" office:value="0.279000000000001" calcext:value-type="float">
            <text:p>0.279000000000001</text:p>
          </table:table-cell>
          <table:table-cell office:value-type="float" office:value="-0.588368" calcext:value-type="float">
            <text:p>-0.588368</text:p>
          </table:table-cell>
        </table:table-row>
        <table:table-row table:style-name="ro1">
          <table:table-cell table:number-columns-repeated="2"/>
          <table:table-cell table:formula="of:=[.C1282]+0.001" office:value-type="float" office:value="0.280000000000001" calcext:value-type="float">
            <text:p>0.280000000000001</text:p>
          </table:table-cell>
          <table:table-cell office:value-type="float" office:value="-0.590707" calcext:value-type="float">
            <text:p>-0.590707</text:p>
          </table:table-cell>
        </table:table-row>
        <table:table-row table:style-name="ro1">
          <table:table-cell table:number-columns-repeated="2"/>
          <table:table-cell table:formula="of:=[.C1283]+0.001" office:value-type="float" office:value="0.281000000000001" calcext:value-type="float">
            <text:p>0.281000000000001</text:p>
          </table:table-cell>
          <table:table-cell office:value-type="float" office:value="-0.593048" calcext:value-type="float">
            <text:p>-0.593048</text:p>
          </table:table-cell>
        </table:table-row>
        <table:table-row table:style-name="ro1">
          <table:table-cell table:number-columns-repeated="2"/>
          <table:table-cell table:formula="of:=[.C1284]+0.001" office:value-type="float" office:value="0.282000000000001" calcext:value-type="float">
            <text:p>0.282000000000001</text:p>
          </table:table-cell>
          <table:table-cell office:value-type="float" office:value="-0.595392" calcext:value-type="float">
            <text:p>-0.595392</text:p>
          </table:table-cell>
        </table:table-row>
        <table:table-row table:style-name="ro1">
          <table:table-cell table:number-columns-repeated="2"/>
          <table:table-cell table:formula="of:=[.C1285]+0.001" office:value-type="float" office:value="0.283000000000001" calcext:value-type="float">
            <text:p>0.283000000000001</text:p>
          </table:table-cell>
          <table:table-cell office:value-type="float" office:value="-0.597738" calcext:value-type="float">
            <text:p>-0.597738</text:p>
          </table:table-cell>
        </table:table-row>
        <table:table-row table:style-name="ro1">
          <table:table-cell table:number-columns-repeated="2"/>
          <table:table-cell table:formula="of:=[.C1286]+0.001" office:value-type="float" office:value="0.284000000000001" calcext:value-type="float">
            <text:p>0.284000000000001</text:p>
          </table:table-cell>
          <table:table-cell office:value-type="float" office:value="-0.600087" calcext:value-type="float">
            <text:p>-0.600087</text:p>
          </table:table-cell>
        </table:table-row>
        <table:table-row table:style-name="ro1">
          <table:table-cell table:number-columns-repeated="2"/>
          <table:table-cell table:formula="of:=[.C1287]+0.001" office:value-type="float" office:value="0.285000000000001" calcext:value-type="float">
            <text:p>0.285000000000001</text:p>
          </table:table-cell>
          <table:table-cell office:value-type="float" office:value="-0.602438" calcext:value-type="float">
            <text:p>-0.602438</text:p>
          </table:table-cell>
        </table:table-row>
        <table:table-row table:style-name="ro1">
          <table:table-cell table:number-columns-repeated="2"/>
          <table:table-cell table:formula="of:=[.C1288]+0.001" office:value-type="float" office:value="0.286000000000001" calcext:value-type="float">
            <text:p>0.286000000000001</text:p>
          </table:table-cell>
          <table:table-cell office:value-type="float" office:value="-0.604793" calcext:value-type="float">
            <text:p>-0.604793</text:p>
          </table:table-cell>
        </table:table-row>
        <table:table-row table:style-name="ro1">
          <table:table-cell table:number-columns-repeated="2"/>
          <table:table-cell table:formula="of:=[.C1289]+0.001" office:value-type="float" office:value="0.287000000000001" calcext:value-type="float">
            <text:p>0.287000000000001</text:p>
          </table:table-cell>
          <table:table-cell office:value-type="float" office:value="-0.60715" calcext:value-type="float">
            <text:p>-0.60715</text:p>
          </table:table-cell>
        </table:table-row>
        <table:table-row table:style-name="ro1">
          <table:table-cell table:number-columns-repeated="2"/>
          <table:table-cell table:formula="of:=[.C1290]+0.001" office:value-type="float" office:value="0.288000000000001" calcext:value-type="float">
            <text:p>0.288000000000001</text:p>
          </table:table-cell>
          <table:table-cell office:value-type="float" office:value="-0.60951" calcext:value-type="float">
            <text:p>-0.60951</text:p>
          </table:table-cell>
        </table:table-row>
        <table:table-row table:style-name="ro1">
          <table:table-cell table:number-columns-repeated="2"/>
          <table:table-cell table:formula="of:=[.C1291]+0.001" office:value-type="float" office:value="0.289000000000001" calcext:value-type="float">
            <text:p>0.289000000000001</text:p>
          </table:table-cell>
          <table:table-cell office:value-type="float" office:value="-0.611872" calcext:value-type="float">
            <text:p>-0.611872</text:p>
          </table:table-cell>
        </table:table-row>
        <table:table-row table:style-name="ro1">
          <table:table-cell table:number-columns-repeated="2"/>
          <table:table-cell table:formula="of:=[.C1292]+0.001" office:value-type="float" office:value="0.290000000000001" calcext:value-type="float">
            <text:p>0.290000000000001</text:p>
          </table:table-cell>
          <table:table-cell office:value-type="float" office:value="-0.614237" calcext:value-type="float">
            <text:p>-0.614237</text:p>
          </table:table-cell>
        </table:table-row>
        <table:table-row table:style-name="ro1">
          <table:table-cell table:number-columns-repeated="2"/>
          <table:table-cell table:formula="of:=[.C1293]+0.001" office:value-type="float" office:value="0.291000000000001" calcext:value-type="float">
            <text:p>0.291000000000001</text:p>
          </table:table-cell>
          <table:table-cell office:value-type="float" office:value="-0.616605" calcext:value-type="float">
            <text:p>-0.616605</text:p>
          </table:table-cell>
        </table:table-row>
        <table:table-row table:style-name="ro1">
          <table:table-cell table:number-columns-repeated="2"/>
          <table:table-cell table:formula="of:=[.C1294]+0.001" office:value-type="float" office:value="0.292000000000001" calcext:value-type="float">
            <text:p>0.292000000000001</text:p>
          </table:table-cell>
          <table:table-cell office:value-type="float" office:value="-0.618976" calcext:value-type="float">
            <text:p>-0.618976</text:p>
          </table:table-cell>
        </table:table-row>
        <table:table-row table:style-name="ro1">
          <table:table-cell table:number-columns-repeated="2"/>
          <table:table-cell table:formula="of:=[.C1295]+0.001" office:value-type="float" office:value="0.293000000000001" calcext:value-type="float">
            <text:p>0.293000000000001</text:p>
          </table:table-cell>
          <table:table-cell office:value-type="float" office:value="-0.62135" calcext:value-type="float">
            <text:p>-0.62135</text:p>
          </table:table-cell>
        </table:table-row>
        <table:table-row table:style-name="ro1">
          <table:table-cell table:number-columns-repeated="2"/>
          <table:table-cell table:formula="of:=[.C1296]+0.001" office:value-type="float" office:value="0.294000000000001" calcext:value-type="float">
            <text:p>0.294000000000001</text:p>
          </table:table-cell>
          <table:table-cell office:value-type="float" office:value="-0.623726" calcext:value-type="float">
            <text:p>-0.623726</text:p>
          </table:table-cell>
        </table:table-row>
        <table:table-row table:style-name="ro1">
          <table:table-cell table:number-columns-repeated="2"/>
          <table:table-cell table:formula="of:=[.C1297]+0.001" office:value-type="float" office:value="0.295000000000001" calcext:value-type="float">
            <text:p>0.295000000000001</text:p>
          </table:table-cell>
          <table:table-cell office:value-type="float" office:value="-0.626105" calcext:value-type="float">
            <text:p>-0.626105</text:p>
          </table:table-cell>
        </table:table-row>
        <table:table-row table:style-name="ro1">
          <table:table-cell table:number-columns-repeated="2"/>
          <table:table-cell table:formula="of:=[.C1298]+0.001" office:value-type="float" office:value="0.296000000000001" calcext:value-type="float">
            <text:p>0.296000000000001</text:p>
          </table:table-cell>
          <table:table-cell office:value-type="float" office:value="-0.628487" calcext:value-type="float">
            <text:p>-0.628487</text:p>
          </table:table-cell>
        </table:table-row>
        <table:table-row table:style-name="ro1">
          <table:table-cell table:number-columns-repeated="2"/>
          <table:table-cell table:formula="of:=[.C1299]+0.001" office:value-type="float" office:value="0.297000000000001" calcext:value-type="float">
            <text:p>0.297000000000001</text:p>
          </table:table-cell>
          <table:table-cell office:value-type="float" office:value="-0.630872" calcext:value-type="float">
            <text:p>-0.630872</text:p>
          </table:table-cell>
        </table:table-row>
        <table:table-row table:style-name="ro1">
          <table:table-cell table:number-columns-repeated="2"/>
          <table:table-cell table:formula="of:=[.C1300]+0.001" office:value-type="float" office:value="0.298000000000001" calcext:value-type="float">
            <text:p>0.298000000000001</text:p>
          </table:table-cell>
          <table:table-cell office:value-type="float" office:value="-0.633259" calcext:value-type="float">
            <text:p>-0.633259</text:p>
          </table:table-cell>
        </table:table-row>
        <table:table-row table:style-name="ro1">
          <table:table-cell table:number-columns-repeated="2"/>
          <table:table-cell table:formula="of:=[.C1301]+0.001" office:value-type="float" office:value="0.299000000000001" calcext:value-type="float">
            <text:p>0.299000000000001</text:p>
          </table:table-cell>
          <table:table-cell office:value-type="float" office:value="-0.63565" calcext:value-type="float">
            <text:p>-0.63565</text:p>
          </table:table-cell>
        </table:table-row>
        <table:table-row table:style-name="ro1">
          <table:table-cell table:number-columns-repeated="2"/>
          <table:table-cell table:formula="of:=[.C1302]+0.001" office:value-type="float" office:value="0.300000000000001" calcext:value-type="float">
            <text:p>0.300000000000001</text:p>
          </table:table-cell>
          <table:table-cell office:value-type="float" office:value="-0.638043" calcext:value-type="float">
            <text:p>-0.638043</text:p>
          </table:table-cell>
        </table:table-row>
        <table:table-row table:style-name="ro1">
          <table:table-cell table:number-columns-repeated="2"/>
          <table:table-cell table:formula="of:=[.C1303]+0.001" office:value-type="float" office:value="0.301000000000001" calcext:value-type="float">
            <text:p>0.301000000000001</text:p>
          </table:table-cell>
          <table:table-cell office:value-type="float" office:value="-0.640439" calcext:value-type="float">
            <text:p>-0.640439</text:p>
          </table:table-cell>
        </table:table-row>
        <table:table-row table:style-name="ro1">
          <table:table-cell table:number-columns-repeated="2"/>
          <table:table-cell table:formula="of:=[.C1304]+0.001" office:value-type="float" office:value="0.302000000000001" calcext:value-type="float">
            <text:p>0.302000000000001</text:p>
          </table:table-cell>
          <table:table-cell office:value-type="float" office:value="-0.642838" calcext:value-type="float">
            <text:p>-0.642838</text:p>
          </table:table-cell>
        </table:table-row>
        <table:table-row table:style-name="ro1">
          <table:table-cell table:number-columns-repeated="2"/>
          <table:table-cell table:formula="of:=[.C1305]+0.001" office:value-type="float" office:value="0.303000000000001" calcext:value-type="float">
            <text:p>0.303000000000001</text:p>
          </table:table-cell>
          <table:table-cell office:value-type="float" office:value="-0.64524" calcext:value-type="float">
            <text:p>-0.64524</text:p>
          </table:table-cell>
        </table:table-row>
        <table:table-row table:style-name="ro1">
          <table:table-cell table:number-columns-repeated="2"/>
          <table:table-cell table:formula="of:=[.C1306]+0.001" office:value-type="float" office:value="0.304000000000001" calcext:value-type="float">
            <text:p>0.304000000000001</text:p>
          </table:table-cell>
          <table:table-cell office:value-type="float" office:value="-0.647645" calcext:value-type="float">
            <text:p>-0.647645</text:p>
          </table:table-cell>
        </table:table-row>
        <table:table-row table:style-name="ro1">
          <table:table-cell table:number-columns-repeated="2"/>
          <table:table-cell table:formula="of:=[.C1307]+0.001" office:value-type="float" office:value="0.305000000000001" calcext:value-type="float">
            <text:p>0.305000000000001</text:p>
          </table:table-cell>
          <table:table-cell office:value-type="float" office:value="-0.650053" calcext:value-type="float">
            <text:p>-0.650053</text:p>
          </table:table-cell>
        </table:table-row>
        <table:table-row table:style-name="ro1">
          <table:table-cell table:number-columns-repeated="2"/>
          <table:table-cell table:formula="of:=[.C1308]+0.001" office:value-type="float" office:value="0.306000000000001" calcext:value-type="float">
            <text:p>0.306000000000001</text:p>
          </table:table-cell>
          <table:table-cell office:value-type="float" office:value="-0.652464" calcext:value-type="float">
            <text:p>-0.652464</text:p>
          </table:table-cell>
        </table:table-row>
        <table:table-row table:style-name="ro1">
          <table:table-cell table:number-columns-repeated="2"/>
          <table:table-cell table:formula="of:=[.C1309]+0.001" office:value-type="float" office:value="0.307000000000001" calcext:value-type="float">
            <text:p>0.307000000000001</text:p>
          </table:table-cell>
          <table:table-cell office:value-type="float" office:value="-0.654877" calcext:value-type="float">
            <text:p>-0.654877</text:p>
          </table:table-cell>
        </table:table-row>
        <table:table-row table:style-name="ro1">
          <table:table-cell table:number-columns-repeated="2"/>
          <table:table-cell table:formula="of:=[.C1310]+0.001" office:value-type="float" office:value="0.308000000000001" calcext:value-type="float">
            <text:p>0.308000000000001</text:p>
          </table:table-cell>
          <table:table-cell office:value-type="float" office:value="-0.657294" calcext:value-type="float">
            <text:p>-0.657294</text:p>
          </table:table-cell>
        </table:table-row>
        <table:table-row table:style-name="ro1">
          <table:table-cell table:number-columns-repeated="2"/>
          <table:table-cell table:formula="of:=[.C1311]+0.001" office:value-type="float" office:value="0.309000000000001" calcext:value-type="float">
            <text:p>0.309000000000001</text:p>
          </table:table-cell>
          <table:table-cell office:value-type="float" office:value="-0.659714" calcext:value-type="float">
            <text:p>-0.659714</text:p>
          </table:table-cell>
        </table:table-row>
        <table:table-row table:style-name="ro1">
          <table:table-cell table:number-columns-repeated="2"/>
          <table:table-cell table:formula="of:=[.C1312]+0.001" office:value-type="float" office:value="0.310000000000001" calcext:value-type="float">
            <text:p>0.310000000000001</text:p>
          </table:table-cell>
          <table:table-cell office:value-type="float" office:value="-0.662137" calcext:value-type="float">
            <text:p>-0.662137</text:p>
          </table:table-cell>
        </table:table-row>
        <table:table-row table:style-name="ro1">
          <table:table-cell table:number-columns-repeated="2"/>
          <table:table-cell table:formula="of:=[.C1313]+0.001" office:value-type="float" office:value="0.311000000000001" calcext:value-type="float">
            <text:p>0.311000000000001</text:p>
          </table:table-cell>
          <table:table-cell office:value-type="float" office:value="-0.664562" calcext:value-type="float">
            <text:p>-0.664562</text:p>
          </table:table-cell>
        </table:table-row>
        <table:table-row table:style-name="ro1">
          <table:table-cell table:number-columns-repeated="2"/>
          <table:table-cell table:formula="of:=[.C1314]+0.001" office:value-type="float" office:value="0.312000000000001" calcext:value-type="float">
            <text:p>0.312000000000001</text:p>
          </table:table-cell>
          <table:table-cell office:value-type="float" office:value="-0.666991" calcext:value-type="float">
            <text:p>-0.666991</text:p>
          </table:table-cell>
        </table:table-row>
        <table:table-row table:style-name="ro1">
          <table:table-cell table:number-columns-repeated="2"/>
          <table:table-cell table:formula="of:=[.C1315]+0.001" office:value-type="float" office:value="0.313000000000001" calcext:value-type="float">
            <text:p>0.313000000000001</text:p>
          </table:table-cell>
          <table:table-cell office:value-type="float" office:value="-0.669423" calcext:value-type="float">
            <text:p>-0.669423</text:p>
          </table:table-cell>
        </table:table-row>
        <table:table-row table:style-name="ro1">
          <table:table-cell table:number-columns-repeated="2"/>
          <table:table-cell table:formula="of:=[.C1316]+0.001" office:value-type="float" office:value="0.314000000000001" calcext:value-type="float">
            <text:p>0.314000000000001</text:p>
          </table:table-cell>
          <table:table-cell office:value-type="float" office:value="-0.671858" calcext:value-type="float">
            <text:p>-0.671858</text:p>
          </table:table-cell>
        </table:table-row>
        <table:table-row table:style-name="ro1">
          <table:table-cell table:number-columns-repeated="2"/>
          <table:table-cell table:formula="of:=[.C1317]+0.001" office:value-type="float" office:value="0.315000000000001" calcext:value-type="float">
            <text:p>0.315000000000001</text:p>
          </table:table-cell>
          <table:table-cell office:value-type="float" office:value="-0.674295" calcext:value-type="float">
            <text:p>-0.674295</text:p>
          </table:table-cell>
        </table:table-row>
        <table:table-row table:style-name="ro1">
          <table:table-cell table:number-columns-repeated="2"/>
          <table:table-cell table:formula="of:=[.C1318]+0.001" office:value-type="float" office:value="0.316000000000001" calcext:value-type="float">
            <text:p>0.316000000000001</text:p>
          </table:table-cell>
          <table:table-cell office:value-type="float" office:value="-0.676736" calcext:value-type="float">
            <text:p>-0.676736</text:p>
          </table:table-cell>
        </table:table-row>
        <table:table-row table:style-name="ro1">
          <table:table-cell table:number-columns-repeated="2"/>
          <table:table-cell table:formula="of:=[.C1319]+0.001" office:value-type="float" office:value="0.317000000000001" calcext:value-type="float">
            <text:p>0.317000000000001</text:p>
          </table:table-cell>
          <table:table-cell office:value-type="float" office:value="-0.679181" calcext:value-type="float">
            <text:p>-0.679181</text:p>
          </table:table-cell>
        </table:table-row>
        <table:table-row table:style-name="ro1">
          <table:table-cell table:number-columns-repeated="2"/>
          <table:table-cell table:formula="of:=[.C1320]+0.001" office:value-type="float" office:value="0.318000000000001" calcext:value-type="float">
            <text:p>0.318000000000001</text:p>
          </table:table-cell>
          <table:table-cell office:value-type="float" office:value="-0.681628" calcext:value-type="float">
            <text:p>-0.681628</text:p>
          </table:table-cell>
        </table:table-row>
        <table:table-row table:style-name="ro1">
          <table:table-cell table:number-columns-repeated="2"/>
          <table:table-cell table:formula="of:=[.C1321]+0.001" office:value-type="float" office:value="0.319000000000001" calcext:value-type="float">
            <text:p>0.319000000000001</text:p>
          </table:table-cell>
          <table:table-cell office:value-type="float" office:value="-0.684078" calcext:value-type="float">
            <text:p>-0.684078</text:p>
          </table:table-cell>
        </table:table-row>
        <table:table-row table:style-name="ro1">
          <table:table-cell table:number-columns-repeated="2"/>
          <table:table-cell table:formula="of:=[.C1322]+0.001" office:value-type="float" office:value="0.320000000000001" calcext:value-type="float">
            <text:p>0.320000000000001</text:p>
          </table:table-cell>
          <table:table-cell office:value-type="float" office:value="-0.686531" calcext:value-type="float">
            <text:p>-0.686531</text:p>
          </table:table-cell>
        </table:table-row>
        <table:table-row table:style-name="ro1">
          <table:table-cell table:number-columns-repeated="2"/>
          <table:table-cell table:formula="of:=[.C1323]+0.001" office:value-type="float" office:value="0.321000000000001" calcext:value-type="float">
            <text:p>0.321000000000001</text:p>
          </table:table-cell>
          <table:table-cell office:value-type="float" office:value="-0.688988" calcext:value-type="float">
            <text:p>-0.688988</text:p>
          </table:table-cell>
        </table:table-row>
        <table:table-row table:style-name="ro1">
          <table:table-cell table:number-columns-repeated="2"/>
          <table:table-cell table:formula="of:=[.C1324]+0.001" office:value-type="float" office:value="0.322000000000001" calcext:value-type="float">
            <text:p>0.322000000000001</text:p>
          </table:table-cell>
          <table:table-cell office:value-type="float" office:value="-0.691448" calcext:value-type="float">
            <text:p>-0.691448</text:p>
          </table:table-cell>
        </table:table-row>
        <table:table-row table:style-name="ro1">
          <table:table-cell table:number-columns-repeated="2"/>
          <table:table-cell table:formula="of:=[.C1325]+0.001" office:value-type="float" office:value="0.323000000000001" calcext:value-type="float">
            <text:p>0.323000000000001</text:p>
          </table:table-cell>
          <table:table-cell office:value-type="float" office:value="-0.693911" calcext:value-type="float">
            <text:p>-0.693911</text:p>
          </table:table-cell>
        </table:table-row>
        <table:table-row table:style-name="ro1">
          <table:table-cell table:number-columns-repeated="2"/>
          <table:table-cell table:formula="of:=[.C1326]+0.001" office:value-type="float" office:value="0.324000000000001" calcext:value-type="float">
            <text:p>0.324000000000001</text:p>
          </table:table-cell>
          <table:table-cell office:value-type="float" office:value="-0.696377" calcext:value-type="float">
            <text:p>-0.696377</text:p>
          </table:table-cell>
        </table:table-row>
        <table:table-row table:style-name="ro1">
          <table:table-cell table:number-columns-repeated="2"/>
          <table:table-cell table:formula="of:=[.C1327]+0.001" office:value-type="float" office:value="0.325000000000001" calcext:value-type="float">
            <text:p>0.325000000000001</text:p>
          </table:table-cell>
          <table:table-cell office:value-type="float" office:value="-0.698846" calcext:value-type="float">
            <text:p>-0.698846</text:p>
          </table:table-cell>
        </table:table-row>
        <table:table-row table:style-name="ro1">
          <table:table-cell table:number-columns-repeated="2"/>
          <table:table-cell table:formula="of:=[.C1328]+0.001" office:value-type="float" office:value="0.326000000000001" calcext:value-type="float">
            <text:p>0.326000000000001</text:p>
          </table:table-cell>
          <table:table-cell office:value-type="float" office:value="-0.701319" calcext:value-type="float">
            <text:p>-0.701319</text:p>
          </table:table-cell>
        </table:table-row>
        <table:table-row table:style-name="ro1">
          <table:table-cell table:number-columns-repeated="2"/>
          <table:table-cell table:formula="of:=[.C1329]+0.001" office:value-type="float" office:value="0.327000000000001" calcext:value-type="float">
            <text:p>0.327000000000001</text:p>
          </table:table-cell>
          <table:table-cell office:value-type="float" office:value="-0.703795" calcext:value-type="float">
            <text:p>-0.703795</text:p>
          </table:table-cell>
        </table:table-row>
        <table:table-row table:style-name="ro1">
          <table:table-cell table:number-columns-repeated="2"/>
          <table:table-cell table:formula="of:=[.C1330]+0.001" office:value-type="float" office:value="0.328000000000001" calcext:value-type="float">
            <text:p>0.328000000000001</text:p>
          </table:table-cell>
          <table:table-cell office:value-type="float" office:value="-0.706274" calcext:value-type="float">
            <text:p>-0.706274</text:p>
          </table:table-cell>
        </table:table-row>
        <table:table-row table:style-name="ro1">
          <table:table-cell table:number-columns-repeated="2"/>
          <table:table-cell table:formula="of:=[.C1331]+0.001" office:value-type="float" office:value="0.329000000000001" calcext:value-type="float">
            <text:p>0.329000000000001</text:p>
          </table:table-cell>
          <table:table-cell office:value-type="float" office:value="-0.708756" calcext:value-type="float">
            <text:p>-0.708756</text:p>
          </table:table-cell>
        </table:table-row>
        <table:table-row table:style-name="ro1">
          <table:table-cell table:number-columns-repeated="2"/>
          <table:table-cell table:formula="of:=[.C1332]+0.001" office:value-type="float" office:value="0.330000000000001" calcext:value-type="float">
            <text:p>0.330000000000001</text:p>
          </table:table-cell>
          <table:table-cell office:value-type="float" office:value="-0.711242" calcext:value-type="float">
            <text:p>-0.711242</text:p>
          </table:table-cell>
        </table:table-row>
        <table:table-row table:style-name="ro1">
          <table:table-cell table:number-columns-repeated="2"/>
          <table:table-cell table:formula="of:=[.C1333]+0.001" office:value-type="float" office:value="0.331000000000001" calcext:value-type="float">
            <text:p>0.331000000000001</text:p>
          </table:table-cell>
          <table:table-cell office:value-type="float" office:value="-0.71373" calcext:value-type="float">
            <text:p>-0.71373</text:p>
          </table:table-cell>
        </table:table-row>
        <table:table-row table:style-name="ro1">
          <table:table-cell table:number-columns-repeated="2"/>
          <table:table-cell table:formula="of:=[.C1334]+0.001" office:value-type="float" office:value="0.332000000000001" calcext:value-type="float">
            <text:p>0.332000000000001</text:p>
          </table:table-cell>
          <table:table-cell office:value-type="float" office:value="-0.716223" calcext:value-type="float">
            <text:p>-0.716223</text:p>
          </table:table-cell>
        </table:table-row>
        <table:table-row table:style-name="ro1">
          <table:table-cell table:number-columns-repeated="2"/>
          <table:table-cell table:formula="of:=[.C1335]+0.001" office:value-type="float" office:value="0.333000000000001" calcext:value-type="float">
            <text:p>0.333000000000001</text:p>
          </table:table-cell>
          <table:table-cell office:value-type="float" office:value="-0.718718" calcext:value-type="float">
            <text:p>-0.718718</text:p>
          </table:table-cell>
        </table:table-row>
        <table:table-row table:style-name="ro1">
          <table:table-cell table:number-columns-repeated="2"/>
          <table:table-cell table:formula="of:=[.C1336]+0.001" office:value-type="float" office:value="0.334000000000001" calcext:value-type="float">
            <text:p>0.334000000000001</text:p>
          </table:table-cell>
          <table:table-cell office:value-type="float" office:value="-0.721217" calcext:value-type="float">
            <text:p>-0.721217</text:p>
          </table:table-cell>
        </table:table-row>
        <table:table-row table:style-name="ro1">
          <table:table-cell table:number-columns-repeated="2"/>
          <table:table-cell table:formula="of:=[.C1337]+0.001" office:value-type="float" office:value="0.335000000000001" calcext:value-type="float">
            <text:p>0.335000000000001</text:p>
          </table:table-cell>
          <table:table-cell office:value-type="float" office:value="-0.723719" calcext:value-type="float">
            <text:p>-0.723719</text:p>
          </table:table-cell>
        </table:table-row>
        <table:table-row table:style-name="ro1">
          <table:table-cell table:number-columns-repeated="2"/>
          <table:table-cell table:formula="of:=[.C1338]+0.001" office:value-type="float" office:value="0.336000000000001" calcext:value-type="float">
            <text:p>0.336000000000001</text:p>
          </table:table-cell>
          <table:table-cell office:value-type="float" office:value="-0.726225" calcext:value-type="float">
            <text:p>-0.726225</text:p>
          </table:table-cell>
        </table:table-row>
        <table:table-row table:style-name="ro1">
          <table:table-cell table:number-columns-repeated="2"/>
          <table:table-cell table:formula="of:=[.C1339]+0.001" office:value-type="float" office:value="0.337000000000001" calcext:value-type="float">
            <text:p>0.337000000000001</text:p>
          </table:table-cell>
          <table:table-cell office:value-type="float" office:value="-0.728734" calcext:value-type="float">
            <text:p>-0.728734</text:p>
          </table:table-cell>
        </table:table-row>
        <table:table-row table:style-name="ro1">
          <table:table-cell table:number-columns-repeated="2"/>
          <table:table-cell table:formula="of:=[.C1340]+0.001" office:value-type="float" office:value="0.338000000000001" calcext:value-type="float">
            <text:p>0.338000000000001</text:p>
          </table:table-cell>
          <table:table-cell office:value-type="float" office:value="-0.731246" calcext:value-type="float">
            <text:p>-0.731246</text:p>
          </table:table-cell>
        </table:table-row>
        <table:table-row table:style-name="ro1">
          <table:table-cell table:number-columns-repeated="2"/>
          <table:table-cell table:formula="of:=[.C1341]+0.001" office:value-type="float" office:value="0.339000000000001" calcext:value-type="float">
            <text:p>0.339000000000001</text:p>
          </table:table-cell>
          <table:table-cell office:value-type="float" office:value="-0.733762" calcext:value-type="float">
            <text:p>-0.733762</text:p>
          </table:table-cell>
        </table:table-row>
        <table:table-row table:style-name="ro1">
          <table:table-cell table:number-columns-repeated="2"/>
          <table:table-cell table:formula="of:=[.C1342]+0.001" office:value-type="float" office:value="0.340000000000001" calcext:value-type="float">
            <text:p>0.340000000000001</text:p>
          </table:table-cell>
          <table:table-cell office:value-type="float" office:value="-0.736281" calcext:value-type="float">
            <text:p>-0.736281</text:p>
          </table:table-cell>
        </table:table-row>
        <table:table-row table:style-name="ro1">
          <table:table-cell table:number-columns-repeated="2"/>
          <table:table-cell table:formula="of:=[.C1343]+0.001" office:value-type="float" office:value="0.341000000000001" calcext:value-type="float">
            <text:p>0.341000000000001</text:p>
          </table:table-cell>
          <table:table-cell office:value-type="float" office:value="-0.738804" calcext:value-type="float">
            <text:p>-0.738804</text:p>
          </table:table-cell>
        </table:table-row>
        <table:table-row table:style-name="ro1">
          <table:table-cell table:number-columns-repeated="2"/>
          <table:table-cell table:formula="of:=[.C1344]+0.001" office:value-type="float" office:value="0.342000000000001" calcext:value-type="float">
            <text:p>0.342000000000001</text:p>
          </table:table-cell>
          <table:table-cell office:value-type="float" office:value="-0.74133" calcext:value-type="float">
            <text:p>-0.74133</text:p>
          </table:table-cell>
        </table:table-row>
        <table:table-row table:style-name="ro1">
          <table:table-cell table:number-columns-repeated="2"/>
          <table:table-cell table:formula="of:=[.C1345]+0.001" office:value-type="float" office:value="0.343000000000001" calcext:value-type="float">
            <text:p>0.343000000000001</text:p>
          </table:table-cell>
          <table:table-cell office:value-type="float" office:value="-0.743859" calcext:value-type="float">
            <text:p>-0.743859</text:p>
          </table:table-cell>
        </table:table-row>
        <table:table-row table:style-name="ro1">
          <table:table-cell table:number-columns-repeated="2"/>
          <table:table-cell table:formula="of:=[.C1346]+0.001" office:value-type="float" office:value="0.344000000000001" calcext:value-type="float">
            <text:p>0.344000000000001</text:p>
          </table:table-cell>
          <table:table-cell office:value-type="float" office:value="-0.746392" calcext:value-type="float">
            <text:p>-0.746392</text:p>
          </table:table-cell>
        </table:table-row>
        <table:table-row table:style-name="ro1">
          <table:table-cell table:number-columns-repeated="2"/>
          <table:table-cell table:formula="of:=[.C1347]+0.001" office:value-type="float" office:value="0.345000000000001" calcext:value-type="float">
            <text:p>0.345000000000001</text:p>
          </table:table-cell>
          <table:table-cell office:value-type="float" office:value="-0.748929" calcext:value-type="float">
            <text:p>-0.748929</text:p>
          </table:table-cell>
        </table:table-row>
        <table:table-row table:style-name="ro1">
          <table:table-cell table:number-columns-repeated="2"/>
          <table:table-cell table:formula="of:=[.C1348]+0.001" office:value-type="float" office:value="0.346000000000001" calcext:value-type="float">
            <text:p>0.346000000000001</text:p>
          </table:table-cell>
          <table:table-cell office:value-type="float" office:value="-0.751469" calcext:value-type="float">
            <text:p>-0.751469</text:p>
          </table:table-cell>
        </table:table-row>
        <table:table-row table:style-name="ro1">
          <table:table-cell table:number-columns-repeated="2"/>
          <table:table-cell table:formula="of:=[.C1349]+0.001" office:value-type="float" office:value="0.347000000000001" calcext:value-type="float">
            <text:p>0.347000000000001</text:p>
          </table:table-cell>
          <table:table-cell office:value-type="float" office:value="-0.754012" calcext:value-type="float">
            <text:p>-0.754012</text:p>
          </table:table-cell>
        </table:table-row>
        <table:table-row table:style-name="ro1">
          <table:table-cell table:number-columns-repeated="2"/>
          <table:table-cell table:formula="of:=[.C1350]+0.001" office:value-type="float" office:value="0.348000000000001" calcext:value-type="float">
            <text:p>0.348000000000001</text:p>
          </table:table-cell>
          <table:table-cell office:value-type="float" office:value="-0.75656" calcext:value-type="float">
            <text:p>-0.75656</text:p>
          </table:table-cell>
        </table:table-row>
        <table:table-row table:style-name="ro1">
          <table:table-cell table:number-columns-repeated="2"/>
          <table:table-cell table:formula="of:=[.C1351]+0.001" office:value-type="float" office:value="0.349000000000001" calcext:value-type="float">
            <text:p>0.349000000000001</text:p>
          </table:table-cell>
          <table:table-cell office:value-type="float" office:value="-0.75911" calcext:value-type="float">
            <text:p>-0.75911</text:p>
          </table:table-cell>
        </table:table-row>
        <table:table-row table:style-name="ro1">
          <table:table-cell table:number-columns-repeated="2"/>
          <table:table-cell table:formula="of:=[.C1352]+0.001" office:value-type="float" office:value="0.350000000000001" calcext:value-type="float">
            <text:p>0.350000000000001</text:p>
          </table:table-cell>
          <table:table-cell office:value-type="float" office:value="-0.761665" calcext:value-type="float">
            <text:p>-0.761665</text:p>
          </table:table-cell>
        </table:table-row>
        <table:table-row table:style-name="ro1">
          <table:table-cell table:number-columns-repeated="2"/>
          <table:table-cell table:formula="of:=[.C1353]+0.001" office:value-type="float" office:value="0.351000000000001" calcext:value-type="float">
            <text:p>0.351000000000001</text:p>
          </table:table-cell>
          <table:table-cell office:value-type="float" office:value="-0.764222" calcext:value-type="float">
            <text:p>-0.764222</text:p>
          </table:table-cell>
        </table:table-row>
        <table:table-row table:style-name="ro1">
          <table:table-cell table:number-columns-repeated="2"/>
          <table:table-cell table:formula="of:=[.C1354]+0.001" office:value-type="float" office:value="0.352000000000001" calcext:value-type="float">
            <text:p>0.352000000000001</text:p>
          </table:table-cell>
          <table:table-cell office:value-type="float" office:value="-0.766784" calcext:value-type="float">
            <text:p>-0.766784</text:p>
          </table:table-cell>
        </table:table-row>
        <table:table-row table:style-name="ro1">
          <table:table-cell table:number-columns-repeated="2"/>
          <table:table-cell table:formula="of:=[.C1355]+0.001" office:value-type="float" office:value="0.353000000000001" calcext:value-type="float">
            <text:p>0.353000000000001</text:p>
          </table:table-cell>
          <table:table-cell office:value-type="float" office:value="-0.769349" calcext:value-type="float">
            <text:p>-0.769349</text:p>
          </table:table-cell>
        </table:table-row>
        <table:table-row table:style-name="ro1">
          <table:table-cell table:number-columns-repeated="2"/>
          <table:table-cell table:formula="of:=[.C1356]+0.001" office:value-type="float" office:value="0.354000000000001" calcext:value-type="float">
            <text:p>0.354000000000001</text:p>
          </table:table-cell>
          <table:table-cell office:value-type="float" office:value="-0.771918" calcext:value-type="float">
            <text:p>-0.771918</text:p>
          </table:table-cell>
        </table:table-row>
        <table:table-row table:style-name="ro1">
          <table:table-cell table:number-columns-repeated="2"/>
          <table:table-cell table:formula="of:=[.C1357]+0.001" office:value-type="float" office:value="0.355000000000001" calcext:value-type="float">
            <text:p>0.355000000000001</text:p>
          </table:table-cell>
          <table:table-cell office:value-type="float" office:value="-0.77449" calcext:value-type="float">
            <text:p>-0.77449</text:p>
          </table:table-cell>
        </table:table-row>
        <table:table-row table:style-name="ro1">
          <table:table-cell table:number-columns-repeated="2"/>
          <table:table-cell table:formula="of:=[.C1358]+0.001" office:value-type="float" office:value="0.356000000000001" calcext:value-type="float">
            <text:p>0.356000000000001</text:p>
          </table:table-cell>
          <table:table-cell office:value-type="float" office:value="-0.777066" calcext:value-type="float">
            <text:p>-0.777066</text:p>
          </table:table-cell>
        </table:table-row>
        <table:table-row table:style-name="ro1">
          <table:table-cell table:number-columns-repeated="2"/>
          <table:table-cell table:formula="of:=[.C1359]+0.001" office:value-type="float" office:value="0.357000000000001" calcext:value-type="float">
            <text:p>0.357000000000001</text:p>
          </table:table-cell>
          <table:table-cell office:value-type="float" office:value="-0.779646" calcext:value-type="float">
            <text:p>-0.779646</text:p>
          </table:table-cell>
        </table:table-row>
        <table:table-row table:style-name="ro1">
          <table:table-cell table:number-columns-repeated="2"/>
          <table:table-cell table:formula="of:=[.C1360]+0.001" office:value-type="float" office:value="0.358000000000001" calcext:value-type="float">
            <text:p>0.358000000000001</text:p>
          </table:table-cell>
          <table:table-cell office:value-type="float" office:value="-0.782229" calcext:value-type="float">
            <text:p>-0.782229</text:p>
          </table:table-cell>
        </table:table-row>
        <table:table-row table:style-name="ro1">
          <table:table-cell table:number-columns-repeated="2"/>
          <table:table-cell table:formula="of:=[.C1361]+0.001" office:value-type="float" office:value="0.359000000000001" calcext:value-type="float">
            <text:p>0.359000000000001</text:p>
          </table:table-cell>
          <table:table-cell office:value-type="float" office:value="-0.784816" calcext:value-type="float">
            <text:p>-0.784816</text:p>
          </table:table-cell>
        </table:table-row>
        <table:table-row table:style-name="ro1">
          <table:table-cell table:number-columns-repeated="2"/>
          <table:table-cell table:formula="of:=[.C1362]+0.001" office:value-type="float" office:value="0.360000000000001" calcext:value-type="float">
            <text:p>0.360000000000001</text:p>
          </table:table-cell>
          <table:table-cell office:value-type="float" office:value="-0.787407" calcext:value-type="float">
            <text:p>-0.787407</text:p>
          </table:table-cell>
        </table:table-row>
        <table:table-row table:style-name="ro1">
          <table:table-cell table:number-columns-repeated="2"/>
          <table:table-cell table:formula="of:=[.C1363]+0.001" office:value-type="float" office:value="0.361000000000001" calcext:value-type="float">
            <text:p>0.361000000000001</text:p>
          </table:table-cell>
          <table:table-cell office:value-type="float" office:value="-0.790002" calcext:value-type="float">
            <text:p>-0.790002</text:p>
          </table:table-cell>
        </table:table-row>
        <table:table-row table:style-name="ro1">
          <table:table-cell table:number-columns-repeated="2"/>
          <table:table-cell table:formula="of:=[.C1364]+0.001" office:value-type="float" office:value="0.362000000000001" calcext:value-type="float">
            <text:p>0.362000000000001</text:p>
          </table:table-cell>
          <table:table-cell office:value-type="float" office:value="-0.7926" calcext:value-type="float">
            <text:p>-0.7926</text:p>
          </table:table-cell>
        </table:table-row>
        <table:table-row table:style-name="ro1">
          <table:table-cell table:number-columns-repeated="2"/>
          <table:table-cell table:formula="of:=[.C1365]+0.001" office:value-type="float" office:value="0.363000000000001" calcext:value-type="float">
            <text:p>0.363000000000001</text:p>
          </table:table-cell>
          <table:table-cell office:value-type="float" office:value="-0.795203" calcext:value-type="float">
            <text:p>-0.795203</text:p>
          </table:table-cell>
        </table:table-row>
        <table:table-row table:style-name="ro1">
          <table:table-cell table:number-columns-repeated="2"/>
          <table:table-cell table:formula="of:=[.C1366]+0.001" office:value-type="float" office:value="0.364000000000001" calcext:value-type="float">
            <text:p>0.364000000000001</text:p>
          </table:table-cell>
          <table:table-cell office:value-type="float" office:value="-0.797809" calcext:value-type="float">
            <text:p>-0.797809</text:p>
          </table:table-cell>
        </table:table-row>
        <table:table-row table:style-name="ro1">
          <table:table-cell table:number-columns-repeated="2"/>
          <table:table-cell table:formula="of:=[.C1367]+0.001" office:value-type="float" office:value="0.365000000000001" calcext:value-type="float">
            <text:p>0.365000000000001</text:p>
          </table:table-cell>
          <table:table-cell office:value-type="float" office:value="-0.800418" calcext:value-type="float">
            <text:p>-0.800418</text:p>
          </table:table-cell>
        </table:table-row>
        <table:table-row table:style-name="ro1">
          <table:table-cell table:number-columns-repeated="2"/>
          <table:table-cell table:formula="of:=[.C1368]+0.001" office:value-type="float" office:value="0.366000000000001" calcext:value-type="float">
            <text:p>0.366000000000001</text:p>
          </table:table-cell>
          <table:table-cell office:value-type="float" office:value="-0.803032" calcext:value-type="float">
            <text:p>-0.803032</text:p>
          </table:table-cell>
        </table:table-row>
        <table:table-row table:style-name="ro1">
          <table:table-cell table:number-columns-repeated="2"/>
          <table:table-cell table:formula="of:=[.C1369]+0.001" office:value-type="float" office:value="0.367000000000001" calcext:value-type="float">
            <text:p>0.367000000000001</text:p>
          </table:table-cell>
          <table:table-cell office:value-type="float" office:value="-0.805649" calcext:value-type="float">
            <text:p>-0.805649</text:p>
          </table:table-cell>
        </table:table-row>
        <table:table-row table:style-name="ro1">
          <table:table-cell table:number-columns-repeated="2"/>
          <table:table-cell table:formula="of:=[.C1370]+0.001" office:value-type="float" office:value="0.368000000000001" calcext:value-type="float">
            <text:p>0.368000000000001</text:p>
          </table:table-cell>
          <table:table-cell office:value-type="float" office:value="-0.808271" calcext:value-type="float">
            <text:p>-0.808271</text:p>
          </table:table-cell>
        </table:table-row>
        <table:table-row table:style-name="ro1">
          <table:table-cell table:number-columns-repeated="2"/>
          <table:table-cell table:formula="of:=[.C1371]+0.001" office:value-type="float" office:value="0.369000000000001" calcext:value-type="float">
            <text:p>0.369000000000001</text:p>
          </table:table-cell>
          <table:table-cell office:value-type="float" office:value="-0.810896" calcext:value-type="float">
            <text:p>-0.810896</text:p>
          </table:table-cell>
        </table:table-row>
        <table:table-row table:style-name="ro1">
          <table:table-cell table:number-columns-repeated="2"/>
          <table:table-cell table:formula="of:=[.C1372]+0.001" office:value-type="float" office:value="0.370000000000001" calcext:value-type="float">
            <text:p>0.370000000000001</text:p>
          </table:table-cell>
          <table:table-cell office:value-type="float" office:value="-0.813525" calcext:value-type="float">
            <text:p>-0.813525</text:p>
          </table:table-cell>
        </table:table-row>
        <table:table-row table:style-name="ro1">
          <table:table-cell table:number-columns-repeated="2"/>
          <table:table-cell table:formula="of:=[.C1373]+0.001" office:value-type="float" office:value="0.371000000000001" calcext:value-type="float">
            <text:p>0.371000000000001</text:p>
          </table:table-cell>
          <table:table-cell office:value-type="float" office:value="-0.816158" calcext:value-type="float">
            <text:p>-0.816158</text:p>
          </table:table-cell>
        </table:table-row>
        <table:table-row table:style-name="ro1">
          <table:table-cell table:number-columns-repeated="2"/>
          <table:table-cell table:formula="of:=[.C1374]+0.001" office:value-type="float" office:value="0.372000000000001" calcext:value-type="float">
            <text:p>0.372000000000001</text:p>
          </table:table-cell>
          <table:table-cell office:value-type="float" office:value="-0.818795" calcext:value-type="float">
            <text:p>-0.818795</text:p>
          </table:table-cell>
        </table:table-row>
        <table:table-row table:style-name="ro1">
          <table:table-cell table:number-columns-repeated="2"/>
          <table:table-cell table:formula="of:=[.C1375]+0.001" office:value-type="float" office:value="0.373000000000001" calcext:value-type="float">
            <text:p>0.373000000000001</text:p>
          </table:table-cell>
          <table:table-cell office:value-type="float" office:value="-0.821436" calcext:value-type="float">
            <text:p>-0.821436</text:p>
          </table:table-cell>
        </table:table-row>
        <table:table-row table:style-name="ro1">
          <table:table-cell table:number-columns-repeated="2"/>
          <table:table-cell table:formula="of:=[.C1376]+0.001" office:value-type="float" office:value="0.374000000000001" calcext:value-type="float">
            <text:p>0.374000000000001</text:p>
          </table:table-cell>
          <table:table-cell office:value-type="float" office:value="-0.824081" calcext:value-type="float">
            <text:p>-0.824081</text:p>
          </table:table-cell>
        </table:table-row>
        <table:table-row table:style-name="ro1">
          <table:table-cell table:number-columns-repeated="2"/>
          <table:table-cell table:formula="of:=[.C1377]+0.001" office:value-type="float" office:value="0.375000000000001" calcext:value-type="float">
            <text:p>0.375000000000001</text:p>
          </table:table-cell>
          <table:table-cell office:value-type="float" office:value="-0.82673" calcext:value-type="float">
            <text:p>-0.82673</text:p>
          </table:table-cell>
        </table:table-row>
        <table:table-row table:style-name="ro1">
          <table:table-cell table:number-columns-repeated="2"/>
          <table:table-cell table:formula="of:=[.C1378]+0.001" office:value-type="float" office:value="0.376000000000001" calcext:value-type="float">
            <text:p>0.376000000000001</text:p>
          </table:table-cell>
          <table:table-cell office:value-type="float" office:value="-0.829383" calcext:value-type="float">
            <text:p>-0.829383</text:p>
          </table:table-cell>
        </table:table-row>
        <table:table-row table:style-name="ro1">
          <table:table-cell table:number-columns-repeated="2"/>
          <table:table-cell table:formula="of:=[.C1379]+0.001" office:value-type="float" office:value="0.377000000000001" calcext:value-type="float">
            <text:p>0.377000000000001</text:p>
          </table:table-cell>
          <table:table-cell office:value-type="float" office:value="-0.832039" calcext:value-type="float">
            <text:p>-0.832039</text:p>
          </table:table-cell>
        </table:table-row>
        <table:table-row table:style-name="ro1">
          <table:table-cell table:number-columns-repeated="2"/>
          <table:table-cell table:formula="of:=[.C1380]+0.001" office:value-type="float" office:value="0.378000000000001" calcext:value-type="float">
            <text:p>0.378000000000001</text:p>
          </table:table-cell>
          <table:table-cell office:value-type="float" office:value="-0.8347" calcext:value-type="float">
            <text:p>-0.8347</text:p>
          </table:table-cell>
        </table:table-row>
        <table:table-row table:style-name="ro1">
          <table:table-cell table:number-columns-repeated="2"/>
          <table:table-cell table:formula="of:=[.C1381]+0.001" office:value-type="float" office:value="0.379000000000001" calcext:value-type="float">
            <text:p>0.379000000000001</text:p>
          </table:table-cell>
          <table:table-cell office:value-type="float" office:value="-0.837365" calcext:value-type="float">
            <text:p>-0.837365</text:p>
          </table:table-cell>
        </table:table-row>
        <table:table-row table:style-name="ro1">
          <table:table-cell table:number-columns-repeated="2"/>
          <table:table-cell table:formula="of:=[.C1382]+0.001" office:value-type="float" office:value="0.380000000000001" calcext:value-type="float">
            <text:p>0.380000000000001</text:p>
          </table:table-cell>
          <table:table-cell office:value-type="float" office:value="-0.840034" calcext:value-type="float">
            <text:p>-0.840034</text:p>
          </table:table-cell>
        </table:table-row>
        <table:table-row table:style-name="ro1">
          <table:table-cell table:number-columns-repeated="2"/>
          <table:table-cell table:formula="of:=[.C1383]+0.001" office:value-type="float" office:value="0.381000000000001" calcext:value-type="float">
            <text:p>0.381000000000001</text:p>
          </table:table-cell>
          <table:table-cell office:value-type="float" office:value="-0.842707" calcext:value-type="float">
            <text:p>-0.842707</text:p>
          </table:table-cell>
        </table:table-row>
        <table:table-row table:style-name="ro1">
          <table:table-cell table:number-columns-repeated="2"/>
          <table:table-cell table:formula="of:=[.C1384]+0.001" office:value-type="float" office:value="0.382000000000001" calcext:value-type="float">
            <text:p>0.382000000000001</text:p>
          </table:table-cell>
          <table:table-cell office:value-type="float" office:value="-0.845385" calcext:value-type="float">
            <text:p>-0.845385</text:p>
          </table:table-cell>
        </table:table-row>
        <table:table-row table:style-name="ro1">
          <table:table-cell table:number-columns-repeated="2"/>
          <table:table-cell table:formula="of:=[.C1385]+0.001" office:value-type="float" office:value="0.383000000000001" calcext:value-type="float">
            <text:p>0.383000000000001</text:p>
          </table:table-cell>
          <table:table-cell office:value-type="float" office:value="-0.848066" calcext:value-type="float">
            <text:p>-0.848066</text:p>
          </table:table-cell>
        </table:table-row>
        <table:table-row table:style-name="ro1">
          <table:table-cell table:number-columns-repeated="2"/>
          <table:table-cell table:formula="of:=[.C1386]+0.001" office:value-type="float" office:value="0.384000000000001" calcext:value-type="float">
            <text:p>0.384000000000001</text:p>
          </table:table-cell>
          <table:table-cell office:value-type="float" office:value="-0.850751" calcext:value-type="float">
            <text:p>-0.850751</text:p>
          </table:table-cell>
        </table:table-row>
        <table:table-row table:style-name="ro1">
          <table:table-cell table:number-columns-repeated="2"/>
          <table:table-cell table:formula="of:=[.C1387]+0.001" office:value-type="float" office:value="0.385000000000001" calcext:value-type="float">
            <text:p>0.385000000000001</text:p>
          </table:table-cell>
          <table:table-cell office:value-type="float" office:value="-0.853441" calcext:value-type="float">
            <text:p>-0.853441</text:p>
          </table:table-cell>
        </table:table-row>
        <table:table-row table:style-name="ro1">
          <table:table-cell table:number-columns-repeated="2"/>
          <table:table-cell table:formula="of:=[.C1388]+0.001" office:value-type="float" office:value="0.386000000000001" calcext:value-type="float">
            <text:p>0.386000000000001</text:p>
          </table:table-cell>
          <table:table-cell office:value-type="float" office:value="-0.856135" calcext:value-type="float">
            <text:p>-0.856135</text:p>
          </table:table-cell>
        </table:table-row>
        <table:table-row table:style-name="ro1">
          <table:table-cell table:number-columns-repeated="2"/>
          <table:table-cell table:formula="of:=[.C1389]+0.001" office:value-type="float" office:value="0.387000000000001" calcext:value-type="float">
            <text:p>0.387000000000001</text:p>
          </table:table-cell>
          <table:table-cell office:value-type="float" office:value="-0.858833" calcext:value-type="float">
            <text:p>-0.858833</text:p>
          </table:table-cell>
        </table:table-row>
        <table:table-row table:style-name="ro1">
          <table:table-cell table:number-columns-repeated="2"/>
          <table:table-cell table:formula="of:=[.C1390]+0.001" office:value-type="float" office:value="0.388000000000001" calcext:value-type="float">
            <text:p>0.388000000000001</text:p>
          </table:table-cell>
          <table:table-cell office:value-type="float" office:value="-0.861535" calcext:value-type="float">
            <text:p>-0.861535</text:p>
          </table:table-cell>
        </table:table-row>
        <table:table-row table:style-name="ro1">
          <table:table-cell table:number-columns-repeated="2"/>
          <table:table-cell table:formula="of:=[.C1391]+0.001" office:value-type="float" office:value="0.389000000000001" calcext:value-type="float">
            <text:p>0.389000000000001</text:p>
          </table:table-cell>
          <table:table-cell office:value-type="float" office:value="-0.864241" calcext:value-type="float">
            <text:p>-0.864241</text:p>
          </table:table-cell>
        </table:table-row>
        <table:table-row table:style-name="ro1">
          <table:table-cell table:number-columns-repeated="2"/>
          <table:table-cell table:formula="of:=[.C1392]+0.001" office:value-type="float" office:value="0.390000000000001" calcext:value-type="float">
            <text:p>0.390000000000001</text:p>
          </table:table-cell>
          <table:table-cell office:value-type="float" office:value="-0.866952" calcext:value-type="float">
            <text:p>-0.866952</text:p>
          </table:table-cell>
        </table:table-row>
        <table:table-row table:style-name="ro1">
          <table:table-cell table:number-columns-repeated="2"/>
          <table:table-cell table:formula="of:=[.C1393]+0.001" office:value-type="float" office:value="0.391000000000001" calcext:value-type="float">
            <text:p>0.391000000000001</text:p>
          </table:table-cell>
          <table:table-cell office:value-type="float" office:value="-0.869667" calcext:value-type="float">
            <text:p>-0.869667</text:p>
          </table:table-cell>
        </table:table-row>
        <table:table-row table:style-name="ro1">
          <table:table-cell table:number-columns-repeated="2"/>
          <table:table-cell table:formula="of:=[.C1394]+0.001" office:value-type="float" office:value="0.392000000000001" calcext:value-type="float">
            <text:p>0.392000000000001</text:p>
          </table:table-cell>
          <table:table-cell office:value-type="float" office:value="-0.872386" calcext:value-type="float">
            <text:p>-0.872386</text:p>
          </table:table-cell>
        </table:table-row>
        <table:table-row table:style-name="ro1">
          <table:table-cell table:number-columns-repeated="2"/>
          <table:table-cell table:formula="of:=[.C1395]+0.001" office:value-type="float" office:value="0.393000000000001" calcext:value-type="float">
            <text:p>0.393000000000001</text:p>
          </table:table-cell>
          <table:table-cell office:value-type="float" office:value="-0.875109" calcext:value-type="float">
            <text:p>-0.875109</text:p>
          </table:table-cell>
        </table:table-row>
        <table:table-row table:style-name="ro1">
          <table:table-cell table:number-columns-repeated="2"/>
          <table:table-cell table:formula="of:=[.C1396]+0.001" office:value-type="float" office:value="0.394000000000001" calcext:value-type="float">
            <text:p>0.394000000000001</text:p>
          </table:table-cell>
          <table:table-cell office:value-type="float" office:value="-0.877837" calcext:value-type="float">
            <text:p>-0.877837</text:p>
          </table:table-cell>
        </table:table-row>
        <table:table-row table:style-name="ro1">
          <table:table-cell table:number-columns-repeated="2"/>
          <table:table-cell table:formula="of:=[.C1397]+0.001" office:value-type="float" office:value="0.395000000000001" calcext:value-type="float">
            <text:p>0.395000000000001</text:p>
          </table:table-cell>
          <table:table-cell office:value-type="float" office:value="-0.880569" calcext:value-type="float">
            <text:p>-0.880569</text:p>
          </table:table-cell>
        </table:table-row>
        <table:table-row table:style-name="ro1">
          <table:table-cell table:number-columns-repeated="2"/>
          <table:table-cell table:formula="of:=[.C1398]+0.001" office:value-type="float" office:value="0.396000000000001" calcext:value-type="float">
            <text:p>0.396000000000001</text:p>
          </table:table-cell>
          <table:table-cell office:value-type="float" office:value="-0.883305" calcext:value-type="float">
            <text:p>-0.883305</text:p>
          </table:table-cell>
        </table:table-row>
        <table:table-row table:style-name="ro1">
          <table:table-cell table:number-columns-repeated="2"/>
          <table:table-cell table:formula="of:=[.C1399]+0.001" office:value-type="float" office:value="0.397000000000001" calcext:value-type="float">
            <text:p>0.397000000000001</text:p>
          </table:table-cell>
          <table:table-cell office:value-type="float" office:value="-0.886046" calcext:value-type="float">
            <text:p>-0.886046</text:p>
          </table:table-cell>
        </table:table-row>
        <table:table-row table:style-name="ro1">
          <table:table-cell table:number-columns-repeated="2"/>
          <table:table-cell table:formula="of:=[.C1400]+0.001" office:value-type="float" office:value="0.398000000000001" calcext:value-type="float">
            <text:p>0.398000000000001</text:p>
          </table:table-cell>
          <table:table-cell office:value-type="float" office:value="-0.888791" calcext:value-type="float">
            <text:p>-0.888791</text:p>
          </table:table-cell>
        </table:table-row>
        <table:table-row table:style-name="ro1">
          <table:table-cell table:number-columns-repeated="2"/>
          <table:table-cell table:formula="of:=[.C1401]+0.001" office:value-type="float" office:value="0.399000000000001" calcext:value-type="float">
            <text:p>0.399000000000001</text:p>
          </table:table-cell>
          <table:table-cell office:value-type="float" office:value="-0.891541" calcext:value-type="float">
            <text:p>-0.891541</text:p>
          </table:table-cell>
        </table:table-row>
        <table:table-row table:style-name="ro1">
          <table:table-cell table:number-columns-repeated="2"/>
          <table:table-cell table:formula="of:=[.C1402]+0.001" office:value-type="float" office:value="0.400000000000001" calcext:value-type="float">
            <text:p>0.400000000000001</text:p>
          </table:table-cell>
          <table:table-cell office:value-type="float" office:value="-0.894295" calcext:value-type="float">
            <text:p>-0.894295</text:p>
          </table:table-cell>
        </table:table-row>
        <table:table-row table:style-name="ro1">
          <table:table-cell table:number-columns-repeated="2"/>
          <table:table-cell table:formula="of:=[.C1403]+0.001" office:value-type="float" office:value="0.401000000000001" calcext:value-type="float">
            <text:p>0.401000000000001</text:p>
          </table:table-cell>
          <table:table-cell office:value-type="float" office:value="-0.897053" calcext:value-type="float">
            <text:p>-0.897053</text:p>
          </table:table-cell>
        </table:table-row>
        <table:table-row table:style-name="ro1">
          <table:table-cell table:number-columns-repeated="2"/>
          <table:table-cell table:formula="of:=[.C1404]+0.001" office:value-type="float" office:value="0.402000000000001" calcext:value-type="float">
            <text:p>0.402000000000001</text:p>
          </table:table-cell>
          <table:table-cell office:value-type="float" office:value="-0.899816" calcext:value-type="float">
            <text:p>-0.899816</text:p>
          </table:table-cell>
        </table:table-row>
        <table:table-row table:style-name="ro1">
          <table:table-cell table:number-columns-repeated="2"/>
          <table:table-cell table:formula="of:=[.C1405]+0.001" office:value-type="float" office:value="0.403000000000001" calcext:value-type="float">
            <text:p>0.403000000000001</text:p>
          </table:table-cell>
          <table:table-cell office:value-type="float" office:value="-0.902584" calcext:value-type="float">
            <text:p>-0.902584</text:p>
          </table:table-cell>
        </table:table-row>
        <table:table-row table:style-name="ro1">
          <table:table-cell table:number-columns-repeated="2"/>
          <table:table-cell table:formula="of:=[.C1406]+0.001" office:value-type="float" office:value="0.404000000000001" calcext:value-type="float">
            <text:p>0.404000000000001</text:p>
          </table:table-cell>
          <table:table-cell office:value-type="float" office:value="-0.905355" calcext:value-type="float">
            <text:p>-0.905355</text:p>
          </table:table-cell>
        </table:table-row>
        <table:table-row table:style-name="ro1">
          <table:table-cell table:number-columns-repeated="2"/>
          <table:table-cell table:formula="of:=[.C1407]+0.001" office:value-type="float" office:value="0.405000000000001" calcext:value-type="float">
            <text:p>0.405000000000001</text:p>
          </table:table-cell>
          <table:table-cell office:value-type="float" office:value="-0.908132" calcext:value-type="float">
            <text:p>-0.908132</text:p>
          </table:table-cell>
        </table:table-row>
        <table:table-row table:style-name="ro1">
          <table:table-cell table:number-columns-repeated="2"/>
          <table:table-cell table:formula="of:=[.C1408]+0.001" office:value-type="float" office:value="0.406000000000001" calcext:value-type="float">
            <text:p>0.406000000000001</text:p>
          </table:table-cell>
          <table:table-cell office:value-type="float" office:value="-0.910913" calcext:value-type="float">
            <text:p>-0.910913</text:p>
          </table:table-cell>
        </table:table-row>
        <table:table-row table:style-name="ro1">
          <table:table-cell table:number-columns-repeated="2"/>
          <table:table-cell table:formula="of:=[.C1409]+0.001" office:value-type="float" office:value="0.407000000000001" calcext:value-type="float">
            <text:p>0.407000000000001</text:p>
          </table:table-cell>
          <table:table-cell office:value-type="float" office:value="-0.913698" calcext:value-type="float">
            <text:p>-0.913698</text:p>
          </table:table-cell>
        </table:table-row>
        <table:table-row table:style-name="ro1">
          <table:table-cell table:number-columns-repeated="2"/>
          <table:table-cell table:formula="of:=[.C1410]+0.001" office:value-type="float" office:value="0.408000000000001" calcext:value-type="float">
            <text:p>0.408000000000001</text:p>
          </table:table-cell>
          <table:table-cell office:value-type="float" office:value="-0.916488" calcext:value-type="float">
            <text:p>-0.916488</text:p>
          </table:table-cell>
        </table:table-row>
        <table:table-row table:style-name="ro1">
          <table:table-cell table:number-columns-repeated="2"/>
          <table:table-cell table:formula="of:=[.C1411]+0.001" office:value-type="float" office:value="0.409000000000001" calcext:value-type="float">
            <text:p>0.409000000000001</text:p>
          </table:table-cell>
          <table:table-cell office:value-type="float" office:value="-0.919283" calcext:value-type="float">
            <text:p>-0.919283</text:p>
          </table:table-cell>
        </table:table-row>
        <table:table-row table:style-name="ro1">
          <table:table-cell table:number-columns-repeated="2"/>
          <table:table-cell table:formula="of:=[.C1412]+0.001" office:value-type="float" office:value="0.410000000000001" calcext:value-type="float">
            <text:p>0.410000000000001</text:p>
          </table:table-cell>
          <table:table-cell office:value-type="float" office:value="-0.922082" calcext:value-type="float">
            <text:p>-0.922082</text:p>
          </table:table-cell>
        </table:table-row>
        <table:table-row table:style-name="ro1">
          <table:table-cell table:number-columns-repeated="2"/>
          <table:table-cell table:formula="of:=[.C1413]+0.001" office:value-type="float" office:value="0.411000000000001" calcext:value-type="float">
            <text:p>0.411000000000001</text:p>
          </table:table-cell>
          <table:table-cell office:value-type="float" office:value="-0.924886" calcext:value-type="float">
            <text:p>-0.924886</text:p>
          </table:table-cell>
        </table:table-row>
        <table:table-row table:style-name="ro1">
          <table:table-cell table:number-columns-repeated="2"/>
          <table:table-cell table:formula="of:=[.C1414]+0.001" office:value-type="float" office:value="0.412000000000001" calcext:value-type="float">
            <text:p>0.412000000000001</text:p>
          </table:table-cell>
          <table:table-cell office:value-type="float" office:value="-0.927694" calcext:value-type="float">
            <text:p>-0.927694</text:p>
          </table:table-cell>
        </table:table-row>
        <table:table-row table:style-name="ro1">
          <table:table-cell table:number-columns-repeated="2"/>
          <table:table-cell table:formula="of:=[.C1415]+0.001" office:value-type="float" office:value="0.413000000000001" calcext:value-type="float">
            <text:p>0.413000000000001</text:p>
          </table:table-cell>
          <table:table-cell office:value-type="float" office:value="-0.930507" calcext:value-type="float">
            <text:p>-0.930507</text:p>
          </table:table-cell>
        </table:table-row>
        <table:table-row table:style-name="ro1">
          <table:table-cell table:number-columns-repeated="2"/>
          <table:table-cell table:formula="of:=[.C1416]+0.001" office:value-type="float" office:value="0.414000000000001" calcext:value-type="float">
            <text:p>0.414000000000001</text:p>
          </table:table-cell>
          <table:table-cell office:value-type="float" office:value="-0.933325" calcext:value-type="float">
            <text:p>-0.933325</text:p>
          </table:table-cell>
        </table:table-row>
        <table:table-row table:style-name="ro1">
          <table:table-cell table:number-columns-repeated="2"/>
          <table:table-cell table:formula="of:=[.C1417]+0.001" office:value-type="float" office:value="0.415000000000001" calcext:value-type="float">
            <text:p>0.415000000000001</text:p>
          </table:table-cell>
          <table:table-cell office:value-type="float" office:value="-0.936148" calcext:value-type="float">
            <text:p>-0.936148</text:p>
          </table:table-cell>
        </table:table-row>
        <table:table-row table:style-name="ro1">
          <table:table-cell table:number-columns-repeated="2"/>
          <table:table-cell table:formula="of:=[.C1418]+0.001" office:value-type="float" office:value="0.416000000000001" calcext:value-type="float">
            <text:p>0.416000000000001</text:p>
          </table:table-cell>
          <table:table-cell office:value-type="float" office:value="-0.938975" calcext:value-type="float">
            <text:p>-0.938975</text:p>
          </table:table-cell>
        </table:table-row>
        <table:table-row table:style-name="ro1">
          <table:table-cell table:number-columns-repeated="2"/>
          <table:table-cell table:formula="of:=[.C1419]+0.001" office:value-type="float" office:value="0.417000000000001" calcext:value-type="float">
            <text:p>0.417000000000001</text:p>
          </table:table-cell>
          <table:table-cell office:value-type="float" office:value="-0.941807" calcext:value-type="float">
            <text:p>-0.941807</text:p>
          </table:table-cell>
        </table:table-row>
        <table:table-row table:style-name="ro1">
          <table:table-cell table:number-columns-repeated="2"/>
          <table:table-cell table:formula="of:=[.C1420]+0.001" office:value-type="float" office:value="0.418000000000001" calcext:value-type="float">
            <text:p>0.418000000000001</text:p>
          </table:table-cell>
          <table:table-cell office:value-type="float" office:value="-0.944644" calcext:value-type="float">
            <text:p>-0.944644</text:p>
          </table:table-cell>
        </table:table-row>
        <table:table-row table:style-name="ro1">
          <table:table-cell table:number-columns-repeated="2"/>
          <table:table-cell table:formula="of:=[.C1421]+0.001" office:value-type="float" office:value="0.419000000000001" calcext:value-type="float">
            <text:p>0.419000000000001</text:p>
          </table:table-cell>
          <table:table-cell office:value-type="float" office:value="-0.947486" calcext:value-type="float">
            <text:p>-0.947486</text:p>
          </table:table-cell>
        </table:table-row>
        <table:table-row table:style-name="ro1">
          <table:table-cell table:number-columns-repeated="2"/>
          <table:table-cell table:formula="of:=[.C1422]+0.001" office:value-type="float" office:value="0.420000000000001" calcext:value-type="float">
            <text:p>0.420000000000001</text:p>
          </table:table-cell>
          <table:table-cell office:value-type="float" office:value="-0.950332" calcext:value-type="float">
            <text:p>-0.950332</text:p>
          </table:table-cell>
        </table:table-row>
        <table:table-row table:style-name="ro1">
          <table:table-cell table:number-columns-repeated="2"/>
          <table:table-cell table:formula="of:=[.C1423]+0.001" office:value-type="float" office:value="0.421000000000001" calcext:value-type="float">
            <text:p>0.421000000000001</text:p>
          </table:table-cell>
          <table:table-cell office:value-type="float" office:value="-0.953183" calcext:value-type="float">
            <text:p>-0.953183</text:p>
          </table:table-cell>
        </table:table-row>
        <table:table-row table:style-name="ro1">
          <table:table-cell table:number-columns-repeated="2"/>
          <table:table-cell table:formula="of:=[.C1424]+0.001" office:value-type="float" office:value="0.422000000000001" calcext:value-type="float">
            <text:p>0.422000000000001</text:p>
          </table:table-cell>
          <table:table-cell office:value-type="float" office:value="-0.956039" calcext:value-type="float">
            <text:p>-0.956039</text:p>
          </table:table-cell>
        </table:table-row>
        <table:table-row table:style-name="ro1">
          <table:table-cell table:number-columns-repeated="2"/>
          <table:table-cell table:formula="of:=[.C1425]+0.001" office:value-type="float" office:value="0.423000000000001" calcext:value-type="float">
            <text:p>0.423000000000001</text:p>
          </table:table-cell>
          <table:table-cell office:value-type="float" office:value="-0.9589" calcext:value-type="float">
            <text:p>-0.9589</text:p>
          </table:table-cell>
        </table:table-row>
        <table:table-row table:style-name="ro1">
          <table:table-cell table:number-columns-repeated="2"/>
          <table:table-cell table:formula="of:=[.C1426]+0.001" office:value-type="float" office:value="0.424000000000001" calcext:value-type="float">
            <text:p>0.424000000000001</text:p>
          </table:table-cell>
          <table:table-cell office:value-type="float" office:value="-0.961766" calcext:value-type="float">
            <text:p>-0.961766</text:p>
          </table:table-cell>
        </table:table-row>
        <table:table-row table:style-name="ro1">
          <table:table-cell table:number-columns-repeated="2"/>
          <table:table-cell table:formula="of:=[.C1427]+0.001" office:value-type="float" office:value="0.425000000000001" calcext:value-type="float">
            <text:p>0.425000000000001</text:p>
          </table:table-cell>
          <table:table-cell office:value-type="float" office:value="-0.964637" calcext:value-type="float">
            <text:p>-0.964637</text:p>
          </table:table-cell>
        </table:table-row>
        <table:table-row table:style-name="ro1">
          <table:table-cell table:number-columns-repeated="2"/>
          <table:table-cell table:formula="of:=[.C1428]+0.001" office:value-type="float" office:value="0.426000000000001" calcext:value-type="float">
            <text:p>0.426000000000001</text:p>
          </table:table-cell>
          <table:table-cell office:value-type="float" office:value="-0.967512" calcext:value-type="float">
            <text:p>-0.967512</text:p>
          </table:table-cell>
        </table:table-row>
        <table:table-row table:style-name="ro1">
          <table:table-cell table:number-columns-repeated="2"/>
          <table:table-cell table:formula="of:=[.C1429]+0.001" office:value-type="float" office:value="0.427000000000001" calcext:value-type="float">
            <text:p>0.427000000000001</text:p>
          </table:table-cell>
          <table:table-cell office:value-type="float" office:value="-0.970393" calcext:value-type="float">
            <text:p>-0.970393</text:p>
          </table:table-cell>
        </table:table-row>
        <table:table-row table:style-name="ro1">
          <table:table-cell table:number-columns-repeated="2"/>
          <table:table-cell table:formula="of:=[.C1430]+0.001" office:value-type="float" office:value="0.428000000000001" calcext:value-type="float">
            <text:p>0.428000000000001</text:p>
          </table:table-cell>
          <table:table-cell office:value-type="float" office:value="-0.973278" calcext:value-type="float">
            <text:p>-0.973278</text:p>
          </table:table-cell>
        </table:table-row>
        <table:table-row table:style-name="ro1">
          <table:table-cell table:number-columns-repeated="2"/>
          <table:table-cell table:formula="of:=[.C1431]+0.001" office:value-type="float" office:value="0.429000000000001" calcext:value-type="float">
            <text:p>0.429000000000001</text:p>
          </table:table-cell>
          <table:table-cell office:value-type="float" office:value="-0.976169" calcext:value-type="float">
            <text:p>-0.976169</text:p>
          </table:table-cell>
        </table:table-row>
        <table:table-row table:style-name="ro1">
          <table:table-cell table:number-columns-repeated="2"/>
          <table:table-cell table:formula="of:=[.C1432]+0.001" office:value-type="float" office:value="0.430000000000001" calcext:value-type="float">
            <text:p>0.430000000000001</text:p>
          </table:table-cell>
          <table:table-cell office:value-type="float" office:value="-0.979064" calcext:value-type="float">
            <text:p>-0.979064</text:p>
          </table:table-cell>
        </table:table-row>
        <table:table-row table:style-name="ro1">
          <table:table-cell table:number-columns-repeated="2"/>
          <table:table-cell table:formula="of:=[.C1433]+0.001" office:value-type="float" office:value="0.431000000000001" calcext:value-type="float">
            <text:p>0.431000000000001</text:p>
          </table:table-cell>
          <table:table-cell office:value-type="float" office:value="-0.981965" calcext:value-type="float">
            <text:p>-0.981965</text:p>
          </table:table-cell>
        </table:table-row>
        <table:table-row table:style-name="ro1">
          <table:table-cell table:number-columns-repeated="2"/>
          <table:table-cell table:formula="of:=[.C1434]+0.001" office:value-type="float" office:value="0.432000000000001" calcext:value-type="float">
            <text:p>0.432000000000001</text:p>
          </table:table-cell>
          <table:table-cell office:value-type="float" office:value="-0.98487" calcext:value-type="float">
            <text:p>-0.98487</text:p>
          </table:table-cell>
        </table:table-row>
        <table:table-row table:style-name="ro1">
          <table:table-cell table:number-columns-repeated="2"/>
          <table:table-cell table:formula="of:=[.C1435]+0.001" office:value-type="float" office:value="0.433000000000001" calcext:value-type="float">
            <text:p>0.433000000000001</text:p>
          </table:table-cell>
          <table:table-cell office:value-type="float" office:value="-0.987781" calcext:value-type="float">
            <text:p>-0.987781</text:p>
          </table:table-cell>
        </table:table-row>
        <table:table-row table:style-name="ro1">
          <table:table-cell table:number-columns-repeated="2"/>
          <table:table-cell table:formula="of:=[.C1436]+0.001" office:value-type="float" office:value="0.434000000000001" calcext:value-type="float">
            <text:p>0.434000000000001</text:p>
          </table:table-cell>
          <table:table-cell office:value-type="float" office:value="-0.990697" calcext:value-type="float">
            <text:p>-0.990697</text:p>
          </table:table-cell>
        </table:table-row>
        <table:table-row table:style-name="ro1">
          <table:table-cell table:number-columns-repeated="2"/>
          <table:table-cell table:formula="of:=[.C1437]+0.001" office:value-type="float" office:value="0.435000000000001" calcext:value-type="float">
            <text:p>0.435000000000001</text:p>
          </table:table-cell>
          <table:table-cell office:value-type="float" office:value="-0.993618" calcext:value-type="float">
            <text:p>-0.993618</text:p>
          </table:table-cell>
        </table:table-row>
        <table:table-row table:style-name="ro1">
          <table:table-cell table:number-columns-repeated="2"/>
          <table:table-cell table:formula="of:=[.C1438]+0.001" office:value-type="float" office:value="0.436000000000001" calcext:value-type="float">
            <text:p>0.436000000000001</text:p>
          </table:table-cell>
          <table:table-cell office:value-type="float" office:value="-0.996544" calcext:value-type="float">
            <text:p>-0.996544</text:p>
          </table:table-cell>
        </table:table-row>
        <table:table-row table:style-name="ro1">
          <table:table-cell table:number-columns-repeated="2"/>
          <table:table-cell table:formula="of:=[.C1439]+0.001" office:value-type="float" office:value="0.437000000000001" calcext:value-type="float">
            <text:p>0.437000000000001</text:p>
          </table:table-cell>
          <table:table-cell office:value-type="float" office:value="-0.999475" calcext:value-type="float">
            <text:p>-0.999475</text:p>
          </table:table-cell>
        </table:table-row>
        <table:table-row table:style-name="ro1">
          <table:table-cell table:number-columns-repeated="2"/>
          <table:table-cell table:formula="of:=[.C1440]+0.001" office:value-type="float" office:value="0.438000000000001" calcext:value-type="float">
            <text:p>0.438000000000001</text:p>
          </table:table-cell>
          <table:table-cell office:value-type="float" office:value="-1.00241" calcext:value-type="float">
            <text:p>-1.00241</text:p>
          </table:table-cell>
        </table:table-row>
        <table:table-row table:style-name="ro1">
          <table:table-cell table:number-columns-repeated="2"/>
          <table:table-cell table:formula="of:=[.C1441]+0.001" office:value-type="float" office:value="0.439000000000001" calcext:value-type="float">
            <text:p>0.439000000000001</text:p>
          </table:table-cell>
          <table:table-cell office:value-type="float" office:value="-1.00535" calcext:value-type="float">
            <text:p>-1.00535</text:p>
          </table:table-cell>
        </table:table-row>
        <table:table-row table:style-name="ro1">
          <table:table-cell table:number-columns-repeated="2"/>
          <table:table-cell table:formula="of:=[.C1442]+0.001" office:value-type="float" office:value="0.440000000000001" calcext:value-type="float">
            <text:p>0.440000000000001</text:p>
          </table:table-cell>
          <table:table-cell office:value-type="float" office:value="-1.0083" calcext:value-type="float">
            <text:p>-1.0083</text:p>
          </table:table-cell>
        </table:table-row>
        <table:table-row table:style-name="ro1">
          <table:table-cell table:number-columns-repeated="2"/>
          <table:table-cell table:formula="of:=[.C1443]+0.001" office:value-type="float" office:value="0.441000000000001" calcext:value-type="float">
            <text:p>0.441000000000001</text:p>
          </table:table-cell>
          <table:table-cell office:value-type="float" office:value="-1.01125" calcext:value-type="float">
            <text:p>-1.01125</text:p>
          </table:table-cell>
        </table:table-row>
        <table:table-row table:style-name="ro1">
          <table:table-cell table:number-columns-repeated="2"/>
          <table:table-cell table:formula="of:=[.C1444]+0.001" office:value-type="float" office:value="0.442000000000001" calcext:value-type="float">
            <text:p>0.442000000000001</text:p>
          </table:table-cell>
          <table:table-cell office:value-type="float" office:value="-1.01421" calcext:value-type="float">
            <text:p>-1.01421</text:p>
          </table:table-cell>
        </table:table-row>
        <table:table-row table:style-name="ro1">
          <table:table-cell table:number-columns-repeated="2"/>
          <table:table-cell table:formula="of:=[.C1445]+0.001" office:value-type="float" office:value="0.443000000000001" calcext:value-type="float">
            <text:p>0.443000000000001</text:p>
          </table:table-cell>
          <table:table-cell office:value-type="float" office:value="-1.01717" calcext:value-type="float">
            <text:p>-1.01717</text:p>
          </table:table-cell>
        </table:table-row>
        <table:table-row table:style-name="ro1">
          <table:table-cell table:number-columns-repeated="2"/>
          <table:table-cell table:formula="of:=[.C1446]+0.001" office:value-type="float" office:value="0.444000000000001" calcext:value-type="float">
            <text:p>0.444000000000001</text:p>
          </table:table-cell>
          <table:table-cell office:value-type="float" office:value="-1.02014" calcext:value-type="float">
            <text:p>-1.02014</text:p>
          </table:table-cell>
        </table:table-row>
        <table:table-row table:style-name="ro1">
          <table:table-cell table:number-columns-repeated="2"/>
          <table:table-cell table:formula="of:=[.C1447]+0.001" office:value-type="float" office:value="0.445000000000001" calcext:value-type="float">
            <text:p>0.445000000000001</text:p>
          </table:table-cell>
          <table:table-cell office:value-type="float" office:value="-1.02311" calcext:value-type="float">
            <text:p>-1.02311</text:p>
          </table:table-cell>
        </table:table-row>
        <table:table-row table:style-name="ro1">
          <table:table-cell table:number-columns-repeated="2"/>
          <table:table-cell table:formula="of:=[.C1448]+0.001" office:value-type="float" office:value="0.446000000000001" calcext:value-type="float">
            <text:p>0.446000000000001</text:p>
          </table:table-cell>
          <table:table-cell office:value-type="float" office:value="-1.02609" calcext:value-type="float">
            <text:p>-1.02609</text:p>
          </table:table-cell>
        </table:table-row>
        <table:table-row table:style-name="ro1">
          <table:table-cell table:number-columns-repeated="2"/>
          <table:table-cell table:formula="of:=[.C1449]+0.001" office:value-type="float" office:value="0.447000000000001" calcext:value-type="float">
            <text:p>0.447000000000001</text:p>
          </table:table-cell>
          <table:table-cell office:value-type="float" office:value="-1.02907" calcext:value-type="float">
            <text:p>-1.02907</text:p>
          </table:table-cell>
        </table:table-row>
        <table:table-row table:style-name="ro1">
          <table:table-cell table:number-columns-repeated="2"/>
          <table:table-cell table:formula="of:=[.C1450]+0.001" office:value-type="float" office:value="0.448000000000001" calcext:value-type="float">
            <text:p>0.448000000000001</text:p>
          </table:table-cell>
          <table:table-cell office:value-type="float" office:value="-1.03206" calcext:value-type="float">
            <text:p>-1.03206</text:p>
          </table:table-cell>
        </table:table-row>
        <table:table-row table:style-name="ro1">
          <table:table-cell table:number-columns-repeated="2"/>
          <table:table-cell table:formula="of:=[.C1451]+0.001" office:value-type="float" office:value="0.449000000000001" calcext:value-type="float">
            <text:p>0.449000000000001</text:p>
          </table:table-cell>
          <table:table-cell office:value-type="float" office:value="-1.03506" calcext:value-type="float">
            <text:p>-1.03506</text:p>
          </table:table-cell>
        </table:table-row>
        <table:table-row table:style-name="ro1">
          <table:table-cell table:number-columns-repeated="2"/>
          <table:table-cell table:formula="of:=[.C1452]+0.001" office:value-type="float" office:value="0.450000000000001" calcext:value-type="float">
            <text:p>0.450000000000001</text:p>
          </table:table-cell>
          <table:table-cell office:value-type="float" office:value="-1.03806" calcext:value-type="float">
            <text:p>-1.03806</text:p>
          </table:table-cell>
        </table:table-row>
        <table:table-row table:style-name="ro1">
          <table:table-cell table:number-columns-repeated="2"/>
          <table:table-cell table:formula="of:=[.C1453]+0.001" office:value-type="float" office:value="0.451000000000001" calcext:value-type="float">
            <text:p>0.451000000000001</text:p>
          </table:table-cell>
          <table:table-cell office:value-type="float" office:value="-1.04106" calcext:value-type="float">
            <text:p>-1.04106</text:p>
          </table:table-cell>
        </table:table-row>
        <table:table-row table:style-name="ro1">
          <table:table-cell table:number-columns-repeated="2"/>
          <table:table-cell table:formula="of:=[.C1454]+0.001" office:value-type="float" office:value="0.452000000000001" calcext:value-type="float">
            <text:p>0.452000000000001</text:p>
          </table:table-cell>
          <table:table-cell office:value-type="float" office:value="-1.04408" calcext:value-type="float">
            <text:p>-1.04408</text:p>
          </table:table-cell>
        </table:table-row>
        <table:table-row table:style-name="ro1">
          <table:table-cell table:number-columns-repeated="2"/>
          <table:table-cell table:formula="of:=[.C1455]+0.001" office:value-type="float" office:value="0.453000000000001" calcext:value-type="float">
            <text:p>0.453000000000001</text:p>
          </table:table-cell>
          <table:table-cell office:value-type="float" office:value="-1.04709" calcext:value-type="float">
            <text:p>-1.04709</text:p>
          </table:table-cell>
        </table:table-row>
        <table:table-row table:style-name="ro1">
          <table:table-cell table:number-columns-repeated="2"/>
          <table:table-cell table:formula="of:=[.C1456]+0.001" office:value-type="float" office:value="0.454000000000001" calcext:value-type="float">
            <text:p>0.454000000000001</text:p>
          </table:table-cell>
          <table:table-cell office:value-type="float" office:value="-1.05011" calcext:value-type="float">
            <text:p>-1.05011</text:p>
          </table:table-cell>
        </table:table-row>
        <table:table-row table:style-name="ro1">
          <table:table-cell table:number-columns-repeated="2"/>
          <table:table-cell table:formula="of:=[.C1457]+0.001" office:value-type="float" office:value="0.455000000000001" calcext:value-type="float">
            <text:p>0.455000000000001</text:p>
          </table:table-cell>
          <table:table-cell office:value-type="float" office:value="-1.05314" calcext:value-type="float">
            <text:p>-1.05314</text:p>
          </table:table-cell>
        </table:table-row>
        <table:table-row table:style-name="ro1">
          <table:table-cell table:number-columns-repeated="2"/>
          <table:table-cell table:formula="of:=[.C1458]+0.001" office:value-type="float" office:value="0.456000000000001" calcext:value-type="float">
            <text:p>0.456000000000001</text:p>
          </table:table-cell>
          <table:table-cell office:value-type="float" office:value="-1.05618" calcext:value-type="float">
            <text:p>-1.05618</text:p>
          </table:table-cell>
        </table:table-row>
        <table:table-row table:style-name="ro1">
          <table:table-cell table:number-columns-repeated="2"/>
          <table:table-cell table:formula="of:=[.C1459]+0.001" office:value-type="float" office:value="0.457000000000001" calcext:value-type="float">
            <text:p>0.457000000000001</text:p>
          </table:table-cell>
          <table:table-cell office:value-type="float" office:value="-1.05921" calcext:value-type="float">
            <text:p>-1.05921</text:p>
          </table:table-cell>
        </table:table-row>
        <table:table-row table:style-name="ro1">
          <table:table-cell table:number-columns-repeated="2"/>
          <table:table-cell table:formula="of:=[.C1460]+0.001" office:value-type="float" office:value="0.458000000000001" calcext:value-type="float">
            <text:p>0.458000000000001</text:p>
          </table:table-cell>
          <table:table-cell office:value-type="float" office:value="-1.06226" calcext:value-type="float">
            <text:p>-1.06226</text:p>
          </table:table-cell>
        </table:table-row>
        <table:table-row table:style-name="ro1">
          <table:table-cell table:number-columns-repeated="2"/>
          <table:table-cell table:formula="of:=[.C1461]+0.001" office:value-type="float" office:value="0.459000000000001" calcext:value-type="float">
            <text:p>0.459000000000001</text:p>
          </table:table-cell>
          <table:table-cell office:value-type="float" office:value="-1.06531" calcext:value-type="float">
            <text:p>-1.06531</text:p>
          </table:table-cell>
        </table:table-row>
        <table:table-row table:style-name="ro1">
          <table:table-cell table:number-columns-repeated="2"/>
          <table:table-cell table:formula="of:=[.C1462]+0.001" office:value-type="float" office:value="0.460000000000001" calcext:value-type="float">
            <text:p>0.460000000000001</text:p>
          </table:table-cell>
          <table:table-cell office:value-type="float" office:value="-1.06836" calcext:value-type="float">
            <text:p>-1.06836</text:p>
          </table:table-cell>
        </table:table-row>
        <table:table-row table:style-name="ro1">
          <table:table-cell table:number-columns-repeated="2"/>
          <table:table-cell table:formula="of:=[.C1463]+0.001" office:value-type="float" office:value="0.461000000000001" calcext:value-type="float">
            <text:p>0.461000000000001</text:p>
          </table:table-cell>
          <table:table-cell office:value-type="float" office:value="-1.07143" calcext:value-type="float">
            <text:p>-1.07143</text:p>
          </table:table-cell>
        </table:table-row>
        <table:table-row table:style-name="ro1">
          <table:table-cell table:number-columns-repeated="2"/>
          <table:table-cell table:formula="of:=[.C1464]+0.001" office:value-type="float" office:value="0.462000000000001" calcext:value-type="float">
            <text:p>0.462000000000001</text:p>
          </table:table-cell>
          <table:table-cell office:value-type="float" office:value="-1.07449" calcext:value-type="float">
            <text:p>-1.07449</text:p>
          </table:table-cell>
        </table:table-row>
        <table:table-row table:style-name="ro1">
          <table:table-cell table:number-columns-repeated="2"/>
          <table:table-cell table:formula="of:=[.C1465]+0.001" office:value-type="float" office:value="0.463000000000001" calcext:value-type="float">
            <text:p>0.463000000000001</text:p>
          </table:table-cell>
          <table:table-cell office:value-type="float" office:value="-1.07757" calcext:value-type="float">
            <text:p>-1.07757</text:p>
          </table:table-cell>
        </table:table-row>
        <table:table-row table:style-name="ro1">
          <table:table-cell table:number-columns-repeated="2"/>
          <table:table-cell table:formula="of:=[.C1466]+0.001" office:value-type="float" office:value="0.464000000000001" calcext:value-type="float">
            <text:p>0.464000000000001</text:p>
          </table:table-cell>
          <table:table-cell office:value-type="float" office:value="-1.08065" calcext:value-type="float">
            <text:p>-1.08065</text:p>
          </table:table-cell>
        </table:table-row>
        <table:table-row table:style-name="ro1">
          <table:table-cell table:number-columns-repeated="2"/>
          <table:table-cell table:formula="of:=[.C1467]+0.001" office:value-type="float" office:value="0.465000000000001" calcext:value-type="float">
            <text:p>0.465000000000001</text:p>
          </table:table-cell>
          <table:table-cell office:value-type="float" office:value="-1.08373" calcext:value-type="float">
            <text:p>-1.08373</text:p>
          </table:table-cell>
        </table:table-row>
        <table:table-row table:style-name="ro1">
          <table:table-cell table:number-columns-repeated="2"/>
          <table:table-cell table:formula="of:=[.C1468]+0.001" office:value-type="float" office:value="0.466000000000001" calcext:value-type="float">
            <text:p>0.466000000000001</text:p>
          </table:table-cell>
          <table:table-cell office:value-type="float" office:value="-1.08682" calcext:value-type="float">
            <text:p>-1.08682</text:p>
          </table:table-cell>
        </table:table-row>
        <table:table-row table:style-name="ro1">
          <table:table-cell table:number-columns-repeated="2"/>
          <table:table-cell table:formula="of:=[.C1469]+0.001" office:value-type="float" office:value="0.467000000000001" calcext:value-type="float">
            <text:p>0.467000000000001</text:p>
          </table:table-cell>
          <table:table-cell office:value-type="float" office:value="-1.08992" calcext:value-type="float">
            <text:p>-1.08992</text:p>
          </table:table-cell>
        </table:table-row>
        <table:table-row table:style-name="ro1">
          <table:table-cell table:number-columns-repeated="2"/>
          <table:table-cell table:formula="of:=[.C1470]+0.001" office:value-type="float" office:value="0.468000000000001" calcext:value-type="float">
            <text:p>0.468000000000001</text:p>
          </table:table-cell>
          <table:table-cell office:value-type="float" office:value="-1.09302" calcext:value-type="float">
            <text:p>-1.09302</text:p>
          </table:table-cell>
        </table:table-row>
        <table:table-row table:style-name="ro1">
          <table:table-cell table:number-columns-repeated="2"/>
          <table:table-cell table:formula="of:=[.C1471]+0.001" office:value-type="float" office:value="0.469000000000001" calcext:value-type="float">
            <text:p>0.469000000000001</text:p>
          </table:table-cell>
          <table:table-cell office:value-type="float" office:value="-1.09613" calcext:value-type="float">
            <text:p>-1.09613</text:p>
          </table:table-cell>
        </table:table-row>
        <table:table-row table:style-name="ro1">
          <table:table-cell table:number-columns-repeated="2"/>
          <table:table-cell table:formula="of:=[.C1472]+0.001" office:value-type="float" office:value="0.470000000000001" calcext:value-type="float">
            <text:p>0.470000000000001</text:p>
          </table:table-cell>
          <table:table-cell office:value-type="float" office:value="-1.09924" calcext:value-type="float">
            <text:p>-1.09924</text:p>
          </table:table-cell>
        </table:table-row>
        <table:table-row table:style-name="ro1">
          <table:table-cell table:number-columns-repeated="2"/>
          <table:table-cell table:formula="of:=[.C1473]+0.001" office:value-type="float" office:value="0.471000000000001" calcext:value-type="float">
            <text:p>0.471000000000001</text:p>
          </table:table-cell>
          <table:table-cell office:value-type="float" office:value="-1.10236" calcext:value-type="float">
            <text:p>-1.10236</text:p>
          </table:table-cell>
        </table:table-row>
        <table:table-row table:style-name="ro1">
          <table:table-cell table:number-columns-repeated="2"/>
          <table:table-cell table:formula="of:=[.C1474]+0.001" office:value-type="float" office:value="0.472000000000001" calcext:value-type="float">
            <text:p>0.472000000000001</text:p>
          </table:table-cell>
          <table:table-cell office:value-type="float" office:value="-1.10549" calcext:value-type="float">
            <text:p>-1.10549</text:p>
          </table:table-cell>
        </table:table-row>
        <table:table-row table:style-name="ro1">
          <table:table-cell table:number-columns-repeated="2"/>
          <table:table-cell table:formula="of:=[.C1475]+0.001" office:value-type="float" office:value="0.473000000000001" calcext:value-type="float">
            <text:p>0.473000000000001</text:p>
          </table:table-cell>
          <table:table-cell office:value-type="float" office:value="-1.10862" calcext:value-type="float">
            <text:p>-1.10862</text:p>
          </table:table-cell>
        </table:table-row>
        <table:table-row table:style-name="ro1">
          <table:table-cell table:number-columns-repeated="2"/>
          <table:table-cell table:formula="of:=[.C1476]+0.001" office:value-type="float" office:value="0.474000000000001" calcext:value-type="float">
            <text:p>0.474000000000001</text:p>
          </table:table-cell>
          <table:table-cell office:value-type="float" office:value="-1.11175" calcext:value-type="float">
            <text:p>-1.11175</text:p>
          </table:table-cell>
        </table:table-row>
        <table:table-row table:style-name="ro1">
          <table:table-cell table:number-columns-repeated="2"/>
          <table:table-cell table:formula="of:=[.C1477]+0.001" office:value-type="float" office:value="0.475000000000001" calcext:value-type="float">
            <text:p>0.475000000000001</text:p>
          </table:table-cell>
          <table:table-cell office:value-type="float" office:value="-1.1149" calcext:value-type="float">
            <text:p>-1.1149</text:p>
          </table:table-cell>
        </table:table-row>
        <table:table-row table:style-name="ro1">
          <table:table-cell table:number-columns-repeated="2"/>
          <table:table-cell table:formula="of:=[.C1478]+0.001" office:value-type="float" office:value="0.476000000000001" calcext:value-type="float">
            <text:p>0.476000000000001</text:p>
          </table:table-cell>
          <table:table-cell office:value-type="float" office:value="-1.11805" calcext:value-type="float">
            <text:p>-1.11805</text:p>
          </table:table-cell>
        </table:table-row>
        <table:table-row table:style-name="ro1">
          <table:table-cell table:number-columns-repeated="2"/>
          <table:table-cell table:formula="of:=[.C1479]+0.001" office:value-type="float" office:value="0.477000000000001" calcext:value-type="float">
            <text:p>0.477000000000001</text:p>
          </table:table-cell>
          <table:table-cell office:value-type="float" office:value="-1.1212" calcext:value-type="float">
            <text:p>-1.1212</text:p>
          </table:table-cell>
        </table:table-row>
        <table:table-row table:style-name="ro1">
          <table:table-cell table:number-columns-repeated="2"/>
          <table:table-cell table:formula="of:=[.C1480]+0.001" office:value-type="float" office:value="0.478000000000001" calcext:value-type="float">
            <text:p>0.478000000000001</text:p>
          </table:table-cell>
          <table:table-cell office:value-type="float" office:value="-1.12437" calcext:value-type="float">
            <text:p>-1.12437</text:p>
          </table:table-cell>
        </table:table-row>
        <table:table-row table:style-name="ro1">
          <table:table-cell table:number-columns-repeated="2"/>
          <table:table-cell table:formula="of:=[.C1481]+0.001" office:value-type="float" office:value="0.479000000000001" calcext:value-type="float">
            <text:p>0.479000000000001</text:p>
          </table:table-cell>
          <table:table-cell office:value-type="float" office:value="-1.12753" calcext:value-type="float">
            <text:p>-1.12753</text:p>
          </table:table-cell>
        </table:table-row>
        <table:table-row table:style-name="ro1">
          <table:table-cell table:number-columns-repeated="2"/>
          <table:table-cell table:formula="of:=[.C1482]+0.001" office:value-type="float" office:value="0.480000000000001" calcext:value-type="float">
            <text:p>0.480000000000001</text:p>
          </table:table-cell>
          <table:table-cell office:value-type="float" office:value="-1.13071" calcext:value-type="float">
            <text:p>-1.13071</text:p>
          </table:table-cell>
        </table:table-row>
        <table:table-row table:style-name="ro1">
          <table:table-cell table:number-columns-repeated="2"/>
          <table:table-cell table:formula="of:=[.C1483]+0.001" office:value-type="float" office:value="0.481000000000001" calcext:value-type="float">
            <text:p>0.481000000000001</text:p>
          </table:table-cell>
          <table:table-cell office:value-type="float" office:value="-1.13389" calcext:value-type="float">
            <text:p>-1.13389</text:p>
          </table:table-cell>
        </table:table-row>
        <table:table-row table:style-name="ro1">
          <table:table-cell table:number-columns-repeated="2"/>
          <table:table-cell table:formula="of:=[.C1484]+0.001" office:value-type="float" office:value="0.482000000000001" calcext:value-type="float">
            <text:p>0.482000000000001</text:p>
          </table:table-cell>
          <table:table-cell office:value-type="float" office:value="-1.13707" calcext:value-type="float">
            <text:p>-1.13707</text:p>
          </table:table-cell>
        </table:table-row>
        <table:table-row table:style-name="ro1">
          <table:table-cell table:number-columns-repeated="2"/>
          <table:table-cell table:formula="of:=[.C1485]+0.001" office:value-type="float" office:value="0.483000000000001" calcext:value-type="float">
            <text:p>0.483000000000001</text:p>
          </table:table-cell>
          <table:table-cell office:value-type="float" office:value="-1.14027" calcext:value-type="float">
            <text:p>-1.14027</text:p>
          </table:table-cell>
        </table:table-row>
        <table:table-row table:style-name="ro1">
          <table:table-cell table:number-columns-repeated="2"/>
          <table:table-cell table:formula="of:=[.C1486]+0.001" office:value-type="float" office:value="0.484000000000001" calcext:value-type="float">
            <text:p>0.484000000000001</text:p>
          </table:table-cell>
          <table:table-cell office:value-type="float" office:value="-1.14347" calcext:value-type="float">
            <text:p>-1.14347</text:p>
          </table:table-cell>
        </table:table-row>
        <table:table-row table:style-name="ro1">
          <table:table-cell table:number-columns-repeated="2"/>
          <table:table-cell table:formula="of:=[.C1487]+0.001" office:value-type="float" office:value="0.485000000000001" calcext:value-type="float">
            <text:p>0.485000000000001</text:p>
          </table:table-cell>
          <table:table-cell office:value-type="float" office:value="-1.14667" calcext:value-type="float">
            <text:p>-1.14667</text:p>
          </table:table-cell>
        </table:table-row>
        <table:table-row table:style-name="ro1">
          <table:table-cell table:number-columns-repeated="2"/>
          <table:table-cell table:formula="of:=[.C1488]+0.001" office:value-type="float" office:value="0.486000000000001" calcext:value-type="float">
            <text:p>0.486000000000001</text:p>
          </table:table-cell>
          <table:table-cell office:value-type="float" office:value="-1.14988" calcext:value-type="float">
            <text:p>-1.14988</text:p>
          </table:table-cell>
        </table:table-row>
        <table:table-row table:style-name="ro1">
          <table:table-cell table:number-columns-repeated="2"/>
          <table:table-cell table:formula="of:=[.C1489]+0.001" office:value-type="float" office:value="0.487000000000001" calcext:value-type="float">
            <text:p>0.487000000000001</text:p>
          </table:table-cell>
          <table:table-cell office:value-type="float" office:value="-1.1531" calcext:value-type="float">
            <text:p>-1.1531</text:p>
          </table:table-cell>
        </table:table-row>
        <table:table-row table:style-name="ro1">
          <table:table-cell table:number-columns-repeated="2"/>
          <table:table-cell table:formula="of:=[.C1490]+0.001" office:value-type="float" office:value="0.488000000000001" calcext:value-type="float">
            <text:p>0.488000000000001</text:p>
          </table:table-cell>
          <table:table-cell office:value-type="float" office:value="-1.15633" calcext:value-type="float">
            <text:p>-1.15633</text:p>
          </table:table-cell>
        </table:table-row>
        <table:table-row table:style-name="ro1">
          <table:table-cell table:number-columns-repeated="2"/>
          <table:table-cell table:formula="of:=[.C1491]+0.001" office:value-type="float" office:value="0.489000000000001" calcext:value-type="float">
            <text:p>0.489000000000001</text:p>
          </table:table-cell>
          <table:table-cell office:value-type="float" office:value="-1.15956" calcext:value-type="float">
            <text:p>-1.15956</text:p>
          </table:table-cell>
        </table:table-row>
        <table:table-row table:style-name="ro1">
          <table:table-cell table:number-columns-repeated="2"/>
          <table:table-cell table:formula="of:=[.C1492]+0.001" office:value-type="float" office:value="0.490000000000001" calcext:value-type="float">
            <text:p>0.490000000000001</text:p>
          </table:table-cell>
          <table:table-cell office:value-type="float" office:value="-1.16279" calcext:value-type="float">
            <text:p>-1.16279</text:p>
          </table:table-cell>
        </table:table-row>
        <table:table-row table:style-name="ro1">
          <table:table-cell table:number-columns-repeated="2"/>
          <table:table-cell table:formula="of:=[.C1493]+0.001" office:value-type="float" office:value="0.491000000000001" calcext:value-type="float">
            <text:p>0.491000000000001</text:p>
          </table:table-cell>
          <table:table-cell office:value-type="float" office:value="-1.16604" calcext:value-type="float">
            <text:p>-1.16604</text:p>
          </table:table-cell>
        </table:table-row>
        <table:table-row table:style-name="ro1">
          <table:table-cell table:number-columns-repeated="2"/>
          <table:table-cell table:formula="of:=[.C1494]+0.001" office:value-type="float" office:value="0.492000000000001" calcext:value-type="float">
            <text:p>0.492000000000001</text:p>
          </table:table-cell>
          <table:table-cell office:value-type="float" office:value="-1.16929" calcext:value-type="float">
            <text:p>-1.16929</text:p>
          </table:table-cell>
        </table:table-row>
        <table:table-row table:style-name="ro1">
          <table:table-cell table:number-columns-repeated="2"/>
          <table:table-cell table:formula="of:=[.C1495]+0.001" office:value-type="float" office:value="0.493000000000001" calcext:value-type="float">
            <text:p>0.493000000000001</text:p>
          </table:table-cell>
          <table:table-cell office:value-type="float" office:value="-1.17255" calcext:value-type="float">
            <text:p>-1.17255</text:p>
          </table:table-cell>
        </table:table-row>
        <table:table-row table:style-name="ro1">
          <table:table-cell table:number-columns-repeated="2"/>
          <table:table-cell table:formula="of:=[.C1496]+0.001" office:value-type="float" office:value="0.494000000000001" calcext:value-type="float">
            <text:p>0.494000000000001</text:p>
          </table:table-cell>
          <table:table-cell office:value-type="float" office:value="-1.17581" calcext:value-type="float">
            <text:p>-1.17581</text:p>
          </table:table-cell>
        </table:table-row>
        <table:table-row table:style-name="ro1">
          <table:table-cell table:number-columns-repeated="2"/>
          <table:table-cell table:formula="of:=[.C1497]+0.001" office:value-type="float" office:value="0.495000000000001" calcext:value-type="float">
            <text:p>0.495000000000001</text:p>
          </table:table-cell>
          <table:table-cell office:value-type="float" office:value="-1.17908" calcext:value-type="float">
            <text:p>-1.17908</text:p>
          </table:table-cell>
        </table:table-row>
        <table:table-row table:style-name="ro1">
          <table:table-cell table:number-columns-repeated="2"/>
          <table:table-cell table:formula="of:=[.C1498]+0.001" office:value-type="float" office:value="0.496000000000001" calcext:value-type="float">
            <text:p>0.496000000000001</text:p>
          </table:table-cell>
          <table:table-cell office:value-type="float" office:value="-1.18235" calcext:value-type="float">
            <text:p>-1.18235</text:p>
          </table:table-cell>
        </table:table-row>
        <table:table-row table:style-name="ro1">
          <table:table-cell table:number-columns-repeated="2"/>
          <table:table-cell table:formula="of:=[.C1499]+0.001" office:value-type="float" office:value="0.497000000000001" calcext:value-type="float">
            <text:p>0.497000000000001</text:p>
          </table:table-cell>
          <table:table-cell office:value-type="float" office:value="-1.18564" calcext:value-type="float">
            <text:p>-1.18564</text:p>
          </table:table-cell>
        </table:table-row>
        <table:table-row table:style-name="ro1">
          <table:table-cell table:number-columns-repeated="2"/>
          <table:table-cell table:formula="of:=[.C1500]+0.001" office:value-type="float" office:value="0.498000000000001" calcext:value-type="float">
            <text:p>0.498000000000001</text:p>
          </table:table-cell>
          <table:table-cell office:value-type="float" office:value="-1.18893" calcext:value-type="float">
            <text:p>-1.18893</text:p>
          </table:table-cell>
        </table:table-row>
        <table:table-row table:style-name="ro1">
          <table:table-cell table:number-columns-repeated="2"/>
          <table:table-cell table:formula="of:=[.C1501]+0.001" office:value-type="float" office:value="0.499000000000001" calcext:value-type="float">
            <text:p>0.499000000000001</text:p>
          </table:table-cell>
          <table:table-cell office:value-type="float" office:value="-1.19222" calcext:value-type="float">
            <text:p>-1.19222</text:p>
          </table:table-cell>
        </table:table-row>
        <table:table-row table:style-name="ro1">
          <table:table-cell table:number-columns-repeated="2"/>
          <table:table-cell table:formula="of:=[.C1502]+0.001" office:value-type="float" office:value="0.500000000000001" calcext:value-type="float">
            <text:p>0.500000000000001</text:p>
          </table:table-cell>
          <table:table-cell office:value-type="float" office:value="-1.19553" calcext:value-type="float">
            <text:p>-1.19553</text:p>
          </table:table-cell>
        </table:table-row>
        <table:table-row table:style-name="ro1">
          <table:table-cell table:number-columns-repeated="2"/>
          <table:table-cell table:formula="of:=[.C1503]+0.001" office:value-type="float" office:value="0.501000000000001" calcext:value-type="float">
            <text:p>0.501000000000001</text:p>
          </table:table-cell>
          <table:table-cell office:value-type="float" office:value="-1.19884" calcext:value-type="float">
            <text:p>-1.19884</text:p>
          </table:table-cell>
        </table:table-row>
        <table:table-row table:style-name="ro1">
          <table:table-cell table:number-columns-repeated="2"/>
          <table:table-cell table:formula="of:=[.C1504]+0.001" office:value-type="float" office:value="0.502000000000001" calcext:value-type="float">
            <text:p>0.502000000000001</text:p>
          </table:table-cell>
          <table:table-cell office:value-type="float" office:value="-1.20215" calcext:value-type="float">
            <text:p>-1.20215</text:p>
          </table:table-cell>
        </table:table-row>
        <table:table-row table:style-name="ro1">
          <table:table-cell table:number-columns-repeated="2"/>
          <table:table-cell table:formula="of:=[.C1505]+0.001" office:value-type="float" office:value="0.503000000000001" calcext:value-type="float">
            <text:p>0.503000000000001</text:p>
          </table:table-cell>
          <table:table-cell office:value-type="float" office:value="-1.20547" calcext:value-type="float">
            <text:p>-1.20547</text:p>
          </table:table-cell>
        </table:table-row>
        <table:table-row table:style-name="ro1">
          <table:table-cell table:number-columns-repeated="2"/>
          <table:table-cell table:formula="of:=[.C1506]+0.001" office:value-type="float" office:value="0.504000000000001" calcext:value-type="float">
            <text:p>0.504000000000001</text:p>
          </table:table-cell>
          <table:table-cell office:value-type="float" office:value="-1.2088" calcext:value-type="float">
            <text:p>-1.2088</text:p>
          </table:table-cell>
        </table:table-row>
        <table:table-row table:style-name="ro1">
          <table:table-cell table:number-columns-repeated="2"/>
          <table:table-cell table:formula="of:=[.C1507]+0.001" office:value-type="float" office:value="0.505000000000001" calcext:value-type="float">
            <text:p>0.505000000000001</text:p>
          </table:table-cell>
          <table:table-cell office:value-type="float" office:value="-1.21214" calcext:value-type="float">
            <text:p>-1.21214</text:p>
          </table:table-cell>
        </table:table-row>
        <table:table-row table:style-name="ro1">
          <table:table-cell table:number-columns-repeated="2"/>
          <table:table-cell table:formula="of:=[.C1508]+0.001" office:value-type="float" office:value="0.506000000000001" calcext:value-type="float">
            <text:p>0.506000000000001</text:p>
          </table:table-cell>
          <table:table-cell office:value-type="float" office:value="-1.21549" calcext:value-type="float">
            <text:p>-1.21549</text:p>
          </table:table-cell>
        </table:table-row>
        <table:table-row table:style-name="ro1">
          <table:table-cell table:number-columns-repeated="2"/>
          <table:table-cell table:formula="of:=[.C1509]+0.001" office:value-type="float" office:value="0.507000000000001" calcext:value-type="float">
            <text:p>0.507000000000001</text:p>
          </table:table-cell>
          <table:table-cell office:value-type="float" office:value="-1.21884" calcext:value-type="float">
            <text:p>-1.21884</text:p>
          </table:table-cell>
        </table:table-row>
        <table:table-row table:style-name="ro1">
          <table:table-cell table:number-columns-repeated="2"/>
          <table:table-cell table:formula="of:=[.C1510]+0.001" office:value-type="float" office:value="0.508000000000001" calcext:value-type="float">
            <text:p>0.508000000000001</text:p>
          </table:table-cell>
          <table:table-cell office:value-type="float" office:value="-1.22219" calcext:value-type="float">
            <text:p>-1.22219</text:p>
          </table:table-cell>
        </table:table-row>
        <table:table-row table:style-name="ro1">
          <table:table-cell table:number-columns-repeated="2"/>
          <table:table-cell table:formula="of:=[.C1511]+0.001" office:value-type="float" office:value="0.509000000000001" calcext:value-type="float">
            <text:p>0.509000000000001</text:p>
          </table:table-cell>
          <table:table-cell office:value-type="float" office:value="-1.22556" calcext:value-type="float">
            <text:p>-1.22556</text:p>
          </table:table-cell>
        </table:table-row>
        <table:table-row table:style-name="ro1">
          <table:table-cell table:number-columns-repeated="2"/>
          <table:table-cell table:formula="of:=[.C1512]+0.001" office:value-type="float" office:value="0.510000000000001" calcext:value-type="float">
            <text:p>0.510000000000001</text:p>
          </table:table-cell>
          <table:table-cell office:value-type="float" office:value="-1.22893" calcext:value-type="float">
            <text:p>-1.22893</text:p>
          </table:table-cell>
        </table:table-row>
        <table:table-row table:style-name="ro1">
          <table:table-cell table:number-columns-repeated="2"/>
          <table:table-cell table:formula="of:=[.C1513]+0.001" office:value-type="float" office:value="0.511000000000001" calcext:value-type="float">
            <text:p>0.511000000000001</text:p>
          </table:table-cell>
          <table:table-cell office:value-type="float" office:value="-1.23231" calcext:value-type="float">
            <text:p>-1.23231</text:p>
          </table:table-cell>
        </table:table-row>
        <table:table-row table:style-name="ro1">
          <table:table-cell table:number-columns-repeated="2"/>
          <table:table-cell table:formula="of:=[.C1514]+0.001" office:value-type="float" office:value="0.512000000000001" calcext:value-type="float">
            <text:p>0.512000000000001</text:p>
          </table:table-cell>
          <table:table-cell office:value-type="float" office:value="-1.23569" calcext:value-type="float">
            <text:p>-1.23569</text:p>
          </table:table-cell>
        </table:table-row>
        <table:table-row table:style-name="ro1">
          <table:table-cell table:number-columns-repeated="2"/>
          <table:table-cell table:formula="of:=[.C1515]+0.001" office:value-type="float" office:value="0.513000000000001" calcext:value-type="float">
            <text:p>0.513000000000001</text:p>
          </table:table-cell>
          <table:table-cell office:value-type="float" office:value="-1.23908" calcext:value-type="float">
            <text:p>-1.23908</text:p>
          </table:table-cell>
        </table:table-row>
        <table:table-row table:style-name="ro1">
          <table:table-cell table:number-columns-repeated="2"/>
          <table:table-cell table:formula="of:=[.C1516]+0.001" office:value-type="float" office:value="0.514000000000001" calcext:value-type="float">
            <text:p>0.514000000000001</text:p>
          </table:table-cell>
          <table:table-cell office:value-type="float" office:value="-1.24248" calcext:value-type="float">
            <text:p>-1.24248</text:p>
          </table:table-cell>
        </table:table-row>
        <table:table-row table:style-name="ro1">
          <table:table-cell table:number-columns-repeated="2"/>
          <table:table-cell table:formula="of:=[.C1517]+0.001" office:value-type="float" office:value="0.515000000000001" calcext:value-type="float">
            <text:p>0.515000000000001</text:p>
          </table:table-cell>
          <table:table-cell office:value-type="float" office:value="-1.24589" calcext:value-type="float">
            <text:p>-1.24589</text:p>
          </table:table-cell>
        </table:table-row>
        <table:table-row table:style-name="ro1">
          <table:table-cell table:number-columns-repeated="2"/>
          <table:table-cell table:formula="of:=[.C1518]+0.001" office:value-type="float" office:value="0.516000000000001" calcext:value-type="float">
            <text:p>0.516000000000001</text:p>
          </table:table-cell>
          <table:table-cell office:value-type="float" office:value="-1.2493" calcext:value-type="float">
            <text:p>-1.2493</text:p>
          </table:table-cell>
        </table:table-row>
        <table:table-row table:style-name="ro1">
          <table:table-cell table:number-columns-repeated="2"/>
          <table:table-cell table:formula="of:=[.C1519]+0.001" office:value-type="float" office:value="0.517000000000001" calcext:value-type="float">
            <text:p>0.517000000000001</text:p>
          </table:table-cell>
          <table:table-cell office:value-type="float" office:value="-1.25273" calcext:value-type="float">
            <text:p>-1.25273</text:p>
          </table:table-cell>
        </table:table-row>
        <table:table-row table:style-name="ro1">
          <table:table-cell table:number-columns-repeated="2"/>
          <table:table-cell table:formula="of:=[.C1520]+0.001" office:value-type="float" office:value="0.518000000000001" calcext:value-type="float">
            <text:p>0.518000000000001</text:p>
          </table:table-cell>
          <table:table-cell office:value-type="float" office:value="-1.25615" calcext:value-type="float">
            <text:p>-1.25615</text:p>
          </table:table-cell>
        </table:table-row>
        <table:table-row table:style-name="ro1">
          <table:table-cell table:number-columns-repeated="2"/>
          <table:table-cell table:formula="of:=[.C1521]+0.001" office:value-type="float" office:value="0.519000000000001" calcext:value-type="float">
            <text:p>0.519000000000001</text:p>
          </table:table-cell>
          <table:table-cell office:value-type="float" office:value="-1.25959" calcext:value-type="float">
            <text:p>-1.25959</text:p>
          </table:table-cell>
        </table:table-row>
        <table:table-row table:style-name="ro1">
          <table:table-cell table:number-columns-repeated="2"/>
          <table:table-cell table:formula="of:=[.C1522]+0.001" office:value-type="float" office:value="0.520000000000001" calcext:value-type="float">
            <text:p>0.520000000000001</text:p>
          </table:table-cell>
          <table:table-cell office:value-type="float" office:value="-1.26303" calcext:value-type="float">
            <text:p>-1.26303</text:p>
          </table:table-cell>
        </table:table-row>
        <table:table-row table:style-name="ro1">
          <table:table-cell table:number-columns-repeated="2"/>
          <table:table-cell table:formula="of:=[.C1523]+0.001" office:value-type="float" office:value="0.521000000000001" calcext:value-type="float">
            <text:p>0.521000000000001</text:p>
          </table:table-cell>
          <table:table-cell office:value-type="float" office:value="-1.26648" calcext:value-type="float">
            <text:p>-1.26648</text:p>
          </table:table-cell>
        </table:table-row>
        <table:table-row table:style-name="ro1">
          <table:table-cell table:number-columns-repeated="2"/>
          <table:table-cell table:formula="of:=[.C1524]+0.001" office:value-type="float" office:value="0.522000000000001" calcext:value-type="float">
            <text:p>0.522000000000001</text:p>
          </table:table-cell>
          <table:table-cell office:value-type="float" office:value="-1.26994" calcext:value-type="float">
            <text:p>-1.26994</text:p>
          </table:table-cell>
        </table:table-row>
        <table:table-row table:style-name="ro1">
          <table:table-cell table:number-columns-repeated="2"/>
          <table:table-cell table:formula="of:=[.C1525]+0.001" office:value-type="float" office:value="0.523000000000001" calcext:value-type="float">
            <text:p>0.523000000000001</text:p>
          </table:table-cell>
          <table:table-cell office:value-type="float" office:value="-1.2734" calcext:value-type="float">
            <text:p>-1.2734</text:p>
          </table:table-cell>
        </table:table-row>
        <table:table-row table:style-name="ro1">
          <table:table-cell table:number-columns-repeated="2"/>
          <table:table-cell table:formula="of:=[.C1526]+0.001" office:value-type="float" office:value="0.524000000000001" calcext:value-type="float">
            <text:p>0.524000000000001</text:p>
          </table:table-cell>
          <table:table-cell office:value-type="float" office:value="-1.27688" calcext:value-type="float">
            <text:p>-1.27688</text:p>
          </table:table-cell>
        </table:table-row>
        <table:table-row table:style-name="ro1">
          <table:table-cell table:number-columns-repeated="2"/>
          <table:table-cell table:formula="of:=[.C1527]+0.001" office:value-type="float" office:value="0.525000000000001" calcext:value-type="float">
            <text:p>0.525000000000001</text:p>
          </table:table-cell>
          <table:table-cell office:value-type="float" office:value="-1.28036" calcext:value-type="float">
            <text:p>-1.28036</text:p>
          </table:table-cell>
        </table:table-row>
        <table:table-row table:style-name="ro1">
          <table:table-cell table:number-columns-repeated="2"/>
          <table:table-cell table:formula="of:=[.C1528]+0.001" office:value-type="float" office:value="0.526000000000001" calcext:value-type="float">
            <text:p>0.526000000000001</text:p>
          </table:table-cell>
          <table:table-cell office:value-type="float" office:value="-1.28384" calcext:value-type="float">
            <text:p>-1.28384</text:p>
          </table:table-cell>
        </table:table-row>
        <table:table-row table:style-name="ro1">
          <table:table-cell table:number-columns-repeated="2"/>
          <table:table-cell table:formula="of:=[.C1529]+0.001" office:value-type="float" office:value="0.527000000000001" calcext:value-type="float">
            <text:p>0.527000000000001</text:p>
          </table:table-cell>
          <table:table-cell office:value-type="float" office:value="-1.28734" calcext:value-type="float">
            <text:p>-1.28734</text:p>
          </table:table-cell>
        </table:table-row>
        <table:table-row table:style-name="ro1">
          <table:table-cell table:number-columns-repeated="2"/>
          <table:table-cell table:formula="of:=[.C1530]+0.001" office:value-type="float" office:value="0.528000000000001" calcext:value-type="float">
            <text:p>0.528000000000001</text:p>
          </table:table-cell>
          <table:table-cell office:value-type="float" office:value="-1.29084" calcext:value-type="float">
            <text:p>-1.29084</text:p>
          </table:table-cell>
        </table:table-row>
        <table:table-row table:style-name="ro1">
          <table:table-cell table:number-columns-repeated="2"/>
          <table:table-cell table:formula="of:=[.C1531]+0.001" office:value-type="float" office:value="0.529000000000001" calcext:value-type="float">
            <text:p>0.529000000000001</text:p>
          </table:table-cell>
          <table:table-cell office:value-type="float" office:value="-1.29435" calcext:value-type="float">
            <text:p>-1.29435</text:p>
          </table:table-cell>
        </table:table-row>
        <table:table-row table:style-name="ro1">
          <table:table-cell table:number-columns-repeated="2"/>
          <table:table-cell table:formula="of:=[.C1532]+0.001" office:value-type="float" office:value="0.530000000000001" calcext:value-type="float">
            <text:p>0.530000000000001</text:p>
          </table:table-cell>
          <table:table-cell office:value-type="float" office:value="-1.29787" calcext:value-type="float">
            <text:p>-1.29787</text:p>
          </table:table-cell>
        </table:table-row>
        <table:table-row table:style-name="ro1">
          <table:table-cell table:number-columns-repeated="2"/>
          <table:table-cell table:formula="of:=[.C1533]+0.001" office:value-type="float" office:value="0.531000000000001" calcext:value-type="float">
            <text:p>0.531000000000001</text:p>
          </table:table-cell>
          <table:table-cell office:value-type="float" office:value="-1.30139" calcext:value-type="float">
            <text:p>-1.30139</text:p>
          </table:table-cell>
        </table:table-row>
        <table:table-row table:style-name="ro1">
          <table:table-cell table:number-columns-repeated="2"/>
          <table:table-cell table:formula="of:=[.C1534]+0.001" office:value-type="float" office:value="0.532000000000001" calcext:value-type="float">
            <text:p>0.532000000000001</text:p>
          </table:table-cell>
          <table:table-cell office:value-type="float" office:value="-1.30492" calcext:value-type="float">
            <text:p>-1.30492</text:p>
          </table:table-cell>
        </table:table-row>
        <table:table-row table:style-name="ro1">
          <table:table-cell table:number-columns-repeated="2"/>
          <table:table-cell table:formula="of:=[.C1535]+0.001" office:value-type="float" office:value="0.533000000000001" calcext:value-type="float">
            <text:p>0.533000000000001</text:p>
          </table:table-cell>
          <table:table-cell office:value-type="float" office:value="-1.30846" calcext:value-type="float">
            <text:p>-1.30846</text:p>
          </table:table-cell>
        </table:table-row>
        <table:table-row table:style-name="ro1">
          <table:table-cell table:number-columns-repeated="2"/>
          <table:table-cell table:formula="of:=[.C1536]+0.001" office:value-type="float" office:value="0.534000000000001" calcext:value-type="float">
            <text:p>0.534000000000001</text:p>
          </table:table-cell>
          <table:table-cell office:value-type="float" office:value="-1.31201" calcext:value-type="float">
            <text:p>-1.31201</text:p>
          </table:table-cell>
        </table:table-row>
        <table:table-row table:style-name="ro1">
          <table:table-cell table:number-columns-repeated="2"/>
          <table:table-cell table:formula="of:=[.C1537]+0.001" office:value-type="float" office:value="0.535000000000001" calcext:value-type="float">
            <text:p>0.535000000000001</text:p>
          </table:table-cell>
          <table:table-cell office:value-type="float" office:value="-1.31557" calcext:value-type="float">
            <text:p>-1.31557</text:p>
          </table:table-cell>
        </table:table-row>
        <table:table-row table:style-name="ro1">
          <table:table-cell table:number-columns-repeated="2"/>
          <table:table-cell table:formula="of:=[.C1538]+0.001" office:value-type="float" office:value="0.536000000000001" calcext:value-type="float">
            <text:p>0.536000000000001</text:p>
          </table:table-cell>
          <table:table-cell office:value-type="float" office:value="-1.31913" calcext:value-type="float">
            <text:p>-1.31913</text:p>
          </table:table-cell>
        </table:table-row>
        <table:table-row table:style-name="ro1">
          <table:table-cell table:number-columns-repeated="2"/>
          <table:table-cell table:formula="of:=[.C1539]+0.001" office:value-type="float" office:value="0.537000000000001" calcext:value-type="float">
            <text:p>0.537000000000001</text:p>
          </table:table-cell>
          <table:table-cell office:value-type="float" office:value="-1.3227" calcext:value-type="float">
            <text:p>-1.3227</text:p>
          </table:table-cell>
        </table:table-row>
        <table:table-row table:style-name="ro1">
          <table:table-cell table:number-columns-repeated="2"/>
          <table:table-cell table:formula="of:=[.C1540]+0.001" office:value-type="float" office:value="0.538000000000001" calcext:value-type="float">
            <text:p>0.538000000000001</text:p>
          </table:table-cell>
          <table:table-cell office:value-type="float" office:value="-1.32628" calcext:value-type="float">
            <text:p>-1.32628</text:p>
          </table:table-cell>
        </table:table-row>
        <table:table-row table:style-name="ro1">
          <table:table-cell table:number-columns-repeated="2"/>
          <table:table-cell table:formula="of:=[.C1541]+0.001" office:value-type="float" office:value="0.539000000000001" calcext:value-type="float">
            <text:p>0.539000000000001</text:p>
          </table:table-cell>
          <table:table-cell office:value-type="float" office:value="-1.32987" calcext:value-type="float">
            <text:p>-1.32987</text:p>
          </table:table-cell>
        </table:table-row>
        <table:table-row table:style-name="ro1">
          <table:table-cell table:number-columns-repeated="2"/>
          <table:table-cell table:formula="of:=[.C1542]+0.001" office:value-type="float" office:value="0.540000000000001" calcext:value-type="float">
            <text:p>0.540000000000001</text:p>
          </table:table-cell>
          <table:table-cell office:value-type="float" office:value="-1.33346" calcext:value-type="float">
            <text:p>-1.33346</text:p>
          </table:table-cell>
        </table:table-row>
        <table:table-row table:style-name="ro1">
          <table:table-cell table:number-columns-repeated="2"/>
          <table:table-cell table:formula="of:=[.C1543]+0.001" office:value-type="float" office:value="0.541000000000001" calcext:value-type="float">
            <text:p>0.541000000000001</text:p>
          </table:table-cell>
          <table:table-cell office:value-type="float" office:value="-1.33706" calcext:value-type="float">
            <text:p>-1.33706</text:p>
          </table:table-cell>
        </table:table-row>
        <table:table-row table:style-name="ro1">
          <table:table-cell table:number-columns-repeated="2"/>
          <table:table-cell table:formula="of:=[.C1544]+0.001" office:value-type="float" office:value="0.542000000000001" calcext:value-type="float">
            <text:p>0.542000000000001</text:p>
          </table:table-cell>
          <table:table-cell office:value-type="float" office:value="-1.34067" calcext:value-type="float">
            <text:p>-1.34067</text:p>
          </table:table-cell>
        </table:table-row>
        <table:table-row table:style-name="ro1">
          <table:table-cell table:number-columns-repeated="2"/>
          <table:table-cell table:formula="of:=[.C1545]+0.001" office:value-type="float" office:value="0.543000000000001" calcext:value-type="float">
            <text:p>0.543000000000001</text:p>
          </table:table-cell>
          <table:table-cell office:value-type="float" office:value="-1.34429" calcext:value-type="float">
            <text:p>-1.34429</text:p>
          </table:table-cell>
        </table:table-row>
        <table:table-row table:style-name="ro1">
          <table:table-cell table:number-columns-repeated="2"/>
          <table:table-cell table:formula="of:=[.C1546]+0.001" office:value-type="float" office:value="0.544000000000001" calcext:value-type="float">
            <text:p>0.544000000000001</text:p>
          </table:table-cell>
          <table:table-cell office:value-type="float" office:value="-1.34792" calcext:value-type="float">
            <text:p>-1.34792</text:p>
          </table:table-cell>
        </table:table-row>
        <table:table-row table:style-name="ro1">
          <table:table-cell table:number-columns-repeated="2"/>
          <table:table-cell table:formula="of:=[.C1547]+0.001" office:value-type="float" office:value="0.545000000000001" calcext:value-type="float">
            <text:p>0.545000000000001</text:p>
          </table:table-cell>
          <table:table-cell office:value-type="float" office:value="-1.35155" calcext:value-type="float">
            <text:p>-1.35155</text:p>
          </table:table-cell>
        </table:table-row>
        <table:table-row table:style-name="ro1">
          <table:table-cell table:number-columns-repeated="2"/>
          <table:table-cell table:formula="of:=[.C1548]+0.001" office:value-type="float" office:value="0.546000000000001" calcext:value-type="float">
            <text:p>0.546000000000001</text:p>
          </table:table-cell>
          <table:table-cell office:value-type="float" office:value="-1.3552" calcext:value-type="float">
            <text:p>-1.3552</text:p>
          </table:table-cell>
        </table:table-row>
        <table:table-row table:style-name="ro1">
          <table:table-cell table:number-columns-repeated="2"/>
          <table:table-cell table:formula="of:=[.C1549]+0.001" office:value-type="float" office:value="0.547000000000001" calcext:value-type="float">
            <text:p>0.547000000000001</text:p>
          </table:table-cell>
          <table:table-cell office:value-type="float" office:value="-1.35885" calcext:value-type="float">
            <text:p>-1.35885</text:p>
          </table:table-cell>
        </table:table-row>
        <table:table-row table:style-name="ro1">
          <table:table-cell table:number-columns-repeated="2"/>
          <table:table-cell table:formula="of:=[.C1550]+0.001" office:value-type="float" office:value="0.548000000000001" calcext:value-type="float">
            <text:p>0.548000000000001</text:p>
          </table:table-cell>
          <table:table-cell office:value-type="float" office:value="-1.36251" calcext:value-type="float">
            <text:p>-1.36251</text:p>
          </table:table-cell>
        </table:table-row>
        <table:table-row table:style-name="ro1">
          <table:table-cell table:number-columns-repeated="2"/>
          <table:table-cell table:formula="of:=[.C1551]+0.001" office:value-type="float" office:value="0.549000000000001" calcext:value-type="float">
            <text:p>0.549000000000001</text:p>
          </table:table-cell>
          <table:table-cell office:value-type="float" office:value="-1.36617" calcext:value-type="float">
            <text:p>-1.36617</text:p>
          </table:table-cell>
        </table:table-row>
        <table:table-row table:style-name="ro1">
          <table:table-cell table:number-columns-repeated="2"/>
          <table:table-cell table:formula="of:=[.C1552]+0.001" office:value-type="float" office:value="0.550000000000001" calcext:value-type="float">
            <text:p>0.550000000000001</text:p>
          </table:table-cell>
          <table:table-cell office:value-type="float" office:value="-1.36985" calcext:value-type="float">
            <text:p>-1.36985</text:p>
          </table:table-cell>
        </table:table-row>
        <table:table-row table:style-name="ro1">
          <table:table-cell table:number-columns-repeated="2"/>
          <table:table-cell table:formula="of:=[.C1553]+0.001" office:value-type="float" office:value="0.551000000000001" calcext:value-type="float">
            <text:p>0.551000000000001</text:p>
          </table:table-cell>
          <table:table-cell office:value-type="float" office:value="-1.37353" calcext:value-type="float">
            <text:p>-1.37353</text:p>
          </table:table-cell>
        </table:table-row>
        <table:table-row table:style-name="ro1">
          <table:table-cell table:number-columns-repeated="2"/>
          <table:table-cell table:formula="of:=[.C1554]+0.001" office:value-type="float" office:value="0.552000000000001" calcext:value-type="float">
            <text:p>0.552000000000001</text:p>
          </table:table-cell>
          <table:table-cell office:value-type="float" office:value="-1.37723" calcext:value-type="float">
            <text:p>-1.37723</text:p>
          </table:table-cell>
        </table:table-row>
        <table:table-row table:style-name="ro1">
          <table:table-cell table:number-columns-repeated="2"/>
          <table:table-cell table:formula="of:=[.C1555]+0.001" office:value-type="float" office:value="0.553000000000001" calcext:value-type="float">
            <text:p>0.553000000000001</text:p>
          </table:table-cell>
          <table:table-cell office:value-type="float" office:value="-1.38093" calcext:value-type="float">
            <text:p>-1.38093</text:p>
          </table:table-cell>
        </table:table-row>
        <table:table-row table:style-name="ro1">
          <table:table-cell table:number-columns-repeated="2"/>
          <table:table-cell table:formula="of:=[.C1556]+0.001" office:value-type="float" office:value="0.554000000000001" calcext:value-type="float">
            <text:p>0.554000000000001</text:p>
          </table:table-cell>
          <table:table-cell office:value-type="float" office:value="-1.38463" calcext:value-type="float">
            <text:p>-1.38463</text:p>
          </table:table-cell>
        </table:table-row>
        <table:table-row table:style-name="ro1">
          <table:table-cell table:number-columns-repeated="2"/>
          <table:table-cell table:formula="of:=[.C1557]+0.001" office:value-type="float" office:value="0.555000000000001" calcext:value-type="float">
            <text:p>0.555000000000001</text:p>
          </table:table-cell>
          <table:table-cell office:value-type="float" office:value="-1.38835" calcext:value-type="float">
            <text:p>-1.38835</text:p>
          </table:table-cell>
        </table:table-row>
        <table:table-row table:style-name="ro1">
          <table:table-cell table:number-columns-repeated="2"/>
          <table:table-cell table:formula="of:=[.C1558]+0.001" office:value-type="float" office:value="0.556000000000001" calcext:value-type="float">
            <text:p>0.556000000000001</text:p>
          </table:table-cell>
          <table:table-cell office:value-type="float" office:value="-1.39208" calcext:value-type="float">
            <text:p>-1.39208</text:p>
          </table:table-cell>
        </table:table-row>
        <table:table-row table:style-name="ro1">
          <table:table-cell table:number-columns-repeated="2"/>
          <table:table-cell table:formula="of:=[.C1559]+0.001" office:value-type="float" office:value="0.557000000000001" calcext:value-type="float">
            <text:p>0.557000000000001</text:p>
          </table:table-cell>
          <table:table-cell office:value-type="float" office:value="-1.39581" calcext:value-type="float">
            <text:p>-1.39581</text:p>
          </table:table-cell>
        </table:table-row>
        <table:table-row table:style-name="ro1">
          <table:table-cell table:number-columns-repeated="2"/>
          <table:table-cell table:formula="of:=[.C1560]+0.001" office:value-type="float" office:value="0.558000000000001" calcext:value-type="float">
            <text:p>0.558000000000001</text:p>
          </table:table-cell>
          <table:table-cell office:value-type="float" office:value="-1.39955" calcext:value-type="float">
            <text:p>-1.39955</text:p>
          </table:table-cell>
        </table:table-row>
        <table:table-row table:style-name="ro1">
          <table:table-cell table:number-columns-repeated="2"/>
          <table:table-cell table:formula="of:=[.C1561]+0.001" office:value-type="float" office:value="0.559000000000001" calcext:value-type="float">
            <text:p>0.559000000000001</text:p>
          </table:table-cell>
          <table:table-cell office:value-type="float" office:value="-1.40331" calcext:value-type="float">
            <text:p>-1.40331</text:p>
          </table:table-cell>
        </table:table-row>
        <table:table-row table:style-name="ro1">
          <table:table-cell table:number-columns-repeated="2"/>
          <table:table-cell table:formula="of:=[.C1562]+0.001" office:value-type="float" office:value="0.560000000000001" calcext:value-type="float">
            <text:p>0.560000000000001</text:p>
          </table:table-cell>
          <table:table-cell office:value-type="float" office:value="-1.40707" calcext:value-type="float">
            <text:p>-1.40707</text:p>
          </table:table-cell>
        </table:table-row>
        <table:table-row table:style-name="ro1">
          <table:table-cell table:number-columns-repeated="2"/>
          <table:table-cell table:formula="of:=[.C1563]+0.001" office:value-type="float" office:value="0.561000000000001" calcext:value-type="float">
            <text:p>0.561000000000001</text:p>
          </table:table-cell>
          <table:table-cell office:value-type="float" office:value="-1.41083" calcext:value-type="float">
            <text:p>-1.41083</text:p>
          </table:table-cell>
        </table:table-row>
        <table:table-row table:style-name="ro1">
          <table:table-cell table:number-columns-repeated="2"/>
          <table:table-cell table:formula="of:=[.C1564]+0.001" office:value-type="float" office:value="0.562000000000001" calcext:value-type="float">
            <text:p>0.562000000000001</text:p>
          </table:table-cell>
          <table:table-cell office:value-type="float" office:value="-1.41461" calcext:value-type="float">
            <text:p>-1.41461</text:p>
          </table:table-cell>
        </table:table-row>
        <table:table-row table:style-name="ro1">
          <table:table-cell table:number-columns-repeated="2"/>
          <table:table-cell table:formula="of:=[.C1565]+0.001" office:value-type="float" office:value="0.563000000000001" calcext:value-type="float">
            <text:p>0.563000000000001</text:p>
          </table:table-cell>
          <table:table-cell office:value-type="float" office:value="-1.4184" calcext:value-type="float">
            <text:p>-1.4184</text:p>
          </table:table-cell>
        </table:table-row>
        <table:table-row table:style-name="ro1">
          <table:table-cell table:number-columns-repeated="2"/>
          <table:table-cell table:formula="of:=[.C1566]+0.001" office:value-type="float" office:value="0.564000000000001" calcext:value-type="float">
            <text:p>0.564000000000001</text:p>
          </table:table-cell>
          <table:table-cell office:value-type="float" office:value="-1.42219" calcext:value-type="float">
            <text:p>-1.42219</text:p>
          </table:table-cell>
        </table:table-row>
        <table:table-row table:style-name="ro1">
          <table:table-cell table:number-columns-repeated="2"/>
          <table:table-cell table:formula="of:=[.C1567]+0.001" office:value-type="float" office:value="0.565000000000001" calcext:value-type="float">
            <text:p>0.565000000000001</text:p>
          </table:table-cell>
          <table:table-cell office:value-type="float" office:value="-1.426" calcext:value-type="float">
            <text:p>-1.426</text:p>
          </table:table-cell>
        </table:table-row>
        <table:table-row table:style-name="ro1">
          <table:table-cell table:number-columns-repeated="2"/>
          <table:table-cell table:formula="of:=[.C1568]+0.001" office:value-type="float" office:value="0.566000000000001" calcext:value-type="float">
            <text:p>0.566000000000001</text:p>
          </table:table-cell>
          <table:table-cell office:value-type="float" office:value="-1.42981" calcext:value-type="float">
            <text:p>-1.42981</text:p>
          </table:table-cell>
        </table:table-row>
        <table:table-row table:style-name="ro1">
          <table:table-cell table:number-columns-repeated="2"/>
          <table:table-cell table:formula="of:=[.C1569]+0.001" office:value-type="float" office:value="0.567000000000001" calcext:value-type="float">
            <text:p>0.567000000000001</text:p>
          </table:table-cell>
          <table:table-cell office:value-type="float" office:value="-1.43363" calcext:value-type="float">
            <text:p>-1.43363</text:p>
          </table:table-cell>
        </table:table-row>
        <table:table-row table:style-name="ro1">
          <table:table-cell table:number-columns-repeated="2"/>
          <table:table-cell table:formula="of:=[.C1570]+0.001" office:value-type="float" office:value="0.568000000000001" calcext:value-type="float">
            <text:p>0.568000000000001</text:p>
          </table:table-cell>
          <table:table-cell office:value-type="float" office:value="-1.43746" calcext:value-type="float">
            <text:p>-1.43746</text:p>
          </table:table-cell>
        </table:table-row>
        <table:table-row table:style-name="ro1">
          <table:table-cell table:number-columns-repeated="2"/>
          <table:table-cell table:formula="of:=[.C1571]+0.001" office:value-type="float" office:value="0.569000000000001" calcext:value-type="float">
            <text:p>0.569000000000001</text:p>
          </table:table-cell>
          <table:table-cell office:value-type="float" office:value="-1.4413" calcext:value-type="float">
            <text:p>-1.4413</text:p>
          </table:table-cell>
        </table:table-row>
        <table:table-row table:style-name="ro1">
          <table:table-cell table:number-columns-repeated="2"/>
          <table:table-cell table:formula="of:=[.C1572]+0.001" office:value-type="float" office:value="0.570000000000001" calcext:value-type="float">
            <text:p>0.570000000000001</text:p>
          </table:table-cell>
          <table:table-cell office:value-type="float" office:value="-1.44515" calcext:value-type="float">
            <text:p>-1.44515</text:p>
          </table:table-cell>
        </table:table-row>
        <table:table-row table:style-name="ro1">
          <table:table-cell table:number-columns-repeated="2"/>
          <table:table-cell table:formula="of:=[.C1573]+0.001" office:value-type="float" office:value="0.571000000000001" calcext:value-type="float">
            <text:p>0.571000000000001</text:p>
          </table:table-cell>
          <table:table-cell office:value-type="float" office:value="-1.449" calcext:value-type="float">
            <text:p>-1.449</text:p>
          </table:table-cell>
        </table:table-row>
        <table:table-row table:style-name="ro1">
          <table:table-cell table:number-columns-repeated="2"/>
          <table:table-cell table:formula="of:=[.C1574]+0.001" office:value-type="float" office:value="0.572000000000001" calcext:value-type="float">
            <text:p>0.572000000000001</text:p>
          </table:table-cell>
          <table:table-cell office:value-type="float" office:value="-1.45287" calcext:value-type="float">
            <text:p>-1.45287</text:p>
          </table:table-cell>
        </table:table-row>
        <table:table-row table:style-name="ro1">
          <table:table-cell table:number-columns-repeated="2"/>
          <table:table-cell table:formula="of:=[.C1575]+0.001" office:value-type="float" office:value="0.573000000000001" calcext:value-type="float">
            <text:p>0.573000000000001</text:p>
          </table:table-cell>
          <table:table-cell office:value-type="float" office:value="-1.45675" calcext:value-type="float">
            <text:p>-1.45675</text:p>
          </table:table-cell>
        </table:table-row>
        <table:table-row table:style-name="ro1">
          <table:table-cell table:number-columns-repeated="2"/>
          <table:table-cell table:formula="of:=[.C1576]+0.001" office:value-type="float" office:value="0.574000000000001" calcext:value-type="float">
            <text:p>0.574000000000001</text:p>
          </table:table-cell>
          <table:table-cell office:value-type="float" office:value="-1.46063" calcext:value-type="float">
            <text:p>-1.46063</text:p>
          </table:table-cell>
        </table:table-row>
        <table:table-row table:style-name="ro1">
          <table:table-cell table:number-columns-repeated="2"/>
          <table:table-cell table:formula="of:=[.C1577]+0.001" office:value-type="float" office:value="0.575000000000001" calcext:value-type="float">
            <text:p>0.575000000000001</text:p>
          </table:table-cell>
          <table:table-cell office:value-type="float" office:value="-1.46452" calcext:value-type="float">
            <text:p>-1.46452</text:p>
          </table:table-cell>
        </table:table-row>
        <table:table-row table:style-name="ro1">
          <table:table-cell table:number-columns-repeated="2"/>
          <table:table-cell table:formula="of:=[.C1578]+0.001" office:value-type="float" office:value="0.576000000000001" calcext:value-type="float">
            <text:p>0.576000000000001</text:p>
          </table:table-cell>
          <table:table-cell office:value-type="float" office:value="-1.46843" calcext:value-type="float">
            <text:p>-1.46843</text:p>
          </table:table-cell>
        </table:table-row>
        <table:table-row table:style-name="ro1">
          <table:table-cell table:number-columns-repeated="2"/>
          <table:table-cell table:formula="of:=[.C1579]+0.001" office:value-type="float" office:value="0.577000000000001" calcext:value-type="float">
            <text:p>0.577000000000001</text:p>
          </table:table-cell>
          <table:table-cell office:value-type="float" office:value="-1.47234" calcext:value-type="float">
            <text:p>-1.47234</text:p>
          </table:table-cell>
        </table:table-row>
        <table:table-row table:style-name="ro1">
          <table:table-cell table:number-columns-repeated="2"/>
          <table:table-cell table:formula="of:=[.C1580]+0.001" office:value-type="float" office:value="0.578000000000001" calcext:value-type="float">
            <text:p>0.578000000000001</text:p>
          </table:table-cell>
          <table:table-cell office:value-type="float" office:value="-1.47626" calcext:value-type="float">
            <text:p>-1.47626</text:p>
          </table:table-cell>
        </table:table-row>
        <table:table-row table:style-name="ro1">
          <table:table-cell table:number-columns-repeated="2"/>
          <table:table-cell table:formula="of:=[.C1581]+0.001" office:value-type="float" office:value="0.579000000000001" calcext:value-type="float">
            <text:p>0.579000000000001</text:p>
          </table:table-cell>
          <table:table-cell office:value-type="float" office:value="-1.48019" calcext:value-type="float">
            <text:p>-1.48019</text:p>
          </table:table-cell>
        </table:table-row>
        <table:table-row table:style-name="ro1">
          <table:table-cell table:number-columns-repeated="2"/>
          <table:table-cell table:formula="of:=[.C1582]+0.001" office:value-type="float" office:value="0.580000000000001" calcext:value-type="float">
            <text:p>0.580000000000001</text:p>
          </table:table-cell>
          <table:table-cell office:value-type="float" office:value="-1.48413" calcext:value-type="float">
            <text:p>-1.48413</text:p>
          </table:table-cell>
        </table:table-row>
        <table:table-row table:style-name="ro1">
          <table:table-cell table:number-columns-repeated="2"/>
          <table:table-cell table:formula="of:=[.C1583]+0.001" office:value-type="float" office:value="0.581000000000001" calcext:value-type="float">
            <text:p>0.581000000000001</text:p>
          </table:table-cell>
          <table:table-cell office:value-type="float" office:value="-1.48808" calcext:value-type="float">
            <text:p>-1.48808</text:p>
          </table:table-cell>
        </table:table-row>
        <table:table-row table:style-name="ro1">
          <table:table-cell table:number-columns-repeated="2"/>
          <table:table-cell table:formula="of:=[.C1584]+0.001" office:value-type="float" office:value="0.582000000000001" calcext:value-type="float">
            <text:p>0.582000000000001</text:p>
          </table:table-cell>
          <table:table-cell office:value-type="float" office:value="-1.49204" calcext:value-type="float">
            <text:p>-1.49204</text:p>
          </table:table-cell>
        </table:table-row>
        <table:table-row table:style-name="ro1">
          <table:table-cell table:number-columns-repeated="2"/>
          <table:table-cell table:formula="of:=[.C1585]+0.001" office:value-type="float" office:value="0.583000000000001" calcext:value-type="float">
            <text:p>0.583000000000001</text:p>
          </table:table-cell>
          <table:table-cell office:value-type="float" office:value="-1.49601" calcext:value-type="float">
            <text:p>-1.49601</text:p>
          </table:table-cell>
        </table:table-row>
        <table:table-row table:style-name="ro1">
          <table:table-cell table:number-columns-repeated="2"/>
          <table:table-cell table:formula="of:=[.C1586]+0.001" office:value-type="float" office:value="0.584000000000001" calcext:value-type="float">
            <text:p>0.584000000000001</text:p>
          </table:table-cell>
          <table:table-cell office:value-type="float" office:value="-1.49999" calcext:value-type="float">
            <text:p>-1.49999</text:p>
          </table:table-cell>
        </table:table-row>
        <table:table-row table:style-name="ro1">
          <table:table-cell table:number-columns-repeated="2"/>
          <table:table-cell table:formula="of:=[.C1587]+0.001" office:value-type="float" office:value="0.585000000000001" calcext:value-type="float">
            <text:p>0.585000000000001</text:p>
          </table:table-cell>
          <table:table-cell office:value-type="float" office:value="-1.50397" calcext:value-type="float">
            <text:p>-1.50397</text:p>
          </table:table-cell>
        </table:table-row>
        <table:table-row table:style-name="ro1">
          <table:table-cell table:number-columns-repeated="2"/>
          <table:table-cell table:formula="of:=[.C1588]+0.001" office:value-type="float" office:value="0.586000000000001" calcext:value-type="float">
            <text:p>0.586000000000001</text:p>
          </table:table-cell>
          <table:table-cell office:value-type="float" office:value="-1.50797" calcext:value-type="float">
            <text:p>-1.50797</text:p>
          </table:table-cell>
        </table:table-row>
        <table:table-row table:style-name="ro1">
          <table:table-cell table:number-columns-repeated="2"/>
          <table:table-cell table:formula="of:=[.C1589]+0.001" office:value-type="float" office:value="0.587000000000001" calcext:value-type="float">
            <text:p>0.587000000000001</text:p>
          </table:table-cell>
          <table:table-cell office:value-type="float" office:value="-1.51198" calcext:value-type="float">
            <text:p>-1.51198</text:p>
          </table:table-cell>
        </table:table-row>
        <table:table-row table:style-name="ro1">
          <table:table-cell table:number-columns-repeated="2"/>
          <table:table-cell table:formula="of:=[.C1590]+0.001" office:value-type="float" office:value="0.588000000000001" calcext:value-type="float">
            <text:p>0.588000000000001</text:p>
          </table:table-cell>
          <table:table-cell office:value-type="float" office:value="-1.51599" calcext:value-type="float">
            <text:p>-1.51599</text:p>
          </table:table-cell>
        </table:table-row>
        <table:table-row table:style-name="ro1">
          <table:table-cell table:number-columns-repeated="2"/>
          <table:table-cell table:formula="of:=[.C1591]+0.001" office:value-type="float" office:value="0.589000000000001" calcext:value-type="float">
            <text:p>0.589000000000001</text:p>
          </table:table-cell>
          <table:table-cell office:value-type="float" office:value="-1.52002" calcext:value-type="float">
            <text:p>-1.52002</text:p>
          </table:table-cell>
        </table:table-row>
        <table:table-row table:style-name="ro1">
          <table:table-cell table:number-columns-repeated="2"/>
          <table:table-cell table:formula="of:=[.C1592]+0.001" office:value-type="float" office:value="0.590000000000001" calcext:value-type="float">
            <text:p>0.590000000000001</text:p>
          </table:table-cell>
          <table:table-cell office:value-type="float" office:value="-1.52406" calcext:value-type="float">
            <text:p>-1.52406</text:p>
          </table:table-cell>
        </table:table-row>
        <table:table-row table:style-name="ro1">
          <table:table-cell table:number-columns-repeated="2"/>
          <table:table-cell table:formula="of:=[.C1593]+0.001" office:value-type="float" office:value="0.591000000000001" calcext:value-type="float">
            <text:p>0.591000000000001</text:p>
          </table:table-cell>
          <table:table-cell office:value-type="float" office:value="-1.5281" calcext:value-type="float">
            <text:p>-1.5281</text:p>
          </table:table-cell>
        </table:table-row>
        <table:table-row table:style-name="ro1">
          <table:table-cell table:number-columns-repeated="2"/>
          <table:table-cell table:formula="of:=[.C1594]+0.001" office:value-type="float" office:value="0.592000000000001" calcext:value-type="float">
            <text:p>0.592000000000001</text:p>
          </table:table-cell>
          <table:table-cell office:value-type="float" office:value="-1.53216" calcext:value-type="float">
            <text:p>-1.53216</text:p>
          </table:table-cell>
        </table:table-row>
        <table:table-row table:style-name="ro1">
          <table:table-cell table:number-columns-repeated="2"/>
          <table:table-cell table:formula="of:=[.C1595]+0.001" office:value-type="float" office:value="0.593000000000001" calcext:value-type="float">
            <text:p>0.593000000000001</text:p>
          </table:table-cell>
          <table:table-cell office:value-type="float" office:value="-1.53622" calcext:value-type="float">
            <text:p>-1.53622</text:p>
          </table:table-cell>
        </table:table-row>
        <table:table-row table:style-name="ro1">
          <table:table-cell table:number-columns-repeated="2"/>
          <table:table-cell table:formula="of:=[.C1596]+0.001" office:value-type="float" office:value="0.594000000000001" calcext:value-type="float">
            <text:p>0.594000000000001</text:p>
          </table:table-cell>
          <table:table-cell office:value-type="float" office:value="-1.5403" calcext:value-type="float">
            <text:p>-1.5403</text:p>
          </table:table-cell>
        </table:table-row>
        <table:table-row table:style-name="ro1">
          <table:table-cell table:number-columns-repeated="2"/>
          <table:table-cell table:formula="of:=[.C1597]+0.001" office:value-type="float" office:value="0.595000000000001" calcext:value-type="float">
            <text:p>0.595000000000001</text:p>
          </table:table-cell>
          <table:table-cell office:value-type="float" office:value="-1.54438" calcext:value-type="float">
            <text:p>-1.54438</text:p>
          </table:table-cell>
        </table:table-row>
        <table:table-row table:style-name="ro1">
          <table:table-cell table:number-columns-repeated="2"/>
          <table:table-cell table:formula="of:=[.C1598]+0.001" office:value-type="float" office:value="0.596000000000001" calcext:value-type="float">
            <text:p>0.596000000000001</text:p>
          </table:table-cell>
          <table:table-cell office:value-type="float" office:value="-1.54848" calcext:value-type="float">
            <text:p>-1.54848</text:p>
          </table:table-cell>
        </table:table-row>
        <table:table-row table:style-name="ro1">
          <table:table-cell table:number-columns-repeated="2"/>
          <table:table-cell table:formula="of:=[.C1599]+0.001" office:value-type="float" office:value="0.597000000000001" calcext:value-type="float">
            <text:p>0.597000000000001</text:p>
          </table:table-cell>
          <table:table-cell office:value-type="float" office:value="-1.55258" calcext:value-type="float">
            <text:p>-1.55258</text:p>
          </table:table-cell>
        </table:table-row>
        <table:table-row table:style-name="ro1">
          <table:table-cell table:number-columns-repeated="2"/>
          <table:table-cell table:formula="of:=[.C1600]+0.001" office:value-type="float" office:value="0.598000000000001" calcext:value-type="float">
            <text:p>0.598000000000001</text:p>
          </table:table-cell>
          <table:table-cell office:value-type="float" office:value="-1.5567" calcext:value-type="float">
            <text:p>-1.5567</text:p>
          </table:table-cell>
        </table:table-row>
        <table:table-row table:style-name="ro1">
          <table:table-cell table:number-columns-repeated="2"/>
          <table:table-cell table:formula="of:=[.C1601]+0.001" office:value-type="float" office:value="0.599000000000001" calcext:value-type="float">
            <text:p>0.599000000000001</text:p>
          </table:table-cell>
          <table:table-cell office:value-type="float" office:value="-1.56083" calcext:value-type="float">
            <text:p>-1.56083</text:p>
          </table:table-cell>
        </table:table-row>
        <table:table-row table:style-name="ro1">
          <table:table-cell table:number-columns-repeated="2"/>
          <table:table-cell table:formula="of:=[.C1602]+0.001" office:value-type="float" office:value="0.600000000000001" calcext:value-type="float">
            <text:p>0.600000000000001</text:p>
          </table:table-cell>
          <table:table-cell office:value-type="float" office:value="-1.56496" calcext:value-type="float">
            <text:p>-1.56496</text:p>
          </table:table-cell>
        </table:table-row>
        <table:table-row table:style-name="ro1">
          <table:table-cell table:number-columns-repeated="2"/>
          <table:table-cell table:formula="of:=[.C1603]+0.001" office:value-type="float" office:value="0.601000000000001" calcext:value-type="float">
            <text:p>0.601000000000001</text:p>
          </table:table-cell>
          <table:table-cell office:value-type="float" office:value="-1.56911" calcext:value-type="float">
            <text:p>-1.56911</text:p>
          </table:table-cell>
        </table:table-row>
        <table:table-row table:style-name="ro1">
          <table:table-cell table:number-columns-repeated="2"/>
          <table:table-cell table:formula="of:=[.C1604]+0.001" office:value-type="float" office:value="0.602000000000001" calcext:value-type="float">
            <text:p>0.602000000000001</text:p>
          </table:table-cell>
          <table:table-cell office:value-type="float" office:value="-1.57327" calcext:value-type="float">
            <text:p>-1.57327</text:p>
          </table:table-cell>
        </table:table-row>
        <table:table-row table:style-name="ro1">
          <table:table-cell table:number-columns-repeated="2"/>
          <table:table-cell table:formula="of:=[.C1605]+0.001" office:value-type="float" office:value="0.603000000000001" calcext:value-type="float">
            <text:p>0.603000000000001</text:p>
          </table:table-cell>
          <table:table-cell office:value-type="float" office:value="-1.57743" calcext:value-type="float">
            <text:p>-1.57743</text:p>
          </table:table-cell>
        </table:table-row>
        <table:table-row table:style-name="ro1">
          <table:table-cell table:number-columns-repeated="2"/>
          <table:table-cell table:formula="of:=[.C1606]+0.001" office:value-type="float" office:value="0.604000000000001" calcext:value-type="float">
            <text:p>0.604000000000001</text:p>
          </table:table-cell>
          <table:table-cell office:value-type="float" office:value="-1.58161" calcext:value-type="float">
            <text:p>-1.58161</text:p>
          </table:table-cell>
        </table:table-row>
        <table:table-row table:style-name="ro1">
          <table:table-cell table:number-columns-repeated="2"/>
          <table:table-cell table:formula="of:=[.C1607]+0.001" office:value-type="float" office:value="0.605000000000001" calcext:value-type="float">
            <text:p>0.605000000000001</text:p>
          </table:table-cell>
          <table:table-cell office:value-type="float" office:value="-1.5858" calcext:value-type="float">
            <text:p>-1.5858</text:p>
          </table:table-cell>
        </table:table-row>
        <table:table-row table:style-name="ro1">
          <table:table-cell table:number-columns-repeated="2"/>
          <table:table-cell table:formula="of:=[.C1608]+0.001" office:value-type="float" office:value="0.606000000000001" calcext:value-type="float">
            <text:p>0.606000000000001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1">
          <table:table-cell table:number-columns-repeated="2"/>
          <table:table-cell table:formula="of:=[.C1609]+0.001" office:value-type="float" office:value="0.607000000000001" calcext:value-type="float">
            <text:p>0.607000000000001</text:p>
          </table:table-cell>
          <table:table-cell office:value-type="float" office:value="-1.59421" calcext:value-type="float">
            <text:p>-1.59421</text:p>
          </table:table-cell>
        </table:table-row>
        <table:table-row table:style-name="ro1">
          <table:table-cell table:number-columns-repeated="2"/>
          <table:table-cell table:formula="of:=[.C1610]+0.001" office:value-type="float" office:value="0.608000000000001" calcext:value-type="float">
            <text:p>0.608000000000001</text:p>
          </table:table-cell>
          <table:table-cell office:value-type="float" office:value="-1.59843" calcext:value-type="float">
            <text:p>-1.59843</text:p>
          </table:table-cell>
        </table:table-row>
        <table:table-row table:style-name="ro1">
          <table:table-cell table:number-columns-repeated="2"/>
          <table:table-cell table:formula="of:=[.C1611]+0.001" office:value-type="float" office:value="0.609000000000001" calcext:value-type="float">
            <text:p>0.609000000000001</text:p>
          </table:table-cell>
          <table:table-cell office:value-type="float" office:value="-1.60266" calcext:value-type="float">
            <text:p>-1.60266</text:p>
          </table:table-cell>
        </table:table-row>
        <table:table-row table:style-name="ro1">
          <table:table-cell table:number-columns-repeated="2"/>
          <table:table-cell table:formula="of:=[.C1612]+0.001" office:value-type="float" office:value="0.610000000000001" calcext:value-type="float">
            <text:p>0.610000000000001</text:p>
          </table:table-cell>
          <table:table-cell office:value-type="float" office:value="-1.6069" calcext:value-type="float">
            <text:p>-1.6069</text:p>
          </table:table-cell>
        </table:table-row>
        <table:table-row table:style-name="ro1">
          <table:table-cell table:number-columns-repeated="2"/>
          <table:table-cell table:formula="of:=[.C1613]+0.001" office:value-type="float" office:value="0.611000000000001" calcext:value-type="float">
            <text:p>0.611000000000001</text:p>
          </table:table-cell>
          <table:table-cell office:value-type="float" office:value="-1.61115" calcext:value-type="float">
            <text:p>-1.61115</text:p>
          </table:table-cell>
        </table:table-row>
        <table:table-row table:style-name="ro1">
          <table:table-cell table:number-columns-repeated="2"/>
          <table:table-cell table:formula="of:=[.C1614]+0.001" office:value-type="float" office:value="0.612000000000001" calcext:value-type="float">
            <text:p>0.612000000000001</text:p>
          </table:table-cell>
          <table:table-cell office:value-type="float" office:value="-1.61541" calcext:value-type="float">
            <text:p>-1.61541</text:p>
          </table:table-cell>
        </table:table-row>
        <table:table-row table:style-name="ro1">
          <table:table-cell table:number-columns-repeated="2"/>
          <table:table-cell table:formula="of:=[.C1615]+0.001" office:value-type="float" office:value="0.613000000000001" calcext:value-type="float">
            <text:p>0.613000000000001</text:p>
          </table:table-cell>
          <table:table-cell office:value-type="float" office:value="-1.61968" calcext:value-type="float">
            <text:p>-1.61968</text:p>
          </table:table-cell>
        </table:table-row>
        <table:table-row table:style-name="ro1">
          <table:table-cell table:number-columns-repeated="2"/>
          <table:table-cell table:formula="of:=[.C1616]+0.001" office:value-type="float" office:value="0.614000000000001" calcext:value-type="float">
            <text:p>0.614000000000001</text:p>
          </table:table-cell>
          <table:table-cell office:value-type="float" office:value="-1.62397" calcext:value-type="float">
            <text:p>-1.62397</text:p>
          </table:table-cell>
        </table:table-row>
        <table:table-row table:style-name="ro1">
          <table:table-cell table:number-columns-repeated="2"/>
          <table:table-cell table:formula="of:=[.C1617]+0.001" office:value-type="float" office:value="0.615000000000001" calcext:value-type="float">
            <text:p>0.615000000000001</text:p>
          </table:table-cell>
          <table:table-cell office:value-type="float" office:value="-1.62826" calcext:value-type="float">
            <text:p>-1.62826</text:p>
          </table:table-cell>
        </table:table-row>
        <table:table-row table:style-name="ro1">
          <table:table-cell table:number-columns-repeated="2"/>
          <table:table-cell table:formula="of:=[.C1618]+0.001" office:value-type="float" office:value="0.616000000000001" calcext:value-type="float">
            <text:p>0.616000000000001</text:p>
          </table:table-cell>
          <table:table-cell office:value-type="float" office:value="-1.63257" calcext:value-type="float">
            <text:p>-1.63257</text:p>
          </table:table-cell>
        </table:table-row>
        <table:table-row table:style-name="ro1">
          <table:table-cell table:number-columns-repeated="2"/>
          <table:table-cell table:formula="of:=[.C1619]+0.001" office:value-type="float" office:value="0.617000000000001" calcext:value-type="float">
            <text:p>0.617000000000001</text:p>
          </table:table-cell>
          <table:table-cell office:value-type="float" office:value="-1.63688" calcext:value-type="float">
            <text:p>-1.63688</text:p>
          </table:table-cell>
        </table:table-row>
        <table:table-row table:style-name="ro1">
          <table:table-cell table:number-columns-repeated="2"/>
          <table:table-cell table:formula="of:=[.C1620]+0.001" office:value-type="float" office:value="0.618000000000001" calcext:value-type="float">
            <text:p>0.618000000000001</text:p>
          </table:table-cell>
          <table:table-cell office:value-type="float" office:value="-1.64121" calcext:value-type="float">
            <text:p>-1.64121</text:p>
          </table:table-cell>
        </table:table-row>
        <table:table-row table:style-name="ro1">
          <table:table-cell table:number-columns-repeated="2"/>
          <table:table-cell table:formula="of:=[.C1621]+0.001" office:value-type="float" office:value="0.619000000000001" calcext:value-type="float">
            <text:p>0.619000000000001</text:p>
          </table:table-cell>
          <table:table-cell office:value-type="float" office:value="-1.64555" calcext:value-type="float">
            <text:p>-1.64555</text:p>
          </table:table-cell>
        </table:table-row>
        <table:table-row table:style-name="ro1">
          <table:table-cell table:number-columns-repeated="2"/>
          <table:table-cell table:formula="of:=[.C1622]+0.001" office:value-type="float" office:value="0.620000000000001" calcext:value-type="float">
            <text:p>0.620000000000001</text:p>
          </table:table-cell>
          <table:table-cell office:value-type="float" office:value="-1.6499" calcext:value-type="float">
            <text:p>-1.6499</text:p>
          </table:table-cell>
        </table:table-row>
        <table:table-row table:style-name="ro1">
          <table:table-cell table:number-columns-repeated="2"/>
          <table:table-cell table:formula="of:=[.C1623]+0.001" office:value-type="float" office:value="0.621000000000001" calcext:value-type="float">
            <text:p>0.621000000000001</text:p>
          </table:table-cell>
          <table:table-cell office:value-type="float" office:value="-1.65426" calcext:value-type="float">
            <text:p>-1.65426</text:p>
          </table:table-cell>
        </table:table-row>
        <table:table-row table:style-name="ro1">
          <table:table-cell table:number-columns-repeated="2"/>
          <table:table-cell table:formula="of:=[.C1624]+0.001" office:value-type="float" office:value="0.622000000000001" calcext:value-type="float">
            <text:p>0.622000000000001</text:p>
          </table:table-cell>
          <table:table-cell office:value-type="float" office:value="-1.65864" calcext:value-type="float">
            <text:p>-1.65864</text:p>
          </table:table-cell>
        </table:table-row>
        <table:table-row table:style-name="ro1">
          <table:table-cell table:number-columns-repeated="2"/>
          <table:table-cell table:formula="of:=[.C1625]+0.001" office:value-type="float" office:value="0.623000000000001" calcext:value-type="float">
            <text:p>0.623000000000001</text:p>
          </table:table-cell>
          <table:table-cell office:value-type="float" office:value="-1.66302" calcext:value-type="float">
            <text:p>-1.66302</text:p>
          </table:table-cell>
        </table:table-row>
        <table:table-row table:style-name="ro1">
          <table:table-cell table:number-columns-repeated="2"/>
          <table:table-cell table:formula="of:=[.C1626]+0.001" office:value-type="float" office:value="0.624000000000001" calcext:value-type="float">
            <text:p>0.624000000000001</text:p>
          </table:table-cell>
          <table:table-cell office:value-type="float" office:value="-1.66742" calcext:value-type="float">
            <text:p>-1.66742</text:p>
          </table:table-cell>
        </table:table-row>
        <table:table-row table:style-name="ro1">
          <table:table-cell table:number-columns-repeated="2"/>
          <table:table-cell table:formula="of:=[.C1627]+0.001" office:value-type="float" office:value="0.625000000000001" calcext:value-type="float">
            <text:p>0.625000000000001</text:p>
          </table:table-cell>
          <table:table-cell office:value-type="float" office:value="-1.67182" calcext:value-type="float">
            <text:p>-1.67182</text:p>
          </table:table-cell>
        </table:table-row>
        <table:table-row table:style-name="ro1">
          <table:table-cell table:number-columns-repeated="2"/>
          <table:table-cell table:formula="of:=[.C1628]+0.001" office:value-type="float" office:value="0.626000000000001" calcext:value-type="float">
            <text:p>0.626000000000001</text:p>
          </table:table-cell>
          <table:table-cell office:value-type="float" office:value="-1.67624" calcext:value-type="float">
            <text:p>-1.67624</text:p>
          </table:table-cell>
        </table:table-row>
        <table:table-row table:style-name="ro1">
          <table:table-cell table:number-columns-repeated="2"/>
          <table:table-cell table:formula="of:=[.C1629]+0.001" office:value-type="float" office:value="0.627000000000001" calcext:value-type="float">
            <text:p>0.627000000000001</text:p>
          </table:table-cell>
          <table:table-cell office:value-type="float" office:value="-1.68067" calcext:value-type="float">
            <text:p>-1.68067</text:p>
          </table:table-cell>
        </table:table-row>
        <table:table-row table:style-name="ro1">
          <table:table-cell table:number-columns-repeated="2"/>
          <table:table-cell table:formula="of:=[.C1630]+0.001" office:value-type="float" office:value="0.628000000000001" calcext:value-type="float">
            <text:p>0.628000000000001</text:p>
          </table:table-cell>
          <table:table-cell office:value-type="float" office:value="-1.68511" calcext:value-type="float">
            <text:p>-1.68511</text:p>
          </table:table-cell>
        </table:table-row>
        <table:table-row table:style-name="ro1">
          <table:table-cell table:number-columns-repeated="2"/>
          <table:table-cell table:formula="of:=[.C1631]+0.001" office:value-type="float" office:value="0.629000000000001" calcext:value-type="float">
            <text:p>0.629000000000001</text:p>
          </table:table-cell>
          <table:table-cell office:value-type="float" office:value="-1.68956" calcext:value-type="float">
            <text:p>-1.68956</text:p>
          </table:table-cell>
        </table:table-row>
        <table:table-row table:style-name="ro1">
          <table:table-cell table:number-columns-repeated="2"/>
          <table:table-cell table:formula="of:=[.C1632]+0.001" office:value-type="float" office:value="0.630000000000001" calcext:value-type="float">
            <text:p>0.630000000000001</text:p>
          </table:table-cell>
          <table:table-cell office:value-type="float" office:value="-1.69403" calcext:value-type="float">
            <text:p>-1.69403</text:p>
          </table:table-cell>
        </table:table-row>
        <table:table-row table:style-name="ro1">
          <table:table-cell table:number-columns-repeated="2"/>
          <table:table-cell table:formula="of:=[.C1633]+0.001" office:value-type="float" office:value="0.631000000000001" calcext:value-type="float">
            <text:p>0.631000000000001</text:p>
          </table:table-cell>
          <table:table-cell office:value-type="float" office:value="-1.6985" calcext:value-type="float">
            <text:p>-1.6985</text:p>
          </table:table-cell>
        </table:table-row>
        <table:table-row table:style-name="ro1">
          <table:table-cell table:number-columns-repeated="2"/>
          <table:table-cell table:formula="of:=[.C1634]+0.001" office:value-type="float" office:value="0.632000000000001" calcext:value-type="float">
            <text:p>0.632000000000001</text:p>
          </table:table-cell>
          <table:table-cell office:value-type="float" office:value="-1.70299" calcext:value-type="float">
            <text:p>-1.70299</text:p>
          </table:table-cell>
        </table:table-row>
        <table:table-row table:style-name="ro1">
          <table:table-cell table:number-columns-repeated="2"/>
          <table:table-cell table:formula="of:=[.C1635]+0.001" office:value-type="float" office:value="0.633000000000001" calcext:value-type="float">
            <text:p>0.633000000000001</text:p>
          </table:table-cell>
          <table:table-cell office:value-type="float" office:value="-1.70749" calcext:value-type="float">
            <text:p>-1.70749</text:p>
          </table:table-cell>
        </table:table-row>
        <table:table-row table:style-name="ro1">
          <table:table-cell table:number-columns-repeated="2"/>
          <table:table-cell table:formula="of:=[.C1636]+0.001" office:value-type="float" office:value="0.634000000000001" calcext:value-type="float">
            <text:p>0.634000000000001</text:p>
          </table:table-cell>
          <table:table-cell office:value-type="float" office:value="-1.712" calcext:value-type="float">
            <text:p>-1.712</text:p>
          </table:table-cell>
        </table:table-row>
        <table:table-row table:style-name="ro1">
          <table:table-cell table:number-columns-repeated="2"/>
          <table:table-cell table:formula="of:=[.C1637]+0.001" office:value-type="float" office:value="0.635000000000001" calcext:value-type="float">
            <text:p>0.635000000000001</text:p>
          </table:table-cell>
          <table:table-cell office:value-type="float" office:value="-1.71653" calcext:value-type="float">
            <text:p>-1.71653</text:p>
          </table:table-cell>
        </table:table-row>
        <table:table-row table:style-name="ro1">
          <table:table-cell table:number-columns-repeated="2"/>
          <table:table-cell table:formula="of:=[.C1638]+0.001" office:value-type="float" office:value="0.636000000000001" calcext:value-type="float">
            <text:p>0.636000000000001</text:p>
          </table:table-cell>
          <table:table-cell office:value-type="float" office:value="-1.72106" calcext:value-type="float">
            <text:p>-1.72106</text:p>
          </table:table-cell>
        </table:table-row>
        <table:table-row table:style-name="ro1">
          <table:table-cell table:number-columns-repeated="2"/>
          <table:table-cell table:formula="of:=[.C1639]+0.001" office:value-type="float" office:value="0.637000000000001" calcext:value-type="float">
            <text:p>0.637000000000001</text:p>
          </table:table-cell>
          <table:table-cell office:value-type="float" office:value="-1.72561" calcext:value-type="float">
            <text:p>-1.72561</text:p>
          </table:table-cell>
        </table:table-row>
        <table:table-row table:style-name="ro1">
          <table:table-cell table:number-columns-repeated="2"/>
          <table:table-cell table:formula="of:=[.C1640]+0.001" office:value-type="float" office:value="0.638000000000001" calcext:value-type="float">
            <text:p>0.638000000000001</text:p>
          </table:table-cell>
          <table:table-cell office:value-type="float" office:value="-1.73017" calcext:value-type="float">
            <text:p>-1.73017</text:p>
          </table:table-cell>
        </table:table-row>
        <table:table-row table:style-name="ro1">
          <table:table-cell table:number-columns-repeated="2"/>
          <table:table-cell table:formula="of:=[.C1641]+0.001" office:value-type="float" office:value="0.639000000000001" calcext:value-type="float">
            <text:p>0.639000000000001</text:p>
          </table:table-cell>
          <table:table-cell office:value-type="float" office:value="-1.73474" calcext:value-type="float">
            <text:p>-1.73474</text:p>
          </table:table-cell>
        </table:table-row>
        <table:table-row table:style-name="ro1">
          <table:table-cell table:number-columns-repeated="2"/>
          <table:table-cell table:formula="of:=[.C1642]+0.001" office:value-type="float" office:value="0.640000000000001" calcext:value-type="float">
            <text:p>0.640000000000001</text:p>
          </table:table-cell>
          <table:table-cell office:value-type="float" office:value="-1.73932" calcext:value-type="float">
            <text:p>-1.73932</text:p>
          </table:table-cell>
        </table:table-row>
        <table:table-row table:style-name="ro1">
          <table:table-cell table:number-columns-repeated="2"/>
          <table:table-cell table:formula="of:=[.C1643]+0.001" office:value-type="float" office:value="0.641000000000001" calcext:value-type="float">
            <text:p>0.641000000000001</text:p>
          </table:table-cell>
          <table:table-cell office:value-type="float" office:value="-1.74392" calcext:value-type="float">
            <text:p>-1.74392</text:p>
          </table:table-cell>
        </table:table-row>
        <table:table-row table:style-name="ro1">
          <table:table-cell table:number-columns-repeated="2"/>
          <table:table-cell table:formula="of:=[.C1644]+0.001" office:value-type="float" office:value="0.642000000000001" calcext:value-type="float">
            <text:p>0.642000000000001</text:p>
          </table:table-cell>
          <table:table-cell office:value-type="float" office:value="-1.74853" calcext:value-type="float">
            <text:p>-1.74853</text:p>
          </table:table-cell>
        </table:table-row>
        <table:table-row table:style-name="ro1">
          <table:table-cell table:number-columns-repeated="2"/>
          <table:table-cell table:formula="of:=[.C1645]+0.001" office:value-type="float" office:value="0.643000000000001" calcext:value-type="float">
            <text:p>0.643000000000001</text:p>
          </table:table-cell>
          <table:table-cell office:value-type="float" office:value="-1.75315" calcext:value-type="float">
            <text:p>-1.75315</text:p>
          </table:table-cell>
        </table:table-row>
        <table:table-row table:style-name="ro1">
          <table:table-cell table:number-columns-repeated="2"/>
          <table:table-cell table:formula="of:=[.C1646]+0.001" office:value-type="float" office:value="0.644000000000001" calcext:value-type="float">
            <text:p>0.644000000000001</text:p>
          </table:table-cell>
          <table:table-cell office:value-type="float" office:value="-1.75778" calcext:value-type="float">
            <text:p>-1.75778</text:p>
          </table:table-cell>
        </table:table-row>
        <table:table-row table:style-name="ro1">
          <table:table-cell table:number-columns-repeated="2"/>
          <table:table-cell table:formula="of:=[.C1647]+0.001" office:value-type="float" office:value="0.645000000000001" calcext:value-type="float">
            <text:p>0.645000000000001</text:p>
          </table:table-cell>
          <table:table-cell office:value-type="float" office:value="-1.76243" calcext:value-type="float">
            <text:p>-1.76243</text:p>
          </table:table-cell>
        </table:table-row>
        <table:table-row table:style-name="ro1">
          <table:table-cell table:number-columns-repeated="2"/>
          <table:table-cell table:formula="of:=[.C1648]+0.001" office:value-type="float" office:value="0.646000000000001" calcext:value-type="float">
            <text:p>0.646000000000001</text:p>
          </table:table-cell>
          <table:table-cell office:value-type="float" office:value="-1.76709" calcext:value-type="float">
            <text:p>-1.76709</text:p>
          </table:table-cell>
        </table:table-row>
        <table:table-row table:style-name="ro1">
          <table:table-cell table:number-columns-repeated="2"/>
          <table:table-cell table:formula="of:=[.C1649]+0.001" office:value-type="float" office:value="0.647000000000001" calcext:value-type="float">
            <text:p>0.647000000000001</text:p>
          </table:table-cell>
          <table:table-cell office:value-type="float" office:value="-1.77176" calcext:value-type="float">
            <text:p>-1.77176</text:p>
          </table:table-cell>
        </table:table-row>
        <table:table-row table:style-name="ro1">
          <table:table-cell table:number-columns-repeated="2"/>
          <table:table-cell table:formula="of:=[.C1650]+0.001" office:value-type="float" office:value="0.648000000000001" calcext:value-type="float">
            <text:p>0.648000000000001</text:p>
          </table:table-cell>
          <table:table-cell office:value-type="float" office:value="-1.77644" calcext:value-type="float">
            <text:p>-1.77644</text:p>
          </table:table-cell>
        </table:table-row>
        <table:table-row table:style-name="ro1">
          <table:table-cell table:number-columns-repeated="2"/>
          <table:table-cell table:formula="of:=[.C1651]+0.001" office:value-type="float" office:value="0.649000000000001" calcext:value-type="float">
            <text:p>0.649000000000001</text:p>
          </table:table-cell>
          <table:table-cell office:value-type="float" office:value="-1.78114" calcext:value-type="float">
            <text:p>-1.78114</text:p>
          </table:table-cell>
        </table:table-row>
        <table:table-row table:style-name="ro1">
          <table:table-cell table:number-columns-repeated="2"/>
          <table:table-cell table:formula="of:=[.C1652]+0.001" office:value-type="float" office:value="0.650000000000001" calcext:value-type="float">
            <text:p>0.650000000000001</text:p>
          </table:table-cell>
          <table:table-cell office:value-type="float" office:value="-1.78585" calcext:value-type="float">
            <text:p>-1.78585</text:p>
          </table:table-cell>
        </table:table-row>
        <table:table-row table:style-name="ro1">
          <table:table-cell table:number-columns-repeated="2"/>
          <table:table-cell table:formula="of:=[.C1653]+0.001" office:value-type="float" office:value="0.651000000000001" calcext:value-type="float">
            <text:p>0.651000000000001</text:p>
          </table:table-cell>
          <table:table-cell office:value-type="float" office:value="-1.79057" calcext:value-type="float">
            <text:p>-1.79057</text:p>
          </table:table-cell>
        </table:table-row>
        <table:table-row table:style-name="ro1">
          <table:table-cell table:number-columns-repeated="2"/>
          <table:table-cell table:formula="of:=[.C1654]+0.001" office:value-type="float" office:value="0.652000000000001" calcext:value-type="float">
            <text:p>0.652000000000001</text:p>
          </table:table-cell>
          <table:table-cell office:value-type="float" office:value="-1.7953" calcext:value-type="float">
            <text:p>-1.7953</text:p>
          </table:table-cell>
        </table:table-row>
        <table:table-row table:style-name="ro1">
          <table:table-cell table:number-columns-repeated="2"/>
          <table:table-cell table:formula="of:=[.C1655]+0.001" office:value-type="float" office:value="0.653000000000001" calcext:value-type="float">
            <text:p>0.653000000000001</text:p>
          </table:table-cell>
          <table:table-cell office:value-type="float" office:value="-1.80005" calcext:value-type="float">
            <text:p>-1.80005</text:p>
          </table:table-cell>
        </table:table-row>
        <table:table-row table:style-name="ro1">
          <table:table-cell table:number-columns-repeated="2"/>
          <table:table-cell table:formula="of:=[.C1656]+0.001" office:value-type="float" office:value="0.654000000000001" calcext:value-type="float">
            <text:p>0.654000000000001</text:p>
          </table:table-cell>
          <table:table-cell office:value-type="float" office:value="-1.80481" calcext:value-type="float">
            <text:p>-1.80481</text:p>
          </table:table-cell>
        </table:table-row>
        <table:table-row table:style-name="ro1">
          <table:table-cell table:number-columns-repeated="2"/>
          <table:table-cell table:formula="of:=[.C1657]+0.001" office:value-type="float" office:value="0.655000000000001" calcext:value-type="float">
            <text:p>0.655000000000001</text:p>
          </table:table-cell>
          <table:table-cell office:value-type="float" office:value="-1.80958" calcext:value-type="float">
            <text:p>-1.80958</text:p>
          </table:table-cell>
        </table:table-row>
        <table:table-row table:style-name="ro1">
          <table:table-cell table:number-columns-repeated="2"/>
          <table:table-cell table:formula="of:=[.C1658]+0.001" office:value-type="float" office:value="0.656000000000001" calcext:value-type="float">
            <text:p>0.656000000000001</text:p>
          </table:table-cell>
          <table:table-cell office:value-type="float" office:value="-1.81437" calcext:value-type="float">
            <text:p>-1.81437</text:p>
          </table:table-cell>
        </table:table-row>
        <table:table-row table:style-name="ro1">
          <table:table-cell table:number-columns-repeated="2"/>
          <table:table-cell table:formula="of:=[.C1659]+0.001" office:value-type="float" office:value="0.657000000000001" calcext:value-type="float">
            <text:p>0.657000000000001</text:p>
          </table:table-cell>
          <table:table-cell office:value-type="float" office:value="-1.81917" calcext:value-type="float">
            <text:p>-1.81917</text:p>
          </table:table-cell>
        </table:table-row>
        <table:table-row table:style-name="ro1">
          <table:table-cell table:number-columns-repeated="2"/>
          <table:table-cell table:formula="of:=[.C1660]+0.001" office:value-type="float" office:value="0.658000000000001" calcext:value-type="float">
            <text:p>0.658000000000001</text:p>
          </table:table-cell>
          <table:table-cell office:value-type="float" office:value="-1.82398" calcext:value-type="float">
            <text:p>-1.82398</text:p>
          </table:table-cell>
        </table:table-row>
        <table:table-row table:style-name="ro1">
          <table:table-cell table:number-columns-repeated="2"/>
          <table:table-cell table:formula="of:=[.C1661]+0.001" office:value-type="float" office:value="0.659000000000001" calcext:value-type="float">
            <text:p>0.659000000000001</text:p>
          </table:table-cell>
          <table:table-cell office:value-type="float" office:value="-1.82881" calcext:value-type="float">
            <text:p>-1.82881</text:p>
          </table:table-cell>
        </table:table-row>
        <table:table-row table:style-name="ro1">
          <table:table-cell table:number-columns-repeated="2"/>
          <table:table-cell table:formula="of:=[.C1662]+0.001" office:value-type="float" office:value="0.660000000000001" calcext:value-type="float">
            <text:p>0.660000000000001</text:p>
          </table:table-cell>
          <table:table-cell office:value-type="float" office:value="-1.83365" calcext:value-type="float">
            <text:p>-1.83365</text:p>
          </table:table-cell>
        </table:table-row>
        <table:table-row table:style-name="ro1">
          <table:table-cell table:number-columns-repeated="2"/>
          <table:table-cell table:formula="of:=[.C1663]+0.001" office:value-type="float" office:value="0.661000000000001" calcext:value-type="float">
            <text:p>0.661000000000001</text:p>
          </table:table-cell>
          <table:table-cell office:value-type="float" office:value="-1.8385" calcext:value-type="float">
            <text:p>-1.8385</text:p>
          </table:table-cell>
        </table:table-row>
        <table:table-row table:style-name="ro1">
          <table:table-cell table:number-columns-repeated="2"/>
          <table:table-cell table:formula="of:=[.C1664]+0.001" office:value-type="float" office:value="0.662000000000001" calcext:value-type="float">
            <text:p>0.662000000000001</text:p>
          </table:table-cell>
          <table:table-cell office:value-type="float" office:value="-1.84337" calcext:value-type="float">
            <text:p>-1.84337</text:p>
          </table:table-cell>
        </table:table-row>
        <table:table-row table:style-name="ro1">
          <table:table-cell table:number-columns-repeated="2"/>
          <table:table-cell table:formula="of:=[.C1665]+0.001" office:value-type="float" office:value="0.663000000000001" calcext:value-type="float">
            <text:p>0.663000000000001</text:p>
          </table:table-cell>
          <table:table-cell office:value-type="float" office:value="-1.84825" calcext:value-type="float">
            <text:p>-1.84825</text:p>
          </table:table-cell>
        </table:table-row>
        <table:table-row table:style-name="ro1">
          <table:table-cell table:number-columns-repeated="2"/>
          <table:table-cell table:formula="of:=[.C1666]+0.001" office:value-type="float" office:value="0.664000000000001" calcext:value-type="float">
            <text:p>0.664000000000001</text:p>
          </table:table-cell>
          <table:table-cell office:value-type="float" office:value="-1.85314" calcext:value-type="float">
            <text:p>-1.85314</text:p>
          </table:table-cell>
        </table:table-row>
        <table:table-row table:style-name="ro1">
          <table:table-cell table:number-columns-repeated="2"/>
          <table:table-cell table:formula="of:=[.C1667]+0.001" office:value-type="float" office:value="0.665000000000001" calcext:value-type="float">
            <text:p>0.665000000000001</text:p>
          </table:table-cell>
          <table:table-cell office:value-type="float" office:value="-1.85805" calcext:value-type="float">
            <text:p>-1.85805</text:p>
          </table:table-cell>
        </table:table-row>
        <table:table-row table:style-name="ro1">
          <table:table-cell table:number-columns-repeated="2"/>
          <table:table-cell table:formula="of:=[.C1668]+0.001" office:value-type="float" office:value="0.666000000000001" calcext:value-type="float">
            <text:p>0.666000000000001</text:p>
          </table:table-cell>
          <table:table-cell office:value-type="float" office:value="-1.86297" calcext:value-type="float">
            <text:p>-1.86297</text:p>
          </table:table-cell>
        </table:table-row>
        <table:table-row table:style-name="ro1">
          <table:table-cell table:number-columns-repeated="2"/>
          <table:table-cell table:formula="of:=[.C1669]+0.001" office:value-type="float" office:value="0.667000000000001" calcext:value-type="float">
            <text:p>0.667000000000001</text:p>
          </table:table-cell>
          <table:table-cell office:value-type="float" office:value="-1.8679" calcext:value-type="float">
            <text:p>-1.8679</text:p>
          </table:table-cell>
        </table:table-row>
        <table:table-row table:style-name="ro1">
          <table:table-cell table:number-columns-repeated="2"/>
          <table:table-cell table:formula="of:=[.C1670]+0.001" office:value-type="float" office:value="0.668000000000001" calcext:value-type="float">
            <text:p>0.668000000000001</text:p>
          </table:table-cell>
          <table:table-cell office:value-type="float" office:value="-1.87285" calcext:value-type="float">
            <text:p>-1.87285</text:p>
          </table:table-cell>
        </table:table-row>
        <table:table-row table:style-name="ro1">
          <table:table-cell table:number-columns-repeated="2"/>
          <table:table-cell table:formula="of:=[.C1671]+0.001" office:value-type="float" office:value="0.669000000000001" calcext:value-type="float">
            <text:p>0.669000000000001</text:p>
          </table:table-cell>
          <table:table-cell office:value-type="float" office:value="-1.87781" calcext:value-type="float">
            <text:p>-1.87781</text:p>
          </table:table-cell>
        </table:table-row>
        <table:table-row table:style-name="ro1">
          <table:table-cell table:number-columns-repeated="2"/>
          <table:table-cell table:formula="of:=[.C1672]+0.001" office:value-type="float" office:value="0.670000000000001" calcext:value-type="float">
            <text:p>0.670000000000001</text:p>
          </table:table-cell>
          <table:table-cell office:value-type="float" office:value="-1.88279" calcext:value-type="float">
            <text:p>-1.88279</text:p>
          </table:table-cell>
        </table:table-row>
        <table:table-row table:style-name="ro1">
          <table:table-cell table:number-columns-repeated="2"/>
          <table:table-cell table:formula="of:=[.C1673]+0.001" office:value-type="float" office:value="0.671000000000001" calcext:value-type="float">
            <text:p>0.671000000000001</text:p>
          </table:table-cell>
          <table:table-cell office:value-type="float" office:value="-1.88778" calcext:value-type="float">
            <text:p>-1.88778</text:p>
          </table:table-cell>
        </table:table-row>
        <table:table-row table:style-name="ro1">
          <table:table-cell table:number-columns-repeated="2"/>
          <table:table-cell table:formula="of:=[.C1674]+0.001" office:value-type="float" office:value="0.672000000000001" calcext:value-type="float">
            <text:p>0.672000000000001</text:p>
          </table:table-cell>
          <table:table-cell office:value-type="float" office:value="-1.89279" calcext:value-type="float">
            <text:p>-1.89279</text:p>
          </table:table-cell>
        </table:table-row>
        <table:table-row table:style-name="ro1">
          <table:table-cell table:number-columns-repeated="2"/>
          <table:table-cell table:formula="of:=[.C1675]+0.001" office:value-type="float" office:value="0.673000000000001" calcext:value-type="float">
            <text:p>0.673000000000001</text:p>
          </table:table-cell>
          <table:table-cell office:value-type="float" office:value="-1.8978" calcext:value-type="float">
            <text:p>-1.8978</text:p>
          </table:table-cell>
        </table:table-row>
        <table:table-row table:style-name="ro1">
          <table:table-cell table:number-columns-repeated="2"/>
          <table:table-cell table:formula="of:=[.C1676]+0.001" office:value-type="float" office:value="0.674000000000001" calcext:value-type="float">
            <text:p>0.674000000000001</text:p>
          </table:table-cell>
          <table:table-cell office:value-type="float" office:value="-1.90284" calcext:value-type="float">
            <text:p>-1.90284</text:p>
          </table:table-cell>
        </table:table-row>
        <table:table-row table:style-name="ro1">
          <table:table-cell table:number-columns-repeated="2"/>
          <table:table-cell table:formula="of:=[.C1677]+0.001" office:value-type="float" office:value="0.675000000000001" calcext:value-type="float">
            <text:p>0.675000000000001</text:p>
          </table:table-cell>
          <table:table-cell office:value-type="float" office:value="-1.90788" calcext:value-type="float">
            <text:p>-1.90788</text:p>
          </table:table-cell>
        </table:table-row>
        <table:table-row table:style-name="ro1">
          <table:table-cell table:number-columns-repeated="2"/>
          <table:table-cell table:formula="of:=[.C1678]+0.001" office:value-type="float" office:value="0.676000000000001" calcext:value-type="float">
            <text:p>0.676000000000001</text:p>
          </table:table-cell>
          <table:table-cell office:value-type="float" office:value="-1.91295" calcext:value-type="float">
            <text:p>-1.91295</text:p>
          </table:table-cell>
        </table:table-row>
        <table:table-row table:style-name="ro1">
          <table:table-cell table:number-columns-repeated="2"/>
          <table:table-cell table:formula="of:=[.C1679]+0.001" office:value-type="float" office:value="0.677000000000001" calcext:value-type="float">
            <text:p>0.677000000000001</text:p>
          </table:table-cell>
          <table:table-cell office:value-type="float" office:value="-1.91802" calcext:value-type="float">
            <text:p>-1.91802</text:p>
          </table:table-cell>
        </table:table-row>
        <table:table-row table:style-name="ro1">
          <table:table-cell table:number-columns-repeated="2"/>
          <table:table-cell table:formula="of:=[.C1680]+0.001" office:value-type="float" office:value="0.678000000000001" calcext:value-type="float">
            <text:p>0.678000000000001</text:p>
          </table:table-cell>
          <table:table-cell office:value-type="float" office:value="-1.92311" calcext:value-type="float">
            <text:p>-1.92311</text:p>
          </table:table-cell>
        </table:table-row>
        <table:table-row table:style-name="ro1">
          <table:table-cell table:number-columns-repeated="2"/>
          <table:table-cell table:formula="of:=[.C1681]+0.001" office:value-type="float" office:value="0.679000000000001" calcext:value-type="float">
            <text:p>0.679000000000001</text:p>
          </table:table-cell>
          <table:table-cell office:value-type="float" office:value="-1.92822" calcext:value-type="float">
            <text:p>-1.92822</text:p>
          </table:table-cell>
        </table:table-row>
        <table:table-row table:style-name="ro1">
          <table:table-cell table:number-columns-repeated="2"/>
          <table:table-cell table:formula="of:=[.C1682]+0.001" office:value-type="float" office:value="0.680000000000001" calcext:value-type="float">
            <text:p>0.680000000000001</text:p>
          </table:table-cell>
          <table:table-cell office:value-type="float" office:value="-1.93334" calcext:value-type="float">
            <text:p>-1.93334</text:p>
          </table:table-cell>
        </table:table-row>
        <table:table-row table:style-name="ro1">
          <table:table-cell table:number-columns-repeated="2"/>
          <table:table-cell table:formula="of:=[.C1683]+0.001" office:value-type="float" office:value="0.681000000000001" calcext:value-type="float">
            <text:p>0.681000000000001</text:p>
          </table:table-cell>
          <table:table-cell office:value-type="float" office:value="-1.93847" calcext:value-type="float">
            <text:p>-1.93847</text:p>
          </table:table-cell>
        </table:table-row>
        <table:table-row table:style-name="ro1">
          <table:table-cell table:number-columns-repeated="2"/>
          <table:table-cell table:formula="of:=[.C1684]+0.001" office:value-type="float" office:value="0.682000000000001" calcext:value-type="float">
            <text:p>0.682000000000001</text:p>
          </table:table-cell>
          <table:table-cell office:value-type="float" office:value="-1.94362" calcext:value-type="float">
            <text:p>-1.94362</text:p>
          </table:table-cell>
        </table:table-row>
        <table:table-row table:style-name="ro1">
          <table:table-cell table:number-columns-repeated="2"/>
          <table:table-cell table:formula="of:=[.C1685]+0.001" office:value-type="float" office:value="0.683000000000001" calcext:value-type="float">
            <text:p>0.683000000000001</text:p>
          </table:table-cell>
          <table:table-cell office:value-type="float" office:value="-1.94878" calcext:value-type="float">
            <text:p>-1.94878</text:p>
          </table:table-cell>
        </table:table-row>
        <table:table-row table:style-name="ro1">
          <table:table-cell table:number-columns-repeated="2"/>
          <table:table-cell table:formula="of:=[.C1686]+0.001" office:value-type="float" office:value="0.684000000000001" calcext:value-type="float">
            <text:p>0.684000000000001</text:p>
          </table:table-cell>
          <table:table-cell office:value-type="float" office:value="-1.95396" calcext:value-type="float">
            <text:p>-1.95396</text:p>
          </table:table-cell>
        </table:table-row>
        <table:table-row table:style-name="ro1">
          <table:table-cell table:number-columns-repeated="2"/>
          <table:table-cell table:formula="of:=[.C1687]+0.001" office:value-type="float" office:value="0.685000000000001" calcext:value-type="float">
            <text:p>0.685000000000001</text:p>
          </table:table-cell>
          <table:table-cell office:value-type="float" office:value="-1.95916" calcext:value-type="float">
            <text:p>-1.95916</text:p>
          </table:table-cell>
        </table:table-row>
        <table:table-row table:style-name="ro1">
          <table:table-cell table:number-columns-repeated="2"/>
          <table:table-cell table:formula="of:=[.C1688]+0.001" office:value-type="float" office:value="0.686000000000001" calcext:value-type="float">
            <text:p>0.686000000000001</text:p>
          </table:table-cell>
          <table:table-cell office:value-type="float" office:value="-1.96436" calcext:value-type="float">
            <text:p>-1.96436</text:p>
          </table:table-cell>
        </table:table-row>
        <table:table-row table:style-name="ro1">
          <table:table-cell table:number-columns-repeated="2"/>
          <table:table-cell table:formula="of:=[.C1689]+0.001" office:value-type="float" office:value="0.687000000000001" calcext:value-type="float">
            <text:p>0.687000000000001</text:p>
          </table:table-cell>
          <table:table-cell office:value-type="float" office:value="-1.96959" calcext:value-type="float">
            <text:p>-1.96959</text:p>
          </table:table-cell>
        </table:table-row>
        <table:table-row table:style-name="ro1">
          <table:table-cell table:number-columns-repeated="2"/>
          <table:table-cell table:formula="of:=[.C1690]+0.001" office:value-type="float" office:value="0.688000000000001" calcext:value-type="float">
            <text:p>0.688000000000001</text:p>
          </table:table-cell>
          <table:table-cell office:value-type="float" office:value="-1.97483" calcext:value-type="float">
            <text:p>-1.97483</text:p>
          </table:table-cell>
        </table:table-row>
        <table:table-row table:style-name="ro1">
          <table:table-cell table:number-columns-repeated="2"/>
          <table:table-cell table:formula="of:=[.C1691]+0.001" office:value-type="float" office:value="0.689000000000001" calcext:value-type="float">
            <text:p>0.689000000000001</text:p>
          </table:table-cell>
          <table:table-cell office:value-type="float" office:value="-1.98008" calcext:value-type="float">
            <text:p>-1.98008</text:p>
          </table:table-cell>
        </table:table-row>
        <table:table-row table:style-name="ro1">
          <table:table-cell table:number-columns-repeated="2"/>
          <table:table-cell table:formula="of:=[.C1692]+0.001" office:value-type="float" office:value="0.690000000000001" calcext:value-type="float">
            <text:p>0.690000000000001</text:p>
          </table:table-cell>
          <table:table-cell office:value-type="float" office:value="-1.98535" calcext:value-type="float">
            <text:p>-1.98535</text:p>
          </table:table-cell>
        </table:table-row>
        <table:table-row table:style-name="ro1">
          <table:table-cell table:number-columns-repeated="2"/>
          <table:table-cell table:formula="of:=[.C1693]+0.001" office:value-type="float" office:value="0.691000000000001" calcext:value-type="float">
            <text:p>0.691000000000001</text:p>
          </table:table-cell>
          <table:table-cell office:value-type="float" office:value="-1.99063" calcext:value-type="float">
            <text:p>-1.99063</text:p>
          </table:table-cell>
        </table:table-row>
        <table:table-row table:style-name="ro1">
          <table:table-cell table:number-columns-repeated="2"/>
          <table:table-cell table:formula="of:=[.C1694]+0.001" office:value-type="float" office:value="0.692000000000001" calcext:value-type="float">
            <text:p>0.692000000000001</text:p>
          </table:table-cell>
          <table:table-cell office:value-type="float" office:value="-1.99594" calcext:value-type="float">
            <text:p>-1.99594</text:p>
          </table:table-cell>
        </table:table-row>
        <table:table-row table:style-name="ro1">
          <table:table-cell table:number-columns-repeated="2"/>
          <table:table-cell table:formula="of:=[.C1695]+0.001" office:value-type="float" office:value="0.693000000000001" calcext:value-type="float">
            <text:p>0.693000000000001</text:p>
          </table:table-cell>
          <table:table-cell office:value-type="float" office:value="-2.00125" calcext:value-type="float">
            <text:p>-2.00125</text:p>
          </table:table-cell>
        </table:table-row>
        <table:table-row table:style-name="ro1">
          <table:table-cell table:number-columns-repeated="2"/>
          <table:table-cell table:formula="of:=[.C1696]+0.001" office:value-type="float" office:value="0.694000000000001" calcext:value-type="float">
            <text:p>0.694000000000001</text:p>
          </table:table-cell>
          <table:table-cell office:value-type="float" office:value="-2.00658" calcext:value-type="float">
            <text:p>-2.00658</text:p>
          </table:table-cell>
        </table:table-row>
        <table:table-row table:style-name="ro1">
          <table:table-cell table:number-columns-repeated="2"/>
          <table:table-cell table:formula="of:=[.C1697]+0.001" office:value-type="float" office:value="0.695000000000001" calcext:value-type="float">
            <text:p>0.695000000000001</text:p>
          </table:table-cell>
          <table:table-cell office:value-type="float" office:value="-2.01193" calcext:value-type="float">
            <text:p>-2.01193</text:p>
          </table:table-cell>
        </table:table-row>
        <table:table-row table:style-name="ro1">
          <table:table-cell table:number-columns-repeated="2"/>
          <table:table-cell table:formula="of:=[.C1698]+0.001" office:value-type="float" office:value="0.696000000000001" calcext:value-type="float">
            <text:p>0.696000000000001</text:p>
          </table:table-cell>
          <table:table-cell office:value-type="float" office:value="-2.01729" calcext:value-type="float">
            <text:p>-2.01729</text:p>
          </table:table-cell>
        </table:table-row>
        <table:table-row table:style-name="ro1">
          <table:table-cell table:number-columns-repeated="2"/>
          <table:table-cell table:formula="of:=[.C1699]+0.001" office:value-type="float" office:value="0.697000000000001" calcext:value-type="float">
            <text:p>0.697000000000001</text:p>
          </table:table-cell>
          <table:table-cell office:value-type="float" office:value="-2.02267" calcext:value-type="float">
            <text:p>-2.02267</text:p>
          </table:table-cell>
        </table:table-row>
        <table:table-row table:style-name="ro1">
          <table:table-cell table:number-columns-repeated="2"/>
          <table:table-cell table:formula="of:=[.C1700]+0.001" office:value-type="float" office:value="0.698000000000001" calcext:value-type="float">
            <text:p>0.698000000000001</text:p>
          </table:table-cell>
          <table:table-cell office:value-type="float" office:value="-2.02807" calcext:value-type="float">
            <text:p>-2.02807</text:p>
          </table:table-cell>
        </table:table-row>
        <table:table-row table:style-name="ro1">
          <table:table-cell table:number-columns-repeated="2"/>
          <table:table-cell table:formula="of:=[.C1701]+0.001" office:value-type="float" office:value="0.699000000000001" calcext:value-type="float">
            <text:p>0.699000000000001</text:p>
          </table:table-cell>
          <table:table-cell office:value-type="float" office:value="-2.03348" calcext:value-type="float">
            <text:p>-2.03348</text:p>
          </table:table-cell>
        </table:table-row>
        <table:table-row table:style-name="ro1">
          <table:table-cell table:number-columns-repeated="2"/>
          <table:table-cell table:formula="of:=[.C1702]+0.001" office:value-type="float" office:value="0.700000000000001" calcext:value-type="float">
            <text:p>0.700000000000001</text:p>
          </table:table-cell>
          <table:table-cell office:value-type="float" office:value="-2.0389" calcext:value-type="float">
            <text:p>-2.0389</text:p>
          </table:table-cell>
        </table:table-row>
        <table:table-row table:style-name="ro1">
          <table:table-cell table:number-columns-repeated="2"/>
          <table:table-cell table:formula="of:=[.C1703]+0.001" office:value-type="float" office:value="0.701000000000001" calcext:value-type="float">
            <text:p>0.701000000000001</text:p>
          </table:table-cell>
          <table:table-cell office:value-type="float" office:value="-2.04435" calcext:value-type="float">
            <text:p>-2.04435</text:p>
          </table:table-cell>
        </table:table-row>
        <table:table-row table:style-name="ro1">
          <table:table-cell table:number-columns-repeated="2"/>
          <table:table-cell table:formula="of:=[.C1704]+0.001" office:value-type="float" office:value="0.702000000000001" calcext:value-type="float">
            <text:p>0.702000000000001</text:p>
          </table:table-cell>
          <table:table-cell office:value-type="float" office:value="-2.0498" calcext:value-type="float">
            <text:p>-2.0498</text:p>
          </table:table-cell>
        </table:table-row>
        <table:table-row table:style-name="ro1">
          <table:table-cell table:number-columns-repeated="2"/>
          <table:table-cell table:formula="of:=[.C1705]+0.001" office:value-type="float" office:value="0.703000000000001" calcext:value-type="float">
            <text:p>0.703000000000001</text:p>
          </table:table-cell>
          <table:table-cell office:value-type="float" office:value="-2.05528" calcext:value-type="float">
            <text:p>-2.05528</text:p>
          </table:table-cell>
        </table:table-row>
        <table:table-row table:style-name="ro1">
          <table:table-cell table:number-columns-repeated="2"/>
          <table:table-cell table:formula="of:=[.C1706]+0.001" office:value-type="float" office:value="0.704000000000001" calcext:value-type="float">
            <text:p>0.704000000000001</text:p>
          </table:table-cell>
          <table:table-cell office:value-type="float" office:value="-2.06077" calcext:value-type="float">
            <text:p>-2.06077</text:p>
          </table:table-cell>
        </table:table-row>
        <table:table-row table:style-name="ro1">
          <table:table-cell table:number-columns-repeated="2"/>
          <table:table-cell table:formula="of:=[.C1707]+0.001" office:value-type="float" office:value="0.705000000000001" calcext:value-type="float">
            <text:p>0.705000000000001</text:p>
          </table:table-cell>
          <table:table-cell office:value-type="float" office:value="-2.06628" calcext:value-type="float">
            <text:p>-2.06628</text:p>
          </table:table-cell>
        </table:table-row>
        <table:table-row table:style-name="ro1">
          <table:table-cell table:number-columns-repeated="2"/>
          <table:table-cell table:formula="of:=[.C1708]+0.001" office:value-type="float" office:value="0.706000000000001" calcext:value-type="float">
            <text:p>0.706000000000001</text:p>
          </table:table-cell>
          <table:table-cell office:value-type="float" office:value="-2.0718" calcext:value-type="float">
            <text:p>-2.0718</text:p>
          </table:table-cell>
        </table:table-row>
        <table:table-row table:style-name="ro1">
          <table:table-cell table:number-columns-repeated="2"/>
          <table:table-cell table:formula="of:=[.C1709]+0.001" office:value-type="float" office:value="0.707000000000001" calcext:value-type="float">
            <text:p>0.707000000000001</text:p>
          </table:table-cell>
          <table:table-cell office:value-type="float" office:value="-2.07735" calcext:value-type="float">
            <text:p>-2.07735</text:p>
          </table:table-cell>
        </table:table-row>
        <table:table-row table:style-name="ro1">
          <table:table-cell table:number-columns-repeated="2"/>
          <table:table-cell table:formula="of:=[.C1710]+0.001" office:value-type="float" office:value="0.708000000000001" calcext:value-type="float">
            <text:p>0.708000000000001</text:p>
          </table:table-cell>
          <table:table-cell office:value-type="float" office:value="-2.0829" calcext:value-type="float">
            <text:p>-2.0829</text:p>
          </table:table-cell>
        </table:table-row>
        <table:table-row table:style-name="ro1">
          <table:table-cell table:number-columns-repeated="2"/>
          <table:table-cell table:formula="of:=[.C1711]+0.001" office:value-type="float" office:value="0.709000000000001" calcext:value-type="float">
            <text:p>0.709000000000001</text:p>
          </table:table-cell>
          <table:table-cell office:value-type="float" office:value="-2.08848" calcext:value-type="float">
            <text:p>-2.08848</text:p>
          </table:table-cell>
        </table:table-row>
        <table:table-row table:style-name="ro1">
          <table:table-cell table:number-columns-repeated="2"/>
          <table:table-cell table:formula="of:=[.C1712]+0.001" office:value-type="float" office:value="0.710000000000001" calcext:value-type="float">
            <text:p>0.710000000000001</text:p>
          </table:table-cell>
          <table:table-cell office:value-type="float" office:value="-2.09407" calcext:value-type="float">
            <text:p>-2.09407</text:p>
          </table:table-cell>
        </table:table-row>
        <table:table-row table:style-name="ro1">
          <table:table-cell table:number-columns-repeated="2"/>
          <table:table-cell table:formula="of:=[.C1713]+0.001" office:value-type="float" office:value="0.711000000000001" calcext:value-type="float">
            <text:p>0.711000000000001</text:p>
          </table:table-cell>
          <table:table-cell office:value-type="float" office:value="-2.09968" calcext:value-type="float">
            <text:p>-2.09968</text:p>
          </table:table-cell>
        </table:table-row>
        <table:table-row table:style-name="ro1">
          <table:table-cell table:number-columns-repeated="2"/>
          <table:table-cell table:formula="of:=[.C1714]+0.001" office:value-type="float" office:value="0.712000000000001" calcext:value-type="float">
            <text:p>0.712000000000001</text:p>
          </table:table-cell>
          <table:table-cell office:value-type="float" office:value="-2.1053" calcext:value-type="float">
            <text:p>-2.1053</text:p>
          </table:table-cell>
        </table:table-row>
        <table:table-row table:style-name="ro1">
          <table:table-cell table:number-columns-repeated="2"/>
          <table:table-cell table:formula="of:=[.C1715]+0.001" office:value-type="float" office:value="0.713000000000001" calcext:value-type="float">
            <text:p>0.713000000000001</text:p>
          </table:table-cell>
          <table:table-cell office:value-type="float" office:value="-2.11095" calcext:value-type="float">
            <text:p>-2.11095</text:p>
          </table:table-cell>
        </table:table-row>
        <table:table-row table:style-name="ro1">
          <table:table-cell table:number-columns-repeated="2"/>
          <table:table-cell table:formula="of:=[.C1716]+0.001" office:value-type="float" office:value="0.714000000000001" calcext:value-type="float">
            <text:p>0.714000000000001</text:p>
          </table:table-cell>
          <table:table-cell office:value-type="float" office:value="-2.1166" calcext:value-type="float">
            <text:p>-2.1166</text:p>
          </table:table-cell>
        </table:table-row>
        <table:table-row table:style-name="ro1">
          <table:table-cell table:number-columns-repeated="2"/>
          <table:table-cell table:formula="of:=[.C1717]+0.001" office:value-type="float" office:value="0.715000000000001" calcext:value-type="float">
            <text:p>0.715000000000001</text:p>
          </table:table-cell>
          <table:table-cell office:value-type="float" office:value="-2.12228" calcext:value-type="float">
            <text:p>-2.12228</text:p>
          </table:table-cell>
        </table:table-row>
        <table:table-row table:style-name="ro1">
          <table:table-cell table:number-columns-repeated="2"/>
          <table:table-cell table:formula="of:=[.C1718]+0.001" office:value-type="float" office:value="0.716000000000001" calcext:value-type="float">
            <text:p>0.716000000000001</text:p>
          </table:table-cell>
          <table:table-cell office:value-type="float" office:value="-2.12798" calcext:value-type="float">
            <text:p>-2.12798</text:p>
          </table:table-cell>
        </table:table-row>
        <table:table-row table:style-name="ro1">
          <table:table-cell table:number-columns-repeated="2"/>
          <table:table-cell table:formula="of:=[.C1719]+0.001" office:value-type="float" office:value="0.717000000000001" calcext:value-type="float">
            <text:p>0.717000000000001</text:p>
          </table:table-cell>
          <table:table-cell office:value-type="float" office:value="-2.13369" calcext:value-type="float">
            <text:p>-2.13369</text:p>
          </table:table-cell>
        </table:table-row>
        <table:table-row table:style-name="ro1">
          <table:table-cell table:number-columns-repeated="2"/>
          <table:table-cell table:formula="of:=[.C1720]+0.001" office:value-type="float" office:value="0.718000000000001" calcext:value-type="float">
            <text:p>0.718000000000001</text:p>
          </table:table-cell>
          <table:table-cell office:value-type="float" office:value="-2.13942" calcext:value-type="float">
            <text:p>-2.13942</text:p>
          </table:table-cell>
        </table:table-row>
        <table:table-row table:style-name="ro1">
          <table:table-cell table:number-columns-repeated="2"/>
          <table:table-cell table:formula="of:=[.C1721]+0.001" office:value-type="float" office:value="0.719000000000001" calcext:value-type="float">
            <text:p>0.719000000000001</text:p>
          </table:table-cell>
          <table:table-cell office:value-type="float" office:value="-2.14516" calcext:value-type="float">
            <text:p>-2.14516</text:p>
          </table:table-cell>
        </table:table-row>
        <table:table-row table:style-name="ro1">
          <table:table-cell table:number-columns-repeated="2"/>
          <table:table-cell table:formula="of:=[.C1722]+0.001" office:value-type="float" office:value="0.720000000000001" calcext:value-type="float">
            <text:p>0.720000000000001</text:p>
          </table:table-cell>
          <table:table-cell office:value-type="float" office:value="-2.15093" calcext:value-type="float">
            <text:p>-2.15093</text:p>
          </table:table-cell>
        </table:table-row>
        <table:table-row table:style-name="ro1">
          <table:table-cell table:number-columns-repeated="2"/>
          <table:table-cell table:formula="of:=[.C1723]+0.001" office:value-type="float" office:value="0.721000000000001" calcext:value-type="float">
            <text:p>0.721000000000001</text:p>
          </table:table-cell>
          <table:table-cell office:value-type="float" office:value="-2.15671" calcext:value-type="float">
            <text:p>-2.15671</text:p>
          </table:table-cell>
        </table:table-row>
        <table:table-row table:style-name="ro1">
          <table:table-cell table:number-columns-repeated="2"/>
          <table:table-cell table:formula="of:=[.C1724]+0.001" office:value-type="float" office:value="0.722000000000001" calcext:value-type="float">
            <text:p>0.722000000000001</text:p>
          </table:table-cell>
          <table:table-cell office:value-type="float" office:value="-2.16251" calcext:value-type="float">
            <text:p>-2.16251</text:p>
          </table:table-cell>
        </table:table-row>
        <table:table-row table:style-name="ro1">
          <table:table-cell table:number-columns-repeated="2"/>
          <table:table-cell table:formula="of:=[.C1725]+0.001" office:value-type="float" office:value="0.723000000000001" calcext:value-type="float">
            <text:p>0.723000000000001</text:p>
          </table:table-cell>
          <table:table-cell office:value-type="float" office:value="-2.16833" calcext:value-type="float">
            <text:p>-2.16833</text:p>
          </table:table-cell>
        </table:table-row>
        <table:table-row table:style-name="ro1">
          <table:table-cell table:number-columns-repeated="2"/>
          <table:table-cell table:formula="of:=[.C1726]+0.001" office:value-type="float" office:value="0.724000000000001" calcext:value-type="float">
            <text:p>0.724000000000001</text:p>
          </table:table-cell>
          <table:table-cell office:value-type="float" office:value="-2.17416" calcext:value-type="float">
            <text:p>-2.17416</text:p>
          </table:table-cell>
        </table:table-row>
        <table:table-row table:style-name="ro1">
          <table:table-cell table:number-columns-repeated="2"/>
          <table:table-cell table:formula="of:=[.C1727]+0.001" office:value-type="float" office:value="0.725000000000001" calcext:value-type="float">
            <text:p>0.725000000000001</text:p>
          </table:table-cell>
          <table:table-cell office:value-type="float" office:value="-2.18002" calcext:value-type="float">
            <text:p>-2.18002</text:p>
          </table:table-cell>
        </table:table-row>
        <table:table-row table:style-name="ro1">
          <table:table-cell table:number-columns-repeated="2"/>
          <table:table-cell table:formula="of:=[.C1728]+0.001" office:value-type="float" office:value="0.726000000000001" calcext:value-type="float">
            <text:p>0.726000000000001</text:p>
          </table:table-cell>
          <table:table-cell office:value-type="float" office:value="-2.18589" calcext:value-type="float">
            <text:p>-2.18589</text:p>
          </table:table-cell>
        </table:table-row>
        <table:table-row table:style-name="ro1">
          <table:table-cell table:number-columns-repeated="2"/>
          <table:table-cell table:formula="of:=[.C1729]+0.001" office:value-type="float" office:value="0.727000000000001" calcext:value-type="float">
            <text:p>0.727000000000001</text:p>
          </table:table-cell>
          <table:table-cell office:value-type="float" office:value="-2.19178" calcext:value-type="float">
            <text:p>-2.19178</text:p>
          </table:table-cell>
        </table:table-row>
        <table:table-row table:style-name="ro1">
          <table:table-cell table:number-columns-repeated="2"/>
          <table:table-cell table:formula="of:=[.C1730]+0.001" office:value-type="float" office:value="0.728000000000001" calcext:value-type="float">
            <text:p>0.728000000000001</text:p>
          </table:table-cell>
          <table:table-cell office:value-type="float" office:value="-2.19769" calcext:value-type="float">
            <text:p>-2.19769</text:p>
          </table:table-cell>
        </table:table-row>
        <table:table-row table:style-name="ro1">
          <table:table-cell table:number-columns-repeated="2"/>
          <table:table-cell table:formula="of:=[.C1731]+0.001" office:value-type="float" office:value="0.729000000000001" calcext:value-type="float">
            <text:p>0.729000000000001</text:p>
          </table:table-cell>
          <table:table-cell office:value-type="float" office:value="-2.20361" calcext:value-type="float">
            <text:p>-2.20361</text:p>
          </table:table-cell>
        </table:table-row>
        <table:table-row table:style-name="ro1">
          <table:table-cell table:number-columns-repeated="2"/>
          <table:table-cell table:formula="of:=[.C1732]+0.001" office:value-type="float" office:value="0.730000000000001" calcext:value-type="float">
            <text:p>0.730000000000001</text:p>
          </table:table-cell>
          <table:table-cell office:value-type="float" office:value="-2.20956" calcext:value-type="float">
            <text:p>-2.20956</text:p>
          </table:table-cell>
        </table:table-row>
        <table:table-row table:style-name="ro1">
          <table:table-cell table:number-columns-repeated="2"/>
          <table:table-cell table:formula="of:=[.C1733]+0.001" office:value-type="float" office:value="0.731000000000001" calcext:value-type="float">
            <text:p>0.731000000000001</text:p>
          </table:table-cell>
          <table:table-cell office:value-type="float" office:value="-2.21552" calcext:value-type="float">
            <text:p>-2.21552</text:p>
          </table:table-cell>
        </table:table-row>
        <table:table-row table:style-name="ro1">
          <table:table-cell table:number-columns-repeated="2"/>
          <table:table-cell table:formula="of:=[.C1734]+0.001" office:value-type="float" office:value="0.732000000000001" calcext:value-type="float">
            <text:p>0.732000000000001</text:p>
          </table:table-cell>
          <table:table-cell office:value-type="float" office:value="-2.2215" calcext:value-type="float">
            <text:p>-2.2215</text:p>
          </table:table-cell>
        </table:table-row>
        <table:table-row table:style-name="ro1">
          <table:table-cell table:number-columns-repeated="2"/>
          <table:table-cell table:formula="of:=[.C1735]+0.001" office:value-type="float" office:value="0.733000000000001" calcext:value-type="float">
            <text:p>0.733000000000001</text:p>
          </table:table-cell>
          <table:table-cell office:value-type="float" office:value="-2.22751" calcext:value-type="float">
            <text:p>-2.22751</text:p>
          </table:table-cell>
        </table:table-row>
        <table:table-row table:style-name="ro1">
          <table:table-cell table:number-columns-repeated="2"/>
          <table:table-cell table:formula="of:=[.C1736]+0.001" office:value-type="float" office:value="0.734000000000001" calcext:value-type="float">
            <text:p>0.734000000000001</text:p>
          </table:table-cell>
          <table:table-cell office:value-type="float" office:value="-2.23353" calcext:value-type="float">
            <text:p>-2.23353</text:p>
          </table:table-cell>
        </table:table-row>
        <table:table-row table:style-name="ro1">
          <table:table-cell table:number-columns-repeated="2"/>
          <table:table-cell table:formula="of:=[.C1737]+0.001" office:value-type="float" office:value="0.735000000000001" calcext:value-type="float">
            <text:p>0.735000000000001</text:p>
          </table:table-cell>
          <table:table-cell office:value-type="float" office:value="-2.23957" calcext:value-type="float">
            <text:p>-2.23957</text:p>
          </table:table-cell>
        </table:table-row>
        <table:table-row table:style-name="ro1">
          <table:table-cell table:number-columns-repeated="2"/>
          <table:table-cell table:formula="of:=[.C1738]+0.001" office:value-type="float" office:value="0.736000000000001" calcext:value-type="float">
            <text:p>0.736000000000001</text:p>
          </table:table-cell>
          <table:table-cell office:value-type="float" office:value="-2.24562" calcext:value-type="float">
            <text:p>-2.24562</text:p>
          </table:table-cell>
        </table:table-row>
        <table:table-row table:style-name="ro1">
          <table:table-cell table:number-columns-repeated="2"/>
          <table:table-cell table:formula="of:=[.C1739]+0.001" office:value-type="float" office:value="0.737000000000001" calcext:value-type="float">
            <text:p>0.737000000000001</text:p>
          </table:table-cell>
          <table:table-cell office:value-type="float" office:value="-2.2517" calcext:value-type="float">
            <text:p>-2.2517</text:p>
          </table:table-cell>
        </table:table-row>
        <table:table-row table:style-name="ro1">
          <table:table-cell table:number-columns-repeated="2"/>
          <table:table-cell table:formula="of:=[.C1740]+0.001" office:value-type="float" office:value="0.738000000000001" calcext:value-type="float">
            <text:p>0.738000000000001</text:p>
          </table:table-cell>
          <table:table-cell office:value-type="float" office:value="-2.2578" calcext:value-type="float">
            <text:p>-2.2578</text:p>
          </table:table-cell>
        </table:table-row>
        <table:table-row table:style-name="ro1">
          <table:table-cell table:number-columns-repeated="2"/>
          <table:table-cell table:formula="of:=[.C1741]+0.001" office:value-type="float" office:value="0.739000000000001" calcext:value-type="float">
            <text:p>0.739000000000001</text:p>
          </table:table-cell>
          <table:table-cell office:value-type="float" office:value="-2.26392" calcext:value-type="float">
            <text:p>-2.26392</text:p>
          </table:table-cell>
        </table:table-row>
        <table:table-row table:style-name="ro1">
          <table:table-cell table:number-columns-repeated="2"/>
          <table:table-cell table:formula="of:=[.C1742]+0.001" office:value-type="float" office:value="0.740000000000001" calcext:value-type="float">
            <text:p>0.740000000000001</text:p>
          </table:table-cell>
          <table:table-cell office:value-type="float" office:value="-2.27005" calcext:value-type="float">
            <text:p>-2.27005</text:p>
          </table:table-cell>
        </table:table-row>
        <table:table-row table:style-name="ro1">
          <table:table-cell table:number-columns-repeated="2"/>
          <table:table-cell table:formula="of:=[.C1743]+0.001" office:value-type="float" office:value="0.741000000000001" calcext:value-type="float">
            <text:p>0.741000000000001</text:p>
          </table:table-cell>
          <table:table-cell office:value-type="float" office:value="-2.27621" calcext:value-type="float">
            <text:p>-2.27621</text:p>
          </table:table-cell>
        </table:table-row>
        <table:table-row table:style-name="ro1">
          <table:table-cell table:number-columns-repeated="2"/>
          <table:table-cell table:formula="of:=[.C1744]+0.001" office:value-type="float" office:value="0.742000000000001" calcext:value-type="float">
            <text:p>0.742000000000001</text:p>
          </table:table-cell>
          <table:table-cell office:value-type="float" office:value="-2.28238" calcext:value-type="float">
            <text:p>-2.28238</text:p>
          </table:table-cell>
        </table:table-row>
        <table:table-row table:style-name="ro1">
          <table:table-cell table:number-columns-repeated="2"/>
          <table:table-cell table:formula="of:=[.C1745]+0.001" office:value-type="float" office:value="0.743000000000001" calcext:value-type="float">
            <text:p>0.743000000000001</text:p>
          </table:table-cell>
          <table:table-cell office:value-type="float" office:value="-2.28858" calcext:value-type="float">
            <text:p>-2.28858</text:p>
          </table:table-cell>
        </table:table-row>
        <table:table-row table:style-name="ro1">
          <table:table-cell table:number-columns-repeated="2"/>
          <table:table-cell table:formula="of:=[.C1746]+0.001" office:value-type="float" office:value="0.744000000000001" calcext:value-type="float">
            <text:p>0.744000000000001</text:p>
          </table:table-cell>
          <table:table-cell office:value-type="float" office:value="-2.29479" calcext:value-type="float">
            <text:p>-2.29479</text:p>
          </table:table-cell>
        </table:table-row>
        <table:table-row table:style-name="ro1">
          <table:table-cell table:number-columns-repeated="2"/>
          <table:table-cell table:formula="of:=[.C1747]+0.001" office:value-type="float" office:value="0.745000000000001" calcext:value-type="float">
            <text:p>0.745000000000001</text:p>
          </table:table-cell>
          <table:table-cell office:value-type="float" office:value="-2.30103" calcext:value-type="float">
            <text:p>-2.30103</text:p>
          </table:table-cell>
        </table:table-row>
        <table:table-row table:style-name="ro1">
          <table:table-cell table:number-columns-repeated="2"/>
          <table:table-cell table:formula="of:=[.C1748]+0.001" office:value-type="float" office:value="0.746000000000001" calcext:value-type="float">
            <text:p>0.746000000000001</text:p>
          </table:table-cell>
          <table:table-cell office:value-type="float" office:value="-2.30728" calcext:value-type="float">
            <text:p>-2.30728</text:p>
          </table:table-cell>
        </table:table-row>
        <table:table-row table:style-name="ro1">
          <table:table-cell table:number-columns-repeated="2"/>
          <table:table-cell table:formula="of:=[.C1749]+0.001" office:value-type="float" office:value="0.747000000000001" calcext:value-type="float">
            <text:p>0.747000000000001</text:p>
          </table:table-cell>
          <table:table-cell office:value-type="float" office:value="-2.31355" calcext:value-type="float">
            <text:p>-2.31355</text:p>
          </table:table-cell>
        </table:table-row>
        <table:table-row table:style-name="ro1">
          <table:table-cell table:number-columns-repeated="2"/>
          <table:table-cell table:formula="of:=[.C1750]+0.001" office:value-type="float" office:value="0.748000000000001" calcext:value-type="float">
            <text:p>0.748000000000001</text:p>
          </table:table-cell>
          <table:table-cell office:value-type="float" office:value="-2.31985" calcext:value-type="float">
            <text:p>-2.31985</text:p>
          </table:table-cell>
        </table:table-row>
        <table:table-row table:style-name="ro1">
          <table:table-cell table:number-columns-repeated="2"/>
          <table:table-cell table:formula="of:=[.C1751]+0.001" office:value-type="float" office:value="0.749000000000001" calcext:value-type="float">
            <text:p>0.749000000000001</text:p>
          </table:table-cell>
          <table:table-cell office:value-type="float" office:value="-2.32616" calcext:value-type="float">
            <text:p>-2.32616</text:p>
          </table:table-cell>
        </table:table-row>
        <table:table-row table:style-name="ro1">
          <table:table-cell table:number-columns-repeated="2"/>
          <table:table-cell table:formula="of:=[.C1752]+0.001" office:value-type="float" office:value="0.750000000000001" calcext:value-type="float">
            <text:p>0.750000000000001</text:p>
          </table:table-cell>
          <table:table-cell office:value-type="float" office:value="-2.3325" calcext:value-type="float">
            <text:p>-2.3325</text:p>
          </table:table-cell>
        </table:table-row>
        <table:table-row table:style-name="ro1">
          <table:table-cell table:number-columns-repeated="2"/>
          <table:table-cell table:formula="of:=[.C1753]+0.001" office:value-type="float" office:value="0.751000000000001" calcext:value-type="float">
            <text:p>0.751000000000001</text:p>
          </table:table-cell>
          <table:table-cell office:value-type="float" office:value="-2.33886" calcext:value-type="float">
            <text:p>-2.33886</text:p>
          </table:table-cell>
        </table:table-row>
        <table:table-row table:style-name="ro1">
          <table:table-cell table:number-columns-repeated="2"/>
          <table:table-cell table:formula="of:=[.C1754]+0.001" office:value-type="float" office:value="0.752000000000001" calcext:value-type="float">
            <text:p>0.752000000000001</text:p>
          </table:table-cell>
          <table:table-cell office:value-type="float" office:value="-2.34523" calcext:value-type="float">
            <text:p>-2.34523</text:p>
          </table:table-cell>
        </table:table-row>
        <table:table-row table:style-name="ro1">
          <table:table-cell table:number-columns-repeated="2"/>
          <table:table-cell table:formula="of:=[.C1755]+0.001" office:value-type="float" office:value="0.753000000000001" calcext:value-type="float">
            <text:p>0.753000000000001</text:p>
          </table:table-cell>
          <table:table-cell office:value-type="float" office:value="-2.35163" calcext:value-type="float">
            <text:p>-2.35163</text:p>
          </table:table-cell>
        </table:table-row>
        <table:table-row table:style-name="ro1">
          <table:table-cell table:number-columns-repeated="2"/>
          <table:table-cell table:formula="of:=[.C1756]+0.001" office:value-type="float" office:value="0.754000000000001" calcext:value-type="float">
            <text:p>0.754000000000001</text:p>
          </table:table-cell>
          <table:table-cell office:value-type="float" office:value="-2.35805" calcext:value-type="float">
            <text:p>-2.35805</text:p>
          </table:table-cell>
        </table:table-row>
        <table:table-row table:style-name="ro1">
          <table:table-cell table:number-columns-repeated="2"/>
          <table:table-cell table:formula="of:=[.C1757]+0.001" office:value-type="float" office:value="0.755000000000001" calcext:value-type="float">
            <text:p>0.755000000000001</text:p>
          </table:table-cell>
          <table:table-cell office:value-type="float" office:value="-2.36449" calcext:value-type="float">
            <text:p>-2.36449</text:p>
          </table:table-cell>
        </table:table-row>
        <table:table-row table:style-name="ro1">
          <table:table-cell table:number-columns-repeated="2"/>
          <table:table-cell table:formula="of:=[.C1758]+0.001" office:value-type="float" office:value="0.756000000000001" calcext:value-type="float">
            <text:p>0.756000000000001</text:p>
          </table:table-cell>
          <table:table-cell office:value-type="float" office:value="-2.37095" calcext:value-type="float">
            <text:p>-2.37095</text:p>
          </table:table-cell>
        </table:table-row>
        <table:table-row table:style-name="ro1">
          <table:table-cell table:number-columns-repeated="2"/>
          <table:table-cell table:formula="of:=[.C1759]+0.001" office:value-type="float" office:value="0.757000000000001" calcext:value-type="float">
            <text:p>0.757000000000001</text:p>
          </table:table-cell>
          <table:table-cell office:value-type="float" office:value="-2.37743" calcext:value-type="float">
            <text:p>-2.37743</text:p>
          </table:table-cell>
        </table:table-row>
        <table:table-row table:style-name="ro1">
          <table:table-cell table:number-columns-repeated="2"/>
          <table:table-cell table:formula="of:=[.C1760]+0.001" office:value-type="float" office:value="0.758000000000002" calcext:value-type="float">
            <text:p>0.758000000000002</text:p>
          </table:table-cell>
          <table:table-cell office:value-type="float" office:value="-2.38393" calcext:value-type="float">
            <text:p>-2.38393</text:p>
          </table:table-cell>
        </table:table-row>
        <table:table-row table:style-name="ro1">
          <table:table-cell table:number-columns-repeated="2"/>
          <table:table-cell table:formula="of:=[.C1761]+0.001" office:value-type="float" office:value="0.759000000000002" calcext:value-type="float">
            <text:p>0.759000000000002</text:p>
          </table:table-cell>
          <table:table-cell office:value-type="float" office:value="-2.39046" calcext:value-type="float">
            <text:p>-2.39046</text:p>
          </table:table-cell>
        </table:table-row>
        <table:table-row table:style-name="ro1">
          <table:table-cell table:number-columns-repeated="2"/>
          <table:table-cell table:formula="of:=[.C1762]+0.001" office:value-type="float" office:value="0.760000000000002" calcext:value-type="float">
            <text:p>0.760000000000002</text:p>
          </table:table-cell>
          <table:table-cell office:value-type="float" office:value="-2.397" calcext:value-type="float">
            <text:p>-2.397</text:p>
          </table:table-cell>
        </table:table-row>
        <table:table-row table:style-name="ro1">
          <table:table-cell table:number-columns-repeated="2"/>
          <table:table-cell table:formula="of:=[.C1763]+0.001" office:value-type="float" office:value="0.761000000000002" calcext:value-type="float">
            <text:p>0.761000000000002</text:p>
          </table:table-cell>
          <table:table-cell office:value-type="float" office:value="-2.40357" calcext:value-type="float">
            <text:p>-2.40357</text:p>
          </table:table-cell>
        </table:table-row>
        <table:table-row table:style-name="ro1">
          <table:table-cell table:number-columns-repeated="2"/>
          <table:table-cell table:formula="of:=[.C1764]+0.001" office:value-type="float" office:value="0.762000000000002" calcext:value-type="float">
            <text:p>0.762000000000002</text:p>
          </table:table-cell>
          <table:table-cell office:value-type="float" office:value="-2.41016" calcext:value-type="float">
            <text:p>-2.41016</text:p>
          </table:table-cell>
        </table:table-row>
        <table:table-row table:style-name="ro1">
          <table:table-cell table:number-columns-repeated="2"/>
          <table:table-cell table:formula="of:=[.C1765]+0.001" office:value-type="float" office:value="0.763000000000002" calcext:value-type="float">
            <text:p>0.763000000000002</text:p>
          </table:table-cell>
          <table:table-cell office:value-type="float" office:value="-2.41677" calcext:value-type="float">
            <text:p>-2.41677</text:p>
          </table:table-cell>
        </table:table-row>
        <table:table-row table:style-name="ro1">
          <table:table-cell table:number-columns-repeated="2"/>
          <table:table-cell table:formula="of:=[.C1766]+0.001" office:value-type="float" office:value="0.764000000000002" calcext:value-type="float">
            <text:p>0.764000000000002</text:p>
          </table:table-cell>
          <table:table-cell office:value-type="float" office:value="-2.4234" calcext:value-type="float">
            <text:p>-2.4234</text:p>
          </table:table-cell>
        </table:table-row>
        <table:table-row table:style-name="ro1">
          <table:table-cell table:number-columns-repeated="2"/>
          <table:table-cell table:formula="of:=[.C1767]+0.001" office:value-type="float" office:value="0.765000000000002" calcext:value-type="float">
            <text:p>0.765000000000002</text:p>
          </table:table-cell>
          <table:table-cell office:value-type="float" office:value="-2.43006" calcext:value-type="float">
            <text:p>-2.43006</text:p>
          </table:table-cell>
        </table:table-row>
        <table:table-row table:style-name="ro1">
          <table:table-cell table:number-columns-repeated="2"/>
          <table:table-cell table:formula="of:=[.C1768]+0.001" office:value-type="float" office:value="0.766000000000002" calcext:value-type="float">
            <text:p>0.766000000000002</text:p>
          </table:table-cell>
          <table:table-cell office:value-type="float" office:value="-2.43673" calcext:value-type="float">
            <text:p>-2.43673</text:p>
          </table:table-cell>
        </table:table-row>
        <table:table-row table:style-name="ro1">
          <table:table-cell table:number-columns-repeated="2"/>
          <table:table-cell table:formula="of:=[.C1769]+0.001" office:value-type="float" office:value="0.767000000000002" calcext:value-type="float">
            <text:p>0.767000000000002</text:p>
          </table:table-cell>
          <table:table-cell office:value-type="float" office:value="-2.44343" calcext:value-type="float">
            <text:p>-2.44343</text:p>
          </table:table-cell>
        </table:table-row>
        <table:table-row table:style-name="ro1">
          <table:table-cell table:number-columns-repeated="2"/>
          <table:table-cell table:formula="of:=[.C1770]+0.001" office:value-type="float" office:value="0.768000000000002" calcext:value-type="float">
            <text:p>0.768000000000002</text:p>
          </table:table-cell>
          <table:table-cell office:value-type="float" office:value="-2.45016" calcext:value-type="float">
            <text:p>-2.45016</text:p>
          </table:table-cell>
        </table:table-row>
        <table:table-row table:style-name="ro1">
          <table:table-cell table:number-columns-repeated="2"/>
          <table:table-cell table:formula="of:=[.C1771]+0.001" office:value-type="float" office:value="0.769000000000002" calcext:value-type="float">
            <text:p>0.769000000000002</text:p>
          </table:table-cell>
          <table:table-cell office:value-type="float" office:value="-2.4569" calcext:value-type="float">
            <text:p>-2.4569</text:p>
          </table:table-cell>
        </table:table-row>
        <table:table-row table:style-name="ro1">
          <table:table-cell table:number-columns-repeated="2"/>
          <table:table-cell table:formula="of:=[.C1772]+0.001" office:value-type="float" office:value="0.770000000000002" calcext:value-type="float">
            <text:p>0.770000000000002</text:p>
          </table:table-cell>
          <table:table-cell office:value-type="float" office:value="-2.46367" calcext:value-type="float">
            <text:p>-2.46367</text:p>
          </table:table-cell>
        </table:table-row>
        <table:table-row table:style-name="ro1">
          <table:table-cell table:number-columns-repeated="2"/>
          <table:table-cell table:formula="of:=[.C1773]+0.001" office:value-type="float" office:value="0.771000000000002" calcext:value-type="float">
            <text:p>0.771000000000002</text:p>
          </table:table-cell>
          <table:table-cell office:value-type="float" office:value="-2.47046" calcext:value-type="float">
            <text:p>-2.47046</text:p>
          </table:table-cell>
        </table:table-row>
        <table:table-row table:style-name="ro1">
          <table:table-cell table:number-columns-repeated="2"/>
          <table:table-cell table:formula="of:=[.C1774]+0.001" office:value-type="float" office:value="0.772000000000002" calcext:value-type="float">
            <text:p>0.772000000000002</text:p>
          </table:table-cell>
          <table:table-cell office:value-type="float" office:value="-2.47727" calcext:value-type="float">
            <text:p>-2.47727</text:p>
          </table:table-cell>
        </table:table-row>
        <table:table-row table:style-name="ro1">
          <table:table-cell table:number-columns-repeated="2"/>
          <table:table-cell table:formula="of:=[.C1775]+0.001" office:value-type="float" office:value="0.773000000000002" calcext:value-type="float">
            <text:p>0.773000000000002</text:p>
          </table:table-cell>
          <table:table-cell office:value-type="float" office:value="-2.4841" calcext:value-type="float">
            <text:p>-2.4841</text:p>
          </table:table-cell>
        </table:table-row>
        <table:table-row table:style-name="ro1">
          <table:table-cell table:number-columns-repeated="2"/>
          <table:table-cell table:formula="of:=[.C1776]+0.001" office:value-type="float" office:value="0.774000000000002" calcext:value-type="float">
            <text:p>0.774000000000002</text:p>
          </table:table-cell>
          <table:table-cell office:value-type="float" office:value="-2.49096" calcext:value-type="float">
            <text:p>-2.49096</text:p>
          </table:table-cell>
        </table:table-row>
        <table:table-row table:style-name="ro1">
          <table:table-cell table:number-columns-repeated="2"/>
          <table:table-cell table:formula="of:=[.C1777]+0.001" office:value-type="float" office:value="0.775000000000002" calcext:value-type="float">
            <text:p>0.775000000000002</text:p>
          </table:table-cell>
          <table:table-cell office:value-type="float" office:value="-2.49784" calcext:value-type="float">
            <text:p>-2.49784</text:p>
          </table:table-cell>
        </table:table-row>
        <table:table-row table:style-name="ro1">
          <table:table-cell table:number-columns-repeated="2"/>
          <table:table-cell table:formula="of:=[.C1778]+0.001" office:value-type="float" office:value="0.776000000000002" calcext:value-type="float">
            <text:p>0.776000000000002</text:p>
          </table:table-cell>
          <table:table-cell office:value-type="float" office:value="-2.50475" calcext:value-type="float">
            <text:p>-2.50475</text:p>
          </table:table-cell>
        </table:table-row>
        <table:table-row table:style-name="ro1">
          <table:table-cell table:number-columns-repeated="2"/>
          <table:table-cell table:formula="of:=[.C1779]+0.001" office:value-type="float" office:value="0.777000000000002" calcext:value-type="float">
            <text:p>0.777000000000002</text:p>
          </table:table-cell>
          <table:table-cell office:value-type="float" office:value="-2.51167" calcext:value-type="float">
            <text:p>-2.51167</text:p>
          </table:table-cell>
        </table:table-row>
        <table:table-row table:style-name="ro1">
          <table:table-cell table:number-columns-repeated="2"/>
          <table:table-cell table:formula="of:=[.C1780]+0.001" office:value-type="float" office:value="0.778000000000002" calcext:value-type="float">
            <text:p>0.778000000000002</text:p>
          </table:table-cell>
          <table:table-cell office:value-type="float" office:value="-2.51863" calcext:value-type="float">
            <text:p>-2.51863</text:p>
          </table:table-cell>
        </table:table-row>
        <table:table-row table:style-name="ro1">
          <table:table-cell table:number-columns-repeated="2"/>
          <table:table-cell table:formula="of:=[.C1781]+0.001" office:value-type="float" office:value="0.779000000000002" calcext:value-type="float">
            <text:p>0.779000000000002</text:p>
          </table:table-cell>
          <table:table-cell office:value-type="float" office:value="-2.5256" calcext:value-type="float">
            <text:p>-2.5256</text:p>
          </table:table-cell>
        </table:table-row>
        <table:table-row table:style-name="ro1">
          <table:table-cell table:number-columns-repeated="2"/>
          <table:table-cell table:formula="of:=[.C1782]+0.001" office:value-type="float" office:value="0.780000000000002" calcext:value-type="float">
            <text:p>0.780000000000002</text:p>
          </table:table-cell>
          <table:table-cell office:value-type="float" office:value="-2.5326" calcext:value-type="float">
            <text:p>-2.5326</text:p>
          </table:table-cell>
        </table:table-row>
        <table:table-row table:style-name="ro1">
          <table:table-cell table:number-columns-repeated="2"/>
          <table:table-cell table:formula="of:=[.C1783]+0.001" office:value-type="float" office:value="0.781000000000002" calcext:value-type="float">
            <text:p>0.781000000000002</text:p>
          </table:table-cell>
          <table:table-cell office:value-type="float" office:value="-2.53962" calcext:value-type="float">
            <text:p>-2.53962</text:p>
          </table:table-cell>
        </table:table-row>
        <table:table-row table:style-name="ro1">
          <table:table-cell table:number-columns-repeated="2"/>
          <table:table-cell table:formula="of:=[.C1784]+0.001" office:value-type="float" office:value="0.782000000000002" calcext:value-type="float">
            <text:p>0.782000000000002</text:p>
          </table:table-cell>
          <table:table-cell office:value-type="float" office:value="-2.54667" calcext:value-type="float">
            <text:p>-2.54667</text:p>
          </table:table-cell>
        </table:table-row>
        <table:table-row table:style-name="ro1">
          <table:table-cell table:number-columns-repeated="2"/>
          <table:table-cell table:formula="of:=[.C1785]+0.001" office:value-type="float" office:value="0.783000000000002" calcext:value-type="float">
            <text:p>0.783000000000002</text:p>
          </table:table-cell>
          <table:table-cell office:value-type="float" office:value="-2.55374" calcext:value-type="float">
            <text:p>-2.55374</text:p>
          </table:table-cell>
        </table:table-row>
        <table:table-row table:style-name="ro1">
          <table:table-cell table:number-columns-repeated="2"/>
          <table:table-cell table:formula="of:=[.C1786]+0.001" office:value-type="float" office:value="0.784000000000002" calcext:value-type="float">
            <text:p>0.784000000000002</text:p>
          </table:table-cell>
          <table:table-cell office:value-type="float" office:value="-2.56084" calcext:value-type="float">
            <text:p>-2.56084</text:p>
          </table:table-cell>
        </table:table-row>
        <table:table-row table:style-name="ro1">
          <table:table-cell table:number-columns-repeated="2"/>
          <table:table-cell table:formula="of:=[.C1787]+0.001" office:value-type="float" office:value="0.785000000000002" calcext:value-type="float">
            <text:p>0.785000000000002</text:p>
          </table:table-cell>
          <table:table-cell office:value-type="float" office:value="-2.56795" calcext:value-type="float">
            <text:p>-2.56795</text:p>
          </table:table-cell>
        </table:table-row>
        <table:table-row table:style-name="ro1">
          <table:table-cell table:number-columns-repeated="2"/>
          <table:table-cell table:formula="of:=[.C1788]+0.001" office:value-type="float" office:value="0.786000000000002" calcext:value-type="float">
            <text:p>0.786000000000002</text:p>
          </table:table-cell>
          <table:table-cell office:value-type="float" office:value="-2.5751" calcext:value-type="float">
            <text:p>-2.5751</text:p>
          </table:table-cell>
        </table:table-row>
        <table:table-row table:style-name="ro1">
          <table:table-cell table:number-columns-repeated="2"/>
          <table:table-cell table:formula="of:=[.C1789]+0.001" office:value-type="float" office:value="0.787000000000002" calcext:value-type="float">
            <text:p>0.787000000000002</text:p>
          </table:table-cell>
          <table:table-cell office:value-type="float" office:value="-2.58227" calcext:value-type="float">
            <text:p>-2.58227</text:p>
          </table:table-cell>
        </table:table-row>
        <table:table-row table:style-name="ro1">
          <table:table-cell table:number-columns-repeated="2"/>
          <table:table-cell table:formula="of:=[.C1790]+0.001" office:value-type="float" office:value="0.788000000000002" calcext:value-type="float">
            <text:p>0.788000000000002</text:p>
          </table:table-cell>
          <table:table-cell office:value-type="float" office:value="-2.58946" calcext:value-type="float">
            <text:p>-2.58946</text:p>
          </table:table-cell>
        </table:table-row>
        <table:table-row table:style-name="ro1">
          <table:table-cell table:number-columns-repeated="2"/>
          <table:table-cell table:formula="of:=[.C1791]+0.001" office:value-type="float" office:value="0.789000000000002" calcext:value-type="float">
            <text:p>0.789000000000002</text:p>
          </table:table-cell>
          <table:table-cell office:value-type="float" office:value="-2.59668" calcext:value-type="float">
            <text:p>-2.59668</text:p>
          </table:table-cell>
        </table:table-row>
        <table:table-row table:style-name="ro1">
          <table:table-cell table:number-columns-repeated="2"/>
          <table:table-cell table:formula="of:=[.C1792]+0.001" office:value-type="float" office:value="0.790000000000002" calcext:value-type="float">
            <text:p>0.790000000000002</text:p>
          </table:table-cell>
          <table:table-cell office:value-type="float" office:value="-2.60392" calcext:value-type="float">
            <text:p>-2.60392</text:p>
          </table:table-cell>
        </table:table-row>
        <table:table-row table:style-name="ro1">
          <table:table-cell table:number-columns-repeated="2"/>
          <table:table-cell table:formula="of:=[.C1793]+0.001" office:value-type="float" office:value="0.791000000000002" calcext:value-type="float">
            <text:p>0.791000000000002</text:p>
          </table:table-cell>
          <table:table-cell office:value-type="float" office:value="-2.61119" calcext:value-type="float">
            <text:p>-2.61119</text:p>
          </table:table-cell>
        </table:table-row>
        <table:table-row table:style-name="ro1">
          <table:table-cell table:number-columns-repeated="2"/>
          <table:table-cell table:formula="of:=[.C1794]+0.001" office:value-type="float" office:value="0.792000000000002" calcext:value-type="float">
            <text:p>0.792000000000002</text:p>
          </table:table-cell>
          <table:table-cell office:value-type="float" office:value="-2.61849" calcext:value-type="float">
            <text:p>-2.61849</text:p>
          </table:table-cell>
        </table:table-row>
        <table:table-row table:style-name="ro1">
          <table:table-cell table:number-columns-repeated="2"/>
          <table:table-cell table:formula="of:=[.C1795]+0.001" office:value-type="float" office:value="0.793000000000002" calcext:value-type="float">
            <text:p>0.793000000000002</text:p>
          </table:table-cell>
          <table:table-cell office:value-type="float" office:value="-2.6258" calcext:value-type="float">
            <text:p>-2.6258</text:p>
          </table:table-cell>
        </table:table-row>
        <table:table-row table:style-name="ro1">
          <table:table-cell table:number-columns-repeated="2"/>
          <table:table-cell table:formula="of:=[.C1796]+0.001" office:value-type="float" office:value="0.794000000000002" calcext:value-type="float">
            <text:p>0.794000000000002</text:p>
          </table:table-cell>
          <table:table-cell office:value-type="float" office:value="-2.63315" calcext:value-type="float">
            <text:p>-2.63315</text:p>
          </table:table-cell>
        </table:table-row>
        <table:table-row table:style-name="ro1">
          <table:table-cell table:number-columns-repeated="2"/>
          <table:table-cell table:formula="of:=[.C1797]+0.001" office:value-type="float" office:value="0.795000000000002" calcext:value-type="float">
            <text:p>0.795000000000002</text:p>
          </table:table-cell>
          <table:table-cell office:value-type="float" office:value="-2.64052" calcext:value-type="float">
            <text:p>-2.64052</text:p>
          </table:table-cell>
        </table:table-row>
        <table:table-row table:style-name="ro1">
          <table:table-cell table:number-columns-repeated="2"/>
          <table:table-cell table:formula="of:=[.C1798]+0.001" office:value-type="float" office:value="0.796000000000002" calcext:value-type="float">
            <text:p>0.796000000000002</text:p>
          </table:table-cell>
          <table:table-cell office:value-type="float" office:value="-2.64792" calcext:value-type="float">
            <text:p>-2.64792</text:p>
          </table:table-cell>
        </table:table-row>
        <table:table-row table:style-name="ro1">
          <table:table-cell table:number-columns-repeated="2"/>
          <table:table-cell table:formula="of:=[.C1799]+0.001" office:value-type="float" office:value="0.797000000000002" calcext:value-type="float">
            <text:p>0.797000000000002</text:p>
          </table:table-cell>
          <table:table-cell office:value-type="float" office:value="-2.65534" calcext:value-type="float">
            <text:p>-2.65534</text:p>
          </table:table-cell>
        </table:table-row>
        <table:table-row table:style-name="ro1">
          <table:table-cell table:number-columns-repeated="2"/>
          <table:table-cell table:formula="of:=[.C1800]+0.001" office:value-type="float" office:value="0.798000000000002" calcext:value-type="float">
            <text:p>0.798000000000002</text:p>
          </table:table-cell>
          <table:table-cell office:value-type="float" office:value="-2.66279" calcext:value-type="float">
            <text:p>-2.66279</text:p>
          </table:table-cell>
        </table:table-row>
        <table:table-row table:style-name="ro1">
          <table:table-cell table:number-columns-repeated="2"/>
          <table:table-cell table:formula="of:=[.C1801]+0.001" office:value-type="float" office:value="0.799000000000002" calcext:value-type="float">
            <text:p>0.799000000000002</text:p>
          </table:table-cell>
          <table:table-cell office:value-type="float" office:value="-2.67026" calcext:value-type="float">
            <text:p>-2.67026</text:p>
          </table:table-cell>
        </table:table-row>
        <table:table-row table:style-name="ro1">
          <table:table-cell table:number-columns-repeated="2"/>
          <table:table-cell table:formula="of:=[.C1802]+0.001" office:value-type="float" office:value="0.800000000000002" calcext:value-type="float">
            <text:p>0.800000000000002</text:p>
          </table:table-cell>
          <table:table-cell office:value-type="float" office:value="-2.67776" calcext:value-type="float">
            <text:p>-2.67776</text:p>
          </table:table-cell>
        </table:table-row>
        <table:table-row table:style-name="ro1">
          <table:table-cell table:number-columns-repeated="2"/>
          <table:table-cell table:formula="of:=[.C1803]+0.001" office:value-type="float" office:value="0.801000000000002" calcext:value-type="float">
            <text:p>0.801000000000002</text:p>
          </table:table-cell>
          <table:table-cell office:value-type="float" office:value="-2.68529" calcext:value-type="float">
            <text:p>-2.68529</text:p>
          </table:table-cell>
        </table:table-row>
        <table:table-row table:style-name="ro1">
          <table:table-cell table:number-columns-repeated="2"/>
          <table:table-cell table:formula="of:=[.C1804]+0.001" office:value-type="float" office:value="0.802000000000002" calcext:value-type="float">
            <text:p>0.802000000000002</text:p>
          </table:table-cell>
          <table:table-cell office:value-type="float" office:value="-2.69284" calcext:value-type="float">
            <text:p>-2.69284</text:p>
          </table:table-cell>
        </table:table-row>
        <table:table-row table:style-name="ro1">
          <table:table-cell table:number-columns-repeated="2"/>
          <table:table-cell table:formula="of:=[.C1805]+0.001" office:value-type="float" office:value="0.803000000000002" calcext:value-type="float">
            <text:p>0.803000000000002</text:p>
          </table:table-cell>
          <table:table-cell office:value-type="float" office:value="-2.70043" calcext:value-type="float">
            <text:p>-2.70043</text:p>
          </table:table-cell>
        </table:table-row>
        <table:table-row table:style-name="ro1">
          <table:table-cell table:number-columns-repeated="2"/>
          <table:table-cell table:formula="of:=[.C1806]+0.001" office:value-type="float" office:value="0.804000000000002" calcext:value-type="float">
            <text:p>0.804000000000002</text:p>
          </table:table-cell>
          <table:table-cell office:value-type="float" office:value="-2.70803" calcext:value-type="float">
            <text:p>-2.70803</text:p>
          </table:table-cell>
        </table:table-row>
        <table:table-row table:style-name="ro1">
          <table:table-cell table:number-columns-repeated="2"/>
          <table:table-cell table:formula="of:=[.C1807]+0.001" office:value-type="float" office:value="0.805000000000002" calcext:value-type="float">
            <text:p>0.805000000000002</text:p>
          </table:table-cell>
          <table:table-cell office:value-type="float" office:value="-2.71567" calcext:value-type="float">
            <text:p>-2.71567</text:p>
          </table:table-cell>
        </table:table-row>
        <table:table-row table:style-name="ro1">
          <table:table-cell table:number-columns-repeated="2"/>
          <table:table-cell table:formula="of:=[.C1808]+0.001" office:value-type="float" office:value="0.806000000000002" calcext:value-type="float">
            <text:p>0.806000000000002</text:p>
          </table:table-cell>
          <table:table-cell office:value-type="float" office:value="-2.72333" calcext:value-type="float">
            <text:p>-2.72333</text:p>
          </table:table-cell>
        </table:table-row>
        <table:table-row table:style-name="ro1">
          <table:table-cell table:number-columns-repeated="2"/>
          <table:table-cell table:formula="of:=[.C1809]+0.001" office:value-type="float" office:value="0.807000000000002" calcext:value-type="float">
            <text:p>0.807000000000002</text:p>
          </table:table-cell>
          <table:table-cell office:value-type="float" office:value="-2.73102" calcext:value-type="float">
            <text:p>-2.73102</text:p>
          </table:table-cell>
        </table:table-row>
        <table:table-row table:style-name="ro1">
          <table:table-cell table:number-columns-repeated="2"/>
          <table:table-cell table:formula="of:=[.C1810]+0.001" office:value-type="float" office:value="0.808000000000002" calcext:value-type="float">
            <text:p>0.808000000000002</text:p>
          </table:table-cell>
          <table:table-cell office:value-type="float" office:value="-2.73874" calcext:value-type="float">
            <text:p>-2.73874</text:p>
          </table:table-cell>
        </table:table-row>
        <table:table-row table:style-name="ro1">
          <table:table-cell table:number-columns-repeated="2"/>
          <table:table-cell table:formula="of:=[.C1811]+0.001" office:value-type="float" office:value="0.809000000000002" calcext:value-type="float">
            <text:p>0.809000000000002</text:p>
          </table:table-cell>
          <table:table-cell office:value-type="float" office:value="-2.74648" calcext:value-type="float">
            <text:p>-2.74648</text:p>
          </table:table-cell>
        </table:table-row>
        <table:table-row table:style-name="ro1">
          <table:table-cell table:number-columns-repeated="2"/>
          <table:table-cell table:formula="of:=[.C1812]+0.001" office:value-type="float" office:value="0.810000000000002" calcext:value-type="float">
            <text:p>0.810000000000002</text:p>
          </table:table-cell>
          <table:table-cell office:value-type="float" office:value="-2.75425" calcext:value-type="float">
            <text:p>-2.75425</text:p>
          </table:table-cell>
        </table:table-row>
        <table:table-row table:style-name="ro1">
          <table:table-cell table:number-columns-repeated="2"/>
          <table:table-cell table:formula="of:=[.C1813]+0.001" office:value-type="float" office:value="0.811000000000002" calcext:value-type="float">
            <text:p>0.811000000000002</text:p>
          </table:table-cell>
          <table:table-cell office:value-type="float" office:value="-2.76205" calcext:value-type="float">
            <text:p>-2.76205</text:p>
          </table:table-cell>
        </table:table-row>
        <table:table-row table:style-name="ro1">
          <table:table-cell table:number-columns-repeated="2"/>
          <table:table-cell table:formula="of:=[.C1814]+0.001" office:value-type="float" office:value="0.812000000000002" calcext:value-type="float">
            <text:p>0.812000000000002</text:p>
          </table:table-cell>
          <table:table-cell office:value-type="float" office:value="-2.76988" calcext:value-type="float">
            <text:p>-2.76988</text:p>
          </table:table-cell>
        </table:table-row>
        <table:table-row table:style-name="ro1">
          <table:table-cell table:number-columns-repeated="2"/>
          <table:table-cell table:formula="of:=[.C1815]+0.001" office:value-type="float" office:value="0.813000000000002" calcext:value-type="float">
            <text:p>0.813000000000002</text:p>
          </table:table-cell>
          <table:table-cell office:value-type="float" office:value="-2.77774" calcext:value-type="float">
            <text:p>-2.77774</text:p>
          </table:table-cell>
        </table:table-row>
        <table:table-row table:style-name="ro1">
          <table:table-cell table:number-columns-repeated="2"/>
          <table:table-cell table:formula="of:=[.C1816]+0.001" office:value-type="float" office:value="0.814000000000002" calcext:value-type="float">
            <text:p>0.814000000000002</text:p>
          </table:table-cell>
          <table:table-cell office:value-type="float" office:value="-2.78563" calcext:value-type="float">
            <text:p>-2.78563</text:p>
          </table:table-cell>
        </table:table-row>
        <table:table-row table:style-name="ro1">
          <table:table-cell table:number-columns-repeated="2"/>
          <table:table-cell table:formula="of:=[.C1817]+0.001" office:value-type="float" office:value="0.815000000000002" calcext:value-type="float">
            <text:p>0.815000000000002</text:p>
          </table:table-cell>
          <table:table-cell office:value-type="float" office:value="-2.79354" calcext:value-type="float">
            <text:p>-2.79354</text:p>
          </table:table-cell>
        </table:table-row>
        <table:table-row table:style-name="ro1">
          <table:table-cell table:number-columns-repeated="2"/>
          <table:table-cell table:formula="of:=[.C1818]+0.001" office:value-type="float" office:value="0.816000000000002" calcext:value-type="float">
            <text:p>0.816000000000002</text:p>
          </table:table-cell>
          <table:table-cell office:value-type="float" office:value="-2.80148" calcext:value-type="float">
            <text:p>-2.80148</text:p>
          </table:table-cell>
        </table:table-row>
        <table:table-row table:style-name="ro1">
          <table:table-cell table:number-columns-repeated="2"/>
          <table:table-cell table:formula="of:=[.C1819]+0.001" office:value-type="float" office:value="0.817000000000002" calcext:value-type="float">
            <text:p>0.817000000000002</text:p>
          </table:table-cell>
          <table:table-cell office:value-type="float" office:value="-2.80945" calcext:value-type="float">
            <text:p>-2.80945</text:p>
          </table:table-cell>
        </table:table-row>
        <table:table-row table:style-name="ro1">
          <table:table-cell table:number-columns-repeated="2"/>
          <table:table-cell table:formula="of:=[.C1820]+0.001" office:value-type="float" office:value="0.818000000000002" calcext:value-type="float">
            <text:p>0.818000000000002</text:p>
          </table:table-cell>
          <table:table-cell office:value-type="float" office:value="-2.81745" calcext:value-type="float">
            <text:p>-2.81745</text:p>
          </table:table-cell>
        </table:table-row>
        <table:table-row table:style-name="ro1">
          <table:table-cell table:number-columns-repeated="2"/>
          <table:table-cell table:formula="of:=[.C1821]+0.001" office:value-type="float" office:value="0.819000000000002" calcext:value-type="float">
            <text:p>0.819000000000002</text:p>
          </table:table-cell>
          <table:table-cell office:value-type="float" office:value="-2.82548" calcext:value-type="float">
            <text:p>-2.82548</text:p>
          </table:table-cell>
        </table:table-row>
        <table:table-row table:style-name="ro1">
          <table:table-cell table:number-columns-repeated="2"/>
          <table:table-cell table:formula="of:=[.C1822]+0.001" office:value-type="float" office:value="0.820000000000002" calcext:value-type="float">
            <text:p>0.820000000000002</text:p>
          </table:table-cell>
          <table:table-cell office:value-type="float" office:value="-2.83354" calcext:value-type="float">
            <text:p>-2.83354</text:p>
          </table:table-cell>
        </table:table-row>
        <table:table-row table:style-name="ro1">
          <table:table-cell table:number-columns-repeated="2"/>
          <table:table-cell table:formula="of:=[.C1823]+0.001" office:value-type="float" office:value="0.821000000000002" calcext:value-type="float">
            <text:p>0.821000000000002</text:p>
          </table:table-cell>
          <table:table-cell office:value-type="float" office:value="-2.84163" calcext:value-type="float">
            <text:p>-2.84163</text:p>
          </table:table-cell>
        </table:table-row>
        <table:table-row table:style-name="ro1">
          <table:table-cell table:number-columns-repeated="2"/>
          <table:table-cell table:formula="of:=[.C1824]+0.001" office:value-type="float" office:value="0.822000000000002" calcext:value-type="float">
            <text:p>0.822000000000002</text:p>
          </table:table-cell>
          <table:table-cell office:value-type="float" office:value="-2.84975" calcext:value-type="float">
            <text:p>-2.84975</text:p>
          </table:table-cell>
        </table:table-row>
        <table:table-row table:style-name="ro1">
          <table:table-cell table:number-columns-repeated="2"/>
          <table:table-cell table:formula="of:=[.C1825]+0.001" office:value-type="float" office:value="0.823000000000002" calcext:value-type="float">
            <text:p>0.823000000000002</text:p>
          </table:table-cell>
          <table:table-cell office:value-type="float" office:value="-2.8579" calcext:value-type="float">
            <text:p>-2.8579</text:p>
          </table:table-cell>
        </table:table-row>
        <table:table-row table:style-name="ro1">
          <table:table-cell table:number-columns-repeated="2"/>
          <table:table-cell table:formula="of:=[.C1826]+0.001" office:value-type="float" office:value="0.824000000000002" calcext:value-type="float">
            <text:p>0.824000000000002</text:p>
          </table:table-cell>
          <table:table-cell office:value-type="float" office:value="-2.86607" calcext:value-type="float">
            <text:p>-2.86607</text:p>
          </table:table-cell>
        </table:table-row>
        <table:table-row table:style-name="ro1">
          <table:table-cell table:number-columns-repeated="2"/>
          <table:table-cell table:formula="of:=[.C1827]+0.001" office:value-type="float" office:value="0.825000000000002" calcext:value-type="float">
            <text:p>0.825000000000002</text:p>
          </table:table-cell>
          <table:table-cell office:value-type="float" office:value="-2.87428" calcext:value-type="float">
            <text:p>-2.87428</text:p>
          </table:table-cell>
        </table:table-row>
        <table:table-row table:style-name="ro1">
          <table:table-cell table:number-columns-repeated="2"/>
          <table:table-cell table:formula="of:=[.C1828]+0.001" office:value-type="float" office:value="0.826000000000002" calcext:value-type="float">
            <text:p>0.826000000000002</text:p>
          </table:table-cell>
          <table:table-cell office:value-type="float" office:value="-2.88252" calcext:value-type="float">
            <text:p>-2.88252</text:p>
          </table:table-cell>
        </table:table-row>
        <table:table-row table:style-name="ro1">
          <table:table-cell table:number-columns-repeated="2"/>
          <table:table-cell table:formula="of:=[.C1829]+0.001" office:value-type="float" office:value="0.827000000000002" calcext:value-type="float">
            <text:p>0.827000000000002</text:p>
          </table:table-cell>
          <table:table-cell office:value-type="float" office:value="-2.89079" calcext:value-type="float">
            <text:p>-2.89079</text:p>
          </table:table-cell>
        </table:table-row>
        <table:table-row table:style-name="ro1">
          <table:table-cell table:number-columns-repeated="2"/>
          <table:table-cell table:formula="of:=[.C1830]+0.001" office:value-type="float" office:value="0.828000000000002" calcext:value-type="float">
            <text:p>0.828000000000002</text:p>
          </table:table-cell>
          <table:table-cell office:value-type="float" office:value="-2.89909" calcext:value-type="float">
            <text:p>-2.89909</text:p>
          </table:table-cell>
        </table:table-row>
        <table:table-row table:style-name="ro1">
          <table:table-cell table:number-columns-repeated="2"/>
          <table:table-cell table:formula="of:=[.C1831]+0.001" office:value-type="float" office:value="0.829000000000002" calcext:value-type="float">
            <text:p>0.829000000000002</text:p>
          </table:table-cell>
          <table:table-cell office:value-type="float" office:value="-2.90742" calcext:value-type="float">
            <text:p>-2.90742</text:p>
          </table:table-cell>
        </table:table-row>
        <table:table-row table:style-name="ro1">
          <table:table-cell table:number-columns-repeated="2"/>
          <table:table-cell table:formula="of:=[.C1832]+0.001" office:value-type="float" office:value="0.830000000000002" calcext:value-type="float">
            <text:p>0.830000000000002</text:p>
          </table:table-cell>
          <table:table-cell office:value-type="float" office:value="-2.91578" calcext:value-type="float">
            <text:p>-2.91578</text:p>
          </table:table-cell>
        </table:table-row>
        <table:table-row table:style-name="ro1">
          <table:table-cell table:number-columns-repeated="2"/>
          <table:table-cell table:formula="of:=[.C1833]+0.001" office:value-type="float" office:value="0.831000000000002" calcext:value-type="float">
            <text:p>0.831000000000002</text:p>
          </table:table-cell>
          <table:table-cell office:value-type="float" office:value="-2.92417" calcext:value-type="float">
            <text:p>-2.92417</text:p>
          </table:table-cell>
        </table:table-row>
        <table:table-row table:style-name="ro1">
          <table:table-cell table:number-columns-repeated="2"/>
          <table:table-cell table:formula="of:=[.C1834]+0.001" office:value-type="float" office:value="0.832000000000002" calcext:value-type="float">
            <text:p>0.832000000000002</text:p>
          </table:table-cell>
          <table:table-cell office:value-type="float" office:value="-2.93259" calcext:value-type="float">
            <text:p>-2.93259</text:p>
          </table:table-cell>
        </table:table-row>
        <table:table-row table:style-name="ro1">
          <table:table-cell table:number-columns-repeated="2"/>
          <table:table-cell table:formula="of:=[.C1835]+0.001" office:value-type="float" office:value="0.833000000000002" calcext:value-type="float">
            <text:p>0.833000000000002</text:p>
          </table:table-cell>
          <table:table-cell office:value-type="float" office:value="-2.94105" calcext:value-type="float">
            <text:p>-2.94105</text:p>
          </table:table-cell>
        </table:table-row>
        <table:table-row table:style-name="ro1">
          <table:table-cell table:number-columns-repeated="2"/>
          <table:table-cell table:formula="of:=[.C1836]+0.001" office:value-type="float" office:value="0.834000000000002" calcext:value-type="float">
            <text:p>0.834000000000002</text:p>
          </table:table-cell>
          <table:table-cell office:value-type="float" office:value="-2.94953" calcext:value-type="float">
            <text:p>-2.94953</text:p>
          </table:table-cell>
        </table:table-row>
        <table:table-row table:style-name="ro1">
          <table:table-cell table:number-columns-repeated="2"/>
          <table:table-cell table:formula="of:=[.C1837]+0.001" office:value-type="float" office:value="0.835000000000002" calcext:value-type="float">
            <text:p>0.835000000000002</text:p>
          </table:table-cell>
          <table:table-cell office:value-type="float" office:value="-2.95805" calcext:value-type="float">
            <text:p>-2.95805</text:p>
          </table:table-cell>
        </table:table-row>
        <table:table-row table:style-name="ro1">
          <table:table-cell table:number-columns-repeated="2"/>
          <table:table-cell table:formula="of:=[.C1838]+0.001" office:value-type="float" office:value="0.836000000000002" calcext:value-type="float">
            <text:p>0.836000000000002</text:p>
          </table:table-cell>
          <table:table-cell office:value-type="float" office:value="-2.9666" calcext:value-type="float">
            <text:p>-2.9666</text:p>
          </table:table-cell>
        </table:table-row>
        <table:table-row table:style-name="ro1">
          <table:table-cell table:number-columns-repeated="2"/>
          <table:table-cell table:formula="of:=[.C1839]+0.001" office:value-type="float" office:value="0.837000000000002" calcext:value-type="float">
            <text:p>0.837000000000002</text:p>
          </table:table-cell>
          <table:table-cell office:value-type="float" office:value="-2.97518" calcext:value-type="float">
            <text:p>-2.97518</text:p>
          </table:table-cell>
        </table:table-row>
        <table:table-row table:style-name="ro1">
          <table:table-cell table:number-columns-repeated="2"/>
          <table:table-cell table:formula="of:=[.C1840]+0.001" office:value-type="float" office:value="0.838000000000002" calcext:value-type="float">
            <text:p>0.838000000000002</text:p>
          </table:table-cell>
          <table:table-cell office:value-type="float" office:value="-2.9838" calcext:value-type="float">
            <text:p>-2.9838</text:p>
          </table:table-cell>
        </table:table-row>
        <table:table-row table:style-name="ro1">
          <table:table-cell table:number-columns-repeated="2"/>
          <table:table-cell table:formula="of:=[.C1841]+0.001" office:value-type="float" office:value="0.839000000000002" calcext:value-type="float">
            <text:p>0.839000000000002</text:p>
          </table:table-cell>
          <table:table-cell office:value-type="float" office:value="-2.99245" calcext:value-type="float">
            <text:p>-2.99245</text:p>
          </table:table-cell>
        </table:table-row>
        <table:table-row table:style-name="ro1">
          <table:table-cell table:number-columns-repeated="2"/>
          <table:table-cell table:formula="of:=[.C1842]+0.001" office:value-type="float" office:value="0.840000000000002" calcext:value-type="float">
            <text:p>0.840000000000002</text:p>
          </table:table-cell>
          <table:table-cell office:value-type="float" office:value="-3.00113" calcext:value-type="float">
            <text:p>-3.00113</text:p>
          </table:table-cell>
        </table:table-row>
        <table:table-row table:style-name="ro1">
          <table:table-cell table:number-columns-repeated="2"/>
          <table:table-cell table:formula="of:=[.C1843]+0.001" office:value-type="float" office:value="0.841000000000002" calcext:value-type="float">
            <text:p>0.841000000000002</text:p>
          </table:table-cell>
          <table:table-cell office:value-type="float" office:value="-3.00984" calcext:value-type="float">
            <text:p>-3.00984</text:p>
          </table:table-cell>
        </table:table-row>
        <table:table-row table:style-name="ro1">
          <table:table-cell table:number-columns-repeated="2"/>
          <table:table-cell table:formula="of:=[.C1844]+0.001" office:value-type="float" office:value="0.842000000000002" calcext:value-type="float">
            <text:p>0.842000000000002</text:p>
          </table:table-cell>
          <table:table-cell office:value-type="float" office:value="-3.01858" calcext:value-type="float">
            <text:p>-3.01858</text:p>
          </table:table-cell>
        </table:table-row>
        <table:table-row table:style-name="ro1">
          <table:table-cell table:number-columns-repeated="2"/>
          <table:table-cell table:formula="of:=[.C1845]+0.001" office:value-type="float" office:value="0.843000000000002" calcext:value-type="float">
            <text:p>0.843000000000002</text:p>
          </table:table-cell>
          <table:table-cell office:value-type="float" office:value="-3.02736" calcext:value-type="float">
            <text:p>-3.02736</text:p>
          </table:table-cell>
        </table:table-row>
        <table:table-row table:style-name="ro1">
          <table:table-cell table:number-columns-repeated="2"/>
          <table:table-cell table:formula="of:=[.C1846]+0.001" office:value-type="float" office:value="0.844000000000002" calcext:value-type="float">
            <text:p>0.844000000000002</text:p>
          </table:table-cell>
          <table:table-cell office:value-type="float" office:value="-3.03618" calcext:value-type="float">
            <text:p>-3.03618</text:p>
          </table:table-cell>
        </table:table-row>
        <table:table-row table:style-name="ro1">
          <table:table-cell table:number-columns-repeated="2"/>
          <table:table-cell table:formula="of:=[.C1847]+0.001" office:value-type="float" office:value="0.845000000000002" calcext:value-type="float">
            <text:p>0.845000000000002</text:p>
          </table:table-cell>
          <table:table-cell office:value-type="float" office:value="-3.04502" calcext:value-type="float">
            <text:p>-3.04502</text:p>
          </table:table-cell>
        </table:table-row>
        <table:table-row table:style-name="ro1">
          <table:table-cell table:number-columns-repeated="2"/>
          <table:table-cell table:formula="of:=[.C1848]+0.001" office:value-type="float" office:value="0.846000000000002" calcext:value-type="float">
            <text:p>0.846000000000002</text:p>
          </table:table-cell>
          <table:table-cell office:value-type="float" office:value="-3.0539" calcext:value-type="float">
            <text:p>-3.0539</text:p>
          </table:table-cell>
        </table:table-row>
        <table:table-row table:style-name="ro1">
          <table:table-cell table:number-columns-repeated="2"/>
          <table:table-cell table:formula="of:=[.C1849]+0.001" office:value-type="float" office:value="0.847000000000002" calcext:value-type="float">
            <text:p>0.847000000000002</text:p>
          </table:table-cell>
          <table:table-cell office:value-type="float" office:value="-3.06282" calcext:value-type="float">
            <text:p>-3.06282</text:p>
          </table:table-cell>
        </table:table-row>
        <table:table-row table:style-name="ro1">
          <table:table-cell table:number-columns-repeated="2"/>
          <table:table-cell table:formula="of:=[.C1850]+0.001" office:value-type="float" office:value="0.848000000000002" calcext:value-type="float">
            <text:p>0.848000000000002</text:p>
          </table:table-cell>
          <table:table-cell office:value-type="float" office:value="-3.07176" calcext:value-type="float">
            <text:p>-3.07176</text:p>
          </table:table-cell>
        </table:table-row>
        <table:table-row table:style-name="ro1">
          <table:table-cell table:number-columns-repeated="2"/>
          <table:table-cell table:formula="of:=[.C1851]+0.001" office:value-type="float" office:value="0.849000000000002" calcext:value-type="float">
            <text:p>0.849000000000002</text:p>
          </table:table-cell>
          <table:table-cell office:value-type="float" office:value="-3.08075" calcext:value-type="float">
            <text:p>-3.08075</text:p>
          </table:table-cell>
        </table:table-row>
        <table:table-row table:style-name="ro1">
          <table:table-cell table:number-columns-repeated="2"/>
          <table:table-cell table:formula="of:=[.C1852]+0.001" office:value-type="float" office:value="0.850000000000002" calcext:value-type="float">
            <text:p>0.850000000000002</text:p>
          </table:table-cell>
          <table:table-cell office:value-type="float" office:value="-3.08976" calcext:value-type="float">
            <text:p>-3.08976</text:p>
          </table:table-cell>
        </table:table-row>
        <table:table-row table:style-name="ro1">
          <table:table-cell table:number-columns-repeated="2"/>
          <table:table-cell table:formula="of:=[.C1853]+0.001" office:value-type="float" office:value="0.851000000000002" calcext:value-type="float">
            <text:p>0.851000000000002</text:p>
          </table:table-cell>
          <table:table-cell office:value-type="float" office:value="-3.09882" calcext:value-type="float">
            <text:p>-3.09882</text:p>
          </table:table-cell>
        </table:table-row>
        <table:table-row table:style-name="ro1">
          <table:table-cell table:number-columns-repeated="2"/>
          <table:table-cell table:formula="of:=[.C1854]+0.001" office:value-type="float" office:value="0.852000000000002" calcext:value-type="float">
            <text:p>0.852000000000002</text:p>
          </table:table-cell>
          <table:table-cell office:value-type="float" office:value="-3.1079" calcext:value-type="float">
            <text:p>-3.1079</text:p>
          </table:table-cell>
        </table:table-row>
        <table:table-row table:style-name="ro1">
          <table:table-cell table:number-columns-repeated="2"/>
          <table:table-cell table:formula="of:=[.C1855]+0.001" office:value-type="float" office:value="0.853000000000002" calcext:value-type="float">
            <text:p>0.853000000000002</text:p>
          </table:table-cell>
          <table:table-cell office:value-type="float" office:value="-3.11702" calcext:value-type="float">
            <text:p>-3.11702</text:p>
          </table:table-cell>
        </table:table-row>
        <table:table-row table:style-name="ro1">
          <table:table-cell table:number-columns-repeated="2"/>
          <table:table-cell table:formula="of:=[.C1856]+0.001" office:value-type="float" office:value="0.854000000000002" calcext:value-type="float">
            <text:p>0.854000000000002</text:p>
          </table:table-cell>
          <table:table-cell office:value-type="float" office:value="-3.12618" calcext:value-type="float">
            <text:p>-3.12618</text:p>
          </table:table-cell>
        </table:table-row>
        <table:table-row table:style-name="ro1">
          <table:table-cell table:number-columns-repeated="2"/>
          <table:table-cell table:formula="of:=[.C1857]+0.001" office:value-type="float" office:value="0.855000000000002" calcext:value-type="float">
            <text:p>0.855000000000002</text:p>
          </table:table-cell>
          <table:table-cell office:value-type="float" office:value="-3.13537" calcext:value-type="float">
            <text:p>-3.13537</text:p>
          </table:table-cell>
        </table:table-row>
        <table:table-row table:style-name="ro1">
          <table:table-cell table:number-columns-repeated="2"/>
          <table:table-cell table:formula="of:=[.C1858]+0.001" office:value-type="float" office:value="0.856000000000002" calcext:value-type="float">
            <text:p>0.856000000000002</text:p>
          </table:table-cell>
          <table:table-cell office:value-type="float" office:value="-3.1446" calcext:value-type="float">
            <text:p>-3.1446</text:p>
          </table:table-cell>
        </table:table-row>
        <table:table-row table:style-name="ro1">
          <table:table-cell table:number-columns-repeated="2"/>
          <table:table-cell table:formula="of:=[.C1859]+0.001" office:value-type="float" office:value="0.857000000000002" calcext:value-type="float">
            <text:p>0.857000000000002</text:p>
          </table:table-cell>
          <table:table-cell office:value-type="float" office:value="-3.15387" calcext:value-type="float">
            <text:p>-3.15387</text:p>
          </table:table-cell>
        </table:table-row>
        <table:table-row table:style-name="ro1">
          <table:table-cell table:number-columns-repeated="2"/>
          <table:table-cell table:formula="of:=[.C1860]+0.001" office:value-type="float" office:value="0.858000000000002" calcext:value-type="float">
            <text:p>0.858000000000002</text:p>
          </table:table-cell>
          <table:table-cell office:value-type="float" office:value="-3.16317" calcext:value-type="float">
            <text:p>-3.16317</text:p>
          </table:table-cell>
        </table:table-row>
        <table:table-row table:style-name="ro1">
          <table:table-cell table:number-columns-repeated="2"/>
          <table:table-cell table:formula="of:=[.C1861]+0.001" office:value-type="float" office:value="0.859000000000002" calcext:value-type="float">
            <text:p>0.859000000000002</text:p>
          </table:table-cell>
          <table:table-cell office:value-type="float" office:value="-3.1725" calcext:value-type="float">
            <text:p>-3.1725</text:p>
          </table:table-cell>
        </table:table-row>
        <table:table-row table:style-name="ro1">
          <table:table-cell table:number-columns-repeated="2"/>
          <table:table-cell table:formula="of:=[.C1862]+0.001" office:value-type="float" office:value="0.860000000000002" calcext:value-type="float">
            <text:p>0.860000000000002</text:p>
          </table:table-cell>
          <table:table-cell office:value-type="float" office:value="-3.18188" calcext:value-type="float">
            <text:p>-3.18188</text:p>
          </table:table-cell>
        </table:table-row>
        <table:table-row table:style-name="ro1">
          <table:table-cell table:number-columns-repeated="2"/>
          <table:table-cell table:formula="of:=[.C1863]+0.001" office:value-type="float" office:value="0.861000000000002" calcext:value-type="float">
            <text:p>0.861000000000002</text:p>
          </table:table-cell>
          <table:table-cell office:value-type="float" office:value="-3.19129" calcext:value-type="float">
            <text:p>-3.19129</text:p>
          </table:table-cell>
        </table:table-row>
        <table:table-row table:style-name="ro1">
          <table:table-cell table:number-columns-repeated="2"/>
          <table:table-cell table:formula="of:=[.C1864]+0.001" office:value-type="float" office:value="0.862000000000002" calcext:value-type="float">
            <text:p>0.862000000000002</text:p>
          </table:table-cell>
          <table:table-cell office:value-type="float" office:value="-3.20074" calcext:value-type="float">
            <text:p>-3.20074</text:p>
          </table:table-cell>
        </table:table-row>
        <table:table-row table:style-name="ro1">
          <table:table-cell table:number-columns-repeated="2"/>
          <table:table-cell table:formula="of:=[.C1865]+0.001" office:value-type="float" office:value="0.863000000000002" calcext:value-type="float">
            <text:p>0.863000000000002</text:p>
          </table:table-cell>
          <table:table-cell office:value-type="float" office:value="-3.21022" calcext:value-type="float">
            <text:p>-3.21022</text:p>
          </table:table-cell>
        </table:table-row>
        <table:table-row table:style-name="ro1">
          <table:table-cell table:number-columns-repeated="2"/>
          <table:table-cell table:formula="of:=[.C1866]+0.001" office:value-type="float" office:value="0.864000000000002" calcext:value-type="float">
            <text:p>0.864000000000002</text:p>
          </table:table-cell>
          <table:table-cell office:value-type="float" office:value="-3.21974" calcext:value-type="float">
            <text:p>-3.21974</text:p>
          </table:table-cell>
        </table:table-row>
        <table:table-row table:style-name="ro1">
          <table:table-cell table:number-columns-repeated="2"/>
          <table:table-cell table:formula="of:=[.C1867]+0.001" office:value-type="float" office:value="0.865000000000002" calcext:value-type="float">
            <text:p>0.865000000000002</text:p>
          </table:table-cell>
          <table:table-cell office:value-type="float" office:value="-3.2293" calcext:value-type="float">
            <text:p>-3.2293</text:p>
          </table:table-cell>
        </table:table-row>
        <table:table-row table:style-name="ro1">
          <table:table-cell table:number-columns-repeated="2"/>
          <table:table-cell table:formula="of:=[.C1868]+0.001" office:value-type="float" office:value="0.866000000000002" calcext:value-type="float">
            <text:p>0.866000000000002</text:p>
          </table:table-cell>
          <table:table-cell office:value-type="float" office:value="-3.2389" calcext:value-type="float">
            <text:p>-3.2389</text:p>
          </table:table-cell>
        </table:table-row>
        <table:table-row table:style-name="ro1">
          <table:table-cell table:number-columns-repeated="2"/>
          <table:table-cell table:formula="of:=[.C1869]+0.001" office:value-type="float" office:value="0.867000000000002" calcext:value-type="float">
            <text:p>0.867000000000002</text:p>
          </table:table-cell>
          <table:table-cell office:value-type="float" office:value="-3.24853" calcext:value-type="float">
            <text:p>-3.24853</text:p>
          </table:table-cell>
        </table:table-row>
        <table:table-row table:style-name="ro1">
          <table:table-cell table:number-columns-repeated="2"/>
          <table:table-cell table:formula="of:=[.C1870]+0.001" office:value-type="float" office:value="0.868000000000002" calcext:value-type="float">
            <text:p>0.868000000000002</text:p>
          </table:table-cell>
          <table:table-cell office:value-type="float" office:value="-3.25821" calcext:value-type="float">
            <text:p>-3.25821</text:p>
          </table:table-cell>
        </table:table-row>
        <table:table-row table:style-name="ro1">
          <table:table-cell table:number-columns-repeated="2"/>
          <table:table-cell table:formula="of:=[.C1871]+0.001" office:value-type="float" office:value="0.869000000000002" calcext:value-type="float">
            <text:p>0.869000000000002</text:p>
          </table:table-cell>
          <table:table-cell office:value-type="float" office:value="-3.26792" calcext:value-type="float">
            <text:p>-3.26792</text:p>
          </table:table-cell>
        </table:table-row>
        <table:table-row table:style-name="ro1">
          <table:table-cell table:number-columns-repeated="2"/>
          <table:table-cell table:formula="of:=[.C1872]+0.001" office:value-type="float" office:value="0.870000000000002" calcext:value-type="float">
            <text:p>0.870000000000002</text:p>
          </table:table-cell>
          <table:table-cell office:value-type="float" office:value="-3.27767" calcext:value-type="float">
            <text:p>-3.27767</text:p>
          </table:table-cell>
        </table:table-row>
        <table:table-row table:style-name="ro1">
          <table:table-cell table:number-columns-repeated="2"/>
          <table:table-cell table:formula="of:=[.C1873]+0.001" office:value-type="float" office:value="0.871000000000002" calcext:value-type="float">
            <text:p>0.871000000000002</text:p>
          </table:table-cell>
          <table:table-cell office:value-type="float" office:value="-3.28746" calcext:value-type="float">
            <text:p>-3.28746</text:p>
          </table:table-cell>
        </table:table-row>
        <table:table-row table:style-name="ro1">
          <table:table-cell table:number-columns-repeated="2"/>
          <table:table-cell table:formula="of:=[.C1874]+0.001" office:value-type="float" office:value="0.872000000000002" calcext:value-type="float">
            <text:p>0.872000000000002</text:p>
          </table:table-cell>
          <table:table-cell office:value-type="float" office:value="-3.29729" calcext:value-type="float">
            <text:p>-3.29729</text:p>
          </table:table-cell>
        </table:table-row>
        <table:table-row table:style-name="ro1">
          <table:table-cell table:number-columns-repeated="2"/>
          <table:table-cell table:formula="of:=[.C1875]+0.001" office:value-type="float" office:value="0.873000000000002" calcext:value-type="float">
            <text:p>0.873000000000002</text:p>
          </table:table-cell>
          <table:table-cell office:value-type="float" office:value="-3.30716" calcext:value-type="float">
            <text:p>-3.30716</text:p>
          </table:table-cell>
        </table:table-row>
        <table:table-row table:style-name="ro1">
          <table:table-cell table:number-columns-repeated="2"/>
          <table:table-cell table:formula="of:=[.C1876]+0.001" office:value-type="float" office:value="0.874000000000002" calcext:value-type="float">
            <text:p>0.874000000000002</text:p>
          </table:table-cell>
          <table:table-cell office:value-type="float" office:value="-3.31707" calcext:value-type="float">
            <text:p>-3.31707</text:p>
          </table:table-cell>
        </table:table-row>
        <table:table-row table:style-name="ro1">
          <table:table-cell table:number-columns-repeated="2"/>
          <table:table-cell table:formula="of:=[.C1877]+0.001" office:value-type="float" office:value="0.875000000000002" calcext:value-type="float">
            <text:p>0.875000000000002</text:p>
          </table:table-cell>
          <table:table-cell office:value-type="float" office:value="-3.32701" calcext:value-type="float">
            <text:p>-3.32701</text:p>
          </table:table-cell>
        </table:table-row>
        <table:table-row table:style-name="ro1">
          <table:table-cell table:number-columns-repeated="2"/>
          <table:table-cell table:formula="of:=[.C1878]+0.001" office:value-type="float" office:value="0.876000000000002" calcext:value-type="float">
            <text:p>0.876000000000002</text:p>
          </table:table-cell>
          <table:table-cell office:value-type="float" office:value="-3.337" calcext:value-type="float">
            <text:p>-3.337</text:p>
          </table:table-cell>
        </table:table-row>
        <table:table-row table:style-name="ro1">
          <table:table-cell table:number-columns-repeated="2"/>
          <table:table-cell table:formula="of:=[.C1879]+0.001" office:value-type="float" office:value="0.877000000000002" calcext:value-type="float">
            <text:p>0.877000000000002</text:p>
          </table:table-cell>
          <table:table-cell office:value-type="float" office:value="-3.34703" calcext:value-type="float">
            <text:p>-3.34703</text:p>
          </table:table-cell>
        </table:table-row>
        <table:table-row table:style-name="ro1">
          <table:table-cell table:number-columns-repeated="2"/>
          <table:table-cell table:formula="of:=[.C1880]+0.001" office:value-type="float" office:value="0.878000000000002" calcext:value-type="float">
            <text:p>0.878000000000002</text:p>
          </table:table-cell>
          <table:table-cell office:value-type="float" office:value="-3.3571" calcext:value-type="float">
            <text:p>-3.3571</text:p>
          </table:table-cell>
        </table:table-row>
        <table:table-row table:style-name="ro1">
          <table:table-cell table:number-columns-repeated="2"/>
          <table:table-cell table:formula="of:=[.C1881]+0.001" office:value-type="float" office:value="0.879000000000002" calcext:value-type="float">
            <text:p>0.879000000000002</text:p>
          </table:table-cell>
          <table:table-cell office:value-type="float" office:value="-3.36721" calcext:value-type="float">
            <text:p>-3.36721</text:p>
          </table:table-cell>
        </table:table-row>
        <table:table-row table:style-name="ro1">
          <table:table-cell table:number-columns-repeated="2"/>
          <table:table-cell table:formula="of:=[.C1882]+0.001" office:value-type="float" office:value="0.880000000000002" calcext:value-type="float">
            <text:p>0.880000000000002</text:p>
          </table:table-cell>
          <table:table-cell office:value-type="float" office:value="-3.37736" calcext:value-type="float">
            <text:p>-3.37736</text:p>
          </table:table-cell>
        </table:table-row>
        <table:table-row table:style-name="ro1">
          <table:table-cell table:number-columns-repeated="2"/>
          <table:table-cell table:formula="of:=[.C1883]+0.001" office:value-type="float" office:value="0.881000000000002" calcext:value-type="float">
            <text:p>0.881000000000002</text:p>
          </table:table-cell>
          <table:table-cell office:value-type="float" office:value="-3.38755" calcext:value-type="float">
            <text:p>-3.38755</text:p>
          </table:table-cell>
        </table:table-row>
        <table:table-row table:style-name="ro1">
          <table:table-cell table:number-columns-repeated="2"/>
          <table:table-cell table:formula="of:=[.C1884]+0.001" office:value-type="float" office:value="0.882000000000002" calcext:value-type="float">
            <text:p>0.882000000000002</text:p>
          </table:table-cell>
          <table:table-cell office:value-type="float" office:value="-3.39778" calcext:value-type="float">
            <text:p>-3.39778</text:p>
          </table:table-cell>
        </table:table-row>
        <table:table-row table:style-name="ro1">
          <table:table-cell table:number-columns-repeated="2"/>
          <table:table-cell table:formula="of:=[.C1885]+0.001" office:value-type="float" office:value="0.883000000000002" calcext:value-type="float">
            <text:p>0.883000000000002</text:p>
          </table:table-cell>
          <table:table-cell office:value-type="float" office:value="-3.40806" calcext:value-type="float">
            <text:p>-3.40806</text:p>
          </table:table-cell>
        </table:table-row>
        <table:table-row table:style-name="ro1">
          <table:table-cell table:number-columns-repeated="2"/>
          <table:table-cell table:formula="of:=[.C1886]+0.001" office:value-type="float" office:value="0.884000000000002" calcext:value-type="float">
            <text:p>0.884000000000002</text:p>
          </table:table-cell>
          <table:table-cell office:value-type="float" office:value="-3.41837" calcext:value-type="float">
            <text:p>-3.41837</text:p>
          </table:table-cell>
        </table:table-row>
        <table:table-row table:style-name="ro1">
          <table:table-cell table:number-columns-repeated="2"/>
          <table:table-cell table:formula="of:=[.C1887]+0.001" office:value-type="float" office:value="0.885000000000002" calcext:value-type="float">
            <text:p>0.885000000000002</text:p>
          </table:table-cell>
          <table:table-cell office:value-type="float" office:value="-3.42873" calcext:value-type="float">
            <text:p>-3.42873</text:p>
          </table:table-cell>
        </table:table-row>
        <table:table-row table:style-name="ro1">
          <table:table-cell table:number-columns-repeated="2"/>
          <table:table-cell table:formula="of:=[.C1888]+0.001" office:value-type="float" office:value="0.886000000000002" calcext:value-type="float">
            <text:p>0.886000000000002</text:p>
          </table:table-cell>
          <table:table-cell office:value-type="float" office:value="-3.43913" calcext:value-type="float">
            <text:p>-3.43913</text:p>
          </table:table-cell>
        </table:table-row>
        <table:table-row table:style-name="ro1">
          <table:table-cell table:number-columns-repeated="2"/>
          <table:table-cell table:formula="of:=[.C1889]+0.001" office:value-type="float" office:value="0.887000000000002" calcext:value-type="float">
            <text:p>0.887000000000002</text:p>
          </table:table-cell>
          <table:table-cell office:value-type="float" office:value="-3.44958" calcext:value-type="float">
            <text:p>-3.44958</text:p>
          </table:table-cell>
        </table:table-row>
        <table:table-row table:style-name="ro1">
          <table:table-cell table:number-columns-repeated="2"/>
          <table:table-cell table:formula="of:=[.C1890]+0.001" office:value-type="float" office:value="0.888000000000002" calcext:value-type="float">
            <text:p>0.888000000000002</text:p>
          </table:table-cell>
          <table:table-cell office:value-type="float" office:value="-3.46007" calcext:value-type="float">
            <text:p>-3.46007</text:p>
          </table:table-cell>
        </table:table-row>
        <table:table-row table:style-name="ro1">
          <table:table-cell table:number-columns-repeated="2"/>
          <table:table-cell table:formula="of:=[.C1891]+0.001" office:value-type="float" office:value="0.889000000000002" calcext:value-type="float">
            <text:p>0.889000000000002</text:p>
          </table:table-cell>
          <table:table-cell office:value-type="float" office:value="-3.4706" calcext:value-type="float">
            <text:p>-3.4706</text:p>
          </table:table-cell>
        </table:table-row>
        <table:table-row table:style-name="ro1">
          <table:table-cell table:number-columns-repeated="2"/>
          <table:table-cell table:formula="of:=[.C1892]+0.001" office:value-type="float" office:value="0.890000000000002" calcext:value-type="float">
            <text:p>0.890000000000002</text:p>
          </table:table-cell>
          <table:table-cell office:value-type="float" office:value="-3.48117" calcext:value-type="float">
            <text:p>-3.48117</text:p>
          </table:table-cell>
        </table:table-row>
        <table:table-row table:style-name="ro1">
          <table:table-cell table:number-columns-repeated="2"/>
          <table:table-cell table:formula="of:=[.C1893]+0.001" office:value-type="float" office:value="0.891000000000002" calcext:value-type="float">
            <text:p>0.891000000000002</text:p>
          </table:table-cell>
          <table:table-cell office:value-type="float" office:value="-3.49179" calcext:value-type="float">
            <text:p>-3.49179</text:p>
          </table:table-cell>
        </table:table-row>
        <table:table-row table:style-name="ro1">
          <table:table-cell table:number-columns-repeated="2"/>
          <table:table-cell table:formula="of:=[.C1894]+0.001" office:value-type="float" office:value="0.892000000000002" calcext:value-type="float">
            <text:p>0.892000000000002</text:p>
          </table:table-cell>
          <table:table-cell office:value-type="float" office:value="-3.50245" calcext:value-type="float">
            <text:p>-3.50245</text:p>
          </table:table-cell>
        </table:table-row>
        <table:table-row table:style-name="ro1">
          <table:table-cell table:number-columns-repeated="2"/>
          <table:table-cell table:formula="of:=[.C1895]+0.001" office:value-type="float" office:value="0.893000000000002" calcext:value-type="float">
            <text:p>0.893000000000002</text:p>
          </table:table-cell>
          <table:table-cell office:value-type="float" office:value="-3.51315" calcext:value-type="float">
            <text:p>-3.51315</text:p>
          </table:table-cell>
        </table:table-row>
        <table:table-row table:style-name="ro1">
          <table:table-cell table:number-columns-repeated="2"/>
          <table:table-cell table:formula="of:=[.C1896]+0.001" office:value-type="float" office:value="0.894000000000002" calcext:value-type="float">
            <text:p>0.894000000000002</text:p>
          </table:table-cell>
          <table:table-cell office:value-type="float" office:value="-3.5239" calcext:value-type="float">
            <text:p>-3.5239</text:p>
          </table:table-cell>
        </table:table-row>
        <table:table-row table:style-name="ro1">
          <table:table-cell table:number-columns-repeated="2"/>
          <table:table-cell table:formula="of:=[.C1897]+0.001" office:value-type="float" office:value="0.895000000000002" calcext:value-type="float">
            <text:p>0.895000000000002</text:p>
          </table:table-cell>
          <table:table-cell office:value-type="float" office:value="-3.5347" calcext:value-type="float">
            <text:p>-3.5347</text:p>
          </table:table-cell>
        </table:table-row>
        <table:table-row table:style-name="ro1">
          <table:table-cell table:number-columns-repeated="2"/>
          <table:table-cell table:formula="of:=[.C1898]+0.001" office:value-type="float" office:value="0.896000000000002" calcext:value-type="float">
            <text:p>0.896000000000002</text:p>
          </table:table-cell>
          <table:table-cell office:value-type="float" office:value="-3.54554" calcext:value-type="float">
            <text:p>-3.54554</text:p>
          </table:table-cell>
        </table:table-row>
        <table:table-row table:style-name="ro1">
          <table:table-cell table:number-columns-repeated="2"/>
          <table:table-cell table:formula="of:=[.C1899]+0.001" office:value-type="float" office:value="0.897000000000002" calcext:value-type="float">
            <text:p>0.897000000000002</text:p>
          </table:table-cell>
          <table:table-cell office:value-type="float" office:value="-3.55643" calcext:value-type="float">
            <text:p>-3.55643</text:p>
          </table:table-cell>
        </table:table-row>
        <table:table-row table:style-name="ro1">
          <table:table-cell table:number-columns-repeated="2"/>
          <table:table-cell table:formula="of:=[.C1900]+0.001" office:value-type="float" office:value="0.898000000000002" calcext:value-type="float">
            <text:p>0.898000000000002</text:p>
          </table:table-cell>
          <table:table-cell office:value-type="float" office:value="-3.56736" calcext:value-type="float">
            <text:p>-3.56736</text:p>
          </table:table-cell>
        </table:table-row>
        <table:table-row table:style-name="ro1">
          <table:table-cell table:number-columns-repeated="2"/>
          <table:table-cell table:formula="of:=[.C1901]+0.001" office:value-type="float" office:value="0.899000000000002" calcext:value-type="float">
            <text:p>0.899000000000002</text:p>
          </table:table-cell>
          <table:table-cell office:value-type="float" office:value="-3.57833" calcext:value-type="float">
            <text:p>-3.57833</text:p>
          </table:table-cell>
        </table:table-row>
        <table:table-row table:style-name="ro1">
          <table:table-cell table:number-columns-repeated="2"/>
          <table:table-cell table:formula="of:=[.C1902]+0.001" office:value-type="float" office:value="0.900000000000002" calcext:value-type="float">
            <text:p>0.900000000000002</text:p>
          </table:table-cell>
          <table:table-cell office:value-type="float" office:value="-3.58936" calcext:value-type="float">
            <text:p>-3.58936</text:p>
          </table:table-cell>
        </table:table-row>
        <table:table-row table:style-name="ro1">
          <table:table-cell table:number-columns-repeated="2"/>
          <table:table-cell table:formula="of:=[.C1903]+0.001" office:value-type="float" office:value="0.901000000000002" calcext:value-type="float">
            <text:p>0.901000000000002</text:p>
          </table:table-cell>
          <table:table-cell office:value-type="float" office:value="-3.60043" calcext:value-type="float">
            <text:p>-3.60043</text:p>
          </table:table-cell>
        </table:table-row>
        <table:table-row table:style-name="ro1">
          <table:table-cell table:number-columns-repeated="2"/>
          <table:table-cell table:formula="of:=[.C1904]+0.001" office:value-type="float" office:value="0.902000000000002" calcext:value-type="float">
            <text:p>0.902000000000002</text:p>
          </table:table-cell>
          <table:table-cell office:value-type="float" office:value="-3.61154" calcext:value-type="float">
            <text:p>-3.61154</text:p>
          </table:table-cell>
        </table:table-row>
        <table:table-row table:style-name="ro1">
          <table:table-cell table:number-columns-repeated="2"/>
          <table:table-cell table:formula="of:=[.C1905]+0.001" office:value-type="float" office:value="0.903000000000002" calcext:value-type="float">
            <text:p>0.903000000000002</text:p>
          </table:table-cell>
          <table:table-cell office:value-type="float" office:value="-3.62271" calcext:value-type="float">
            <text:p>-3.62271</text:p>
          </table:table-cell>
        </table:table-row>
        <table:table-row table:style-name="ro1">
          <table:table-cell table:number-columns-repeated="2"/>
          <table:table-cell table:formula="of:=[.C1906]+0.001" office:value-type="float" office:value="0.904000000000002" calcext:value-type="float">
            <text:p>0.904000000000002</text:p>
          </table:table-cell>
          <table:table-cell office:value-type="float" office:value="-3.63392" calcext:value-type="float">
            <text:p>-3.63392</text:p>
          </table:table-cell>
        </table:table-row>
        <table:table-row table:style-name="ro1">
          <table:table-cell table:number-columns-repeated="2"/>
          <table:table-cell table:formula="of:=[.C1907]+0.001" office:value-type="float" office:value="0.905000000000002" calcext:value-type="float">
            <text:p>0.905000000000002</text:p>
          </table:table-cell>
          <table:table-cell office:value-type="float" office:value="-3.64517" calcext:value-type="float">
            <text:p>-3.64517</text:p>
          </table:table-cell>
        </table:table-row>
        <table:table-row table:style-name="ro1">
          <table:table-cell table:number-columns-repeated="2"/>
          <table:table-cell table:formula="of:=[.C1908]+0.001" office:value-type="float" office:value="0.906000000000002" calcext:value-type="float">
            <text:p>0.906000000000002</text:p>
          </table:table-cell>
          <table:table-cell office:value-type="float" office:value="-3.65648" calcext:value-type="float">
            <text:p>-3.65648</text:p>
          </table:table-cell>
        </table:table-row>
        <table:table-row table:style-name="ro1">
          <table:table-cell table:number-columns-repeated="2"/>
          <table:table-cell table:formula="of:=[.C1909]+0.001" office:value-type="float" office:value="0.907000000000002" calcext:value-type="float">
            <text:p>0.907000000000002</text:p>
          </table:table-cell>
          <table:table-cell office:value-type="float" office:value="-3.66783" calcext:value-type="float">
            <text:p>-3.66783</text:p>
          </table:table-cell>
        </table:table-row>
        <table:table-row table:style-name="ro1">
          <table:table-cell table:number-columns-repeated="2"/>
          <table:table-cell table:formula="of:=[.C1910]+0.001" office:value-type="float" office:value="0.908000000000002" calcext:value-type="float">
            <text:p>0.908000000000002</text:p>
          </table:table-cell>
          <table:table-cell office:value-type="float" office:value="-3.67924" calcext:value-type="float">
            <text:p>-3.67924</text:p>
          </table:table-cell>
        </table:table-row>
        <table:table-row table:style-name="ro1">
          <table:table-cell table:number-columns-repeated="2"/>
          <table:table-cell table:formula="of:=[.C1911]+0.001" office:value-type="float" office:value="0.909000000000002" calcext:value-type="float">
            <text:p>0.909000000000002</text:p>
          </table:table-cell>
          <table:table-cell office:value-type="float" office:value="-3.69069" calcext:value-type="float">
            <text:p>-3.69069</text:p>
          </table:table-cell>
        </table:table-row>
        <table:table-row table:style-name="ro1">
          <table:table-cell table:number-columns-repeated="2"/>
          <table:table-cell table:formula="of:=[.C1912]+0.001" office:value-type="float" office:value="0.910000000000002" calcext:value-type="float">
            <text:p>0.910000000000002</text:p>
          </table:table-cell>
          <table:table-cell office:value-type="float" office:value="-3.70219" calcext:value-type="float">
            <text:p>-3.70219</text:p>
          </table:table-cell>
        </table:table-row>
        <table:table-row table:style-name="ro1">
          <table:table-cell table:number-columns-repeated="2"/>
          <table:table-cell table:formula="of:=[.C1913]+0.001" office:value-type="float" office:value="0.911000000000002" calcext:value-type="float">
            <text:p>0.911000000000002</text:p>
          </table:table-cell>
          <table:table-cell office:value-type="float" office:value="-3.71374" calcext:value-type="float">
            <text:p>-3.71374</text:p>
          </table:table-cell>
        </table:table-row>
        <table:table-row table:style-name="ro1">
          <table:table-cell table:number-columns-repeated="2"/>
          <table:table-cell table:formula="of:=[.C1914]+0.001" office:value-type="float" office:value="0.912000000000002" calcext:value-type="float">
            <text:p>0.912000000000002</text:p>
          </table:table-cell>
          <table:table-cell office:value-type="float" office:value="-3.72534" calcext:value-type="float">
            <text:p>-3.72534</text:p>
          </table:table-cell>
        </table:table-row>
        <table:table-row table:style-name="ro1">
          <table:table-cell table:number-columns-repeated="2"/>
          <table:table-cell table:formula="of:=[.C1915]+0.001" office:value-type="float" office:value="0.913000000000002" calcext:value-type="float">
            <text:p>0.913000000000002</text:p>
          </table:table-cell>
          <table:table-cell office:value-type="float" office:value="-3.73699" calcext:value-type="float">
            <text:p>-3.73699</text:p>
          </table:table-cell>
        </table:table-row>
        <table:table-row table:style-name="ro1">
          <table:table-cell table:number-columns-repeated="2"/>
          <table:table-cell table:formula="of:=[.C1916]+0.001" office:value-type="float" office:value="0.914000000000002" calcext:value-type="float">
            <text:p>0.914000000000002</text:p>
          </table:table-cell>
          <table:table-cell office:value-type="float" office:value="-3.74869" calcext:value-type="float">
            <text:p>-3.74869</text:p>
          </table:table-cell>
        </table:table-row>
        <table:table-row table:style-name="ro1">
          <table:table-cell table:number-columns-repeated="2"/>
          <table:table-cell table:formula="of:=[.C1917]+0.001" office:value-type="float" office:value="0.915000000000002" calcext:value-type="float">
            <text:p>0.915000000000002</text:p>
          </table:table-cell>
          <table:table-cell office:value-type="float" office:value="-3.76043" calcext:value-type="float">
            <text:p>-3.76043</text:p>
          </table:table-cell>
        </table:table-row>
        <table:table-row table:style-name="ro1">
          <table:table-cell table:number-columns-repeated="2"/>
          <table:table-cell table:formula="of:=[.C1918]+0.001" office:value-type="float" office:value="0.916000000000002" calcext:value-type="float">
            <text:p>0.916000000000002</text:p>
          </table:table-cell>
          <table:table-cell office:value-type="float" office:value="-3.77224" calcext:value-type="float">
            <text:p>-3.77224</text:p>
          </table:table-cell>
        </table:table-row>
        <table:table-row table:style-name="ro1">
          <table:table-cell table:number-columns-repeated="2"/>
          <table:table-cell table:formula="of:=[.C1919]+0.001" office:value-type="float" office:value="0.917000000000002" calcext:value-type="float">
            <text:p>0.917000000000002</text:p>
          </table:table-cell>
          <table:table-cell office:value-type="float" office:value="-3.78409" calcext:value-type="float">
            <text:p>-3.78409</text:p>
          </table:table-cell>
        </table:table-row>
        <table:table-row table:style-name="ro1">
          <table:table-cell table:number-columns-repeated="2"/>
          <table:table-cell table:formula="of:=[.C1920]+0.001" office:value-type="float" office:value="0.918000000000002" calcext:value-type="float">
            <text:p>0.918000000000002</text:p>
          </table:table-cell>
          <table:table-cell office:value-type="float" office:value="-3.79599" calcext:value-type="float">
            <text:p>-3.79599</text:p>
          </table:table-cell>
        </table:table-row>
        <table:table-row table:style-name="ro1">
          <table:table-cell table:number-columns-repeated="2"/>
          <table:table-cell table:formula="of:=[.C1921]+0.001" office:value-type="float" office:value="0.919000000000002" calcext:value-type="float">
            <text:p>0.919000000000002</text:p>
          </table:table-cell>
          <table:table-cell office:value-type="float" office:value="-3.80795" calcext:value-type="float">
            <text:p>-3.80795</text:p>
          </table:table-cell>
        </table:table-row>
        <table:table-row table:style-name="ro1">
          <table:table-cell table:number-columns-repeated="2"/>
          <table:table-cell table:formula="of:=[.C1922]+0.001" office:value-type="float" office:value="0.920000000000002" calcext:value-type="float">
            <text:p>0.920000000000002</text:p>
          </table:table-cell>
          <table:table-cell office:value-type="float" office:value="-3.81995" calcext:value-type="float">
            <text:p>-3.81995</text:p>
          </table:table-cell>
        </table:table-row>
        <table:table-row table:style-name="ro1">
          <table:table-cell table:number-columns-repeated="2"/>
          <table:table-cell table:formula="of:=[.C1923]+0.001" office:value-type="float" office:value="0.921000000000002" calcext:value-type="float">
            <text:p>0.921000000000002</text:p>
          </table:table-cell>
          <table:table-cell office:value-type="float" office:value="-3.83201" calcext:value-type="float">
            <text:p>-3.83201</text:p>
          </table:table-cell>
        </table:table-row>
        <table:table-row table:style-name="ro1">
          <table:table-cell table:number-columns-repeated="2"/>
          <table:table-cell table:formula="of:=[.C1924]+0.001" office:value-type="float" office:value="0.922000000000002" calcext:value-type="float">
            <text:p>0.922000000000002</text:p>
          </table:table-cell>
          <table:table-cell office:value-type="float" office:value="-3.84412" calcext:value-type="float">
            <text:p>-3.84412</text:p>
          </table:table-cell>
        </table:table-row>
        <table:table-row table:style-name="ro1">
          <table:table-cell table:number-columns-repeated="2"/>
          <table:table-cell table:formula="of:=[.C1925]+0.001" office:value-type="float" office:value="0.923000000000002" calcext:value-type="float">
            <text:p>0.923000000000002</text:p>
          </table:table-cell>
          <table:table-cell office:value-type="float" office:value="-3.85629" calcext:value-type="float">
            <text:p>-3.85629</text:p>
          </table:table-cell>
        </table:table-row>
        <table:table-row table:style-name="ro1">
          <table:table-cell table:number-columns-repeated="2"/>
          <table:table-cell table:formula="of:=[.C1926]+0.001" office:value-type="float" office:value="0.924000000000002" calcext:value-type="float">
            <text:p>0.924000000000002</text:p>
          </table:table-cell>
          <table:table-cell office:value-type="float" office:value="-3.86851" calcext:value-type="float">
            <text:p>-3.86851</text:p>
          </table:table-cell>
        </table:table-row>
        <table:table-row table:style-name="ro1">
          <table:table-cell table:number-columns-repeated="2"/>
          <table:table-cell table:formula="of:=[.C1927]+0.001" office:value-type="float" office:value="0.925000000000002" calcext:value-type="float">
            <text:p>0.925000000000002</text:p>
          </table:table-cell>
          <table:table-cell office:value-type="float" office:value="-3.88078" calcext:value-type="float">
            <text:p>-3.88078</text:p>
          </table:table-cell>
        </table:table-row>
        <table:table-row table:style-name="ro1">
          <table:table-cell table:number-columns-repeated="2"/>
          <table:table-cell table:formula="of:=[.C1928]+0.001" office:value-type="float" office:value="0.926000000000002" calcext:value-type="float">
            <text:p>0.926000000000002</text:p>
          </table:table-cell>
          <table:table-cell office:value-type="float" office:value="-3.89311" calcext:value-type="float">
            <text:p>-3.89311</text:p>
          </table:table-cell>
        </table:table-row>
        <table:table-row table:style-name="ro1">
          <table:table-cell table:number-columns-repeated="2"/>
          <table:table-cell table:formula="of:=[.C1929]+0.001" office:value-type="float" office:value="0.927000000000002" calcext:value-type="float">
            <text:p>0.927000000000002</text:p>
          </table:table-cell>
          <table:table-cell office:value-type="float" office:value="-3.90549" calcext:value-type="float">
            <text:p>-3.90549</text:p>
          </table:table-cell>
        </table:table-row>
        <table:table-row table:style-name="ro1">
          <table:table-cell table:number-columns-repeated="2"/>
          <table:table-cell table:formula="of:=[.C1930]+0.001" office:value-type="float" office:value="0.928000000000002" calcext:value-type="float">
            <text:p>0.928000000000002</text:p>
          </table:table-cell>
          <table:table-cell office:value-type="float" office:value="-3.91792" calcext:value-type="float">
            <text:p>-3.91792</text:p>
          </table:table-cell>
        </table:table-row>
        <table:table-row table:style-name="ro1">
          <table:table-cell table:number-columns-repeated="2"/>
          <table:table-cell table:formula="of:=[.C1931]+0.001" office:value-type="float" office:value="0.929000000000002" calcext:value-type="float">
            <text:p>0.929000000000002</text:p>
          </table:table-cell>
          <table:table-cell office:value-type="float" office:value="-3.93041" calcext:value-type="float">
            <text:p>-3.93041</text:p>
          </table:table-cell>
        </table:table-row>
        <table:table-row table:style-name="ro1">
          <table:table-cell table:number-columns-repeated="2"/>
          <table:table-cell table:formula="of:=[.C1932]+0.001" office:value-type="float" office:value="0.930000000000002" calcext:value-type="float">
            <text:p>0.930000000000002</text:p>
          </table:table-cell>
          <table:table-cell office:value-type="float" office:value="-3.94296" calcext:value-type="float">
            <text:p>-3.94296</text:p>
          </table:table-cell>
        </table:table-row>
        <table:table-row table:style-name="ro1">
          <table:table-cell table:number-columns-repeated="2"/>
          <table:table-cell table:formula="of:=[.C1933]+0.001" office:value-type="float" office:value="0.931000000000002" calcext:value-type="float">
            <text:p>0.931000000000002</text:p>
          </table:table-cell>
          <table:table-cell office:value-type="float" office:value="-3.95556" calcext:value-type="float">
            <text:p>-3.95556</text:p>
          </table:table-cell>
        </table:table-row>
        <table:table-row table:style-name="ro1">
          <table:table-cell table:number-columns-repeated="2"/>
          <table:table-cell table:formula="of:=[.C1934]+0.001" office:value-type="float" office:value="0.932000000000002" calcext:value-type="float">
            <text:p>0.932000000000002</text:p>
          </table:table-cell>
          <table:table-cell office:value-type="float" office:value="-3.96822" calcext:value-type="float">
            <text:p>-3.96822</text:p>
          </table:table-cell>
        </table:table-row>
        <table:table-row table:style-name="ro1">
          <table:table-cell table:number-columns-repeated="2"/>
          <table:table-cell table:formula="of:=[.C1935]+0.001" office:value-type="float" office:value="0.933000000000002" calcext:value-type="float">
            <text:p>0.933000000000002</text:p>
          </table:table-cell>
          <table:table-cell office:value-type="float" office:value="-3.98094" calcext:value-type="float">
            <text:p>-3.98094</text:p>
          </table:table-cell>
        </table:table-row>
        <table:table-row table:style-name="ro1">
          <table:table-cell table:number-columns-repeated="2"/>
          <table:table-cell table:formula="of:=[.C1936]+0.001" office:value-type="float" office:value="0.934000000000002" calcext:value-type="float">
            <text:p>0.934000000000002</text:p>
          </table:table-cell>
          <table:table-cell office:value-type="float" office:value="-3.99371" calcext:value-type="float">
            <text:p>-3.99371</text:p>
          </table:table-cell>
        </table:table-row>
        <table:table-row table:style-name="ro1">
          <table:table-cell table:number-columns-repeated="2"/>
          <table:table-cell table:formula="of:=[.C1937]+0.001" office:value-type="float" office:value="0.935000000000002" calcext:value-type="float">
            <text:p>0.935000000000002</text:p>
          </table:table-cell>
          <table:table-cell office:value-type="float" office:value="-4.00654" calcext:value-type="float">
            <text:p>-4.00654</text:p>
          </table:table-cell>
        </table:table-row>
        <table:table-row table:style-name="ro1">
          <table:table-cell table:number-columns-repeated="2"/>
          <table:table-cell table:formula="of:=[.C1938]+0.001" office:value-type="float" office:value="0.936000000000002" calcext:value-type="float">
            <text:p>0.936000000000002</text:p>
          </table:table-cell>
          <table:table-cell office:value-type="float" office:value="-4.01942" calcext:value-type="float">
            <text:p>-4.01942</text:p>
          </table:table-cell>
        </table:table-row>
        <table:table-row table:style-name="ro1">
          <table:table-cell table:number-columns-repeated="2"/>
          <table:table-cell table:formula="of:=[.C1939]+0.001" office:value-type="float" office:value="0.937000000000002" calcext:value-type="float">
            <text:p>0.937000000000002</text:p>
          </table:table-cell>
          <table:table-cell office:value-type="float" office:value="-4.03237" calcext:value-type="float">
            <text:p>-4.03237</text:p>
          </table:table-cell>
        </table:table-row>
        <table:table-row table:style-name="ro1">
          <table:table-cell table:number-columns-repeated="2"/>
          <table:table-cell table:formula="of:=[.C1940]+0.001" office:value-type="float" office:value="0.938000000000002" calcext:value-type="float">
            <text:p>0.938000000000002</text:p>
          </table:table-cell>
          <table:table-cell office:value-type="float" office:value="-4.04537" calcext:value-type="float">
            <text:p>-4.04537</text:p>
          </table:table-cell>
        </table:table-row>
        <table:table-row table:style-name="ro1">
          <table:table-cell table:number-columns-repeated="2"/>
          <table:table-cell table:formula="of:=[.C1941]+0.001" office:value-type="float" office:value="0.939000000000002" calcext:value-type="float">
            <text:p>0.939000000000002</text:p>
          </table:table-cell>
          <table:table-cell office:value-type="float" office:value="-4.05843" calcext:value-type="float">
            <text:p>-4.05843</text:p>
          </table:table-cell>
        </table:table-row>
        <table:table-row table:style-name="ro1">
          <table:table-cell table:number-columns-repeated="2"/>
          <table:table-cell table:formula="of:=[.C1942]+0.001" office:value-type="float" office:value="0.940000000000002" calcext:value-type="float">
            <text:p>0.940000000000002</text:p>
          </table:table-cell>
          <table:table-cell office:value-type="float" office:value="-4.07155" calcext:value-type="float">
            <text:p>-4.07155</text:p>
          </table:table-cell>
        </table:table-row>
        <table:table-row table:style-name="ro1">
          <table:table-cell table:number-columns-repeated="2"/>
          <table:table-cell table:formula="of:=[.C1943]+0.001" office:value-type="float" office:value="0.941000000000002" calcext:value-type="float">
            <text:p>0.941000000000002</text:p>
          </table:table-cell>
          <table:table-cell office:value-type="float" office:value="-4.08473" calcext:value-type="float">
            <text:p>-4.08473</text:p>
          </table:table-cell>
        </table:table-row>
        <table:table-row table:style-name="ro1">
          <table:table-cell table:number-columns-repeated="2"/>
          <table:table-cell table:formula="of:=[.C1944]+0.001" office:value-type="float" office:value="0.942000000000002" calcext:value-type="float">
            <text:p>0.942000000000002</text:p>
          </table:table-cell>
          <table:table-cell office:value-type="float" office:value="-4.09797" calcext:value-type="float">
            <text:p>-4.09797</text:p>
          </table:table-cell>
        </table:table-row>
        <table:table-row table:style-name="ro1">
          <table:table-cell table:number-columns-repeated="2"/>
          <table:table-cell table:formula="of:=[.C1945]+0.001" office:value-type="float" office:value="0.943000000000002" calcext:value-type="float">
            <text:p>0.943000000000002</text:p>
          </table:table-cell>
          <table:table-cell office:value-type="float" office:value="-4.11127" calcext:value-type="float">
            <text:p>-4.11127</text:p>
          </table:table-cell>
        </table:table-row>
        <table:table-row table:style-name="ro1">
          <table:table-cell table:number-columns-repeated="2"/>
          <table:table-cell table:formula="of:=[.C1946]+0.001" office:value-type="float" office:value="0.944000000000002" calcext:value-type="float">
            <text:p>0.944000000000002</text:p>
          </table:table-cell>
          <table:table-cell office:value-type="float" office:value="-4.12463" calcext:value-type="float">
            <text:p>-4.12463</text:p>
          </table:table-cell>
        </table:table-row>
        <table:table-row table:style-name="ro1">
          <table:table-cell table:number-columns-repeated="2"/>
          <table:table-cell table:formula="of:=[.C1947]+0.001" office:value-type="float" office:value="0.945000000000002" calcext:value-type="float">
            <text:p>0.945000000000002</text:p>
          </table:table-cell>
          <table:table-cell office:value-type="float" office:value="-4.13805" calcext:value-type="float">
            <text:p>-4.13805</text:p>
          </table:table-cell>
        </table:table-row>
        <table:table-row table:style-name="ro1">
          <table:table-cell table:number-columns-repeated="2"/>
          <table:table-cell table:formula="of:=[.C1948]+0.001" office:value-type="float" office:value="0.946000000000002" calcext:value-type="float">
            <text:p>0.946000000000002</text:p>
          </table:table-cell>
          <table:table-cell office:value-type="float" office:value="-4.15153" calcext:value-type="float">
            <text:p>-4.15153</text:p>
          </table:table-cell>
        </table:table-row>
        <table:table-row table:style-name="ro1">
          <table:table-cell table:number-columns-repeated="2"/>
          <table:table-cell table:formula="of:=[.C1949]+0.001" office:value-type="float" office:value="0.947000000000002" calcext:value-type="float">
            <text:p>0.947000000000002</text:p>
          </table:table-cell>
          <table:table-cell office:value-type="float" office:value="-4.16508" calcext:value-type="float">
            <text:p>-4.16508</text:p>
          </table:table-cell>
        </table:table-row>
        <table:table-row table:style-name="ro1">
          <table:table-cell table:number-columns-repeated="2"/>
          <table:table-cell table:formula="of:=[.C1950]+0.001" office:value-type="float" office:value="0.948000000000002" calcext:value-type="float">
            <text:p>0.948000000000002</text:p>
          </table:table-cell>
          <table:table-cell office:value-type="float" office:value="-4.17868" calcext:value-type="float">
            <text:p>-4.17868</text:p>
          </table:table-cell>
        </table:table-row>
        <table:table-row table:style-name="ro1">
          <table:table-cell table:number-columns-repeated="2"/>
          <table:table-cell table:formula="of:=[.C1951]+0.001" office:value-type="float" office:value="0.949000000000002" calcext:value-type="float">
            <text:p>0.949000000000002</text:p>
          </table:table-cell>
          <table:table-cell office:value-type="float" office:value="-4.19235" calcext:value-type="float">
            <text:p>-4.19235</text:p>
          </table:table-cell>
        </table:table-row>
        <table:table-row table:style-name="ro1">
          <table:table-cell table:number-columns-repeated="2"/>
          <table:table-cell table:formula="of:=[.C1952]+0.001" office:value-type="float" office:value="0.950000000000002" calcext:value-type="float">
            <text:p>0.950000000000002</text:p>
          </table:table-cell>
          <table:table-cell office:value-type="float" office:value="-4.20608" calcext:value-type="float">
            <text:p>-4.20608</text:p>
          </table:table-cell>
        </table:table-row>
        <table:table-row table:style-name="ro1">
          <table:table-cell table:number-columns-repeated="2"/>
          <table:table-cell table:formula="of:=[.C1953]+0.001" office:value-type="float" office:value="0.951000000000002" calcext:value-type="float">
            <text:p>0.951000000000002</text:p>
          </table:table-cell>
          <table:table-cell office:value-type="float" office:value="-4.21988" calcext:value-type="float">
            <text:p>-4.21988</text:p>
          </table:table-cell>
        </table:table-row>
        <table:table-row table:style-name="ro1">
          <table:table-cell table:number-columns-repeated="2"/>
          <table:table-cell table:formula="of:=[.C1954]+0.001" office:value-type="float" office:value="0.952000000000002" calcext:value-type="float">
            <text:p>0.952000000000002</text:p>
          </table:table-cell>
          <table:table-cell office:value-type="float" office:value="-4.23374" calcext:value-type="float">
            <text:p>-4.23374</text:p>
          </table:table-cell>
        </table:table-row>
        <table:table-row table:style-name="ro1">
          <table:table-cell table:number-columns-repeated="2"/>
          <table:table-cell table:formula="of:=[.C1955]+0.001" office:value-type="float" office:value="0.953000000000002" calcext:value-type="float">
            <text:p>0.953000000000002</text:p>
          </table:table-cell>
          <table:table-cell office:value-type="float" office:value="-4.24766" calcext:value-type="float">
            <text:p>-4.24766</text:p>
          </table:table-cell>
        </table:table-row>
        <table:table-row table:style-name="ro1">
          <table:table-cell table:number-columns-repeated="2"/>
          <table:table-cell table:formula="of:=[.C1956]+0.001" office:value-type="float" office:value="0.954000000000002" calcext:value-type="float">
            <text:p>0.954000000000002</text:p>
          </table:table-cell>
          <table:table-cell office:value-type="float" office:value="-4.26165" calcext:value-type="float">
            <text:p>-4.26165</text:p>
          </table:table-cell>
        </table:table-row>
        <table:table-row table:style-name="ro1">
          <table:table-cell table:number-columns-repeated="2"/>
          <table:table-cell table:formula="of:=[.C1957]+0.001" office:value-type="float" office:value="0.955000000000002" calcext:value-type="float">
            <text:p>0.955000000000002</text:p>
          </table:table-cell>
          <table:table-cell office:value-type="float" office:value="-4.2757" calcext:value-type="float">
            <text:p>-4.2757</text:p>
          </table:table-cell>
        </table:table-row>
        <table:table-row table:style-name="ro1">
          <table:table-cell table:number-columns-repeated="2"/>
          <table:table-cell table:formula="of:=[.C1958]+0.001" office:value-type="float" office:value="0.956000000000002" calcext:value-type="float">
            <text:p>0.956000000000002</text:p>
          </table:table-cell>
          <table:table-cell office:value-type="float" office:value="-4.28982" calcext:value-type="float">
            <text:p>-4.28982</text:p>
          </table:table-cell>
        </table:table-row>
        <table:table-row table:style-name="ro1">
          <table:table-cell table:number-columns-repeated="2"/>
          <table:table-cell table:formula="of:=[.C1959]+0.001" office:value-type="float" office:value="0.957000000000002" calcext:value-type="float">
            <text:p>0.957000000000002</text:p>
          </table:table-cell>
          <table:table-cell office:value-type="float" office:value="-4.304" calcext:value-type="float">
            <text:p>-4.304</text:p>
          </table:table-cell>
        </table:table-row>
        <table:table-row table:style-name="ro1">
          <table:table-cell table:number-columns-repeated="2"/>
          <table:table-cell table:formula="of:=[.C1960]+0.001" office:value-type="float" office:value="0.958000000000002" calcext:value-type="float">
            <text:p>0.958000000000002</text:p>
          </table:table-cell>
          <table:table-cell office:value-type="float" office:value="-4.31825" calcext:value-type="float">
            <text:p>-4.31825</text:p>
          </table:table-cell>
        </table:table-row>
        <table:table-row table:style-name="ro1">
          <table:table-cell table:number-columns-repeated="2"/>
          <table:table-cell table:formula="of:=[.C1961]+0.001" office:value-type="float" office:value="0.959000000000002" calcext:value-type="float">
            <text:p>0.959000000000002</text:p>
          </table:table-cell>
          <table:table-cell office:value-type="float" office:value="-4.33257" calcext:value-type="float">
            <text:p>-4.33257</text:p>
          </table:table-cell>
        </table:table-row>
        <table:table-row table:style-name="ro1">
          <table:table-cell table:number-columns-repeated="2"/>
          <table:table-cell table:formula="of:=[.C1962]+0.001" office:value-type="float" office:value="0.960000000000002" calcext:value-type="float">
            <text:p>0.960000000000002</text:p>
          </table:table-cell>
          <table:table-cell office:value-type="float" office:value="-4.34695" calcext:value-type="float">
            <text:p>-4.34695</text:p>
          </table:table-cell>
        </table:table-row>
        <table:table-row table:style-name="ro1">
          <table:table-cell table:number-columns-repeated="2"/>
          <table:table-cell table:formula="of:=[.C1963]+0.001" office:value-type="float" office:value="0.961000000000002" calcext:value-type="float">
            <text:p>0.961000000000002</text:p>
          </table:table-cell>
          <table:table-cell office:value-type="float" office:value="-4.36141" calcext:value-type="float">
            <text:p>-4.36141</text:p>
          </table:table-cell>
        </table:table-row>
        <table:table-row table:style-name="ro1">
          <table:table-cell table:number-columns-repeated="2"/>
          <table:table-cell table:formula="of:=[.C1964]+0.001" office:value-type="float" office:value="0.962000000000002" calcext:value-type="float">
            <text:p>0.962000000000002</text:p>
          </table:table-cell>
          <table:table-cell office:value-type="float" office:value="-4.37593" calcext:value-type="float">
            <text:p>-4.37593</text:p>
          </table:table-cell>
        </table:table-row>
        <table:table-row table:style-name="ro1">
          <table:table-cell table:number-columns-repeated="2"/>
          <table:table-cell table:formula="of:=[.C1965]+0.001" office:value-type="float" office:value="0.963000000000002" calcext:value-type="float">
            <text:p>0.963000000000002</text:p>
          </table:table-cell>
          <table:table-cell office:value-type="float" office:value="-4.39051" calcext:value-type="float">
            <text:p>-4.39051</text:p>
          </table:table-cell>
        </table:table-row>
        <table:table-row table:style-name="ro1">
          <table:table-cell table:number-columns-repeated="2"/>
          <table:table-cell table:formula="of:=[.C1966]+0.001" office:value-type="float" office:value="0.964000000000002" calcext:value-type="float">
            <text:p>0.964000000000002</text:p>
          </table:table-cell>
          <table:table-cell office:value-type="float" office:value="-4.40517" calcext:value-type="float">
            <text:p>-4.40517</text:p>
          </table:table-cell>
        </table:table-row>
        <table:table-row table:style-name="ro1">
          <table:table-cell table:number-columns-repeated="2"/>
          <table:table-cell table:formula="of:=[.C1967]+0.001" office:value-type="float" office:value="0.965000000000002" calcext:value-type="float">
            <text:p>0.965000000000002</text:p>
          </table:table-cell>
          <table:table-cell office:value-type="float" office:value="-4.4199" calcext:value-type="float">
            <text:p>-4.4199</text:p>
          </table:table-cell>
        </table:table-row>
        <table:table-row table:style-name="ro1">
          <table:table-cell table:number-columns-repeated="2"/>
          <table:table-cell table:formula="of:=[.C1968]+0.001" office:value-type="float" office:value="0.966000000000002" calcext:value-type="float">
            <text:p>0.966000000000002</text:p>
          </table:table-cell>
          <table:table-cell office:value-type="float" office:value="-4.4347" calcext:value-type="float">
            <text:p>-4.4347</text:p>
          </table:table-cell>
        </table:table-row>
        <table:table-row table:style-name="ro1">
          <table:table-cell table:number-columns-repeated="2"/>
          <table:table-cell table:formula="of:=[.C1969]+0.001" office:value-type="float" office:value="0.967000000000002" calcext:value-type="float">
            <text:p>0.967000000000002</text:p>
          </table:table-cell>
          <table:table-cell office:value-type="float" office:value="-4.44956" calcext:value-type="float">
            <text:p>-4.44956</text:p>
          </table:table-cell>
        </table:table-row>
        <table:table-row table:style-name="ro1">
          <table:table-cell table:number-columns-repeated="2"/>
          <table:table-cell table:formula="of:=[.C1970]+0.001" office:value-type="float" office:value="0.968000000000002" calcext:value-type="float">
            <text:p>0.968000000000002</text:p>
          </table:table-cell>
          <table:table-cell office:value-type="float" office:value="-4.4645" calcext:value-type="float">
            <text:p>-4.4645</text:p>
          </table:table-cell>
        </table:table-row>
        <table:table-row table:style-name="ro1">
          <table:table-cell table:number-columns-repeated="2"/>
          <table:table-cell table:formula="of:=[.C1971]+0.001" office:value-type="float" office:value="0.969000000000002" calcext:value-type="float">
            <text:p>0.969000000000002</text:p>
          </table:table-cell>
          <table:table-cell office:value-type="float" office:value="-4.47951" calcext:value-type="float">
            <text:p>-4.47951</text:p>
          </table:table-cell>
        </table:table-row>
        <table:table-row table:style-name="ro1">
          <table:table-cell table:number-columns-repeated="2"/>
          <table:table-cell table:formula="of:=[.C1972]+0.001" office:value-type="float" office:value="0.970000000000002" calcext:value-type="float">
            <text:p>0.970000000000002</text:p>
          </table:table-cell>
          <table:table-cell office:value-type="float" office:value="-4.49459" calcext:value-type="float">
            <text:p>-4.49459</text:p>
          </table:table-cell>
        </table:table-row>
        <table:table-row table:style-name="ro1">
          <table:table-cell table:number-columns-repeated="2"/>
          <table:table-cell table:formula="of:=[.C1973]+0.001" office:value-type="float" office:value="0.971000000000002" calcext:value-type="float">
            <text:p>0.971000000000002</text:p>
          </table:table-cell>
          <table:table-cell office:value-type="float" office:value="-4.50974" calcext:value-type="float">
            <text:p>-4.50974</text:p>
          </table:table-cell>
        </table:table-row>
        <table:table-row table:style-name="ro1">
          <table:table-cell table:number-columns-repeated="2"/>
          <table:table-cell table:formula="of:=[.C1974]+0.001" office:value-type="float" office:value="0.972000000000002" calcext:value-type="float">
            <text:p>0.972000000000002</text:p>
          </table:table-cell>
          <table:table-cell office:value-type="float" office:value="-4.52497" calcext:value-type="float">
            <text:p>-4.52497</text:p>
          </table:table-cell>
        </table:table-row>
        <table:table-row table:style-name="ro1">
          <table:table-cell table:number-columns-repeated="2"/>
          <table:table-cell table:formula="of:=[.C1975]+0.001" office:value-type="float" office:value="0.973000000000002" calcext:value-type="float">
            <text:p>0.973000000000002</text:p>
          </table:table-cell>
          <table:table-cell office:value-type="float" office:value="-4.54027" calcext:value-type="float">
            <text:p>-4.54027</text:p>
          </table:table-cell>
        </table:table-row>
        <table:table-row table:style-name="ro1">
          <table:table-cell table:number-columns-repeated="2"/>
          <table:table-cell table:formula="of:=[.C1976]+0.001" office:value-type="float" office:value="0.974000000000002" calcext:value-type="float">
            <text:p>0.974000000000002</text:p>
          </table:table-cell>
          <table:table-cell office:value-type="float" office:value="-4.55564" calcext:value-type="float">
            <text:p>-4.55564</text:p>
          </table:table-cell>
        </table:table-row>
        <table:table-row table:style-name="ro1">
          <table:table-cell table:number-columns-repeated="2"/>
          <table:table-cell table:formula="of:=[.C1977]+0.001" office:value-type="float" office:value="0.975000000000002" calcext:value-type="float">
            <text:p>0.975000000000002</text:p>
          </table:table-cell>
          <table:table-cell office:value-type="float" office:value="-4.57109" calcext:value-type="float">
            <text:p>-4.57109</text:p>
          </table:table-cell>
        </table:table-row>
        <table:table-row table:style-name="ro1">
          <table:table-cell table:number-columns-repeated="2"/>
          <table:table-cell table:formula="of:=[.C1978]+0.001" office:value-type="float" office:value="0.976000000000002" calcext:value-type="float">
            <text:p>0.976000000000002</text:p>
          </table:table-cell>
          <table:table-cell office:value-type="float" office:value="-4.58661" calcext:value-type="float">
            <text:p>-4.58661</text:p>
          </table:table-cell>
        </table:table-row>
        <table:table-row table:style-name="ro1">
          <table:table-cell table:number-columns-repeated="2"/>
          <table:table-cell table:formula="of:=[.C1979]+0.001" office:value-type="float" office:value="0.977000000000002" calcext:value-type="float">
            <text:p>0.977000000000002</text:p>
          </table:table-cell>
          <table:table-cell office:value-type="float" office:value="-4.60221" calcext:value-type="float">
            <text:p>-4.60221</text:p>
          </table:table-cell>
        </table:table-row>
        <table:table-row table:style-name="ro1">
          <table:table-cell table:number-columns-repeated="2"/>
          <table:table-cell table:formula="of:=[.C1980]+0.001" office:value-type="float" office:value="0.978000000000002" calcext:value-type="float">
            <text:p>0.978000000000002</text:p>
          </table:table-cell>
          <table:table-cell office:value-type="float" office:value="-4.61788" calcext:value-type="float">
            <text:p>-4.61788</text:p>
          </table:table-cell>
        </table:table-row>
        <table:table-row table:style-name="ro1">
          <table:table-cell table:number-columns-repeated="2"/>
          <table:table-cell table:formula="of:=[.C1981]+0.001" office:value-type="float" office:value="0.979000000000002" calcext:value-type="float">
            <text:p>0.979000000000002</text:p>
          </table:table-cell>
          <table:table-cell office:value-type="float" office:value="-4.63363" calcext:value-type="float">
            <text:p>-4.63363</text:p>
          </table:table-cell>
        </table:table-row>
        <table:table-row table:style-name="ro1">
          <table:table-cell table:number-columns-repeated="2"/>
          <table:table-cell table:formula="of:=[.C1982]+0.001" office:value-type="float" office:value="0.980000000000002" calcext:value-type="float">
            <text:p>0.980000000000002</text:p>
          </table:table-cell>
          <table:table-cell office:value-type="float" office:value="-4.64946" calcext:value-type="float">
            <text:p>-4.64946</text:p>
          </table:table-cell>
        </table:table-row>
        <table:table-row table:style-name="ro1">
          <table:table-cell table:number-columns-repeated="2"/>
          <table:table-cell table:formula="of:=[.C1983]+0.001" office:value-type="float" office:value="0.981000000000002" calcext:value-type="float">
            <text:p>0.981000000000002</text:p>
          </table:table-cell>
          <table:table-cell office:value-type="float" office:value="-4.66536" calcext:value-type="float">
            <text:p>-4.66536</text:p>
          </table:table-cell>
        </table:table-row>
        <table:table-row table:style-name="ro1">
          <table:table-cell table:number-columns-repeated="2"/>
          <table:table-cell table:formula="of:=[.C1984]+0.001" office:value-type="float" office:value="0.982000000000002" calcext:value-type="float">
            <text:p>0.982000000000002</text:p>
          </table:table-cell>
          <table:table-cell office:value-type="float" office:value="-4.68134" calcext:value-type="float">
            <text:p>-4.68134</text:p>
          </table:table-cell>
        </table:table-row>
        <table:table-row table:style-name="ro1">
          <table:table-cell table:number-columns-repeated="2"/>
          <table:table-cell table:formula="of:=[.C1985]+0.001" office:value-type="float" office:value="0.983000000000002" calcext:value-type="float">
            <text:p>0.983000000000002</text:p>
          </table:table-cell>
          <table:table-cell office:value-type="float" office:value="-4.6974" calcext:value-type="float">
            <text:p>-4.6974</text:p>
          </table:table-cell>
        </table:table-row>
        <table:table-row table:style-name="ro1">
          <table:table-cell table:number-columns-repeated="2"/>
          <table:table-cell table:formula="of:=[.C1986]+0.001" office:value-type="float" office:value="0.984000000000002" calcext:value-type="float">
            <text:p>0.984000000000002</text:p>
          </table:table-cell>
          <table:table-cell office:value-type="float" office:value="-4.71354" calcext:value-type="float">
            <text:p>-4.71354</text:p>
          </table:table-cell>
        </table:table-row>
        <table:table-row table:style-name="ro1">
          <table:table-cell table:number-columns-repeated="2"/>
          <table:table-cell table:formula="of:=[.C1987]+0.001" office:value-type="float" office:value="0.985000000000002" calcext:value-type="float">
            <text:p>0.985000000000002</text:p>
          </table:table-cell>
          <table:table-cell office:value-type="float" office:value="-4.72975" calcext:value-type="float">
            <text:p>-4.72975</text:p>
          </table:table-cell>
        </table:table-row>
        <table:table-row table:style-name="ro1">
          <table:table-cell table:number-columns-repeated="2"/>
          <table:table-cell table:formula="of:=[.C1988]+0.001" office:value-type="float" office:value="0.986000000000002" calcext:value-type="float">
            <text:p>0.986000000000002</text:p>
          </table:table-cell>
          <table:table-cell office:value-type="float" office:value="-4.74605" calcext:value-type="float">
            <text:p>-4.74605</text:p>
          </table:table-cell>
        </table:table-row>
        <table:table-row table:style-name="ro1">
          <table:table-cell table:number-columns-repeated="2"/>
          <table:table-cell table:formula="of:=[.C1989]+0.001" office:value-type="float" office:value="0.987000000000002" calcext:value-type="float">
            <text:p>0.987000000000002</text:p>
          </table:table-cell>
          <table:table-cell office:value-type="float" office:value="-4.76243" calcext:value-type="float">
            <text:p>-4.76243</text:p>
          </table:table-cell>
        </table:table-row>
        <table:table-row table:style-name="ro1">
          <table:table-cell table:number-columns-repeated="2"/>
          <table:table-cell table:formula="of:=[.C1990]+0.001" office:value-type="float" office:value="0.988000000000002" calcext:value-type="float">
            <text:p>0.988000000000002</text:p>
          </table:table-cell>
          <table:table-cell office:value-type="float" office:value="-4.77889" calcext:value-type="float">
            <text:p>-4.77889</text:p>
          </table:table-cell>
        </table:table-row>
        <table:table-row table:style-name="ro1">
          <table:table-cell table:number-columns-repeated="2"/>
          <table:table-cell table:formula="of:=[.C1991]+0.001" office:value-type="float" office:value="0.989000000000002" calcext:value-type="float">
            <text:p>0.989000000000002</text:p>
          </table:table-cell>
          <table:table-cell office:value-type="float" office:value="-4.79543" calcext:value-type="float">
            <text:p>-4.79543</text:p>
          </table:table-cell>
        </table:table-row>
        <table:table-row table:style-name="ro1">
          <table:table-cell table:number-columns-repeated="2"/>
          <table:table-cell table:formula="of:=[.C1992]+0.001" office:value-type="float" office:value="0.990000000000002" calcext:value-type="float">
            <text:p>0.990000000000002</text:p>
          </table:table-cell>
          <table:table-cell office:value-type="float" office:value="-4.81205" calcext:value-type="float">
            <text:p>-4.81205</text:p>
          </table:table-cell>
        </table:table-row>
        <table:table-row table:style-name="ro1">
          <table:table-cell table:number-columns-repeated="2"/>
          <table:table-cell table:formula="of:=[.C1993]+0.001" office:value-type="float" office:value="0.991000000000002" calcext:value-type="float">
            <text:p>0.991000000000002</text:p>
          </table:table-cell>
          <table:table-cell office:value-type="float" office:value="-4.82876" calcext:value-type="float">
            <text:p>-4.82876</text:p>
          </table:table-cell>
        </table:table-row>
        <table:table-row table:style-name="ro1">
          <table:table-cell table:number-columns-repeated="2"/>
          <table:table-cell table:formula="of:=[.C1994]+0.001" office:value-type="float" office:value="0.992000000000002" calcext:value-type="float">
            <text:p>0.992000000000002</text:p>
          </table:table-cell>
          <table:table-cell office:value-type="float" office:value="-4.84555" calcext:value-type="float">
            <text:p>-4.84555</text:p>
          </table:table-cell>
        </table:table-row>
        <table:table-row table:style-name="ro1">
          <table:table-cell table:number-columns-repeated="2"/>
          <table:table-cell table:formula="of:=[.C1995]+0.001" office:value-type="float" office:value="0.993000000000002" calcext:value-type="float">
            <text:p>0.993000000000002</text:p>
          </table:table-cell>
          <table:table-cell office:value-type="float" office:value="-4.86242" calcext:value-type="float">
            <text:p>-4.86242</text:p>
          </table:table-cell>
        </table:table-row>
        <table:table-row table:style-name="ro1">
          <table:table-cell table:number-columns-repeated="2"/>
          <table:table-cell table:formula="of:=[.C1996]+0.001" office:value-type="float" office:value="0.994000000000002" calcext:value-type="float">
            <text:p>0.994000000000002</text:p>
          </table:table-cell>
          <table:table-cell office:value-type="float" office:value="-4.87938" calcext:value-type="float">
            <text:p>-4.87938</text:p>
          </table:table-cell>
        </table:table-row>
        <table:table-row table:style-name="ro1">
          <table:table-cell table:number-columns-repeated="2"/>
          <table:table-cell table:formula="of:=[.C1997]+0.001" office:value-type="float" office:value="0.995000000000002" calcext:value-type="float">
            <text:p>0.995000000000002</text:p>
          </table:table-cell>
          <table:table-cell office:value-type="float" office:value="-4.89642" calcext:value-type="float">
            <text:p>-4.89642</text:p>
          </table:table-cell>
        </table:table-row>
        <table:table-row table:style-name="ro1">
          <table:table-cell table:number-columns-repeated="2"/>
          <table:table-cell table:formula="of:=[.C1998]+0.001" office:value-type="float" office:value="0.996000000000002" calcext:value-type="float">
            <text:p>0.996000000000002</text:p>
          </table:table-cell>
          <table:table-cell office:value-type="float" office:value="-4.91355" calcext:value-type="float">
            <text:p>-4.91355</text:p>
          </table:table-cell>
        </table:table-row>
        <table:table-row table:style-name="ro1">
          <table:table-cell table:number-columns-repeated="2"/>
          <table:table-cell table:formula="of:=[.C1999]+0.001" office:value-type="float" office:value="0.997000000000002" calcext:value-type="float">
            <text:p>0.997000000000002</text:p>
          </table:table-cell>
          <table:table-cell office:value-type="float" office:value="-4.93076" calcext:value-type="float">
            <text:p>-4.93076</text:p>
          </table:table-cell>
        </table:table-row>
        <table:table-row table:style-name="ro1">
          <table:table-cell table:number-columns-repeated="2"/>
          <table:table-cell table:formula="of:=[.C2000]+0.001" office:value-type="float" office:value="0.998000000000002" calcext:value-type="float">
            <text:p>0.998000000000002</text:p>
          </table:table-cell>
          <table:table-cell office:value-type="float" office:value="-4.94806" calcext:value-type="float">
            <text:p>-4.94806</text:p>
          </table:table-cell>
        </table:table-row>
        <table:table-row table:style-name="ro1">
          <table:table-cell table:number-columns-repeated="2"/>
          <table:table-cell table:formula="of:=[.C2001]+0.001" office:value-type="float" office:value="0.999000000000002" calcext:value-type="float">
            <text:p>0.999000000000002</text:p>
          </table:table-cell>
          <table:table-cell office:value-type="float" office:value="-4.96545" calcext:value-type="float">
            <text:p>-4.96545</text:p>
          </table:table-cell>
        </table:table-row>
        <table:table-row table:style-name="ro1">
          <table:table-cell table:number-columns-repeated="2"/>
          <table:table-cell table:formula="of:=[.C2002]+0.001" office:value-type="float" office:value="1" calcext:value-type="float">
            <text:p>1</text:p>
          </table:table-cell>
          <table:table-cell office:value-type="float" office:value="-4.97418" calcext:value-type="float">
            <text:p>-4.97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0:09:43.583007031</meta:creation-date>
    <dc:date>2024-02-17T20:11:38.095756461</dc:date>
    <meta:editing-duration>PT1M54S</meta:editing-duration>
    <meta:editing-cycles>1</meta:editing-cycles>
    <meta:document-statistic meta:table-count="1" meta:cell-count="4002" meta:object-count="0"/>
    <meta:generator>LibreOffice/7.4.7.2$Linux_X86_64 LibreOffice_project/40$Build-2</meta:generator>
  </office:meta>
</office:document-meta>
</file>